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B_5f_Players" style:display-name="DB_Players" style:family="table">
      <style:table-properties style:width="17.59cm" table:align="margins"/>
    </style:style>
    <style:style style:name="DB_5f_Players.A" style:display-name="DB_Players.A" style:family="table-column">
      <style:table-column-properties style:column-width="5.863cm" style:rel-column-width="21845*"/>
    </style:style>
    <style:style style:name="DB_5f_Players.A1" style:display-name="DB_Players.A1" style:family="table-cell">
      <style:table-cell-properties fo:background-color="#729fcf" fo:padding="0.097cm" fo:border="0.05pt solid #2a6099">
        <style:background-image/>
      </style:table-cell-properties>
    </style:style>
    <style:style style:name="DB_5f_Players.A2" style:display-name="DB_Players.A2" style:family="table-cell">
      <style:table-cell-properties fo:background-color="#729fcf" fo:padding="0.097cm" fo:border-left="0.05pt solid #2a6099" fo:border-right="none" fo:border-top="none" fo:border-bottom="0.05pt solid #2a6099">
        <style:background-image/>
      </style:table-cell-properties>
    </style:style>
    <style:style style:name="DB_5f_Players.C2" style:display-name="DB_Players.C2" style:family="table-cell">
      <style:table-cell-properties fo:background-color="#729fcf" fo:padding="0.097cm" fo:border-left="0.05pt solid #2a6099" fo:border-right="0.05pt solid #2a6099" fo:border-top="none" fo:border-bottom="0.05pt solid #2a6099">
        <style:background-image/>
      </style:table-cell-properties>
    </style:style>
    <style:style style:name="MFractions_5f_Config" style:display-name="MFractions_Config" style:family="table">
      <style:table-properties style:width="17.59cm" table:align="margins"/>
    </style:style>
    <style:style style:name="MFractions_5f_Config.A" style:display-name="MFractions_Config.A" style:family="table-column">
      <style:table-column-properties style:column-width="17.59cm" style:rel-column-width="65535*"/>
    </style:style>
    <style:style style:name="MFractions_5f_Config.1" style:display-name="MFractions_Config.1" style:family="table-row">
      <style:table-row-properties style:min-row-height="2.593cm"/>
    </style:style>
    <style:style style:name="MFractions_5f_Config.A1" style:display-name="MFractions_Config.A1" style:family="table-cell">
      <style:table-cell-properties fo:background-color="#e0c2cd" fo:padding="0.097cm" fo:border="0.05pt solid #bf819e">
        <style:background-image/>
      </style:table-cell-properties>
    </style:style>
    <style:style style:name="MFractions_5f_Config.A2" style:display-name="MFractions_Config.A2" style:family="table-cell">
      <style:table-cell-properties fo:background-color="#e0c2cd" fo:padding="0.097cm" fo:border-left="0.05pt solid #bf819e" fo:border-right="0.05pt solid #bf819e" fo:border-top="none" fo:border-bottom="0.05pt solid #bf819e">
        <style:background-image/>
      </style:table-cell-properties>
    </style:style>
    <style:style style:name="Таблица1" style:family="table">
      <style:table-properties style:width="17.59cm" table:align="margins"/>
    </style:style>
    <style:style style:name="Таблица1.A" style:family="table-column">
      <style:table-column-properties style:column-width="17.59cm" style:rel-column-width="65535*"/>
    </style:style>
    <style:style style:name="Таблица1.1" style:family="table-row">
      <style:table-row-properties style:min-row-height="3.096cm"/>
    </style:style>
    <style:style style:name="Таблица1.A1" style:family="table-cell">
      <style:table-cell-properties fo:background-color="#f7d1d5" fo:padding="0.097cm" fo:border="0.05pt solid #000000">
        <style:background-image/>
      </style:table-cell-properties>
    </style:style>
    <style:style style:name="Таблица2" style:family="table">
      <style:table-properties style:width="17.595cm" fo:margin-left="0cm" table:align="left"/>
    </style:style>
    <style:style style:name="Таблица2.A" style:family="table-column">
      <style:table-column-properties style:column-width="8.996cm"/>
    </style:style>
    <style:style style:name="Таблица2.B" style:family="table-column">
      <style:table-column-properties style:column-width="8.599cm"/>
    </style:style>
    <style:style style:name="Таблица2.A1" style:family="table-cell">
      <style:table-cell-properties fo:background-color="#f7d1d5" fo:padding="0.097cm" fo:border-left="0.05pt solid #000000" fo:border-right="none" fo:border-top="0.05pt solid #000000" fo:border-bottom="none">
        <style:background-image/>
      </style:table-cell-properties>
    </style:style>
    <style:style style:name="Таблица2.B1" style:family="table-cell">
      <style:table-cell-properties fo:background-color="#f7d1d5" fo:padding="0.097cm" fo:border-left="none" fo:border-right="0.05pt solid #000000" fo:border-top="0.05pt solid #000000" fo:border-bottom="none">
        <style:background-image/>
      </style:table-cell-properties>
    </style:style>
    <style:style style:name="Таблица2.A2" style:family="table-cell">
      <style:table-cell-properties fo:background-color="#f7d1d5" fo:padding="0.097cm" fo:border-left="0.05pt solid #000000" fo:border-right="none" fo:border-top="none" fo:border-bottom="none">
        <style:background-image/>
      </style:table-cell-properties>
    </style:style>
    <style:style style:name="Таблица2.B2" style:family="table-cell">
      <style:table-cell-properties fo:background-color="#f7d1d5" fo:padding="0.097cm" fo:border-left="none" fo:border-right="0.05pt solid #000000" fo:border-top="none" fo:border-bottom="none">
        <style:background-image/>
      </style:table-cell-properties>
    </style:style>
    <style:style style:name="Таблица2.A3" style:family="table-cell">
      <style:table-cell-properties fo:background-color="#f7d1d5" fo:padding="0.097cm" fo:border-left="0.05pt solid #000000" fo:border-right="none" fo:border-top="none" fo:border-bottom="0.05pt solid #000000">
        <style:background-image/>
      </style:table-cell-properties>
    </style:style>
    <style:style style:name="Таблица2.B3" style:family="table-cell">
      <style:table-cell-properties fo:background-color="#f7d1d5" fo:padding="0.097cm" fo:border-left="none" fo:border-right="0.05pt solid #000000" fo:border-top="none" fo:border-bottom="0.05pt solid #000000">
        <style:background-image/>
      </style:table-cell-properties>
    </style:style>
    <style:style style:name="Таблица5" style:family="table">
      <style:table-properties style:width="17.59cm" table:align="margins"/>
    </style:style>
    <style:style style:name="Таблица5.A" style:family="table-column">
      <style:table-column-properties style:column-width="17.59cm" style:rel-column-width="65535*"/>
    </style:style>
    <style:style style:name="Таблица5.A1" style:family="table-cell">
      <style:table-cell-properties fo:background-color="#f7d1d5" fo:padding="0.097cm" fo:border="0.05pt solid #000000">
        <style:background-image/>
      </style:table-cell-properties>
    </style:style>
    <style:style style:name="Таблица3" style:family="table">
      <style:table-properties style:width="17.59cm" table:align="margins"/>
    </style:style>
    <style:style style:name="Таблица3.A" style:family="table-column">
      <style:table-column-properties style:column-width="8.795cm" style:rel-column-width="32768*"/>
    </style:style>
    <style:style style:name="Таблица3.B" style:family="table-column">
      <style:table-column-properties style:column-width="8.795cm" style:rel-column-width="32767*"/>
    </style:style>
    <style:style style:name="Таблица3.A1" style:family="table-cell">
      <style:table-cell-properties fo:background-color="#f7d1d5" fo:padding="0.097cm" fo:border-left="0.05pt solid #000000" fo:border-right="none" fo:border-top="0.05pt solid #000000" fo:border-bottom="none">
        <style:background-image/>
      </style:table-cell-properties>
    </style:style>
    <style:style style:name="Таблица3.B1" style:family="table-cell">
      <style:table-cell-properties fo:background-color="#f7d1d5" fo:padding="0.097cm" fo:border-left="none" fo:border-right="0.05pt solid #000000" fo:border-top="0.05pt solid #000000" fo:border-bottom="none">
        <style:background-image/>
      </style:table-cell-properties>
    </style:style>
    <style:style style:name="Таблица3.A2" style:family="table-cell">
      <style:table-cell-properties fo:background-color="#f7d1d5" fo:padding="0.097cm" fo:border-left="0.05pt solid #000000" fo:border-right="none" fo:border-top="none" fo:border-bottom="none">
        <style:background-image/>
      </style:table-cell-properties>
    </style:style>
    <style:style style:name="Таблица3.B2" style:family="table-cell">
      <style:table-cell-properties fo:background-color="#f7d1d5" fo:padding="0.097cm" fo:border-left="none" fo:border-right="0.05pt solid #000000" fo:border-top="none" fo:border-bottom="none">
        <style:background-image/>
      </style:table-cell-properties>
    </style:style>
    <style:style style:name="Таблица3.A4" style:family="table-cell">
      <style:table-cell-properties fo:background-color="#f7d1d5" fo:padding="0.097cm" fo:border-left="0.05pt solid #000000" fo:border-right="none" fo:border-top="none" fo:border-bottom="0.05pt solid #000000">
        <style:background-image/>
      </style:table-cell-properties>
    </style:style>
    <style:style style:name="Таблица3.B4" style:family="table-cell">
      <style:table-cell-properties fo:background-color="#f7d1d5" fo:padding="0.097cm" fo:border-left="none" fo:border-right="0.05pt solid #000000" fo:border-top="none" fo:border-bottom="0.05pt solid #000000">
        <style:background-image/>
      </style:table-cell-properties>
    </style:style>
    <style:style style:name="Таблица4" style:family="table">
      <style:table-properties style:width="17.59cm" table:align="margins"/>
    </style:style>
    <style:style style:name="Таблица4.A" style:family="table-column">
      <style:table-column-properties style:column-width="8.795cm" style:rel-column-width="32767*"/>
    </style:style>
    <style:style style:name="Таблица4.B" style:family="table-column">
      <style:table-column-properties style:column-width="8.795cm" style:rel-column-width="32768*"/>
    </style:style>
    <style:style style:name="Таблица4.1" style:family="table-row">
      <style:table-row-properties style:min-row-height="1.296cm"/>
    </style:style>
    <style:style style:name="Таблица4.A1" style:family="table-cell">
      <style:table-cell-properties fo:background-color="#f7d1d5" fo:padding="0.097cm" fo:border="0.05pt solid #000000">
        <style:background-image/>
      </style:table-cell-properties>
    </style:style>
    <style:style style:name="Таблица4.A2" style:family="table-cell">
      <style:table-cell-properties fo:background-color="#f7d1d5" fo:padding="0.097cm" fo:border-left="0.5pt solid #000000" fo:border-right="none" fo:border-top="0.5pt solid #000000" fo:border-bottom="none">
        <style:background-image/>
      </style:table-cell-properties>
    </style:style>
    <style:style style:name="Таблица4.B2" style:family="table-cell">
      <style:table-cell-properties fo:background-color="#f7d1d5" fo:padding="0.097cm" fo:border-left="none" fo:border-right="0.5pt solid #000000" fo:border-top="0.5pt solid #000000" fo:border-bottom="none">
        <style:background-image/>
      </style:table-cell-properties>
    </style:style>
    <style:style style:name="Таблица4.A3" style:family="table-cell">
      <style:table-cell-properties fo:background-color="#f7d1d5" fo:padding="0.097cm" fo:border-left="0.5pt solid #000000" fo:border-right="none" fo:border-top="none" fo:border-bottom="none">
        <style:background-image/>
      </style:table-cell-properties>
    </style:style>
    <style:style style:name="Таблица4.B3" style:family="table-cell">
      <style:table-cell-properties fo:background-color="#f7d1d5" fo:padding="0.097cm" fo:border-left="none" fo:border-right="0.5pt solid #000000" fo:border-top="none" fo:border-bottom="none">
        <style:background-image/>
      </style:table-cell-properties>
    </style:style>
    <style:style style:name="Таблица4.A5" style:family="table-cell">
      <style:table-cell-properties fo:background-color="#f7d1d5" fo:padding="0.097cm" fo:border-left="0.5pt solid #000000" fo:border-right="none" fo:border-top="none" fo:border-bottom="0.5pt solid #000000">
        <style:background-image/>
      </style:table-cell-properties>
    </style:style>
    <style:style style:name="Таблица4.B5" style:family="table-cell">
      <style:table-cell-properties fo:background-color="#f7d1d5" fo:padding="0.097cm" fo:border-left="none" fo:border-right="0.5pt solid #000000" fo:border-top="none" fo:border-bottom="0.5pt solid #000000">
        <style:background-image/>
      </style:table-cell-properties>
    </style:style>
    <style:style style:name="Таблица6" style:family="table">
      <style:table-properties style:width="17.59cm" table:align="margins"/>
    </style:style>
    <style:style style:name="Таблица6.A" style:family="table-column">
      <style:table-column-properties style:column-width="8.795cm" style:rel-column-width="32767*"/>
    </style:style>
    <style:style style:name="Таблица6.B" style:family="table-column">
      <style:table-column-properties style:column-width="8.795cm" style:rel-column-width="32768*"/>
    </style:style>
    <style:style style:name="Таблица6.A1" style:family="table-cell">
      <style:table-cell-properties fo:background-color="#f7d1d5" fo:padding="0.097cm" fo:border-left="0.5pt solid #000000" fo:border-right="none" fo:border-top="0.5pt solid #000000" fo:border-bottom="none">
        <style:background-image/>
      </style:table-cell-properties>
    </style:style>
    <style:style style:name="Таблица6.B1" style:family="table-cell">
      <style:table-cell-properties fo:background-color="#f7d1d5" fo:padding="0.097cm" fo:border-left="none" fo:border-right="0.5pt solid #000000" fo:border-top="0.5pt solid #000000" fo:border-bottom="none">
        <style:background-image/>
      </style:table-cell-properties>
    </style:style>
    <style:style style:name="Таблица6.A2" style:family="table-cell">
      <style:table-cell-properties fo:background-color="#f7d1d5" fo:padding="0.097cm" fo:border-left="0.5pt solid #000000" fo:border-right="none" fo:border-top="none" fo:border-bottom="none">
        <style:background-image/>
      </style:table-cell-properties>
    </style:style>
    <style:style style:name="Таблица6.B2" style:family="table-cell">
      <style:table-cell-properties fo:background-color="#f7d1d5" fo:padding="0.097cm" fo:border-left="none" fo:border-right="0.5pt solid #000000" fo:border-top="none" fo:border-bottom="none">
        <style:background-image/>
      </style:table-cell-properties>
    </style:style>
    <style:style style:name="Таблица6.A4" style:family="table-cell">
      <style:table-cell-properties fo:background-color="#f7d1d5" fo:padding="0.097cm" fo:border-left="0.5pt solid #000000" fo:border-right="none" fo:border-top="none" fo:border-bottom="0.5pt solid #000000">
        <style:background-image/>
      </style:table-cell-properties>
    </style:style>
    <style:style style:name="Таблица6.B4" style:family="table-cell">
      <style:table-cell-properties fo:background-color="#f7d1d5" fo:padding="0.097cm" fo:border-left="none" fo:border-right="0.5pt solid #000000" fo:border-top="none" fo:border-bottom="0.5pt solid #000000">
        <style:background-image/>
      </style:table-cell-properties>
    </style:style>
    <style:style style:name="Таблица7" style:family="table">
      <style:table-properties style:width="17.59cm" table:align="margins"/>
    </style:style>
    <style:style style:name="Таблица7.A" style:family="table-column">
      <style:table-column-properties style:column-width="17.59cm" style:rel-column-width="65535*"/>
    </style:style>
    <style:style style:name="Таблица7.A1" style:family="table-cell">
      <style:table-cell-properties fo:background-color="#f7d1d5" fo:padding="0.097cm" fo:border-left="0.5pt solid #000000" fo:border-right="0.5pt solid #000000" fo:border-top="0.5pt solid #000000" fo:border-bottom="none">
        <style:background-image/>
      </style:table-cell-properties>
    </style:style>
    <style:style style:name="Таблица7.A2" style:family="table-cell">
      <style:table-cell-properties fo:background-color="#f7d1d5" fo:padding="0.097cm" fo:border-left="0.5pt solid #000000" fo:border-right="0.5pt solid #000000" fo:border-top="none" fo:border-bottom="0.5pt solid #000000">
        <style:background-image/>
      </style:table-cell-properties>
    </style:style>
    <style:style style:name="Таблица8" style:family="table">
      <style:table-properties style:width="17.59cm" table:align="margins"/>
    </style:style>
    <style:style style:name="Таблица8.A" style:family="table-column">
      <style:table-column-properties style:column-width="8.795cm" style:rel-column-width="32767*"/>
    </style:style>
    <style:style style:name="Таблица8.B" style:family="table-column">
      <style:table-column-properties style:column-width="8.795cm" style:rel-column-width="32768*"/>
    </style:style>
    <style:style style:name="Таблица8.A1" style:family="table-cell">
      <style:table-cell-properties fo:background-color="#f7d1d5" fo:padding="0.097cm" fo:border-left="0.5pt solid #000000" fo:border-right="none" fo:border-top="0.5pt solid #000000" fo:border-bottom="none">
        <style:background-image/>
      </style:table-cell-properties>
    </style:style>
    <style:style style:name="Таблица8.B1" style:family="table-cell">
      <style:table-cell-properties fo:background-color="#f7d1d5" fo:padding="0.097cm" fo:border-left="none" fo:border-right="0.5pt solid #000000" fo:border-top="0.5pt solid #000000" fo:border-bottom="none">
        <style:background-image/>
      </style:table-cell-properties>
    </style:style>
    <style:style style:name="Таблица8.A2" style:family="table-cell">
      <style:table-cell-properties fo:background-color="#f7d1d5" fo:padding="0.097cm" fo:border-left="0.5pt solid #000000" fo:border-right="none" fo:border-top="none" fo:border-bottom="0.5pt solid #000000">
        <style:background-image/>
      </style:table-cell-properties>
    </style:style>
    <style:style style:name="Таблица8.B2" style:family="table-cell">
      <style:table-cell-properties fo:background-color="#f7d1d5" fo:padding="0.097cm" fo:border-left="none" fo:border-right="0.5pt solid #000000" fo:border-top="none" fo:border-bottom="0.5pt solid #000000">
        <style:background-image/>
      </style:table-cell-properties>
    </style:style>
    <style:style style:name="Таблица9" style:family="table">
      <style:table-properties style:width="17.595cm" fo:margin-left="0cm" table:align="left"/>
    </style:style>
    <style:style style:name="Таблица9.A" style:family="table-column">
      <style:table-column-properties style:column-width="5.689cm"/>
    </style:style>
    <style:style style:name="Таблица9.B" style:family="table-column">
      <style:table-column-properties style:column-width="11.906cm"/>
    </style:style>
    <style:style style:name="Таблица9.A1" style:family="table-cell">
      <style:table-cell-properties fo:background-color="#f7d1d5" fo:padding="0.097cm" fo:border-left="0.5pt solid #000000" fo:border-right="none" fo:border-top="0.5pt solid #000000" fo:border-bottom="none">
        <style:background-image/>
      </style:table-cell-properties>
    </style:style>
    <style:style style:name="Таблица9.B1" style:family="table-cell">
      <style:table-cell-properties fo:background-color="#f7d1d5" fo:padding="0.097cm" fo:border-left="none" fo:border-right="0.5pt solid #000000" fo:border-top="0.5pt solid #000000" fo:border-bottom="none">
        <style:background-image/>
      </style:table-cell-properties>
    </style:style>
    <style:style style:name="Таблица9.A2" style:family="table-cell">
      <style:table-cell-properties fo:background-color="#f7d1d5" fo:padding="0.097cm" fo:border-left="0.5pt solid #000000" fo:border-right="none" fo:border-top="none" fo:border-bottom="none">
        <style:background-image/>
      </style:table-cell-properties>
    </style:style>
    <style:style style:name="Таблица9.B2" style:family="table-cell">
      <style:table-cell-properties fo:background-color="#f7d1d5" fo:padding="0.097cm" fo:border-left="none" fo:border-right="0.5pt solid #000000" fo:border-top="none" fo:border-bottom="none">
        <style:background-image/>
      </style:table-cell-properties>
    </style:style>
    <style:style style:name="Таблица9.A3" style:family="table-cell">
      <style:table-cell-properties fo:background-color="#f7d1d5" fo:padding="0.097cm" fo:border-left="0.5pt solid #000000" fo:border-right="none" fo:border-top="none" fo:border-bottom="0.5pt solid #000000">
        <style:background-image/>
      </style:table-cell-properties>
    </style:style>
    <style:style style:name="Таблица9.B3" style:family="table-cell">
      <style:table-cell-properties fo:background-color="#f7d1d5" fo:padding="0.097cm" fo:border-left="none" fo:border-right="0.5pt solid #000000" fo:border-top="none" fo:border-bottom="0.5pt solid #000000">
        <style:background-image/>
      </style:table-cell-properties>
    </style:style>
    <style:style style:name="Таблица10" style:family="table">
      <style:table-properties style:width="17.59cm" table:align="margins"/>
    </style:style>
    <style:style style:name="Таблица10.A" style:family="table-column">
      <style:table-column-properties style:column-width="17.59cm" style:rel-column-width="65535*"/>
    </style:style>
    <style:style style:name="Таблица10.A1" style:family="table-cell">
      <style:table-cell-properties fo:background-color="#f7d1d5" fo:padding="0.097cm" fo:border-left="0.05pt solid #000000" fo:border-right="0.05pt solid #000000" fo:border-top="0.05pt solid #000000" fo:border-bottom="none">
        <style:background-image/>
      </style:table-cell-properties>
    </style:style>
    <style:style style:name="Таблица10.A2" style:family="table-cell">
      <style:table-cell-properties fo:background-color="#f7d1d5" fo:padding="0.097cm" fo:border-left="0.05pt solid #000000" fo:border-right="0.05pt solid #000000" fo:border-top="none" fo:border-bottom="0.05pt solid #000000">
        <style:background-image/>
      </style:table-cell-properties>
    </style:style>
    <style:style style:name="Таблица11" style:family="table">
      <style:table-properties style:width="17.595cm" fo:margin-left="0cm" table:align="left"/>
    </style:style>
    <style:style style:name="Таблица11.A" style:family="table-column">
      <style:table-column-properties style:column-width="7.805cm"/>
    </style:style>
    <style:style style:name="Таблица11.B" style:family="table-column">
      <style:table-column-properties style:column-width="9.79cm"/>
    </style:style>
    <style:style style:name="Таблица11.A1" style:family="table-cell">
      <style:table-cell-properties fo:background-color="#f7d1d5" fo:padding="0.097cm" fo:border-left="0.5pt solid #000000" fo:border-right="none" fo:border-top="0.5pt solid #000000" fo:border-bottom="none">
        <style:background-image/>
      </style:table-cell-properties>
    </style:style>
    <style:style style:name="Таблица11.B1" style:family="table-cell">
      <style:table-cell-properties fo:background-color="#f7d1d5" fo:padding="0.097cm" fo:border-left="none" fo:border-right="0.5pt solid #000000" fo:border-top="0.5pt solid #000000" fo:border-bottom="none">
        <style:background-image/>
      </style:table-cell-properties>
    </style:style>
    <style:style style:name="Таблица11.A2" style:family="table-cell">
      <style:table-cell-properties fo:background-color="#f7d1d5" fo:padding="0.097cm" fo:border-left="0.5pt solid #000000" fo:border-right="none" fo:border-top="none" fo:border-bottom="none">
        <style:background-image/>
      </style:table-cell-properties>
    </style:style>
    <style:style style:name="Таблица11.B2" style:family="table-cell">
      <style:table-cell-properties fo:background-color="#f7d1d5" fo:padding="0.097cm" fo:border-left="none" fo:border-right="0.5pt solid #000000" fo:border-top="none" fo:border-bottom="none">
        <style:background-image/>
      </style:table-cell-properties>
    </style:style>
    <style:style style:name="Таблица11.A4" style:family="table-cell">
      <style:table-cell-properties fo:background-color="#f7d1d5" fo:padding="0.097cm" fo:border-left="0.5pt solid #000000" fo:border-right="none" fo:border-top="none" fo:border-bottom="0.5pt solid #000000">
        <style:background-image/>
      </style:table-cell-properties>
    </style:style>
    <style:style style:name="Таблица11.B4" style:family="table-cell">
      <style:table-cell-properties fo:background-color="#f7d1d5" fo:padding="0.097cm" fo:border-left="none" fo:border-right="0.5pt solid #000000" fo:border-top="none" fo:border-bottom="0.5pt solid #000000">
        <style:background-image/>
      </style:table-cell-properties>
    </style:style>
    <style:style style:name="Таблица12" style:family="table">
      <style:table-properties style:width="17.595cm" fo:margin-left="0cm" table:align="left"/>
    </style:style>
    <style:style style:name="Таблица12.A" style:family="table-column">
      <style:table-column-properties style:column-width="7.488cm"/>
    </style:style>
    <style:style style:name="Таблица12.B" style:family="table-column">
      <style:table-column-properties style:column-width="10.107cm"/>
    </style:style>
    <style:style style:name="Таблица12.1" style:family="table-row">
      <style:table-row-properties style:min-row-height="0.503cm"/>
    </style:style>
    <style:style style:name="Таблица12.A1" style:family="table-cell">
      <style:table-cell-properties fo:background-color="#f7d1d5" fo:padding="0.097cm" fo:border-left="0.5pt solid #000000" fo:border-right="none" fo:border-top="0.5pt solid #000000" fo:border-bottom="none">
        <style:background-image/>
      </style:table-cell-properties>
    </style:style>
    <style:style style:name="Таблица12.B1" style:family="table-cell">
      <style:table-cell-properties fo:background-color="#f7d1d5" fo:padding="0.097cm" fo:border-left="none" fo:border-right="0.5pt solid #000000" fo:border-top="0.5pt solid #000000" fo:border-bottom="none">
        <style:background-image/>
      </style:table-cell-properties>
    </style:style>
    <style:style style:name="Таблица12.A2" style:family="table-cell">
      <style:table-cell-properties fo:background-color="#f7d1d5" fo:padding="0.097cm" fo:border-left="0.5pt solid #000000" fo:border-right="none" fo:border-top="none" fo:border-bottom="none">
        <style:background-image/>
      </style:table-cell-properties>
    </style:style>
    <style:style style:name="Таблица12.B2" style:family="table-cell">
      <style:table-cell-properties fo:background-color="#f7d1d5" fo:padding="0.097cm" fo:border-left="none" fo:border-right="0.5pt solid #000000" fo:border-top="none" fo:border-bottom="none">
        <style:background-image/>
      </style:table-cell-properties>
    </style:style>
    <style:style style:name="Таблица12.A3" style:family="table-cell">
      <style:table-cell-properties fo:background-color="#f7d1d5" fo:padding="0.097cm" fo:border-left="0.5pt solid #000000" fo:border-right="none" fo:border-top="none" fo:border-bottom="0.5pt solid #000000">
        <style:background-image/>
      </style:table-cell-properties>
    </style:style>
    <style:style style:name="Таблица12.B3" style:family="table-cell">
      <style:table-cell-properties fo:background-color="#f7d1d5" fo:padding="0.097cm" fo:border-left="none" fo:border-right="0.5pt solid #000000" fo:border-top="none" fo:border-bottom="0.5pt solid #000000">
        <style:background-image/>
      </style:table-cell-properties>
    </style:style>
    <style:style style:name="Таблица13" style:family="table">
      <style:table-properties style:width="17.595cm" fo:margin-left="0cm" table:align="left"/>
    </style:style>
    <style:style style:name="Таблица13.A" style:family="table-column">
      <style:table-column-properties style:column-width="8.493cm"/>
    </style:style>
    <style:style style:name="Таблица13.B" style:family="table-column">
      <style:table-column-properties style:column-width="9.102cm"/>
    </style:style>
    <style:style style:name="Таблица13.A1" style:family="table-cell">
      <style:table-cell-properties fo:background-color="#f7d1d5" fo:padding="0.097cm" fo:border-left="0.5pt solid #000000" fo:border-right="none" fo:border-top="0.5pt solid #000000" fo:border-bottom="none">
        <style:background-image/>
      </style:table-cell-properties>
    </style:style>
    <style:style style:name="Таблица13.B1" style:family="table-cell">
      <style:table-cell-properties fo:background-color="#f7d1d5" fo:padding="0.097cm" fo:border-left="none" fo:border-right="0.5pt solid #000000" fo:border-top="0.5pt solid #000000" fo:border-bottom="none">
        <style:background-image/>
      </style:table-cell-properties>
    </style:style>
    <style:style style:name="Таблица13.A2" style:family="table-cell">
      <style:table-cell-properties fo:background-color="#f7d1d5" fo:padding="0.097cm" fo:border-left="0.5pt solid #000000" fo:border-right="none" fo:border-top="none" fo:border-bottom="none">
        <style:background-image/>
      </style:table-cell-properties>
    </style:style>
    <style:style style:name="Таблица13.B2" style:family="table-cell">
      <style:table-cell-properties fo:background-color="#f7d1d5" fo:padding="0.097cm" fo:border-left="none" fo:border-right="0.5pt solid #000000" fo:border-top="none" fo:border-bottom="none">
        <style:background-image/>
      </style:table-cell-properties>
    </style:style>
    <style:style style:name="Таблица13.A4" style:family="table-cell">
      <style:table-cell-properties fo:background-color="#f7d1d5" fo:padding="0.097cm" fo:border-left="0.5pt solid #000000" fo:border-right="none" fo:border-top="none" fo:border-bottom="0.5pt solid #000000">
        <style:background-image/>
      </style:table-cell-properties>
    </style:style>
    <style:style style:name="Таблица13.B4" style:family="table-cell">
      <style:table-cell-properties fo:background-color="#f7d1d5" fo:padding="0.097cm" fo:border-left="none" fo:border-right="0.5pt solid #000000" fo:border-top="none" fo:border-bottom="0.5pt solid #000000">
        <style:background-image/>
      </style:table-cell-properties>
    </style:style>
    <style:style style:name="Таблица14" style:family="table">
      <style:table-properties style:width="17.595cm" fo:margin-left="0cm" table:align="left"/>
    </style:style>
    <style:style style:name="Таблица14.A" style:family="table-column">
      <style:table-column-properties style:column-width="8.599cm"/>
    </style:style>
    <style:style style:name="Таблица14.B" style:family="table-column">
      <style:table-column-properties style:column-width="8.996cm"/>
    </style:style>
    <style:style style:name="Таблица14.A1" style:family="table-cell">
      <style:table-cell-properties fo:background-color="#f7d1d5" fo:padding="0.097cm" fo:border-left="0.5pt solid #ec9ba4" fo:border-right="none" fo:border-top="0.5pt solid #ec9ba4" fo:border-bottom="none">
        <style:background-image/>
      </style:table-cell-properties>
    </style:style>
    <style:style style:name="Таблица14.B1" style:family="table-cell">
      <style:table-cell-properties fo:background-color="#f7d1d5" fo:padding="0.097cm" fo:border-left="none" fo:border-right="0.5pt solid #ec9ba4" fo:border-top="0.5pt solid #ec9ba4" fo:border-bottom="none">
        <style:background-image/>
      </style:table-cell-properties>
    </style:style>
    <style:style style:name="Таблица14.A2" style:family="table-cell">
      <style:table-cell-properties fo:background-color="#f7d1d5" fo:padding="0.097cm" fo:border-left="0.5pt solid #ec9ba4" fo:border-right="none" fo:border-top="none" fo:border-bottom="none">
        <style:background-image/>
      </style:table-cell-properties>
    </style:style>
    <style:style style:name="Таблица14.B2" style:family="table-cell">
      <style:table-cell-properties fo:background-color="#f7d1d5" fo:padding="0.097cm" fo:border-left="none" fo:border-right="0.5pt solid #ec9ba4" fo:border-top="none" fo:border-bottom="none">
        <style:background-image/>
      </style:table-cell-properties>
    </style:style>
    <style:style style:name="Таблица14.A5" style:family="table-cell">
      <style:table-cell-properties fo:background-color="#f7d1d5" fo:padding="0.097cm" fo:border-left="0.5pt solid #ec9ba4" fo:border-right="none" fo:border-top="none" fo:border-bottom="0.5pt solid #ec9ba4">
        <style:background-image/>
      </style:table-cell-properties>
    </style:style>
    <style:style style:name="Таблица14.B5" style:family="table-cell">
      <style:table-cell-properties fo:background-color="#f7d1d5" fo:padding="0.097cm" fo:border-left="none" fo:border-right="0.5pt solid #ec9ba4" fo:border-top="none" fo:border-bottom="0.5pt solid #ec9ba4">
        <style:background-image/>
      </style:table-cell-properties>
    </style:style>
    <style:style style:name="Таблица15" style:family="table">
      <style:table-properties style:width="17.595cm" fo:margin-left="0cm" table:align="left"/>
    </style:style>
    <style:style style:name="Таблица15.A" style:family="table-column">
      <style:table-column-properties style:column-width="5.9cm"/>
    </style:style>
    <style:style style:name="Таблица15.B" style:family="table-column">
      <style:table-column-properties style:column-width="11.695cm"/>
    </style:style>
    <style:style style:name="Таблица15.A1" style:family="table-cell">
      <style:table-cell-properties fo:background-color="#f7d1d5" fo:padding="0.097cm" fo:border-left="0.5pt solid #ec9ba4" fo:border-right="none" fo:border-top="0.5pt solid #ec9ba4" fo:border-bottom="0.5pt solid #ec9ba4">
        <style:background-image/>
      </style:table-cell-properties>
    </style:style>
    <style:style style:name="Таблица15.B1" style:family="table-cell">
      <style:table-cell-properties fo:background-color="#f7d1d5" fo:padding="0.097cm" fo:border-left="none" fo:border-right="0.5pt solid #ec9ba4" fo:border-top="0.5pt solid #ec9ba4" fo:border-bottom="0.5pt solid #ec9ba4">
        <style:background-image/>
      </style:table-cell-properties>
    </style:style>
    <style:style style:name="Таблица16" style:family="table">
      <style:table-properties style:width="17.595cm" fo:margin-left="0cm" table:align="left"/>
    </style:style>
    <style:style style:name="Таблица16.A" style:family="table-column">
      <style:table-column-properties style:column-width="4.71cm"/>
    </style:style>
    <style:style style:name="Таблица16.B" style:family="table-column">
      <style:table-column-properties style:column-width="12.885cm"/>
    </style:style>
    <style:style style:name="Таблица16.A1" style:family="table-cell">
      <style:table-cell-properties fo:background-color="transparent" fo:padding="0.097cm" fo:border-left="0.5pt solid #ec9ba4" fo:border-right="0.5pt solid #ec9ba4" fo:border-top="0.5pt solid #ec9ba4" fo:border-bottom="none">
        <style:background-image/>
      </style:table-cell-properties>
    </style:style>
    <style:style style:name="Таблица16.A2" style:family="table-cell">
      <style:table-cell-properties fo:background-color="transparent" fo:padding="0.097cm" fo:border-left="0.5pt solid #ec9ba4" fo:border-right="none" fo:border-top="none" fo:border-bottom="none">
        <style:background-image/>
      </style:table-cell-properties>
    </style:style>
    <style:style style:name="Таблица16.B2" style:family="table-cell">
      <style:table-cell-properties fo:background-color="transparent" fo:padding="0.097cm" fo:border-left="none" fo:border-right="0.5pt solid #ec9ba4" fo:border-top="none" fo:border-bottom="none">
        <style:background-image/>
      </style:table-cell-properties>
    </style:style>
    <style:style style:name="Таблица16.A3" style:family="table-cell">
      <style:table-cell-properties fo:background-color="#f7d1d5" fo:padding="0.097cm" fo:border-left="0.5pt solid #ec9ba4" fo:border-right="none" fo:border-top="none" fo:border-bottom="none">
        <style:background-image/>
      </style:table-cell-properties>
    </style:style>
    <style:style style:name="Таблица16.B3" style:family="table-cell">
      <style:table-cell-properties fo:background-color="#f7d1d5" fo:padding="0.097cm" fo:border-left="none" fo:border-right="0.5pt solid #ec9ba4" fo:border-top="none" fo:border-bottom="none">
        <style:background-image/>
      </style:table-cell-properties>
    </style:style>
    <style:style style:name="Таблица16.A4" style:family="table-cell">
      <style:table-cell-properties fo:background-color="#f7d1d5" fo:padding="0.097cm" fo:border-left="0.5pt solid #ec9ba4" fo:border-right="none" fo:border-top="none" fo:border-bottom="0.5pt solid #ec9ba4">
        <style:background-image/>
      </style:table-cell-properties>
    </style:style>
    <style:style style:name="Таблица16.B4" style:family="table-cell">
      <style:table-cell-properties fo:background-color="#f7d1d5" fo:padding="0.097cm" fo:border-left="none" fo:border-right="0.5pt solid #ec9ba4" fo:border-top="none" fo:border-bottom="0.5pt solid #ec9ba4">
        <style:background-image/>
      </style:table-cell-properties>
    </style:style>
    <style:style style:name="Таблица17" style:family="table">
      <style:table-properties style:width="17.595cm" fo:margin-left="0cm" table:align="left"/>
    </style:style>
    <style:style style:name="Таблица17.A" style:family="table-column">
      <style:table-column-properties style:column-width="4.71cm"/>
    </style:style>
    <style:style style:name="Таблица17.B" style:family="table-column">
      <style:table-column-properties style:column-width="12.885cm"/>
    </style:style>
    <style:style style:name="Таблица17.A1" style:family="table-cell">
      <style:table-cell-properties fo:background-color="transparent" fo:padding="0.097cm" fo:border-left="0.5pt solid #ec9ba4" fo:border-right="0.5pt solid #ec9ba4" fo:border-top="0.5pt solid #ec9ba4" fo:border-bottom="none">
        <style:background-image/>
      </style:table-cell-properties>
    </style:style>
    <style:style style:name="Таблица17.A2" style:family="table-cell">
      <style:table-cell-properties fo:background-color="transparent" fo:padding="0.097cm" fo:border-left="0.5pt solid #ec9ba4" fo:border-right="none" fo:border-top="none" fo:border-bottom="none">
        <style:background-image/>
      </style:table-cell-properties>
    </style:style>
    <style:style style:name="Таблица17.B2" style:family="table-cell">
      <style:table-cell-properties fo:background-color="transparent" fo:padding="0.097cm" fo:border-left="none" fo:border-right="0.5pt solid #ec9ba4" fo:border-top="none" fo:border-bottom="none">
        <style:background-image/>
      </style:table-cell-properties>
    </style:style>
    <style:style style:name="Таблица17.A3" style:family="table-cell">
      <style:table-cell-properties fo:background-color="#f7d1d5" fo:padding="0.097cm" fo:border-left="0.5pt solid #ec9ba4" fo:border-right="none" fo:border-top="none" fo:border-bottom="none">
        <style:background-image/>
      </style:table-cell-properties>
    </style:style>
    <style:style style:name="Таблица17.B3" style:family="table-cell">
      <style:table-cell-properties fo:background-color="#f7d1d5" fo:padding="0.097cm" fo:border-left="none" fo:border-right="0.5pt solid #ec9ba4" fo:border-top="none" fo:border-bottom="none">
        <style:background-image/>
      </style:table-cell-properties>
    </style:style>
    <style:style style:name="Таблица17.A4" style:family="table-cell">
      <style:table-cell-properties fo:background-color="#f7d1d5" fo:padding="0.097cm" fo:border-left="0.5pt solid #ec9ba4" fo:border-right="none" fo:border-top="none" fo:border-bottom="0.5pt solid #ec9ba4">
        <style:background-image/>
      </style:table-cell-properties>
    </style:style>
    <style:style style:name="Таблица17.B4" style:family="table-cell">
      <style:table-cell-properties fo:background-color="#f7d1d5" fo:padding="0.097cm" fo:border-left="none" fo:border-right="0.5pt solid #ec9ba4" fo:border-top="none" fo:border-bottom="0.5pt solid #ec9ba4">
        <style:background-image/>
      </style:table-cell-properties>
    </style:style>
    <style:style style:name="Таблица18" style:family="table">
      <style:table-properties style:width="17.595cm" fo:margin-left="0cm" table:align="left"/>
    </style:style>
    <style:style style:name="Таблица18.A" style:family="table-column">
      <style:table-column-properties style:column-width="7.197cm"/>
    </style:style>
    <style:style style:name="Таблица18.B" style:family="table-column">
      <style:table-column-properties style:column-width="10.398cm"/>
    </style:style>
    <style:style style:name="Таблица18.A1" style:family="table-cell">
      <style:table-cell-properties fo:background-color="#f7d1d5" fo:padding="0.097cm" fo:border-left="0.5pt solid #ec9ba4" fo:border-right="none" fo:border-top="0.5pt solid #ec9ba4" fo:border-bottom="none">
        <style:background-image/>
      </style:table-cell-properties>
    </style:style>
    <style:style style:name="Таблица18.B1" style:family="table-cell">
      <style:table-cell-properties fo:background-color="#f7d1d5" fo:padding="0.097cm" fo:border-left="none" fo:border-right="0.5pt solid #ec9ba4" fo:border-top="0.5pt solid #ec9ba4" fo:border-bottom="none">
        <style:background-image/>
      </style:table-cell-properties>
    </style:style>
    <style:style style:name="Таблица18.A2" style:family="table-cell">
      <style:table-cell-properties fo:background-color="#f7d1d5" fo:padding="0.097cm" fo:border-left="0.5pt solid #ec9ba4" fo:border-right="none" fo:border-top="none" fo:border-bottom="none">
        <style:background-image/>
      </style:table-cell-properties>
    </style:style>
    <style:style style:name="Таблица18.B2" style:family="table-cell">
      <style:table-cell-properties fo:background-color="#f7d1d5" fo:padding="0.097cm" fo:border-left="none" fo:border-right="0.5pt solid #ec9ba4" fo:border-top="none" fo:border-bottom="none">
        <style:background-image/>
      </style:table-cell-properties>
    </style:style>
    <style:style style:name="Таблица18.A6" style:family="table-cell">
      <style:table-cell-properties fo:background-color="#f7d1d5" fo:padding="0.097cm" fo:border-left="0.5pt solid #ec9ba4" fo:border-right="none" fo:border-top="none" fo:border-bottom="0.5pt solid #ec9ba4">
        <style:background-image/>
      </style:table-cell-properties>
    </style:style>
    <style:style style:name="Таблица18.B6" style:family="table-cell">
      <style:table-cell-properties fo:background-color="#f7d1d5" fo:padding="0.097cm" fo:border-left="none" fo:border-right="0.5pt solid #ec9ba4" fo:border-top="none" fo:border-bottom="0.5pt solid #ec9ba4">
        <style:background-image/>
      </style:table-cell-properties>
    </style:style>
    <style:style style:name="Таблица19" style:family="table">
      <style:table-properties style:width="17.59cm" table:align="margins"/>
    </style:style>
    <style:style style:name="Таблица19.A" style:family="table-column">
      <style:table-column-properties style:column-width="17.59cm" style:rel-column-width="65535*"/>
    </style:style>
    <style:style style:name="Таблица19.A1" style:family="table-cell">
      <style:table-cell-properties fo:background-color="#f7d1d5" fo:padding="0.097cm" fo:border-left="0.5pt solid #ec9ba4" fo:border-right="0.5pt solid #ec9ba4" fo:border-top="0.5pt solid #ec9ba4" fo:border-bottom="none">
        <style:background-image/>
      </style:table-cell-properties>
    </style:style>
    <style:style style:name="Таблица19.A2" style:family="table-cell">
      <style:table-cell-properties fo:background-color="#f7d1d5" fo:padding="0.097cm" fo:border-left="0.5pt solid #ec9ba4" fo:border-right="0.5pt solid #ec9ba4" fo:border-top="none" fo:border-bottom="none">
        <style:background-image/>
      </style:table-cell-properties>
    </style:style>
    <style:style style:name="Таблица19.A5" style:family="table-cell">
      <style:table-cell-properties fo:background-color="#f7d1d5" fo:padding="0.097cm" fo:border-left="0.5pt solid #ec9ba4" fo:border-right="0.5pt solid #ec9ba4" fo:border-top="none" fo:border-bottom="0.5pt solid #ec9ba4">
        <style:background-image/>
      </style:table-cell-properties>
    </style:style>
    <style:style style:name="Таблица20" style:family="table">
      <style:table-properties style:width="17.595cm" fo:margin-left="0cm" table:align="left"/>
    </style:style>
    <style:style style:name="Таблица20.A" style:family="table-column">
      <style:table-column-properties style:column-width="3.493cm"/>
    </style:style>
    <style:style style:name="Таблица20.B" style:family="table-column">
      <style:table-column-properties style:column-width="14.102cm"/>
    </style:style>
    <style:style style:name="Таблица20.A1" style:family="table-cell">
      <style:table-cell-properties fo:background-color="#f7d1d5" fo:padding="0.097cm" fo:border-left="0.5pt solid #ec9ba4" fo:border-right="none" fo:border-top="0.5pt solid #ec9ba4" fo:border-bottom="none">
        <style:background-image/>
      </style:table-cell-properties>
    </style:style>
    <style:style style:name="Таблица20.B1" style:family="table-cell">
      <style:table-cell-properties fo:background-color="#f7d1d5" fo:padding="0.097cm" fo:border-left="none" fo:border-right="0.5pt solid #ec9ba4" fo:border-top="0.5pt solid #ec9ba4" fo:border-bottom="none">
        <style:background-image/>
      </style:table-cell-properties>
    </style:style>
    <style:style style:name="Таблица20.A2" style:family="table-cell">
      <style:table-cell-properties fo:background-color="#f7d1d5" fo:padding="0.097cm" fo:border-left="0.5pt solid #ec9ba4" fo:border-right="none" fo:border-top="none" fo:border-bottom="none">
        <style:background-image/>
      </style:table-cell-properties>
    </style:style>
    <style:style style:name="Таблица20.B2" style:family="table-cell">
      <style:table-cell-properties fo:background-color="#f7d1d5" fo:padding="0.097cm" fo:border-left="none" fo:border-right="0.5pt solid #ec9ba4" fo:border-top="none" fo:border-bottom="none">
        <style:background-image/>
      </style:table-cell-properties>
    </style:style>
    <style:style style:name="Таблица20.A5" style:family="table-cell">
      <style:table-cell-properties fo:background-color="#f7d1d5" fo:padding="0.097cm" fo:border-left="0.5pt solid #ec9ba4" fo:border-right="none" fo:border-top="none" fo:border-bottom="0.5pt solid #ec9ba4">
        <style:background-image/>
      </style:table-cell-properties>
    </style:style>
    <style:style style:name="Таблица20.B5" style:family="table-cell">
      <style:table-cell-properties fo:background-color="#f7d1d5" fo:padding="0.097cm" fo:border-left="none" fo:border-right="0.5pt solid #ec9ba4" fo:border-top="none" fo:border-bottom="0.5pt solid #ec9ba4">
        <style:background-image/>
      </style:table-cell-properties>
    </style:style>
    <style:style style:name="Таблица21" style:family="table">
      <style:table-properties style:width="17.595cm" fo:margin-left="0cm" table:align="left"/>
    </style:style>
    <style:style style:name="Таблица21.A" style:family="table-column">
      <style:table-column-properties style:column-width="7.594cm"/>
    </style:style>
    <style:style style:name="Таблица21.B" style:family="table-column">
      <style:table-column-properties style:column-width="10.001cm"/>
    </style:style>
    <style:style style:name="Таблица21.A1" style:family="table-cell">
      <style:table-cell-properties fo:background-color="#ffd7d7" fo:padding="0.097cm" fo:border-left="0.5pt solid #ec9ba4" fo:border-right="none" fo:border-top="0.5pt solid #ec9ba4" fo:border-bottom="none">
        <style:background-image/>
      </style:table-cell-properties>
    </style:style>
    <style:style style:name="Таблица21.B1" style:family="table-cell">
      <style:table-cell-properties fo:background-color="#ffd7d7" fo:padding="0.097cm" fo:border-left="none" fo:border-right="0.5pt solid #ec9ba4" fo:border-top="0.5pt solid #ec9ba4" fo:border-bottom="none">
        <style:background-image/>
      </style:table-cell-properties>
    </style:style>
    <style:style style:name="Таблица21.A2" style:family="table-cell">
      <style:table-cell-properties fo:background-color="#ffd7d7" fo:padding="0.097cm" fo:border-left="0.5pt solid #ec9ba4" fo:border-right="none" fo:border-top="none" fo:border-bottom="none">
        <style:background-image/>
      </style:table-cell-properties>
    </style:style>
    <style:style style:name="Таблица21.B2" style:family="table-cell">
      <style:table-cell-properties fo:background-color="#ffd7d7" fo:padding="0.097cm" fo:border-left="none" fo:border-right="0.5pt solid #ec9ba4" fo:border-top="none" fo:border-bottom="none">
        <style:background-image/>
      </style:table-cell-properties>
    </style:style>
    <style:style style:name="Таблица21.A7" style:family="table-cell">
      <style:table-cell-properties fo:background-color="#ffd7d7" fo:padding="0.097cm" fo:border-left="0.5pt solid #ec9ba4" fo:border-right="none" fo:border-top="none" fo:border-bottom="0.5pt solid #ec9ba4">
        <style:background-image/>
      </style:table-cell-properties>
    </style:style>
    <style:style style:name="Таблица21.B7" style:family="table-cell">
      <style:table-cell-properties fo:background-color="#ffd7d7" fo:padding="0.097cm" fo:border-left="none" fo:border-right="0.5pt solid #ec9ba4" fo:border-top="none" fo:border-bottom="0.5pt solid #ec9ba4">
        <style:background-image/>
      </style:table-cell-properties>
    </style:style>
    <style:style style:name="Таблица22" style:family="table">
      <style:table-properties style:width="17.59cm" table:align="margins"/>
    </style:style>
    <style:style style:name="Таблица22.A" style:family="table-column">
      <style:table-column-properties style:column-width="17.59cm" style:rel-column-width="65535*"/>
    </style:style>
    <style:style style:name="Таблица22.A1" style:family="table-cell">
      <style:table-cell-properties fo:background-color="#e0c2cd" fo:padding="0.097cm" fo:border="0.5pt solid #bf819e">
        <style:background-image/>
      </style:table-cell-properties>
    </style:style>
    <style:style style:name="Таблица22.A2" style:family="table-cell">
      <style:table-cell-properties fo:background-color="#e0c2cd" fo:padding="0.097cm" fo:border-left="0.5pt solid #bf819e" fo:border-right="0.5pt solid #bf819e" fo:border-top="none" fo:border-bottom="0.5pt solid #bf819e">
        <style:background-image/>
      </style:table-cell-properties>
    </style:style>
    <style:style style:name="Таблица25" style:family="table">
      <style:table-properties style:width="17.595cm" fo:margin-left="0cm" table:align="left"/>
    </style:style>
    <style:style style:name="Таблица25.A" style:family="table-column">
      <style:table-column-properties style:column-width="4.71cm"/>
    </style:style>
    <style:style style:name="Таблица25.B" style:family="table-column">
      <style:table-column-properties style:column-width="12.885cm"/>
    </style:style>
    <style:style style:name="Таблица25.A1" style:family="table-cell">
      <style:table-cell-properties fo:background-color="#ffffff" fo:padding="0.097cm" fo:border-left="0.5pt solid #ec9ba4" fo:border-right="0.5pt solid #ec9ba4" fo:border-top="0.5pt solid #ec9ba4" fo:border-bottom="none">
        <style:background-image/>
      </style:table-cell-properties>
    </style:style>
    <style:style style:name="Таблица25.A2" style:family="table-cell">
      <style:table-cell-properties fo:background-color="#f7d1d5" fo:padding="0.097cm" fo:border-left="0.5pt solid #ec9ba4" fo:border-right="none" fo:border-top="0.5pt solid #ec9ba4" fo:border-bottom="none">
        <style:background-image/>
      </style:table-cell-properties>
    </style:style>
    <style:style style:name="Таблица25.B2" style:family="table-cell">
      <style:table-cell-properties fo:background-color="#f7d1d5" fo:padding="0.097cm" fo:border-left="none" fo:border-right="0.5pt solid #ec9ba4" fo:border-top="0.5pt solid #ec9ba4" fo:border-bottom="none">
        <style:background-image/>
      </style:table-cell-properties>
    </style:style>
    <style:style style:name="Таблица25.A3" style:family="table-cell">
      <style:table-cell-properties fo:background-color="#f7d1d5" fo:padding="0.097cm" fo:border-left="0.5pt solid #ec9ba4" fo:border-right="none" fo:border-top="none" fo:border-bottom="none">
        <style:background-image/>
      </style:table-cell-properties>
    </style:style>
    <style:style style:name="Таблица25.B3" style:family="table-cell">
      <style:table-cell-properties fo:background-color="#f7d1d5" fo:padding="0.097cm" fo:border-left="none" fo:border-right="0.5pt solid #ec9ba4" fo:border-top="none" fo:border-bottom="none">
        <style:background-image/>
      </style:table-cell-properties>
    </style:style>
    <style:style style:name="Таблица25.A8" style:family="table-cell">
      <style:table-cell-properties fo:background-color="#f7d1d5" fo:padding="0.097cm" fo:border-left="0.5pt solid #ec9ba4" fo:border-right="none" fo:border-top="none" fo:border-bottom="0.5pt solid #ec9ba4">
        <style:background-image/>
      </style:table-cell-properties>
    </style:style>
    <style:style style:name="Таблица25.B8" style:family="table-cell">
      <style:table-cell-properties fo:background-color="#f7d1d5" fo:padding="0.097cm" fo:border-left="none" fo:border-right="0.5pt solid #ec9ba4" fo:border-top="none" fo:border-bottom="0.5pt solid #ec9ba4">
        <style:background-image/>
      </style:table-cell-properties>
    </style:style>
    <style:style style:name="Таблица26" style:family="table">
      <style:table-properties style:width="17.595cm" fo:margin-left="0cm" table:align="left"/>
    </style:style>
    <style:style style:name="Таблица26.A" style:family="table-column">
      <style:table-column-properties style:column-width="6.906cm"/>
    </style:style>
    <style:style style:name="Таблица26.B" style:family="table-column">
      <style:table-column-properties style:column-width="10.689cm"/>
    </style:style>
    <style:style style:name="Таблица26.A1" style:family="table-cell">
      <style:table-cell-properties fo:background-color="#ffffff" fo:padding="0.097cm" fo:border-left="0.5pt solid #ec9ba4" fo:border-right="0.5pt solid #ec9ba4" fo:border-top="0.5pt solid #ec9ba4" fo:border-bottom="none">
        <style:background-image/>
      </style:table-cell-properties>
    </style:style>
    <style:style style:name="Таблица26.A2" style:family="table-cell">
      <style:table-cell-properties fo:background-color="#f7d1d5" fo:padding="0.097cm" fo:border-left="0.5pt solid #ec9ba4" fo:border-right="none" fo:border-top="0.5pt solid #ec9ba4" fo:border-bottom="none">
        <style:background-image/>
      </style:table-cell-properties>
    </style:style>
    <style:style style:name="Таблица26.B2" style:family="table-cell">
      <style:table-cell-properties fo:background-color="#f7d1d5" fo:padding="0.097cm" fo:border-left="none" fo:border-right="0.5pt solid #ec9ba4" fo:border-top="0.5pt solid #ec9ba4" fo:border-bottom="none">
        <style:background-image/>
      </style:table-cell-properties>
    </style:style>
    <style:style style:name="Таблица26.A3" style:family="table-cell">
      <style:table-cell-properties fo:background-color="#f7d1d5" fo:padding="0.097cm" fo:border-left="0.5pt solid #ec9ba4" fo:border-right="none" fo:border-top="none" fo:border-bottom="none">
        <style:background-image/>
      </style:table-cell-properties>
    </style:style>
    <style:style style:name="Таблица26.B3" style:family="table-cell">
      <style:table-cell-properties fo:background-color="#f7d1d5" fo:padding="0.097cm" fo:border-left="none" fo:border-right="0.5pt solid #ec9ba4" fo:border-top="none" fo:border-bottom="none">
        <style:background-image/>
      </style:table-cell-properties>
    </style:style>
    <style:style style:name="Таблица26.A7" style:family="table-cell">
      <style:table-cell-properties fo:background-color="#f7d1d5" fo:padding="0.097cm" fo:border-left="0.5pt solid #ec9ba4" fo:border-right="none" fo:border-top="none" fo:border-bottom="0.5pt solid #ec9ba4">
        <style:background-image/>
      </style:table-cell-properties>
    </style:style>
    <style:style style:name="Таблица26.B7" style:family="table-cell">
      <style:table-cell-properties fo:background-color="#f7d1d5" fo:padding="0.097cm" fo:border-left="none" fo:border-right="0.5pt solid #ec9ba4" fo:border-top="none" fo:border-bottom="0.5pt solid #ec9ba4">
        <style:background-image/>
      </style:table-cell-properties>
    </style:style>
    <style:style style:name="Таблица23" style:family="table">
      <style:table-properties style:width="17.595cm" fo:margin-left="0cm" table:align="left"/>
    </style:style>
    <style:style style:name="Таблица23.A" style:family="table-column">
      <style:table-column-properties style:column-width="6.906cm"/>
    </style:style>
    <style:style style:name="Таблица23.B" style:family="table-column">
      <style:table-column-properties style:column-width="10.689cm"/>
    </style:style>
    <style:style style:name="Таблица23.A1" style:family="table-cell">
      <style:table-cell-properties fo:background-color="#ffffff" fo:padding="0.097cm" fo:border-left="0.5pt solid #ec9ba4" fo:border-right="0.5pt solid #ec9ba4" fo:border-top="0.5pt solid #ec9ba4" fo:border-bottom="none">
        <style:background-image/>
      </style:table-cell-properties>
    </style:style>
    <style:style style:name="Таблица23.A2" style:family="table-cell">
      <style:table-cell-properties fo:background-color="#f7d1d5" fo:padding="0.097cm" fo:border-left="0.5pt solid #ec9ba4" fo:border-right="none" fo:border-top="0.5pt solid #ec9ba4" fo:border-bottom="0.5pt solid #ec9ba4">
        <style:background-image/>
      </style:table-cell-properties>
    </style:style>
    <style:style style:name="Таблица23.B2" style:family="table-cell">
      <style:table-cell-properties fo:background-color="#f7d1d5" fo:padding="0.097cm" fo:border-left="none" fo:border-right="0.5pt solid #ec9ba4" fo:border-top="0.5pt solid #ec9ba4" fo:border-bottom="0.5pt solid #ec9ba4">
        <style:background-image/>
      </style:table-cell-properties>
    </style:style>
    <style:style style:name="Таблица24" style:family="table">
      <style:table-properties style:width="17.595cm" fo:margin-left="0cm" table:align="left"/>
    </style:style>
    <style:style style:name="Таблица24.A" style:family="table-column">
      <style:table-column-properties style:column-width="6.191cm"/>
    </style:style>
    <style:style style:name="Таблица24.B" style:family="table-column">
      <style:table-column-properties style:column-width="11.404cm"/>
    </style:style>
    <style:style style:name="Таблица24.A1" style:family="table-cell">
      <style:table-cell-properties fo:background-color="#ffd8ce" fo:padding="0.097cm" fo:border-left="0.5pt solid #bf819e" fo:border-right="0.5pt solid #bf819e" fo:border-top="0.5pt solid #bf819e" fo:border-bottom="none">
        <style:background-image/>
      </style:table-cell-properties>
    </style:style>
    <style:style style:name="Таблица24.A2" style:family="table-cell">
      <style:table-cell-properties fo:background-color="#ffd8ce" fo:padding="0.097cm" fo:border-left="0.5pt solid #bf819e" fo:border-right="none" fo:border-top="none" fo:border-bottom="none">
        <style:background-image/>
      </style:table-cell-properties>
    </style:style>
    <style:style style:name="Таблица24.B2" style:family="table-cell">
      <style:table-cell-properties fo:background-color="#e0c2cd" fo:padding="0.097cm" fo:border-left="none" fo:border-right="0.5pt solid #bf819e" fo:border-top="none" fo:border-bottom="none">
        <style:background-image/>
      </style:table-cell-properties>
    </style:style>
    <style:style style:name="Таблица24.4" style:family="table-row">
      <style:table-row-properties style:min-row-height="0.674cm"/>
    </style:style>
    <style:style style:name="Таблица24.A5" style:family="table-cell">
      <style:table-cell-properties fo:background-color="#ffd8ce" fo:padding="0.097cm" fo:border-left="0.5pt solid #bf819e" fo:border-right="0.5pt solid #bf819e" fo:border-top="none" fo:border-bottom="none">
        <style:background-image/>
      </style:table-cell-properties>
    </style:style>
    <style:style style:name="Таблица24.A7" style:family="table-cell">
      <style:table-cell-properties fo:background-color="#ffd8ce" fo:padding="0.097cm" fo:border-left="0.5pt solid #bf819e" fo:border-right="none" fo:border-top="none" fo:border-bottom="0.5pt solid #bf819e">
        <style:background-image/>
      </style:table-cell-properties>
    </style:style>
    <style:style style:name="Таблица24.B7" style:family="table-cell">
      <style:table-cell-properties fo:background-color="#e0c2cd" fo:padding="0.097cm" fo:border-left="none" fo:border-right="0.5pt solid #bf819e" fo:border-top="none" fo:border-bottom="0.5pt solid #bf819e">
        <style:background-image/>
      </style:table-cell-properties>
    </style:style>
    <style:style style:name="Таблица27" style:family="table">
      <style:table-properties style:width="17.595cm" fo:margin-left="0cm" table:align="left"/>
    </style:style>
    <style:style style:name="Таблица27.A" style:family="table-column">
      <style:table-column-properties style:column-width="6.006cm"/>
    </style:style>
    <style:style style:name="Таблица27.B" style:family="table-column">
      <style:table-column-properties style:column-width="11.589cm"/>
    </style:style>
    <style:style style:name="Таблица27.A1" style:family="table-cell">
      <style:table-cell-properties fo:background-color="#ffd8ce" fo:padding="0.097cm" fo:border-left="0.5pt solid #bf819e" fo:border-right="0.5pt solid #bf819e" fo:border-top="0.5pt solid #bf819e" fo:border-bottom="none">
        <style:background-image/>
      </style:table-cell-properties>
    </style:style>
    <style:style style:name="Таблица27.A2" style:family="table-cell">
      <style:table-cell-properties fo:background-color="#ffd8ce" fo:padding="0.097cm" fo:border-left="0.5pt solid #bf819e" fo:border-right="none" fo:border-top="none" fo:border-bottom="none">
        <style:background-image/>
      </style:table-cell-properties>
    </style:style>
    <style:style style:name="Таблица27.B2" style:family="table-cell">
      <style:table-cell-properties fo:background-color="#e0c2cd" fo:padding="0.097cm" fo:border-left="none" fo:border-right="0.5pt solid #bf819e" fo:border-top="none" fo:border-bottom="none">
        <style:background-image/>
      </style:table-cell-properties>
    </style:style>
    <style:style style:name="Таблица27.4" style:family="table-row">
      <style:table-row-properties style:min-row-height="0.171cm"/>
    </style:style>
    <style:style style:name="Таблица27.5" style:family="table-row">
      <style:table-row-properties style:min-row-height="0.651cm"/>
    </style:style>
    <style:style style:name="Таблица27.A5" style:family="table-cell">
      <style:table-cell-properties fo:background-color="#ffd8ce" fo:padding="0.097cm" fo:border-left="0.5pt solid #bf819e" fo:border-right="0.5pt solid #bf819e" fo:border-top="none" fo:border-bottom="none">
        <style:background-image/>
      </style:table-cell-properties>
    </style:style>
    <style:style style:name="Таблица27.A9" style:family="table-cell">
      <style:table-cell-properties fo:background-color="#ffd8ce" fo:padding="0.097cm" fo:border-left="0.5pt solid #bf819e" fo:border-right="none" fo:border-top="none" fo:border-bottom="0.5pt solid #bf819e">
        <style:background-image/>
      </style:table-cell-properties>
    </style:style>
    <style:style style:name="Таблица27.B9" style:family="table-cell">
      <style:table-cell-properties fo:background-color="#e0c2cd" fo:padding="0.097cm" fo:border-left="none" fo:border-right="0.5pt solid #bf819e" fo:border-top="none" fo:border-bottom="0.5pt solid #bf819e">
        <style:background-image/>
      </style:table-cell-properties>
    </style:style>
    <style:style style:name="Таблица28" style:family="table">
      <style:table-properties style:width="17.59cm" table:align="margins"/>
    </style:style>
    <style:style style:name="Таблица28.A" style:family="table-column">
      <style:table-column-properties style:column-width="17.59cm" style:rel-column-width="65535*"/>
    </style:style>
    <style:style style:name="Таблица28.A1" style:family="table-cell">
      <style:table-cell-properties fo:background-color="#f7d1d5" fo:padding="0.097cm" fo:border-left="0.5pt solid #a1467e" fo:border-right="0.5pt solid #a1467e" fo:border-top="0.5pt solid #a1467e" fo:border-bottom="none">
        <style:background-image/>
      </style:table-cell-properties>
    </style:style>
    <style:style style:name="Таблица28.A2" style:family="table-cell">
      <style:table-cell-properties fo:background-color="#f7d1d5" fo:padding="0.097cm" fo:border-left="0.5pt solid #a1467e" fo:border-right="0.5pt solid #a1467e" fo:border-top="none" fo:border-bottom="none">
        <style:background-image/>
      </style:table-cell-properties>
    </style:style>
    <style:style style:name="Таблица28.A3" style:family="table-cell">
      <style:table-cell-properties fo:background-color="#f7d1d5" fo:padding="0.097cm" fo:border-left="0.5pt solid #a1467e" fo:border-right="0.5pt solid #a1467e" fo:border-top="none" fo:border-bottom="0.5pt solid #a1467e">
        <style:background-image/>
      </style:table-cell-properties>
    </style:style>
    <style:style style:name="Таблица29" style:family="table">
      <style:table-properties style:width="17.595cm" fo:margin-left="0cm" table:align="left"/>
    </style:style>
    <style:style style:name="Таблица29.A" style:family="table-column">
      <style:table-column-properties style:column-width="7.303cm"/>
    </style:style>
    <style:style style:name="Таблица29.B" style:family="table-column">
      <style:table-column-properties style:column-width="10.292cm"/>
    </style:style>
    <style:style style:name="Таблица29.A1" style:family="table-cell">
      <style:table-cell-properties fo:background-color="#ffd7d7" fo:padding="0.097cm" fo:border-left="0.5pt solid #e16173" fo:border-right="none" fo:border-top="0.5pt solid #e16173" fo:border-bottom="none">
        <style:background-image/>
      </style:table-cell-properties>
    </style:style>
    <style:style style:name="Таблица29.B1" style:family="table-cell">
      <style:table-cell-properties fo:background-color="#e0c2cd" fo:padding="0.097cm" fo:border-left="0.5pt solid #e16173" fo:border-right="0.5pt solid #e16173" fo:border-top="0.5pt solid #e16173" fo:border-bottom="none">
        <style:background-image/>
      </style:table-cell-properties>
    </style:style>
    <style:style style:name="Таблица29.A2" style:family="table-cell">
      <style:table-cell-properties fo:background-color="#e0c2cd" fo:padding="0.097cm" fo:border-left="0.5pt solid #e16173" fo:border-right="none" fo:border-top="none" fo:border-bottom="0.5pt solid #e16173">
        <style:background-image/>
      </style:table-cell-properties>
    </style:style>
    <style:style style:name="Таблица29.B3" style:family="table-cell">
      <style:table-cell-properties fo:background-color="#e0c2cd" fo:padding="0.097cm" fo:border-left="0.5pt solid #e16173" fo:border-right="0.5pt solid #e16173" fo:border-top="none" fo:border-bottom="none">
        <style:background-image/>
      </style:table-cell-properties>
    </style:style>
    <style:style style:name="Таблица29.A7" style:family="table-cell">
      <style:table-cell-properties fo:background-color="#ffd7d7" fo:padding="0.097cm" fo:border-left="0.5pt solid #e16173" fo:border-right="none" fo:border-top="none" fo:border-bottom="none">
        <style:background-image/>
      </style:table-cell-properties>
    </style:style>
    <style:style style:name="Таблица29.B7" style:family="table-cell">
      <style:table-cell-properties fo:background-color="#e0c2cd" fo:padding="0.097cm" fo:border-left="0.5pt solid #e16173" fo:border-right="0.5pt solid #e16173" fo:border-top="none" fo:border-bottom="0.5pt solid #e16173">
        <style:background-image/>
      </style:table-cell-properties>
    </style:style>
    <style:style style:name="Таблица30" style:family="table">
      <style:table-properties style:width="17.59cm" table:align="margins"/>
    </style:style>
    <style:style style:name="Таблица30.A" style:family="table-column">
      <style:table-column-properties style:column-width="17.59cm" style:rel-column-width="65535*"/>
    </style:style>
    <style:style style:name="Таблица30.A1" style:family="table-cell">
      <style:table-cell-properties fo:background-color="#f7d1d5" fo:padding="0.097cm" fo:border-left="0.5pt solid #a1467e" fo:border-right="0.5pt solid #a1467e" fo:border-top="0.5pt solid #a1467e" fo:border-bottom="none">
        <style:background-image/>
      </style:table-cell-properties>
    </style:style>
    <style:style style:name="Таблица30.A2" style:family="table-cell">
      <style:table-cell-properties fo:background-color="#f7d1d5" fo:padding="0.097cm" fo:border-left="0.5pt solid #a1467e" fo:border-right="0.5pt solid #a1467e" fo:border-top="none" fo:border-bottom="none">
        <style:background-image/>
      </style:table-cell-properties>
    </style:style>
    <style:style style:name="Таблица30.A4" style:family="table-cell">
      <style:table-cell-properties fo:background-color="#f7d1d5" fo:padding="0.097cm" fo:border-left="0.5pt solid #a1467e" fo:border-right="0.5pt solid #a1467e" fo:border-top="none" fo:border-bottom="0.5pt solid #a1467e">
        <style:background-image/>
      </style:table-cell-properties>
    </style:style>
    <style:style style:name="Таблица31" style:family="table">
      <style:table-properties style:width="17.595cm" fo:margin-left="0cm" table:align="left"/>
    </style:style>
    <style:style style:name="Таблица31.A" style:family="table-column">
      <style:table-column-properties style:column-width="6.403cm"/>
    </style:style>
    <style:style style:name="Таблица31.B" style:family="table-column">
      <style:table-column-properties style:column-width="11.192cm"/>
    </style:style>
    <style:style style:name="Таблица31.A1" style:family="table-cell">
      <style:table-cell-properties fo:background-color="#ffd7d7" fo:padding="0.097cm" fo:border-left="0.5pt solid #a1467e" fo:border-right="none" fo:border-top="0.5pt solid #a1467e" fo:border-bottom="none">
        <style:background-image/>
      </style:table-cell-properties>
    </style:style>
    <style:style style:name="Таблица31.B1" style:family="table-cell">
      <style:table-cell-properties fo:background-color="#e0c2cd" fo:padding="0.097cm" fo:border-left="none" fo:border-right="0.5pt solid #a1467e" fo:border-top="0.5pt solid #a1467e" fo:border-bottom="none">
        <style:background-image/>
      </style:table-cell-properties>
    </style:style>
    <style:style style:name="Таблица31.A2" style:family="table-cell">
      <style:table-cell-properties fo:background-color="#ffd7d7" fo:padding="0.097cm" fo:border-left="0.5pt solid #a1467e" fo:border-right="none" fo:border-top="none" fo:border-bottom="none">
        <style:background-image/>
      </style:table-cell-properties>
    </style:style>
    <style:style style:name="Таблица31.B2" style:family="table-cell">
      <style:table-cell-properties fo:background-color="#e0c2cd" fo:padding="0.097cm" fo:border-left="none" fo:border-right="0.5pt solid #a1467e" fo:border-top="none" fo:border-bottom="none">
        <style:background-image/>
      </style:table-cell-properties>
    </style:style>
    <style:style style:name="Таблица31.A6" style:family="table-cell">
      <style:table-cell-properties fo:background-color="#ffd7d7" fo:padding="0.097cm" fo:border-left="0.5pt solid #a1467e" fo:border-right="none" fo:border-top="none" fo:border-bottom="0.5pt solid #a1467e">
        <style:background-image/>
      </style:table-cell-properties>
    </style:style>
    <style:style style:name="Таблица32" style:family="table">
      <style:table-properties style:width="17.595cm" fo:margin-left="0cm" table:align="left"/>
    </style:style>
    <style:style style:name="Таблица32.A" style:family="table-column">
      <style:table-column-properties style:column-width="6.297cm"/>
    </style:style>
    <style:style style:name="Таблица32.B" style:family="table-column">
      <style:table-column-properties style:column-width="11.298cm"/>
    </style:style>
    <style:style style:name="Таблица32.A1" style:family="table-cell">
      <style:table-cell-properties fo:background-color="#ffd7d7" fo:padding="0.097cm" fo:border-left="0.5pt solid #a1467e" fo:border-right="none" fo:border-top="0.5pt solid #a1467e" fo:border-bottom="none">
        <style:background-image/>
      </style:table-cell-properties>
    </style:style>
    <style:style style:name="Таблица32.B1" style:family="table-cell">
      <style:table-cell-properties fo:background-color="#e0c2cd" fo:padding="0.097cm" fo:border-left="none" fo:border-right="0.5pt solid #a1467e" fo:border-top="0.5pt solid #a1467e" fo:border-bottom="none">
        <style:background-image/>
      </style:table-cell-properties>
    </style:style>
    <style:style style:name="Таблица32.A2" style:family="table-cell">
      <style:table-cell-properties fo:background-color="#ffd7d7" fo:padding="0.097cm" fo:border-left="0.5pt solid #a1467e" fo:border-right="none" fo:border-top="none" fo:border-bottom="none">
        <style:background-image/>
      </style:table-cell-properties>
    </style:style>
    <style:style style:name="Таблица32.B2" style:family="table-cell">
      <style:table-cell-properties fo:background-color="#e0c2cd" fo:padding="0.097cm" fo:border-left="none" fo:border-right="0.5pt solid #a1467e" fo:border-top="none" fo:border-bottom="none">
        <style:background-image/>
      </style:table-cell-properties>
    </style:style>
    <style:style style:name="Таблица32.A4" style:family="table-cell">
      <style:table-cell-properties fo:background-color="#ffd7d7" fo:padding="0.097cm" fo:border-left="0.5pt solid #a1467e" fo:border-right="none" fo:border-top="none" fo:border-bottom="0.5pt solid #a1467e">
        <style:background-image/>
      </style:table-cell-properties>
    </style:style>
    <style:style style:name="Таблица32.B4" style:family="table-cell">
      <style:table-cell-properties fo:background-color="#e0c2cd" fo:padding="0.097cm" fo:border-left="none" fo:border-right="0.5pt solid #a1467e" fo:border-top="none" fo:border-bottom="0.5pt solid #a1467e">
        <style:background-image/>
      </style:table-cell-properties>
    </style:style>
    <style:style style:name="Таблица33" style:family="table">
      <style:table-properties style:width="17.59cm" table:align="margins"/>
    </style:style>
    <style:style style:name="Таблица33.A" style:family="table-column">
      <style:table-column-properties style:column-width="17.59cm" style:rel-column-width="65535*"/>
    </style:style>
    <style:style style:name="Таблица33.A1" style:family="table-cell">
      <style:table-cell-properties fo:background-color="#ffd7d7" fo:padding="0.097cm" fo:border="0.05pt solid #a1467e">
        <style:background-image/>
      </style:table-cell-properties>
    </style:style>
    <style:style style:name="Таблица34" style:family="table">
      <style:table-properties style:width="17.59cm" table:align="margins"/>
    </style:style>
    <style:style style:name="Таблица34.A" style:family="table-column">
      <style:table-column-properties style:column-width="17.59cm" style:rel-column-width="65535*"/>
    </style:style>
    <style:style style:name="Таблица34.A1" style:family="table-cell">
      <style:table-cell-properties fo:background-color="#ffd7d7" fo:padding="0.097cm" fo:border="0.05pt solid #a1467e">
        <style:background-image/>
      </style:table-cell-properties>
    </style:style>
    <style:style style:name="Таблица35" style:family="table">
      <style:table-properties style:width="17.595cm" fo:margin-left="0cm" table:align="left"/>
    </style:style>
    <style:style style:name="Таблица35.A" style:family="table-column">
      <style:table-column-properties style:column-width="4.895cm"/>
    </style:style>
    <style:style style:name="Таблица35.B" style:family="table-column">
      <style:table-column-properties style:column-width="12.7cm"/>
    </style:style>
    <style:style style:name="Таблица35.A1" style:family="table-cell">
      <style:table-cell-properties fo:background-color="#ffd7d7" fo:padding="0.097cm" fo:border-left="0.5pt solid #a1467e" fo:border-right="none" fo:border-top="0.5pt solid #a1467e" fo:border-bottom="none">
        <style:background-image/>
      </style:table-cell-properties>
    </style:style>
    <style:style style:name="Таблица35.B1" style:family="table-cell">
      <style:table-cell-properties fo:background-color="#e0c2cd" fo:padding="0.097cm" fo:border-left="none" fo:border-right="0.5pt solid #a1467e" fo:border-top="0.5pt solid #a1467e" fo:border-bottom="none">
        <style:background-image/>
      </style:table-cell-properties>
    </style:style>
    <style:style style:name="Таблица35.A2" style:family="table-cell">
      <style:table-cell-properties fo:background-color="#ffd7d7" fo:padding="0.097cm" fo:border-left="0.5pt solid #a1467e" fo:border-right="none" fo:border-top="none" fo:border-bottom="none">
        <style:background-image/>
      </style:table-cell-properties>
    </style:style>
    <style:style style:name="Таблица35.B2" style:family="table-cell">
      <style:table-cell-properties fo:background-color="#e0c2cd" fo:padding="0.097cm" fo:border-left="none" fo:border-right="0.5pt solid #a1467e" fo:border-top="none" fo:border-bottom="none">
        <style:background-image/>
      </style:table-cell-properties>
    </style:style>
    <style:style style:name="Таблица35.A3" style:family="table-cell">
      <style:table-cell-properties fo:background-color="#ffd7d7" fo:padding="0.097cm" fo:border-left="0.5pt solid #a1467e" fo:border-right="none" fo:border-top="none" fo:border-bottom="0.5pt solid #a1467e">
        <style:background-image/>
      </style:table-cell-properties>
    </style:style>
    <style:style style:name="Таблица35.B3" style:family="table-cell">
      <style:table-cell-properties fo:background-color="#e0c2cd" fo:padding="0.097cm" fo:border-left="none" fo:border-right="0.5pt solid #a1467e" fo:border-top="none" fo:border-bottom="0.5pt solid #a1467e">
        <style:background-image/>
      </style:table-cell-properties>
    </style:style>
    <style:style style:name="Таблица36" style:family="table">
      <style:table-properties style:width="17.59cm" table:align="margins"/>
    </style:style>
    <style:style style:name="Таблица36.A" style:family="table-column">
      <style:table-column-properties style:column-width="17.59cm" style:rel-column-width="65535*"/>
    </style:style>
    <style:style style:name="Таблица36.A1" style:family="table-cell">
      <style:table-cell-properties fo:background-color="#ffd7d7" fo:padding="0.097cm" fo:border="0.05pt solid #a1467e">
        <style:background-image/>
      </style:table-cell-properties>
    </style:style>
    <style:style style:name="Таблица37" style:family="table">
      <style:table-properties style:width="17.59cm" table:align="margins"/>
    </style:style>
    <style:style style:name="Таблица37.A" style:family="table-column">
      <style:table-column-properties style:column-width="17.59cm" style:rel-column-width="65535*"/>
    </style:style>
    <style:style style:name="Таблица37.A1" style:family="table-cell">
      <style:table-cell-properties fo:background-color="#ffd7d7" fo:padding="0.097cm" fo:border="0.05pt solid #a1467e">
        <style:background-image/>
      </style:table-cell-properties>
    </style:style>
    <style:style style:name="Таблица41" style:family="table">
      <style:table-properties style:width="17.59cm" table:align="margins"/>
    </style:style>
    <style:style style:name="Таблица41.A" style:family="table-column">
      <style:table-column-properties style:column-width="17.59cm" style:rel-column-width="65535*"/>
    </style:style>
    <style:style style:name="Таблица41.A1" style:family="table-cell">
      <style:table-cell-properties fo:background-color="#ffd7d7" fo:padding="0.097cm" fo:border="0.05pt solid #a1467e">
        <style:background-image/>
      </style:table-cell-properties>
    </style:style>
    <style:style style:name="Таблица38" style:family="table">
      <style:table-properties style:width="17.59cm" table:align="margins"/>
    </style:style>
    <style:style style:name="Таблица38.A" style:family="table-column">
      <style:table-column-properties style:column-width="17.59cm" style:rel-column-width="65535*"/>
    </style:style>
    <style:style style:name="Таблица38.A1" style:family="table-cell">
      <style:table-cell-properties fo:background-color="#ffd7d7" fo:padding="0.097cm" fo:border-left="0.5pt solid #a1467e" fo:border-right="0.5pt solid #a1467e" fo:border-top="0.5pt solid #a1467e" fo:border-bottom="none">
        <style:background-image/>
      </style:table-cell-properties>
    </style:style>
    <style:style style:name="Таблица38.A2" style:family="table-cell">
      <style:table-cell-properties fo:background-color="#ffd7d7" fo:padding="0.097cm" fo:border-left="0.5pt solid #a1467e" fo:border-right="0.5pt solid #a1467e" fo:border-top="none" fo:border-bottom="0.5pt solid #a1467e">
        <style:background-image/>
      </style:table-cell-properties>
    </style:style>
    <style:style style:name="Таблица39" style:family="table">
      <style:table-properties style:width="17.595cm" fo:margin-left="0cm" table:align="left"/>
    </style:style>
    <style:style style:name="Таблица39.A" style:family="table-column">
      <style:table-column-properties style:column-width="7.99cm"/>
    </style:style>
    <style:style style:name="Таблица39.B" style:family="table-column">
      <style:table-column-properties style:column-width="9.604cm"/>
    </style:style>
    <style:style style:name="Таблица39.A1" style:family="table-cell">
      <style:table-cell-properties fo:background-color="#ffd7d7" fo:padding="0.097cm" fo:border-left="0.5pt solid #e16173" fo:border-right="none" fo:border-top="0.5pt solid #e16173" fo:border-bottom="none">
        <style:background-image/>
      </style:table-cell-properties>
    </style:style>
    <style:style style:name="Таблица39.B1" style:family="table-cell">
      <style:table-cell-properties fo:background-color="#ffd7d7" fo:padding="0.097cm" fo:border-left="0.5pt solid #e16173" fo:border-right="0.5pt solid #e16173" fo:border-top="0.5pt solid #e16173" fo:border-bottom="none">
        <style:background-image/>
      </style:table-cell-properties>
    </style:style>
    <style:style style:name="Таблица39.A2" style:family="table-cell">
      <style:table-cell-properties fo:background-color="#ffd7d7" fo:padding="0.097cm" fo:border-left="0.5pt solid #e16173" fo:border-right="none" fo:border-top="none" fo:border-bottom="none">
        <style:background-image/>
      </style:table-cell-properties>
    </style:style>
    <style:style style:name="Таблица39.B2" style:family="table-cell">
      <style:table-cell-properties fo:background-color="#ffd7d7" fo:padding="0.097cm" fo:border-left="0.5pt solid #e16173" fo:border-right="0.5pt solid #e16173" fo:border-top="none" fo:border-bottom="none">
        <style:background-image/>
      </style:table-cell-properties>
    </style:style>
    <style:style style:name="Таблица39.A5" style:family="table-cell">
      <style:table-cell-properties fo:background-color="#ffd7d7" fo:padding="0.097cm" fo:border-left="0.5pt solid #e16173" fo:border-right="none" fo:border-top="none" fo:border-bottom="0.5pt solid #e16173">
        <style:background-image/>
      </style:table-cell-properties>
    </style:style>
    <style:style style:name="Таблица39.B5" style:family="table-cell">
      <style:table-cell-properties fo:background-color="#ffd7d7" fo:padding="0.097cm" fo:border-left="0.5pt solid #e16173" fo:border-right="0.5pt solid #e16173" fo:border-top="none" fo:border-bottom="0.5pt solid #e16173">
        <style:background-image/>
      </style:table-cell-properties>
    </style:style>
    <style:style style:name="Таблица40" style:family="table">
      <style:table-properties style:width="17.595cm" fo:margin-left="0cm" table:align="left"/>
    </style:style>
    <style:style style:name="Таблица40.A" style:family="table-column">
      <style:table-column-properties style:column-width="7.488cm"/>
    </style:style>
    <style:style style:name="Таблица40.B" style:family="table-column">
      <style:table-column-properties style:column-width="10.107cm"/>
    </style:style>
    <style:style style:name="Таблица40.A1" style:family="table-cell">
      <style:table-cell-properties fo:background-color="#ffd7d7" fo:padding="0.097cm" fo:border-left="0.5pt solid #ff6d6d" fo:border-right="none" fo:border-top="0.5pt solid #ff6d6d" fo:border-bottom="none">
        <style:background-image/>
      </style:table-cell-properties>
    </style:style>
    <style:style style:name="Таблица40.B1" style:family="table-cell">
      <style:table-cell-properties fo:background-color="#e0c2cd" fo:padding="0.097cm" fo:border-left="none" fo:border-right="0.5pt solid #ff6d6d" fo:border-top="0.5pt solid #ff6d6d" fo:border-bottom="none">
        <style:background-image/>
      </style:table-cell-properties>
    </style:style>
    <style:style style:name="Таблица40.A2" style:family="table-cell">
      <style:table-cell-properties fo:background-color="#ffd7d7" fo:padding="0.097cm" fo:border-left="0.5pt solid #ff6d6d" fo:border-right="none" fo:border-top="none" fo:border-bottom="none">
        <style:background-image/>
      </style:table-cell-properties>
    </style:style>
    <style:style style:name="Таблица40.B2" style:family="table-cell">
      <style:table-cell-properties fo:background-color="#e0c2cd" fo:padding="0.097cm" fo:border-left="none" fo:border-right="0.5pt solid #ff6d6d" fo:border-top="none" fo:border-bottom="none">
        <style:background-image/>
      </style:table-cell-properties>
    </style:style>
    <style:style style:name="Таблица40.5" style:family="table-row">
      <style:table-row-properties style:min-row-height="0.212cm"/>
    </style:style>
    <style:style style:name="Таблица40.A5" style:family="table-cell">
      <style:table-cell-properties fo:background-color="#ffd7d7" fo:padding="0.097cm" fo:border-left="0.5pt solid #ff6d6d" fo:border-right="none" fo:border-top="none" fo:border-bottom="0.5pt solid #ff6d6d">
        <style:background-image/>
      </style:table-cell-properties>
    </style:style>
    <style:style style:name="Таблица40.B5" style:family="table-cell">
      <style:table-cell-properties fo:background-color="#e0c2cd" fo:padding="0.097cm" fo:border-left="none" fo:border-right="0.5pt solid #ff6d6d" fo:border-top="none" fo:border-bottom="0.5pt solid #ff6d6d">
        <style:background-image/>
      </style:table-cell-properties>
    </style:style>
    <style:style style:name="Таблица42" style:family="table">
      <style:table-properties style:width="17.59cm" table:align="margins"/>
    </style:style>
    <style:style style:name="Таблица42.A" style:family="table-column">
      <style:table-column-properties style:column-width="17.59cm" style:rel-column-width="65535*"/>
    </style:style>
    <style:style style:name="Таблица42.A1" style:family="table-cell">
      <style:table-cell-properties fo:background-color="#ffd7d7" fo:padding="0.097cm" fo:border-left="0.5pt solid #ff6d6d" fo:border-right="0.5pt solid #ff6d6d" fo:border-top="0.5pt solid #ff6d6d" fo:border-bottom="none">
        <style:background-image/>
      </style:table-cell-properties>
    </style:style>
    <style:style style:name="Таблица42.A2" style:family="table-cell">
      <style:table-cell-properties fo:background-color="#ffd7d7" fo:padding="0.097cm" fo:border-left="0.5pt solid #ff6d6d" fo:border-right="0.5pt solid #ff6d6d" fo:border-top="none" fo:border-bottom="0.5pt solid #ff6d6d">
        <style:background-image/>
      </style:table-cell-properties>
    </style:style>
    <style:style style:name="Таблица45" style:family="table">
      <style:table-properties style:width="17.59cm" table:align="margins"/>
    </style:style>
    <style:style style:name="Таблица45.A" style:family="table-column">
      <style:table-column-properties style:column-width="17.59cm" style:rel-column-width="65535*"/>
    </style:style>
    <style:style style:name="Таблица45.A1" style:family="table-cell">
      <style:table-cell-properties fo:background-color="#f7d1d5" fo:padding="0.097cm" fo:border="0.05pt solid #ec9ba4">
        <style:background-image/>
      </style:table-cell-properties>
    </style:style>
    <style:style style:name="Таблица45.A2" style:family="table-cell">
      <style:table-cell-properties fo:background-color="#f7d1d5" fo:padding="0.097cm" fo:border-left="0.05pt solid #ec9ba4" fo:border-right="0.05pt solid #ec9ba4" fo:border-top="none" fo:border-bottom="0.05pt solid #ec9ba4">
        <style:background-image/>
      </style:table-cell-properties>
    </style:style>
    <style:style style:name="Таблица43" style:family="table">
      <style:table-properties style:width="17.59cm" table:align="margins"/>
    </style:style>
    <style:style style:name="Таблица43.A" style:family="table-column">
      <style:table-column-properties style:column-width="17.59cm" style:rel-column-width="65535*"/>
    </style:style>
    <style:style style:name="Таблица43.A1" style:family="table-cell">
      <style:table-cell-properties fo:background-color="#f7d1d5" fo:padding="0.097cm" fo:border="0.05pt solid #bf819e">
        <style:background-image/>
      </style:table-cell-properties>
    </style:style>
    <style:style style:name="Таблица48" style:family="table">
      <style:table-properties style:width="17.59cm" table:align="margins"/>
    </style:style>
    <style:style style:name="Таблица48.A" style:family="table-column">
      <style:table-column-properties style:column-width="17.59cm" style:rel-column-width="65535*"/>
    </style:style>
    <style:style style:name="Таблица48.A1" style:family="table-cell">
      <style:table-cell-properties fo:background-color="#dedce6" fo:padding="0.097cm" fo:border-left="0.5pt solid #6b5e9b" fo:border-right="0.5pt solid #6b5e9b" fo:border-top="0.5pt solid #6b5e9b" fo:border-bottom="none">
        <style:background-image/>
      </style:table-cell-properties>
    </style:style>
    <style:style style:name="Таблица48.A2" style:family="table-cell">
      <style:table-cell-properties fo:background-color="#dedce6" fo:padding="0.097cm" fo:border-left="0.5pt solid #6b5e9b" fo:border-right="0.5pt solid #6b5e9b" fo:border-top="none" fo:border-bottom="none">
        <style:background-image/>
      </style:table-cell-properties>
    </style:style>
    <style:style style:name="Таблица48.A6" style:family="table-cell">
      <style:table-cell-properties fo:background-color="#dedce6" fo:padding="0.097cm" fo:border-left="0.5pt solid #6b5e9b" fo:border-right="0.5pt solid #6b5e9b" fo:border-top="none" fo:border-bottom="0.5pt solid #6b5e9b">
        <style:background-image/>
      </style:table-cell-properties>
    </style:style>
    <style:style style:name="Таблица44" style:family="table">
      <style:table-properties style:width="17.595cm" fo:margin-left="0cm" table:align="left"/>
    </style:style>
    <style:style style:name="Таблица44.A" style:family="table-column">
      <style:table-column-properties style:column-width="17.595cm"/>
    </style:style>
    <style:style style:name="Таблица44.A1" style:family="table-cell">
      <style:table-cell-properties fo:background-color="#ffd7d7" fo:padding="0.097cm" fo:border-left="0.05pt solid #bf819e" fo:border-right="0.05pt solid #bf819e" fo:border-top="0.05pt solid #bf819e" fo:border-bottom="none">
        <style:background-image/>
      </style:table-cell-properties>
    </style:style>
    <style:style style:name="Таблица44.A2" style:family="table-cell">
      <style:table-cell-properties fo:background-color="#ffd7d7" fo:padding="0.097cm" fo:border-left="0.05pt solid #bf819e" fo:border-right="0.05pt solid #bf819e" fo:border-top="none" fo:border-bottom="0.05pt solid #bf819e">
        <style:background-image/>
      </style:table-cell-properties>
    </style:style>
    <style:style style:name="Таблица46" style:family="table">
      <style:table-properties style:width="17.59cm" table:align="margins"/>
    </style:style>
    <style:style style:name="Таблица46.A" style:family="table-column">
      <style:table-column-properties style:column-width="17.59cm" style:rel-column-width="65535*"/>
    </style:style>
    <style:style style:name="Таблица46.A1" style:family="table-cell">
      <style:table-cell-properties fo:background-color="#ffd7d7" fo:padding="0.097cm" fo:border-left="0.5pt solid #bf819e" fo:border-right="0.5pt solid #bf819e" fo:border-top="0.5pt solid #bf819e" fo:border-bottom="none">
        <style:background-image/>
      </style:table-cell-properties>
    </style:style>
    <style:style style:name="Таблица46.A2" style:family="table-cell">
      <style:table-cell-properties fo:background-color="#ffd7d7" fo:padding="0.097cm" fo:border-left="0.5pt solid #bf819e" fo:border-right="0.5pt solid #bf819e" fo:border-top="none" fo:border-bottom="none">
        <style:background-image/>
      </style:table-cell-properties>
    </style:style>
    <style:style style:name="Таблица46.A4" style:family="table-cell">
      <style:table-cell-properties fo:background-color="#ffd7d7" fo:padding="0.097cm" fo:border-left="0.5pt solid #bf819e" fo:border-right="0.5pt solid #bf819e" fo:border-top="none" fo:border-bottom="0.5pt solid #bf819e">
        <style:background-image/>
      </style:table-cell-properties>
    </style:style>
    <style:style style:name="Таблица47" style:family="table">
      <style:table-properties style:width="17.595cm" fo:margin-left="0cm" table:align="left"/>
    </style:style>
    <style:style style:name="Таблица47.A" style:family="table-column">
      <style:table-column-properties style:column-width="5.689cm"/>
    </style:style>
    <style:style style:name="Таблица47.B" style:family="table-column">
      <style:table-column-properties style:column-width="11.906cm"/>
    </style:style>
    <style:style style:name="Таблица47.A1" style:family="table-cell">
      <style:table-cell-properties fo:background-color="#ffd7d7" fo:padding="0.097cm" fo:border-left="0.5pt solid #ec9ba4" fo:border-right="none" fo:border-top="0.5pt solid #ec9ba4" fo:border-bottom="none">
        <style:background-image/>
      </style:table-cell-properties>
    </style:style>
    <style:style style:name="Таблица47.B1" style:family="table-cell">
      <style:table-cell-properties fo:background-color="#e0c2cd" fo:padding="0.097cm" fo:border-left="none" fo:border-right="0.5pt solid #ec9ba4" fo:border-top="0.5pt solid #ec9ba4" fo:border-bottom="none">
        <style:background-image/>
      </style:table-cell-properties>
    </style:style>
    <style:style style:name="Таблица47.A2" style:family="table-cell">
      <style:table-cell-properties fo:background-color="#ffd7d7" fo:padding="0.097cm" fo:border-left="0.5pt solid #ec9ba4" fo:border-right="none" fo:border-top="none" fo:border-bottom="none">
        <style:background-image/>
      </style:table-cell-properties>
    </style:style>
    <style:style style:name="Таблица47.B2" style:family="table-cell">
      <style:table-cell-properties fo:background-color="#e0c2cd" fo:padding="0.097cm" fo:border-left="none" fo:border-right="0.5pt solid #ec9ba4" fo:border-top="none" fo:border-bottom="none">
        <style:background-image/>
      </style:table-cell-properties>
    </style:style>
    <style:style style:name="Таблица47.A3" style:family="table-cell">
      <style:table-cell-properties fo:background-color="#b2b2b2" fo:padding="0.097cm" fo:border-left="0.5pt solid #ec9ba4" fo:border-right="0.5pt solid #ec9ba4" fo:border-top="none" fo:border-bottom="none">
        <style:background-image/>
      </style:table-cell-properties>
    </style:style>
    <style:style style:name="Таблица47.8" style:family="table-row">
      <style:table-row-properties style:min-row-height="0.676cm"/>
    </style:style>
    <style:style style:name="Таблица47.A8" style:family="table-cell">
      <style:table-cell-properties fo:background-color="#ffd7d7" fo:padding="0.097cm" fo:border-left="0.5pt solid #ec9ba4" fo:border-right="none" fo:border-top="none" fo:border-bottom="0.5pt solid #ec9ba4">
        <style:background-image/>
      </style:table-cell-properties>
    </style:style>
    <style:style style:name="Таблица49" style:family="table">
      <style:table-properties style:width="17.595cm" fo:margin-left="0cm" table:align="left"/>
    </style:style>
    <style:style style:name="Таблица49.A" style:family="table-column">
      <style:table-column-properties style:column-width="6.588cm"/>
    </style:style>
    <style:style style:name="Таблица49.B" style:family="table-column">
      <style:table-column-properties style:column-width="11.007cm"/>
    </style:style>
    <style:style style:name="Таблица49.A1" style:family="table-cell">
      <style:table-cell-properties fo:background-color="#dee7e5" fo:padding="0.097cm" fo:border-left="0.5pt solid #bf819e" fo:border-right="none" fo:border-top="0.5pt solid #bf819e" fo:border-bottom="none">
        <style:background-image/>
      </style:table-cell-properties>
    </style:style>
    <style:style style:name="Таблица49.B1" style:family="table-cell">
      <style:table-cell-properties fo:background-color="#dee7e5" fo:padding="0.097cm" fo:border-left="none" fo:border-right="0.5pt solid #bf819e" fo:border-top="0.5pt solid #bf819e" fo:border-bottom="none">
        <style:background-image/>
      </style:table-cell-properties>
    </style:style>
    <style:style style:name="Таблица49.A2" style:family="table-cell">
      <style:table-cell-properties fo:background-color="#dee7e5" fo:padding="0.097cm" fo:border-left="0.5pt solid #bf819e" fo:border-right="none" fo:border-top="none" fo:border-bottom="none">
        <style:background-image/>
      </style:table-cell-properties>
    </style:style>
    <style:style style:name="Таблица49.B2" style:family="table-cell">
      <style:table-cell-properties fo:background-color="#dee7e5" fo:padding="0.097cm" fo:border-left="none" fo:border-right="0.5pt solid #bf819e" fo:border-top="none" fo:border-bottom="none">
        <style:background-image/>
      </style:table-cell-properties>
    </style:style>
    <style:style style:name="Таблица49.A4" style:family="table-cell">
      <style:table-cell-properties fo:background-color="#dee7e5" fo:padding="0.097cm" fo:border-left="0.5pt solid #bf819e" fo:border-right="none" fo:border-top="none" fo:border-bottom="0.5pt solid #bf819e">
        <style:background-image/>
      </style:table-cell-properties>
    </style:style>
    <style:style style:name="Таблица49.B4" style:family="table-cell">
      <style:table-cell-properties fo:background-color="#dee7e5" fo:padding="0.097cm" fo:border-left="none" fo:border-right="0.5pt solid #bf819e" fo:border-top="none" fo:border-bottom="0.5pt solid #bf819e">
        <style:background-image/>
      </style:table-cell-properties>
    </style:style>
    <style:style style:name="Таблица50" style:family="table">
      <style:table-properties style:width="17.59cm" table:align="margins"/>
    </style:style>
    <style:style style:name="Таблица50.A" style:family="table-column">
      <style:table-column-properties style:column-width="17.59cm" style:rel-column-width="65535*"/>
    </style:style>
    <style:style style:name="Таблица50.1" style:family="table-row">
      <style:table-row-properties style:min-row-height="0.212cm"/>
    </style:style>
    <style:style style:name="Таблица50.A1" style:family="table-cell">
      <style:table-cell-properties fo:background-color="#ffd7d7" fo:padding="0.097cm" fo:border-left="0.05pt solid #a1467e" fo:border-right="0.05pt solid #a1467e" fo:border-top="0.05pt solid #a1467e" fo:border-bottom="none">
        <style:background-image/>
      </style:table-cell-properties>
    </style:style>
    <style:style style:name="Таблица50.2" style:family="table-row">
      <style:table-row-properties style:min-row-height="18.838cm"/>
    </style:style>
    <style:style style:name="Таблица50.A2" style:family="table-cell">
      <style:table-cell-properties fo:background-color="#ffd7d7" fo:padding="0.097cm" fo:border-left="0.05pt solid #a1467e" fo:border-right="0.05pt solid #a1467e" fo:border-top="none" fo:border-bottom="0.05pt solid #a1467e">
        <style:background-image/>
      </style:table-cell-properties>
    </style:style>
    <style:style style:name="Таблица51" style:family="table">
      <style:table-properties style:width="17.59cm" table:align="margins"/>
    </style:style>
    <style:style style:name="Таблица51.A" style:family="table-column">
      <style:table-column-properties style:column-width="8.795cm" style:rel-column-width="32768*"/>
    </style:style>
    <style:style style:name="Таблица51.B" style:family="table-column">
      <style:table-column-properties style:column-width="8.795cm" style:rel-column-width="32767*"/>
    </style:style>
    <style:style style:name="Таблица51.A1" style:family="table-cell">
      <style:table-cell-properties fo:background-color="#dedce6" fo:padding="0.097cm" fo:border-left="0.5pt solid #bf819e" fo:border-right="none" fo:border-top="0.5pt solid #bf819e" fo:border-bottom="none">
        <style:background-image/>
      </style:table-cell-properties>
    </style:style>
    <style:style style:name="Таблица51.B1" style:family="table-cell">
      <style:table-cell-properties fo:background-color="#dedce6" fo:padding="0.097cm" fo:border-left="none" fo:border-right="0.5pt solid #bf819e" fo:border-top="0.5pt solid #bf819e" fo:border-bottom="none">
        <style:background-image/>
      </style:table-cell-properties>
    </style:style>
    <style:style style:name="Таблица51.A2" style:family="table-cell">
      <style:table-cell-properties fo:background-color="#dedce6" fo:padding="0.097cm" fo:border-left="0.5pt solid #bf819e" fo:border-right="none" fo:border-top="none" fo:border-bottom="none">
        <style:background-image/>
      </style:table-cell-properties>
    </style:style>
    <style:style style:name="Таблица51.B2" style:family="table-cell">
      <style:table-cell-properties fo:background-color="#dedce6" fo:padding="0.097cm" fo:border-left="none" fo:border-right="0.5pt solid #bf819e" fo:border-top="none" fo:border-bottom="none">
        <style:background-image/>
      </style:table-cell-properties>
    </style:style>
    <style:style style:name="Таблица51.A5" style:family="table-cell">
      <style:table-cell-properties fo:background-color="#dedce6" fo:padding="0.097cm" fo:border-left="0.5pt solid #bf819e" fo:border-right="none" fo:border-top="none" fo:border-bottom="0.5pt solid #bf819e">
        <style:background-image/>
      </style:table-cell-properties>
    </style:style>
    <style:style style:name="Таблица51.B5" style:family="table-cell">
      <style:table-cell-properties fo:background-color="#dedce6" fo:padding="0.097cm" fo:border-left="none" fo:border-right="0.5pt solid #bf819e" fo:border-top="none" fo:border-bottom="0.5pt solid #bf819e">
        <style:background-image/>
      </style:table-cell-properties>
    </style:style>
    <style:style style:name="P1" style:family="paragraph" style:parent-style-name="Standard">
      <style:paragraph-properties fo:text-align="center" style:justify-single-word="false"/>
      <style:text-properties style:font-name="Liberation Mono" fo:font-size="18pt" fo:language="ru" fo:country="RU" fo:font-weight="bold" officeooo:rsid="00004791" officeooo:paragraph-rsid="00004791" fo:background-color="#ffffff"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fo:font-weight="normal" officeooo:rsid="00004791" officeooo:paragraph-rsid="00004791" style:font-size-asian="13.1000003814697pt" style:font-weight-asian="normal" style:font-size-complex="15pt" style:font-weight-complex="normal"/>
    </style:style>
    <style:style style:name="P3"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fo:font-weight="normal" officeooo:rsid="00004791" officeooo:paragraph-rsid="00004791" fo:background-color="#ffffff"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Liberation Mono" fo:font-size="15pt" fo:language="ru" fo:country="RU" style:text-underline-style="solid" style:text-underline-width="auto" style:text-underline-color="font-color" fo:font-weight="normal" officeooo:rsid="00124c0c" officeooo:paragraph-rsid="00124c0c" fo:background-color="#ffffff"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fo:font-weight="normal" officeooo:rsid="002bb305" officeooo:paragraph-rsid="002bb305" fo:background-color="#ffffff" style:font-size-asian="13.1000003814697pt" style:font-weight-asian="normal" style:font-size-complex="15pt" style:font-weight-complex="normal"/>
    </style:style>
    <style:style style:name="P6"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officeooo:rsid="01b3c7a7" officeooo:paragraph-rsid="01b3c7a7" fo:background-color="#ffffff" style:font-size-asian="13.1000003814697pt" style:font-size-complex="15pt"/>
    </style:style>
    <style:style style:name="P7"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officeooo:rsid="02d5b995" officeooo:paragraph-rsid="02d5b995" fo:background-color="#ffffff" style:font-size-asian="13.1000003814697pt" style:font-size-complex="15pt"/>
    </style:style>
    <style:style style:name="P8"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officeooo:rsid="039789fa" officeooo:paragraph-rsid="039789fa" fo:background-color="#ffffff" style:font-size-asian="13.1000003814697pt" style:font-size-complex="15pt"/>
    </style:style>
    <style:style style:name="P9" style:family="paragraph" style:parent-style-name="Standard">
      <style:paragraph-properties fo:text-align="center" style:justify-single-word="false"/>
      <style:text-properties style:font-name="Liberation Mono" fo:font-size="15pt" fo:language="ru" fo:country="RU" fo:font-style="normal" style:text-underline-style="solid" style:text-underline-width="auto" style:text-underline-color="font-color" officeooo:rsid="01b7d04b" officeooo:paragraph-rsid="01b7d04b" fo:background-color="#ffffff" style:font-size-asian="13.1000003814697pt" style:font-style-asian="normal" style:font-size-complex="15pt" style:font-style-complex="normal"/>
    </style:style>
    <style:style style:name="P10" style:family="paragraph" style:parent-style-name="Standard">
      <style:paragraph-properties fo:text-align="center" style:justify-single-word="false"/>
      <style:text-properties style:font-name="Liberation Mono" fo:font-size="15pt" fo:language="ru" fo:country="RU" fo:font-style="normal" style:text-underline-style="solid" style:text-underline-width="auto" style:text-underline-color="font-color" officeooo:rsid="01c9125a" officeooo:paragraph-rsid="01c9125a" fo:background-color="#ffffff" style:font-size-asian="13.1000003814697pt" style:font-style-asian="normal" style:font-size-complex="15pt" style:font-style-complex="normal"/>
    </style:style>
    <style:style style:name="P11" style:family="paragraph" style:parent-style-name="Standard">
      <style:paragraph-properties fo:text-align="center" style:justify-single-word="false"/>
      <style:text-properties style:font-name="Liberation Mono" fo:font-size="15pt" fo:language="ru" fo:country="RU" fo:font-style="normal" style:text-underline-style="solid" style:text-underline-width="auto" style:text-underline-color="font-color" officeooo:rsid="01baf154" officeooo:paragraph-rsid="01bb5ee8" fo:background-color="#ffffff" style:font-size-asian="13.1000003814697pt" style:font-style-asian="normal" style:font-size-complex="15pt" style:font-style-complex="normal"/>
    </style:style>
    <style:style style:name="P12" style:family="paragraph" style:parent-style-name="Standard">
      <style:paragraph-properties fo:text-align="center" style:justify-single-word="false"/>
      <style:text-properties style:font-name="Liberation Mono" fo:font-size="15pt" fo:language="ru" fo:country="RU" fo:font-style="normal" style:text-underline-style="solid" style:text-underline-width="auto" style:text-underline-color="font-color" officeooo:rsid="01b7d04b" officeooo:paragraph-rsid="01b7d04b" style:font-size-asian="13.1000003814697pt" style:font-style-asian="normal" style:font-size-complex="15pt" style:font-style-complex="normal"/>
    </style:style>
    <style:style style:name="P13" style:family="paragraph" style:parent-style-name="Standard">
      <style:paragraph-properties fo:text-align="center" style:justify-single-word="false"/>
      <style:text-properties style:font-name="Liberation Mono" fo:font-size="15pt" fo:language="en" fo:country="US" style:text-underline-style="solid" style:text-underline-width="auto" style:text-underline-color="font-color" fo:font-weight="bold" officeooo:rsid="00004791" officeooo:paragraph-rsid="00004791"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style:font-name="Liberation Mono" fo:font-size="15pt" fo:language="en" fo:country="US" fo:font-style="normal" style:text-underline-style="solid" style:text-underline-width="auto" style:text-underline-color="font-color" officeooo:rsid="01c9125a" officeooo:paragraph-rsid="01c9125a" style:font-size-asian="13.1000003814697pt" style:font-style-asian="normal" style:font-size-complex="15pt" style:font-style-complex="normal"/>
    </style:style>
    <style:style style:name="P15" style:family="paragraph" style:parent-style-name="Standard">
      <style:paragraph-properties fo:text-align="center" style:justify-single-word="false"/>
      <style:text-properties style:font-name="Liberation Mono" fo:font-size="15pt" style:text-underline-style="solid" style:text-underline-width="auto" style:text-underline-color="font-color" fo:font-weight="normal" officeooo:rsid="04a611cb" officeooo:paragraph-rsid="04a611cb"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style:font-name="Liberation Mono" fo:font-size="11pt" fo:language="ru" fo:country="RU" style:text-underline-style="none" fo:font-weight="normal" officeooo:rsid="00004791" officeooo:paragraph-rsid="00004791"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Mono" fo:font-size="11pt" fo:language="ru" fo:country="RU" style:text-underline-style="none" fo:font-weight="normal" officeooo:rsid="00016a29" officeooo:paragraph-rsid="00016a29"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Mono" fo:font-size="11pt" fo:language="ru" fo:country="RU" style:text-underline-style="none" fo:font-weight="normal" officeooo:rsid="001661a2" officeooo:paragraph-rsid="001661a2" fo:background-color="#ffffff"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Liberation Mono" fo:font-size="11pt" fo:language="ru" fo:country="RU" style:text-underline-style="none" fo:font-weight="normal" officeooo:rsid="0016a549" officeooo:paragraph-rsid="0016a549" fo:background-color="#ffffff"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Mono" fo:font-size="11pt" fo:language="ru" fo:country="RU" style:text-underline-style="none" fo:font-weight="normal" officeooo:rsid="0019926b" officeooo:paragraph-rsid="0019926b" fo:background-color="#ffffff"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Mono" fo:font-size="11pt" fo:language="ru" fo:country="RU" style:text-underline-style="none" fo:font-weight="normal" officeooo:rsid="001b35d1" officeooo:paragraph-rsid="0019926b" fo:background-color="#ffffff"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Liberation Mono" fo:font-size="11pt" fo:language="ru" fo:country="RU" style:text-underline-style="none" fo:font-weight="normal" officeooo:rsid="001b35d1" officeooo:paragraph-rsid="001b35d1" fo:background-color="#ffffff"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Liberation Mono" fo:font-size="11pt" fo:language="ru" fo:country="RU" style:text-underline-style="none" fo:font-weight="normal" officeooo:rsid="001d2270" officeooo:paragraph-rsid="001d2270" fo:background-color="#ffffff"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font-name="Liberation Mono" fo:font-size="11pt" fo:language="ru" fo:country="RU" style:text-underline-style="none" fo:font-weight="normal" officeooo:rsid="001c9b22" officeooo:paragraph-rsid="001c9b22" fo:background-color="#ffffff"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Liberation Mono" fo:font-size="11pt" fo:language="ru" fo:country="RU" style:text-underline-style="none" fo:font-weight="normal" officeooo:rsid="001efe14" officeooo:paragraph-rsid="001efe14" fo:background-color="#ffffff"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Liberation Mono" fo:font-size="11pt" fo:language="ru" fo:country="RU" style:text-underline-style="none" fo:font-weight="normal" officeooo:rsid="002149d8" officeooo:paragraph-rsid="002149d8" fo:background-color="#ffffff"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Mono" fo:font-size="11pt" fo:language="ru" fo:country="RU" style:text-underline-style="none" fo:font-weight="normal" officeooo:rsid="00215512" officeooo:paragraph-rsid="00215512" fo:background-color="#ffffff"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Mono" fo:font-size="11pt" fo:language="ru" fo:country="RU" style:text-underline-style="none" fo:font-weight="normal" officeooo:rsid="00217261" officeooo:paragraph-rsid="00217261" fo:background-color="#ffffff"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Mono" fo:font-size="11pt" fo:language="ru" fo:country="RU" style:text-underline-style="none" fo:font-weight="normal" officeooo:rsid="0022e76d" officeooo:paragraph-rsid="0022e76d" fo:background-color="#ffffff"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Mono" fo:font-size="11pt" fo:language="ru" fo:country="RU" style:text-underline-style="none" fo:font-weight="normal" officeooo:rsid="002381a4" officeooo:paragraph-rsid="002381a4" fo:background-color="#ffffff"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Mono" fo:font-size="11pt" fo:language="ru" fo:country="RU" style:text-underline-style="none" fo:font-weight="normal" officeooo:rsid="002d9d15" officeooo:paragraph-rsid="002d9d15" fo:background-color="#ffffff"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font-name="Liberation Mono" fo:font-size="11pt" fo:language="ru" fo:country="RU" style:text-underline-style="none" fo:font-weight="normal" officeooo:rsid="002d5bac" officeooo:paragraph-rsid="002bb305" fo:background-color="#ffffff"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Mono" fo:font-size="11pt" fo:language="ru" fo:country="RU" style:text-underline-style="none" fo:font-weight="normal" officeooo:rsid="0031c0d8" officeooo:paragraph-rsid="0031c0d8" fo:background-color="#ffffff"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Mono" fo:font-size="11pt" fo:language="ru" fo:country="RU" style:text-underline-style="none" fo:font-weight="normal" officeooo:rsid="00339846" officeooo:paragraph-rsid="00339846" fo:background-color="#ffffff"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Mono" fo:font-size="11pt" fo:language="ru" fo:country="RU" style:text-underline-style="none" fo:font-weight="normal" officeooo:rsid="003a1815" officeooo:paragraph-rsid="003a1815" fo:background-color="#ffffff"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Mono" fo:font-size="11pt" fo:language="ru" fo:country="RU" style:text-underline-style="none" fo:font-weight="normal" officeooo:rsid="003b5d05" officeooo:paragraph-rsid="003b5d05" fo:background-color="#ffffff"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Liberation Mono" fo:font-size="11pt" fo:language="ru" fo:country="RU" style:text-underline-style="none" fo:font-weight="normal" officeooo:rsid="003dabd0" officeooo:paragraph-rsid="003dabd0" fo:background-color="#fffff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font-name="Liberation Mono" fo:font-size="11pt" fo:language="ru" fo:country="RU" style:text-underline-style="none" fo:font-weight="normal" officeooo:rsid="0042f561" officeooo:paragraph-rsid="0042f561" fo:background-color="#ffffff"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Mono" fo:font-size="11pt" fo:language="ru" fo:country="RU" style:text-underline-style="none" fo:font-weight="normal" officeooo:rsid="00448243" officeooo:paragraph-rsid="00438a4d" fo:background-color="#ffffff"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font-name="Liberation Mono" fo:font-size="11pt" fo:language="ru" fo:country="RU" style:text-underline-style="none" fo:font-weight="normal" officeooo:rsid="0047fb42" officeooo:paragraph-rsid="0047fb42" fo:background-color="#ffffff"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004791" officeooo:paragraph-rsid="00004791"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016a29" officeooo:paragraph-rsid="00016a29"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1661a2" officeooo:paragraph-rsid="001661a2" fo:background-color="#ffffff"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16a549" officeooo:paragraph-rsid="0016a549" fo:background-color="#ffffff"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19926b" officeooo:paragraph-rsid="0019926b" fo:background-color="#ffffff"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1b35d1" officeooo:paragraph-rsid="001b35d1" fo:background-color="#ffffff"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1d2270" officeooo:paragraph-rsid="001d2270" fo:background-color="#ffffff"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1efe14" officeooo:paragraph-rsid="001efe14" fo:background-color="#ffffff"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149d8" officeooo:paragraph-rsid="002149d8" fo:background-color="#ffffff"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15512" officeooo:paragraph-rsid="00215512" fo:background-color="#ffffff"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17261" officeooo:paragraph-rsid="00217261" fo:background-color="#ffffff"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2e76d" officeooo:paragraph-rsid="0022e76d" fo:background-color="#ffffff" style:font-size-asian="9.60000038146973pt" style:font-weight-asian="normal" style:font-size-complex="11pt" style:font-weight-complex="normal"/>
    </style:style>
    <style:style style:name="P53"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381a4" officeooo:paragraph-rsid="002381a4" fo:background-color="#ffffff"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bb305" officeooo:paragraph-rsid="002bb305" fo:background-color="#ffffff"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2ee0a0" officeooo:paragraph-rsid="002ee0a0" fo:background-color="#ffffff"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31c0d8" officeooo:paragraph-rsid="0031c0d8" fo:background-color="#ffffff"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339846" officeooo:paragraph-rsid="00339846" fo:background-color="#ffffff"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376ebd" officeooo:paragraph-rsid="00376ebd" fo:background-color="#ffffff"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3b5d05" officeooo:paragraph-rsid="003b5d05" fo:background-color="#ffffff"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3cee15" officeooo:paragraph-rsid="003cee15" fo:background-color="#ffffff"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3fc251" officeooo:paragraph-rsid="003fc251" fo:background-color="#ffffff"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438a4d" officeooo:paragraph-rsid="00438a4d" fo:background-color="#ffffff"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457034" officeooo:paragraph-rsid="00457034" fo:background-color="#ffffff"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047fb42" officeooo:paragraph-rsid="0047fb42" fo:background-color="#ffffff"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style:font-name="Liberation Mono" fo:font-size="11pt" fo:language="ru" fo:country="RU" fo:font-weight="normal" officeooo:rsid="00027dce" officeooo:paragraph-rsid="00027dce"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Mono" fo:font-size="11pt" fo:language="ru" fo:country="RU" fo:font-weight="normal" officeooo:rsid="0003e894" officeooo:paragraph-rsid="0003e894" style:font-size-asian="9.60000038146973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Mono" fo:font-size="11pt" fo:language="ru" fo:country="RU" fo:font-weight="normal" officeooo:rsid="0004520b" officeooo:paragraph-rsid="0004520b" style:font-size-asian="9.60000038146973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b4e662" officeooo:paragraph-rsid="01b4e662" style:font-size-asian="9.60000038146973pt" style:font-style-asian="normal" style:font-size-complex="11pt" style:font-style-complex="normal"/>
    </style:style>
    <style:style style:name="P69"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b4e662" officeooo:paragraph-rsid="01bbb04e" style:font-size-asian="9.60000038146973pt" style:font-style-asian="normal" style:font-size-complex="11pt" style:font-style-complex="normal"/>
    </style:style>
    <style:style style:name="P70"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b6ca30" officeooo:paragraph-rsid="01bbb04e" style:font-size-asian="9.60000038146973pt" style:font-style-asian="normal" style:font-size-complex="11pt" style:font-style-complex="normal"/>
    </style:style>
    <style:style style:name="P71"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b6ca30" officeooo:paragraph-rsid="01cf6ab6" style:font-size-asian="9.60000038146973pt" style:font-style-asian="normal" style:font-size-complex="11pt" style:font-style-complex="normal"/>
    </style:style>
    <style:style style:name="P72"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b6ca30" officeooo:paragraph-rsid="01b4e662" style:font-size-asian="9.60000038146973pt" style:font-style-asian="normal" style:font-size-complex="11pt" style:font-style-complex="normal"/>
    </style:style>
    <style:style style:name="P73"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e392b1" officeooo:paragraph-rsid="01e392b1" style:font-size-asian="9.60000038146973pt" style:font-style-asian="normal" style:font-size-complex="11pt" style:font-style-complex="normal"/>
    </style:style>
    <style:style style:name="P74"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e48660" officeooo:paragraph-rsid="01e48660" style:font-size-asian="9.60000038146973pt" style:font-style-asian="normal" style:font-size-complex="11pt" style:font-style-complex="normal"/>
    </style:style>
    <style:style style:name="P75"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200d5e1" officeooo:paragraph-rsid="0200d5e1" style:font-size-asian="9.60000038146973pt" style:font-style-asian="normal" style:font-size-complex="11pt" style:font-style-complex="normal"/>
    </style:style>
    <style:style style:name="P76" style:family="paragraph" style:parent-style-name="Standard">
      <style:paragraph-properties fo:text-align="start" style:justify-single-word="false"/>
      <style:text-properties style:font-name="Liberation Mono" fo:font-size="11pt" fo:language="ru" fo:country="RU" fo:font-style="normal" style:text-underline-style="solid" style:text-underline-width="auto" style:text-underline-color="font-color" officeooo:rsid="01b6ca30" officeooo:paragraph-rsid="01b6ca30" fo:background-color="#ffffff" style:font-size-asian="9.60000038146973pt" style:font-style-asian="normal" style:font-size-complex="11pt" style:font-style-complex="normal"/>
    </style:style>
    <style:style style:name="P77" style:family="paragraph" style:parent-style-name="Standard">
      <style:paragraph-properties fo:text-align="start" style:justify-single-word="false"/>
      <style:text-properties style:font-name="Liberation Mono" fo:font-size="11pt" fo:language="ru" fo:country="RU" fo:font-style="normal" style:text-underline-style="none" officeooo:rsid="01c0d359" officeooo:paragraph-rsid="01c0d359" style:font-size-asian="9.60000038146973pt" style:font-style-asian="normal" style:font-size-complex="11pt" style:font-style-complex="normal"/>
    </style:style>
    <style:style style:name="P78" style:family="paragraph" style:parent-style-name="Standard">
      <style:paragraph-properties fo:text-align="start" style:justify-single-word="false"/>
      <style:text-properties style:font-name="Liberation Mono" fo:font-size="11pt" fo:language="ru" fo:country="RU" fo:font-style="normal" style:text-underline-style="none" officeooo:rsid="01c2a8a7" officeooo:paragraph-rsid="01c2a8a7" style:font-size-asian="9.60000038146973pt" style:font-style-asian="normal" style:font-size-complex="11pt" style:font-style-complex="normal"/>
    </style:style>
    <style:style style:name="P79" style:family="paragraph" style:parent-style-name="Standard">
      <style:paragraph-properties fo:text-align="start" style:justify-single-word="false"/>
      <style:text-properties style:font-name="Liberation Mono" fo:font-size="11pt" fo:language="ru" fo:country="RU" fo:font-style="normal" style:text-underline-style="none" officeooo:rsid="01cf6ab6" officeooo:paragraph-rsid="01cf6ab6" style:font-size-asian="9.60000038146973pt" style:font-style-asian="normal" style:font-size-complex="11pt" style:font-style-complex="normal"/>
    </style:style>
    <style:style style:name="P80" style:family="paragraph" style:parent-style-name="Standard">
      <style:paragraph-properties fo:text-align="start" style:justify-single-word="false"/>
      <style:text-properties style:font-name="Liberation Mono" fo:font-size="11pt" fo:language="ru" fo:country="RU" fo:font-style="normal" style:text-underline-style="none" officeooo:rsid="01d26cc0" officeooo:paragraph-rsid="01d26cc0" style:font-size-asian="9.60000038146973pt" style:font-style-asian="normal" style:font-size-complex="11pt" style:font-style-complex="normal"/>
    </style:style>
    <style:style style:name="P81" style:family="paragraph" style:parent-style-name="Standard">
      <style:paragraph-properties fo:text-align="start" style:justify-single-word="false"/>
      <style:text-properties style:font-name="Liberation Mono" fo:font-size="11pt" fo:language="ru" fo:country="RU" fo:font-style="normal" style:text-underline-style="none" officeooo:rsid="01d3428d" officeooo:paragraph-rsid="01d3428d" style:font-size-asian="9.60000038146973pt" style:font-style-asian="normal" style:font-size-complex="11pt" style:font-style-complex="normal"/>
    </style:style>
    <style:style style:name="P82" style:family="paragraph" style:parent-style-name="Standard">
      <style:paragraph-properties fo:text-align="start" style:justify-single-word="false"/>
      <style:text-properties style:font-name="Liberation Mono" fo:font-size="11pt" fo:language="ru" fo:country="RU" fo:font-style="normal" style:text-underline-style="none" officeooo:rsid="01d585dc" officeooo:paragraph-rsid="01d585dc" style:font-size-asian="9.60000038146973pt" style:font-style-asian="normal" style:font-size-complex="11pt" style:font-style-complex="normal"/>
    </style:style>
    <style:style style:name="P83" style:family="paragraph" style:parent-style-name="Standard">
      <style:paragraph-properties fo:text-align="start" style:justify-single-word="false"/>
      <style:text-properties style:font-name="Liberation Mono" fo:font-size="11pt" fo:language="ru" fo:country="RU" fo:font-style="normal" style:text-underline-style="none" officeooo:rsid="01d91013" officeooo:paragraph-rsid="01d91013" style:font-size-asian="9.60000038146973pt" style:font-style-asian="normal" style:font-size-complex="11pt" style:font-style-complex="normal"/>
    </style:style>
    <style:style style:name="P84" style:family="paragraph" style:parent-style-name="Standard">
      <style:paragraph-properties fo:text-align="start" style:justify-single-word="false"/>
      <style:text-properties style:font-name="Liberation Mono" fo:font-size="11pt" fo:language="ru" fo:country="RU" fo:font-style="normal" style:text-underline-style="none" officeooo:rsid="01da3a71" officeooo:paragraph-rsid="01da3a71" style:font-size-asian="9.60000038146973pt" style:font-style-asian="normal" style:font-size-complex="11pt" style:font-style-complex="normal"/>
    </style:style>
    <style:style style:name="P85" style:family="paragraph" style:parent-style-name="Standard">
      <style:paragraph-properties fo:text-align="start" style:justify-single-word="false"/>
      <style:text-properties style:font-name="Liberation Mono" fo:font-size="11pt" fo:language="ru" fo:country="RU" fo:font-style="normal" style:text-underline-style="none" officeooo:rsid="01e392b1" officeooo:paragraph-rsid="01e392b1" style:font-size-asian="9.60000038146973pt" style:font-style-asian="normal" style:font-size-complex="11pt" style:font-style-complex="normal"/>
    </style:style>
    <style:style style:name="P86" style:family="paragraph" style:parent-style-name="Standard">
      <style:paragraph-properties fo:text-align="start" style:justify-single-word="false"/>
      <style:text-properties style:font-name="Liberation Mono" fo:font-size="11pt" fo:language="ru" fo:country="RU" fo:font-style="normal" style:text-underline-style="none" officeooo:rsid="01e5bd0c" officeooo:paragraph-rsid="01e5bd0c" style:font-size-asian="9.60000038146973pt" style:font-style-asian="normal" style:font-size-complex="11pt" style:font-style-complex="normal"/>
    </style:style>
    <style:style style:name="P87" style:family="paragraph" style:parent-style-name="Standard">
      <style:paragraph-properties fo:text-align="start" style:justify-single-word="false"/>
      <style:text-properties style:font-name="Liberation Mono" fo:font-size="11pt" fo:language="ru" fo:country="RU" fo:font-style="normal" style:text-underline-style="none" officeooo:rsid="01e7c802" officeooo:paragraph-rsid="01e7c802" style:font-size-asian="9.60000038146973pt" style:font-style-asian="normal" style:font-size-complex="11pt" style:font-style-complex="normal"/>
    </style:style>
    <style:style style:name="P88" style:family="paragraph" style:parent-style-name="Standard">
      <style:paragraph-properties fo:text-align="start" style:justify-single-word="false"/>
      <style:text-properties style:font-name="Liberation Mono" fo:font-size="11pt" fo:language="ru" fo:country="RU" fo:font-style="normal" style:text-underline-style="none" officeooo:rsid="0200d5e1" officeooo:paragraph-rsid="0200d5e1" style:font-size-asian="9.60000038146973pt" style:font-style-asian="normal" style:font-size-complex="11pt" style:font-style-complex="normal"/>
    </style:style>
    <style:style style:name="P89" style:family="paragraph" style:parent-style-name="Standard">
      <style:text-properties style:font-name="Liberation Mono" fo:font-size="11pt" fo:language="ru" fo:country="RU" officeooo:rsid="03dd1863" officeooo:paragraph-rsid="03dd1863" style:font-size-asian="11pt" style:font-size-complex="11pt"/>
    </style:style>
    <style:style style:name="P90" style:family="paragraph" style:parent-style-name="Standard">
      <style:paragraph-properties fo:text-align="start" style:justify-single-word="false"/>
      <style:text-properties style:font-name="Liberation Mono" fo:font-size="11pt" fo:language="en" fo:country="US" style:text-underline-style="none" fo:font-weight="normal" officeooo:rsid="001c9b22" officeooo:paragraph-rsid="001c9b22" fo:background-color="#ffffff" style:font-size-asian="9.60000038146973pt" style:font-weight-asian="normal" style:font-size-complex="11pt" style:font-weight-complex="normal"/>
    </style:style>
    <style:style style:name="P91" style:family="paragraph" style:parent-style-name="Standard">
      <style:paragraph-properties fo:text-align="start" style:justify-single-word="false"/>
      <style:text-properties style:font-name="Liberation Mono" fo:font-size="11pt" fo:language="en" fo:country="US" style:text-underline-style="none" fo:font-weight="normal" officeooo:rsid="002bb305" officeooo:paragraph-rsid="002bb305" fo:background-color="#ffffff"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style:font-name="Liberation Mono" fo:font-size="11pt" fo:language="en" fo:country="US" style:text-underline-style="none" fo:font-weight="normal" officeooo:rsid="00215512" officeooo:paragraph-rsid="00215512" fo:background-color="#ffffff"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style:font-name="Liberation Mono" fo:font-size="11pt" fo:language="en" fo:country="US" style:text-underline-style="solid" style:text-underline-width="auto" style:text-underline-color="font-color" fo:font-weight="normal" officeooo:rsid="001c9b22" officeooo:paragraph-rsid="001c9b22" fo:background-color="#ffffff" style:font-size-asian="9.60000038146973pt" style:font-weight-asian="normal" style:font-size-complex="11pt" style:font-weight-complex="normal"/>
    </style:style>
    <style:style style:name="P94" style:family="paragraph" style:parent-style-name="Standard">
      <style:paragraph-properties fo:text-align="start" style:justify-single-word="false"/>
      <style:text-properties style:font-name="Liberation Mono" fo:font-size="11pt" fo:language="en" fo:country="US" style:text-underline-style="solid" style:text-underline-width="auto" style:text-underline-color="font-color" fo:font-weight="normal" officeooo:rsid="002d9d15" officeooo:paragraph-rsid="002d9d15" fo:background-color="#ffffff" style:font-size-asian="9.60000038146973pt" style:font-weight-asian="normal" style:font-size-complex="11pt" style:font-weight-complex="normal"/>
    </style:style>
    <style:style style:name="P95" style:family="paragraph" style:parent-style-name="Standard">
      <style:paragraph-properties fo:text-align="start" style:justify-single-word="false"/>
      <style:text-properties style:font-name="Liberation Mono" fo:font-size="11pt" fo:language="en" fo:country="US" fo:font-weight="normal" officeooo:rsid="00027dce" officeooo:paragraph-rsid="00027dce" style:font-size-asian="9.60000038146973pt" style:font-weight-asian="normal" style:font-size-complex="11pt" style:font-weight-complex="normal"/>
    </style:style>
    <style:style style:name="P96" style:family="paragraph" style:parent-style-name="Standard">
      <style:paragraph-properties fo:text-align="start" style:justify-single-word="false"/>
      <style:text-properties style:font-name="Liberation Mono" fo:font-size="11pt" fo:language="en" fo:country="US" fo:font-style="normal" style:text-underline-style="none" officeooo:rsid="01cf6ab6" officeooo:paragraph-rsid="01cf6ab6" style:font-size-asian="9.60000038146973pt" style:font-style-asian="normal" style:font-size-complex="11pt" style:font-style-complex="normal"/>
    </style:style>
    <style:style style:name="P97" style:family="paragraph" style:parent-style-name="Standard">
      <style:paragraph-properties fo:text-align="start" style:justify-single-word="false"/>
      <style:text-properties style:font-name="Liberation Mono" fo:font-size="11pt" fo:language="en" fo:country="US" fo:font-style="normal" style:text-underline-style="none" officeooo:rsid="01da3a71" officeooo:paragraph-rsid="01d91013" style:font-size-asian="9.60000038146973pt" style:font-style-asian="normal" style:font-size-complex="11pt" style:font-style-complex="normal"/>
    </style:style>
    <style:style style:name="P98" style:family="paragraph" style:parent-style-name="Standard">
      <style:paragraph-properties fo:text-align="start" style:justify-single-word="false"/>
      <style:text-properties style:font-name="Liberation Mono" fo:font-size="11pt" fo:language="en" fo:country="US" fo:font-style="normal" style:text-underline-style="solid" style:text-underline-width="auto" style:text-underline-color="font-color" officeooo:rsid="01c0d359" officeooo:paragraph-rsid="01b6ca30" style:font-size-asian="9.60000038146973pt" style:font-style-asian="normal" style:font-size-complex="11pt" style:font-style-complex="normal"/>
    </style:style>
    <style:style style:name="P99" style:family="paragraph" style:parent-style-name="Standard">
      <style:text-properties style:font-name="Liberation Mono" fo:font-size="11pt" officeooo:paragraph-rsid="03dd1863" style:font-size-asian="11pt" style:font-size-complex="11pt"/>
    </style:style>
    <style:style style:name="P100" style:family="paragraph" style:parent-style-name="Standard">
      <style:paragraph-properties fo:text-align="center" style:justify-single-word="false"/>
      <style:text-properties style:font-name="Liberation Mono" fo:font-size="6pt" fo:language="en" fo:country="US" fo:font-weight="bold" officeooo:rsid="000df3dd" officeooo:paragraph-rsid="000df3dd" style:font-size-asian="5.25pt" style:font-weight-asian="bold" style:font-size-complex="6pt" style:font-weight-complex="bold"/>
    </style:style>
    <style:style style:name="P101" style:family="paragraph" style:parent-style-name="Standard">
      <style:paragraph-properties fo:text-align="center" style:justify-single-word="false"/>
      <style:text-properties style:font-name="Liberation Mono" fo:font-size="20pt" fo:language="ru" fo:country="RU" fo:font-weight="bold" officeooo:rsid="00004791" officeooo:paragraph-rsid="00004791" style:font-size-asian="17.5pt" style:font-weight-asian="bold" style:font-size-complex="20pt" style:font-weight-complex="bold"/>
    </style:style>
    <style:style style:name="P102" style:family="paragraph" style:parent-style-name="Standard">
      <style:paragraph-properties fo:text-align="start" style:justify-single-word="false"/>
      <style:text-properties style:font-name="Liberation Mono" fo:font-size="10pt" fo:background-color="transparent" style:font-size-asian="10pt" style:font-size-complex="10pt"/>
    </style:style>
    <style:style style:name="P103" style:family="paragraph" style:parent-style-name="Standard">
      <style:text-properties style:font-name="Liberation Mono" fo:font-size="10pt" officeooo:rsid="0488fac6" officeooo:paragraph-rsid="0488fac6" style:font-size-asian="8.75pt" style:font-size-complex="10pt"/>
    </style:style>
    <style:style style:name="P104" style:family="paragraph" style:parent-style-name="Standard">
      <style:paragraph-properties fo:text-align="center" style:justify-single-word="false"/>
      <style:text-properties style:font-name="Liberation Mono" fo:font-size="10pt" officeooo:rsid="0488fac6" officeooo:paragraph-rsid="0488fac6" style:font-size-asian="8.75pt" style:font-size-complex="10pt"/>
    </style:style>
    <style:style style:name="P105" style:family="paragraph" style:parent-style-name="Standard">
      <style:paragraph-properties fo:text-align="start" style:justify-single-word="false"/>
      <style:text-properties style:font-name="Liberation Mono" fo:font-size="10pt" style:text-underline-style="none" fo:font-weight="normal" officeooo:rsid="04ab6228" officeooo:paragraph-rsid="04ab6228" style:font-size-asian="8.75pt" style:font-weight-asian="normal" style:font-size-complex="10pt" style:font-weight-complex="normal"/>
    </style:style>
    <style:style style:name="P106" style:family="paragraph" style:parent-style-name="Standard">
      <style:paragraph-properties fo:text-align="start" style:justify-single-word="false"/>
      <style:text-properties fo:color="#2a6099" style:font-name="Liberation Mono" fo:font-size="11pt" fo:language="ru" fo:country="RU" style:text-underline-style="solid" style:text-underline-width="auto" style:text-underline-color="font-color" fo:font-weight="normal" officeooo:rsid="00004791" officeooo:paragraph-rsid="00004791" fo:background-color="#ffffff" style:font-size-asian="9.60000038146973pt" style:font-weight-asian="normal" style:font-size-complex="11pt" style:font-weight-complex="normal"/>
    </style:style>
    <style:style style:name="P107" style:family="paragraph" style:parent-style-name="Standard">
      <style:paragraph-properties fo:text-align="center" style:justify-single-word="false"/>
      <style:text-properties fo:color="#2a6099" style:font-name="Liberation Mono" fo:font-size="20pt" fo:language="ru" fo:country="RU" fo:font-weight="bold" officeooo:rsid="0024d0d8" officeooo:paragraph-rsid="0024d0d8" fo:background-color="#ffffff" style:font-size-asian="17.5pt" style:font-weight-asian="bold" style:font-size-complex="20pt" style:font-weight-complex="bold"/>
    </style:style>
    <style:style style:name="P108" style:family="paragraph" style:parent-style-name="Standard">
      <style:paragraph-properties fo:text-align="center" style:justify-single-word="false"/>
      <style:text-properties fo:color="#2a6099" style:font-name="Liberation Mono" fo:font-size="15pt" fo:language="ru" fo:country="RU" style:text-underline-style="none" fo:font-weight="normal" officeooo:rsid="00004791" officeooo:paragraph-rsid="00004791" fo:background-color="#ffffff" style:font-size-asian="13.1000003814697pt" style:font-weight-asian="normal" style:font-size-complex="15pt" style:font-weight-complex="normal"/>
    </style:style>
    <style:style style:name="P109" style:family="paragraph" style:parent-style-name="Standard">
      <style:paragraph-properties fo:text-align="center" style:justify-single-word="false"/>
      <style:text-properties fo:color="#2a6099" style:font-name="Liberation Mono" fo:font-size="15pt" fo:language="ru" fo:country="RU" style:text-underline-style="none" fo:font-weight="normal" officeooo:rsid="00124c0c" officeooo:paragraph-rsid="00124c0c" fo:background-color="#ffffff" style:font-size-asian="13.1000003814697pt" style:font-weight-asian="normal" style:font-size-complex="15pt" style:font-weight-complex="normal"/>
    </style:style>
    <style:style style:name="P110" style:family="paragraph" style:parent-style-name="Standard">
      <style:paragraph-properties fo:text-align="center" style:justify-single-word="false"/>
      <style:text-properties fo:color="#2a6099" style:font-name="Liberation Mono" fo:font-size="15pt" fo:language="ru" fo:country="RU" style:text-underline-style="none" fo:font-weight="normal" officeooo:rsid="002bb305" officeooo:paragraph-rsid="002bb305" fo:background-color="#ffffff" style:font-size-asian="13.1000003814697pt" style:font-weight-asian="normal" style:font-size-complex="15pt" style:font-weight-complex="normal"/>
    </style:style>
    <style:style style:name="P111" style:family="paragraph" style:parent-style-name="Standard">
      <style:paragraph-properties fo:text-align="center" style:justify-single-word="false"/>
      <style:text-properties fo:color="#2a6099" style:font-name="Liberation Mono" fo:font-size="15pt" fo:language="ru" fo:country="RU" style:text-underline-style="none" fo:font-weight="normal" officeooo:rsid="004b8d33" officeooo:paragraph-rsid="004b8d33" fo:background-color="#ffffff" style:font-size-asian="13.1000003814697pt" style:font-weight-asian="normal" style:font-size-complex="15pt" style:font-weight-complex="normal"/>
    </style:style>
    <style:style style:name="P112" style:family="paragraph" style:parent-style-name="Standard">
      <style:paragraph-properties fo:text-align="center" style:justify-single-word="false"/>
      <style:text-properties fo:color="#2a6099" style:font-name="Liberation Mono" fo:font-size="15pt" fo:language="ru" fo:country="RU" style:text-underline-style="none" fo:font-weight="normal" officeooo:rsid="00376ebd" officeooo:paragraph-rsid="00376ebd" fo:background-color="#ffffff" style:font-size-asian="15pt" style:font-weight-asian="normal" style:font-size-complex="15pt" style:font-weight-complex="normal"/>
    </style:style>
    <style:style style:name="P113" style:family="paragraph" style:parent-style-name="Standard">
      <style:paragraph-properties fo:text-align="center" style:justify-single-word="false"/>
      <style:text-properties fo:color="#2a6099" style:font-name="Liberation Mono" fo:font-size="15pt" fo:language="ru" fo:country="RU" style:text-underline-style="none" fo:font-weight="normal" officeooo:rsid="004a2728" officeooo:paragraph-rsid="004a2728" fo:background-color="#ffffff" style:font-size-asian="15pt" style:font-weight-asian="normal" style:font-size-complex="15pt" style:font-weight-complex="normal"/>
    </style:style>
    <style:style style:name="P114" style:family="paragraph" style:parent-style-name="Standard">
      <style:paragraph-properties fo:text-align="start" style:justify-single-word="false"/>
      <style:text-properties fo:color="#2a6099" style:font-name="Liberation Mono" fo:font-size="10pt" officeooo:rsid="03bc4a9a" officeooo:paragraph-rsid="03bc4a9a" fo:background-color="transparent" style:font-size-asian="10pt" style:font-size-complex="10pt"/>
    </style:style>
    <style:style style:name="P115" style:family="paragraph" style:parent-style-name="Standard">
      <style:paragraph-properties fo:text-align="start" style:justify-single-word="false"/>
      <style:text-properties fo:color="#2a6099" style:font-name="Liberation Mono" fo:font-size="10pt" fo:background-color="transparent" style:font-size-asian="10pt" style:font-size-complex="10pt"/>
    </style:style>
    <style:style style:name="P116" style:family="paragraph" style:parent-style-name="Standard">
      <style:paragraph-properties fo:text-align="start" style:justify-single-word="false"/>
      <style:text-properties fo:color="#2a6099" style:font-name="Consolas" fo:font-size="10pt" fo:background-color="transparent" style:font-size-asian="10pt" style:font-size-complex="10pt"/>
    </style:style>
    <style:style style:name="P117" style:family="paragraph" style:parent-style-name="Standard">
      <style:paragraph-properties fo:text-align="start" style:justify-single-word="false"/>
      <style:text-properties style:use-window-font-color="true" style:font-name="Liberation Mono" fo:font-size="11pt" fo:language="ru" fo:country="RU" style:text-underline-style="none" fo:font-weight="normal" officeooo:rsid="004a2728" officeooo:paragraph-rsid="004a2728" fo:background-color="#ffffff" style:font-size-asian="9.60000038146973pt" style:font-weight-asian="normal" style:font-size-complex="11pt" style:font-weight-complex="normal"/>
    </style:style>
    <style:style style:name="P118" style:family="paragraph" style:parent-style-name="Standard">
      <style:paragraph-properties fo:text-align="start" style:justify-single-word="false"/>
      <style:text-properties style:use-window-font-color="true" style:font-name="Liberation Mono" fo:font-size="11pt" fo:language="ru" fo:country="RU" style:text-underline-style="none" fo:font-weight="normal" officeooo:rsid="004c79d7" officeooo:paragraph-rsid="004c79d7" fo:background-color="#ffffff" style:font-size-asian="9.60000038146973pt" style:font-weight-asian="normal" style:font-size-complex="11pt" style:font-weight-complex="normal"/>
    </style:style>
    <style:style style:name="P119" style:family="paragraph" style:parent-style-name="Standard">
      <style:paragraph-properties fo:text-align="start" style:justify-single-word="false"/>
      <style:text-properties style:use-window-font-color="true" style:font-name="Liberation Mono" fo:font-size="11pt" fo:language="ru" fo:country="RU" style:text-underline-style="none" fo:font-weight="normal" officeooo:rsid="004da669" officeooo:paragraph-rsid="004da669" fo:background-color="#ffffff" style:font-size-asian="9.60000038146973pt" style:font-weight-asian="normal" style:font-size-complex="11pt" style:font-weight-complex="normal"/>
    </style:style>
    <style:style style:name="P120" style:family="paragraph" style:parent-style-name="Standard">
      <style:paragraph-properties fo:text-align="start" style:justify-single-word="false"/>
      <style:text-properties style:use-window-font-color="true" style:font-name="Liberation Mono" fo:font-size="11pt" fo:language="ru" fo:country="RU" style:text-underline-style="none" fo:font-weight="normal" officeooo:rsid="005b91a3" officeooo:paragraph-rsid="005b91a3" fo:background-color="#ffffff" style:font-size-asian="9.60000038146973pt" style:font-weight-asian="normal" style:font-size-complex="11pt" style:font-weight-complex="normal"/>
    </style:style>
    <style:style style:name="P121" style:family="paragraph" style:parent-style-name="Standard">
      <style:paragraph-properties fo:text-align="start" style:justify-single-word="false"/>
      <style:text-properties style:use-window-font-color="true" style:font-name="Liberation Mono" fo:font-size="11pt" fo:language="ru" fo:country="RU" style:text-underline-style="solid" style:text-underline-width="auto" style:text-underline-color="font-color" fo:font-weight="normal" officeooo:rsid="004a2728" officeooo:paragraph-rsid="004a2728" fo:background-color="#ffffff" style:font-size-asian="9.60000038146973pt" style:font-weight-asian="normal" style:font-size-complex="11pt" style:font-weight-complex="normal"/>
    </style:style>
    <style:style style:name="P122" style:family="paragraph" style:parent-style-name="Standard">
      <style:paragraph-properties fo:text-align="start" style:justify-single-word="false"/>
      <style:text-properties style:use-window-font-color="true" style:font-name="Liberation Mono" fo:font-size="11pt" fo:language="ru" fo:country="RU" style:text-underline-style="solid" style:text-underline-width="auto" style:text-underline-color="font-color" fo:font-weight="normal" officeooo:rsid="004b8d33" officeooo:paragraph-rsid="004b8d33" fo:background-color="#ffffff" style:font-size-asian="9.60000038146973pt" style:font-weight-asian="normal" style:font-size-complex="11pt" style:font-weight-complex="normal"/>
    </style:style>
    <style:style style:name="P123" style:family="paragraph" style:parent-style-name="Standard">
      <style:paragraph-properties fo:text-align="start" style:justify-single-word="false"/>
      <style:text-properties style:use-window-font-color="true" style:font-name="Liberation Mono" fo:font-size="11pt" fo:language="ru" fo:country="RU" style:text-underline-style="solid" style:text-underline-width="auto" style:text-underline-color="font-color" fo:font-weight="normal" officeooo:rsid="00545293" officeooo:paragraph-rsid="00545293" fo:background-color="#ffffff" style:font-size-asian="9.60000038146973pt" style:font-weight-asian="normal" style:font-size-complex="11pt" style:font-weight-complex="normal"/>
    </style:style>
    <style:style style:name="P124" style:family="paragraph" style:parent-style-name="Standard">
      <style:paragraph-properties fo:text-align="start" style:justify-single-word="false"/>
      <style:text-properties style:use-window-font-color="true" style:font-name="Liberation Mono" fo:font-size="11pt" fo:language="ru" fo:country="RU" style:text-underline-style="solid" style:text-underline-width="auto" style:text-underline-color="font-color" fo:font-weight="normal" officeooo:rsid="005b91a3" officeooo:paragraph-rsid="005b91a3" fo:background-color="#ffffff" style:font-size-asian="9.60000038146973pt" style:font-weight-asian="normal" style:font-size-complex="11pt" style:font-weight-complex="normal"/>
    </style:style>
    <style:style style:name="P125" style:family="paragraph" style:parent-style-name="Standard">
      <style:paragraph-properties fo:text-align="start" style:justify-single-word="false"/>
      <style:text-properties style:use-window-font-color="true" style:font-name="Liberation Mono" fo:font-size="11pt" fo:language="ru" fo:country="RU" fo:font-style="normal" style:text-underline-style="solid" style:text-underline-width="auto" style:text-underline-color="font-color" officeooo:rsid="01ebba74" officeooo:paragraph-rsid="01ebba74" fo:background-color="#ffffff" style:font-size-asian="9.60000038146973pt" style:font-style-asian="normal" style:font-size-complex="11pt" style:font-style-complex="normal"/>
    </style:style>
    <style:style style:name="P126" style:family="paragraph" style:parent-style-name="Standard">
      <style:paragraph-properties fo:text-align="start" style:justify-single-word="false"/>
      <style:text-properties style:use-window-font-color="true" style:font-name="Liberation Mono" fo:font-size="11pt" fo:language="ru" fo:country="RU" fo:font-style="normal" style:text-underline-style="solid" style:text-underline-width="auto" style:text-underline-color="font-color" officeooo:rsid="01ebdf55" officeooo:paragraph-rsid="01ebdf55" fo:background-color="#ffffff" style:font-size-asian="9.60000038146973pt" style:font-style-asian="normal" style:font-size-complex="11pt" style:font-style-complex="normal"/>
    </style:style>
    <style:style style:name="P127" style:family="paragraph" style:parent-style-name="Standard">
      <style:paragraph-properties fo:text-align="start" style:justify-single-word="false"/>
      <style:text-properties style:use-window-font-color="true" style:font-name="Liberation Mono" fo:font-size="11pt" fo:language="ru" fo:country="RU" fo:font-style="normal" style:text-underline-style="solid" style:text-underline-width="auto" style:text-underline-color="font-color" officeooo:rsid="020069c6" officeooo:paragraph-rsid="020069c6" fo:background-color="#ffffff" style:font-size-asian="9.60000038146973pt" style:font-style-asian="normal" style:font-size-complex="11pt" style:font-style-complex="normal"/>
    </style:style>
    <style:style style:name="P128" style:family="paragraph" style:parent-style-name="Standard">
      <style:paragraph-properties fo:text-align="start" style:justify-single-word="false"/>
      <style:text-properties style:use-window-font-color="true" style:font-name="Liberation Mono" fo:font-size="11pt" fo:language="ru" fo:country="RU" fo:font-style="normal" style:text-underline-style="solid" style:text-underline-width="auto" style:text-underline-color="font-color" officeooo:rsid="020290fd" officeooo:paragraph-rsid="020290fd" fo:background-color="#ffffff" style:font-size-asian="9.60000038146973pt" style:font-style-asian="normal" style:font-size-complex="11pt" style:font-style-complex="normal"/>
    </style:style>
    <style:style style:name="P129"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1ec3a34" officeooo:paragraph-rsid="01ec3a34" fo:background-color="#ffffff" style:font-size-asian="9.60000038146973pt" style:font-style-asian="normal" style:font-size-complex="11pt" style:font-style-complex="normal"/>
    </style:style>
    <style:style style:name="P130"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1f572e7" officeooo:paragraph-rsid="01f572e7" fo:background-color="#ffffff" style:font-size-asian="9.60000038146973pt" style:font-style-asian="normal" style:font-size-complex="11pt" style:font-style-complex="normal"/>
    </style:style>
    <style:style style:name="P131"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1f8230b" officeooo:paragraph-rsid="01f8230b" fo:background-color="#ffffff" style:font-size-asian="9.60000038146973pt" style:font-style-asian="normal" style:font-size-complex="11pt" style:font-style-complex="normal"/>
    </style:style>
    <style:style style:name="P132"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069c6" officeooo:paragraph-rsid="020069c6" fo:background-color="#ffffff" style:font-size-asian="9.60000038146973pt" style:font-style-asian="normal" style:font-size-complex="11pt" style:font-style-complex="normal"/>
    </style:style>
    <style:style style:name="P133"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0d5e1" officeooo:paragraph-rsid="0200d5e1" fo:background-color="#ffffff" style:font-size-asian="9.60000038146973pt" style:font-style-asian="normal" style:font-size-complex="11pt" style:font-style-complex="normal"/>
    </style:style>
    <style:style style:name="P134"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0e5d5" officeooo:paragraph-rsid="0200e5d5" fo:background-color="#ffffff" style:font-size-asian="9.60000038146973pt" style:font-style-asian="normal" style:font-size-complex="11pt" style:font-style-complex="normal"/>
    </style:style>
    <style:style style:name="P135"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324a3" officeooo:paragraph-rsid="020324a3" fo:background-color="#ffffff" style:font-size-asian="9.60000038146973pt" style:font-style-asian="normal" style:font-size-complex="11pt" style:font-style-complex="normal"/>
    </style:style>
    <style:style style:name="P136"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324a3" officeooo:paragraph-rsid="02076ed6" fo:background-color="#ffffff" style:font-size-asian="9.60000038146973pt" style:font-style-asian="normal" style:font-size-complex="11pt" style:font-style-complex="normal"/>
    </style:style>
    <style:style style:name="P137"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6620c" officeooo:paragraph-rsid="0206620c" fo:background-color="#ffffff" style:font-size-asian="9.60000038146973pt" style:font-style-asian="normal" style:font-size-complex="11pt" style:font-style-complex="normal"/>
    </style:style>
    <style:style style:name="P138" style:family="paragraph" style:parent-style-name="Standard">
      <style:paragraph-properties fo:text-align="start" style:justify-single-word="false"/>
      <style:text-properties style:use-window-font-color="true" style:font-name="Liberation Mono" fo:font-size="11pt" fo:language="ru" fo:country="RU" fo:font-style="normal" style:text-underline-style="none" officeooo:rsid="0206620c" officeooo:paragraph-rsid="02076ed6" fo:background-color="#ffffff" style:font-size-asian="9.60000038146973pt" style:font-style-asian="normal" style:font-size-complex="11pt" style:font-style-complex="normal"/>
    </style:style>
    <style:style style:name="P139" style:family="paragraph" style:parent-style-name="Standard">
      <style:paragraph-properties fo:text-align="start" style:justify-single-word="false"/>
      <style:text-properties style:use-window-font-color="true" style:font-name="Liberation Mono" fo:font-size="11pt" fo:language="en" fo:country="US" style:text-underline-style="none" fo:font-weight="normal" officeooo:rsid="004c79d7" officeooo:paragraph-rsid="004c79d7" fo:background-color="#ffffff" style:font-size-asian="9.60000038146973pt" style:font-weight-asian="normal" style:font-size-complex="11pt" style:font-weight-complex="normal"/>
    </style:style>
    <style:style style:name="P140" style:family="paragraph" style:parent-style-name="Standard">
      <style:paragraph-properties fo:text-align="start" style:justify-single-word="false"/>
      <style:text-properties style:use-window-font-color="true" style:font-name="Liberation Mono" fo:font-size="11pt" fo:language="en" fo:country="US" fo:font-style="normal" style:text-underline-style="solid" style:text-underline-width="auto" style:text-underline-color="font-color" officeooo:rsid="0200e5d5" officeooo:paragraph-rsid="0200e5d5" fo:background-color="#ffffff" style:font-size-asian="9.60000038146973pt" style:font-style-asian="normal" style:font-size-complex="11pt" style:font-style-complex="normal"/>
    </style:style>
    <style:style style:name="P141" style:family="paragraph" style:parent-style-name="Standard">
      <style:paragraph-properties fo:text-align="center" style:justify-single-word="false"/>
      <style:text-properties style:use-window-font-color="true" style:font-name="Liberation Mono" fo:font-size="15pt" fo:language="ru" fo:country="RU" style:text-underline-style="solid" style:text-underline-width="auto" style:text-underline-color="font-color" fo:font-weight="normal" officeooo:rsid="004b8d33" officeooo:paragraph-rsid="004b8d33" fo:background-color="#ffffff" style:font-size-asian="13.1000003814697pt" style:font-weight-asian="normal" style:font-size-complex="15pt" style:font-weight-complex="normal"/>
    </style:style>
    <style:style style:name="P142" style:family="paragraph" style:parent-style-name="Standard">
      <style:paragraph-properties fo:text-align="center" style:justify-single-word="false"/>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2191854" officeooo:paragraph-rsid="02191854" fo:background-color="#ffffff" style:font-size-asian="13.1000003814697pt" style:font-style-asian="normal" style:font-weight-asian="normal" style:font-size-complex="15pt" style:font-style-complex="normal" style:font-weight-complex="normal"/>
    </style:style>
    <style:style style:name="P143" style:family="paragraph" style:parent-style-name="Standard">
      <style:paragraph-properties fo:text-align="center" style:justify-single-word="false"/>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2234ff1" officeooo:paragraph-rsid="02234ff1" fo:background-color="#ffffff" style:font-size-asian="13.1000003814697pt" style:font-style-asian="normal" style:font-weight-asian="normal" style:font-size-complex="15pt" style:font-style-complex="normal" style:font-weight-complex="normal"/>
    </style:style>
    <style:style style:name="P144" style:family="paragraph" style:parent-style-name="Standard">
      <style:paragraph-properties fo:text-align="center" style:justify-single-word="false"/>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2138327" officeooo:paragraph-rsid="02076ed6" fo:background-color="#ffffff" style:font-size-asian="13.1000003814697pt" style:font-style-asian="normal" style:font-weight-asian="normal" style:font-size-complex="15pt" style:font-style-complex="normal" style:font-weight-complex="normal"/>
    </style:style>
    <style:style style:name="P145" style:family="paragraph" style:parent-style-name="Standard">
      <style:paragraph-properties fo:text-align="center" style:justify-single-word="false"/>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247f094" officeooo:paragraph-rsid="0247f094" fo:background-color="#ffffff" style:font-size-asian="13.1000003814697pt" style:font-style-asian="normal" style:font-weight-asian="normal" style:font-size-complex="15pt" style:font-style-complex="normal" style:font-weight-complex="normal"/>
    </style:style>
    <style:style style:name="P146"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1bc9e2" officeooo:paragraph-rsid="021bc9e2" fo:background-color="#ffffff"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1e408e" officeooo:paragraph-rsid="021e408e" fo:background-color="#ffffff"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1ee793" officeooo:paragraph-rsid="021ee793" fo:background-color="#ffffff"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1ee793" officeooo:paragraph-rsid="0287dfe6" fo:background-color="#ffffff"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1f3d09" officeooo:paragraph-rsid="021f3d09" fo:background-color="#ffffff"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200f33" officeooo:paragraph-rsid="02200f33" fo:background-color="#ffffff"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21e47a" officeooo:paragraph-rsid="0221e47a" fo:background-color="#ffffff"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25f089" officeooo:paragraph-rsid="0225f089" fo:background-color="#ffffff"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36d4ea" officeooo:paragraph-rsid="0236d4ea" fo:background-color="#ffffff"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3ab454" officeooo:paragraph-rsid="023ab454" fo:background-color="#ffffff"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3c2001" officeooo:paragraph-rsid="023c2001" fo:background-color="#ffffff"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554829" officeooo:paragraph-rsid="02554829" fo:background-color="#ffffff"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556f41" officeooo:paragraph-rsid="02556f41" fo:background-color="#ffffff"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55992b" officeooo:paragraph-rsid="0255992b" fo:background-color="#ffffff"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568c95" officeooo:paragraph-rsid="02568c95" fo:background-color="#ffffff"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57b6fd" officeooo:paragraph-rsid="0257b6fd" fo:background-color="#ffffff"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ae2985" officeooo:paragraph-rsid="02ae2985" fo:background-color="#ffffff"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d0d41d" officeooo:paragraph-rsid="02d0d41d" fo:background-color="#ffffff"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d87997" officeooo:paragraph-rsid="02d87997" fo:background-color="#ffffff"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da0498" officeooo:paragraph-rsid="02da0498" fo:background-color="#ffffff"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e17a9b" officeooo:paragraph-rsid="02e17a9b" fo:background-color="#ffffff"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e2c0d6" officeooo:paragraph-rsid="02e2c0d6" fo:background-color="#ffffff"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e2c0d6" officeooo:paragraph-rsid="02d87997" fo:background-color="#ffffff"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e38f40" officeooo:paragraph-rsid="02e38f40" fo:background-color="#ffffff"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e5c482" officeooo:paragraph-rsid="02e5c482" fo:background-color="#ffffff"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f0bb11" officeooo:paragraph-rsid="02f0bb11" fo:background-color="#ffffff"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f2268c" officeooo:paragraph-rsid="02f2268c" fo:background-color="#ffffff"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f43bdf" officeooo:paragraph-rsid="02f43bdf" fo:background-color="#ffffff"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f8ff93" officeooo:paragraph-rsid="02f8ff93" fo:background-color="#ffffff"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none" fo:font-weight="normal" officeooo:rsid="02fa5773" officeooo:paragraph-rsid="02fa5773" fo:background-color="#ffffff"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191854" officeooo:paragraph-rsid="02191854" fo:background-color="#ffffff"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1e408e" officeooo:paragraph-rsid="021e408e" fo:background-color="#ffffff"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1ee793" officeooo:paragraph-rsid="021ee793" fo:background-color="#ffffff"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200f33" officeooo:paragraph-rsid="02200f33" fo:background-color="#ffffff"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21e47a" officeooo:paragraph-rsid="0221e47a" fo:background-color="#ffffff"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259bfe" officeooo:paragraph-rsid="02259bfe" fo:background-color="#ffffff"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36d4ea" officeooo:paragraph-rsid="0236d4ea" fo:background-color="#ffffff"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545080" officeooo:paragraph-rsid="02545080" fo:background-color="#ffffff"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568c95" officeooo:paragraph-rsid="02568c95" fo:background-color="#ffffff"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ae2985" officeooo:paragraph-rsid="02ae2985" fo:background-color="#ffffff"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d72de6" officeooo:paragraph-rsid="02d72de6" fo:background-color="#ffffff"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2eeee54" officeooo:paragraph-rsid="02eeee54" fo:background-color="#ffffff"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none" fo:font-weight="normal" officeooo:rsid="02200f33" officeooo:paragraph-rsid="02200f33" fo:background-color="#ffffff"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none" fo:font-weight="normal" officeooo:rsid="0221e47a" officeooo:paragraph-rsid="0221e47a" fo:background-color="#ffffff"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none" fo:font-weight="normal" officeooo:rsid="023c2001" officeooo:paragraph-rsid="023d2909" fo:background-color="#ffffff"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none" fo:font-weight="normal" officeooo:rsid="02f0bb11" officeooo:paragraph-rsid="02f0bb11" fo:background-color="#ffffff"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none" fo:font-weight="normal" officeooo:rsid="02e286d3" officeooo:paragraph-rsid="02e286d3" fo:background-color="#ffffff"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none" fo:font-weight="normal" officeooo:rsid="02f8ff93" officeooo:paragraph-rsid="02f8ff93" fo:background-color="#ffffff"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fo:text-align="start" style:justify-single-word="false"/>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2f0bb11" officeooo:paragraph-rsid="02f0bb11" fo:background-color="#ffffff"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fo:text-align="start" style:justify-single-word="false"/>
      <style:text-properties fo:color="#000000" style:font-name="Consolas" fo:font-size="10pt" style:text-underline-style="none" officeooo:rsid="01627ef7" officeooo:paragraph-rsid="01627ef7" fo:background-color="transparent" style:font-size-asian="10pt" style:font-size-complex="10pt"/>
    </style:style>
    <style:style style:name="P196" style:family="paragraph" style:parent-style-name="Standard">
      <style:text-properties fo:font-size="11pt" officeooo:paragraph-rsid="01a1cfc9" style:font-size-asian="9.60000038146973pt" style:font-size-complex="11pt"/>
    </style:style>
    <style:style style:name="P197" style:family="paragraph" style:parent-style-name="Standard">
      <style:text-properties fo:font-size="11pt" officeooo:paragraph-rsid="028fb416" style:font-size-asian="11pt" style:font-size-complex="11pt"/>
    </style:style>
    <style:style style:name="P198" style:family="paragraph" style:parent-style-name="Standard">
      <style:text-properties fo:font-size="11pt" officeooo:paragraph-rsid="038aed1e" style:font-size-asian="11pt" style:font-size-complex="11pt"/>
    </style:style>
    <style:style style:name="P199" style:family="paragraph" style:parent-style-name="Standard">
      <style:paragraph-properties fo:text-align="center" style:justify-single-word="false"/>
      <style:text-properties fo:color="#3465a4" style:font-name="Liberation Mono" fo:font-size="15pt" fo:language="ru" fo:country="RU" style:text-underline-style="none" officeooo:rsid="01b3c7a7" officeooo:paragraph-rsid="01b3c7a7" fo:background-color="#ffffff" style:font-size-asian="13.1000003814697pt" style:font-size-complex="15pt"/>
    </style:style>
    <style:style style:name="P200" style:family="paragraph" style:parent-style-name="Standard">
      <style:paragraph-properties fo:text-align="center" style:justify-single-word="false"/>
      <style:text-properties fo:color="#3465a4" style:font-name="Liberation Mono" fo:font-size="15pt" fo:language="ru" fo:country="RU" fo:font-style="normal" style:text-underline-style="none" officeooo:rsid="01b3c7a7" officeooo:paragraph-rsid="01e392b1" fo:background-color="#ffffff" style:font-size-asian="13.1000003814697pt" style:font-style-asian="normal" style:font-size-complex="15pt" style:font-style-complex="normal"/>
    </style:style>
    <style:style style:name="P201" style:family="paragraph" style:parent-style-name="Standard">
      <style:paragraph-properties fo:text-align="center" style:justify-single-word="false"/>
      <style:text-properties fo:color="#3465a4" style:font-name="Liberation Mono" fo:font-size="15pt" fo:language="en" fo:country="US" fo:font-style="normal" style:text-underline-style="none" officeooo:rsid="01b3c7a7" officeooo:paragraph-rsid="01ebba74" fo:background-color="#ffffff" style:font-size-asian="13.1000003814697pt" style:font-style-asian="normal" style:font-size-complex="15pt" style:font-style-complex="normal"/>
    </style:style>
    <style:style style:name="P202" style:family="paragraph" style:parent-style-name="Standard">
      <style:paragraph-properties fo:text-align="center" style:justify-single-word="false"/>
      <style:text-properties fo:color="#3465a4" style:font-name="Liberation Mono" fo:font-size="15pt" fo:language="en" fo:country="US" fo:font-style="normal" style:text-underline-style="none" officeooo:rsid="01b3c7a7" officeooo:paragraph-rsid="01fd5950" fo:background-color="#ffffff" style:font-size-asian="13.1000003814697pt" style:font-style-asian="normal" style:font-size-complex="15pt" style:font-style-complex="normal"/>
    </style:style>
    <style:style style:name="P203" style:family="paragraph" style:parent-style-name="Standard">
      <style:paragraph-properties fo:text-align="start" style:justify-single-word="false"/>
      <style:text-properties fo:color="#3465a4" style:font-name="Liberation Mono" fo:font-size="11pt" fo:language="en" fo:country="US" fo:font-style="normal" style:text-underline-style="solid" style:text-underline-width="auto" style:text-underline-color="font-color" officeooo:rsid="01b3c7a7" officeooo:paragraph-rsid="01ebba74" fo:background-color="#ffffff" style:font-size-asian="9.60000038146973pt" style:font-style-asian="normal" style:font-size-complex="11pt" style:font-style-complex="normal"/>
    </style:style>
    <style:style style:name="P204" style:family="paragraph" style:parent-style-name="Standard">
      <style:paragraph-properties fo:text-align="center" style:justify-single-word="false"/>
      <style:text-properties fo:color="#3465a4" style:text-line-through-style="none" style:text-line-through-type="none" style:font-name="Liberation Mono" fo:font-size="15pt" fo:language="en" fo:country="US" fo:font-style="normal" style:text-underline-style="none" fo:font-weight="normal" officeooo:rsid="01b3c7a7" officeooo:paragraph-rsid="0219edfe" fo:background-color="#ffffff" style:font-size-asian="13.1000003814697pt" style:font-style-asian="normal" style:font-weight-asian="normal" style:font-size-complex="15pt" style:font-style-complex="normal" style:font-weight-complex="normal"/>
    </style:style>
    <style:style style:name="P205" style:family="paragraph" style:parent-style-name="Standard">
      <style:paragraph-properties fo:text-align="center" style:justify-single-word="false"/>
      <style:text-properties fo:color="#3465a4" style:text-line-through-style="none" style:text-line-through-type="none" style:font-name="Liberation Mono" fo:font-size="15pt" fo:language="en" fo:country="US" fo:font-style="normal" style:text-underline-style="none" fo:font-weight="normal" officeooo:rsid="01b3c7a7" officeooo:paragraph-rsid="0224a6bf" fo:background-color="#ffffff" style:font-size-asian="13.1000003814697pt" style:font-style-asian="normal" style:font-weight-asian="normal" style:font-size-complex="15pt" style:font-style-complex="normal" style:font-weight-complex="normal"/>
    </style:style>
    <style:style style:name="P206" style:family="paragraph" style:parent-style-name="Standard">
      <style:paragraph-properties fo:text-align="center" style:justify-single-word="false"/>
      <style:text-properties fo:color="#3465a4" style:text-line-through-style="none" style:text-line-through-type="none" style:font-name="Liberation Mono" fo:font-size="15pt" fo:language="en" fo:country="US" fo:font-style="normal" style:text-underline-style="none" fo:font-weight="normal" officeooo:rsid="01b3c7a7" officeooo:paragraph-rsid="0247f094" fo:background-color="#ffffff" style:font-size-asian="13.1000003814697pt" style:font-style-asian="normal" style:font-weight-asian="normal" style:font-size-complex="15pt" style:font-style-complex="normal" style:font-weight-complex="normal"/>
    </style:style>
    <style:style style:name="P207" style:family="paragraph" style:parent-style-name="Standard">
      <style:paragraph-properties fo:text-align="center" style:justify-single-word="false"/>
      <style:text-properties fo:color="#3465a4" style:text-line-through-style="none" style:text-line-through-type="none" style:font-name="Liberation Mono" fo:font-size="15pt" fo:language="en" fo:country="US" fo:font-style="normal" style:text-underline-style="none" fo:font-weight="normal" officeooo:rsid="01b3c7a7" officeooo:paragraph-rsid="02d72de6" fo:background-color="#ffffff" style:font-size-asian="13.1000003814697pt" style:font-style-asian="normal" style:font-weight-asian="normal" style:font-size-complex="15pt" style:font-style-complex="normal" style:font-weight-complex="normal"/>
    </style:style>
    <style:style style:name="P208" style:family="paragraph" style:parent-style-name="Standard">
      <style:text-properties officeooo:paragraph-rsid="028e13d7"/>
    </style:style>
    <style:style style:name="P209" style:family="paragraph" style:parent-style-name="Standard">
      <style:text-properties officeooo:paragraph-rsid="028fb416"/>
    </style:style>
    <style:style style:name="P210" style:family="paragraph" style:parent-style-name="Standard">
      <style:paragraph-properties fo:text-align="start" style:justify-single-word="false"/>
      <style:text-properties style:font-name="Consolas" fo:font-size="10pt" officeooo:rsid="02da0498" officeooo:paragraph-rsid="02da0498" fo:background-color="transparent" style:font-size-asian="10pt" style:font-size-complex="10pt"/>
    </style:style>
    <style:style style:name="P211" style:family="paragraph" style:parent-style-name="Standard">
      <style:paragraph-properties fo:text-align="start" style:justify-single-word="false"/>
      <style:text-properties style:font-name="Consolas" fo:font-size="10pt" fo:background-color="transparent" style:font-size-asian="10pt" style:font-size-complex="10pt"/>
    </style:style>
    <style:style style:name="P212" style:family="paragraph" style:parent-style-name="Standard">
      <style:paragraph-properties fo:text-align="start" style:justify-single-word="false"/>
      <style:text-properties style:font-name="Consolas" fo:font-size="10pt" fo:background-color="transparent" style:font-size-asian="8.75pt" style:font-size-complex="10pt"/>
    </style:style>
    <style:style style:name="P213" style:family="paragraph" style:parent-style-name="Standard">
      <style:paragraph-properties fo:text-align="center" style:justify-single-word="false"/>
      <style:text-properties style:font-name="Consolas" fo:font-size="10pt" fo:language="ru" fo:country="RU" officeooo:rsid="02e5c482" officeooo:paragraph-rsid="02e5c482" fo:background-color="transparent" style:font-size-asian="10pt" style:font-size-complex="10pt"/>
    </style:style>
    <style:style style:name="P214" style:family="paragraph" style:parent-style-name="Standard">
      <style:paragraph-properties fo:text-align="center" style:justify-single-word="false"/>
      <style:text-properties style:font-name="Consolas" fo:font-size="10pt" fo:language="ru" fo:country="RU" officeooo:rsid="02e7068f" officeooo:paragraph-rsid="02e7068f" fo:background-color="transparent" style:font-size-asian="10pt" style:font-size-complex="10pt"/>
    </style:style>
    <style:style style:name="P215" style:family="paragraph" style:parent-style-name="Standard">
      <style:paragraph-properties fo:text-align="start" style:justify-single-word="false"/>
      <style:text-properties style:font-name="Consolas" fo:font-size="10pt" style:text-underline-style="none" fo:background-color="transparent" style:font-size-asian="10pt" style:font-size-complex="10pt"/>
    </style:style>
    <style:style style:name="P21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Liberation Mono" fo:font-size="18pt" fo:language="ru" fo:country="RU" fo:font-weight="bold" officeooo:rsid="00004791" officeooo:paragraph-rsid="00004791" style:font-size-asian="15.75pt" style:font-weight-asian="bold" style:font-size-complex="18pt" style:font-weight-complex="bold"/>
    </style:style>
    <style:style style:name="P2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font-name="Liberation Mono" fo:font-size="11pt" fo:language="ru" fo:country="RU" style:text-underline-style="none" fo:font-weight="normal" officeooo:rsid="00588430" officeooo:paragraph-rsid="00588430" fo:background-color="#ffffff" style:font-size-asian="9.60000038146973pt" style:font-weight-asian="normal" style:font-size-complex="11pt" style:font-weight-complex="normal"/>
    </style:style>
    <style:style style:name="P2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font-name="Liberation Mono" fo:font-size="11pt" fo:language="ru" fo:country="RU" fo:font-style="normal" style:text-underline-style="none" fo:font-weight="normal" officeooo:rsid="0071eda0" officeooo:paragraph-rsid="0071eda0" fo:background-color="#ffffff" style:font-size-asian="9.60000038146973pt" style:font-style-asian="normal" style:font-weight-asian="normal" style:font-size-complex="11pt" style:font-style-complex="normal" style:font-weight-complex="normal"/>
    </style:style>
    <style:style style:name="P2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font-name="Liberation Mono" fo:font-size="11pt" fo:language="ru" fo:country="RU" fo:font-style="normal" style:text-underline-style="none" fo:font-weight="normal" officeooo:rsid="008a5709" officeooo:paragraph-rsid="008a5709" fo:background-color="#ffffff" style:font-size-asian="9.60000038146973pt" style:font-style-asian="normal" style:font-weight-asian="normal" style:font-size-complex="11pt" style:font-style-complex="normal" style:font-weight-complex="normal"/>
    </style:style>
    <style:style style:name="P2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6cd984" officeooo:paragraph-rsid="006cd984" fo:background-color="#ffffff" style:font-size-asian="9.60000038146973pt" style:font-style-asian="normal" style:font-weight-asian="normal" style:font-size-complex="11pt" style:font-style-complex="normal" style:font-weight-complex="normal"/>
    </style:style>
    <style:style style:name="P2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070c34" officeooo:paragraph-rsid="03070c34" fo:background-color="#ffffff" style:font-size-asian="9.60000038146973pt" style:font-style-asian="normal" style:font-weight-asian="normal" style:font-size-complex="11pt" style:font-style-complex="normal" style:font-weight-complex="normal"/>
    </style:style>
    <style:style style:name="P22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0cdaea" officeooo:paragraph-rsid="030cdaea" fo:background-color="#ffffff" style:font-size-asian="9.60000038146973pt" style:font-style-asian="normal" style:font-weight-asian="normal" style:font-size-complex="11pt" style:font-style-complex="normal" style:font-weight-complex="normal"/>
    </style:style>
    <style:style style:name="P2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1920a0" officeooo:paragraph-rsid="031920a0" fo:background-color="#ffffff" style:font-size-asian="9.60000038146973pt" style:font-style-asian="normal" style:font-weight-asian="normal" style:font-size-complex="11pt" style:font-style-complex="normal" style:font-weight-complex="normal"/>
    </style:style>
    <style:style style:name="P2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1cd3f2" officeooo:paragraph-rsid="031cd3f2" fo:background-color="#ffffff" style:font-size-asian="9.60000038146973pt" style:font-style-asian="normal" style:font-weight-asian="normal" style:font-size-complex="11pt" style:font-style-complex="normal" style:font-weight-complex="normal"/>
    </style:style>
    <style:style style:name="P2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23b0e1" officeooo:paragraph-rsid="0323b0e1" fo:background-color="#ffffff" style:font-size-asian="9.60000038146973pt" style:font-style-asian="normal" style:font-weight-asian="normal" style:font-size-complex="11pt" style:font-style-complex="normal" style:font-weight-complex="normal"/>
    </style:style>
    <style:style style:name="P2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232c2" officeooo:paragraph-rsid="030232c2" fo:background-color="#ffffff" style:font-size-asian="9.60000038146973pt" style:font-style-asian="normal" style:font-weight-asian="normal" style:font-size-complex="11pt" style:font-style-complex="normal" style:font-weight-complex="normal"/>
    </style:style>
    <style:style style:name="P2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232c2" officeooo:paragraph-rsid="03177be2" fo:background-color="#ffffff" style:font-size-asian="9.60000038146973pt" style:font-style-asian="normal" style:font-weight-asian="normal" style:font-size-complex="11pt" style:font-style-complex="normal" style:font-weight-complex="normal"/>
    </style:style>
    <style:style style:name="P22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ec50bc" officeooo:paragraph-rsid="03ec50bc" fo:background-color="#ffffff" style:font-size-asian="13.1000003814697pt" style:font-style-asian="normal" style:font-weight-asian="normal" style:font-size-complex="15pt" style:font-style-complex="normal" style:font-weight-complex="normal"/>
    </style:style>
    <style:style style:name="P22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solid" style:text-underline-width="auto" style:text-underline-color="font-color" fo:font-weight="normal" officeooo:rsid="0059e2af" officeooo:paragraph-rsid="0059e2af" fo:background-color="#ffffff" style:font-size-asian="9.60000038146973pt" style:font-weight-asian="normal" style:font-size-complex="11pt" style:font-weight-complex="normal"/>
    </style:style>
    <style:style style:name="P23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55d399" fo:background-color="#ffffff" style:font-size-asian="13.1000003814697pt" style:font-style-asian="normal" style:font-weight-asian="normal" style:font-size-complex="15pt" style:font-style-complex="normal" style:font-weight-complex="normal"/>
    </style:style>
    <style:style style:name="P23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72b020" fo:background-color="#ffffff" style:font-size-asian="13.1000003814697pt" style:font-style-asian="normal" style:font-weight-asian="normal" style:font-size-complex="15pt" style:font-style-complex="normal" style:font-weight-complex="normal"/>
    </style:style>
    <style:style style:name="P23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9789fa" fo:background-color="#ffffff" style:font-size-asian="13.1000003814697pt" style:font-style-asian="normal" style:font-weight-asian="normal" style:font-size-complex="15pt" style:font-style-complex="normal" style:font-weight-complex="normal"/>
    </style:style>
    <style:style style:name="P233"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adc557" fo:background-color="#ffffff" style:font-size-asian="13.1000003814697pt" style:font-style-asian="normal" style:font-weight-asian="normal" style:font-size-complex="15pt" style:font-style-complex="normal" style:font-weight-complex="normal"/>
    </style:style>
    <style:style style:name="P23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3027f8" fo:background-color="#ffffff" style:font-size-asian="13.1000003814697pt" style:font-style-asian="normal" style:font-weight-asian="normal" style:font-size-complex="15pt" style:font-style-complex="normal" style:font-weight-complex="normal"/>
    </style:style>
    <style:style style:name="P23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c65e07" fo:background-color="#ffffff" style:font-size-asian="13.1000003814697pt" style:font-style-asian="normal" style:font-weight-asian="normal" style:font-size-complex="15pt" style:font-style-complex="normal" style:font-weight-complex="normal"/>
    </style:style>
    <style:style style:name="P23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d8e082" fo:background-color="#ffffff" style:font-size-asian="13.1000003814697pt" style:font-style-asian="normal" style:font-weight-asian="normal" style:font-size-complex="15pt" style:font-style-complex="normal" style:font-weight-complex="normal"/>
    </style:style>
    <style:style style:name="P23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ec50bc" fo:background-color="#ffffff" style:font-size-asian="13.1000003814697pt" style:font-style-asian="normal" style:font-weight-asian="normal" style:font-size-complex="15pt" style:font-style-complex="normal" style:font-weight-complex="normal"/>
    </style:style>
    <style:style style:name="P23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433b087" fo:background-color="#ffffff" style:font-size-asian="13.1000003814697pt" style:font-style-asian="normal" style:font-weight-asian="normal" style:font-size-complex="15pt" style:font-style-complex="normal" style:font-weight-complex="normal"/>
    </style:style>
    <style:style style:name="P23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475884e" fo:background-color="#ffffff" style:font-size-asian="13.1000003814697pt" style:font-style-asian="normal" style:font-weight-asian="normal" style:font-size-complex="15pt" style:font-style-complex="normal" style:font-weight-complex="normal"/>
    </style:style>
    <style:style style:name="P24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ru" fo:country="RU" fo:font-style="normal" style:text-underline-style="none" fo:font-weight="normal" officeooo:rsid="01b3c7a7" officeooo:paragraph-rsid="03fbc008" fo:background-color="#ffffff" style:font-size-asian="13.1000003814697pt" style:font-style-asian="normal" style:font-weight-asian="normal" style:font-size-complex="15pt" style:font-style-complex="normal" style:font-weight-complex="normal"/>
    </style:style>
    <style:style style:name="P24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ru" fo:country="RU" fo:font-style="normal" style:text-underline-style="none" fo:font-weight="normal" officeooo:rsid="01b3c7a7" officeooo:paragraph-rsid="043190bf" fo:background-color="#ffffff" style:font-size-asian="13.1000003814697pt" style:font-style-asian="normal" style:font-weight-asian="normal" style:font-size-complex="15pt" style:font-style-complex="normal" style:font-weight-complex="normal"/>
    </style:style>
    <style:style style:name="P24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3465a4" style:text-line-through-style="none" style:text-line-through-type="none" style:font-name="Liberation Mono" fo:font-size="15pt" fo:language="ru" fo:country="RU" fo:font-style="normal" style:text-underline-style="none" fo:font-weight="normal" officeooo:rsid="01b3c7a7" officeooo:paragraph-rsid="0433b087" fo:background-color="#ffffff" style:font-size-asian="13.1000003814697pt" style:font-style-asian="normal" style:font-weight-asian="normal" style:font-size-complex="15pt" style:font-style-complex="normal" style:font-weight-complex="normal"/>
    </style:style>
    <style:style style:name="P243" style:family="paragraph" style:parent-style-name="Standard" style:master-page-name="">
      <loext:graphic-properties draw:fill="none"/>
      <style:paragraph-properties fo:margin-left="0cm" fo:margin-right="0cm" fo:text-align="center" style:justify-single-word="false" fo:text-indent="0cm" style:auto-text-indent="false" style:page-number="auto" fo:break-before="page" fo:background-color="transparent">
        <style:tab-stops>
          <style:tab-stop style:position="0.106cm"/>
        </style:tab-stops>
      </style:paragraph-properties>
      <style:text-properties style:font-name="Liberation Mono" fo:font-size="20pt" fo:language="ru" fo:country="RU" fo:font-weight="bold" officeooo:rsid="0005e346" officeooo:paragraph-rsid="0005e346" fo:background-color="#ffffff" style:font-size-asian="17.5pt" style:font-weight-asian="bold" style:font-size-complex="20pt" style:font-weight-complex="bold"/>
    </style:style>
    <style:style style:name="P244" style:family="paragraph" style:parent-style-name="Standard" style:master-page-name="">
      <loext:graphic-properties draw:fill="none"/>
      <style:paragraph-properties fo:margin-left="0cm" fo:margin-right="0cm" fo:text-align="center" style:justify-single-word="false" fo:text-indent="0cm" style:auto-text-indent="false" style:page-number="auto" fo:break-before="page" fo:background-color="transparent"/>
      <style:text-properties fo:color="#2a6099" style:text-line-through-style="none" style:text-line-through-type="none" style:font-name="Liberation Mono" fo:font-size="20pt" fo:language="en" fo:country="US" fo:font-style="normal" style:text-underline-style="none" fo:font-weight="bold" officeooo:rsid="01e1bda2" officeooo:paragraph-rsid="01e1bda2" fo:background-color="#ffffff" style:font-size-asian="17.5pt" style:font-style-asian="normal" style:font-weight-asian="bold" style:font-size-complex="20pt" style:font-style-complex="normal" style:font-weight-complex="bold"/>
    </style:style>
    <style:style style:name="P245" style:family="paragraph" style:parent-style-name="Standard" style:master-page-name="">
      <loext:graphic-properties draw:fill="none"/>
      <style:paragraph-properties fo:margin-left="0cm" fo:margin-right="0cm" fo:text-align="center" style:justify-single-word="false" fo:text-indent="0cm" style:auto-text-indent="false" style:page-number="auto" fo:break-before="page" fo:background-color="transparent"/>
      <style:text-properties fo:color="#2a6099" style:text-line-through-style="none" style:text-line-through-type="none" style:font-name="Liberation Mono" fo:font-size="20pt" fo:language="ru" fo:country="RU" fo:font-style="normal" style:text-underline-style="none" fo:font-weight="bold" officeooo:rsid="03922781" officeooo:paragraph-rsid="03922781" fo:background-color="#ffffff" style:font-size-asian="17.5pt" style:font-style-asian="normal" style:font-weight-asian="bold" style:font-size-complex="20pt" style:font-style-complex="normal" style:font-weight-complex="bold"/>
    </style:style>
    <style:style style:name="P2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style:text-underline-style="none" fo:font-weight="normal" officeooo:rsid="00588430" officeooo:paragraph-rsid="00588430" fo:background-color="#ffffff" style:font-size-asian="9.60000038146973pt" style:font-weight-asian="normal" style:font-size-complex="11pt" style:font-weight-complex="normal"/>
    </style:style>
    <style:style style:name="P2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style:text-underline-style="none" fo:font-weight="normal" officeooo:rsid="005a48d6" officeooo:paragraph-rsid="005a48d6" fo:background-color="#ffffff" style:font-size-asian="9.60000038146973pt" style:font-weight-asian="normal" style:font-size-complex="11pt" style:font-weight-complex="normal"/>
    </style:style>
    <style:style style:name="P2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style:text-underline-style="none" fo:font-weight="normal" officeooo:rsid="005ac187" officeooo:paragraph-rsid="005ac187" fo:background-color="#ffffff" style:font-size-asian="9.60000038146973pt" style:font-weight-asian="normal" style:font-size-complex="11pt" style:font-weight-complex="normal"/>
    </style:style>
    <style:style style:name="P2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style:text-underline-style="none" fo:font-weight="normal" officeooo:rsid="005b6987" officeooo:paragraph-rsid="005b6987" fo:background-color="#ffffff" style:font-size-asian="9.60000038146973pt" style:font-weight-asian="normal" style:font-size-complex="11pt" style:font-weight-complex="normal"/>
    </style:style>
    <style:style style:name="P2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style:text-underline-style="solid" style:text-underline-width="auto" style:text-underline-color="font-color" fo:font-weight="normal" officeooo:rsid="0059e2af" officeooo:paragraph-rsid="0059e2af" fo:background-color="#ffffff" style:font-size-asian="9.60000038146973pt" style:font-weight-asian="normal" style:font-size-complex="11pt" style:font-weight-complex="normal"/>
    </style:style>
    <style:style style:name="P2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style:text-underline-style="solid" style:text-underline-width="auto" style:text-underline-color="font-color" fo:font-weight="normal" officeooo:rsid="005ac187" officeooo:paragraph-rsid="005ac187" fo:background-color="#ffffff" style:font-size-asian="9.60000038146973pt" style:font-weight-asian="normal" style:font-size-complex="11pt" style:font-weight-complex="normal"/>
    </style:style>
    <style:style style:name="P2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6cd984" officeooo:paragraph-rsid="006cd984" fo:background-color="#ffffff" style:font-size-asian="9.60000038146973pt" style:font-style-asian="normal" style:font-weight-asian="normal" style:font-size-complex="11pt" style:font-style-complex="normal" style:font-weight-complex="normal"/>
    </style:style>
    <style:style style:name="P2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73dfb8" officeooo:paragraph-rsid="0073dfb8" fo:background-color="#ffffff" style:font-size-asian="9.60000038146973pt" style:font-style-asian="normal" style:font-weight-asian="normal" style:font-size-complex="11pt" style:font-style-complex="normal" style:font-weight-complex="normal"/>
    </style:style>
    <style:style style:name="P2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7510b8" officeooo:paragraph-rsid="007510b8" fo:background-color="#ffffff" style:font-size-asian="9.60000038146973pt" style:font-style-asian="normal" style:font-weight-asian="normal" style:font-size-complex="11pt" style:font-style-complex="normal" style:font-weight-complex="normal"/>
    </style:style>
    <style:style style:name="P2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76e701" officeooo:paragraph-rsid="0076e701" fo:background-color="#ffffff" style:font-size-asian="9.60000038146973pt" style:font-style-asian="normal" style:font-weight-asian="normal" style:font-size-complex="11pt" style:font-style-complex="normal" style:font-weight-complex="normal"/>
    </style:style>
    <style:style style:name="P2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79f53b" officeooo:paragraph-rsid="0079f53b" fo:background-color="#ffffff" style:font-size-asian="9.60000038146973pt" style:font-style-asian="normal" style:font-weight-asian="normal" style:font-size-complex="11pt" style:font-style-complex="normal" style:font-weight-complex="normal"/>
    </style:style>
    <style:style style:name="P2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7b58da" officeooo:paragraph-rsid="007b58da" fo:background-color="#ffffff" style:font-size-asian="9.60000038146973pt" style:font-style-asian="normal" style:font-weight-asian="normal" style:font-size-complex="11pt" style:font-style-complex="normal" style:font-weight-complex="normal"/>
    </style:style>
    <style:style style:name="P2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7f0f97" officeooo:paragraph-rsid="007f0f97" fo:background-color="#ffffff" style:font-size-asian="9.60000038146973pt" style:font-style-asian="normal" style:font-weight-asian="normal" style:font-size-complex="11pt" style:font-style-complex="normal" style:font-weight-complex="normal"/>
    </style:style>
    <style:style style:name="P2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911308" officeooo:paragraph-rsid="00911308" fo:background-color="#ffffff" style:font-size-asian="9.60000038146973pt" style:font-style-asian="normal" style:font-weight-asian="normal" style:font-size-complex="11pt" style:font-style-complex="normal" style:font-weight-complex="normal"/>
    </style:style>
    <style:style style:name="P2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92079e" officeooo:paragraph-rsid="0092079e" fo:background-color="#ffffff" style:font-size-asian="9.60000038146973pt" style:font-style-asian="normal" style:font-weight-asian="normal" style:font-size-complex="11pt" style:font-style-complex="normal" style:font-weight-complex="normal"/>
    </style:style>
    <style:style style:name="P2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92079e" officeooo:paragraph-rsid="00941a04" fo:background-color="#ffffff" style:font-size-asian="9.60000038146973pt" style:font-style-asian="normal" style:font-weight-asian="normal" style:font-size-complex="11pt" style:font-style-complex="normal" style:font-weight-complex="normal"/>
    </style:style>
    <style:style style:name="P2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9d95cc" officeooo:paragraph-rsid="009d95cc" fo:background-color="#ffffff" style:font-size-asian="9.60000038146973pt" style:font-style-asian="normal" style:font-weight-asian="normal" style:font-size-complex="11pt" style:font-style-complex="normal" style:font-weight-complex="normal"/>
    </style:style>
    <style:style style:name="P2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b0e3bd" officeooo:paragraph-rsid="00b0e3bd" fo:background-color="#ffffff" style:font-size-asian="9.60000038146973pt" style:font-style-asian="normal" style:font-weight-asian="normal" style:font-size-complex="11pt" style:font-style-complex="normal" style:font-weight-complex="normal"/>
    </style:style>
    <style:style style:name="P2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b2e42e" officeooo:paragraph-rsid="00b2e42e" fo:background-color="#ffffff" style:font-size-asian="9.60000038146973pt" style:font-style-asian="normal" style:font-weight-asian="normal" style:font-size-complex="11pt" style:font-style-complex="normal" style:font-weight-complex="normal"/>
    </style:style>
    <style:style style:name="P2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b452b4" officeooo:paragraph-rsid="00b452b4" fo:background-color="#ffffff" style:font-size-asian="9.60000038146973pt" style:font-style-asian="normal" style:font-weight-asian="normal" style:font-size-complex="11pt" style:font-style-complex="normal" style:font-weight-complex="normal"/>
    </style:style>
    <style:style style:name="P2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cd20c8" officeooo:paragraph-rsid="00cd20c8" fo:background-color="#ffffff" style:font-size-asian="9.60000038146973pt" style:font-style-asian="normal" style:font-weight-asian="normal" style:font-size-complex="11pt" style:font-style-complex="normal" style:font-weight-complex="normal"/>
    </style:style>
    <style:style style:name="P2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f752b8" officeooo:paragraph-rsid="00f752b8" fo:background-color="#ffffff" style:font-size-asian="9.60000038146973pt" style:font-style-asian="normal" style:font-weight-asian="normal" style:font-size-complex="11pt" style:font-style-complex="normal" style:font-weight-complex="normal"/>
    </style:style>
    <style:style style:name="P2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ff081f" officeooo:paragraph-rsid="00ff081f" fo:background-color="#ffffff" style:font-size-asian="9.60000038146973pt" style:font-style-asian="normal" style:font-weight-asian="normal" style:font-size-complex="11pt" style:font-style-complex="normal" style:font-weight-complex="normal"/>
    </style:style>
    <style:style style:name="P2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01b67e" officeooo:paragraph-rsid="0101b67e" fo:background-color="#ffffff" style:font-size-asian="9.60000038146973pt" style:font-style-asian="normal" style:font-weight-asian="normal" style:font-size-complex="11pt" style:font-style-complex="normal" style:font-weight-complex="normal"/>
    </style:style>
    <style:style style:name="P2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06225d" officeooo:paragraph-rsid="0106225d" fo:background-color="#ffffff" style:font-size-asian="9.60000038146973pt" style:font-style-asian="normal" style:font-weight-asian="normal" style:font-size-complex="11pt" style:font-style-complex="normal" style:font-weight-complex="normal"/>
    </style:style>
    <style:style style:name="P2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2fa881" officeooo:paragraph-rsid="012fa881" fo:background-color="#ffffff" style:font-size-asian="9.60000038146973pt" style:font-style-asian="normal" style:font-weight-asian="normal" style:font-size-complex="11pt" style:font-style-complex="normal" style:font-weight-complex="normal"/>
    </style:style>
    <style:style style:name="P2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30f3eb" officeooo:paragraph-rsid="0130f3eb" fo:background-color="#ffffff" style:font-size-asian="9.60000038146973pt" style:font-style-asian="normal" style:font-weight-asian="normal" style:font-size-complex="11pt" style:font-style-complex="normal" style:font-weight-complex="normal"/>
    </style:style>
    <style:style style:name="P2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3a5201" officeooo:paragraph-rsid="013a5201" fo:background-color="#ffffff" style:font-size-asian="9.60000038146973pt" style:font-style-asian="normal" style:font-weight-asian="normal" style:font-size-complex="11pt" style:font-style-complex="normal" style:font-weight-complex="normal"/>
    </style:style>
    <style:style style:name="P2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401fb8" officeooo:paragraph-rsid="01401fb8" fo:background-color="#ffffff" style:font-size-asian="9.60000038146973pt" style:font-style-asian="normal" style:font-weight-asian="normal" style:font-size-complex="11pt" style:font-style-complex="normal" style:font-weight-complex="normal"/>
    </style:style>
    <style:style style:name="P2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44cf17" officeooo:paragraph-rsid="0144cf17" fo:background-color="#ffffff" style:font-size-asian="9.60000038146973pt" style:font-style-asian="normal" style:font-weight-asian="normal" style:font-size-complex="11pt" style:font-style-complex="normal" style:font-weight-complex="normal"/>
    </style:style>
    <style:style style:name="P2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4f6eb3" officeooo:paragraph-rsid="014f6eb3" fo:background-color="#ffffff" style:font-size-asian="9.60000038146973pt" style:font-style-asian="normal" style:font-weight-asian="normal" style:font-size-complex="11pt" style:font-style-complex="normal" style:font-weight-complex="normal"/>
    </style:style>
    <style:style style:name="P2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4fb196" officeooo:paragraph-rsid="014fb196" fo:background-color="#ffffff" style:font-size-asian="9.60000038146973pt" style:font-style-asian="normal" style:font-weight-asian="normal" style:font-size-complex="11pt" style:font-style-complex="normal" style:font-weight-complex="normal"/>
    </style:style>
    <style:style style:name="P2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19121f0" officeooo:paragraph-rsid="019121f0" fo:background-color="#ffffff" style:font-size-asian="9.60000038146973pt" style:font-style-asian="normal" style:font-weight-asian="normal" style:font-size-complex="11pt" style:font-style-complex="normal" style:font-weight-complex="normal"/>
    </style:style>
    <style:style style:name="P2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1eda0" officeooo:paragraph-rsid="0071eda0" fo:background-color="#ffffff" style:font-size-asian="9.60000038146973pt" style:font-style-asian="normal" style:font-weight-asian="normal" style:font-size-complex="11pt" style:font-style-complex="normal" style:font-weight-complex="normal"/>
    </style:style>
    <style:style style:name="P2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3dfb8" officeooo:paragraph-rsid="0073dfb8" fo:background-color="#ffffff" style:font-size-asian="9.60000038146973pt" style:font-style-asian="normal" style:font-weight-asian="normal" style:font-size-complex="11pt" style:font-style-complex="normal" style:font-weight-complex="normal"/>
    </style:style>
    <style:style style:name="P2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510b8" officeooo:paragraph-rsid="007510b8" fo:background-color="#ffffff" style:font-size-asian="9.60000038146973pt" style:font-style-asian="normal" style:font-weight-asian="normal" style:font-size-complex="11pt" style:font-style-complex="normal" style:font-weight-complex="normal"/>
    </style:style>
    <style:style style:name="P2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6e701" officeooo:paragraph-rsid="0076e701" fo:background-color="#ffffff" style:font-size-asian="9.60000038146973pt" style:font-style-asian="normal" style:font-weight-asian="normal" style:font-size-complex="11pt" style:font-style-complex="normal" style:font-weight-complex="normal"/>
    </style:style>
    <style:style style:name="P2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9f53b" officeooo:paragraph-rsid="0079f53b" fo:background-color="#ffffff" style:font-size-asian="9.60000038146973pt" style:font-style-asian="normal" style:font-weight-asian="normal" style:font-size-complex="11pt" style:font-style-complex="normal" style:font-weight-complex="normal"/>
    </style:style>
    <style:style style:name="P2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ac1a1" officeooo:paragraph-rsid="007ac1a1" fo:background-color="#ffffff" style:font-size-asian="9.60000038146973pt" style:font-style-asian="normal" style:font-weight-asian="normal" style:font-size-complex="11pt" style:font-style-complex="normal" style:font-weight-complex="normal"/>
    </style:style>
    <style:style style:name="P2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7b58da" officeooo:paragraph-rsid="007b58da" fo:background-color="#ffffff" style:font-size-asian="9.60000038146973pt" style:font-style-asian="normal" style:font-weight-asian="normal" style:font-size-complex="11pt" style:font-style-complex="normal" style:font-weight-complex="normal"/>
    </style:style>
    <style:style style:name="P2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80082b" officeooo:paragraph-rsid="0080082b" fo:background-color="#ffffff" style:font-size-asian="9.60000038146973pt" style:font-style-asian="normal" style:font-weight-asian="normal" style:font-size-complex="11pt" style:font-style-complex="normal" style:font-weight-complex="normal"/>
    </style:style>
    <style:style style:name="P2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9116f9" officeooo:paragraph-rsid="009116f9" fo:background-color="#ffffff" style:font-size-asian="9.60000038146973pt" style:font-style-asian="normal" style:font-weight-asian="normal" style:font-size-complex="11pt" style:font-style-complex="normal" style:font-weight-complex="normal"/>
    </style:style>
    <style:style style:name="P2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92079e" officeooo:paragraph-rsid="0092079e" fo:background-color="#ffffff" style:font-size-asian="9.60000038146973pt" style:font-style-asian="normal" style:font-weight-asian="normal" style:font-size-complex="11pt" style:font-style-complex="normal" style:font-weight-complex="normal"/>
    </style:style>
    <style:style style:name="P2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941a04" officeooo:paragraph-rsid="00941a04" fo:background-color="#ffffff" style:font-size-asian="9.60000038146973pt" style:font-style-asian="normal" style:font-weight-asian="normal" style:font-size-complex="11pt" style:font-style-complex="normal" style:font-weight-complex="normal"/>
    </style:style>
    <style:style style:name="P2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9f7da2" officeooo:paragraph-rsid="009f7da2" fo:background-color="#ffffff" style:font-size-asian="9.60000038146973pt" style:font-style-asian="normal" style:font-weight-asian="normal" style:font-size-complex="11pt" style:font-style-complex="normal" style:font-weight-complex="normal"/>
    </style:style>
    <style:style style:name="P2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b49e16" officeooo:paragraph-rsid="00b49e16" fo:background-color="#ffffff" style:font-size-asian="9.60000038146973pt" style:font-style-asian="normal" style:font-weight-asian="normal" style:font-size-complex="11pt" style:font-style-complex="normal" style:font-weight-complex="normal"/>
    </style:style>
    <style:style style:name="P2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b7702c" officeooo:paragraph-rsid="00b7702c" fo:background-color="#ffffff" style:font-size-asian="9.60000038146973pt" style:font-style-asian="normal" style:font-weight-asian="normal" style:font-size-complex="11pt" style:font-style-complex="normal" style:font-weight-complex="normal"/>
    </style:style>
    <style:style style:name="P2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b944b8" officeooo:paragraph-rsid="00b944b8" fo:background-color="#ffffff" style:font-size-asian="9.60000038146973pt" style:font-style-asian="normal" style:font-weight-asian="normal" style:font-size-complex="11pt" style:font-style-complex="normal" style:font-weight-complex="normal"/>
    </style:style>
    <style:style style:name="P2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ba6419" officeooo:paragraph-rsid="00ba6419" fo:background-color="#ffffff" style:font-size-asian="9.60000038146973pt" style:font-style-asian="normal" style:font-weight-asian="normal" style:font-size-complex="11pt" style:font-style-complex="normal" style:font-weight-complex="normal"/>
    </style:style>
    <style:style style:name="P2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bc7df6" officeooo:paragraph-rsid="00bc7df6" fo:background-color="#ffffff" style:font-size-asian="9.60000038146973pt" style:font-style-asian="normal" style:font-weight-asian="normal" style:font-size-complex="11pt" style:font-style-complex="normal" style:font-weight-complex="normal"/>
    </style:style>
    <style:style style:name="P2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c0083a" officeooo:paragraph-rsid="00c0083a" fo:background-color="#ffffff" style:font-size-asian="9.60000038146973pt" style:font-style-asian="normal" style:font-weight-asian="normal" style:font-size-complex="11pt" style:font-style-complex="normal" style:font-weight-complex="normal"/>
    </style:style>
    <style:style style:name="P2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c1b970" officeooo:paragraph-rsid="00c1b970" fo:background-color="#ffffff" style:font-size-asian="9.60000038146973pt" style:font-style-asian="normal" style:font-weight-asian="normal" style:font-size-complex="11pt" style:font-style-complex="normal" style:font-weight-complex="normal"/>
    </style:style>
    <style:style style:name="P2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ce1b35" officeooo:paragraph-rsid="00ce1b35" fo:background-color="#ffffff" style:font-size-asian="9.60000038146973pt" style:font-style-asian="normal" style:font-weight-asian="normal" style:font-size-complex="11pt" style:font-style-complex="normal" style:font-weight-complex="normal"/>
    </style:style>
    <style:style style:name="P2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cf111a" officeooo:paragraph-rsid="00cf111a" fo:background-color="#ffffff" style:font-size-asian="9.60000038146973pt" style:font-style-asian="normal" style:font-weight-asian="normal" style:font-size-complex="11pt" style:font-style-complex="normal" style:font-weight-complex="normal"/>
    </style:style>
    <style:style style:name="P3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d94c41" officeooo:paragraph-rsid="00d94c41" fo:background-color="#ffffff" style:font-size-asian="9.60000038146973pt" style:font-style-asian="normal" style:font-weight-asian="normal" style:font-size-complex="11pt" style:font-style-complex="normal" style:font-weight-complex="normal"/>
    </style:style>
    <style:style style:name="P3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de3133" officeooo:paragraph-rsid="00de3133" fo:background-color="#ffffff" style:font-size-asian="9.60000038146973pt" style:font-style-asian="normal" style:font-weight-asian="normal" style:font-size-complex="11pt" style:font-style-complex="normal" style:font-weight-complex="normal"/>
    </style:style>
    <style:style style:name="P3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e75a92" officeooo:paragraph-rsid="00e75a92" fo:background-color="#ffffff" style:font-size-asian="9.60000038146973pt" style:font-style-asian="normal" style:font-weight-asian="normal" style:font-size-complex="11pt" style:font-style-complex="normal" style:font-weight-complex="normal"/>
    </style:style>
    <style:style style:name="P3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ec2e14" officeooo:paragraph-rsid="00ec2e14" fo:background-color="#ffffff" style:font-size-asian="9.60000038146973pt" style:font-style-asian="normal" style:font-weight-asian="normal" style:font-size-complex="11pt" style:font-style-complex="normal" style:font-weight-complex="normal"/>
    </style:style>
    <style:style style:name="P3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fa0605" officeooo:paragraph-rsid="00fa0605" fo:background-color="#ffffff" style:font-size-asian="9.60000038146973pt" style:font-style-asian="normal" style:font-weight-asian="normal" style:font-size-complex="11pt" style:font-style-complex="normal" style:font-weight-complex="normal"/>
    </style:style>
    <style:style style:name="P30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fa0605" officeooo:paragraph-rsid="00fa0605" fo:background-color="#ffffff" style:font-size-asian="9.60000038146973pt" style:font-style-asian="normal" style:font-weight-asian="normal" style:font-size-complex="11pt" style:font-style-complex="normal" style:font-weight-complex="normal"/>
    </style:style>
    <style:style style:name="P3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0ffaa17" officeooo:paragraph-rsid="00ffaa17" fo:background-color="#ffffff" style:font-size-asian="9.60000038146973pt" style:font-style-asian="normal" style:font-weight-asian="normal" style:font-size-complex="11pt" style:font-style-complex="normal" style:font-weight-complex="normal"/>
    </style:style>
    <style:style style:name="P3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01b67e" officeooo:paragraph-rsid="0101b67e" fo:background-color="#ffffff" style:font-size-asian="9.60000038146973pt" style:font-style-asian="normal" style:font-weight-asian="normal" style:font-size-complex="11pt" style:font-style-complex="normal" style:font-weight-complex="normal"/>
    </style:style>
    <style:style style:name="P3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0613e4" officeooo:paragraph-rsid="010613e4" fo:background-color="#ffffff" style:font-size-asian="9.60000038146973pt" style:font-style-asian="normal" style:font-weight-asian="normal" style:font-size-complex="11pt" style:font-style-complex="normal" style:font-weight-complex="normal"/>
    </style:style>
    <style:style style:name="P3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0f3b4e" officeooo:paragraph-rsid="010f3b4e" fo:background-color="#ffffff" style:font-size-asian="9.60000038146973pt" style:font-style-asian="normal" style:font-weight-asian="normal" style:font-size-complex="11pt" style:font-style-complex="normal" style:font-weight-complex="normal"/>
    </style:style>
    <style:style style:name="P3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0f3eb" officeooo:paragraph-rsid="0130f3eb" fo:background-color="#ffffff" style:font-size-asian="9.60000038146973pt" style:font-style-asian="normal" style:font-weight-asian="normal" style:font-size-complex="11pt" style:font-style-complex="normal" style:font-weight-complex="normal"/>
    </style:style>
    <style:style style:name="P3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4e6c6" officeooo:paragraph-rsid="0134e6c6" fo:background-color="#ffffff" style:font-size-asian="9.60000038146973pt" style:font-style-asian="normal" style:font-weight-asian="normal" style:font-size-complex="11pt" style:font-style-complex="normal" style:font-weight-complex="normal"/>
    </style:style>
    <style:style style:name="P3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69f78" officeooo:paragraph-rsid="01369f78" fo:background-color="#ffffff" style:font-size-asian="9.60000038146973pt" style:font-style-asian="normal" style:font-weight-asian="normal" style:font-size-complex="11pt" style:font-style-complex="normal" style:font-weight-complex="normal"/>
    </style:style>
    <style:style style:name="P3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77a19" officeooo:paragraph-rsid="01377a19" fo:background-color="#ffffff" style:font-size-asian="9.60000038146973pt" style:font-style-asian="normal" style:font-weight-asian="normal" style:font-size-complex="11pt" style:font-style-complex="normal" style:font-weight-complex="normal"/>
    </style:style>
    <style:style style:name="P3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c2288" officeooo:paragraph-rsid="013c2288" fo:background-color="#ffffff" style:font-size-asian="9.60000038146973pt" style:font-style-asian="normal" style:font-weight-asian="normal" style:font-size-complex="11pt" style:font-style-complex="normal" style:font-weight-complex="normal"/>
    </style:style>
    <style:style style:name="P3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cb365" officeooo:paragraph-rsid="013cb365" fo:background-color="#ffffff" style:font-size-asian="9.60000038146973pt" style:font-style-asian="normal" style:font-weight-asian="normal" style:font-size-complex="11pt" style:font-style-complex="normal" style:font-weight-complex="normal"/>
    </style:style>
    <style:style style:name="P3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3d3394" officeooo:paragraph-rsid="013d3394" fo:background-color="#ffffff" style:font-size-asian="9.60000038146973pt" style:font-style-asian="normal" style:font-weight-asian="normal" style:font-size-complex="11pt" style:font-style-complex="normal" style:font-weight-complex="normal"/>
    </style:style>
    <style:style style:name="P3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4387fb" officeooo:paragraph-rsid="014387fb" fo:background-color="#ffffff" style:font-size-asian="9.60000038146973pt" style:font-style-asian="normal" style:font-weight-asian="normal" style:font-size-complex="11pt" style:font-style-complex="normal" style:font-weight-complex="normal"/>
    </style:style>
    <style:style style:name="P3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4387fb" officeooo:paragraph-rsid="02538eaf" fo:background-color="#ffffff" style:font-size-asian="9.60000038146973pt" style:font-style-asian="normal" style:font-weight-asian="normal" style:font-size-complex="11pt" style:font-style-complex="normal" style:font-weight-complex="normal"/>
    </style:style>
    <style:style style:name="P3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44b03a" officeooo:paragraph-rsid="0144b03a" fo:background-color="#ffffff" style:font-size-asian="9.60000038146973pt" style:font-style-asian="normal" style:font-weight-asian="normal" style:font-size-complex="11pt" style:font-style-complex="normal" style:font-weight-complex="normal"/>
    </style:style>
    <style:style style:name="P3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461bcb" officeooo:paragraph-rsid="01461bcb" fo:background-color="#ffffff" style:font-size-asian="9.60000038146973pt" style:font-style-asian="normal" style:font-weight-asian="normal" style:font-size-complex="11pt" style:font-style-complex="normal" style:font-weight-complex="normal"/>
    </style:style>
    <style:style style:name="P3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500cfd" officeooo:paragraph-rsid="01500cfd" fo:background-color="#ffffff" style:font-size-asian="9.60000038146973pt" style:font-style-asian="normal" style:font-weight-asian="normal" style:font-size-complex="11pt" style:font-style-complex="normal" style:font-weight-complex="normal"/>
    </style:style>
    <style:style style:name="P3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5141ea" officeooo:paragraph-rsid="015141ea" fo:background-color="#ffffff" style:font-size-asian="9.60000038146973pt" style:font-style-asian="normal" style:font-weight-asian="normal" style:font-size-complex="11pt" style:font-style-complex="normal" style:font-weight-complex="normal"/>
    </style:style>
    <style:style style:name="P3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53a658" officeooo:paragraph-rsid="0153a658" fo:background-color="#ffffff" style:font-size-asian="9.60000038146973pt" style:font-style-asian="normal" style:font-weight-asian="normal" style:font-size-complex="11pt" style:font-style-complex="normal" style:font-weight-complex="normal"/>
    </style:style>
    <style:style style:name="P3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53a658" officeooo:paragraph-rsid="01554143" fo:background-color="#ffffff" style:font-size-asian="9.60000038146973pt" style:font-style-asian="normal" style:font-weight-asian="normal" style:font-size-complex="11pt" style:font-style-complex="normal" style:font-weight-complex="normal"/>
    </style:style>
    <style:style style:name="P3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554143" officeooo:paragraph-rsid="01554143" fo:background-color="#ffffff" style:font-size-asian="9.60000038146973pt" style:font-style-asian="normal" style:font-weight-asian="normal" style:font-size-complex="11pt" style:font-style-complex="normal" style:font-weight-complex="normal"/>
    </style:style>
    <style:style style:name="P3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6267b1" officeooo:paragraph-rsid="016267b1" fo:background-color="#ffffff" style:font-size-asian="9.60000038146973pt" style:font-style-asian="normal" style:font-weight-asian="normal" style:font-size-complex="11pt" style:font-style-complex="normal" style:font-weight-complex="normal"/>
    </style:style>
    <style:style style:name="P3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ru" fo:country="RU" fo:font-style="normal" style:text-underline-style="none" fo:font-weight="normal" officeooo:rsid="01c88887" officeooo:paragraph-rsid="01c88887" fo:background-color="#ffffff" style:font-size-asian="9.60000038146973pt" style:font-style-asian="normal" style:font-weight-asian="normal" style:font-size-complex="11pt" style:font-style-complex="normal" style:font-weight-complex="normal"/>
    </style:style>
    <style:style style:name="P3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0841500" officeooo:paragraph-rsid="00841500" fo:background-color="#ffffff" style:font-size-asian="9.60000038146973pt" style:font-style-asian="normal" style:font-weight-asian="normal" style:font-size-complex="11pt" style:font-style-complex="normal" style:font-weight-complex="normal"/>
    </style:style>
    <style:style style:name="P3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0b944b8" officeooo:paragraph-rsid="00b944b8" fo:background-color="#ffffff" style:font-size-asian="9.60000038146973pt" style:font-style-asian="normal" style:font-weight-asian="normal" style:font-size-complex="11pt" style:font-style-complex="normal" style:font-weight-complex="normal"/>
    </style:style>
    <style:style style:name="P3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0b49e16" officeooo:paragraph-rsid="00c1b970" fo:background-color="#ffffff" style:font-size-asian="9.60000038146973pt" style:font-style-asian="normal" style:font-weight-asian="normal" style:font-size-complex="11pt" style:font-style-complex="normal" style:font-weight-complex="normal"/>
    </style:style>
    <style:style style:name="P33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0b49e16" officeooo:paragraph-rsid="00c1b970" fo:background-color="#ffffff" style:font-size-asian="9.60000038146973pt" style:font-style-asian="normal" style:font-weight-asian="normal" style:font-size-complex="11pt" style:font-style-complex="normal" style:font-weight-complex="normal"/>
    </style:style>
    <style:style style:name="P3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0e75a92" officeooo:paragraph-rsid="00e75a92" fo:background-color="#ffffff" style:font-size-asian="9.60000038146973pt" style:font-style-asian="normal" style:font-weight-asian="normal" style:font-size-complex="11pt" style:font-style-complex="normal" style:font-weight-complex="normal"/>
    </style:style>
    <style:style style:name="P3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0d94c41" officeooo:paragraph-rsid="00d94c41" fo:background-color="#ffffff" style:font-size-asian="9.60000038146973pt" style:font-style-asian="normal" style:font-weight-asian="normal" style:font-size-complex="11pt" style:font-style-complex="normal" style:font-weight-complex="normal"/>
    </style:style>
    <style:style style:name="P3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1240441" officeooo:paragraph-rsid="00ff081f" fo:background-color="#ffffff" style:font-size-asian="9.60000038146973pt" style:font-style-asian="normal" style:font-weight-asian="normal" style:font-size-complex="11pt" style:font-style-complex="normal" style:font-weight-complex="normal"/>
    </style:style>
    <style:style style:name="P3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1366c75" officeooo:paragraph-rsid="0134e6c6" fo:background-color="#ffffff" style:font-size-asian="9.60000038146973pt" style:font-style-asian="normal" style:font-weight-asian="normal" style:font-size-complex="11pt" style:font-style-complex="normal" style:font-weight-complex="normal"/>
    </style:style>
    <style:style style:name="P3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1369f78" officeooo:paragraph-rsid="01369f78" fo:background-color="#ffffff" style:font-size-asian="9.60000038146973pt" style:font-style-asian="normal" style:font-weight-asian="normal" style:font-size-complex="11pt" style:font-style-complex="normal" style:font-weight-complex="normal"/>
    </style:style>
    <style:style style:name="P3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144b03a" officeooo:paragraph-rsid="0144b03a" fo:background-color="#ffffff" style:font-size-asian="9.60000038146973pt" style:font-style-asian="normal" style:font-weight-asian="normal" style:font-size-complex="11pt" style:font-style-complex="normal" style:font-weight-complex="normal"/>
    </style:style>
    <style:style style:name="P3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none" fo:font-weight="normal" officeooo:rsid="0148a1a5" officeooo:paragraph-rsid="01461bcb" fo:background-color="#ffffff" style:font-size-asian="9.60000038146973pt" style:font-style-asian="normal" style:font-weight-asian="normal" style:font-size-complex="11pt" style:font-style-complex="normal" style:font-weight-complex="normal"/>
    </style:style>
    <style:style style:name="P3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solid" style:text-underline-width="auto" style:text-underline-color="font-color" fo:font-weight="normal" officeooo:rsid="00b0e3bd" officeooo:paragraph-rsid="00b0e3bd" fo:background-color="#ffffff" style:font-size-asian="9.60000038146973pt" style:font-style-asian="normal" style:font-weight-asian="normal" style:font-size-complex="11pt" style:font-style-complex="normal" style:font-weight-complex="normal"/>
    </style:style>
    <style:style style:name="P3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solid" style:text-underline-width="auto" style:text-underline-color="font-color" fo:font-weight="normal" officeooo:rsid="00ba6419" officeooo:paragraph-rsid="00ba6419" fo:background-color="#ffffff" style:font-size-asian="9.60000038146973pt" style:font-style-asian="normal" style:font-weight-asian="normal" style:font-size-complex="11pt" style:font-style-complex="normal" style:font-weight-complex="normal"/>
    </style:style>
    <style:style style:name="P3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solid" style:text-underline-width="auto" style:text-underline-color="font-color" fo:font-weight="normal" officeooo:rsid="00cd20c8" officeooo:paragraph-rsid="00cd20c8" fo:background-color="#ffffff" style:font-size-asian="9.60000038146973pt" style:font-style-asian="normal" style:font-weight-asian="normal" style:font-size-complex="11pt" style:font-style-complex="normal" style:font-weight-complex="normal"/>
    </style:style>
    <style:style style:name="P3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solid" style:text-underline-width="auto" style:text-underline-color="font-color" fo:font-weight="normal" officeooo:rsid="00cd20c8" officeooo:paragraph-rsid="00de3133" fo:background-color="#ffffff" style:font-size-asian="9.60000038146973pt" style:font-style-asian="normal" style:font-weight-asian="normal" style:font-size-complex="11pt" style:font-style-complex="normal" style:font-weight-complex="normal"/>
    </style:style>
    <style:style style:name="P3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solid" style:text-underline-width="auto" style:text-underline-color="font-color" fo:font-weight="normal" officeooo:rsid="00ff081f" officeooo:paragraph-rsid="00ff081f" fo:background-color="#ffffff" style:font-size-asian="9.60000038146973pt" style:font-style-asian="normal" style:font-weight-asian="normal" style:font-size-complex="11pt" style:font-style-complex="normal" style:font-weight-complex="normal"/>
    </style:style>
    <style:style style:name="P3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font-name="Liberation Mono" fo:font-size="11pt" fo:language="en" fo:country="US" fo:font-style="normal" style:text-underline-style="solid" style:text-underline-width="auto" style:text-underline-color="font-color" fo:font-weight="normal" officeooo:rsid="014f6eb3" officeooo:paragraph-rsid="014f6eb3" fo:background-color="#ffffff" style:font-size-asian="9.60000038146973pt" style:font-style-asian="normal" style:font-weight-asian="normal" style:font-size-complex="11pt" style:font-style-complex="normal" style:font-weight-complex="normal"/>
    </style:style>
    <style:style style:name="P34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061c6b9" officeooo:paragraph-rsid="0061c6b9" fo:background-color="#ffffff" style:font-size-asian="13.1000003814697pt" style:font-style-asian="normal" style:font-weight-asian="normal" style:font-size-complex="15pt" style:font-style-complex="normal" style:font-weight-complex="normal"/>
    </style:style>
    <style:style style:name="P34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0638b2f" officeooo:paragraph-rsid="00638b2f" fo:background-color="#ffffff" style:font-size-asian="13.1000003814697pt" style:font-style-asian="normal" style:font-weight-asian="normal" style:font-size-complex="15pt" style:font-style-complex="normal" style:font-weight-complex="normal"/>
    </style:style>
    <style:style style:name="P34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0b0e3bd" officeooo:paragraph-rsid="00b0e3bd" fo:background-color="#ffffff" style:font-size-asian="13.1000003814697pt" style:font-style-asian="normal" style:font-weight-asian="normal" style:font-size-complex="15pt" style:font-style-complex="normal" style:font-weight-complex="normal"/>
    </style:style>
    <style:style style:name="P34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0cc0037" officeooo:paragraph-rsid="00cc0037" fo:background-color="#ffffff" style:font-size-asian="13.1000003814697pt" style:font-style-asian="normal" style:font-weight-asian="normal" style:font-size-complex="15pt" style:font-style-complex="normal" style:font-weight-complex="normal"/>
    </style:style>
    <style:style style:name="P34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12b51c0" officeooo:paragraph-rsid="012b51c0" fo:background-color="#ffffff" style:font-size-asian="13.1000003814697pt" style:font-style-asian="normal" style:font-weight-asian="normal" style:font-size-complex="15pt" style:font-style-complex="normal" style:font-weight-complex="normal"/>
    </style:style>
    <style:style style:name="P35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14cdd89" officeooo:paragraph-rsid="014cdd89" fo:background-color="#ffffff" style:font-size-asian="13.1000003814697pt" style:font-style-asian="normal" style:font-weight-asian="normal" style:font-size-complex="15pt" style:font-style-complex="normal" style:font-weight-complex="normal"/>
    </style:style>
    <style:style style:name="P35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font-name="Liberation Mono" fo:font-size="15pt" fo:language="en" fo:country="US" fo:font-style="normal" style:text-underline-style="solid" style:text-underline-width="auto" style:text-underline-color="font-color" fo:font-weight="normal" officeooo:rsid="00ff081f" officeooo:paragraph-rsid="00ff081f" fo:background-color="#ffffff" style:font-size-asian="13.1000003814697pt" style:font-style-asian="normal" style:font-weight-asian="normal" style:font-size-complex="15pt" style:font-style-complex="normal" style:font-weight-complex="normal"/>
    </style:style>
    <style:style style:name="P3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1714d57" officeooo:paragraph-rsid="01714d57" fo:background-color="#ffffff" style:font-size-asian="9.60000038146973pt" style:font-style-asian="normal" style:font-weight-asian="normal" style:font-size-complex="11pt" style:font-style-complex="normal" style:font-weight-complex="normal"/>
    </style:style>
    <style:style style:name="P3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1731227" officeooo:paragraph-rsid="01731227" fo:background-color="#ffffff" style:font-size-asian="9.60000038146973pt" style:font-style-asian="normal" style:font-weight-asian="normal" style:font-size-complex="11pt" style:font-style-complex="normal" style:font-weight-complex="normal"/>
    </style:style>
    <style:style style:name="P3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17401a4" officeooo:paragraph-rsid="017401a4" fo:background-color="#ffffff" style:font-size-asian="9.60000038146973pt" style:font-style-asian="normal" style:font-weight-asian="normal" style:font-size-complex="11pt" style:font-style-complex="normal" style:font-weight-complex="normal"/>
    </style:style>
    <style:style style:name="P3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19834ef" officeooo:paragraph-rsid="019834ef" fo:background-color="#ffffff" style:font-size-asian="9.60000038146973pt" style:font-style-asian="normal" style:font-weight-asian="normal" style:font-size-complex="11pt" style:font-style-complex="normal" style:font-weight-complex="normal"/>
    </style:style>
    <style:style style:name="P3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19c1156" officeooo:paragraph-rsid="019c1156" fo:background-color="#ffffff" style:font-size-asian="9.60000038146973pt" style:font-style-asian="normal" style:font-weight-asian="normal" style:font-size-complex="11pt" style:font-style-complex="normal" style:font-weight-complex="normal"/>
    </style:style>
    <style:style style:name="P3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232c2" officeooo:paragraph-rsid="030d6b37" fo:background-color="#ffffff" style:font-size-asian="9.60000038146973pt" style:font-style-asian="normal" style:font-weight-asian="normal" style:font-size-complex="11pt" style:font-style-complex="normal" style:font-weight-complex="normal"/>
    </style:style>
    <style:style style:name="P3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232c2" officeooo:paragraph-rsid="03177be2" fo:background-color="#ffffff" style:font-size-asian="9.60000038146973pt" style:font-style-asian="normal" style:font-weight-asian="normal" style:font-size-complex="11pt" style:font-style-complex="normal" style:font-weight-complex="normal"/>
    </style:style>
    <style:style style:name="P3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34e63e" officeooo:paragraph-rsid="0334e63e" fo:background-color="#ffffff" style:font-size-asian="9.60000038146973pt" style:font-style-asian="normal" style:font-weight-asian="normal" style:font-size-complex="11pt" style:font-style-complex="normal" style:font-weight-complex="normal"/>
    </style:style>
    <style:style style:name="P3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34e63e" officeooo:paragraph-rsid="033dd77d" fo:background-color="#ffffff" style:font-size-asian="9.60000038146973pt" style:font-style-asian="normal" style:font-weight-asian="normal" style:font-size-complex="11pt" style:font-style-complex="normal" style:font-weight-complex="normal"/>
    </style:style>
    <style:style style:name="P3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581fa1" officeooo:paragraph-rsid="03581fa1" fo:background-color="#ffffff" style:font-size-asian="9.60000038146973pt" style:font-style-asian="normal" style:font-weight-asian="normal" style:font-size-complex="11pt" style:font-style-complex="normal" style:font-weight-complex="normal"/>
    </style:style>
    <style:style style:name="P3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5b2026" officeooo:paragraph-rsid="035b2026" fo:background-color="#ffffff" style:font-size-asian="9.60000038146973pt" style:font-style-asian="normal" style:font-weight-asian="normal" style:font-size-complex="11pt" style:font-style-complex="normal" style:font-weight-complex="normal"/>
    </style:style>
    <style:style style:name="P3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7489bf" officeooo:paragraph-rsid="037489bf" fo:background-color="#ffffff" style:font-size-asian="9.60000038146973pt" style:font-style-asian="normal" style:font-weight-asian="normal" style:font-size-complex="11pt" style:font-style-complex="normal" style:font-weight-complex="normal"/>
    </style:style>
    <style:style style:name="P3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788456" officeooo:paragraph-rsid="03788456" fo:background-color="#ffffff" style:font-size-asian="9.60000038146973pt" style:font-style-asian="normal" style:font-weight-asian="normal" style:font-size-complex="11pt" style:font-style-complex="normal" style:font-weight-complex="normal"/>
    </style:style>
    <style:style style:name="P3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788456" officeooo:paragraph-rsid="0380c3c2" fo:background-color="#ffffff" style:font-size-asian="9.60000038146973pt" style:font-style-asian="normal" style:font-weight-asian="normal" style:font-size-complex="11pt" style:font-style-complex="normal" style:font-weight-complex="normal"/>
    </style:style>
    <style:style style:name="P3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9857a2" officeooo:paragraph-rsid="039857a2" fo:background-color="#ffffff" style:font-size-asian="9.60000038146973pt" style:font-style-asian="normal" style:font-weight-asian="normal" style:font-size-complex="11pt" style:font-style-complex="normal" style:font-weight-complex="normal"/>
    </style:style>
    <style:style style:name="P3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992c94" officeooo:paragraph-rsid="03992c94" fo:background-color="#ffffff" style:font-size-asian="9.60000038146973pt" style:font-style-asian="normal" style:font-weight-asian="normal" style:font-size-complex="11pt" style:font-style-complex="normal" style:font-weight-complex="normal"/>
    </style:style>
    <style:style style:name="P3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992c94" officeooo:paragraph-rsid="039fc466" fo:background-color="#ffffff" style:font-size-asian="9.60000038146973pt" style:font-style-asian="normal" style:font-weight-asian="normal" style:font-size-complex="11pt" style:font-style-complex="normal" style:font-weight-complex="normal"/>
    </style:style>
    <style:style style:name="P3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ae9caf" officeooo:paragraph-rsid="03ae9caf" fo:background-color="#ffffff" style:font-size-asian="9.60000038146973pt" style:font-style-asian="normal" style:font-weight-asian="normal" style:font-size-complex="11pt" style:font-style-complex="normal" style:font-weight-complex="normal"/>
    </style:style>
    <style:style style:name="P3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b0b89a" officeooo:paragraph-rsid="03b0b89a" fo:background-color="#ffffff" style:font-size-asian="9.60000038146973pt" style:font-style-asian="normal" style:font-weight-asian="normal" style:font-size-complex="11pt" style:font-style-complex="normal" style:font-weight-complex="normal"/>
    </style:style>
    <style:style style:name="P3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b27e60" officeooo:paragraph-rsid="03b27e60" fo:background-color="#ffffff" style:font-size-asian="9.60000038146973pt" style:font-style-asian="normal" style:font-weight-asian="normal" style:font-size-complex="11pt" style:font-style-complex="normal" style:font-weight-complex="normal"/>
    </style:style>
    <style:style style:name="P3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c7bb80" officeooo:paragraph-rsid="03c7bb80" fo:background-color="#ffffff" style:font-size-asian="9.60000038146973pt" style:font-style-asian="normal" style:font-weight-asian="normal" style:font-size-complex="11pt" style:font-style-complex="normal" style:font-weight-complex="normal"/>
    </style:style>
    <style:style style:name="P3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dabe45" officeooo:paragraph-rsid="03dabe45" fo:background-color="#ffffff" style:font-size-asian="9.60000038146973pt" style:font-style-asian="normal" style:font-weight-asian="normal" style:font-size-complex="11pt" style:font-style-complex="normal" style:font-weight-complex="normal"/>
    </style:style>
    <style:style style:name="P3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dd02af" officeooo:paragraph-rsid="03dd02af" fo:background-color="#ffffff" style:font-size-asian="9.60000038146973pt" style:font-style-asian="normal" style:font-weight-asian="normal" style:font-size-complex="11pt" style:font-style-complex="normal" style:font-weight-complex="normal"/>
    </style:style>
    <style:style style:name="P3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ee1b0b" officeooo:paragraph-rsid="03ee1b0b" fo:background-color="#ffffff" style:font-size-asian="9.60000038146973pt" style:font-style-asian="normal" style:font-weight-asian="normal" style:font-size-complex="11pt" style:font-style-complex="normal" style:font-weight-complex="normal"/>
    </style:style>
    <style:style style:name="P3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fbc008" officeooo:paragraph-rsid="03fbc008" fo:background-color="#ffffff" style:font-size-asian="9.60000038146973pt" style:font-style-asian="normal" style:font-weight-asian="normal" style:font-size-complex="11pt" style:font-style-complex="normal" style:font-weight-complex="normal"/>
    </style:style>
    <style:style style:name="P3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18bbe6" officeooo:paragraph-rsid="0418bbe6" fo:background-color="#ffffff" style:font-size-asian="9.60000038146973pt" style:font-style-asian="normal" style:font-weight-asian="normal" style:font-size-complex="11pt" style:font-style-complex="normal" style:font-weight-complex="normal"/>
    </style:style>
    <style:style style:name="P3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fc71cf" officeooo:paragraph-rsid="03fc71cf" fo:background-color="#ffffff" style:font-size-asian="9.60000038146973pt" style:font-style-asian="normal" style:font-weight-asian="normal" style:font-size-complex="11pt" style:font-style-complex="normal" style:font-weight-complex="normal"/>
    </style:style>
    <style:style style:name="P3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3190bf" officeooo:paragraph-rsid="043190bf" fo:background-color="#ffffff" style:font-size-asian="9.60000038146973pt" style:font-style-asian="normal" style:font-weight-asian="normal" style:font-size-complex="11pt" style:font-style-complex="normal" style:font-weight-complex="normal"/>
    </style:style>
    <style:style style:name="P3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330c91" officeooo:paragraph-rsid="04330c91" fo:background-color="#ffffff" style:font-size-asian="9.60000038146973pt" style:font-style-asian="normal" style:font-weight-asian="normal" style:font-size-complex="11pt" style:font-style-complex="normal" style:font-weight-complex="normal"/>
    </style:style>
    <style:style style:name="P3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339052" officeooo:paragraph-rsid="04339052" fo:background-color="#ffffff" style:font-size-asian="9.60000038146973pt" style:font-style-asian="normal" style:font-weight-asian="normal" style:font-size-complex="11pt" style:font-style-complex="normal" style:font-weight-complex="normal"/>
    </style:style>
    <style:style style:name="P3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35757d" officeooo:paragraph-rsid="0435757d" fo:background-color="#ffffff" style:font-size-asian="9.60000038146973pt" style:font-style-asian="normal" style:font-weight-asian="normal" style:font-size-complex="11pt" style:font-style-complex="normal" style:font-weight-complex="normal"/>
    </style:style>
    <style:style style:name="P3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4b9ff1" officeooo:paragraph-rsid="044b9ff1" fo:background-color="#ffffff" style:font-size-asian="9.60000038146973pt" style:font-style-asian="normal" style:font-weight-asian="normal" style:font-size-complex="11pt" style:font-style-complex="normal" style:font-weight-complex="normal"/>
    </style:style>
    <style:style style:name="P3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5db55c" officeooo:paragraph-rsid="045db55c" fo:background-color="#ffffff" style:font-size-asian="9.60000038146973pt" style:font-style-asian="normal" style:font-weight-asian="normal" style:font-size-complex="11pt" style:font-style-complex="normal" style:font-weight-complex="normal"/>
    </style:style>
    <style:style style:name="P3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68d1eb" officeooo:paragraph-rsid="0468d1eb" fo:background-color="#ffffff" style:font-size-asian="9.60000038146973pt" style:font-style-asian="normal" style:font-weight-asian="normal" style:font-size-complex="11pt" style:font-style-complex="normal" style:font-weight-complex="normal"/>
    </style:style>
    <style:style style:name="P3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75884e" officeooo:paragraph-rsid="0475884e" fo:background-color="#ffffff" style:font-size-asian="9.60000038146973pt" style:font-style-asian="normal" style:font-weight-asian="normal" style:font-size-complex="11pt" style:font-style-complex="normal" style:font-weight-complex="normal"/>
    </style:style>
    <style:style style:name="P3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8237ba" officeooo:paragraph-rsid="048237ba" fo:background-color="#ffffff" style:font-size-asian="9.60000038146973pt" style:font-style-asian="normal" style:font-weight-asian="normal" style:font-size-complex="11pt" style:font-style-complex="normal" style:font-weight-complex="normal"/>
    </style:style>
    <style:style style:name="P3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857259" officeooo:paragraph-rsid="04857259" fo:background-color="#ffffff" style:font-size-asian="9.60000038146973pt" style:font-style-asian="normal" style:font-weight-asian="normal" style:font-size-complex="11pt" style:font-style-complex="normal" style:font-weight-complex="normal"/>
    </style:style>
    <style:style style:name="P3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65d599" officeooo:paragraph-rsid="0165d599" fo:background-color="#ffffff" style:font-size-asian="9.60000038146973pt" style:font-style-asian="normal" style:font-weight-asian="normal" style:font-size-complex="11pt" style:font-style-complex="normal" style:font-weight-complex="normal"/>
    </style:style>
    <style:style style:name="P3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67ed4e" officeooo:paragraph-rsid="0167ed4e" fo:background-color="#ffffff" style:font-size-asian="9.60000038146973pt" style:font-style-asian="normal" style:font-weight-asian="normal" style:font-size-complex="11pt" style:font-style-complex="normal" style:font-weight-complex="normal"/>
    </style:style>
    <style:style style:name="P3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722eac" officeooo:paragraph-rsid="01722eac" fo:background-color="#ffffff" style:font-size-asian="9.60000038146973pt" style:font-style-asian="normal" style:font-weight-asian="normal" style:font-size-complex="11pt" style:font-style-complex="normal" style:font-weight-complex="normal"/>
    </style:style>
    <style:style style:name="P3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77f9cf" officeooo:paragraph-rsid="0177f9cf" fo:background-color="#ffffff" style:font-size-asian="9.60000038146973pt" style:font-style-asian="normal" style:font-weight-asian="normal" style:font-size-complex="11pt" style:font-style-complex="normal" style:font-weight-complex="normal"/>
    </style:style>
    <style:style style:name="P3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7a8204" officeooo:paragraph-rsid="017a8204" fo:background-color="#ffffff" style:font-size-asian="9.60000038146973pt" style:font-style-asian="normal" style:font-weight-asian="normal" style:font-size-complex="11pt" style:font-style-complex="normal" style:font-weight-complex="normal"/>
    </style:style>
    <style:style style:name="P3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8098c7" officeooo:paragraph-rsid="018098c7" fo:background-color="#ffffff" style:font-size-asian="9.60000038146973pt" style:font-style-asian="normal" style:font-weight-asian="normal" style:font-size-complex="11pt" style:font-style-complex="normal" style:font-weight-complex="normal"/>
    </style:style>
    <style:style style:name="P3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8a597f" officeooo:paragraph-rsid="018a597f" fo:background-color="#ffffff" style:font-size-asian="9.60000038146973pt" style:font-style-asian="normal" style:font-weight-asian="normal" style:font-size-complex="11pt" style:font-style-complex="normal" style:font-weight-complex="normal"/>
    </style:style>
    <style:style style:name="P3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9c1156" officeooo:paragraph-rsid="019c1156" fo:background-color="#ffffff" style:font-size-asian="9.60000038146973pt" style:font-style-asian="normal" style:font-weight-asian="normal" style:font-size-complex="11pt" style:font-style-complex="normal" style:font-weight-complex="normal"/>
    </style:style>
    <style:style style:name="P3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9c6a12" officeooo:paragraph-rsid="019c6a12" fo:background-color="#ffffff" style:font-size-asian="9.60000038146973pt" style:font-style-asian="normal" style:font-weight-asian="normal" style:font-size-complex="11pt" style:font-style-complex="normal" style:font-weight-complex="normal"/>
    </style:style>
    <style:style style:name="P3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9c6fa0" officeooo:paragraph-rsid="019c6fa0" fo:background-color="#ffffff" style:font-size-asian="9.60000038146973pt" style:font-style-asian="normal" style:font-weight-asian="normal" style:font-size-complex="11pt" style:font-style-complex="normal" style:font-weight-complex="normal"/>
    </style:style>
    <style:style style:name="P3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19834ef" officeooo:paragraph-rsid="01a1cfc9" fo:background-color="#ffffff" style:font-size-asian="9.60000038146973pt" style:font-style-asian="normal" style:font-weight-asian="normal" style:font-size-complex="11pt" style:font-style-complex="normal" style:font-weight-complex="normal"/>
    </style:style>
    <style:style style:name="P4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070c34" officeooo:paragraph-rsid="03070c34" fo:background-color="#ffffff" style:font-size-asian="9.60000038146973pt" style:font-style-asian="normal" style:font-weight-asian="normal" style:font-size-complex="11pt" style:font-style-complex="normal" style:font-weight-complex="normal"/>
    </style:style>
    <style:style style:name="P4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0c1a45" officeooo:paragraph-rsid="030c1a45" fo:background-color="#ffffff" style:font-size-asian="9.60000038146973pt" style:font-style-asian="normal" style:font-weight-asian="normal" style:font-size-complex="11pt" style:font-style-complex="normal" style:font-weight-complex="normal"/>
    </style:style>
    <style:style style:name="P4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0cdaea" officeooo:paragraph-rsid="030cdaea" fo:background-color="#ffffff" style:font-size-asian="9.60000038146973pt" style:font-style-asian="normal" style:font-weight-asian="normal" style:font-size-complex="11pt" style:font-style-complex="normal" style:font-weight-complex="normal"/>
    </style:style>
    <style:style style:name="P4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0d6b37" officeooo:paragraph-rsid="030d6b37" fo:background-color="#ffffff" style:font-size-asian="9.60000038146973pt" style:font-style-asian="normal" style:font-weight-asian="normal" style:font-size-complex="11pt" style:font-style-complex="normal" style:font-weight-complex="normal"/>
    </style:style>
    <style:style style:name="P4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23b0e1" officeooo:paragraph-rsid="0323b0e1" fo:background-color="#ffffff" style:font-size-asian="9.60000038146973pt" style:font-style-asian="normal" style:font-weight-asian="normal" style:font-size-complex="11pt" style:font-style-complex="normal" style:font-weight-complex="normal"/>
    </style:style>
    <style:style style:name="P4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34e63e" officeooo:paragraph-rsid="0334e63e" fo:background-color="#ffffff" style:font-size-asian="9.60000038146973pt" style:font-style-asian="normal" style:font-weight-asian="normal" style:font-size-complex="11pt" style:font-style-complex="normal" style:font-weight-complex="normal"/>
    </style:style>
    <style:style style:name="P4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3602e0" officeooo:paragraph-rsid="033602e0" fo:background-color="#ffffff" style:font-size-asian="9.60000038146973pt" style:font-style-asian="normal" style:font-weight-asian="normal" style:font-size-complex="11pt" style:font-style-complex="normal" style:font-weight-complex="normal"/>
    </style:style>
    <style:style style:name="P4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3946d4" officeooo:paragraph-rsid="033946d4" fo:background-color="#ffffff" style:font-size-asian="9.60000038146973pt" style:font-style-asian="normal" style:font-weight-asian="normal" style:font-size-complex="11pt" style:font-style-complex="normal" style:font-weight-complex="normal"/>
    </style:style>
    <style:style style:name="P4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3b7015" officeooo:paragraph-rsid="033b7015" fo:background-color="#ffffff" style:font-size-asian="9.60000038146973pt" style:font-style-asian="normal" style:font-weight-asian="normal" style:font-size-complex="11pt" style:font-style-complex="normal" style:font-weight-complex="normal"/>
    </style:style>
    <style:style style:name="P4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3dd77d" officeooo:paragraph-rsid="033dd77d" fo:background-color="#ffffff" style:font-size-asian="9.60000038146973pt" style:font-style-asian="normal" style:font-weight-asian="normal" style:font-size-complex="11pt" style:font-style-complex="normal" style:font-weight-complex="normal"/>
    </style:style>
    <style:style style:name="P4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4d4b53" officeooo:paragraph-rsid="034d4b53" fo:background-color="#ffffff" style:font-size-asian="9.60000038146973pt" style:font-style-asian="normal" style:font-weight-asian="normal" style:font-size-complex="11pt" style:font-style-complex="normal" style:font-weight-complex="normal"/>
    </style:style>
    <style:style style:name="P4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5ad093" officeooo:paragraph-rsid="035ad093" fo:background-color="#ffffff" style:font-size-asian="9.60000038146973pt" style:font-style-asian="normal" style:font-weight-asian="normal" style:font-size-complex="11pt" style:font-style-complex="normal" style:font-weight-complex="normal"/>
    </style:style>
    <style:style style:name="P4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5c7e0e" officeooo:paragraph-rsid="035c7e0e" fo:background-color="#ffffff" style:font-size-asian="9.60000038146973pt" style:font-style-asian="normal" style:font-weight-asian="normal" style:font-size-complex="11pt" style:font-style-complex="normal" style:font-weight-complex="normal"/>
    </style:style>
    <style:style style:name="P4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682846" officeooo:paragraph-rsid="03682846" fo:background-color="#ffffff" style:font-size-asian="9.60000038146973pt" style:font-style-asian="normal" style:font-weight-asian="normal" style:font-size-complex="11pt" style:font-style-complex="normal" style:font-weight-complex="normal"/>
    </style:style>
    <style:style style:name="P4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68aa29" officeooo:paragraph-rsid="0368aa29" fo:background-color="#ffffff" style:font-size-asian="9.60000038146973pt" style:font-style-asian="normal" style:font-weight-asian="normal" style:font-size-complex="11pt" style:font-style-complex="normal" style:font-weight-complex="normal"/>
    </style:style>
    <style:style style:name="P4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6d0dc4" officeooo:paragraph-rsid="036d0dc4" fo:background-color="#ffffff" style:font-size-asian="9.60000038146973pt" style:font-style-asian="normal" style:font-weight-asian="normal" style:font-size-complex="11pt" style:font-style-complex="normal" style:font-weight-complex="normal"/>
    </style:style>
    <style:style style:name="P4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6ec887" officeooo:paragraph-rsid="036ec887" fo:background-color="#ffffff" style:font-size-asian="9.60000038146973pt" style:font-style-asian="normal" style:font-weight-asian="normal" style:font-size-complex="11pt" style:font-style-complex="normal" style:font-weight-complex="normal"/>
    </style:style>
    <style:style style:name="P4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75dd14" officeooo:paragraph-rsid="0375dd14" fo:background-color="#ffffff" style:font-size-asian="9.60000038146973pt" style:font-style-asian="normal" style:font-weight-asian="normal" style:font-size-complex="11pt" style:font-style-complex="normal" style:font-weight-complex="normal"/>
    </style:style>
    <style:style style:name="P4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7b6821" officeooo:paragraph-rsid="037b6821" fo:background-color="#ffffff" style:font-size-asian="9.60000038146973pt" style:font-style-asian="normal" style:font-weight-asian="normal" style:font-size-complex="11pt" style:font-style-complex="normal" style:font-weight-complex="normal"/>
    </style:style>
    <style:style style:name="P4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7eb030" officeooo:paragraph-rsid="037eb030" fo:background-color="#ffffff" style:font-size-asian="9.60000038146973pt" style:font-style-asian="normal" style:font-weight-asian="normal" style:font-size-complex="11pt" style:font-style-complex="normal" style:font-weight-complex="normal"/>
    </style:style>
    <style:style style:name="P4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7faf35" officeooo:paragraph-rsid="037faf35" fo:background-color="#ffffff" style:font-size-asian="9.60000038146973pt" style:font-style-asian="normal" style:font-weight-asian="normal" style:font-size-complex="11pt" style:font-style-complex="normal" style:font-weight-complex="normal"/>
    </style:style>
    <style:style style:name="P4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8aed1e" officeooo:paragraph-rsid="038aed1e" fo:background-color="#ffffff" style:font-size-asian="9.60000038146973pt" style:font-style-asian="normal" style:font-weight-asian="normal" style:font-size-complex="11pt" style:font-style-complex="normal" style:font-weight-complex="normal"/>
    </style:style>
    <style:style style:name="P4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9ac75e" officeooo:paragraph-rsid="039ac75e" fo:background-color="#ffffff" style:font-size-asian="9.60000038146973pt" style:font-style-asian="normal" style:font-weight-asian="normal" style:font-size-complex="11pt" style:font-style-complex="normal" style:font-weight-complex="normal"/>
    </style:style>
    <style:style style:name="P4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9c9d98" officeooo:paragraph-rsid="039c9d98" fo:background-color="#ffffff" style:font-size-asian="9.60000038146973pt" style:font-style-asian="normal" style:font-weight-asian="normal" style:font-size-complex="11pt" style:font-style-complex="normal" style:font-weight-complex="normal"/>
    </style:style>
    <style:style style:name="P4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9fc466" officeooo:paragraph-rsid="039fc466" fo:background-color="#ffffff" style:font-size-asian="9.60000038146973pt" style:font-style-asian="normal" style:font-weight-asian="normal" style:font-size-complex="11pt" style:font-style-complex="normal" style:font-weight-complex="normal"/>
    </style:style>
    <style:style style:name="P4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aec98c" officeooo:paragraph-rsid="03aec98c" fo:background-color="#ffffff" style:font-size-asian="9.60000038146973pt" style:font-style-asian="normal" style:font-weight-asian="normal" style:font-size-complex="11pt" style:font-style-complex="normal" style:font-weight-complex="normal"/>
    </style:style>
    <style:style style:name="P4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b497e6" officeooo:paragraph-rsid="03b497e6" fo:background-color="#ffffff" style:font-size-asian="9.60000038146973pt" style:font-style-asian="normal" style:font-weight-asian="normal" style:font-size-complex="11pt" style:font-style-complex="normal" style:font-weight-complex="normal"/>
    </style:style>
    <style:style style:name="P4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b0b89a" officeooo:paragraph-rsid="03b0b89a" fo:background-color="#ffffff" style:font-size-asian="9.60000038146973pt" style:font-style-asian="normal" style:font-weight-asian="normal" style:font-size-complex="11pt" style:font-style-complex="normal" style:font-weight-complex="normal"/>
    </style:style>
    <style:style style:name="P4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b0b89a" officeooo:paragraph-rsid="03bf39b8" fo:background-color="#ffffff" style:font-size-asian="9.60000038146973pt" style:font-style-asian="normal" style:font-weight-asian="normal" style:font-size-complex="11pt" style:font-style-complex="normal" style:font-weight-complex="normal"/>
    </style:style>
    <style:style style:name="P4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b84a18" officeooo:paragraph-rsid="03b84a18" fo:background-color="#ffffff" style:font-size-asian="9.60000038146973pt" style:font-style-asian="normal" style:font-weight-asian="normal" style:font-size-complex="11pt" style:font-style-complex="normal" style:font-weight-complex="normal"/>
    </style:style>
    <style:style style:name="P4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b9c82c" officeooo:paragraph-rsid="03b9c82c" fo:background-color="#ffffff" style:font-size-asian="9.60000038146973pt" style:font-style-asian="normal" style:font-weight-asian="normal" style:font-size-complex="11pt" style:font-style-complex="normal" style:font-weight-complex="normal"/>
    </style:style>
    <style:style style:name="P4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bf39b8" officeooo:paragraph-rsid="03bf39b8" fo:background-color="#ffffff" style:font-size-asian="9.60000038146973pt" style:font-style-asian="normal" style:font-weight-asian="normal" style:font-size-complex="11pt" style:font-style-complex="normal" style:font-weight-complex="normal"/>
    </style:style>
    <style:style style:name="P4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c2de58" officeooo:paragraph-rsid="03c2de58" fo:background-color="#ffffff" style:font-size-asian="9.60000038146973pt" style:font-style-asian="normal" style:font-weight-asian="normal" style:font-size-complex="11pt" style:font-style-complex="normal" style:font-weight-complex="normal"/>
    </style:style>
    <style:style style:name="P4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c7bb80" officeooo:paragraph-rsid="03c7bb80" fo:background-color="#ffffff" style:font-size-asian="9.60000038146973pt" style:font-style-asian="normal" style:font-weight-asian="normal" style:font-size-complex="11pt" style:font-style-complex="normal" style:font-weight-complex="normal"/>
    </style:style>
    <style:style style:name="P4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c98b96" officeooo:paragraph-rsid="03c98b96" fo:background-color="#ffffff" style:font-size-asian="9.60000038146973pt" style:font-style-asian="normal" style:font-weight-asian="normal" style:font-size-complex="11pt" style:font-style-complex="normal" style:font-weight-complex="normal"/>
    </style:style>
    <style:style style:name="P4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cb2760" officeooo:paragraph-rsid="03cb2760" fo:background-color="#ffffff" style:font-size-asian="9.60000038146973pt" style:font-style-asian="normal" style:font-weight-asian="normal" style:font-size-complex="11pt" style:font-style-complex="normal" style:font-weight-complex="normal"/>
    </style:style>
    <style:style style:name="P4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ce46e4" officeooo:paragraph-rsid="03ce46e4" fo:background-color="#ffffff" style:font-size-asian="9.60000038146973pt" style:font-style-asian="normal" style:font-weight-asian="normal" style:font-size-complex="11pt" style:font-style-complex="normal" style:font-weight-complex="normal"/>
    </style:style>
    <style:style style:name="P4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d06ff4" officeooo:paragraph-rsid="03d06ff4" fo:background-color="#ffffff" style:font-size-asian="9.60000038146973pt" style:font-style-asian="normal" style:font-weight-asian="normal" style:font-size-complex="11pt" style:font-style-complex="normal" style:font-weight-complex="normal"/>
    </style:style>
    <style:style style:name="P4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dabe45" officeooo:paragraph-rsid="03dabe45" fo:background-color="#ffffff" style:font-size-asian="9.60000038146973pt" style:font-style-asian="normal" style:font-weight-asian="normal" style:font-size-complex="11pt" style:font-style-complex="normal" style:font-weight-complex="normal"/>
    </style:style>
    <style:style style:name="P4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de47e4" officeooo:paragraph-rsid="03de47e4" fo:background-color="#ffffff" style:font-size-asian="9.60000038146973pt" style:font-style-asian="normal" style:font-weight-asian="normal" style:font-size-complex="11pt" style:font-style-complex="normal" style:font-weight-complex="normal"/>
    </style:style>
    <style:style style:name="P4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e616b7" officeooo:paragraph-rsid="03e616b7" fo:background-color="#ffffff" style:font-size-asian="9.60000038146973pt" style:font-style-asian="normal" style:font-weight-asian="normal" style:font-size-complex="11pt" style:font-style-complex="normal" style:font-weight-complex="normal"/>
    </style:style>
    <style:style style:name="P4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e6e17b" officeooo:paragraph-rsid="03e6e17b" fo:background-color="#ffffff" style:font-size-asian="9.60000038146973pt" style:font-style-asian="normal" style:font-weight-asian="normal" style:font-size-complex="11pt" style:font-style-complex="normal" style:font-weight-complex="normal"/>
    </style:style>
    <style:style style:name="P4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418bbe6" officeooo:paragraph-rsid="0418bbe6" fo:background-color="#ffffff" style:font-size-asian="9.60000038146973pt" style:font-style-asian="normal" style:font-weight-asian="normal" style:font-size-complex="11pt" style:font-style-complex="normal" style:font-weight-complex="normal"/>
    </style:style>
    <style:style style:name="P4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4197292" officeooo:paragraph-rsid="04197292" fo:background-color="#ffffff" style:font-size-asian="9.60000038146973pt" style:font-style-asian="normal" style:font-weight-asian="normal" style:font-size-complex="11pt" style:font-style-complex="normal" style:font-weight-complex="normal"/>
    </style:style>
    <style:style style:name="P4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3fc71cf" officeooo:paragraph-rsid="03fc71cf" fo:background-color="#ffffff" style:font-size-asian="9.60000038146973pt" style:font-style-asian="normal" style:font-weight-asian="normal" style:font-size-complex="11pt" style:font-style-complex="normal" style:font-weight-complex="normal"/>
    </style:style>
    <style:style style:name="P4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1660f9f" officeooo:paragraph-rsid="0165d599" fo:background-color="#ffffff" style:font-size-asian="9.60000038146973pt" style:font-style-asian="normal" style:font-weight-asian="normal" style:font-size-complex="11pt" style:font-style-complex="normal" style:font-weight-complex="normal"/>
    </style:style>
    <style:style style:name="P4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167ed4e" officeooo:paragraph-rsid="0167ed4e" fo:background-color="#ffffff" style:font-size-asian="9.60000038146973pt" style:font-style-asian="normal" style:font-weight-asian="normal" style:font-size-complex="11pt" style:font-style-complex="normal" style:font-weight-complex="normal"/>
    </style:style>
    <style:style style:name="P4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30c1a45" officeooo:paragraph-rsid="030c1a45" fo:background-color="#ffffff" style:font-size-asian="9.60000038146973pt" style:font-style-asian="normal" style:font-weight-asian="normal" style:font-size-complex="11pt" style:font-style-complex="normal" style:font-weight-complex="normal"/>
    </style:style>
    <style:style style:name="P4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3783cb8" officeooo:paragraph-rsid="0375dd14" fo:background-color="#ffffff" style:font-size-asian="9.60000038146973pt" style:font-style-asian="normal" style:font-weight-asian="normal" style:font-size-complex="11pt" style:font-style-complex="normal" style:font-weight-complex="normal"/>
    </style:style>
    <style:style style:name="P4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39c9d98" officeooo:paragraph-rsid="039ac75e" fo:background-color="#ffffff" style:font-size-asian="9.60000038146973pt" style:font-style-asian="normal" style:font-weight-asian="normal" style:font-size-complex="11pt" style:font-style-complex="normal" style:font-weight-complex="normal"/>
    </style:style>
    <style:style style:name="P4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3e6e17b" officeooo:paragraph-rsid="03e6e17b" fo:background-color="#ffffff" style:font-size-asian="9.60000038146973pt" style:font-style-asian="normal" style:font-weight-asian="normal" style:font-size-complex="11pt" style:font-style-complex="normal" style:font-weight-complex="normal"/>
    </style:style>
    <style:style style:name="P4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1731227" officeooo:paragraph-rsid="01731227" fo:background-color="#ffffff" style:font-size-asian="9.60000038146973pt" style:font-style-asian="normal" style:font-weight-asian="normal" style:font-size-complex="11pt" style:font-style-complex="normal" style:font-weight-complex="normal"/>
    </style:style>
    <style:style style:name="P4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3581fa1" officeooo:paragraph-rsid="03581fa1" fo:background-color="#ffffff" style:font-size-asian="9.60000038146973pt" style:font-style-asian="normal" style:font-weight-asian="normal" style:font-size-complex="11pt" style:font-style-complex="normal" style:font-weight-complex="normal"/>
    </style:style>
    <style:style style:name="P4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3788456" officeooo:paragraph-rsid="03788456" fo:background-color="#ffffff" style:font-size-asian="9.60000038146973pt" style:font-style-asian="normal" style:font-weight-asian="normal" style:font-size-complex="11pt" style:font-style-complex="normal" style:font-weight-complex="normal"/>
    </style:style>
    <style:style style:name="P4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3794b33" officeooo:paragraph-rsid="03788456" fo:background-color="#ffffff" style:font-size-asian="9.60000038146973pt" style:font-style-asian="normal" style:font-weight-asian="normal" style:font-size-complex="11pt" style:font-style-complex="normal" style:font-weight-complex="normal"/>
    </style:style>
    <style:style style:name="P4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4329d40" officeooo:paragraph-rsid="043190bf" fo:background-color="#ffffff" style:font-size-asian="9.60000038146973pt" style:font-style-asian="normal" style:font-weight-asian="normal" style:font-size-complex="11pt" style:font-style-complex="normal" style:font-weight-complex="normal"/>
    </style:style>
    <style:style style:name="P4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1pt" fo:language="en" fo:country="US" fo:font-style="normal" style:text-underline-style="solid" style:text-underline-width="auto" style:text-underline-color="font-color" fo:font-weight="normal" officeooo:rsid="0435757d" officeooo:paragraph-rsid="0435757d" fo:background-color="#ffffff" style:font-size-asian="9.60000038146973pt" style:font-style-asian="normal" style:font-weight-asian="normal" style:font-size-complex="11pt" style:font-style-complex="normal" style:font-weight-complex="normal"/>
    </style:style>
    <style:style style:name="P45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1714d57" officeooo:paragraph-rsid="01714d57" fo:background-color="#ffffff" style:font-size-asian="13.1000003814697pt" style:font-style-asian="normal" style:font-weight-asian="normal" style:font-size-complex="15pt" style:font-style-complex="normal" style:font-weight-complex="normal"/>
    </style:style>
    <style:style style:name="P45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3027f8" officeooo:paragraph-rsid="033027f8" fo:background-color="#ffffff" style:font-size-asian="13.1000003814697pt" style:font-style-asian="normal" style:font-weight-asian="normal" style:font-size-complex="15pt" style:font-style-complex="normal" style:font-weight-complex="normal"/>
    </style:style>
    <style:style style:name="P45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5452e2" officeooo:paragraph-rsid="035452e2" fo:background-color="#ffffff" style:font-size-asian="13.1000003814697pt" style:font-style-asian="normal" style:font-weight-asian="normal" style:font-size-complex="15pt" style:font-style-complex="normal" style:font-weight-complex="normal"/>
    </style:style>
    <style:style style:name="P46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ac4cc1" officeooo:paragraph-rsid="03ac4cc1" fo:background-color="#ffffff" style:font-size-asian="13.1000003814697pt" style:font-style-asian="normal" style:font-weight-asian="normal" style:font-size-complex="15pt" style:font-style-complex="normal" style:font-weight-complex="normal"/>
    </style:style>
    <style:style style:name="P46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c65e07" officeooo:paragraph-rsid="03c65e07" fo:background-color="#ffffff" style:font-size-asian="13.1000003814697pt" style:font-style-asian="normal" style:font-weight-asian="normal" style:font-size-complex="15pt" style:font-style-complex="normal" style:font-weight-complex="normal"/>
    </style:style>
    <style:style style:name="P46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d82d7b" officeooo:paragraph-rsid="03d82d7b" fo:background-color="#ffffff" style:font-size-asian="13.1000003814697pt" style:font-style-asian="normal" style:font-weight-asian="normal" style:font-size-complex="15pt" style:font-style-complex="normal" style:font-weight-complex="normal"/>
    </style:style>
    <style:style style:name="P46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43190bf" officeooo:paragraph-rsid="043190bf" fo:background-color="#ffffff" style:font-size-asian="13.1000003814697pt" style:font-style-asian="normal" style:font-weight-asian="normal" style:font-size-complex="15pt" style:font-style-complex="normal" style:font-weight-complex="normal"/>
    </style:style>
    <style:style style:name="P46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475884e" officeooo:paragraph-rsid="0475884e" fo:background-color="#ffffff" style:font-size-asian="13.1000003814697pt" style:font-style-asian="normal" style:font-weight-asian="normal" style:font-size-complex="15pt" style:font-style-complex="normal" style:font-weight-complex="normal"/>
    </style:style>
    <style:style style:name="P46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4850314" officeooo:paragraph-rsid="04850314" fo:background-color="#ffffff" style:font-size-asian="13.1000003814697pt" style:font-style-asian="normal" style:font-weight-asian="normal" style:font-size-complex="15pt" style:font-style-complex="normal" style:font-weight-complex="normal"/>
    </style:style>
    <style:style style:name="P46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1962b15" officeooo:paragraph-rsid="01962b15" fo:background-color="#ffffff" style:font-size-asian="13.1000003814697pt" style:font-style-asian="normal" style:font-weight-asian="normal" style:font-size-complex="15pt" style:font-style-complex="normal" style:font-weight-complex="normal"/>
    </style:style>
    <style:style style:name="P46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372b020" officeooo:paragraph-rsid="0372b020" fo:background-color="#ffffff" style:font-size-asian="13.1000003814697pt" style:font-style-asian="normal" style:font-weight-asian="normal" style:font-size-complex="15pt" style:font-style-complex="normal" style:font-weight-complex="normal"/>
    </style:style>
    <style:style style:name="P46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3fbc008" officeooo:paragraph-rsid="03fbc008" fo:background-color="#ffffff" style:font-size-asian="13.1000003814697pt" style:font-style-asian="normal" style:font-weight-asian="normal" style:font-size-complex="15pt" style:font-style-complex="normal" style:font-weight-complex="normal"/>
    </style:style>
    <style:style style:name="P4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3fbc008" officeooo:paragraph-rsid="03fa9b6f" fo:background-color="#ffffff" style:font-size-asian="13.1000003814697pt" style:font-style-asian="normal" style:font-weight-asian="normal" style:font-size-complex="15pt" style:font-style-complex="normal" style:font-weight-complex="normal"/>
    </style:style>
    <style:style style:name="P47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en" fo:country="US" fo:font-style="normal" style:text-underline-style="solid" style:text-underline-width="auto" style:text-underline-color="font-color" fo:font-weight="normal" officeooo:rsid="043190bf" officeooo:paragraph-rsid="043190bf" fo:background-color="#ffffff" style:font-size-asian="13.1000003814697pt" style:font-style-asian="normal" style:font-weight-asian="normal" style:font-size-complex="15pt" style:font-style-complex="normal" style:font-weight-complex="normal"/>
    </style:style>
    <style:style style:name="P47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5pt" fo:language="en" fo:country="US" fo:font-style="normal" style:text-underline-style="none" fo:font-weight="normal" officeooo:rsid="0475884e" officeooo:paragraph-rsid="0475884e" fo:background-color="#ffffff" style:font-size-asian="13.1000003814697pt" style:font-style-asian="normal" style:font-weight-asian="normal" style:font-size-complex="15pt" style:font-style-complex="normal" style:font-weight-complex="normal"/>
    </style:style>
    <style:style style:name="P4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18bbe6" officeooo:paragraph-rsid="0418bbe6" fo:background-color="#ffffff" style:font-size-asian="10pt" style:font-style-asian="normal" style:font-weight-asian="normal" style:font-size-complex="10pt" style:font-style-complex="normal" style:font-weight-complex="normal"/>
    </style:style>
    <style:style style:name="P4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197292" officeooo:paragraph-rsid="04197292" fo:background-color="#ffffff" style:font-size-asian="10pt" style:font-style-asian="normal" style:font-weight-asian="normal" style:font-size-complex="10pt" style:font-style-complex="normal" style:font-weight-complex="normal"/>
    </style:style>
    <style:style style:name="P4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27dff5" officeooo:paragraph-rsid="0427dff5" fo:background-color="#ffffff" style:font-size-asian="10pt" style:font-style-asian="normal" style:font-weight-asian="normal" style:font-size-complex="10pt" style:font-style-complex="normal" style:font-weight-complex="normal"/>
    </style:style>
    <style:style style:name="P4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2b1c57" officeooo:paragraph-rsid="042b1c57" fo:background-color="#ffffff" style:font-size-asian="10pt" style:font-style-asian="normal" style:font-weight-asian="normal" style:font-size-complex="10pt" style:font-style-complex="normal" style:font-weight-complex="normal"/>
    </style:style>
    <style:style style:name="P4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36d62a" officeooo:paragraph-rsid="0436d62a" fo:background-color="#ffffff" style:font-size-asian="10pt" style:font-style-asian="normal" style:font-weight-asian="normal" style:font-size-complex="10pt" style:font-style-complex="normal" style:font-weight-complex="normal"/>
    </style:style>
    <style:style style:name="P4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37dfcb" officeooo:paragraph-rsid="0437dfcb" fo:background-color="#ffffff" style:font-size-asian="10pt" style:font-style-asian="normal" style:font-weight-asian="normal" style:font-size-complex="10pt" style:font-style-complex="normal" style:font-weight-complex="normal"/>
    </style:style>
    <style:style style:name="P4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39fa96" officeooo:paragraph-rsid="0439fa96" fo:background-color="#ffffff" style:font-size-asian="10pt" style:font-style-asian="normal" style:font-weight-asian="normal" style:font-size-complex="10pt" style:font-style-complex="normal" style:font-weight-complex="normal"/>
    </style:style>
    <style:style style:name="P4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47db2b" officeooo:paragraph-rsid="0447db2b" fo:background-color="#ffffff" style:font-size-asian="10pt" style:font-style-asian="normal" style:font-weight-asian="normal" style:font-size-complex="10pt" style:font-style-complex="normal" style:font-weight-complex="normal"/>
    </style:style>
    <style:style style:name="P4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47dfb0" officeooo:paragraph-rsid="0447dfb0" fo:background-color="#ffffff" style:font-size-asian="10pt" style:font-style-asian="normal" style:font-weight-asian="normal" style:font-size-complex="10pt" style:font-style-complex="normal" style:font-weight-complex="normal"/>
    </style:style>
    <style:style style:name="P4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4b9ff1" officeooo:paragraph-rsid="044b9ff1" fo:background-color="#ffffff" style:font-size-asian="10pt" style:font-style-asian="normal" style:font-weight-asian="normal" style:font-size-complex="10pt" style:font-style-complex="normal" style:font-weight-complex="normal"/>
    </style:style>
    <style:style style:name="P4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75884e" officeooo:paragraph-rsid="0475884e" fo:background-color="#ffffff" style:font-size-asian="10pt" style:font-style-asian="normal" style:font-weight-asian="normal" style:font-size-complex="10pt" style:font-style-complex="normal" style:font-weight-complex="normal"/>
    </style:style>
    <style:style style:name="P4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7a5916" officeooo:paragraph-rsid="047a5916" fo:background-color="#ffffff" style:font-size-asian="10pt" style:font-style-asian="normal" style:font-weight-asian="normal" style:font-size-complex="10pt" style:font-style-complex="normal" style:font-weight-complex="normal"/>
    </style:style>
    <style:style style:name="P4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7d42ea" officeooo:paragraph-rsid="047d42ea" fo:background-color="#ffffff" style:font-size-asian="10pt" style:font-style-asian="normal" style:font-weight-asian="normal" style:font-size-complex="10pt" style:font-style-complex="normal" style:font-weight-complex="normal"/>
    </style:style>
    <style:style style:name="P4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7f98cf" officeooo:paragraph-rsid="047f98cf" fo:background-color="#ffffff" style:font-size-asian="10pt" style:font-style-asian="normal" style:font-weight-asian="normal" style:font-size-complex="10pt" style:font-style-complex="normal" style:font-weight-complex="normal"/>
    </style:style>
    <style:style style:name="P4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2bd250" officeooo:paragraph-rsid="042bd250" fo:background-color="#ffffff" style:font-size-asian="8.75pt" style:font-style-asian="normal" style:font-weight-asian="normal" style:font-size-complex="10pt" style:font-style-complex="normal" style:font-weight-complex="normal"/>
    </style:style>
    <style:style style:name="P4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504c3" officeooo:paragraph-rsid="045504c3" fo:background-color="#ffffff" style:font-size-asian="8.75pt" style:font-style-asian="normal" style:font-weight-asian="normal" style:font-size-complex="10pt" style:font-style-complex="normal" style:font-weight-complex="normal"/>
    </style:style>
    <style:style style:name="P4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5452c" officeooo:paragraph-rsid="0455452c" fo:background-color="#ffffff" style:font-size-asian="8.75pt" style:font-style-asian="normal" style:font-weight-asian="normal" style:font-size-complex="10pt" style:font-style-complex="normal" style:font-weight-complex="normal"/>
    </style:style>
    <style:style style:name="P4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709e3" officeooo:paragraph-rsid="045709e3" fo:background-color="#ffffff" style:font-size-asian="8.75pt" style:font-style-asian="normal" style:font-weight-asian="normal" style:font-size-complex="10pt" style:font-style-complex="normal" style:font-weight-complex="normal"/>
    </style:style>
    <style:style style:name="P4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87684" officeooo:paragraph-rsid="04587684" fo:background-color="#ffffff" style:font-size-asian="8.75pt" style:font-style-asian="normal" style:font-weight-asian="normal" style:font-size-complex="10pt" style:font-style-complex="normal" style:font-weight-complex="normal"/>
    </style:style>
    <style:style style:name="P4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c523e" officeooo:paragraph-rsid="045c523e" fo:background-color="#ffffff" style:font-size-asian="8.75pt" style:font-style-asian="normal" style:font-weight-asian="normal" style:font-size-complex="10pt" style:font-style-complex="normal" style:font-weight-complex="normal"/>
    </style:style>
    <style:style style:name="P4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db55c" officeooo:paragraph-rsid="045db55c" fo:background-color="#ffffff" style:font-size-asian="8.75pt" style:font-style-asian="normal" style:font-weight-asian="normal" style:font-size-complex="10pt" style:font-style-complex="normal" style:font-weight-complex="normal"/>
    </style:style>
    <style:style style:name="P4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68d37b" officeooo:paragraph-rsid="0468d37b" fo:background-color="#ffffff" style:font-size-asian="8.75pt" style:font-style-asian="normal" style:font-weight-asian="normal" style:font-size-complex="10pt" style:font-style-complex="normal" style:font-weight-complex="normal"/>
    </style:style>
    <style:style style:name="P4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842b89" officeooo:paragraph-rsid="047f98cf" fo:background-color="#ffffff" style:font-size-asian="8.75pt" style:font-style-asian="normal" style:font-weight-asian="normal" style:font-size-complex="10pt" style:font-style-complex="normal" style:font-weight-complex="normal"/>
    </style:style>
    <style:style style:name="P49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857259" officeooo:paragraph-rsid="04850314" fo:background-color="#ffffff" style:font-size-asian="8.75pt" style:font-style-asian="normal" style:font-weight-asian="normal" style:font-size-complex="10pt" style:font-style-complex="normal" style:font-weight-complex="normal"/>
    </style:style>
    <style:style style:name="P4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88fac6" officeooo:paragraph-rsid="0488fac6" fo:background-color="#ffffff" style:font-size-asian="8.75pt" style:font-style-asian="normal" style:font-weight-asian="normal" style:font-size-complex="10pt" style:font-style-complex="normal" style:font-weight-complex="normal"/>
    </style:style>
    <style:style style:name="P4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ru" fo:country="RU" fo:font-style="normal" style:text-underline-style="solid" style:text-underline-width="auto" style:text-underline-color="font-color" fo:font-weight="normal" officeooo:rsid="03fbc008" officeooo:paragraph-rsid="03fbc008" fo:background-color="#ffffff" style:font-size-asian="10pt" style:font-style-asian="normal" style:font-weight-asian="normal" style:font-size-complex="10pt" style:font-style-complex="normal" style:font-weight-complex="normal"/>
    </style:style>
    <style:style style:name="P4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en" fo:country="US" fo:font-style="normal" style:text-underline-style="none" fo:font-weight="normal" officeooo:rsid="0437dfcb" officeooo:paragraph-rsid="0436d62a" fo:background-color="#ffffff" style:font-size-asian="10pt" style:font-style-asian="normal" style:font-weight-asian="normal" style:font-size-complex="10pt" style:font-style-complex="normal" style:font-weight-complex="normal"/>
    </style:style>
    <style:style style:name="P4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en" fo:country="US" fo:font-style="normal" style:text-underline-style="none" fo:font-weight="normal" officeooo:rsid="0447db2b" officeooo:paragraph-rsid="0447db2b" fo:background-color="#ffffff" style:font-size-asian="10pt" style:font-style-asian="normal" style:font-weight-asian="normal" style:font-size-complex="10pt" style:font-style-complex="normal" style:font-weight-complex="normal"/>
    </style:style>
    <style:style style:name="P5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en" fo:country="US" fo:font-style="normal" style:text-underline-style="none" fo:font-weight="normal" officeooo:rsid="045c523e" officeooo:paragraph-rsid="045c523e" fo:background-color="#ffffff" style:font-size-asian="8.75pt" style:font-style-asian="normal" style:font-weight-asian="normal" style:font-size-complex="10pt" style:font-style-complex="normal" style:font-weight-complex="normal"/>
    </style:style>
    <style:style style:name="P5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style:text-line-through-style="none" style:text-line-through-type="none" style:font-name="Liberation Mono" fo:font-size="10pt" fo:language="en" fo:country="US" fo:font-style="normal" style:text-underline-style="none" fo:font-weight="normal" officeooo:rsid="0468d1eb" officeooo:paragraph-rsid="0468d1eb" fo:background-color="#ffffff" style:font-size-asian="8.75pt" style:font-style-asian="normal" style:font-weight-asian="normal" style:font-size-complex="10pt" style:font-style-complex="normal" style:font-weight-complex="normal"/>
    </style:style>
    <style:style style:name="P50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use-window-font-color="true" style:text-line-through-style="none" style:text-line-through-type="none" style:font-name="Liberation Mono" fo:font-size="18pt" fo:language="ru" fo:country="RU" fo:font-style="normal" style:text-underline-style="none" fo:font-weight="bold" officeooo:rsid="0475884e" officeooo:paragraph-rsid="0475884e" fo:background-color="#ffffff" style:font-size-asian="15.75pt" style:font-style-asian="normal" style:font-weight-asian="bold" style:font-size-complex="18pt" style:font-style-complex="normal" style:font-weight-complex="bold"/>
    </style:style>
    <style:style style:name="P50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20pt" fo:language="ru" fo:country="RU" style:text-underline-style="none" fo:font-weight="bold" officeooo:rsid="006b010d" officeooo:paragraph-rsid="006b010d" fo:background-color="#ffffff" style:font-size-asian="17.5pt" style:font-weight-asian="bold" style:font-size-complex="20pt" style:font-weight-complex="bold"/>
    </style:style>
    <style:style style:name="P50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0908225" fo:background-color="#ffffff" style:font-size-asian="13.1000003814697pt" style:font-style-asian="normal" style:font-weight-asian="normal" style:font-size-complex="15pt" style:font-style-complex="normal" style:font-weight-complex="normal"/>
    </style:style>
    <style:style style:name="P50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0b0e3bd" fo:background-color="#ffffff" style:font-size-asian="13.1000003814697pt" style:font-style-asian="normal" style:font-weight-asian="normal" style:font-size-complex="15pt" style:font-style-complex="normal" style:font-weight-complex="normal"/>
    </style:style>
    <style:style style:name="P50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0cd20c8" fo:background-color="#ffffff" style:font-size-asian="13.1000003814697pt" style:font-style-asian="normal" style:font-weight-asian="normal" style:font-size-complex="15pt" style:font-style-complex="normal" style:font-weight-complex="normal"/>
    </style:style>
    <style:style style:name="P50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0ff081f" fo:background-color="#ffffff" style:font-size-asian="13.1000003814697pt" style:font-style-asian="normal" style:font-weight-asian="normal" style:font-size-complex="15pt" style:font-style-complex="normal" style:font-weight-complex="normal"/>
    </style:style>
    <style:style style:name="P50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1199b02" fo:background-color="#ffffff" style:font-size-asian="13.1000003814697pt" style:font-style-asian="normal" style:font-weight-asian="normal" style:font-size-complex="15pt" style:font-style-complex="normal" style:font-weight-complex="normal"/>
    </style:style>
    <style:style style:name="P50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12b51c0" fo:background-color="#ffffff" style:font-size-asian="13.1000003814697pt" style:font-style-asian="normal" style:font-weight-asian="normal" style:font-size-complex="15pt" style:font-style-complex="normal" style:font-weight-complex="normal"/>
    </style:style>
    <style:style style:name="P51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148dee4" fo:background-color="#ffffff" style:font-size-asian="13.1000003814697pt" style:font-style-asian="normal" style:font-weight-asian="normal" style:font-size-complex="15pt" style:font-style-complex="normal" style:font-weight-complex="normal"/>
    </style:style>
    <style:style style:name="P51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font-name="Liberation Mono" fo:font-size="15pt" fo:language="ru" fo:country="RU" fo:font-style="normal" style:text-underline-style="none" fo:font-weight="normal" officeooo:rsid="00908225" officeooo:paragraph-rsid="014da1a6" fo:background-color="#ffffff" style:font-size-asian="13.1000003814697pt" style:font-style-asian="normal" style:font-weight-asian="normal" style:font-size-complex="15pt" style:font-style-complex="normal" style:font-weight-complex="normal"/>
    </style:style>
    <style:style style:name="P51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text-line-through-style="none" style:text-line-through-type="none" style:font-name="Liberation Mono" fo:font-size="15pt" fo:language="ru" fo:country="RU" fo:font-style="normal" style:text-underline-style="none" fo:font-weight="normal" officeooo:rsid="00908225" officeooo:paragraph-rsid="01714d57" fo:background-color="#ffffff" style:font-size-asian="13.1000003814697pt" style:font-style-asian="normal" style:font-weight-asian="normal" style:font-size-complex="15pt" style:font-style-complex="normal" style:font-weight-complex="normal"/>
    </style:style>
    <style:style style:name="P51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2a6099" style:text-line-through-style="none" style:text-line-through-type="none" style:font-name="Liberation Mono" fo:font-size="15pt" fo:language="ru" fo:country="RU" fo:font-style="normal" style:text-underline-style="none" fo:font-weight="normal" officeooo:rsid="00908225" officeooo:paragraph-rsid="01971b2d" fo:background-color="#ffffff" style:font-size-asian="13.1000003814697pt" style:font-style-asian="normal" style:font-weight-asian="normal" style:font-size-complex="15pt" style:font-style-complex="normal" style:font-weight-complex="normal"/>
    </style:style>
    <style:style style:name="P5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a933" style:font-name="Liberation Mono" fo:font-size="11pt" fo:language="ru" fo:country="RU" fo:font-style="normal" style:text-underline-style="none" fo:font-weight="normal" officeooo:rsid="00bc7df6" officeooo:paragraph-rsid="00bc7df6" fo:background-color="#ffffff" style:font-size-asian="9.60000038146973pt" style:font-style-asian="normal" style:font-weight-asian="normal" style:font-size-complex="11pt" style:font-style-complex="normal" style:font-weight-complex="normal"/>
    </style:style>
    <style:style style:name="P5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d8e082" fo:background-color="#ffffff" style:font-size-asian="13.1000003814697pt" style:font-style-asian="normal" style:font-weight-asian="normal" style:font-size-complex="15pt" style:font-style-complex="normal" style:font-weight-complex="normal"/>
    </style:style>
    <style:style style:name="P5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ec50bc" fo:background-color="#ffffff" style:font-size-asian="13.1000003814697pt" style:font-style-asian="normal" style:font-weight-asian="normal" style:font-size-complex="15pt" style:font-style-complex="normal" style:font-weight-complex="normal"/>
    </style:style>
    <style:style style:name="P5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433b087" fo:background-color="#ffffff" style:font-size-asian="13.1000003814697pt" style:font-style-asian="normal" style:font-weight-asian="normal" style:font-size-complex="15pt" style:font-style-complex="normal" style:font-weight-complex="normal"/>
    </style:style>
    <style:style style:name="P5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435757d" fo:background-color="#ffffff" style:font-size-asian="13.1000003814697pt" style:font-style-asian="normal" style:font-weight-asian="normal" style:font-size-complex="15pt" style:font-style-complex="normal" style:font-weight-complex="normal"/>
    </style:style>
    <style:style style:name="P5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465a4" style:text-line-through-style="none" style:text-line-through-type="none" style:font-name="Liberation Mono" fo:font-size="15pt" fo:language="en" fo:country="US" fo:font-style="normal" style:text-underline-style="none" fo:font-weight="normal" officeooo:rsid="045cc9c3" officeooo:paragraph-rsid="045cc9c3" fo:background-color="#ffffff" style:font-size-asian="13.1000003814697pt" style:font-style-asian="normal" style:font-weight-asian="normal" style:font-size-complex="15pt" style:font-style-complex="normal" style:font-weight-complex="normal"/>
    </style:style>
    <style:style style:name="P5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3465a4" style:text-line-through-style="none" style:text-line-through-type="none" style:font-name="Liberation Mono" fo:font-size="15pt" fo:language="ru" fo:country="RU" fo:font-style="normal" style:text-underline-style="none" fo:font-weight="normal" officeooo:rsid="01b3c7a7" officeooo:paragraph-rsid="0433b087" fo:background-color="#ffffff" style:font-size-asian="13.1000003814697pt" style:font-style-asian="normal" style:font-weight-asian="normal" style:font-size-complex="15pt" style:font-style-complex="normal" style:font-weight-complex="normal"/>
    </style:style>
    <style:style style:name="P521"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use-window-font-color="true" style:font-name="Liberation Mono" fo:font-size="18pt" fo:language="ru" fo:country="RU" fo:font-style="normal" style:text-underline-style="none" fo:font-weight="bold" officeooo:rsid="0061c6b9" officeooo:paragraph-rsid="0061c6b9" fo:background-color="#ffffff" style:font-size-asian="15.75pt" style:font-style-asian="normal" style:font-weight-asian="bold" style:font-size-complex="18pt" style:font-style-complex="normal" style:font-weight-complex="bold"/>
    </style:style>
    <style:style style:name="P522"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0908225" officeooo:paragraph-rsid="00908225" fo:background-color="#ffffff" style:font-size-asian="13.1000003814697pt" style:font-style-asian="normal" style:font-weight-asian="normal" style:font-size-complex="15pt" style:font-style-complex="normal" style:font-weight-complex="normal"/>
    </style:style>
    <style:style style:name="P523"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use-window-font-color="true" style:text-line-through-style="none" style:text-line-through-type="none" style:font-name="Liberation Mono" fo:font-size="18pt" fo:language="ru" fo:country="RU" fo:font-style="normal" style:text-underline-style="none" fo:font-weight="bold" officeooo:rsid="03ea82b1" officeooo:paragraph-rsid="03ea82b1" fo:background-color="#ffffff" style:font-size-asian="15.75pt" style:font-style-asian="normal" style:font-weight-asian="bold" style:font-size-complex="18pt" style:font-style-complex="normal" style:font-weight-complex="bold"/>
    </style:style>
    <style:style style:name="P524"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use-window-font-color="true" style:text-line-through-style="none" style:text-line-through-type="none" style:font-name="Liberation Mono" fo:font-size="18pt" fo:language="ru" fo:country="RU" fo:font-style="normal" style:text-underline-style="none" fo:font-weight="bold" officeooo:rsid="0475884e" officeooo:paragraph-rsid="0475884e" fo:background-color="#ffffff" style:font-size-asian="15.75pt" style:font-style-asian="normal" style:font-weight-asian="bold" style:font-size-complex="18pt" style:font-style-complex="normal" style:font-weight-complex="bold"/>
    </style:style>
    <style:style style:name="P525"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3e6e17b" officeooo:paragraph-rsid="03e6e17b" fo:background-color="#ffffff" style:font-size-asian="9.60000038146973pt" style:font-style-asian="normal" style:font-weight-asian="normal" style:font-size-complex="11pt" style:font-style-complex="normal" style:font-weight-complex="normal"/>
    </style:style>
    <style:style style:name="P526"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style:use-window-font-color="true" style:text-line-through-style="none" style:text-line-through-type="none" style:font-name="Liberation Mono" fo:font-size="10pt" fo:language="en" fo:country="US" fo:font-style="normal" style:text-underline-style="none" fo:font-weight="normal" officeooo:rsid="0468d1eb" officeooo:paragraph-rsid="0468d1eb" fo:background-color="#ffffff" style:font-size-asian="8.75pt" style:font-style-asian="normal" style:font-weight-asian="normal" style:font-size-complex="10pt" style:font-style-complex="normal" style:font-weight-complex="normal"/>
    </style:style>
    <style:style style:name="P527"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fo:color="#710037" style:font-name="Liberation Mono" fo:font-size="10pt" fo:language="ru" fo:country="RU" officeooo:rsid="02bc69a4" officeooo:paragraph-rsid="02be916c" style:font-size-asian="10pt" style:font-size-complex="10pt"/>
    </style:style>
    <style:style style:name="P528"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fo:color="#710037" style:font-name="Liberation Mono" fo:font-size="10pt" fo:language="ru" fo:country="RU" officeooo:rsid="02be916c" officeooo:paragraph-rsid="02be916c" style:font-size-asian="10pt" style:font-size-complex="10pt"/>
    </style:style>
    <style:style style:name="P529"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solid" style:text-underline-width="auto" style:text-underline-color="font-color" fo:font-weight="normal" officeooo:rsid="00004791" officeooo:paragraph-rsid="00004791" fo:background-color="#ffffff" style:font-size-asian="9.60000038146973pt" style:font-weight-asian="normal" style:font-size-complex="11pt" style:font-weight-complex="normal"/>
    </style:style>
    <style:style style:name="P530"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solid" style:text-underline-width="auto" style:text-underline-color="font-color" fo:font-weight="normal" officeooo:rsid="000e32fc" officeooo:paragraph-rsid="000e32fc" fo:background-color="#ffffff" style:font-size-asian="9.60000038146973pt" style:font-weight-asian="normal" style:font-size-complex="11pt" style:font-weight-complex="normal"/>
    </style:style>
    <style:style style:name="P531"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solid" style:text-underline-width="auto" style:text-underline-color="font-color" fo:font-weight="normal" officeooo:rsid="0023a53d" officeooo:paragraph-rsid="0023a53d" fo:background-color="#ffffff" style:font-size-asian="9.60000038146973pt" style:font-weight-asian="normal" style:font-size-complex="11pt" style:font-weight-complex="normal"/>
    </style:style>
    <style:style style:name="P532"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solid" style:text-underline-width="auto" style:text-underline-color="font-color" fo:font-weight="normal" officeooo:rsid="0059e2af" officeooo:paragraph-rsid="0059e2af" fo:background-color="#ffffff" style:font-size-asian="9.60000038146973pt" style:font-weight-asian="normal" style:font-size-complex="11pt" style:font-weight-complex="normal"/>
    </style:style>
    <style:style style:name="P533"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solid" style:text-underline-width="auto" style:text-underline-color="font-color" fo:font-weight="normal" officeooo:rsid="00901132" officeooo:paragraph-rsid="00901132" fo:background-color="#ffffff" style:font-size-asian="9.60000038146973pt" style:font-style-asian="normal" style:font-weight-asian="normal" style:font-size-complex="11pt" style:font-style-complex="normal" style:font-weight-complex="normal"/>
    </style:style>
    <style:style style:name="P534"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solid" style:text-underline-width="auto" style:text-underline-color="font-color" fo:font-weight="normal" officeooo:rsid="00b0064e" officeooo:paragraph-rsid="00b0064e" fo:background-color="#ffffff" style:font-size-asian="9.60000038146973pt" style:font-style-asian="normal" style:font-weight-asian="normal" style:font-size-complex="11pt" style:font-style-complex="normal" style:font-weight-complex="normal"/>
    </style:style>
    <style:style style:name="P535"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en" fo:country="US" style:text-underline-style="solid" style:text-underline-width="auto" style:text-underline-color="font-color" fo:font-weight="normal" officeooo:rsid="0047fb42" officeooo:paragraph-rsid="0049d3a5" fo:background-color="#ffffff" style:font-size-asian="9.60000038146973pt" style:font-weight-asian="normal" style:font-size-complex="11pt" style:font-weight-complex="normal"/>
    </style:style>
    <style:style style:name="P536"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solid" style:text-underline-width="auto" style:text-underline-color="font-color" fo:font-weight="normal" officeooo:rsid="00b0f84e" officeooo:paragraph-rsid="00c94d94" fo:background-color="#ffffff" style:font-size-asian="9.60000038146973pt" style:font-style-asian="normal" style:font-weight-asian="normal" style:font-size-complex="11pt" style:font-style-complex="normal" style:font-weight-complex="normal"/>
    </style:style>
    <style:style style:name="P537"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solid" style:text-underline-width="auto" style:text-underline-color="font-color" fo:font-weight="normal" officeooo:rsid="00ce1b35" officeooo:paragraph-rsid="00fe476b" fo:background-color="#ffffff" style:font-size-asian="9.60000038146973pt" style:font-style-asian="normal" style:font-weight-asian="normal" style:font-size-complex="11pt" style:font-style-complex="normal" style:font-weight-complex="normal"/>
    </style:style>
    <style:style style:name="P538"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solid" style:text-underline-width="auto" style:text-underline-color="font-color" fo:font-weight="normal" officeooo:rsid="0106225d" officeooo:paragraph-rsid="012b51c0" fo:background-color="#ffffff" style:font-size-asian="9.60000038146973pt" style:font-style-asian="normal" style:font-weight-asian="normal" style:font-size-complex="11pt" style:font-style-complex="normal" style:font-weight-complex="normal"/>
    </style:style>
    <style:style style:name="P539"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solid" style:text-underline-width="auto" style:text-underline-color="font-color" fo:font-weight="normal" officeooo:rsid="0144cf17" officeooo:paragraph-rsid="014b1e73" fo:background-color="#ffffff" style:font-size-asian="9.60000038146973pt" style:font-style-asian="normal" style:font-weight-asian="normal" style:font-size-complex="11pt" style:font-style-complex="normal" style:font-weight-complex="normal"/>
    </style:style>
    <style:style style:name="P540"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solid" style:text-underline-width="auto" style:text-underline-color="font-color" fo:font-weight="normal" officeooo:rsid="014f6eb3" officeooo:paragraph-rsid="019157aa" fo:background-color="#ffffff" style:font-size-asian="9.60000038146973pt" style:font-style-asian="normal" style:font-weight-asian="normal" style:font-size-complex="11pt" style:font-style-complex="normal" style:font-weight-complex="normal"/>
    </style:style>
    <style:style style:name="P541"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1924da9" officeooo:paragraph-rsid="01924da9" fo:background-color="#ffffff" style:font-size-asian="9.60000038146973pt" style:font-style-asian="normal" style:font-weight-asian="normal" style:font-size-complex="11pt" style:font-style-complex="normal" style:font-weight-complex="normal"/>
    </style:style>
    <style:style style:name="P542"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1bdda20" officeooo:paragraph-rsid="01bdda20" fo:background-color="#ffffff" style:font-size-asian="9.60000038146973pt" style:font-style-asian="normal" style:font-weight-asian="normal" style:font-size-complex="11pt" style:font-style-complex="normal" style:font-weight-complex="normal"/>
    </style:style>
    <style:style style:name="P543"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30405a9" officeooo:paragraph-rsid="030405a9" fo:background-color="#ffffff" style:font-size-asian="9.60000038146973pt" style:font-style-asian="normal" style:font-weight-asian="normal" style:font-size-complex="11pt" style:font-style-complex="normal" style:font-weight-complex="normal"/>
    </style:style>
    <style:style style:name="P544"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330c790" officeooo:paragraph-rsid="0330c790" fo:background-color="#ffffff" style:font-size-asian="9.60000038146973pt" style:font-style-asian="normal" style:font-weight-asian="normal" style:font-size-complex="11pt" style:font-style-complex="normal" style:font-weight-complex="normal"/>
    </style:style>
    <style:style style:name="P545"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38e6487" officeooo:paragraph-rsid="038e6487" fo:background-color="#ffffff" style:font-size-asian="9.60000038146973pt" style:font-style-asian="normal" style:font-weight-asian="normal" style:font-size-complex="11pt" style:font-style-complex="normal" style:font-weight-complex="normal"/>
    </style:style>
    <style:style style:name="P546"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3922781" officeooo:paragraph-rsid="03922781" fo:background-color="#ffffff" style:font-size-asian="9.60000038146973pt" style:font-style-asian="normal" style:font-weight-asian="normal" style:font-size-complex="11pt" style:font-style-complex="normal" style:font-weight-complex="normal"/>
    </style:style>
    <style:style style:name="P547"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1e1bda2" officeooo:paragraph-rsid="020d5f75" fo:background-color="#ffffff" style:font-size-asian="9.60000038146973pt" style:font-style-asian="normal" style:font-weight-asian="normal" style:font-size-complex="11pt" style:font-style-complex="normal" style:font-weight-complex="normal"/>
    </style:style>
    <style:style style:name="P548"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20290fd" officeooo:paragraph-rsid="020f3554" fo:background-color="#ffffff" style:font-size-asian="9.60000038146973pt" style:font-style-asian="normal" style:font-weight-asian="normal" style:font-size-complex="11pt" style:font-style-complex="normal" style:font-weight-complex="normal"/>
    </style:style>
    <style:style style:name="P549"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236d4ea" officeooo:paragraph-rsid="0244d225" fo:background-color="#ffffff" style:font-size-asian="9.60000038146973pt" style:font-style-asian="normal" style:font-weight-asian="normal" style:font-size-complex="11pt" style:font-style-complex="normal" style:font-weight-complex="normal"/>
    </style:style>
    <style:style style:name="P550"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2eeee54" officeooo:paragraph-rsid="030558d1" fo:background-color="#ffffff" style:font-size-asian="9.60000038146973pt" style:font-style-asian="normal" style:font-weight-asian="normal" style:font-size-complex="11pt" style:font-style-complex="normal" style:font-weight-complex="normal"/>
    </style:style>
    <style:style style:name="P551"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3794b33" officeooo:paragraph-rsid="03e9b151" fo:background-color="#ffffff" style:font-size-asian="9.60000038146973pt" style:font-style-asian="normal" style:font-weight-asian="normal" style:font-size-complex="11pt" style:font-style-complex="normal" style:font-weight-complex="normal"/>
    </style:style>
    <style:style style:name="P552"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3e616b7" officeooo:paragraph-rsid="046e1001" fo:background-color="#ffffff" style:font-size-asian="9.60000038146973pt" style:font-style-asian="normal" style:font-weight-asian="normal" style:font-size-complex="11pt" style:font-style-complex="normal" style:font-weight-complex="normal"/>
    </style:style>
    <style:style style:name="P553"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2a6099" style:font-name="Liberation Mono" fo:font-size="11pt" fo:language="ru" fo:country="RU" style:text-underline-style="solid" style:text-underline-width="auto" style:text-underline-color="font-color" fo:font-weight="normal" officeooo:rsid="0059e2af" officeooo:paragraph-rsid="0059e2af" fo:background-color="#ffffff" style:font-size-asian="9.60000038146973pt" style:font-weight-asian="normal" style:font-size-complex="11pt" style:font-weight-complex="normal"/>
    </style:style>
    <style:style style:name="P554"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1e1bda2" officeooo:paragraph-rsid="020d5f75" fo:background-color="#ffffff" style:font-size-asian="9.60000038146973pt" style:font-style-asian="normal" style:font-weight-asian="normal" style:font-size-complex="11pt" style:font-style-complex="normal" style:font-weight-complex="normal"/>
    </style:style>
    <style:style style:name="P555"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20290fd" officeooo:paragraph-rsid="020f3554" fo:background-color="#ffffff" style:font-size-asian="9.60000038146973pt" style:font-style-asian="normal" style:font-weight-asian="normal" style:font-size-complex="11pt" style:font-style-complex="normal" style:font-weight-complex="normal"/>
    </style:style>
    <style:style style:name="P556"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3794b33" officeooo:paragraph-rsid="03e9b151" fo:background-color="#ffffff" style:font-size-asian="9.60000038146973pt" style:font-style-asian="normal" style:font-weight-asian="normal" style:font-size-complex="11pt" style:font-style-complex="normal" style:font-weight-complex="normal"/>
    </style:style>
    <style:style style:name="P557"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3e616b7" officeooo:paragraph-rsid="046e1001" fo:background-color="#ffffff" style:font-size-asian="9.60000038146973pt" style:font-style-asian="normal" style:font-weight-asian="normal" style:font-size-complex="11pt" style:font-style-complex="normal" style:font-weight-complex="normal"/>
    </style:style>
    <style:style style:name="P558"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none" fo:font-weight="normal" officeooo:rsid="000e32fc" officeooo:paragraph-rsid="000e32fc" fo:background-color="#ffffff" style:font-size-asian="9.60000038146973pt" style:font-weight-asian="normal" style:font-size-complex="11pt" style:font-weight-complex="normal"/>
    </style:style>
    <style:style style:name="P559"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none" fo:font-weight="normal" officeooo:rsid="0023a53d" officeooo:paragraph-rsid="0023a53d" fo:background-color="#ffffff" style:font-size-asian="9.60000038146973pt" style:font-weight-asian="normal" style:font-size-complex="11pt" style:font-weight-complex="normal"/>
    </style:style>
    <style:style style:name="P560"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none" fo:font-weight="normal" officeooo:rsid="00413092" officeooo:paragraph-rsid="00413092" fo:background-color="#ffffff" style:font-size-asian="9.60000038146973pt" style:font-weight-asian="normal" style:font-size-complex="11pt" style:font-weight-complex="normal"/>
    </style:style>
    <style:style style:name="P561"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none" fo:font-weight="normal" officeooo:rsid="0059e2af" officeooo:paragraph-rsid="0059e2af" fo:background-color="#ffffff" style:font-size-asian="9.60000038146973pt" style:font-weight-asian="normal" style:font-size-complex="11pt" style:font-weight-complex="normal"/>
    </style:style>
    <style:style style:name="P56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none" fo:font-weight="normal" officeooo:rsid="008efca6" officeooo:paragraph-rsid="008efca6" fo:background-color="#ffffff" style:font-size-asian="9.60000038146973pt" style:font-weight-asian="normal" style:font-size-complex="11pt" style:font-weight-complex="normal"/>
    </style:style>
    <style:style style:name="P56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76e701" officeooo:paragraph-rsid="008efca6" fo:background-color="#ffffff" style:font-size-asian="9.60000038146973pt" style:font-style-asian="normal" style:font-weight-asian="normal" style:font-size-complex="11pt" style:font-style-complex="normal" style:font-weight-complex="normal"/>
    </style:style>
    <style:style style:name="P564"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7b58da" officeooo:paragraph-rsid="008efca6" fo:background-color="#ffffff" style:font-size-asian="9.60000038146973pt" style:font-style-asian="normal" style:font-weight-asian="normal" style:font-size-complex="11pt" style:font-style-complex="normal" style:font-weight-complex="normal"/>
    </style:style>
    <style:style style:name="P56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901132" officeooo:paragraph-rsid="00901132" fo:background-color="#ffffff" style:font-size-asian="9.60000038146973pt" style:font-style-asian="normal" style:font-weight-asian="normal" style:font-size-complex="11pt" style:font-style-complex="normal" style:font-weight-complex="normal"/>
    </style:style>
    <style:style style:name="P566"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ade94e" officeooo:paragraph-rsid="00ade94e" fo:background-color="#ffffff" style:font-size-asian="9.60000038146973pt" style:font-style-asian="normal" style:font-weight-asian="normal" style:font-size-complex="11pt" style:font-style-complex="normal" style:font-weight-complex="normal"/>
    </style:style>
    <style:style style:name="P567"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b0064e" officeooo:paragraph-rsid="00b0064e" fo:background-color="#ffffff" style:font-size-asian="9.60000038146973pt" style:font-style-asian="normal" style:font-weight-asian="normal" style:font-size-complex="11pt" style:font-style-complex="normal" style:font-weight-complex="normal"/>
    </style:style>
    <style:style style:name="P568"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c94d94" officeooo:paragraph-rsid="00c94d94" fo:background-color="#ffffff" style:font-size-asian="9.60000038146973pt" style:font-style-asian="normal" style:font-weight-asian="normal" style:font-size-complex="11pt" style:font-style-complex="normal" style:font-weight-complex="normal"/>
    </style:style>
    <style:style style:name="P569"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b0e3bd" officeooo:paragraph-rsid="00c94d94" fo:background-color="#ffffff" style:font-size-asian="9.60000038146973pt" style:font-style-asian="normal" style:font-weight-asian="normal" style:font-size-complex="11pt" style:font-style-complex="normal" style:font-weight-complex="normal"/>
    </style:style>
    <style:style style:name="P570"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cd20c8" officeooo:paragraph-rsid="00fe1eba" fo:background-color="#ffffff" style:font-size-asian="9.60000038146973pt" style:font-style-asian="normal" style:font-weight-asian="normal" style:font-size-complex="11pt" style:font-style-complex="normal" style:font-weight-complex="normal"/>
    </style:style>
    <style:style style:name="P571"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cd20c8" officeooo:paragraph-rsid="00fe476b" fo:background-color="#ffffff" style:font-size-asian="9.60000038146973pt" style:font-style-asian="normal" style:font-weight-asian="normal" style:font-size-complex="11pt" style:font-style-complex="normal" style:font-weight-complex="normal"/>
    </style:style>
    <style:style style:name="P57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0ff081f" officeooo:paragraph-rsid="012b51c0" fo:background-color="#ffffff" style:font-size-asian="9.60000038146973pt" style:font-style-asian="normal" style:font-weight-asian="normal" style:font-size-complex="11pt" style:font-style-complex="normal" style:font-weight-complex="normal"/>
    </style:style>
    <style:style style:name="P57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01b67e" officeooo:paragraph-rsid="012b51c0" fo:background-color="#ffffff" style:font-size-asian="9.60000038146973pt" style:font-style-asian="normal" style:font-weight-asian="normal" style:font-size-complex="11pt" style:font-style-complex="normal" style:font-weight-complex="normal"/>
    </style:style>
    <style:style style:name="P574"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06225d" officeooo:paragraph-rsid="012b51c0" fo:background-color="#ffffff" style:font-size-asian="9.60000038146973pt" style:font-style-asian="normal" style:font-weight-asian="normal" style:font-size-complex="11pt" style:font-style-complex="normal" style:font-weight-complex="normal"/>
    </style:style>
    <style:style style:name="P57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49b948" officeooo:paragraph-rsid="0149b948" fo:background-color="#ffffff" style:font-size-asian="9.60000038146973pt" style:font-style-asian="normal" style:font-weight-asian="normal" style:font-size-complex="11pt" style:font-style-complex="normal" style:font-weight-complex="normal"/>
    </style:style>
    <style:style style:name="P576"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2fa881" officeooo:paragraph-rsid="0149b948" fo:background-color="#ffffff" style:font-size-asian="9.60000038146973pt" style:font-style-asian="normal" style:font-weight-asian="normal" style:font-size-complex="11pt" style:font-style-complex="normal" style:font-weight-complex="normal"/>
    </style:style>
    <style:style style:name="P577"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44cf17" officeooo:paragraph-rsid="014b1e73" fo:background-color="#ffffff" style:font-size-asian="9.60000038146973pt" style:font-style-asian="normal" style:font-weight-asian="normal" style:font-size-complex="11pt" style:font-style-complex="normal" style:font-weight-complex="normal"/>
    </style:style>
    <style:style style:name="P578"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9121f0" officeooo:paragraph-rsid="019121f0" fo:background-color="#ffffff" style:font-size-asian="9.60000038146973pt" style:font-style-asian="normal" style:font-weight-asian="normal" style:font-size-complex="11pt" style:font-style-complex="normal" style:font-weight-complex="normal"/>
    </style:style>
    <style:style style:name="P579"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fo:font-style="normal" style:text-underline-style="none" fo:font-weight="normal" officeooo:rsid="01924da9" officeooo:paragraph-rsid="01924da9" fo:background-color="#ffffff" style:font-size-asian="9.60000038146973pt" style:font-style-asian="normal" style:font-weight-asian="normal" style:font-size-complex="11pt" style:font-style-complex="normal" style:font-weight-complex="normal"/>
    </style:style>
    <style:style style:name="P580"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ru" fo:country="RU" style:text-underline-style="solid" style:text-underline-width="auto" style:text-underline-color="font-color" fo:font-weight="normal" officeooo:rsid="006b010d" officeooo:paragraph-rsid="006b010d" fo:background-color="#ffffff" style:font-size-asian="9.60000038146973pt" style:font-weight-asian="normal" style:font-size-complex="11pt" style:font-weight-complex="normal"/>
    </style:style>
    <style:style style:name="P581"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none" fo:font-weight="normal" officeooo:rsid="00ce1b35" officeooo:paragraph-rsid="00fe476b" fo:background-color="#ffffff" style:font-size-asian="9.60000038146973pt" style:font-style-asian="normal" style:font-weight-asian="normal" style:font-size-complex="11pt" style:font-style-complex="normal" style:font-weight-complex="normal"/>
    </style:style>
    <style:style style:name="P58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font-name="Liberation Mono" fo:font-size="11pt" fo:language="en" fo:country="US" fo:font-style="normal" style:text-underline-style="solid" style:text-underline-width="auto" style:text-underline-color="font-color" fo:font-weight="normal" officeooo:rsid="014f6eb3" officeooo:paragraph-rsid="019157aa" fo:background-color="#ffffff" style:font-size-asian="9.60000038146973pt" style:font-style-asian="normal" style:font-weight-asian="normal" style:font-size-complex="11pt" style:font-style-complex="normal" style:font-weight-complex="normal"/>
    </style:style>
    <style:style style:name="P58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solid" style:text-underline-width="auto" style:text-underline-color="font-color" fo:font-weight="normal" officeooo:rsid="0177f9cf" officeooo:paragraph-rsid="01924da9" fo:background-color="#ffffff" style:font-size-asian="9.60000038146973pt" style:font-style-asian="normal" style:font-weight-asian="normal" style:font-size-complex="11pt" style:font-style-complex="normal" style:font-weight-complex="normal"/>
    </style:style>
    <style:style style:name="P584"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normal" style:text-underline-style="none" fo:font-weight="normal" officeooo:rsid="0200e5d5" officeooo:paragraph-rsid="020f3554" fo:background-color="#ffffff" style:font-size-asian="9.60000038146973pt" style:font-style-asian="normal" style:font-weight-asian="normal" style:font-size-complex="11pt" style:font-style-complex="normal" style:font-weight-complex="normal"/>
    </style:style>
    <style:style style:name="P58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1bdda20" officeooo:paragraph-rsid="01bdda20" fo:background-color="#ffffff" style:font-size-asian="9.60000038146973pt" style:font-style-asian="normal" style:font-weight-asian="normal" style:font-size-complex="11pt" style:font-style-complex="normal" style:font-weight-complex="normal"/>
    </style:style>
    <style:style style:name="P586"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1e2cd27" officeooo:paragraph-rsid="01e2cd27" fo:background-color="#ffffff" style:font-size-asian="9.60000038146973pt" style:font-style-asian="normal" style:font-weight-asian="normal" style:font-size-complex="11pt" style:font-style-complex="normal" style:font-weight-complex="normal"/>
    </style:style>
    <style:style style:name="P587"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20d5f75" officeooo:paragraph-rsid="020d5f75" fo:background-color="#ffffff" style:font-size-asian="9.60000038146973pt" style:font-style-asian="normal" style:font-weight-asian="normal" style:font-size-complex="11pt" style:font-style-complex="normal" style:font-weight-complex="normal"/>
    </style:style>
    <style:style style:name="P588"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1ebba74" officeooo:paragraph-rsid="020d5f75" fo:background-color="#ffffff" style:font-size-asian="9.60000038146973pt" style:font-style-asian="normal" style:font-weight-asian="normal" style:font-size-complex="11pt" style:font-style-complex="normal" style:font-weight-complex="normal"/>
    </style:style>
    <style:style style:name="P589"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19834ef" officeooo:paragraph-rsid="01f3fd77" fo:background-color="#ffffff" style:font-size-asian="9.60000038146973pt" style:font-style-asian="normal" style:font-weight-asian="normal" style:font-size-complex="11pt" style:font-style-complex="normal" style:font-weight-complex="normal"/>
    </style:style>
    <style:style style:name="P590"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2418565" officeooo:paragraph-rsid="02418565" fo:background-color="#ffffff" style:font-size-asian="9.60000038146973pt" style:font-style-asian="normal" style:font-weight-asian="normal" style:font-size-complex="11pt" style:font-style-complex="normal" style:font-weight-complex="normal"/>
    </style:style>
    <style:style style:name="P591"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2259bfe" officeooo:paragraph-rsid="0244d225" fo:background-color="#ffffff" style:font-size-asian="9.60000038146973pt" style:font-style-asian="normal" style:font-weight-asian="normal" style:font-size-complex="11pt" style:font-style-complex="normal" style:font-weight-complex="normal"/>
    </style:style>
    <style:style style:name="P59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0405a9" officeooo:paragraph-rsid="030405a9" fo:background-color="#ffffff" style:font-size-asian="9.60000038146973pt" style:font-style-asian="normal" style:font-weight-asian="normal" style:font-size-complex="11pt" style:font-style-complex="normal" style:font-weight-complex="normal"/>
    </style:style>
    <style:style style:name="P59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0558d1" officeooo:paragraph-rsid="030558d1" fo:background-color="#ffffff" style:font-size-asian="9.60000038146973pt" style:font-style-asian="normal" style:font-weight-asian="normal" style:font-size-complex="11pt" style:font-style-complex="normal" style:font-weight-complex="normal"/>
    </style:style>
    <style:style style:name="P594"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30c790" officeooo:paragraph-rsid="0330c790" fo:background-color="#ffffff" style:font-size-asian="9.60000038146973pt" style:font-style-asian="normal" style:font-weight-asian="normal" style:font-size-complex="11pt" style:font-style-complex="normal" style:font-weight-complex="normal"/>
    </style:style>
    <style:style style:name="P59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8e6487" officeooo:paragraph-rsid="038e6487" fo:background-color="#ffffff" style:font-size-asian="9.60000038146973pt" style:font-style-asian="normal" style:font-weight-asian="normal" style:font-size-complex="11pt" style:font-style-complex="normal" style:font-weight-complex="normal"/>
    </style:style>
    <style:style style:name="P596"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904cd9" officeooo:paragraph-rsid="03904cd9" fo:background-color="#ffffff" style:font-size-asian="9.60000038146973pt" style:font-style-asian="normal" style:font-weight-asian="normal" style:font-size-complex="11pt" style:font-style-complex="normal" style:font-weight-complex="normal"/>
    </style:style>
    <style:style style:name="P597"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581fa1" officeooo:paragraph-rsid="03904cd9" fo:background-color="#ffffff" style:font-size-asian="9.60000038146973pt" style:font-style-asian="normal" style:font-weight-asian="normal" style:font-size-complex="11pt" style:font-style-complex="normal" style:font-weight-complex="normal"/>
    </style:style>
    <style:style style:name="P598"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5b2026" officeooo:paragraph-rsid="03913fb0" fo:background-color="#ffffff" style:font-size-asian="9.60000038146973pt" style:font-style-asian="normal" style:font-weight-asian="normal" style:font-size-complex="11pt" style:font-style-complex="normal" style:font-weight-complex="normal"/>
    </style:style>
    <style:style style:name="P599"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9431de" officeooo:paragraph-rsid="039431de" fo:background-color="#ffffff" style:font-size-asian="9.60000038146973pt" style:font-style-asian="normal" style:font-weight-asian="normal" style:font-size-complex="11pt" style:font-style-complex="normal" style:font-weight-complex="normal"/>
    </style:style>
    <style:style style:name="P600"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788456" officeooo:paragraph-rsid="039431de" fo:background-color="#ffffff" style:font-size-asian="9.60000038146973pt" style:font-style-asian="normal" style:font-weight-asian="normal" style:font-size-complex="11pt" style:font-style-complex="normal" style:font-weight-complex="normal"/>
    </style:style>
    <style:style style:name="P601"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992c94" officeooo:paragraph-rsid="03e9b151" fo:background-color="#ffffff" style:font-size-asian="9.60000038146973pt" style:font-style-asian="normal" style:font-weight-asian="normal" style:font-size-complex="11pt" style:font-style-complex="normal" style:font-weight-complex="normal"/>
    </style:style>
    <style:style style:name="P60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ae9caf" officeooo:paragraph-rsid="03e9b151" fo:background-color="#ffffff" style:font-size-asian="9.60000038146973pt" style:font-style-asian="normal" style:font-weight-asian="normal" style:font-size-complex="11pt" style:font-style-complex="normal" style:font-weight-complex="normal"/>
    </style:style>
    <style:style style:name="P60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c7bb80" officeooo:paragraph-rsid="03e9b151" fo:background-color="#ffffff" style:font-size-asian="9.60000038146973pt" style:font-style-asian="normal" style:font-weight-asian="normal" style:font-size-complex="11pt" style:font-style-complex="normal" style:font-weight-complex="normal"/>
    </style:style>
    <style:style style:name="P604"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dabe45" officeooo:paragraph-rsid="03e9b151" fo:background-color="#ffffff" style:font-size-asian="9.60000038146973pt" style:font-style-asian="normal" style:font-weight-asian="normal" style:font-size-complex="11pt" style:font-style-complex="normal" style:font-weight-complex="normal"/>
    </style:style>
    <style:style style:name="P60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794b33" officeooo:paragraph-rsid="03dd02af" fo:background-color="#ffffff" style:font-size-asian="9.60000038146973pt" style:font-style-asian="normal" style:font-weight-asian="normal" style:font-size-complex="11pt" style:font-style-complex="normal" style:font-weight-complex="normal"/>
    </style:style>
    <style:style style:name="P606"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468d1eb" officeooo:paragraph-rsid="046f25b7" fo:background-color="#ffffff" style:font-size-asian="9.60000038146973pt" style:font-style-asian="normal" style:font-weight-asian="normal" style:font-size-complex="11pt" style:font-style-complex="normal" style:font-weight-complex="normal"/>
    </style:style>
    <style:style style:name="P607"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ru" fo:country="RU" fo:font-style="normal" style:text-underline-style="none" fo:font-weight="normal" officeooo:rsid="03e616b7" officeooo:paragraph-rsid="046f25b7" fo:background-color="#ffffff" style:font-size-asian="9.60000038146973pt" style:font-style-asian="normal" style:font-weight-asian="normal" style:font-size-complex="11pt" style:font-style-complex="normal" style:font-weight-complex="normal"/>
    </style:style>
    <style:style style:name="P60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0e32fc" officeooo:paragraph-rsid="000e32fc" fo:background-color="#ffffff" style:font-size-asian="9.60000038146973pt" style:font-weight-asian="normal" style:font-size-complex="11pt" style:font-weight-complex="normal"/>
    </style:style>
    <style:style style:name="P609"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23a53d" officeooo:paragraph-rsid="0023a53d" fo:background-color="#ffffff" style:font-size-asian="9.60000038146973pt" style:font-weight-asian="normal" style:font-size-complex="11pt" style:font-weight-complex="normal"/>
    </style:style>
    <style:style style:name="P61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2ee0a0" officeooo:paragraph-rsid="00413092" fo:background-color="#ffffff" style:font-size-asian="9.60000038146973pt" style:font-weight-asian="normal" style:font-size-complex="11pt" style:font-weight-complex="normal"/>
    </style:style>
    <style:style style:name="P61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31c0d8" officeooo:paragraph-rsid="00413092" fo:background-color="#ffffff" style:font-size-asian="9.60000038146973pt" style:font-weight-asian="normal" style:font-size-complex="11pt" style:font-weight-complex="normal"/>
    </style:style>
    <style:style style:name="P612"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339846" officeooo:paragraph-rsid="00413092" fo:background-color="#ffffff" style:font-size-asian="9.60000038146973pt" style:font-weight-asian="normal" style:font-size-complex="11pt" style:font-weight-complex="normal"/>
    </style:style>
    <style:style style:name="P61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3b5d05" officeooo:paragraph-rsid="00413092" fo:background-color="#ffffff" style:font-size-asian="9.60000038146973pt" style:font-weight-asian="normal" style:font-size-complex="11pt" style:font-weight-complex="normal"/>
    </style:style>
    <style:style style:name="P61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3cee15" officeooo:paragraph-rsid="00413092" fo:background-color="#ffffff" style:font-size-asian="9.60000038146973pt" style:font-weight-asian="normal" style:font-size-complex="11pt" style:font-weight-complex="normal"/>
    </style:style>
    <style:style style:name="P61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3fc251" officeooo:paragraph-rsid="00413092" fo:background-color="#ffffff" style:font-size-asian="9.60000038146973pt" style:font-weight-asian="normal" style:font-size-complex="11pt" style:font-weight-complex="normal"/>
    </style:style>
    <style:style style:name="P61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438a4d" officeooo:paragraph-rsid="00461202" fo:background-color="#ffffff" style:font-size-asian="9.60000038146973pt" style:font-weight-asian="normal" style:font-size-complex="11pt" style:font-weight-complex="normal"/>
    </style:style>
    <style:style style:name="P61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457034" officeooo:paragraph-rsid="0049d3a5" fo:background-color="#ffffff" style:font-size-asian="9.60000038146973pt" style:font-weight-asian="normal" style:font-size-complex="11pt" style:font-weight-complex="normal"/>
    </style:style>
    <style:style style:name="P61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59e2af" officeooo:paragraph-rsid="0059e2af" fo:background-color="#ffffff" style:font-size-asian="9.60000038146973pt" style:font-weight-asian="normal" style:font-size-complex="11pt" style:font-weight-complex="normal"/>
    </style:style>
    <style:style style:name="P619"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none" fo:font-weight="normal" officeooo:rsid="008efca6" officeooo:paragraph-rsid="008efca6" fo:background-color="#ffffff" style:font-size-asian="9.60000038146973pt" style:font-weight-asian="normal" style:font-size-complex="11pt" style:font-weight-complex="normal"/>
    </style:style>
    <style:style style:name="P62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solid" style:text-underline-width="auto" style:text-underline-color="font-color" fo:font-weight="normal" officeooo:rsid="0023a53d" officeooo:paragraph-rsid="0023a53d" fo:background-color="#ffffff" style:font-size-asian="9.60000038146973pt" style:font-weight-asian="normal" style:font-size-complex="11pt" style:font-weight-complex="normal"/>
    </style:style>
    <style:style style:name="P62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solid" style:text-underline-width="auto" style:text-underline-color="font-color" fo:font-weight="normal" officeooo:rsid="00339846" officeooo:paragraph-rsid="00413092" fo:background-color="#ffffff" style:font-size-asian="9.60000038146973pt" style:font-weight-asian="normal" style:font-size-complex="11pt" style:font-weight-complex="normal"/>
    </style:style>
    <style:style style:name="P622"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style:text-underline-style="solid" style:text-underline-width="auto" style:text-underline-color="font-color" fo:font-weight="normal" officeooo:rsid="0059e2af" officeooo:paragraph-rsid="0059e2af" fo:background-color="#ffffff" style:font-size-asian="9.60000038146973pt" style:font-weight-asian="normal" style:font-size-complex="11pt" style:font-weight-complex="normal"/>
    </style:style>
    <style:style style:name="P62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fo:font-style="normal" style:text-underline-style="none" fo:font-weight="normal" officeooo:rsid="00ade94e" officeooo:paragraph-rsid="00ade94e" fo:background-color="#ffffff" style:font-size-asian="9.60000038146973pt" style:font-style-asian="normal" style:font-weight-asian="normal" style:font-size-complex="11pt" style:font-style-complex="normal" style:font-weight-complex="normal"/>
    </style:style>
    <style:style style:name="P62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fo:font-style="normal" style:text-underline-style="none" fo:font-weight="normal" officeooo:rsid="0149b948" officeooo:paragraph-rsid="0149b948" fo:background-color="#ffffff" style:font-size-asian="9.60000038146973pt" style:font-style-asian="normal" style:font-weight-asian="normal" style:font-size-complex="11pt" style:font-style-complex="normal" style:font-weight-complex="normal"/>
    </style:style>
    <style:style style:name="P62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fo:font-style="normal" style:text-underline-style="none" fo:font-weight="normal" officeooo:rsid="019121f0" officeooo:paragraph-rsid="019121f0" fo:background-color="#ffffff" style:font-size-asian="9.60000038146973pt" style:font-style-asian="normal" style:font-weight-asian="normal" style:font-size-complex="11pt" style:font-style-complex="normal" style:font-weight-complex="normal"/>
    </style:style>
    <style:style style:name="P62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fo:font-style="normal" style:text-underline-style="none" fo:font-weight="normal" officeooo:rsid="019157aa" officeooo:paragraph-rsid="019157aa" fo:background-color="#ffffff" style:font-size-asian="9.60000038146973pt" style:font-style-asian="normal" style:font-weight-asian="normal" style:font-size-complex="11pt" style:font-style-complex="normal" style:font-weight-complex="normal"/>
    </style:style>
    <style:style style:name="P62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ru" fo:country="RU" fo:font-style="normal" style:text-underline-style="solid" style:text-underline-width="auto" style:text-underline-color="font-color" fo:font-weight="normal" officeooo:rsid="00b0e3bd" officeooo:paragraph-rsid="00c94d94" fo:background-color="#ffffff" style:font-size-asian="9.60000038146973pt" style:font-style-asian="normal" style:font-weight-asian="normal" style:font-size-complex="11pt" style:font-style-complex="normal" style:font-weight-complex="normal"/>
    </style:style>
    <style:style style:name="P62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en" fo:country="US" style:text-underline-style="none" fo:font-weight="normal" officeooo:rsid="002d9d15" officeooo:paragraph-rsid="00413092" fo:background-color="#ffffff" style:font-size-asian="9.60000038146973pt" style:font-weight-asian="normal" style:font-size-complex="11pt" style:font-weight-complex="normal"/>
    </style:style>
    <style:style style:name="P629"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en" fo:country="US" style:text-underline-style="solid" style:text-underline-width="auto" style:text-underline-color="font-color" fo:font-weight="normal" officeooo:rsid="0047fb42" officeooo:paragraph-rsid="0049d3a5" fo:background-color="#ffffff" style:font-size-asian="9.60000038146973pt" style:font-weight-asian="normal" style:font-size-complex="11pt" style:font-weight-complex="normal"/>
    </style:style>
    <style:style style:name="P63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en" fo:country="US" fo:font-style="normal" style:text-underline-style="solid" style:text-underline-width="auto" style:text-underline-color="font-color" fo:font-weight="normal" officeooo:rsid="00ce1b35" officeooo:paragraph-rsid="00fe476b" fo:background-color="#ffffff" style:font-size-asian="9.60000038146973pt" style:font-style-asian="normal" style:font-weight-asian="normal" style:font-size-complex="11pt" style:font-style-complex="normal" style:font-weight-complex="normal"/>
    </style:style>
    <style:style style:name="P63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en" fo:country="US" fo:font-style="normal" style:text-underline-style="solid" style:text-underline-width="auto" style:text-underline-color="font-color" fo:font-weight="normal" officeooo:rsid="0101b67e" officeooo:paragraph-rsid="012b51c0" fo:background-color="#ffffff" style:font-size-asian="9.60000038146973pt" style:font-style-asian="normal" style:font-weight-asian="normal" style:font-size-complex="11pt" style:font-style-complex="normal" style:font-weight-complex="normal"/>
    </style:style>
    <style:style style:name="P632"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font-name="Liberation Mono" fo:font-size="11pt" fo:language="en" fo:country="US" fo:font-style="normal" style:text-underline-style="solid" style:text-underline-width="auto" style:text-underline-color="font-color" fo:font-weight="normal" officeooo:rsid="0149b948" officeooo:paragraph-rsid="0149b948" fo:background-color="#ffffff" style:font-size-asian="9.60000038146973pt" style:font-style-asian="normal" style:font-weight-asian="normal" style:font-size-complex="11pt" style:font-style-complex="normal" style:font-weight-complex="normal"/>
    </style:style>
    <style:style style:name="P63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1924da9" officeooo:paragraph-rsid="01924da9" fo:background-color="#ffffff" style:font-size-asian="9.60000038146973pt" style:font-style-asian="normal" style:font-weight-asian="normal" style:font-size-complex="11pt" style:font-style-complex="normal" style:font-weight-complex="normal"/>
    </style:style>
    <style:style style:name="P6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1e2cd27" officeooo:paragraph-rsid="01e2cd27" fo:background-color="#ffffff" style:font-size-asian="9.60000038146973pt" style:font-style-asian="normal" style:font-weight-asian="normal" style:font-size-complex="11pt" style:font-style-complex="normal" style:font-weight-complex="normal"/>
    </style:style>
    <style:style style:name="P6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1b4e662" officeooo:paragraph-rsid="01e2cd27" fo:background-color="#ffffff" style:font-size-asian="9.60000038146973pt" style:font-style-asian="normal" style:font-weight-asian="normal" style:font-size-complex="11pt" style:font-style-complex="normal" style:font-weight-complex="normal"/>
    </style:style>
    <style:style style:name="P6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1e48660" officeooo:paragraph-rsid="020d5f75" fo:background-color="#ffffff" style:font-size-asian="9.60000038146973pt" style:font-style-asian="normal" style:font-weight-asian="normal" style:font-size-complex="11pt" style:font-style-complex="normal" style:font-weight-complex="normal"/>
    </style:style>
    <style:style style:name="P6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1ebba74" officeooo:paragraph-rsid="020d5f75" fo:background-color="#ffffff" style:font-size-asian="9.60000038146973pt" style:font-style-asian="normal" style:font-weight-asian="normal" style:font-size-complex="11pt" style:font-style-complex="normal" style:font-weight-complex="normal"/>
    </style:style>
    <style:style style:name="P63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1ebdf55" officeooo:paragraph-rsid="020d5f75" fo:background-color="#ffffff" style:font-size-asian="9.60000038146973pt" style:font-style-asian="normal" style:font-weight-asian="normal" style:font-size-complex="11pt" style:font-style-complex="normal" style:font-weight-complex="normal"/>
    </style:style>
    <style:style style:name="P639"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0069c6" officeooo:paragraph-rsid="020d5f75" fo:background-color="#ffffff" style:font-size-asian="9.60000038146973pt" style:font-style-asian="normal" style:font-weight-asian="normal" style:font-size-complex="11pt" style:font-style-complex="normal" style:font-weight-complex="normal"/>
    </style:style>
    <style:style style:name="P64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0290fd" officeooo:paragraph-rsid="020f3554" fo:background-color="#ffffff" style:font-size-asian="9.60000038146973pt" style:font-style-asian="normal" style:font-weight-asian="normal" style:font-size-complex="11pt" style:font-style-complex="normal" style:font-weight-complex="normal"/>
    </style:style>
    <style:style style:name="P64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1e408e" officeooo:paragraph-rsid="02418565" fo:background-color="#ffffff" style:font-size-asian="9.60000038146973pt" style:font-style-asian="normal" style:font-weight-asian="normal" style:font-size-complex="11pt" style:font-style-complex="normal" style:font-weight-complex="normal"/>
    </style:style>
    <style:style style:name="P642"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1ee793" officeooo:paragraph-rsid="02418565" fo:background-color="#ffffff" style:font-size-asian="9.60000038146973pt" style:font-style-asian="normal" style:font-weight-asian="normal" style:font-size-complex="11pt" style:font-style-complex="normal" style:font-weight-complex="normal"/>
    </style:style>
    <style:style style:name="P64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200f33" officeooo:paragraph-rsid="02418565" fo:background-color="#ffffff" style:font-size-asian="9.60000038146973pt" style:font-style-asian="normal" style:font-weight-asian="normal" style:font-size-complex="11pt" style:font-style-complex="normal" style:font-weight-complex="normal"/>
    </style:style>
    <style:style style:name="P64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21e47a" officeooo:paragraph-rsid="02418565" fo:background-color="#ffffff" style:font-size-asian="9.60000038146973pt" style:font-style-asian="normal" style:font-weight-asian="normal" style:font-size-complex="11pt" style:font-style-complex="normal" style:font-weight-complex="normal"/>
    </style:style>
    <style:style style:name="P64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36d4ea" officeooo:paragraph-rsid="0244d225" fo:background-color="#ffffff" style:font-size-asian="9.60000038146973pt" style:font-style-asian="normal" style:font-weight-asian="normal" style:font-size-complex="11pt" style:font-style-complex="normal" style:font-weight-complex="normal"/>
    </style:style>
    <style:style style:name="P64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0405a9" officeooo:paragraph-rsid="030405a9" fo:background-color="#ffffff" style:font-size-asian="9.60000038146973pt" style:font-style-asian="normal" style:font-weight-asian="normal" style:font-size-complex="11pt" style:font-style-complex="normal" style:font-weight-complex="normal"/>
    </style:style>
    <style:style style:name="P64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0558d1" officeooo:paragraph-rsid="030558d1" fo:background-color="#ffffff" style:font-size-asian="9.60000038146973pt" style:font-style-asian="normal" style:font-weight-asian="normal" style:font-size-complex="11pt" style:font-style-complex="normal" style:font-weight-complex="normal"/>
    </style:style>
    <style:style style:name="P64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2eeee54" officeooo:paragraph-rsid="030558d1" fo:background-color="#ffffff" style:font-size-asian="9.60000038146973pt" style:font-style-asian="normal" style:font-weight-asian="normal" style:font-size-complex="11pt" style:font-style-complex="normal" style:font-weight-complex="normal"/>
    </style:style>
    <style:style style:name="P649"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30c790" officeooo:paragraph-rsid="0330c790" fo:background-color="#ffffff" style:font-size-asian="9.60000038146973pt" style:font-style-asian="normal" style:font-weight-asian="normal" style:font-size-complex="11pt" style:font-style-complex="normal" style:font-weight-complex="normal"/>
    </style:style>
    <style:style style:name="P65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8e6487" officeooo:paragraph-rsid="038e6487" fo:background-color="#ffffff" style:font-size-asian="9.60000038146973pt" style:font-style-asian="normal" style:font-weight-asian="normal" style:font-size-complex="11pt" style:font-style-complex="normal" style:font-weight-complex="normal"/>
    </style:style>
    <style:style style:name="P65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9857a2" officeooo:paragraph-rsid="03e9b151" fo:background-color="#ffffff" style:font-size-asian="9.60000038146973pt" style:font-style-asian="normal" style:font-weight-asian="normal" style:font-size-complex="11pt" style:font-style-complex="normal" style:font-weight-complex="normal"/>
    </style:style>
    <style:style style:name="P652"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b27e60" officeooo:paragraph-rsid="03e9b151" fo:background-color="#ffffff" style:font-size-asian="9.60000038146973pt" style:font-style-asian="normal" style:font-weight-asian="normal" style:font-size-complex="11pt" style:font-style-complex="normal" style:font-weight-complex="normal"/>
    </style:style>
    <style:style style:name="P65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b0b89a" officeooo:paragraph-rsid="03e9b151" fo:background-color="#ffffff" style:font-size-asian="9.60000038146973pt" style:font-style-asian="normal" style:font-weight-asian="normal" style:font-size-complex="11pt" style:font-style-complex="normal" style:font-weight-complex="normal"/>
    </style:style>
    <style:style style:name="P65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c7bb80" officeooo:paragraph-rsid="03e9b151" fo:background-color="#ffffff" style:font-size-asian="9.60000038146973pt" style:font-style-asian="normal" style:font-weight-asian="normal" style:font-size-complex="11pt" style:font-style-complex="normal" style:font-weight-complex="normal"/>
    </style:style>
    <style:style style:name="P65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43190bf" officeooo:paragraph-rsid="046f25b7" fo:background-color="#ffffff" style:font-size-asian="9.60000038146973pt" style:font-style-asian="normal" style:font-weight-asian="normal" style:font-size-complex="11pt" style:font-style-complex="normal" style:font-weight-complex="normal"/>
    </style:style>
    <style:style style:name="P65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4339052" officeooo:paragraph-rsid="046f25b7" fo:background-color="#ffffff" style:font-size-asian="9.60000038146973pt" style:font-style-asian="normal" style:font-weight-asian="normal" style:font-size-complex="11pt" style:font-style-complex="normal" style:font-weight-complex="normal"/>
    </style:style>
    <style:style style:name="P65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e616b7" officeooo:paragraph-rsid="046f25b7" fo:background-color="#ffffff" style:font-size-asian="9.60000038146973pt" style:font-style-asian="normal" style:font-weight-asian="normal" style:font-size-complex="11pt" style:font-style-complex="normal" style:font-weight-complex="normal"/>
    </style:style>
    <style:style style:name="P65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none" fo:font-weight="normal" officeooo:rsid="03efe5a4" officeooo:paragraph-rsid="046f25b7" fo:background-color="#ffffff" style:font-size-asian="9.60000038146973pt" style:font-style-asian="normal" style:font-weight-asian="normal" style:font-size-complex="11pt" style:font-style-complex="normal" style:font-weight-complex="normal"/>
    </style:style>
    <style:style style:name="P659"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1b4e662" officeooo:paragraph-rsid="01e2cd27" fo:background-color="#ffffff" style:font-size-asian="9.60000038146973pt" style:font-style-asian="normal" style:font-weight-asian="normal" style:font-size-complex="11pt" style:font-style-complex="normal" style:font-weight-complex="normal"/>
    </style:style>
    <style:style style:name="P66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ru" fo:country="RU" fo:font-style="normal" style:text-underline-style="solid" style:text-underline-width="auto" style:text-underline-color="font-color" fo:font-weight="normal" officeooo:rsid="030558d1" officeooo:paragraph-rsid="030558d1" fo:background-color="#ffffff" style:font-size-asian="9.60000038146973pt" style:font-style-asian="normal" style:font-weight-asian="normal" style:font-size-complex="11pt" style:font-style-complex="normal" style:font-weight-complex="normal"/>
    </style:style>
    <style:style style:name="P66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2a6099" style:text-line-through-style="none" style:text-line-through-type="none" style:font-name="Liberation Mono" fo:font-size="11pt" fo:language="en" fo:country="US" fo:font-style="normal" style:text-underline-style="none" fo:font-weight="normal" officeooo:rsid="037ac3c6" officeooo:paragraph-rsid="03913fb0" fo:background-color="#ffffff" style:font-size-asian="9.60000038146973pt" style:font-style-asian="normal" style:font-weight-asian="normal" style:font-size-complex="11pt" style:font-style-complex="normal" style:font-weight-complex="normal"/>
    </style:style>
    <style:style style:name="P662" style:family="paragraph" style:parent-style-name="Standard">
      <style:paragraph-properties fo:text-align="center" style:justify-single-word="false" fo:break-before="page"/>
      <style:text-properties style:font-name="Liberation Mono" fo:font-size="15pt" fo:language="ru" fo:country="RU" style:text-underline-style="solid" style:text-underline-width="auto" style:text-underline-color="font-color" fo:font-weight="normal" officeooo:rsid="00124c0c" officeooo:paragraph-rsid="00124c0c" fo:background-color="#ffffff" style:font-size-asian="13.1000003814697pt" style:font-weight-asian="normal" style:font-size-complex="15pt" style:font-weight-complex="normal"/>
    </style:style>
    <style:style style:name="P663" style:family="paragraph" style:parent-style-name="Standard">
      <style:paragraph-properties fo:text-align="center" style:justify-single-word="false" fo:break-before="page"/>
      <style:text-properties style:font-name="Liberation Mono" fo:font-size="15pt" fo:language="en" fo:country="US" style:text-underline-style="solid" style:text-underline-width="auto" style:text-underline-color="font-color" fo:font-weight="normal" officeooo:rsid="002bb305" officeooo:paragraph-rsid="002bb305" fo:background-color="#ffffff" style:font-size-asian="13.1000003814697pt" style:font-weight-asian="normal" style:font-size-complex="15pt" style:font-weight-complex="normal"/>
    </style:style>
    <style:style style:name="P664" style:family="paragraph" style:parent-style-name="Standard">
      <style:paragraph-properties fo:text-align="center" style:justify-single-word="false" fo:break-before="page"/>
      <style:text-properties style:use-window-font-color="true" style:font-name="Liberation Mono" fo:font-size="18pt" fo:language="ru" fo:country="RU" fo:font-style="normal" style:text-underline-style="none" fo:font-weight="bold" officeooo:rsid="02138327" officeooo:paragraph-rsid="02076ed6" fo:background-color="#ffffff" style:font-size-asian="15.75pt" style:font-style-asian="normal" style:font-weight-asian="bold" style:font-size-complex="18pt" style:font-style-complex="normal" style:font-weight-complex="bold"/>
    </style:style>
    <style:style style:name="P665" style:family="paragraph" style:parent-style-name="Standard" style:master-page-name="">
      <loext:graphic-properties draw:fill="none"/>
      <style:paragraph-properties fo:margin-left="0.499cm" fo:margin-right="0cm" fo:text-align="start" style:justify-single-word="false" fo:text-indent="-0.499cm" style:auto-text-indent="false" style:page-number="auto" fo:background-color="transparent"/>
      <style:text-properties style:font-name="Liberation Mono" fo:font-size="11pt" fo:language="ru" fo:country="RU" style:text-underline-style="none" fo:font-weight="normal" officeooo:rsid="00339846" officeooo:paragraph-rsid="00339846" fo:background-color="#ffffff" style:font-size-asian="9.60000038146973pt" style:font-weight-asian="normal" style:font-size-complex="11pt" style:font-weight-complex="normal"/>
    </style:style>
    <style:style style:name="P666" style:family="paragraph" style:parent-style-name="Standard" style:master-page-name="">
      <loext:graphic-properties draw:fill="none"/>
      <style:paragraph-properties fo:margin-left="0.499cm" fo:margin-right="0cm" fo:text-align="start" style:justify-single-word="false" fo:text-indent="-0.499cm" style:auto-text-indent="false" style:page-number="auto" fo:background-color="transparent"/>
      <style:text-properties style:use-window-font-color="true" style:font-name="Liberation Mono" fo:font-size="11pt" fo:language="ru" fo:country="RU" style:text-underline-style="none" fo:font-weight="normal" officeooo:rsid="004da669" officeooo:paragraph-rsid="004da669" fo:background-color="#ffffff" style:font-size-asian="9.60000038146973pt" style:font-weight-asian="normal" style:font-size-complex="11pt" style:font-weight-complex="normal"/>
    </style:style>
    <style:style style:name="P667" style:family="paragraph" style:parent-style-name="Standard" style:master-page-name="">
      <loext:graphic-properties draw:fill="none"/>
      <style:paragraph-properties fo:margin-left="0.499cm" fo:margin-right="0cm" fo:text-align="start" style:justify-single-word="false" fo:text-indent="-0.499cm" style:auto-text-indent="false" style:page-number="auto" fo:background-color="transparent"/>
      <style:text-properties style:use-window-font-color="true" style:font-name="Liberation Mono" fo:font-size="11pt" fo:language="ru" fo:country="RU" fo:font-style="normal" style:text-underline-style="none" fo:font-weight="normal" officeooo:rsid="00ffaa17" officeooo:paragraph-rsid="00ffaa17" fo:background-color="#ffffff" style:font-size-asian="9.60000038146973pt" style:font-style-asian="normal" style:font-weight-asian="normal" style:font-size-complex="11pt" style:font-style-complex="normal" style:font-weight-complex="normal"/>
    </style:style>
    <style:style style:name="P668" style:family="paragraph" style:parent-style-name="Standard" style:master-page-name="">
      <loext:graphic-properties draw:fill="none"/>
      <style:paragraph-properties fo:margin-left="0.499cm" fo:margin-right="0cm" fo:text-align="start" style:justify-single-word="false" fo:text-indent="-0.499cm" style:auto-text-indent="false" style:page-number="auto" fo:background-color="transparent"/>
      <style:text-properties style:use-window-font-color="true" style:font-name="Liberation Mono" fo:font-size="11pt" fo:language="ru" fo:country="RU" fo:font-style="normal" style:text-underline-style="none" fo:font-weight="normal" officeooo:rsid="0101b67e" officeooo:paragraph-rsid="0101b67e" fo:background-color="#ffffff" style:font-size-asian="9.60000038146973pt" style:font-style-asian="normal" style:font-weight-asian="normal" style:font-size-complex="11pt" style:font-style-complex="normal" style:font-weight-complex="normal"/>
    </style:style>
    <style:style style:name="P669" style:family="paragraph" style:parent-style-name="Standard" style:master-page-name="">
      <loext:graphic-properties draw:fill="none"/>
      <style:paragraph-properties fo:margin-left="0.499cm" fo:margin-right="0cm" fo:text-align="start" style:justify-single-word="false" fo:text-indent="-0.499cm" style:auto-text-indent="false" style:page-number="auto" fo:background-color="transparent"/>
      <style:text-properties style:use-window-font-color="true" style:text-line-through-style="none" style:text-line-through-type="none" style:font-name="Liberation Mono" fo:font-size="11pt" fo:language="ru" fo:country="RU" fo:font-style="normal" style:text-underline-style="none" fo:font-weight="normal" officeooo:rsid="02fa5773" officeooo:paragraph-rsid="02fa5773" fo:background-color="#ffffff" style:font-size-asian="9.60000038146973pt" style:font-style-asian="normal" style:font-weight-asian="normal" style:font-size-complex="11pt" style:font-style-complex="normal" style:font-weight-complex="normal"/>
    </style:style>
    <style:style style:name="P670"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font-name="Liberation Mono" fo:font-size="11pt" fo:language="ru" fo:country="RU" style:text-underline-style="none" fo:font-weight="normal" officeooo:rsid="004da669" officeooo:paragraph-rsid="004da669" fo:background-color="#ffffff" style:font-size-asian="9.60000038146973pt" style:font-weight-asian="normal" style:font-size-complex="11pt" style:font-weight-complex="normal"/>
    </style:style>
    <style:style style:name="P671"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font-name="Liberation Mono" fo:font-size="11pt" fo:language="ru" fo:country="RU" style:text-underline-style="solid" style:text-underline-width="auto" style:text-underline-color="font-color" fo:font-weight="normal" officeooo:rsid="00588430" officeooo:paragraph-rsid="00588430" fo:background-color="#ffffff" style:font-size-asian="9.60000038146973pt" style:font-weight-asian="normal" style:font-size-complex="11pt" style:font-weight-complex="normal"/>
    </style:style>
    <style:style style:name="P672"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font-name="Liberation Mono" fo:font-size="11pt" fo:language="ru" fo:country="RU" fo:font-style="normal" style:text-underline-style="solid" style:text-underline-width="auto" style:text-underline-color="font-color" fo:font-weight="normal" officeooo:rsid="006cd984" officeooo:paragraph-rsid="006cd984" fo:background-color="#ffffff" style:font-size-asian="9.60000038146973pt" style:font-style-asian="normal" style:font-weight-asian="normal" style:font-size-complex="11pt" style:font-style-complex="normal" style:font-weight-complex="normal"/>
    </style:style>
    <style:style style:name="P673"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style:use-window-font-color="true" style:font-name="Liberation Mono" fo:font-size="11pt" fo:language="ru" fo:country="RU" fo:font-style="normal" style:text-underline-style="none" fo:font-weight="normal" officeooo:rsid="0067d1e7" officeooo:paragraph-rsid="0067d1e7" fo:background-color="#ffffff" style:font-size-asian="9.60000038146973pt" style:font-style-asian="normal" style:font-weight-asian="normal" style:font-size-complex="11pt" style:font-style-complex="normal" style:font-weight-complex="normal"/>
    </style:style>
    <style:style style:name="P674"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style:use-window-font-color="true" style:font-name="Liberation Mono" fo:font-size="20pt" fo:language="ru" fo:country="RU" fo:font-style="normal" style:text-underline-style="none" fo:font-weight="bold" officeooo:rsid="00688504" officeooo:paragraph-rsid="00688504" fo:background-color="#ffffff" style:font-size-asian="17.5pt" style:font-style-asian="normal" style:font-weight-asian="bold" style:font-size-complex="20pt" style:font-style-complex="normal" style:font-weight-complex="bold"/>
    </style:style>
    <style:style style:name="P675"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style:use-window-font-color="true" style:font-name="Liberation Mono" fo:font-size="18pt" fo:language="ru" fo:country="RU" fo:font-style="normal" style:text-underline-style="none" fo:font-weight="bold" officeooo:rsid="00688504" officeooo:paragraph-rsid="00688504" fo:background-color="#ffffff" style:font-size-asian="15.75pt" style:font-style-asian="normal" style:font-weight-asian="bold" style:font-size-complex="18pt" style:font-style-complex="normal" style:font-weight-complex="bold"/>
    </style:style>
    <style:style style:name="P676"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style:use-window-font-color="true" style:font-name="Liberation Mono" fo:font-size="15pt" fo:language="en" fo:country="US" fo:font-style="normal" style:text-underline-style="none" fo:font-weight="bold" officeooo:rsid="00688504" officeooo:paragraph-rsid="00688504" fo:background-color="#ffffff" style:font-size-asian="13.1000003814697pt" style:font-style-asian="normal" style:font-weight-asian="bold" style:font-size-complex="15pt" style:font-style-complex="normal" style:font-weight-complex="bold"/>
    </style:style>
    <style:style style:name="P677"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style:use-window-font-color="true" style:font-name="Liberation Mono" fo:font-size="15pt" fo:language="ru" fo:country="RU" fo:font-style="normal" style:text-underline-style="solid" style:text-underline-width="auto" style:text-underline-color="font-color" fo:font-weight="normal" officeooo:rsid="006a6d4e" officeooo:paragraph-rsid="00898aa0" fo:background-color="#ffffff" style:font-size-asian="13.1000003814697pt" style:font-style-asian="normal" style:font-weight-asian="normal" style:font-size-complex="15pt" style:font-style-complex="normal" style:font-weight-complex="normal"/>
    </style:style>
    <style:style style:name="P678"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038ae" officeooo:paragraph-rsid="030038ae" fo:background-color="#ffffff" style:font-size-asian="9.60000038146973pt" style:font-style-asian="normal" style:font-weight-asian="normal" style:font-size-complex="11pt" style:font-style-complex="normal" style:font-weight-complex="normal"/>
    </style:style>
    <style:style style:name="P679"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232c2" officeooo:paragraph-rsid="030232c2" fo:background-color="#ffffff" style:font-size-asian="9.60000038146973pt" style:font-style-asian="normal" style:font-weight-asian="normal" style:font-size-complex="11pt" style:font-style-complex="normal" style:font-weight-complex="normal"/>
    </style:style>
    <style:style style:name="P680"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30232c2" officeooo:paragraph-rsid="03177be2" fo:background-color="#ffffff" style:font-size-asian="9.60000038146973pt" style:font-style-asian="normal" style:font-weight-asian="normal" style:font-size-complex="11pt" style:font-style-complex="normal" style:font-weight-complex="normal"/>
    </style:style>
    <style:style style:name="P681" style:family="paragraph" style:parent-style-name="Standard">
      <loext:graphic-properties draw:fill="none"/>
      <style:paragraph-properties fo:margin-left="0.499cm" fo:margin-right="0cm" fo:text-align="start" style:justify-single-word="false" fo:text-indent="-0.499cm" style:auto-text-indent="false" fo:background-color="transparent"/>
      <style:text-properties style:use-window-font-color="true" style:text-line-through-style="none" style:text-line-through-type="none" style:font-name="Liberation Mono" fo:font-size="11pt" fo:language="en" fo:country="US" fo:font-style="normal" style:text-underline-style="none" fo:font-weight="normal" officeooo:rsid="02fba621" officeooo:paragraph-rsid="02fa5773" fo:background-color="#ffffff" style:font-size-asian="9.60000038146973pt" style:font-style-asian="normal" style:font-weight-asian="normal" style:font-size-complex="11pt" style:font-style-complex="normal" style:font-weight-complex="normal"/>
    </style:style>
    <style:style style:name="P682"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style:use-window-font-color="true" style:text-line-through-style="none" style:text-line-through-type="none" style:font-name="Liberation Mono" fo:font-size="15pt" fo:language="ru" fo:country="RU" fo:font-style="normal" style:text-underline-style="solid" style:text-underline-width="auto" style:text-underline-color="font-color" fo:font-weight="normal" officeooo:rsid="030038ae" officeooo:paragraph-rsid="030038ae" fo:background-color="#ffffff" style:font-size-asian="13.1000003814697pt" style:font-style-asian="normal" style:font-weight-asian="normal" style:font-size-complex="15pt" style:font-style-complex="normal" style:font-weight-complex="normal"/>
    </style:style>
    <style:style style:name="P683"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fo:color="#2a6099" style:font-name="Liberation Mono" fo:font-size="15pt" fo:language="ru" fo:country="RU" style:text-underline-style="none" fo:font-weight="normal" officeooo:rsid="004da669" officeooo:paragraph-rsid="004da669" fo:background-color="#ffffff" style:font-size-asian="15pt" style:font-weight-asian="normal" style:font-size-complex="15pt" style:font-weight-complex="normal"/>
    </style:style>
    <style:style style:name="P684"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fo:color="#2a6099" style:font-name="Liberation Mono" fo:font-size="15pt" fo:language="ru" fo:country="RU" fo:font-style="normal" style:text-underline-style="none" fo:font-weight="normal" officeooo:rsid="004da669" officeooo:paragraph-rsid="00638b2f" fo:background-color="#ffffff" style:font-size-asian="15pt" style:font-style-asian="normal" style:font-weight-asian="normal" style:font-size-complex="15pt" style:font-style-complex="normal" style:font-weight-complex="normal"/>
    </style:style>
    <style:style style:name="P685"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fo:color="#2a6099" style:font-name="Liberation Mono" fo:font-size="15pt" fo:language="ru" fo:country="RU" fo:font-style="normal" style:text-underline-style="none" fo:font-weight="normal" officeooo:rsid="006a6d4e" officeooo:paragraph-rsid="006a6d4e" fo:background-color="#ffffff" style:font-size-asian="13.1000003814697pt" style:font-style-asian="normal" style:font-weight-asian="normal" style:font-size-complex="15pt" style:font-style-complex="normal" style:font-weight-complex="normal"/>
    </style:style>
    <style:style style:name="P686" style:family="paragraph" style:parent-style-name="Standard">
      <loext:graphic-properties draw:fill="none"/>
      <style:paragraph-properties fo:margin-left="0.499cm" fo:margin-right="0cm" fo:text-align="center" style:justify-single-word="false" fo:text-indent="-0.499cm" style:auto-text-indent="false" fo:background-color="transparent"/>
      <style:text-properties fo:color="#3465a4" style:text-line-through-style="none" style:text-line-through-type="none" style:font-name="Liberation Mono" fo:font-size="15pt" fo:language="en" fo:country="US" fo:font-style="normal" style:text-underline-style="none" fo:font-weight="normal" officeooo:rsid="01b3c7a7" officeooo:paragraph-rsid="030038ae" fo:background-color="#ffffff" style:font-size-asian="13.1000003814697pt" style:font-style-asian="normal" style:font-weight-asian="normal" style:font-size-complex="15pt" style:font-style-complex="normal" style:font-weight-complex="normal"/>
    </style:style>
    <style:style style:name="P687" style:family="paragraph" style:parent-style-name="Standard">
      <loext:graphic-properties draw:fill="none"/>
      <style:paragraph-properties fo:margin-left="0.499cm" fo:margin-right="0cm" fo:text-align="center" style:justify-single-word="false" fo:text-indent="-0.499cm" style:auto-text-indent="false" fo:break-before="page" fo:background-color="transparent"/>
      <style:text-properties style:use-window-font-color="true" style:font-name="Liberation Mono" fo:font-size="20pt" fo:language="ru" fo:country="RU" fo:font-style="normal" style:text-underline-style="none" fo:font-weight="bold" officeooo:rsid="00688504" officeooo:paragraph-rsid="00688504" fo:background-color="#ffffff" style:font-size-asian="17.5pt" style:font-style-asian="normal" style:font-weight-asian="bold" style:font-size-complex="20pt" style:font-style-complex="normal" style:font-weight-complex="bold"/>
    </style:style>
    <style:style style:name="P688" style:family="paragraph" style:parent-style-name="Table_20_Contents">
      <loext:graphic-properties draw:fill="none"/>
      <style:paragraph-properties fo:margin-left="0.499cm" fo:margin-right="0cm" fo:text-align="start" style:justify-single-word="false" fo:text-indent="-0.499cm" style:auto-text-indent="false" fo:background-color="transparent" text:number-lines="false" text:line-number="0"/>
      <style:text-properties fo:color="#710037" style:font-name="Liberation Mono" fo:font-size="10pt" officeooo:rsid="0236d4ea" officeooo:paragraph-rsid="0236d4ea" style:font-size-asian="10pt" style:font-size-complex="10pt"/>
    </style:style>
    <style:style style:name="P689" style:family="paragraph" style:parent-style-name="Table_20_Contents">
      <loext:graphic-properties draw:fill="none"/>
      <style:paragraph-properties fo:margin-left="0.499cm" fo:margin-right="0cm" fo:text-align="start" style:justify-single-word="false" fo:text-indent="-0.499cm" style:auto-text-indent="false" fo:background-color="transparent" text:number-lines="false" text:line-number="0"/>
      <style:text-properties fo:color="#710037" style:font-name="Liberation Mono" fo:font-size="10pt" fo:language="en" fo:country="US" officeooo:rsid="02bc69a4" officeooo:paragraph-rsid="02bc69a4" style:font-size-asian="10pt" style:font-size-complex="10pt"/>
    </style:style>
    <style:style style:name="P690" style:family="paragraph" style:parent-style-name="Table_20_Contents">
      <loext:graphic-properties draw:fill="none"/>
      <style:paragraph-properties fo:margin-left="0.499cm" fo:margin-right="0cm" fo:text-align="start" style:justify-single-word="false" fo:text-indent="-0.499cm" style:auto-text-indent="false" fo:background-color="transparent" text:number-lines="false" text:line-number="0"/>
      <style:text-properties fo:color="#710037" style:font-name="Liberation Mono" fo:font-size="10pt" fo:language="en" fo:country="US" style:text-underline-style="solid" style:text-underline-width="auto" style:text-underline-color="font-color" officeooo:rsid="02bc69a4" officeooo:paragraph-rsid="02bc69a4" style:font-size-asian="10pt" style:font-size-complex="10pt"/>
    </style:style>
    <style:style style:name="P691" style:family="paragraph" style:parent-style-name="Table_20_Contents">
      <loext:graphic-properties draw:fill="none"/>
      <style:paragraph-properties fo:margin-left="0.499cm" fo:margin-right="0cm" fo:text-align="start" style:justify-single-word="false" fo:text-indent="-0.499cm" style:auto-text-indent="false" fo:background-color="transparent" text:number-lines="false" text:line-number="0"/>
      <style:text-properties fo:color="#710037" style:font-name="Liberation Mono" fo:font-size="10pt" fo:language="ru" fo:country="RU" officeooo:rsid="0236d4ea" officeooo:paragraph-rsid="0236d4ea" style:font-size-asian="10pt" style:font-size-complex="10pt"/>
    </style:style>
    <style:style style:name="P692" style:family="paragraph" style:parent-style-name="Table_20_Contents">
      <style:paragraph-properties fo:text-align="center" style:justify-single-word="false"/>
      <style:text-properties fo:color="#ffffff" style:font-name="Liberation Mono" fo:font-size="11pt" officeooo:rsid="00944494" fo:background-color="transparent" style:font-size-asian="9.60000038146973pt" style:font-size-complex="11pt"/>
    </style:style>
    <style:style style:name="P693" style:family="paragraph" style:parent-style-name="Table_20_Contents">
      <style:paragraph-properties fo:text-align="center" style:justify-single-word="false"/>
      <style:text-properties fo:color="#ffffff" style:font-name="Liberation Mono" fo:font-size="11pt" officeooo:rsid="00944494" officeooo:paragraph-rsid="00944494" fo:background-color="transparent" style:font-size-asian="9.60000038146973pt" style:font-size-complex="11pt"/>
    </style:style>
    <style:style style:name="P694" style:family="paragraph" style:parent-style-name="Table_20_Contents">
      <style:paragraph-properties fo:text-align="start" style:justify-single-word="false"/>
      <style:text-properties fo:color="#710037" style:font-name="Liberation Mono" fo:font-size="10pt" officeooo:rsid="009fbfe6" officeooo:paragraph-rsid="009fbfe6" style:font-size-asian="8.75pt" style:font-size-complex="10pt"/>
    </style:style>
    <style:style style:name="P695" style:family="paragraph" style:parent-style-name="Table_20_Contents">
      <style:paragraph-properties fo:text-align="start" style:justify-single-word="false"/>
      <style:text-properties fo:color="#710037" style:font-name="Liberation Mono" fo:font-size="10pt" officeooo:rsid="00a10e08" officeooo:paragraph-rsid="00a10e08" style:font-size-asian="8.75pt" style:font-size-complex="10pt"/>
    </style:style>
    <style:style style:name="P696" style:family="paragraph" style:parent-style-name="Table_20_Contents">
      <style:paragraph-properties fo:text-align="start" style:justify-single-word="false"/>
      <style:text-properties fo:color="#710037" style:font-name="Liberation Mono" fo:font-size="10pt" officeooo:rsid="00a1cc66" officeooo:paragraph-rsid="00a1cc66" style:font-size-asian="8.75pt" style:font-size-complex="10pt"/>
    </style:style>
    <style:style style:name="P697" style:family="paragraph" style:parent-style-name="Table_20_Contents">
      <style:paragraph-properties fo:text-align="start" style:justify-single-word="false"/>
      <style:text-properties fo:color="#710037" style:font-name="Liberation Mono" fo:font-size="10pt" fo:language="ru" fo:country="RU" officeooo:rsid="00a600b4" officeooo:paragraph-rsid="00a600b4" style:font-size-asian="8.75pt" style:font-size-complex="10pt"/>
    </style:style>
    <style:style style:name="P698" style:family="paragraph" style:parent-style-name="Table_20_Contents">
      <style:paragraph-properties fo:text-align="start" style:justify-single-word="false"/>
      <style:text-properties fo:color="#710037" style:font-name="Liberation Mono" fo:font-size="10pt" fo:language="ru" fo:country="RU" officeooo:rsid="00a91446" officeooo:paragraph-rsid="00a91446" style:font-size-asian="8.75pt" style:font-size-complex="10pt"/>
    </style:style>
    <style:style style:name="P699" style:family="paragraph" style:parent-style-name="Table_20_Contents">
      <style:paragraph-properties fo:text-align="start" style:justify-single-word="false"/>
      <style:text-properties fo:color="#710037" style:font-name="Liberation Mono" fo:font-size="10pt" fo:language="ru" fo:country="RU" officeooo:rsid="00f16890" officeooo:paragraph-rsid="00f16890" style:font-size-asian="8.75pt" style:font-size-complex="10pt"/>
    </style:style>
    <style:style style:name="P700" style:family="paragraph" style:parent-style-name="Table_20_Contents">
      <style:paragraph-properties fo:text-align="start" style:justify-single-word="false"/>
      <style:text-properties fo:color="#710037" style:font-name="Liberation Mono" fo:font-size="10pt" fo:language="ru" fo:country="RU" style:text-underline-style="solid" style:text-underline-width="auto" style:text-underline-color="font-color" officeooo:rsid="00a91446" officeooo:paragraph-rsid="00a91446" style:font-size-asian="8.75pt" style:font-size-complex="10pt"/>
    </style:style>
    <style:style style:name="P701" style:family="paragraph" style:parent-style-name="Table_20_Contents">
      <style:paragraph-properties fo:text-align="start" style:justify-single-word="false"/>
      <style:text-properties fo:color="#710037" style:font-name="Liberation Mono" fo:font-size="10pt" fo:language="ru" fo:country="RU" style:text-underline-style="solid" style:text-underline-width="auto" style:text-underline-color="font-color" officeooo:rsid="02bc69a4" officeooo:paragraph-rsid="02bc69a4" style:font-size-asian="10pt" style:font-size-complex="10pt"/>
    </style:style>
    <style:style style:name="P702" style:family="paragraph" style:parent-style-name="Table_20_Contents">
      <style:paragraph-properties fo:text-align="start" style:justify-single-word="false"/>
      <style:text-properties fo:color="#710037" style:font-name="Liberation Mono" fo:font-size="10pt" fo:language="ru" fo:country="RU" officeooo:rsid="022e7553" officeooo:paragraph-rsid="022e7553" style:font-size-asian="10pt" style:font-size-complex="10pt"/>
    </style:style>
    <style:style style:name="P703" style:family="paragraph" style:parent-style-name="Table_20_Contents">
      <style:paragraph-properties fo:text-align="start" style:justify-single-word="false"/>
      <style:text-properties fo:color="#710037" style:font-name="Liberation Mono" fo:font-size="10pt" fo:language="ru" fo:country="RU" officeooo:rsid="0236d4ea" officeooo:paragraph-rsid="022e7553" style:font-size-asian="10pt" style:font-size-complex="10pt"/>
    </style:style>
    <style:style style:name="P704" style:family="paragraph" style:parent-style-name="Table_20_Contents">
      <style:paragraph-properties fo:text-align="start" style:justify-single-word="false"/>
      <style:text-properties fo:color="#710037" style:font-name="Liberation Mono" fo:font-size="10pt" fo:language="ru" fo:country="RU" officeooo:rsid="0236d4ea" officeooo:paragraph-rsid="0236d4ea" style:font-size-asian="10pt" style:font-size-complex="10pt"/>
    </style:style>
    <style:style style:name="P705" style:family="paragraph" style:parent-style-name="Table_20_Contents">
      <style:paragraph-properties fo:text-align="start" style:justify-single-word="false"/>
      <style:text-properties fo:color="#710037" style:font-name="Liberation Mono" fo:font-size="10pt" fo:language="en" fo:country="US" officeooo:rsid="00a0f56b" officeooo:paragraph-rsid="009fbfe6" style:font-size-asian="8.75pt" style:font-size-complex="10pt"/>
    </style:style>
    <style:style style:name="P706" style:family="paragraph" style:parent-style-name="Table_20_Contents">
      <style:paragraph-properties fo:text-align="start" style:justify-single-word="false"/>
      <style:text-properties fo:color="#710037" style:font-name="Liberation Mono" fo:font-size="10pt" fo:language="en" fo:country="US" officeooo:rsid="00a10e08" officeooo:paragraph-rsid="00a10e08" style:font-size-asian="8.75pt" style:font-size-complex="10pt"/>
    </style:style>
    <style:style style:name="P707" style:family="paragraph" style:parent-style-name="Table_20_Contents">
      <style:paragraph-properties fo:text-align="start" style:justify-single-word="false"/>
      <style:text-properties fo:color="#710037" style:font-name="Liberation Mono" fo:font-size="10pt" fo:language="en" fo:country="US" officeooo:rsid="00a1cc66" officeooo:paragraph-rsid="00a1cc66" style:font-size-asian="8.75pt" style:font-size-complex="10pt"/>
    </style:style>
    <style:style style:name="P708" style:family="paragraph" style:parent-style-name="Table_20_Contents">
      <style:paragraph-properties fo:text-align="start" style:justify-single-word="false"/>
      <style:text-properties fo:color="#710037" style:font-name="Liberation Mono" fo:font-size="10pt" fo:language="en" fo:country="US" officeooo:rsid="00a414aa" officeooo:paragraph-rsid="00a1cc66" style:font-size-asian="8.75pt" style:font-size-complex="10pt"/>
    </style:style>
    <style:style style:name="P709" style:family="paragraph" style:parent-style-name="Table_20_Contents">
      <style:paragraph-properties fo:text-align="start" style:justify-single-word="false"/>
      <style:text-properties fo:color="#710037" style:font-name="Liberation Mono" fo:font-size="10pt" officeooo:paragraph-rsid="022e7553" style:font-size-asian="10pt" style:font-size-complex="10pt"/>
    </style:style>
    <style:style style:name="P710" style:family="paragraph" style:parent-style-name="Table_20_Contents">
      <style:paragraph-properties fo:text-align="start" style:justify-single-word="false"/>
      <style:text-properties fo:color="#710037" style:text-line-through-style="none" style:text-line-through-type="none" style:font-name="Liberation Mono" fo:font-size="10pt" fo:language="ru" fo:country="RU" style:text-underline-style="solid" style:text-underline-width="auto" style:text-underline-color="font-color" officeooo:rsid="00a91446" officeooo:paragraph-rsid="00a91446" style:font-size-asian="8.75pt" style:font-size-complex="10pt"/>
    </style:style>
    <style:style style:name="P711" style:family="paragraph" style:parent-style-name="Table_20_Contents">
      <style:paragraph-properties fo:text-align="start" style:justify-single-word="false"/>
      <style:text-properties fo:color="#710037" style:text-line-through-style="none" style:text-line-through-type="none" style:font-name="Liberation Mono" fo:font-size="10pt" fo:language="ru" fo:country="RU" style:text-underline-style="none" officeooo:rsid="00a91446" officeooo:paragraph-rsid="00a91446" style:font-size-asian="8.75pt" style:font-size-complex="10pt"/>
    </style:style>
    <style:style style:name="P712" style:family="paragraph" style:parent-style-name="Table_20_Contents">
      <style:paragraph-properties fo:text-align="start" style:justify-single-word="false"/>
      <style:text-properties fo:color="#710037" style:text-line-through-style="none" style:text-line-through-type="none" style:font-name="Liberation Mono" fo:font-size="10pt" fo:language="ru" fo:country="RU" style:text-underline-style="none" officeooo:rsid="00aa9e4d" officeooo:paragraph-rsid="00aa9e4d" style:font-size-asian="8.75pt" style:font-size-complex="10pt"/>
    </style:style>
    <style:style style:name="P713" style:family="paragraph" style:parent-style-name="Table_20_Contents">
      <style:paragraph-properties fo:text-align="start" style:justify-single-word="false"/>
      <style:text-properties fo:color="#710037" style:font-name="Consolas" fo:font-size="10pt" officeooo:rsid="02284eec" officeooo:paragraph-rsid="02284eec" style:font-size-asian="10pt" style:font-size-complex="10pt"/>
    </style:style>
    <style:style style:name="P714" style:family="paragraph" style:parent-style-name="Table_20_Contents">
      <style:paragraph-properties fo:text-align="start" style:justify-single-word="false"/>
      <style:text-properties fo:color="#710037" style:font-name="Consolas" fo:font-size="10pt" officeooo:rsid="022a11bb" officeooo:paragraph-rsid="022a11bb" style:font-size-asian="10pt" style:font-size-complex="10pt"/>
    </style:style>
    <style:style style:name="P715" style:family="paragraph" style:parent-style-name="Table_20_Contents">
      <style:paragraph-properties fo:text-align="start" style:justify-single-word="false"/>
      <style:text-properties fo:color="#710037" style:font-name="Consolas" fo:font-size="10pt" officeooo:rsid="0227d2c3" officeooo:paragraph-rsid="0227d2c3" style:font-size-asian="10pt" style:font-size-complex="10pt"/>
    </style:style>
    <style:style style:name="P716" style:family="paragraph" style:parent-style-name="Table_20_Contents">
      <style:paragraph-properties fo:text-align="start" style:justify-single-word="false"/>
      <style:text-properties fo:color="#710037" style:font-name="Consolas" fo:font-size="10pt" officeooo:rsid="022e1418" officeooo:paragraph-rsid="022e1418" style:font-size-asian="10pt" style:font-size-complex="10pt"/>
    </style:style>
    <style:style style:name="P717" style:family="paragraph" style:parent-style-name="Table_20_Contents">
      <style:paragraph-properties fo:text-align="start" style:justify-single-word="false"/>
      <style:text-properties fo:color="#710037" style:font-name="Consolas" fo:font-size="10pt" officeooo:rsid="022e1418" officeooo:paragraph-rsid="0293a485" style:font-size-asian="10pt" style:font-size-complex="10pt"/>
    </style:style>
    <style:style style:name="P718" style:family="paragraph" style:parent-style-name="Table_20_Contents">
      <style:paragraph-properties fo:text-align="start" style:justify-single-word="false"/>
      <style:text-properties fo:color="#710037" style:font-name="Consolas" fo:font-size="10pt" officeooo:rsid="022e1418" officeooo:paragraph-rsid="02776a06" style:font-size-asian="10pt" style:font-size-complex="10pt"/>
    </style:style>
    <style:style style:name="P719" style:family="paragraph" style:parent-style-name="Table_20_Contents">
      <style:paragraph-properties fo:text-align="start" style:justify-single-word="false"/>
      <style:text-properties fo:color="#710037" style:font-name="Consolas" fo:font-size="10pt" fo:language="en" fo:country="US" officeooo:rsid="02284eec" officeooo:paragraph-rsid="02284eec" style:font-size-asian="10pt" style:font-size-complex="10pt"/>
    </style:style>
    <style:style style:name="P720" style:family="paragraph" style:parent-style-name="Table_20_Contents">
      <style:paragraph-properties fo:text-align="start" style:justify-single-word="false"/>
      <style:text-properties fo:color="#710037" style:font-name="Consolas" fo:font-size="10pt" fo:language="en" fo:country="US" officeooo:rsid="0228c3ea" officeooo:paragraph-rsid="02284eec" style:font-size-asian="10pt" style:font-size-complex="10pt"/>
    </style:style>
    <style:style style:name="P721" style:family="paragraph" style:parent-style-name="Table_20_Contents">
      <style:paragraph-properties fo:text-align="start" style:justify-single-word="false"/>
      <style:text-properties fo:color="#710037" style:font-name="Consolas" fo:font-size="10pt" fo:language="en" fo:country="US" officeooo:rsid="022a11bb" officeooo:paragraph-rsid="022a11bb" style:font-size-asian="10pt" style:font-size-complex="10pt"/>
    </style:style>
    <style:style style:name="P722" style:family="paragraph" style:parent-style-name="Table_20_Contents">
      <style:paragraph-properties fo:text-align="start" style:justify-single-word="false"/>
      <style:text-properties fo:color="#710037" style:font-name="Consolas" fo:font-size="10pt" fo:language="en" fo:country="US" officeooo:rsid="022a11bb" officeooo:paragraph-rsid="0227d2c3" style:font-size-asian="10pt" style:font-size-complex="10pt"/>
    </style:style>
    <style:style style:name="P723" style:family="paragraph" style:parent-style-name="Table_20_Contents">
      <style:paragraph-properties fo:text-align="start" style:justify-single-word="false"/>
      <style:text-properties fo:color="#710037" style:font-name="Consolas" fo:font-size="10pt" fo:language="en" fo:country="US" officeooo:rsid="022bd55e" officeooo:paragraph-rsid="0227d2c3" style:font-size-asian="10pt" style:font-size-complex="10pt"/>
    </style:style>
    <style:style style:name="P724" style:family="paragraph" style:parent-style-name="Table_20_Contents">
      <style:paragraph-properties fo:text-align="start" style:justify-single-word="false"/>
      <style:text-properties fo:color="#710037" style:font-name="Consolas" fo:font-size="10pt" fo:language="en" fo:country="US" officeooo:rsid="02ab2c06" officeooo:paragraph-rsid="02ab2c06" style:font-size-asian="10pt" style:font-size-complex="10pt"/>
    </style:style>
    <style:style style:name="P725" style:family="paragraph" style:parent-style-name="Table_20_Contents">
      <style:paragraph-properties fo:text-align="start" style:justify-single-word="false"/>
      <style:text-properties fo:color="#710037" style:font-name="Consolas" fo:font-size="10pt" fo:language="en" fo:country="US" officeooo:rsid="02301922" officeooo:paragraph-rsid="022e1418" style:font-size-asian="10pt" style:font-size-complex="10pt"/>
    </style:style>
    <style:style style:name="P726" style:family="paragraph" style:parent-style-name="Table_20_Contents">
      <style:paragraph-properties fo:text-align="start" style:justify-single-word="false"/>
      <style:text-properties style:font-name="Liberation Mono" fo:font-size="10pt" fo:language="en" fo:country="US" officeooo:rsid="00c1b970" officeooo:paragraph-rsid="00c1b970" style:font-size-asian="8.75pt" style:font-size-complex="10pt"/>
    </style:style>
    <style:style style:name="P727" style:family="paragraph" style:parent-style-name="Table_20_Contents">
      <style:paragraph-properties fo:text-align="start" style:justify-single-word="false"/>
      <style:text-properties style:font-name="Liberation Mono" fo:font-size="10pt" fo:language="en" fo:country="US" officeooo:rsid="00c1b970" officeooo:paragraph-rsid="00c1e9b8" style:font-size-asian="8.75pt" style:font-size-complex="10pt"/>
    </style:style>
    <style:style style:name="P728" style:family="paragraph" style:parent-style-name="Table_20_Contents">
      <style:paragraph-properties fo:text-align="start" style:justify-single-word="false"/>
      <style:text-properties style:font-name="Liberation Mono" fo:font-size="10pt" fo:language="en" fo:country="US" officeooo:rsid="00c53f8a" officeooo:paragraph-rsid="00c53f8a" style:font-size-asian="8.75pt" style:font-size-complex="10pt"/>
    </style:style>
    <style:style style:name="P729" style:family="paragraph" style:parent-style-name="Table_20_Contents">
      <style:paragraph-properties fo:text-align="start" style:justify-single-word="false"/>
      <style:text-properties style:font-name="Liberation Mono" fo:font-size="10pt" fo:language="en" fo:country="US" officeooo:rsid="00da827c" officeooo:paragraph-rsid="00da827c" style:font-size-asian="8.75pt" style:font-size-complex="10pt"/>
    </style:style>
    <style:style style:name="P730" style:family="paragraph" style:parent-style-name="Table_20_Contents">
      <style:text-properties style:font-name="Liberation Mono" fo:font-size="10pt" fo:language="en" fo:country="US" officeooo:rsid="00ba6419" officeooo:paragraph-rsid="00ba6419" style:font-size-asian="8.75pt" style:font-size-complex="10pt"/>
    </style:style>
    <style:style style:name="P731" style:family="paragraph" style:parent-style-name="Table_20_Contents">
      <style:paragraph-properties fo:text-align="start" style:justify-single-word="false"/>
      <style:text-properties style:font-name="Liberation Mono" fo:font-size="10pt" fo:language="en" fo:country="US" officeooo:rsid="00f4973f" officeooo:paragraph-rsid="00f4973f" style:font-size-asian="10pt" style:font-size-complex="10pt"/>
    </style:style>
    <style:style style:name="P732" style:family="paragraph" style:parent-style-name="Table_20_Contents">
      <style:paragraph-properties fo:text-align="start" style:justify-single-word="false"/>
      <style:text-properties style:font-name="Liberation Mono" fo:font-size="10pt" fo:language="en" fo:country="US" officeooo:rsid="00f9427f" officeooo:paragraph-rsid="00f9427f" style:font-size-asian="10pt" style:font-size-complex="10pt"/>
    </style:style>
    <style:style style:name="P733" style:family="paragraph" style:parent-style-name="Table_20_Contents">
      <style:paragraph-properties fo:text-align="start" style:justify-single-word="false"/>
      <style:text-properties style:font-name="Liberation Mono" fo:font-size="10pt" fo:language="en" fo:country="US" officeooo:rsid="00f9427f" officeooo:paragraph-rsid="00f93e34" style:font-size-asian="10pt" style:font-size-complex="10pt"/>
    </style:style>
    <style:style style:name="P734" style:family="paragraph" style:parent-style-name="Table_20_Contents">
      <style:paragraph-properties fo:text-align="start" style:justify-single-word="false"/>
      <style:text-properties style:font-name="Liberation Mono" fo:font-size="10pt" fo:language="en" fo:country="US" officeooo:rsid="016b62c7" officeooo:paragraph-rsid="016b62c7" style:font-size-asian="10pt" style:font-size-complex="10pt"/>
    </style:style>
    <style:style style:name="P735" style:family="paragraph" style:parent-style-name="Table_20_Contents">
      <style:paragraph-properties fo:text-align="start" style:justify-single-word="false"/>
      <style:text-properties style:font-name="Liberation Mono" fo:font-size="10pt" fo:language="en" fo:country="US" officeooo:rsid="02c2a20a" officeooo:paragraph-rsid="02c2a20a" style:font-size-asian="10pt" style:font-size-complex="10pt"/>
    </style:style>
    <style:style style:name="P736" style:family="paragraph" style:parent-style-name="Table_20_Contents">
      <style:paragraph-properties fo:text-align="start" style:justify-single-word="false"/>
      <style:text-properties style:font-name="Liberation Mono" fo:font-size="10pt" fo:language="en" fo:country="US" officeooo:rsid="00f8048f" officeooo:paragraph-rsid="00f8048f" style:font-size-asian="10pt" style:font-size-complex="10pt"/>
    </style:style>
    <style:style style:name="P737" style:family="paragraph" style:parent-style-name="Table_20_Contents">
      <style:paragraph-properties fo:text-align="start" style:justify-single-word="false"/>
      <style:text-properties style:font-name="Liberation Mono" fo:font-size="10pt" fo:language="en" fo:country="US" officeooo:rsid="0474ee7e" officeooo:paragraph-rsid="0474ee7e" style:font-size-asian="10pt" style:font-size-complex="10pt"/>
    </style:style>
    <style:style style:name="P738" style:family="paragraph" style:parent-style-name="Table_20_Contents">
      <style:paragraph-properties fo:text-align="start" style:justify-single-word="false"/>
      <style:text-properties style:font-name="Liberation Mono" fo:font-size="10pt" fo:language="ru" fo:country="RU" officeooo:rsid="00c1e9b8" officeooo:paragraph-rsid="00c1e9b8" style:font-size-asian="8.75pt" style:font-size-complex="10pt"/>
    </style:style>
    <style:style style:name="P739" style:family="paragraph" style:parent-style-name="Table_20_Contents">
      <style:paragraph-properties fo:text-align="start" style:justify-single-word="false"/>
      <style:text-properties style:font-name="Liberation Mono" fo:font-size="10pt" fo:language="ru" fo:country="RU" officeooo:rsid="00c53f8a" officeooo:paragraph-rsid="00c53f8a" style:font-size-asian="8.75pt" style:font-size-complex="10pt"/>
    </style:style>
    <style:style style:name="P740" style:family="paragraph" style:parent-style-name="Table_20_Contents">
      <style:paragraph-properties fo:text-align="start" style:justify-single-word="false"/>
      <style:text-properties style:font-name="Liberation Mono" fo:font-size="10pt" fo:language="ru" fo:country="RU" officeooo:rsid="00d94c41" officeooo:paragraph-rsid="00d94c41" style:font-size-asian="8.75pt" style:font-size-complex="10pt"/>
    </style:style>
    <style:style style:name="P741" style:family="paragraph" style:parent-style-name="Table_20_Contents">
      <style:paragraph-properties fo:text-align="start" style:justify-single-word="false"/>
      <style:text-properties style:font-name="Liberation Mono" fo:font-size="10pt" fo:language="ru" fo:country="RU" officeooo:rsid="00da827c" officeooo:paragraph-rsid="00da827c" style:font-size-asian="8.75pt" style:font-size-complex="10pt"/>
    </style:style>
    <style:style style:name="P742" style:family="paragraph" style:parent-style-name="Table_20_Contents">
      <style:paragraph-properties fo:text-align="start" style:justify-single-word="false"/>
      <style:text-properties style:font-name="Liberation Mono" fo:font-size="10pt" fo:language="ru" fo:country="RU" officeooo:rsid="01554143" officeooo:paragraph-rsid="01554143" style:font-size-asian="8.75pt" style:font-size-complex="10pt"/>
    </style:style>
    <style:style style:name="P743" style:family="paragraph" style:parent-style-name="Table_20_Contents">
      <style:paragraph-properties fo:text-align="start" style:justify-single-word="false"/>
      <style:text-properties style:font-name="Liberation Mono" fo:font-size="10pt" fo:language="ru" fo:country="RU" officeooo:rsid="01627ef7" officeooo:paragraph-rsid="01627ef7" style:font-size-asian="8.75pt" style:font-size-complex="10pt"/>
    </style:style>
    <style:style style:name="P744" style:family="paragraph" style:parent-style-name="Table_20_Contents">
      <style:paragraph-properties fo:text-align="start" style:justify-single-word="false"/>
      <style:text-properties style:font-name="Liberation Mono" fo:font-size="10pt" fo:language="ru" fo:country="RU" officeooo:rsid="0163fad8" officeooo:paragraph-rsid="0163fad8" style:font-size-asian="8.75pt" style:font-size-complex="10pt"/>
    </style:style>
    <style:style style:name="P745" style:family="paragraph" style:parent-style-name="Table_20_Contents">
      <style:paragraph-properties fo:text-align="start" style:justify-single-word="false"/>
      <style:text-properties style:font-name="Liberation Mono" fo:font-size="10pt" fo:language="ru" fo:country="RU" officeooo:rsid="00eef510" officeooo:paragraph-rsid="00eef510" style:font-size-asian="10pt" style:font-size-complex="10pt"/>
    </style:style>
    <style:style style:name="P746" style:family="paragraph" style:parent-style-name="Table_20_Contents">
      <style:paragraph-properties fo:text-align="start" style:justify-single-word="false"/>
      <style:text-properties style:font-name="Liberation Mono" fo:font-size="10pt" fo:language="ru" fo:country="RU" officeooo:rsid="00f4973f" officeooo:paragraph-rsid="00f4973f" style:font-size-asian="10pt" style:font-size-complex="10pt"/>
    </style:style>
    <style:style style:name="P747" style:family="paragraph" style:parent-style-name="Table_20_Contents">
      <style:paragraph-properties fo:text-align="start" style:justify-single-word="false"/>
      <style:text-properties style:font-name="Liberation Mono" fo:font-size="10pt" fo:language="ru" fo:country="RU" officeooo:rsid="00f93e34" officeooo:paragraph-rsid="00f93e34" style:font-size-asian="10pt" style:font-size-complex="10pt"/>
    </style:style>
    <style:style style:name="P748" style:family="paragraph" style:parent-style-name="Table_20_Contents">
      <style:paragraph-properties fo:text-align="start" style:justify-single-word="false"/>
      <style:text-properties style:font-name="Liberation Mono" fo:font-size="10pt" fo:language="ru" fo:country="RU" officeooo:rsid="00f9427f" officeooo:paragraph-rsid="00f9427f" style:font-size-asian="10pt" style:font-size-complex="10pt"/>
    </style:style>
    <style:style style:name="P749" style:family="paragraph" style:parent-style-name="Table_20_Contents">
      <style:paragraph-properties fo:text-align="start" style:justify-single-word="false"/>
      <style:text-properties style:font-name="Liberation Mono" fo:font-size="10pt" fo:language="ru" fo:country="RU" officeooo:rsid="010af944" officeooo:paragraph-rsid="010af944" style:font-size-asian="10pt" style:font-size-complex="10pt"/>
    </style:style>
    <style:style style:name="P750" style:family="paragraph" style:parent-style-name="Table_20_Contents">
      <style:paragraph-properties fo:text-align="start" style:justify-single-word="false"/>
      <style:text-properties style:font-name="Liberation Mono" fo:font-size="10pt" fo:language="ru" fo:country="RU" officeooo:rsid="01377a19" officeooo:paragraph-rsid="01377a19" style:font-size-asian="10pt" style:font-size-complex="10pt"/>
    </style:style>
    <style:style style:name="P751" style:family="paragraph" style:parent-style-name="Table_20_Contents">
      <style:paragraph-properties fo:text-align="start" style:justify-single-word="false"/>
      <style:text-properties style:font-name="Liberation Mono" fo:font-size="10pt" fo:language="ru" fo:country="RU" officeooo:rsid="013818cc" officeooo:paragraph-rsid="013818cc" style:font-size-asian="10pt" style:font-size-complex="10pt"/>
    </style:style>
    <style:style style:name="P752" style:family="paragraph" style:parent-style-name="Table_20_Contents">
      <style:paragraph-properties fo:text-align="start" style:justify-single-word="false"/>
      <style:text-properties style:font-name="Liberation Mono" fo:font-size="10pt" fo:language="ru" fo:country="RU" officeooo:rsid="0138743d" officeooo:paragraph-rsid="0138743d" style:font-size-asian="10pt" style:font-size-complex="10pt"/>
    </style:style>
    <style:style style:name="P753" style:family="paragraph" style:parent-style-name="Table_20_Contents">
      <style:paragraph-properties fo:text-align="start" style:justify-single-word="false"/>
      <style:text-properties style:font-name="Liberation Mono" fo:font-size="10pt" fo:language="ru" fo:country="RU" officeooo:rsid="0158631c" officeooo:paragraph-rsid="0158631c" style:font-size-asian="10pt" style:font-size-complex="10pt"/>
    </style:style>
    <style:style style:name="P754" style:family="paragraph" style:parent-style-name="Table_20_Contents">
      <style:paragraph-properties fo:text-align="start" style:justify-single-word="false"/>
      <style:text-properties style:font-name="Liberation Mono" fo:font-size="10pt" fo:language="ru" fo:country="RU" officeooo:rsid="015a6ec3" officeooo:paragraph-rsid="015a6ec3" style:font-size-asian="10pt" style:font-size-complex="10pt"/>
    </style:style>
    <style:style style:name="P755" style:family="paragraph" style:parent-style-name="Table_20_Contents">
      <style:paragraph-properties fo:text-align="start" style:justify-single-word="false"/>
      <style:text-properties style:font-name="Liberation Mono" fo:font-size="10pt" fo:language="ru" fo:country="RU" officeooo:rsid="015a7f46" officeooo:paragraph-rsid="015a7f46" style:font-size-asian="10pt" style:font-size-complex="10pt"/>
    </style:style>
    <style:style style:name="P756" style:family="paragraph" style:parent-style-name="Table_20_Contents">
      <style:paragraph-properties fo:text-align="start" style:justify-single-word="false"/>
      <style:text-properties style:font-name="Liberation Mono" fo:font-size="10pt" fo:language="ru" fo:country="RU" officeooo:rsid="01697d9a" officeooo:paragraph-rsid="01697d9a" style:font-size-asian="10pt" style:font-size-complex="10pt"/>
    </style:style>
    <style:style style:name="P757" style:family="paragraph" style:parent-style-name="Table_20_Contents">
      <style:paragraph-properties fo:text-align="start" style:justify-single-word="false"/>
      <style:text-properties style:font-name="Liberation Mono" fo:font-size="10pt" fo:language="ru" fo:country="RU" officeooo:rsid="016b62c7" officeooo:paragraph-rsid="016b62c7" style:font-size-asian="10pt" style:font-size-complex="10pt"/>
    </style:style>
    <style:style style:name="P758" style:family="paragraph" style:parent-style-name="Table_20_Contents">
      <style:paragraph-properties fo:text-align="start" style:justify-single-word="false"/>
      <style:text-properties style:font-name="Liberation Mono" fo:font-size="10pt" fo:language="ru" fo:country="RU" officeooo:rsid="016d0a01" officeooo:paragraph-rsid="016d0a01" style:font-size-asian="10pt" style:font-size-complex="10pt"/>
    </style:style>
    <style:style style:name="P759" style:family="paragraph" style:parent-style-name="Table_20_Contents">
      <style:paragraph-properties fo:text-align="start" style:justify-single-word="false"/>
      <style:text-properties style:font-name="Liberation Mono" fo:font-size="10pt" fo:language="ru" fo:country="RU" officeooo:rsid="017055eb" officeooo:paragraph-rsid="017055eb" style:font-size-asian="10pt" style:font-size-complex="10pt"/>
    </style:style>
    <style:style style:name="P760" style:family="paragraph" style:parent-style-name="Table_20_Contents">
      <style:paragraph-properties fo:text-align="start" style:justify-single-word="false"/>
      <style:text-properties style:font-name="Liberation Mono" fo:font-size="10pt" fo:language="ru" fo:country="RU" officeooo:rsid="01871ea1" officeooo:paragraph-rsid="01871ea1" style:font-size-asian="10pt" style:font-size-complex="10pt"/>
    </style:style>
    <style:style style:name="P761" style:family="paragraph" style:parent-style-name="Table_20_Contents">
      <style:paragraph-properties fo:text-align="start" style:justify-single-word="false"/>
      <style:text-properties style:font-name="Liberation Mono" fo:font-size="10pt" fo:language="ru" fo:country="RU" officeooo:rsid="018928cd" officeooo:paragraph-rsid="018928cd" style:font-size-asian="10pt" style:font-size-complex="10pt"/>
    </style:style>
    <style:style style:name="P762" style:family="paragraph" style:parent-style-name="Table_20_Contents">
      <style:paragraph-properties fo:text-align="start" style:justify-single-word="false"/>
      <style:text-properties style:font-name="Liberation Mono" fo:font-size="10pt" fo:language="ru" fo:country="RU" officeooo:rsid="02c2a20a" officeooo:paragraph-rsid="02c2a20a" style:font-size-asian="10pt" style:font-size-complex="10pt"/>
    </style:style>
    <style:style style:name="P763" style:family="paragraph" style:parent-style-name="Table_20_Contents">
      <style:paragraph-properties fo:text-align="start" style:justify-single-word="false"/>
      <style:text-properties style:font-name="Liberation Mono" fo:font-size="10pt" fo:language="ru" fo:country="RU" officeooo:rsid="0474ee7e" officeooo:paragraph-rsid="0474ee7e" style:font-size-asian="10pt" style:font-size-complex="10pt"/>
    </style:style>
    <style:style style:name="P764" style:family="paragraph" style:parent-style-name="Table_20_Contents">
      <style:paragraph-properties fo:text-align="start" style:justify-single-word="false"/>
      <style:text-properties style:font-name="Liberation Mono" fo:font-size="10pt" officeooo:rsid="00d94c41" officeooo:paragraph-rsid="00d94c41" style:font-size-asian="8.75pt" style:font-size-complex="10pt"/>
    </style:style>
    <style:style style:name="P765" style:family="paragraph" style:parent-style-name="Table_20_Contents">
      <style:paragraph-properties fo:text-align="start" style:justify-single-word="false"/>
      <style:text-properties style:font-name="Liberation Mono" fo:font-size="10pt" officeooo:rsid="00da827c" officeooo:paragraph-rsid="00da827c" style:font-size-asian="8.75pt" style:font-size-complex="10pt"/>
    </style:style>
    <style:style style:name="P766" style:family="paragraph" style:parent-style-name="Table_20_Contents">
      <style:paragraph-properties fo:text-align="start" style:justify-single-word="false"/>
      <style:text-properties style:font-name="Liberation Mono" fo:font-size="10pt" officeooo:rsid="00e75a92" officeooo:paragraph-rsid="00e75a92" style:font-size-asian="8.75pt" style:font-size-complex="10pt"/>
    </style:style>
    <style:style style:name="P767" style:family="paragraph" style:parent-style-name="Table_20_Contents">
      <style:paragraph-properties fo:text-align="start" style:justify-single-word="false"/>
      <style:text-properties style:font-name="Liberation Mono" fo:font-size="10pt" officeooo:rsid="0153a658" officeooo:paragraph-rsid="0153a658" style:font-size-asian="8.75pt" style:font-size-complex="10pt"/>
    </style:style>
    <style:style style:name="P768" style:family="paragraph" style:parent-style-name="Table_20_Contents">
      <style:paragraph-properties fo:text-align="start" style:justify-single-word="false"/>
      <style:text-properties style:font-name="Liberation Mono" fo:font-size="10pt" style:font-size-asian="10pt" style:font-size-complex="10pt"/>
    </style:style>
    <style:style style:name="P769" style:family="paragraph" style:parent-style-name="Table_20_Contents">
      <style:paragraph-properties fo:text-align="start" style:justify-single-word="false"/>
      <style:text-properties style:font-name="Liberation Mono" fo:font-size="10pt" officeooo:rsid="00ec2e14" officeooo:paragraph-rsid="00ec2e14" style:font-size-asian="10pt" style:font-size-complex="10pt"/>
    </style:style>
    <style:style style:name="P770" style:family="paragraph" style:parent-style-name="Table_20_Contents">
      <style:paragraph-properties fo:text-align="start" style:justify-single-word="false"/>
      <style:text-properties style:font-name="Liberation Mono" fo:font-size="10pt" officeooo:rsid="00ec2e14" officeooo:paragraph-rsid="00eef510" style:font-size-asian="10pt" style:font-size-complex="10pt"/>
    </style:style>
    <style:style style:name="P771" style:family="paragraph" style:parent-style-name="Table_20_Contents">
      <style:paragraph-properties fo:text-align="start" style:justify-single-word="false"/>
      <style:text-properties style:font-name="Liberation Mono" fo:font-size="10pt" officeooo:rsid="00eef510" officeooo:paragraph-rsid="00eef510" style:font-size-asian="10pt" style:font-size-complex="10pt"/>
    </style:style>
    <style:style style:name="P772" style:family="paragraph" style:parent-style-name="Table_20_Contents">
      <style:paragraph-properties fo:text-align="start" style:justify-single-word="false"/>
      <style:text-properties style:font-name="Liberation Mono" fo:font-size="10pt" officeooo:rsid="00effd31" officeooo:paragraph-rsid="00effd31" style:font-size-asian="10pt" style:font-size-complex="10pt"/>
    </style:style>
    <style:style style:name="P773" style:family="paragraph" style:parent-style-name="Table_20_Contents">
      <style:paragraph-properties fo:text-align="start" style:justify-single-word="false"/>
      <style:text-properties style:font-name="Liberation Mono" fo:font-size="10pt" officeooo:rsid="00f37110" officeooo:paragraph-rsid="00f37110" style:font-size-asian="10pt" style:font-size-complex="10pt"/>
    </style:style>
    <style:style style:name="P774" style:family="paragraph" style:parent-style-name="Table_20_Contents">
      <style:paragraph-properties fo:text-align="start" style:justify-single-word="false"/>
      <style:text-properties style:font-name="Liberation Mono" fo:font-size="10pt" officeooo:rsid="00f8b95b" officeooo:paragraph-rsid="00f93e34" style:font-size-asian="10pt" style:font-size-complex="10pt"/>
    </style:style>
    <style:style style:name="P775" style:family="paragraph" style:parent-style-name="Table_20_Contents">
      <style:paragraph-properties fo:text-align="start" style:justify-single-word="false"/>
      <style:text-properties style:font-name="Liberation Mono" fo:font-size="10pt" officeooo:rsid="00fa0605" officeooo:paragraph-rsid="00fa0605" style:font-size-asian="10pt" style:font-size-complex="10pt"/>
    </style:style>
    <style:style style:name="P776" style:family="paragraph" style:parent-style-name="Table_20_Contents">
      <style:paragraph-properties fo:text-align="start" style:justify-single-word="false"/>
      <style:text-properties style:font-name="Liberation Mono" fo:font-size="10pt" officeooo:rsid="00fb7f35" officeooo:paragraph-rsid="00fb7f35" style:font-size-asian="10pt" style:font-size-complex="10pt"/>
    </style:style>
    <style:style style:name="P777" style:family="paragraph" style:parent-style-name="Table_20_Contents">
      <style:paragraph-properties fo:text-align="start" style:justify-single-word="false"/>
      <style:text-properties style:font-name="Liberation Mono" fo:font-size="10pt" officeooo:rsid="01377a19" officeooo:paragraph-rsid="01377a19" style:font-size-asian="10pt" style:font-size-complex="10pt"/>
    </style:style>
    <style:style style:name="P778" style:family="paragraph" style:parent-style-name="Table_20_Contents">
      <style:paragraph-properties fo:text-align="start" style:justify-single-word="false"/>
      <style:text-properties style:font-name="Liberation Mono" fo:font-size="10pt" officeooo:rsid="0158584d" officeooo:paragraph-rsid="0158584d" style:font-size-asian="10pt" style:font-size-complex="10pt"/>
    </style:style>
    <style:style style:name="P779" style:family="paragraph" style:parent-style-name="Table_20_Contents">
      <style:paragraph-properties fo:text-align="start" style:justify-single-word="false"/>
      <style:text-properties style:font-name="Liberation Mono" fo:font-size="10pt" officeooo:rsid="01627ef7" officeooo:paragraph-rsid="01627ef7" style:font-size-asian="10pt" style:font-size-complex="10pt"/>
    </style:style>
    <style:style style:name="P780" style:family="paragraph" style:parent-style-name="Table_20_Contents">
      <style:paragraph-properties fo:text-align="start" style:justify-single-word="false"/>
      <style:text-properties style:font-name="Liberation Mono" fo:font-size="10pt" officeooo:rsid="0167ed4e" officeooo:paragraph-rsid="0167ed4e" style:font-size-asian="10pt" style:font-size-complex="10pt"/>
    </style:style>
    <style:style style:name="P781" style:family="paragraph" style:parent-style-name="Table_20_Contents">
      <style:text-properties fo:color="#00a933" style:font-name="Liberation Mono" fo:font-size="10pt" fo:language="ru" fo:country="RU" officeooo:rsid="00ba6419" officeooo:paragraph-rsid="00ba6419" style:font-size-asian="8.75pt" style:font-size-complex="10pt"/>
    </style:style>
    <style:style style:name="P782" style:family="paragraph" style:parent-style-name="Table_20_Contents">
      <style:paragraph-properties fo:text-align="start" style:justify-single-word="false"/>
      <style:text-properties fo:color="#00a933" style:font-name="Liberation Mono" fo:font-size="10pt" fo:language="ru" fo:country="RU" officeooo:rsid="00de3133" officeooo:paragraph-rsid="00de3133" style:font-size-asian="10pt" style:font-size-complex="10pt"/>
    </style:style>
    <style:style style:name="P783" style:family="paragraph" style:parent-style-name="Table_20_Contents">
      <style:paragraph-properties fo:text-align="start" style:justify-single-word="false"/>
      <style:text-properties style:use-window-font-color="true" style:font-name="Liberation Mono" fo:font-size="10pt" officeooo:rsid="00e0a1f0" officeooo:paragraph-rsid="00e0a1f0" style:font-size-asian="10pt" style:font-size-complex="10pt"/>
    </style:style>
    <style:style style:name="P784" style:family="paragraph" style:parent-style-name="Table_20_Contents">
      <style:paragraph-properties fo:text-align="start" style:justify-single-word="false"/>
      <style:text-properties style:use-window-font-color="true" style:font-name="Liberation Mono" fo:font-size="10pt" officeooo:rsid="00e1e485" officeooo:paragraph-rsid="00e1e485" style:font-size-asian="10pt" style:font-size-complex="10pt"/>
    </style:style>
    <style:style style:name="P785" style:family="paragraph" style:parent-style-name="Table_20_Contents">
      <style:paragraph-properties fo:text-align="start" style:justify-single-word="false"/>
      <style:text-properties style:use-window-font-color="true" style:font-name="Liberation Mono" fo:font-size="10pt" officeooo:rsid="01090331" officeooo:paragraph-rsid="01090331" style:font-size-asian="10pt" style:font-size-complex="10pt"/>
    </style:style>
    <style:style style:name="P786" style:family="paragraph" style:parent-style-name="Table_20_Contents">
      <style:paragraph-properties fo:text-align="start" style:justify-single-word="false"/>
      <style:text-properties style:use-window-font-color="true" style:font-name="Liberation Mono" fo:font-size="10pt" fo:language="ru" fo:country="RU" officeooo:rsid="00e41721" officeooo:paragraph-rsid="00e41721" style:font-size-asian="10pt" style:font-size-complex="10pt"/>
    </style:style>
    <style:style style:name="P787" style:family="paragraph" style:parent-style-name="Table_20_Contents">
      <style:paragraph-properties fo:text-align="start" style:justify-single-word="false"/>
      <style:text-properties style:use-window-font-color="true" style:font-name="Liberation Mono" fo:font-size="10pt" fo:language="ru" fo:country="RU" officeooo:rsid="010afea6" officeooo:paragraph-rsid="010afea6" style:font-size-asian="10pt" style:font-size-complex="10pt"/>
    </style:style>
    <style:style style:name="P788" style:family="paragraph" style:parent-style-name="Table_20_Contents">
      <style:paragraph-properties fo:text-align="start" style:justify-single-word="false"/>
      <style:text-properties style:use-window-font-color="true" style:font-name="Liberation Mono" fo:font-size="10pt" fo:language="en" fo:country="US" officeooo:rsid="00de3133" officeooo:paragraph-rsid="00de3133" style:font-size-asian="10pt" style:font-size-complex="10pt"/>
    </style:style>
    <style:style style:name="P789" style:family="paragraph" style:parent-style-name="Table_20_Contents">
      <style:paragraph-properties fo:text-align="start" style:justify-single-word="false"/>
      <style:text-properties style:use-window-font-color="true" style:font-name="Liberation Mono" fo:font-size="10pt" fo:language="en" fo:country="US" officeooo:rsid="00e0a1f0" officeooo:paragraph-rsid="00e0a1f0" style:font-size-asian="10pt" style:font-size-complex="10pt"/>
    </style:style>
    <style:style style:name="P790" style:family="paragraph" style:parent-style-name="Table_20_Contents">
      <style:paragraph-properties fo:text-align="start" style:justify-single-word="false"/>
      <style:text-properties style:use-window-font-color="true" style:font-name="Liberation Mono" fo:font-size="10pt" fo:language="en" fo:country="US" officeooo:rsid="010afea6" officeooo:paragraph-rsid="010afea6" style:font-size-asian="10pt" style:font-size-complex="10pt"/>
    </style:style>
    <style:style style:name="P791" style:family="paragraph" style:parent-style-name="Table_20_Contents">
      <style:paragraph-properties fo:text-align="start" style:justify-single-word="false"/>
      <style:text-properties fo:color="#800080" style:font-name="Liberation Mono" fo:font-size="10pt" officeooo:rsid="00f22cc7" officeooo:paragraph-rsid="00effd31" style:font-size-asian="10pt" style:font-size-complex="10pt"/>
    </style:style>
    <style:style style:name="P792" style:family="paragraph" style:parent-style-name="Table_20_Contents">
      <style:paragraph-properties fo:text-align="start" style:justify-single-word="false"/>
      <style:text-properties fo:color="#800080" style:font-name="Consolas" fo:font-size="10pt" officeooo:rsid="03f537db" officeooo:paragraph-rsid="03f537db" style:font-size-asian="8.75pt" style:font-size-complex="10pt"/>
    </style:style>
    <style:style style:name="P793" style:family="paragraph" style:parent-style-name="Table_20_Contents">
      <style:paragraph-properties fo:text-align="start" style:justify-single-word="false"/>
      <style:text-properties fo:color="#800080" style:font-name="Consolas" fo:font-size="10pt" officeooo:rsid="03ff0ca0" officeooo:paragraph-rsid="03ff0ca0" style:font-size-asian="8.75pt" style:font-size-complex="10pt"/>
    </style:style>
    <style:style style:name="P794" style:family="paragraph" style:parent-style-name="Table_20_Contents">
      <style:paragraph-properties fo:text-align="start" style:justify-single-word="false"/>
      <style:text-properties fo:color="#800080" style:font-name="Consolas" fo:font-size="10pt" officeooo:rsid="03ff1bef" officeooo:paragraph-rsid="03ff1bef" style:font-size-asian="8.75pt" style:font-size-complex="10pt"/>
    </style:style>
    <style:style style:name="P795" style:family="paragraph" style:parent-style-name="Table_20_Contents">
      <style:paragraph-properties fo:text-align="start" style:justify-single-word="false"/>
      <style:text-properties fo:color="#800080" style:font-name="Consolas" fo:font-size="10pt" officeooo:rsid="0400e6a9" officeooo:paragraph-rsid="0400e6a9" style:font-size-asian="8.75pt" style:font-size-complex="10pt"/>
    </style:style>
    <style:style style:name="P796" style:family="paragraph" style:parent-style-name="Table_20_Contents">
      <style:paragraph-properties fo:text-align="start" style:justify-single-word="false"/>
      <style:text-properties fo:color="#800080" style:font-name="Consolas" fo:font-size="10pt" fo:language="en" fo:country="US" officeooo:rsid="0405d07c" officeooo:paragraph-rsid="03ff1bef" style:font-size-asian="8.75pt" style:font-size-complex="10pt"/>
    </style:style>
    <style:style style:name="P797" style:family="paragraph" style:parent-style-name="Table_20_Contents">
      <style:paragraph-properties fo:text-align="start" style:justify-single-word="false"/>
      <style:text-properties fo:color="#800080" style:font-name="Consolas" fo:font-size="10pt" fo:language="en" fo:country="US" officeooo:rsid="042c45bc" officeooo:paragraph-rsid="042c45bc" style:font-size-asian="8.75pt" style:font-size-complex="10pt"/>
    </style:style>
    <style:style style:name="P798" style:family="paragraph" style:parent-style-name="Table_20_Contents">
      <style:paragraph-properties fo:text-align="start" style:justify-single-word="false"/>
      <style:text-properties fo:color="#800080" style:font-name="Consolas" fo:font-size="10pt" fo:language="en" fo:country="US" officeooo:rsid="042e8637" officeooo:paragraph-rsid="042e8637" style:font-size-asian="8.75pt" style:font-size-complex="10pt"/>
    </style:style>
    <style:style style:name="P799" style:family="paragraph" style:parent-style-name="Table_20_Contents">
      <style:paragraph-properties fo:text-align="start" style:justify-single-word="false"/>
      <style:text-properties fo:color="#800080" style:font-name="Consolas" fo:font-size="10pt" fo:language="en" fo:country="US" officeooo:rsid="040bc761" officeooo:paragraph-rsid="040bc761" style:font-size-asian="8.75pt" style:font-size-complex="10pt"/>
    </style:style>
    <style:style style:name="P800" style:family="paragraph" style:parent-style-name="Table_20_Contents">
      <style:paragraph-properties fo:text-align="start" style:justify-single-word="false"/>
      <style:text-properties fo:color="#800080" style:font-name="Consolas" fo:font-size="10pt" fo:language="en" fo:country="US" style:text-underline-style="solid" style:text-underline-width="auto" style:text-underline-color="font-color" officeooo:rsid="042c45bc" officeooo:paragraph-rsid="042c45bc" style:font-size-asian="8.75pt" style:font-size-complex="10pt"/>
    </style:style>
    <style:style style:name="P801" style:family="paragraph" style:parent-style-name="Table_20_Contents">
      <style:paragraph-properties fo:text-align="start" style:justify-single-word="false"/>
      <style:text-properties fo:color="#800080" style:font-name="Consolas" fo:font-size="10pt" fo:language="ru" fo:country="RU" officeooo:rsid="042c45bc" officeooo:paragraph-rsid="042c45bc" style:font-size-asian="8.75pt" style:font-size-complex="10pt"/>
    </style:style>
    <style:style style:name="P802" style:family="paragraph" style:parent-style-name="Table_20_Contents">
      <style:paragraph-properties fo:text-align="start" style:justify-single-word="false"/>
      <style:text-properties fo:color="#800080" style:font-name="Consolas" fo:font-size="10pt" fo:language="ru" fo:country="RU" style:text-underline-style="solid" style:text-underline-width="auto" style:text-underline-color="font-color" officeooo:rsid="042c45bc" officeooo:paragraph-rsid="042c45bc" style:font-size-asian="8.75pt" style:font-size-complex="10pt"/>
    </style:style>
    <style:style style:name="P803" style:family="paragraph" style:parent-style-name="Table_20_Contents">
      <style:paragraph-properties fo:text-align="start" style:justify-single-word="false"/>
      <style:text-properties fo:color="#800080" style:font-name="Consolas" fo:font-size="10pt" fo:language="ru" fo:country="RU" style:text-underline-style="none" officeooo:rsid="042fc14b" officeooo:paragraph-rsid="042fc14b" style:font-size-asian="8.75pt" style:font-size-complex="10pt"/>
    </style:style>
    <style:style style:name="P804" style:family="paragraph" style:parent-style-name="Table_20_Contents">
      <style:paragraph-properties fo:text-align="start" style:justify-single-word="false"/>
      <style:text-properties style:font-name="Consolas" fo:font-size="10pt" officeooo:rsid="01627ef7" officeooo:paragraph-rsid="01627ef7" style:font-size-asian="10pt" style:font-size-complex="10pt"/>
    </style:style>
    <style:style style:name="P805" style:family="paragraph" style:parent-style-name="Table_20_Contents">
      <style:paragraph-properties fo:text-align="start" style:justify-single-word="false"/>
      <style:text-properties style:font-name="Consolas" fo:font-size="10pt" officeooo:rsid="018098c7" officeooo:paragraph-rsid="018098c7" style:font-size-asian="10pt" style:font-size-complex="10pt"/>
    </style:style>
    <style:style style:name="P806" style:family="paragraph" style:parent-style-name="Table_20_Contents">
      <style:paragraph-properties fo:text-align="start" style:justify-single-word="false"/>
      <style:text-properties style:font-name="Consolas" fo:font-size="10pt" officeooo:rsid="0184cf5f" officeooo:paragraph-rsid="0184cf5f" style:font-size-asian="10pt" style:font-size-complex="10pt"/>
    </style:style>
    <style:style style:name="P807" style:family="paragraph" style:parent-style-name="Table_20_Contents">
      <style:paragraph-properties fo:text-align="start" style:justify-single-word="false"/>
      <style:text-properties style:font-name="Consolas" fo:font-size="10pt" officeooo:rsid="018d5e88" officeooo:paragraph-rsid="018d5e88" style:font-size-asian="10pt" style:font-size-complex="10pt"/>
    </style:style>
    <style:style style:name="P808" style:family="paragraph" style:parent-style-name="Table_20_Contents">
      <style:paragraph-properties fo:text-align="center" style:justify-single-word="false"/>
      <style:text-properties style:font-name="Consolas" fo:font-size="10pt" fo:language="ru" fo:country="RU" officeooo:rsid="02e7068f" officeooo:paragraph-rsid="02e7068f" fo:background-color="transparent" style:font-size-asian="10pt" style:font-size-complex="10pt"/>
    </style:style>
    <style:style style:name="P809" style:family="paragraph" style:parent-style-name="Table_20_Contents">
      <style:paragraph-properties fo:text-align="center" style:justify-single-word="false"/>
      <style:text-properties fo:color="#d62e4e" style:font-name="Liberation Mono" fo:font-size="10pt" fo:language="en" fo:country="US" officeooo:rsid="019e1644" officeooo:paragraph-rsid="019e1644" style:font-size-asian="10pt" style:font-size-complex="10pt"/>
    </style:style>
    <style:style style:name="P810" style:family="paragraph" style:parent-style-name="Table_20_Contents">
      <style:paragraph-properties fo:text-align="center" style:justify-single-word="false"/>
      <style:text-properties fo:color="#d62e4e" style:font-name="Liberation Mono" fo:font-size="10pt" fo:language="en" fo:country="US" officeooo:rsid="019e1644" officeooo:paragraph-rsid="01a1cfc9" style:font-size-asian="10pt" style:font-size-complex="10pt"/>
    </style:style>
    <style:style style:name="P811" style:family="paragraph" style:parent-style-name="Table_20_Contents">
      <style:paragraph-properties fo:text-align="center" style:justify-single-word="false"/>
      <style:text-properties fo:color="#d62e4e" style:font-name="Liberation Mono" fo:font-size="10pt" fo:language="en" fo:country="US" officeooo:rsid="026120c4" officeooo:paragraph-rsid="028e13d7" style:font-size-asian="10pt" style:font-size-complex="10pt"/>
    </style:style>
    <style:style style:name="P812" style:family="paragraph" style:parent-style-name="Table_20_Contents">
      <style:paragraph-properties fo:text-align="center" style:justify-single-word="false"/>
      <style:text-properties fo:color="#d62e4e" style:font-name="Liberation Mono" fo:font-size="10pt" fo:language="en" fo:country="US" officeooo:rsid="026120c4" officeooo:paragraph-rsid="028fb416" style:font-size-asian="10pt" style:font-size-complex="10pt"/>
    </style:style>
    <style:style style:name="P813" style:family="paragraph" style:parent-style-name="Table_20_Contents">
      <style:paragraph-properties fo:text-align="center" style:justify-single-word="false"/>
      <style:text-properties fo:color="#d62e4e" style:font-name="Liberation Mono" fo:font-size="10pt" fo:language="ru" fo:country="RU" officeooo:rsid="019e1644" officeooo:paragraph-rsid="019e1644" style:font-size-asian="10pt" style:font-size-complex="10pt"/>
    </style:style>
    <style:style style:name="P814" style:family="paragraph" style:parent-style-name="Table_20_Contents">
      <style:paragraph-properties fo:text-align="center" style:justify-single-word="false"/>
      <style:text-properties fo:color="#d62e4e" style:font-name="Liberation Mono" fo:font-size="10pt" fo:language="ru" fo:country="RU" officeooo:rsid="019e1644" officeooo:paragraph-rsid="01a1cfc9" style:font-size-asian="10pt" style:font-size-complex="10pt"/>
    </style:style>
    <style:style style:name="P815" style:family="paragraph" style:parent-style-name="Table_20_Contents">
      <style:paragraph-properties fo:text-align="center" style:justify-single-word="false"/>
      <style:text-properties fo:color="#d62e4e" style:font-name="Liberation Mono" fo:font-size="10pt" officeooo:rsid="02597292" officeooo:paragraph-rsid="028e13d7" style:font-size-asian="10pt" style:font-size-complex="10pt"/>
    </style:style>
    <style:style style:name="P816" style:family="paragraph" style:parent-style-name="Table_20_Contents">
      <style:paragraph-properties fo:text-align="start" style:justify-single-word="false"/>
      <style:text-properties fo:color="#b85c00" style:font-name="Liberation Mono" fo:font-size="10pt" fo:language="ru" fo:country="RU" officeooo:rsid="01a477ae" officeooo:paragraph-rsid="01a477ae" style:font-size-asian="10pt" style:font-size-complex="10pt"/>
    </style:style>
    <style:style style:name="P817" style:family="paragraph" style:parent-style-name="Table_20_Contents">
      <style:paragraph-properties fo:text-align="start" style:justify-single-word="false"/>
      <style:text-properties fo:color="#b85c00" style:font-name="Liberation Mono" fo:font-size="10pt" fo:language="ru" fo:country="RU" officeooo:rsid="01a4a773" officeooo:paragraph-rsid="01a4a773" style:font-size-asian="10pt" style:font-size-complex="10pt"/>
    </style:style>
    <style:style style:name="P818" style:family="paragraph" style:parent-style-name="Table_20_Contents">
      <style:paragraph-properties fo:text-align="start" style:justify-single-word="false"/>
      <style:text-properties fo:color="#b85c00" style:font-name="Liberation Mono" fo:font-size="10pt" fo:language="ru" fo:country="RU" officeooo:rsid="01a5c83f" officeooo:paragraph-rsid="01a69f35" style:font-size-asian="10pt" style:font-size-complex="10pt"/>
    </style:style>
    <style:style style:name="P819" style:family="paragraph" style:parent-style-name="Table_20_Contents">
      <style:paragraph-properties fo:text-align="start" style:justify-single-word="false"/>
      <style:text-properties fo:color="#b85c00" style:font-name="Liberation Mono" fo:font-size="10pt" fo:language="ru" fo:country="RU" officeooo:rsid="01af3d38" officeooo:paragraph-rsid="01af3d38" style:font-size-asian="10pt" style:font-size-complex="10pt"/>
    </style:style>
    <style:style style:name="P820" style:family="paragraph" style:parent-style-name="Table_20_Contents">
      <style:paragraph-properties fo:text-align="start" style:justify-single-word="false"/>
      <style:text-properties fo:color="#b85c00" style:font-name="Liberation Mono" fo:font-size="10pt" fo:language="ru" fo:country="RU" officeooo:rsid="01c69417" officeooo:paragraph-rsid="01c69417" style:font-size-asian="10pt" style:font-size-complex="10pt"/>
    </style:style>
    <style:style style:name="P821" style:family="paragraph" style:parent-style-name="Table_20_Contents">
      <style:paragraph-properties fo:text-align="start" style:justify-single-word="false"/>
      <style:text-properties fo:color="#b85c00" style:font-name="Liberation Mono" fo:font-size="10pt" fo:language="ru" fo:country="RU" officeooo:rsid="01ca88aa" officeooo:paragraph-rsid="01ca88aa" style:font-size-asian="10pt" style:font-size-complex="10pt"/>
    </style:style>
    <style:style style:name="P822" style:family="paragraph" style:parent-style-name="Table_20_Contents">
      <style:paragraph-properties fo:text-align="start" style:justify-single-word="false"/>
      <style:text-properties fo:color="#b85c00" style:font-name="Liberation Mono" fo:font-size="10pt" fo:language="ru" fo:country="RU" officeooo:rsid="01cabaf5" officeooo:paragraph-rsid="01cabaf5" style:font-size-asian="10pt" style:font-size-complex="10pt"/>
    </style:style>
    <style:style style:name="P823" style:family="paragraph" style:parent-style-name="Table_20_Contents">
      <style:paragraph-properties fo:text-align="start" style:justify-single-word="false"/>
      <style:text-properties fo:color="#b85c00" style:font-name="Liberation Mono" fo:font-size="10pt" fo:language="ru" fo:country="RU" officeooo:rsid="01cc352e" officeooo:paragraph-rsid="01cc352e" style:font-size-asian="10pt" style:font-size-complex="10pt"/>
    </style:style>
    <style:style style:name="P824" style:family="paragraph" style:parent-style-name="Table_20_Contents">
      <style:paragraph-properties fo:text-align="start" style:justify-single-word="false"/>
      <style:text-properties fo:color="#b85c00" style:font-name="Liberation Mono" fo:font-size="10pt" fo:language="ru" fo:country="RU" officeooo:rsid="01d3428d" officeooo:paragraph-rsid="01d44d2a" style:font-size-asian="10pt" style:font-size-complex="10pt"/>
    </style:style>
    <style:style style:name="P825" style:family="paragraph" style:parent-style-name="Table_20_Contents">
      <style:paragraph-properties fo:text-align="start" style:justify-single-word="false"/>
      <style:text-properties fo:color="#b85c00" style:font-name="Liberation Mono" fo:font-size="10pt" fo:language="ru" fo:country="RU" officeooo:rsid="01ef92c9" officeooo:paragraph-rsid="01ef92c9" style:font-size-asian="10pt" style:font-size-complex="10pt"/>
    </style:style>
    <style:style style:name="P826" style:family="paragraph" style:parent-style-name="Table_20_Contents">
      <style:paragraph-properties fo:text-align="start" style:justify-single-word="false"/>
      <style:text-properties fo:color="#b85c00" style:font-name="Liberation Mono" fo:font-size="10pt" fo:language="ru" fo:country="RU" officeooo:rsid="01efa61a" officeooo:paragraph-rsid="01efa61a" style:font-size-asian="10pt" style:font-size-complex="10pt"/>
    </style:style>
    <style:style style:name="P827" style:family="paragraph" style:parent-style-name="Table_20_Contents">
      <style:paragraph-properties fo:text-align="start" style:justify-single-word="false"/>
      <style:text-properties fo:color="#b85c00" style:font-name="Liberation Mono" fo:font-size="10pt" fo:language="ru" fo:country="RU" officeooo:rsid="01f0743e" officeooo:paragraph-rsid="01f0743e" style:font-size-asian="10pt" style:font-size-complex="10pt"/>
    </style:style>
    <style:style style:name="P828" style:family="paragraph" style:parent-style-name="Table_20_Contents">
      <style:paragraph-properties fo:text-align="start" style:justify-single-word="false"/>
      <style:text-properties fo:color="#b85c00" style:font-name="Liberation Mono" fo:font-size="10pt" fo:language="ru" fo:country="RU" officeooo:rsid="01f90e40" officeooo:paragraph-rsid="01f90e40" style:font-size-asian="10pt" style:font-size-complex="10pt"/>
    </style:style>
    <style:style style:name="P829" style:family="paragraph" style:parent-style-name="Table_20_Contents">
      <style:paragraph-properties fo:text-align="start" style:justify-single-word="false"/>
      <style:text-properties fo:color="#b85c00" style:font-name="Liberation Mono" fo:font-size="10pt" fo:language="ru" fo:country="RU" officeooo:rsid="01f92f04" officeooo:paragraph-rsid="01f92f04" style:font-size-asian="10pt" style:font-size-complex="10pt"/>
    </style:style>
    <style:style style:name="P830" style:family="paragraph" style:parent-style-name="Table_20_Contents">
      <style:paragraph-properties fo:text-align="start" style:justify-single-word="false"/>
      <style:text-properties fo:color="#b85c00" style:font-name="Liberation Mono" fo:font-size="10pt" fo:language="ru" fo:country="RU" officeooo:rsid="01f9dabd" officeooo:paragraph-rsid="01f9dabd" style:font-size-asian="10pt" style:font-size-complex="10pt"/>
    </style:style>
    <style:style style:name="P831" style:family="paragraph" style:parent-style-name="Table_20_Contents">
      <style:paragraph-properties fo:text-align="start" style:justify-single-word="false"/>
      <style:text-properties fo:color="#b85c00" style:font-name="Liberation Mono" fo:font-size="10pt" fo:language="ru" fo:country="RU" officeooo:rsid="01fbd206" officeooo:paragraph-rsid="01fbd206" style:font-size-asian="10pt" style:font-size-complex="10pt"/>
    </style:style>
    <style:style style:name="P832" style:family="paragraph" style:parent-style-name="Table_20_Contents">
      <style:paragraph-properties fo:text-align="start" style:justify-single-word="false"/>
      <style:text-properties fo:color="#b85c00" style:font-name="Liberation Mono" fo:font-size="10pt" fo:language="ru" fo:country="RU" style:text-underline-style="none" officeooo:rsid="01e7c802" officeooo:paragraph-rsid="01e7c802" style:font-size-asian="10pt" style:font-size-complex="10pt"/>
    </style:style>
    <style:style style:name="P833" style:family="paragraph" style:parent-style-name="Table_20_Contents">
      <style:paragraph-properties fo:text-align="start" style:justify-single-word="false"/>
      <style:text-properties fo:color="#b85c00" style:font-name="Liberation Mono" fo:font-size="10pt" fo:language="ru" fo:country="RU" style:text-underline-style="none" officeooo:rsid="01e80f43" officeooo:paragraph-rsid="01e80f43" style:font-size-asian="10pt" style:font-size-complex="10pt"/>
    </style:style>
    <style:style style:name="P834" style:family="paragraph" style:parent-style-name="Table_20_Contents">
      <style:paragraph-properties fo:text-align="start" style:justify-single-word="false"/>
      <style:text-properties fo:color="#b85c00" style:font-name="Liberation Mono" fo:font-size="10pt" fo:language="ru" fo:country="RU" style:text-underline-style="none" officeooo:rsid="01e817a0" officeooo:paragraph-rsid="01e817a0" style:font-size-asian="10pt" style:font-size-complex="10pt"/>
    </style:style>
    <style:style style:name="P835" style:family="paragraph" style:parent-style-name="Table_20_Contents">
      <style:paragraph-properties fo:text-align="start" style:justify-single-word="false"/>
      <style:text-properties fo:color="#b85c00" style:font-name="Liberation Mono" fo:font-size="10pt" fo:language="ru" fo:country="RU" style:text-underline-style="none" officeooo:rsid="01e86b65" officeooo:paragraph-rsid="01e86b65" style:font-size-asian="10pt" style:font-size-complex="10pt"/>
    </style:style>
    <style:style style:name="P836" style:family="paragraph" style:parent-style-name="Table_20_Contents">
      <style:paragraph-properties fo:text-align="start" style:justify-single-word="false"/>
      <style:text-properties fo:color="#b85c00" style:font-name="Liberation Mono" fo:font-size="10pt" fo:language="ru" fo:country="RU" style:text-underline-style="none" officeooo:rsid="024e8222" officeooo:paragraph-rsid="024e8222" style:font-size-asian="10pt" style:font-size-complex="10pt"/>
    </style:style>
    <style:style style:name="P837" style:family="paragraph" style:parent-style-name="Table_20_Contents">
      <style:paragraph-properties fo:text-align="start" style:justify-single-word="false"/>
      <style:text-properties fo:color="#b85c00" style:font-name="Liberation Mono" fo:font-size="10pt" fo:language="ru" fo:country="RU" style:text-underline-style="none" officeooo:rsid="04729863" officeooo:paragraph-rsid="04729863" style:font-size-asian="10pt" style:font-size-complex="10pt"/>
    </style:style>
    <style:style style:name="P838" style:family="paragraph" style:parent-style-name="Table_20_Contents">
      <style:paragraph-properties fo:text-align="start" style:justify-single-word="false"/>
      <style:text-properties fo:color="#b85c00" style:font-name="Liberation Mono" fo:font-size="10pt" fo:language="ru" fo:country="RU" style:text-underline-style="none" officeooo:rsid="0474ee7e" officeooo:paragraph-rsid="0474ee7e" style:font-size-asian="10pt" style:font-size-complex="10pt"/>
    </style:style>
    <style:style style:name="P839" style:family="paragraph" style:parent-style-name="Table_20_Contents">
      <style:paragraph-properties fo:text-align="start" style:justify-single-word="false"/>
      <style:text-properties fo:color="#b85c00" style:font-name="Liberation Mono" fo:font-size="10pt" officeooo:rsid="01a4a773" officeooo:paragraph-rsid="01a4a773" style:font-size-asian="10pt" style:font-size-complex="10pt"/>
    </style:style>
    <style:style style:name="P840" style:family="paragraph" style:parent-style-name="Table_20_Contents">
      <style:paragraph-properties fo:text-align="start" style:justify-single-word="false"/>
      <style:text-properties fo:color="#b85c00" style:font-name="Liberation Mono" fo:font-size="10pt" officeooo:rsid="01a5c83f" officeooo:paragraph-rsid="01a5c83f" style:font-size-asian="10pt" style:font-size-complex="10pt"/>
    </style:style>
    <style:style style:name="P841" style:family="paragraph" style:parent-style-name="Table_20_Contents">
      <style:paragraph-properties fo:text-align="start" style:justify-single-word="false"/>
      <style:text-properties fo:color="#b85c00" style:font-name="Liberation Mono" fo:font-size="10pt" officeooo:rsid="01fbd206" officeooo:paragraph-rsid="01fbd206" style:font-size-asian="10pt" style:font-size-complex="10pt"/>
    </style:style>
    <style:style style:name="P842" style:family="paragraph" style:parent-style-name="Table_20_Contents">
      <style:paragraph-properties fo:text-align="start" style:justify-single-word="false"/>
      <style:text-properties fo:color="#b85c00" style:font-name="Liberation Mono" fo:font-size="10pt" fo:language="en" fo:country="US" officeooo:rsid="01a477ae" officeooo:paragraph-rsid="01a477ae" style:font-size-asian="10pt" style:font-size-complex="10pt"/>
    </style:style>
    <style:style style:name="P843" style:family="paragraph" style:parent-style-name="Table_20_Contents">
      <style:paragraph-properties fo:text-align="start" style:justify-single-word="false"/>
      <style:text-properties fo:color="#b85c00" style:font-name="Liberation Mono" fo:font-size="10pt" fo:language="en" fo:country="US" officeooo:rsid="01ad8c1b" officeooo:paragraph-rsid="01ad8c1b" style:font-size-asian="10pt" style:font-size-complex="10pt"/>
    </style:style>
    <style:style style:name="P844"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1e7c802" officeooo:paragraph-rsid="01e7c802" style:font-size-asian="10pt" style:font-size-complex="10pt"/>
    </style:style>
    <style:style style:name="P845"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1e80f43" officeooo:paragraph-rsid="01e80f43" style:font-size-asian="10pt" style:font-size-complex="10pt"/>
    </style:style>
    <style:style style:name="P846"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1e817a0" officeooo:paragraph-rsid="01e817a0" style:font-size-asian="10pt" style:font-size-complex="10pt"/>
    </style:style>
    <style:style style:name="P847"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1e86b65" officeooo:paragraph-rsid="01e86b65" style:font-size-asian="10pt" style:font-size-complex="10pt"/>
    </style:style>
    <style:style style:name="P848"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24e8222" officeooo:paragraph-rsid="024e8222" style:font-size-asian="10pt" style:font-size-complex="10pt"/>
    </style:style>
    <style:style style:name="P849"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4729863" officeooo:paragraph-rsid="04729863" style:font-size-asian="10pt" style:font-size-complex="10pt"/>
    </style:style>
    <style:style style:name="P850" style:family="paragraph" style:parent-style-name="Table_20_Contents">
      <style:paragraph-properties fo:text-align="center" style:justify-single-word="false"/>
      <style:text-properties fo:color="#b85c00" style:font-name="Liberation Mono" fo:font-size="10pt" fo:language="en" fo:country="US" style:text-underline-style="solid" style:text-underline-width="auto" style:text-underline-color="font-color" officeooo:rsid="0474ee7e" officeooo:paragraph-rsid="0474ee7e" style:font-size-asian="10pt" style:font-size-complex="10pt"/>
    </style:style>
    <style:style style:name="P851" style:family="paragraph" style:parent-style-name="Table_20_Contents">
      <style:paragraph-properties fo:text-align="start" style:justify-single-word="false"/>
      <style:text-properties fo:color="#b85c00" style:font-name="Liberation Mono" fo:font-size="10pt" fo:language="en" fo:country="US" style:text-underline-style="none" officeooo:rsid="01e7c802" officeooo:paragraph-rsid="01e7c802" style:font-size-asian="10pt" style:font-size-complex="10pt"/>
    </style:style>
    <style:style style:name="P852" style:family="paragraph" style:parent-style-name="Table_20_Contents">
      <style:paragraph-properties fo:text-align="start" style:justify-single-word="false"/>
      <style:text-properties fo:color="#b85c00" style:font-name="Liberation Mono" fo:font-size="10pt" fo:language="en" fo:country="US" style:text-underline-style="none" officeooo:rsid="01e817a0" officeooo:paragraph-rsid="01e817a0" style:font-size-asian="10pt" style:font-size-complex="10pt"/>
    </style:style>
    <style:style style:name="P853" style:family="paragraph" style:parent-style-name="Table_20_Contents">
      <style:paragraph-properties fo:text-align="start" style:justify-single-word="false"/>
      <style:text-properties fo:color="#b85c00" style:font-name="Consolas" fo:font-size="10pt" officeooo:rsid="01c3cb74" officeooo:paragraph-rsid="01c3cb74" style:font-size-asian="10pt" style:font-size-complex="10pt"/>
    </style:style>
    <style:style style:name="P854" style:family="paragraph" style:parent-style-name="Table_20_Contents">
      <style:paragraph-properties fo:text-align="start" style:justify-single-word="false"/>
      <style:text-properties fo:color="#b85c00" style:font-name="Consolas" fo:font-size="10pt" officeooo:rsid="01c3cb74" officeooo:paragraph-rsid="01c4ff7d" style:font-size-asian="10pt" style:font-size-complex="10pt"/>
    </style:style>
    <style:style style:name="P855" style:family="paragraph" style:parent-style-name="Table_20_Contents">
      <style:paragraph-properties fo:text-align="start" style:justify-single-word="false"/>
      <style:text-properties fo:color="#b85c00" style:font-name="Consolas" fo:font-size="10pt" officeooo:rsid="01c4ff7d" officeooo:paragraph-rsid="01c4ff7d" style:font-size-asian="10pt" style:font-size-complex="10pt"/>
    </style:style>
    <style:style style:name="P856" style:family="paragraph" style:parent-style-name="Table_20_Contents">
      <style:paragraph-properties fo:text-align="start" style:justify-single-word="false"/>
      <style:text-properties fo:color="#b85c00" style:font-name="Consolas" fo:font-size="10pt" officeooo:rsid="01d3428d" officeooo:paragraph-rsid="01d3428d" style:font-size-asian="10pt" style:font-size-complex="10pt"/>
    </style:style>
    <style:style style:name="P857" style:family="paragraph" style:parent-style-name="Table_20_Contents">
      <style:paragraph-properties fo:text-align="start" style:justify-single-word="false"/>
      <style:text-properties fo:color="#b85c00" style:font-name="Consolas" fo:font-size="10pt" officeooo:rsid="01f8230b" officeooo:paragraph-rsid="01f8230b" style:font-size-asian="10pt" style:font-size-complex="10pt"/>
    </style:style>
    <style:style style:name="P858" style:family="paragraph" style:parent-style-name="Table_20_Contents">
      <style:paragraph-properties fo:text-align="start" style:justify-single-word="false"/>
      <style:text-properties fo:color="#069a2e" style:font-name="Liberation Mono" fo:font-size="10pt" officeooo:rsid="01edd0be" officeooo:paragraph-rsid="01edd0be" style:font-size-asian="10pt" style:font-size-complex="10pt"/>
    </style:style>
    <style:style style:name="P859" style:family="paragraph" style:parent-style-name="Table_20_Contents">
      <style:paragraph-properties fo:text-align="start" style:justify-single-word="false"/>
      <style:text-properties fo:color="#069a2e" style:font-name="Consolas" fo:font-size="10pt" style:text-underline-style="solid" style:text-underline-width="auto" style:text-underline-color="font-color" officeooo:rsid="04ac9a78" officeooo:paragraph-rsid="04ac9a78" style:font-size-asian="8.75pt" style:font-size-complex="10pt"/>
    </style:style>
    <style:style style:name="P860" style:family="paragraph" style:parent-style-name="Table_20_Contents">
      <style:paragraph-properties fo:text-align="start" style:justify-single-word="false"/>
      <style:text-properties fo:color="#069a2e" style:font-name="Consolas" fo:font-size="10pt" style:text-underline-style="solid" style:text-underline-width="auto" style:text-underline-color="font-color" officeooo:rsid="04b6e172" officeooo:paragraph-rsid="04b6e172" style:font-size-asian="8.75pt" style:font-size-complex="10pt"/>
    </style:style>
    <style:style style:name="P861" style:family="paragraph" style:parent-style-name="Table_20_Contents">
      <style:paragraph-properties fo:text-align="start" style:justify-single-word="false"/>
      <style:text-properties fo:color="#069a2e" style:font-name="Consolas" fo:font-size="10pt" fo:language="ru" fo:country="RU" style:text-underline-style="none" officeooo:rsid="04ac9a78" officeooo:paragraph-rsid="04ac9a78" style:font-size-asian="8.75pt" style:font-size-complex="10pt"/>
    </style:style>
    <style:style style:name="P862" style:family="paragraph" style:parent-style-name="Table_20_Contents">
      <style:paragraph-properties fo:text-align="start" style:justify-single-word="false"/>
      <style:text-properties fo:color="#069a2e" style:font-name="Consolas" fo:font-size="10pt" fo:language="ru" fo:country="RU" style:text-underline-style="none" officeooo:rsid="04ae56a4" officeooo:paragraph-rsid="04ae56a4" style:font-size-asian="8.75pt" style:font-size-complex="10pt"/>
    </style:style>
    <style:style style:name="P863" style:family="paragraph" style:parent-style-name="Table_20_Contents">
      <style:paragraph-properties fo:text-align="start" style:justify-single-word="false"/>
      <style:text-properties fo:color="#069a2e" style:font-name="Consolas" fo:font-size="10pt" fo:language="ru" fo:country="RU" style:text-underline-style="none" officeooo:rsid="04af58df" officeooo:paragraph-rsid="04af58df" style:font-size-asian="8.75pt" style:font-size-complex="10pt"/>
    </style:style>
    <style:style style:name="P864" style:family="paragraph" style:parent-style-name="Table_20_Contents">
      <style:paragraph-properties fo:text-align="start" style:justify-single-word="false"/>
      <style:text-properties fo:color="#069a2e" style:font-name="Consolas" fo:font-size="10pt" fo:language="ru" fo:country="RU" style:text-underline-style="none" officeooo:rsid="04b0b391" officeooo:paragraph-rsid="04b0b391" style:font-size-asian="8.75pt" style:font-size-complex="10pt"/>
    </style:style>
    <style:style style:name="P865" style:family="paragraph" style:parent-style-name="Table_20_Contents">
      <style:paragraph-properties fo:text-align="start" style:justify-single-word="false"/>
      <style:text-properties fo:color="#069a2e" style:font-name="Consolas" fo:font-size="10pt" fo:language="ru" fo:country="RU" style:text-underline-style="none" officeooo:rsid="04b37300" officeooo:paragraph-rsid="04b37300" style:font-size-asian="8.75pt" style:font-size-complex="10pt"/>
    </style:style>
    <style:style style:name="P866" style:family="paragraph" style:parent-style-name="Table_20_Contents">
      <style:paragraph-properties fo:text-align="start" style:justify-single-word="false"/>
      <style:text-properties fo:color="#069a2e" style:font-name="Consolas" fo:font-size="10pt" fo:language="ru" fo:country="RU" style:text-underline-style="none" officeooo:rsid="04b5a294" officeooo:paragraph-rsid="04b5a294" style:font-size-asian="8.75pt" style:font-size-complex="10pt"/>
    </style:style>
    <style:style style:name="P867" style:family="paragraph" style:parent-style-name="Table_20_Contents">
      <style:paragraph-properties fo:text-align="start" style:justify-single-word="false"/>
      <style:text-properties fo:color="#069a2e" style:font-name="Consolas" fo:font-size="10pt" fo:language="ru" fo:country="RU" style:text-underline-style="none" officeooo:rsid="04b6e172" officeooo:paragraph-rsid="04b6e172" style:font-size-asian="8.75pt" style:font-size-complex="10pt"/>
    </style:style>
    <style:style style:name="P868" style:family="paragraph" style:parent-style-name="Table_20_Contents">
      <style:paragraph-properties fo:text-align="start" style:justify-single-word="false"/>
      <style:text-properties fo:color="#069a2e" style:font-name="Consolas" fo:font-size="10pt" fo:language="ru" fo:country="RU" style:text-underline-style="none" officeooo:rsid="04bad588" officeooo:paragraph-rsid="04bad588" style:font-size-asian="8.75pt" style:font-size-complex="10pt"/>
    </style:style>
    <style:style style:name="P869" style:family="paragraph" style:parent-style-name="Table_20_Contents">
      <style:paragraph-properties fo:text-align="start" style:justify-single-word="false"/>
      <style:text-properties fo:color="#069a2e" style:font-name="Consolas" fo:font-size="10pt" fo:language="ru" fo:country="RU" style:text-underline-style="none" officeooo:rsid="04bdf34c" officeooo:paragraph-rsid="04bdf34c" style:font-size-asian="8.75pt" style:font-size-complex="10pt"/>
    </style:style>
    <style:style style:name="P870"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ae56a4" officeooo:paragraph-rsid="04ae56a4" style:font-size-asian="8.75pt" style:font-size-complex="10pt"/>
    </style:style>
    <style:style style:name="P871"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af58df" officeooo:paragraph-rsid="04af58df" style:font-size-asian="8.75pt" style:font-size-complex="10pt"/>
    </style:style>
    <style:style style:name="P872"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b0b391" officeooo:paragraph-rsid="04b0b391" style:font-size-asian="8.75pt" style:font-size-complex="10pt"/>
    </style:style>
    <style:style style:name="P873"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b37300" officeooo:paragraph-rsid="04b37300" style:font-size-asian="8.75pt" style:font-size-complex="10pt"/>
    </style:style>
    <style:style style:name="P874"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b5a294" officeooo:paragraph-rsid="04b5a294" style:font-size-asian="8.75pt" style:font-size-complex="10pt"/>
    </style:style>
    <style:style style:name="P875"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bad588" officeooo:paragraph-rsid="04bad588" style:font-size-asian="8.75pt" style:font-size-complex="10pt"/>
    </style:style>
    <style:style style:name="P876" style:family="paragraph" style:parent-style-name="Table_20_Contents">
      <style:paragraph-properties fo:text-align="start" style:justify-single-word="false"/>
      <style:text-properties fo:color="#069a2e" style:font-name="Consolas" fo:font-size="10pt" fo:language="en" fo:country="US" style:text-underline-style="solid" style:text-underline-width="auto" style:text-underline-color="font-color" officeooo:rsid="04bc708f" officeooo:paragraph-rsid="04bc708f" style:font-size-asian="8.75pt" style:font-size-complex="10pt"/>
    </style:style>
    <style:style style:name="P877" style:family="paragraph" style:parent-style-name="Table_20_Contents">
      <style:paragraph-properties fo:text-align="start" style:justify-single-word="false"/>
      <style:text-properties fo:color="#3faf46" style:font-name="Liberation Mono" fo:font-size="10pt" fo:language="ru" fo:country="RU" officeooo:rsid="02927fb6" officeooo:paragraph-rsid="02927fb6" style:font-size-asian="10pt" style:font-size-complex="10pt"/>
    </style:style>
    <style:style style:name="P878" style:family="paragraph" style:parent-style-name="Table_20_Contents">
      <style:paragraph-properties fo:text-align="start" style:justify-single-word="false"/>
      <style:text-properties fo:color="#3faf46" style:font-name="Liberation Mono" fo:font-size="10pt" fo:language="ru" fo:country="RU" officeooo:rsid="02937feb" officeooo:paragraph-rsid="02937feb" style:font-size-asian="10pt" style:font-size-complex="10pt"/>
    </style:style>
    <style:style style:name="P879" style:family="paragraph" style:parent-style-name="Table_20_Contents">
      <style:paragraph-properties fo:text-align="start" style:justify-single-word="false"/>
      <style:text-properties fo:color="#3faf46" style:font-name="Liberation Mono" fo:font-size="10pt" fo:language="ru" fo:country="RU" officeooo:rsid="0293a485" officeooo:paragraph-rsid="0293a485" style:font-size-asian="10pt" style:font-size-complex="10pt"/>
    </style:style>
    <style:style style:name="P880" style:family="paragraph" style:parent-style-name="Table_20_Contents">
      <style:paragraph-properties fo:text-align="start" style:justify-single-word="false"/>
      <style:text-properties fo:color="#3faf46" style:font-name="Liberation Mono" fo:font-size="10pt" fo:language="ru" fo:country="RU" officeooo:rsid="02946d0e" officeooo:paragraph-rsid="02946d0e" style:font-size-asian="10pt" style:font-size-complex="10pt"/>
    </style:style>
    <style:style style:name="P881" style:family="paragraph" style:parent-style-name="Table_20_Contents">
      <style:paragraph-properties fo:text-align="start" style:justify-single-word="false"/>
      <style:text-properties fo:color="#3faf46" style:font-name="Liberation Mono" fo:font-size="10pt" fo:language="ru" fo:country="RU" officeooo:rsid="02965ff8" officeooo:paragraph-rsid="02965ff8" style:font-size-asian="10pt" style:font-size-complex="10pt"/>
    </style:style>
    <style:style style:name="P882" style:family="paragraph" style:parent-style-name="Table_20_Contents">
      <style:paragraph-properties fo:text-align="start" style:justify-single-word="false"/>
      <style:text-properties fo:color="#3faf46" style:font-name="Liberation Mono" fo:font-size="10pt" fo:language="ru" fo:country="RU" officeooo:rsid="0297b69d" officeooo:paragraph-rsid="0297b69d" style:font-size-asian="10pt" style:font-size-complex="10pt"/>
    </style:style>
    <style:style style:name="P883" style:family="paragraph" style:parent-style-name="Table_20_Contents">
      <style:paragraph-properties fo:text-align="start" style:justify-single-word="false"/>
      <style:text-properties fo:color="#3faf46" style:font-name="Liberation Mono" fo:font-size="10pt" fo:language="ru" fo:country="RU" officeooo:rsid="0299eedd" officeooo:paragraph-rsid="0299eedd" style:font-size-asian="10pt" style:font-size-complex="10pt"/>
    </style:style>
    <style:style style:name="P884" style:family="paragraph" style:parent-style-name="Table_20_Contents">
      <style:paragraph-properties fo:text-align="start" style:justify-single-word="false"/>
      <style:text-properties fo:color="#3faf46" style:font-name="Liberation Mono" fo:font-size="10pt" fo:language="ru" fo:country="RU" officeooo:rsid="029c0e37" officeooo:paragraph-rsid="029c0e37" style:font-size-asian="10pt" style:font-size-complex="10pt"/>
    </style:style>
    <style:style style:name="P885" style:family="paragraph" style:parent-style-name="Table_20_Contents">
      <style:paragraph-properties fo:text-align="start" style:justify-single-word="false"/>
      <style:text-properties fo:color="#3faf46" style:font-name="Liberation Mono" fo:font-size="10pt" fo:language="ru" fo:country="RU" officeooo:rsid="029dc6b0" officeooo:paragraph-rsid="028e13d7" style:font-size-asian="10pt" style:font-size-complex="10pt"/>
    </style:style>
    <style:style style:name="P886" style:family="paragraph" style:parent-style-name="Table_20_Contents">
      <style:paragraph-properties fo:text-align="start" style:justify-single-word="false"/>
      <style:text-properties fo:color="#3faf46" style:font-name="Liberation Mono" fo:font-size="10pt" fo:language="ru" fo:country="RU" officeooo:rsid="029dc6b0" officeooo:paragraph-rsid="029dc6b0" style:font-size-asian="10pt" style:font-size-complex="10pt"/>
    </style:style>
    <style:style style:name="P887" style:family="paragraph" style:parent-style-name="Table_20_Contents">
      <style:paragraph-properties fo:text-align="start" style:justify-single-word="false"/>
      <style:text-properties fo:color="#3faf46" style:font-name="Liberation Mono" fo:font-size="10pt" fo:language="ru" fo:country="RU" officeooo:rsid="02a32d58" officeooo:paragraph-rsid="02a32d58" style:font-size-asian="10pt" style:font-size-complex="10pt"/>
    </style:style>
    <style:style style:name="P888" style:family="paragraph" style:parent-style-name="Table_20_Contents">
      <style:paragraph-properties fo:text-align="start" style:justify-single-word="false"/>
      <style:text-properties fo:color="#3faf46" style:font-name="Liberation Mono" fo:font-size="10pt" fo:language="ru" fo:country="RU" officeooo:rsid="02a3a844" officeooo:paragraph-rsid="02a3a844" style:font-size-asian="10pt" style:font-size-complex="10pt"/>
    </style:style>
    <style:style style:name="P889" style:family="paragraph" style:parent-style-name="Table_20_Contents">
      <style:paragraph-properties fo:text-align="start" style:justify-single-word="false"/>
      <style:text-properties fo:color="#3faf46" style:font-name="Liberation Mono" fo:font-size="10pt" fo:language="ru" fo:country="RU" officeooo:rsid="02a7226e" officeooo:paragraph-rsid="02a7226e" style:font-size-asian="10pt" style:font-size-complex="10pt"/>
    </style:style>
    <style:style style:name="P890" style:family="paragraph" style:parent-style-name="Table_20_Contents">
      <style:paragraph-properties fo:text-align="start" style:justify-single-word="false"/>
      <style:text-properties fo:color="#3faf46" style:font-name="Liberation Mono" fo:font-size="10pt" fo:language="ru" fo:country="RU" officeooo:rsid="02a82a7e" officeooo:paragraph-rsid="02a82a7e" style:font-size-asian="10pt" style:font-size-complex="10pt"/>
    </style:style>
    <style:style style:name="P891" style:family="paragraph" style:parent-style-name="Table_20_Contents">
      <style:paragraph-properties fo:text-align="start" style:justify-single-word="false"/>
      <style:text-properties fo:color="#3faf46" style:font-name="Liberation Mono" fo:font-size="10pt" fo:language="ru" fo:country="RU" officeooo:rsid="02c60d1e" officeooo:paragraph-rsid="02c60d1e" style:font-size-asian="10pt" style:font-size-complex="10pt"/>
    </style:style>
    <style:style style:name="P892" style:family="paragraph" style:parent-style-name="Table_20_Contents">
      <style:paragraph-properties fo:text-align="start" style:justify-single-word="false"/>
      <style:text-properties fo:color="#3faf46" style:font-name="Liberation Mono" fo:font-size="10pt" fo:language="ru" fo:country="RU" officeooo:rsid="02c7f08e" officeooo:paragraph-rsid="02c7f08e" style:font-size-asian="10pt" style:font-size-complex="10pt"/>
    </style:style>
    <style:style style:name="P893" style:family="paragraph" style:parent-style-name="Table_20_Contents">
      <style:paragraph-properties fo:text-align="start" style:justify-single-word="false"/>
      <style:text-properties fo:color="#3faf46" style:font-name="Liberation Mono" fo:font-size="10pt" fo:language="ru" fo:country="RU" officeooo:rsid="02d34fee" officeooo:paragraph-rsid="02d34fee" style:font-size-asian="10pt" style:font-size-complex="10pt"/>
    </style:style>
    <style:style style:name="P894" style:family="paragraph" style:parent-style-name="Table_20_Contents">
      <style:paragraph-properties fo:text-align="start" style:justify-single-word="false"/>
      <style:text-properties fo:color="#3faf46" style:font-name="Liberation Mono" fo:font-size="10pt" fo:language="en" fo:country="US" officeooo:rsid="02946d0e" officeooo:paragraph-rsid="02946d0e" style:font-size-asian="10pt" style:font-size-complex="10pt"/>
    </style:style>
    <style:style style:name="P895" style:family="paragraph" style:parent-style-name="Table_20_Contents">
      <style:paragraph-properties fo:text-align="start" style:justify-single-word="false"/>
      <style:text-properties fo:color="#3faf46" style:font-name="Liberation Mono" fo:font-size="10pt" fo:language="en" fo:country="US" officeooo:rsid="0299eedd" officeooo:paragraph-rsid="0299eedd" style:font-size-asian="10pt" style:font-size-complex="10pt"/>
    </style:style>
    <style:style style:name="P896" style:family="paragraph" style:parent-style-name="Table_20_Contents">
      <style:paragraph-properties fo:text-align="start" style:justify-single-word="false"/>
      <style:text-properties fo:color="#3faf46" style:font-name="Liberation Mono" fo:font-size="10pt" fo:language="en" fo:country="US" officeooo:rsid="029c0e37" officeooo:paragraph-rsid="029c0e37" style:font-size-asian="10pt" style:font-size-complex="10pt"/>
    </style:style>
    <style:style style:name="P897" style:family="paragraph" style:parent-style-name="Table_20_Contents">
      <style:paragraph-properties fo:text-align="start" style:justify-single-word="false"/>
      <style:text-properties fo:color="#3faf46" style:font-name="Liberation Mono" fo:font-size="10pt" fo:language="en" fo:country="US" officeooo:rsid="029dc6b0" officeooo:paragraph-rsid="028e13d7" style:font-size-asian="10pt" style:font-size-complex="10pt"/>
    </style:style>
    <style:style style:name="P898" style:family="paragraph" style:parent-style-name="Table_20_Contents">
      <style:paragraph-properties fo:text-align="start" style:justify-single-word="false"/>
      <style:text-properties fo:color="#3faf46" style:font-name="Liberation Mono" fo:font-size="10pt" fo:language="en" fo:country="US" officeooo:rsid="029dc6b0" officeooo:paragraph-rsid="029dc6b0" style:font-size-asian="10pt" style:font-size-complex="10pt"/>
    </style:style>
    <style:style style:name="P899" style:family="paragraph" style:parent-style-name="Table_20_Contents">
      <style:paragraph-properties fo:text-align="start" style:justify-single-word="false"/>
      <style:text-properties fo:color="#3faf46" style:font-name="Liberation Mono" fo:font-size="10pt" fo:language="en" fo:country="US" officeooo:rsid="02a32d58" officeooo:paragraph-rsid="02a32d58" style:font-size-asian="10pt" style:font-size-complex="10pt"/>
    </style:style>
    <style:style style:name="P900" style:family="paragraph" style:parent-style-name="Table_20_Contents">
      <style:paragraph-properties fo:text-align="start" style:justify-single-word="false"/>
      <style:text-properties fo:color="#3faf46" style:font-name="Liberation Mono" fo:font-size="10pt" fo:language="en" fo:country="US" officeooo:rsid="02cb4b5f" officeooo:paragraph-rsid="02cb4b5f" style:font-size-asian="10pt" style:font-size-complex="10pt"/>
    </style:style>
    <style:style style:name="P901" style:family="paragraph" style:parent-style-name="Table_20_Contents">
      <style:paragraph-properties fo:text-align="start" style:justify-single-word="false"/>
      <style:text-properties fo:color="#a1467e" style:font-name="Liberation Mono" fo:font-size="10pt" officeooo:rsid="028eefcf" officeooo:paragraph-rsid="028eefcf" style:font-size-asian="10pt" style:font-size-complex="10pt"/>
    </style:style>
    <style:style style:name="P902" style:family="paragraph" style:parent-style-name="Table_20_Contents">
      <style:paragraph-properties fo:text-align="start" style:justify-single-word="false"/>
      <style:text-properties fo:color="#a1467e" style:font-name="Liberation Mono" fo:font-size="10pt" officeooo:rsid="028eefcf" officeooo:paragraph-rsid="028fb416" style:font-size-asian="10pt" style:font-size-complex="10pt"/>
    </style:style>
    <style:style style:name="P903" style:family="paragraph" style:parent-style-name="Table_20_Contents">
      <style:paragraph-properties fo:text-align="start" style:justify-single-word="false"/>
      <style:text-properties fo:color="#a1467e" style:font-name="Liberation Mono" fo:font-size="10pt" officeooo:rsid="02a7226e" officeooo:paragraph-rsid="02a7226e" style:font-size-asian="10pt" style:font-size-complex="10pt"/>
    </style:style>
    <style:style style:name="P904" style:family="paragraph" style:parent-style-name="Table_20_Contents">
      <style:paragraph-properties fo:text-align="start" style:justify-single-word="false"/>
      <style:text-properties fo:color="#a1467e" style:font-name="Liberation Mono" fo:font-size="10pt" officeooo:rsid="025a6921" officeooo:paragraph-rsid="028e13d7" style:font-size-asian="10pt" style:font-size-complex="10pt"/>
    </style:style>
    <style:style style:name="P905" style:family="paragraph" style:parent-style-name="Table_20_Contents">
      <style:paragraph-properties fo:text-align="start" style:justify-single-word="false"/>
      <style:text-properties fo:color="#a1467e" style:font-name="Liberation Mono" fo:font-size="10pt" officeooo:rsid="0299eedd" officeooo:paragraph-rsid="0299eedd" style:font-size-asian="10pt" style:font-size-complex="10pt"/>
    </style:style>
    <style:style style:name="P906" style:family="paragraph" style:parent-style-name="Table_20_Contents">
      <style:paragraph-properties fo:text-align="start" style:justify-single-word="false"/>
      <style:text-properties fo:color="#a1467e" style:font-name="Liberation Mono" fo:font-size="10pt" fo:language="en" fo:country="US" officeooo:rsid="02633b08" officeooo:paragraph-rsid="028e13d7" style:font-size-asian="10pt" style:font-size-complex="10pt"/>
    </style:style>
    <style:style style:name="P907" style:family="paragraph" style:parent-style-name="Table_20_Contents">
      <style:paragraph-properties fo:text-align="start" style:justify-single-word="false"/>
      <style:text-properties fo:color="#a1467e" style:font-name="Liberation Mono" fo:font-size="10pt" fo:language="en" fo:country="US" officeooo:rsid="025a6921" officeooo:paragraph-rsid="028e13d7" style:font-size-asian="10pt" style:font-size-complex="10pt"/>
    </style:style>
    <style:style style:name="P908" style:family="paragraph" style:parent-style-name="Table_20_Contents">
      <style:paragraph-properties fo:text-align="start" style:justify-single-word="false"/>
      <style:text-properties fo:color="#a1467e" style:font-name="Liberation Mono" fo:font-size="10pt" fo:language="en" fo:country="US" officeooo:rsid="028e13d7" officeooo:paragraph-rsid="028e13d7" style:font-size-asian="10pt" style:font-size-complex="10pt"/>
    </style:style>
    <style:style style:name="P909" style:family="paragraph" style:parent-style-name="Table_20_Contents">
      <style:paragraph-properties fo:text-align="start" style:justify-single-word="false"/>
      <style:text-properties fo:color="#a1467e" style:font-name="Liberation Mono" fo:font-size="10pt" fo:language="en" fo:country="US" officeooo:rsid="0260d32a" officeooo:paragraph-rsid="028e13d7" style:font-size-asian="10pt" style:font-size-complex="10pt"/>
    </style:style>
    <style:style style:name="P910" style:family="paragraph" style:parent-style-name="Table_20_Contents">
      <style:paragraph-properties fo:text-align="start" style:justify-single-word="false"/>
      <style:text-properties fo:color="#a1467e" style:font-name="Liberation Mono" fo:font-size="10pt" fo:language="en" fo:country="US" officeooo:rsid="02c5fbfa" officeooo:paragraph-rsid="02c5fbfa" style:font-size-asian="10pt" style:font-size-complex="10pt"/>
    </style:style>
    <style:style style:name="P911" style:family="paragraph" style:parent-style-name="Table_20_Contents">
      <style:paragraph-properties fo:text-align="start" style:justify-single-word="false"/>
      <style:text-properties fo:color="#3465a4" style:font-name="Liberation Mono" fo:font-size="10pt" fo:language="ru" fo:country="RU" officeooo:rsid="02dcb391" officeooo:paragraph-rsid="02dcb391" style:font-size-asian="10pt" style:font-size-complex="10pt"/>
    </style:style>
    <style:style style:name="P912" style:family="paragraph" style:parent-style-name="Table_20_Contents">
      <style:paragraph-properties fo:text-align="start" style:justify-single-word="false"/>
      <style:text-properties fo:color="#3465a4" style:font-name="Liberation Mono" fo:font-size="10pt" fo:language="ru" fo:country="RU" officeooo:rsid="02de1340" officeooo:paragraph-rsid="02de1340" style:font-size-asian="10pt" style:font-size-complex="10pt"/>
    </style:style>
    <style:style style:name="P913" style:family="paragraph" style:parent-style-name="Table_20_Contents">
      <style:paragraph-properties fo:text-align="start" style:justify-single-word="false"/>
      <style:text-properties fo:color="#3465a4" style:font-name="Liberation Mono" fo:font-size="10pt" fo:language="ru" fo:country="RU" officeooo:rsid="02e85bc5" officeooo:paragraph-rsid="02e85bc5" style:font-size-asian="10pt" style:font-size-complex="10pt"/>
    </style:style>
    <style:style style:name="P914" style:family="paragraph" style:parent-style-name="Table_20_Contents">
      <style:paragraph-properties fo:text-align="start" style:justify-single-word="false"/>
      <style:text-properties fo:color="#3465a4" style:font-name="Liberation Mono" fo:font-size="10pt" fo:language="ru" fo:country="RU" officeooo:rsid="02e9af0a" officeooo:paragraph-rsid="02e9af0a" style:font-size-asian="10pt" style:font-size-complex="10pt"/>
    </style:style>
    <style:style style:name="P915" style:family="paragraph" style:parent-style-name="Table_20_Contents">
      <style:paragraph-properties fo:text-align="start" style:justify-single-word="false"/>
      <style:text-properties fo:color="#3465a4" style:font-name="Liberation Mono" fo:font-size="10pt" fo:language="ru" fo:country="RU" officeooo:rsid="02eb927d" officeooo:paragraph-rsid="02eb927d" style:font-size-asian="10pt" style:font-size-complex="10pt"/>
    </style:style>
    <style:style style:name="P916" style:family="paragraph" style:parent-style-name="Table_20_Contents">
      <style:paragraph-properties fo:text-align="start" style:justify-single-word="false"/>
      <style:text-properties fo:color="#3465a4" style:font-name="Liberation Mono" fo:font-size="10pt" fo:language="ru" fo:country="RU" officeooo:rsid="02eeee54" officeooo:paragraph-rsid="02eeee54" style:font-size-asian="10pt" style:font-size-complex="10pt"/>
    </style:style>
    <style:style style:name="P917" style:family="paragraph" style:parent-style-name="Table_20_Contents">
      <style:paragraph-properties fo:text-align="start" style:justify-single-word="false"/>
      <style:text-properties fo:color="#3465a4" style:font-name="Liberation Mono" fo:font-size="10pt" fo:language="ru" fo:country="RU" officeooo:rsid="02efd851" officeooo:paragraph-rsid="02efd851" style:font-size-asian="10pt" style:font-size-complex="10pt"/>
    </style:style>
    <style:style style:name="P918" style:family="paragraph" style:parent-style-name="Table_20_Contents">
      <style:paragraph-properties fo:text-align="start" style:justify-single-word="false"/>
      <style:text-properties fo:color="#3465a4" style:font-name="Liberation Mono" fo:font-size="10pt" fo:language="en" fo:country="US" officeooo:rsid="02eb927d" officeooo:paragraph-rsid="02eb927d" style:font-size-asian="10pt" style:font-size-complex="10pt"/>
    </style:style>
    <style:style style:name="P919" style:family="paragraph" style:parent-style-name="Table_20_Contents">
      <style:paragraph-properties fo:text-align="start" style:justify-single-word="false"/>
      <style:text-properties fo:color="#3465a4" style:font-name="Liberation Mono" fo:font-size="10pt" fo:language="en" fo:country="US" officeooo:rsid="0489ee8b" officeooo:paragraph-rsid="0489ee8b" style:font-size-asian="8.75pt" style:font-size-complex="10pt"/>
    </style:style>
    <style:style style:name="P920" style:family="paragraph" style:parent-style-name="Table_20_Contents">
      <style:paragraph-properties fo:text-align="start" style:justify-single-word="false"/>
      <style:text-properties fo:color="#3465a4" style:font-name="Liberation Mono" fo:font-size="10pt" fo:language="en" fo:country="US" officeooo:rsid="0489ee8b" officeooo:paragraph-rsid="048b128d" style:font-size-asian="8.75pt" style:font-size-complex="10pt"/>
    </style:style>
    <style:style style:name="P921" style:family="paragraph" style:parent-style-name="Table_20_Contents">
      <style:paragraph-properties fo:text-align="center" style:justify-single-word="false"/>
      <style:text-properties fo:color="#3465a4" style:font-name="Consolas" fo:font-size="10pt" style:text-underline-style="solid" style:text-underline-width="auto" style:text-underline-color="font-color" officeooo:rsid="02f4d836" officeooo:paragraph-rsid="02f4d836" style:font-size-asian="10pt" style:font-size-complex="10pt"/>
    </style:style>
    <style:style style:name="P922" style:family="paragraph" style:parent-style-name="Table_20_Contents">
      <style:paragraph-properties fo:text-align="start" style:justify-single-word="false"/>
      <style:text-properties fo:color="#3465a4" style:font-name="Consolas" fo:font-size="10pt" fo:language="ru" fo:country="RU" style:text-underline-style="none" officeooo:rsid="02f4d836" officeooo:paragraph-rsid="02f4d836" style:font-size-asian="10pt" style:font-size-complex="10pt"/>
    </style:style>
    <style:style style:name="P923" style:family="paragraph" style:parent-style-name="Table_20_Contents">
      <style:paragraph-properties fo:text-align="start" style:justify-single-word="false"/>
      <style:text-properties fo:color="#3465a4" style:font-name="Consolas" fo:font-size="10pt" fo:language="ru" fo:country="RU" style:text-underline-style="none" officeooo:rsid="0492d8ec" officeooo:paragraph-rsid="0492d8ec" style:font-size-asian="8.75pt" style:font-size-complex="10pt"/>
    </style:style>
    <style:style style:name="P924" style:family="paragraph" style:parent-style-name="Table_20_Contents">
      <style:paragraph-properties fo:text-align="start" style:justify-single-word="false"/>
      <style:text-properties fo:color="#3465a4" style:font-name="Consolas" fo:font-size="10pt" fo:language="ru" fo:country="RU" style:text-underline-style="none" officeooo:rsid="0498a0ff" officeooo:paragraph-rsid="0498a0ff" style:font-size-asian="8.75pt" style:font-size-complex="10pt"/>
    </style:style>
    <style:style style:name="P925" style:family="paragraph" style:parent-style-name="Table_20_Contents">
      <style:paragraph-properties fo:text-align="start" style:justify-single-word="false"/>
      <style:text-properties fo:color="#3465a4" style:font-name="Consolas" fo:font-size="10pt" fo:language="ru" fo:country="RU" style:text-underline-style="none" officeooo:rsid="0498a0ff" officeooo:paragraph-rsid="049d1d46" style:font-size-asian="8.75pt" style:font-size-complex="10pt"/>
    </style:style>
    <style:style style:name="P926" style:family="paragraph" style:parent-style-name="Table_20_Contents">
      <style:paragraph-properties fo:text-align="start" style:justify-single-word="false"/>
      <style:text-properties fo:color="#3465a4" style:font-name="Consolas" fo:font-size="10pt" fo:language="ru" fo:country="RU" style:text-underline-style="none" officeooo:rsid="0498a0ff" officeooo:paragraph-rsid="049e6642" style:font-size-asian="8.75pt" style:font-size-complex="10pt"/>
    </style:style>
    <style:style style:name="P927" style:family="paragraph" style:parent-style-name="Table_20_Contents">
      <style:paragraph-properties fo:text-align="start" style:justify-single-word="false"/>
      <style:text-properties fo:color="#3465a4" style:font-name="Consolas" fo:font-size="10pt" fo:language="ru" fo:country="RU" style:text-underline-style="none" officeooo:rsid="04a059f5" officeooo:paragraph-rsid="04a059f5" style:font-size-asian="8.75pt" style:font-size-complex="10pt"/>
    </style:style>
    <style:style style:name="P928" style:family="paragraph" style:parent-style-name="Table_20_Contents">
      <style:paragraph-properties fo:text-align="start" style:justify-single-word="false"/>
      <style:text-properties fo:color="#3465a4" style:font-name="Consolas" fo:font-size="10pt" fo:language="ru" fo:country="RU" style:text-underline-style="none" officeooo:rsid="04a277e5" officeooo:paragraph-rsid="04a277e5" style:font-size-asian="8.75pt" style:font-size-complex="10pt"/>
    </style:style>
    <style:style style:name="P929" style:family="paragraph" style:parent-style-name="Table_20_Contents">
      <style:paragraph-properties fo:text-align="start" style:justify-single-word="false"/>
      <style:text-properties fo:color="#3465a4" style:font-name="Consolas" fo:font-size="10pt" fo:language="ru" fo:country="RU" style:text-underline-style="none" officeooo:rsid="04a2d536" officeooo:paragraph-rsid="04a2d536" style:font-size-asian="8.75pt" style:font-size-complex="10pt"/>
    </style:style>
    <style:style style:name="P930" style:family="paragraph" style:parent-style-name="Table_20_Contents">
      <style:paragraph-properties fo:text-align="start" style:justify-single-word="false"/>
      <style:text-properties fo:color="#3465a4" style:font-name="Consolas" fo:font-size="10pt" fo:language="ru" fo:country="RU" style:text-underline-style="none" officeooo:rsid="04a3f1cb" officeooo:paragraph-rsid="04a3f1cb" style:font-size-asian="8.75pt" style:font-size-complex="10pt"/>
    </style:style>
    <style:style style:name="P931" style:family="paragraph" style:parent-style-name="Table_20_Contents">
      <style:paragraph-properties fo:text-align="start" style:justify-single-word="false"/>
      <style:text-properties fo:color="#3465a4" style:font-name="Consolas" fo:font-size="10pt" fo:language="ru" fo:country="RU" fo:font-style="normal" style:text-underline-style="none" officeooo:rsid="02f4d836" officeooo:paragraph-rsid="02f4d836" style:font-size-asian="10pt" style:font-style-asian="normal" style:font-size-complex="10pt" style:font-style-complex="normal"/>
    </style:style>
    <style:style style:name="P932" style:family="paragraph" style:parent-style-name="Table_20_Contents">
      <style:paragraph-properties fo:text-align="start" style:justify-single-word="false"/>
      <style:text-properties fo:color="#3465a4" style:font-name="Consolas" fo:font-size="10pt" fo:language="ru" fo:country="RU" style:text-underline-style="solid" style:text-underline-width="auto" style:text-underline-color="font-color" officeooo:rsid="04926447" officeooo:paragraph-rsid="04926447" style:font-size-asian="8.75pt" style:font-size-complex="10pt"/>
    </style:style>
    <style:style style:name="P933" style:family="paragraph" style:parent-style-name="Table_20_Contents">
      <style:paragraph-properties fo:text-align="start" style:justify-single-word="false"/>
      <style:text-properties fo:color="#3465a4" style:font-name="Consolas" fo:font-size="10pt" fo:language="ru" fo:country="RU" style:text-underline-style="solid" style:text-underline-width="auto" style:text-underline-color="font-color" officeooo:rsid="049599f8" officeooo:paragraph-rsid="049599f8" style:font-size-asian="8.75pt" style:font-size-complex="10pt"/>
    </style:style>
    <style:style style:name="P934" style:family="paragraph" style:parent-style-name="Table_20_Contents">
      <style:paragraph-properties fo:text-align="start" style:justify-single-word="false"/>
      <style:text-properties fo:color="#3465a4" style:font-name="Consolas" fo:font-size="10pt" fo:language="ru" fo:country="RU" style:text-underline-style="solid" style:text-underline-width="auto" style:text-underline-color="font-color" officeooo:rsid="04a059f5" officeooo:paragraph-rsid="04a059f5" style:font-size-asian="8.75pt" style:font-size-complex="10pt"/>
    </style:style>
    <style:style style:name="P935" style:family="paragraph" style:parent-style-name="Table_20_Contents">
      <style:paragraph-properties fo:text-align="start" style:justify-single-word="false"/>
      <style:text-properties fo:color="#3465a4" style:font-name="Consolas" fo:font-size="10pt" fo:language="ru" fo:country="RU" style:text-underline-style="solid" style:text-underline-width="auto" style:text-underline-color="font-color" officeooo:rsid="04a5450f" officeooo:paragraph-rsid="04a5450f" style:font-size-asian="8.75pt" style:font-size-complex="10pt"/>
    </style:style>
    <style:style style:name="P936" style:family="paragraph" style:parent-style-name="Table_20_Contents">
      <style:paragraph-properties fo:text-align="center" style:justify-single-word="false"/>
      <style:text-properties fo:color="#3465a4" style:font-name="Consolas" fo:font-size="10pt" fo:language="en" fo:country="US" style:text-underline-style="solid" style:text-underline-width="auto" style:text-underline-color="font-color" officeooo:rsid="02f4d836" officeooo:paragraph-rsid="02f4d836" style:font-size-asian="10pt" style:font-size-complex="10pt"/>
    </style:style>
    <style:style style:name="P937" style:family="paragraph" style:parent-style-name="Table_20_Contents">
      <style:paragraph-properties fo:text-align="start" style:justify-single-word="false"/>
      <style:text-properties fo:color="#3465a4" style:font-name="Consolas" fo:font-size="10pt" fo:language="en" fo:country="US" officeooo:rsid="0489ee8b" officeooo:paragraph-rsid="0489ee8b" style:font-size-asian="8.75pt" style:font-size-complex="10pt"/>
    </style:style>
    <style:style style:name="P938" style:family="paragraph" style:parent-style-name="Table_20_Contents">
      <style:paragraph-properties fo:text-align="start" style:justify-single-word="false"/>
      <style:text-properties fo:color="#3465a4" style:font-name="Consolas" fo:font-size="10pt" fo:language="en" fo:country="US" officeooo:rsid="0489ee8b" officeooo:paragraph-rsid="048cc4d0" style:font-size-asian="8.75pt" style:font-size-complex="10pt"/>
    </style:style>
    <style:style style:name="P939" style:family="paragraph" style:parent-style-name="Table_20_Contents">
      <style:paragraph-properties fo:text-align="start" style:justify-single-word="false"/>
      <style:text-properties fo:color="#3465a4" style:font-name="Consolas" fo:font-size="10pt" fo:language="en" fo:country="US" officeooo:rsid="0489ee8b" officeooo:paragraph-rsid="048e5d41" style:font-size-asian="8.75pt" style:font-size-complex="10pt"/>
    </style:style>
    <style:style style:name="P940" style:family="paragraph" style:parent-style-name="Table_20_Contents">
      <style:paragraph-properties fo:text-align="start" style:justify-single-word="false"/>
      <style:text-properties fo:color="#3465a4" style:font-name="Consolas" fo:font-size="10pt" fo:language="en" fo:country="US" officeooo:rsid="0489ee8b" officeooo:paragraph-rsid="048ea965" style:font-size-asian="8.75pt" style:font-size-complex="10pt"/>
    </style:style>
    <style:style style:name="P941" style:family="paragraph" style:parent-style-name="Table_20_Contents">
      <style:paragraph-properties fo:text-align="start" style:justify-single-word="false"/>
      <style:text-properties fo:color="#3465a4" style:font-name="Consolas" fo:font-size="10pt" fo:language="en" fo:country="US" officeooo:rsid="049030d3" officeooo:paragraph-rsid="049030d3" style:font-size-asian="8.75pt" style:font-size-complex="10pt"/>
    </style:style>
    <style:style style:name="P942" style:family="paragraph" style:parent-style-name="Table_20_Contents">
      <style:paragraph-properties fo:text-align="start" style:justify-single-word="false"/>
      <style:text-properties fo:color="#3465a4" style:font-name="Consolas" fo:font-size="10pt" fo:language="en" fo:country="US" officeooo:rsid="049030d3" officeooo:paragraph-rsid="04925924" style:font-size-asian="8.75pt" style:font-size-complex="10pt"/>
    </style:style>
    <style:style style:name="P943" style:family="paragraph" style:parent-style-name="Table_20_Contents">
      <style:paragraph-properties fo:text-align="start" style:justify-single-word="false"/>
      <style:text-properties fo:color="#3465a4" style:font-name="Consolas1" fo:font-size="10pt" fo:language="en" fo:country="US" style:text-underline-style="none" officeooo:rsid="0489ee8b" officeooo:paragraph-rsid="0489ee8b" fo:background-color="transparent" style:font-size-asian="10pt" style:font-size-complex="10pt"/>
    </style:style>
    <style:style style:name="P944" style:family="paragraph" style:parent-style-name="Table_20_Contents">
      <style:paragraph-properties fo:text-align="start" style:justify-single-word="false"/>
      <style:text-properties fo:color="#3465a4" style:font-name="Consolas1" fo:font-size="10pt" fo:language="en" fo:country="US" style:text-underline-style="none" officeooo:rsid="048b128d" officeooo:paragraph-rsid="0489ee8b" fo:background-color="transparent" style:font-size-asian="10pt" style:font-size-complex="10pt"/>
    </style:style>
    <style:style style:name="P945" style:family="paragraph" style:parent-style-name="Table_20_Contents">
      <style:paragraph-properties fo:text-align="start" style:justify-single-word="false"/>
      <style:text-properties fo:color="#3465a4" style:font-name="Consolas1" fo:font-size="10pt" fo:language="en" fo:country="US" style:text-underline-style="none" officeooo:rsid="048b128d" officeooo:paragraph-rsid="048cc4d0" fo:background-color="transparent" style:font-size-asian="10pt" style:font-size-complex="10pt"/>
    </style:style>
    <style:style style:name="P946" style:family="paragraph" style:parent-style-name="Table_20_Contents">
      <style:paragraph-properties fo:text-align="start" style:justify-single-word="false"/>
      <style:text-properties fo:color="#3465a4" style:font-name="Consolas1" fo:font-size="10pt" fo:language="en" fo:country="US" style:text-underline-style="none" officeooo:rsid="048e5d41" officeooo:paragraph-rsid="048e5d41" fo:background-color="transparent" style:font-size-asian="10pt" style:font-size-complex="10pt"/>
    </style:style>
    <style:style style:name="P947" style:family="paragraph" style:parent-style-name="Table_20_Contents">
      <style:paragraph-properties fo:text-align="start" style:justify-single-word="false"/>
      <style:text-properties fo:color="#3465a4" style:font-name="Consolas1" fo:font-size="10pt" fo:language="en" fo:country="US" style:text-underline-style="none" officeooo:rsid="048e5d41" officeooo:paragraph-rsid="048ea965" fo:background-color="transparent" style:font-size-asian="10pt" style:font-size-complex="10pt"/>
    </style:style>
    <style:style style:name="P948" style:family="paragraph" style:parent-style-name="Table_20_Contents">
      <style:paragraph-properties fo:text-align="start" style:justify-single-word="false"/>
      <style:text-properties fo:color="#3465a4" style:font-name="Consolas1" fo:font-size="10pt" fo:language="en" fo:country="US" style:text-underline-style="none" officeooo:rsid="048ea965" officeooo:paragraph-rsid="048ea965" fo:background-color="transparent" style:font-size-asian="10pt" style:font-size-complex="10pt"/>
    </style:style>
    <style:style style:name="P949" style:family="paragraph" style:parent-style-name="Table_20_Contents">
      <style:paragraph-properties fo:text-align="start" style:justify-single-word="false"/>
      <style:text-properties fo:color="#3465a4" style:font-name="Consolas1" fo:font-size="10pt" fo:language="en" fo:country="US" style:text-underline-style="none" officeooo:rsid="049030d3" officeooo:paragraph-rsid="049030d3" fo:background-color="transparent" style:font-size-asian="10pt" style:font-size-complex="10pt"/>
    </style:style>
    <style:style style:name="P950" style:family="paragraph" style:parent-style-name="Table_20_Contents">
      <style:paragraph-properties fo:text-align="start" style:justify-single-word="false"/>
      <style:text-properties fo:color="#3465a4" style:font-name="Consolas1" fo:font-size="10pt" fo:language="en" fo:country="US" style:text-underline-style="none" officeooo:rsid="04a277e5" officeooo:paragraph-rsid="04a277e5" fo:background-color="transparent" style:font-size-asian="10pt" style:font-size-complex="10pt"/>
    </style:style>
    <style:style style:name="P951" style:family="paragraph" style:parent-style-name="Table_20_Contents">
      <style:paragraph-properties fo:text-align="start" style:justify-single-word="false"/>
      <style:text-properties fo:color="#3465a4" style:font-name="Consolas1" fo:font-size="10pt" fo:language="ru" fo:country="RU" style:text-underline-style="none" officeooo:rsid="049fd218" officeooo:paragraph-rsid="049e6642" fo:background-color="transparent" style:font-size-asian="10pt" style:font-size-complex="10pt"/>
    </style:style>
    <style:style style:name="P952" style:family="paragraph" style:parent-style-name="Table_20_Contents">
      <style:paragraph-properties fo:text-align="start" style:justify-single-word="false"/>
      <style:text-properties fo:color="#3465a4" style:font-name="Consolas1" fo:font-size="10pt" fo:language="ru" fo:country="RU" style:text-underline-style="none" officeooo:rsid="04a21bb6" officeooo:paragraph-rsid="04a059f5" fo:background-color="transparent" style:font-size-asian="10pt" style:font-size-complex="10pt"/>
    </style:style>
    <style:style style:name="P953" style:family="paragraph" style:parent-style-name="Table_20_Contents">
      <style:paragraph-properties fo:text-align="start" style:justify-single-word="false"/>
      <style:text-properties fo:color="#3465a4" style:font-name="Consolas1" fo:font-size="10pt" fo:language="ru" fo:country="RU" style:text-underline-style="none" officeooo:rsid="04a2d536" officeooo:paragraph-rsid="04a2d536" fo:background-color="transparent" style:font-size-asian="10pt" style:font-size-complex="10pt"/>
    </style:style>
    <style:style style:name="P954" style:family="paragraph" style:parent-style-name="Table_20_Contents">
      <style:paragraph-properties fo:text-align="start" style:justify-single-word="false"/>
      <style:text-properties fo:color="#3465a4" style:font-name="Consolas1" fo:font-size="10pt" fo:language="ru" fo:country="RU" style:text-underline-style="none" officeooo:rsid="04a47275" officeooo:paragraph-rsid="04a3f1cb" fo:background-color="transparent" style:font-size-asian="10pt" style:font-size-complex="10pt"/>
    </style:style>
    <style:style style:name="P955" style:family="paragraph" style:parent-style-name="Table_20_Contents">
      <style:paragraph-properties fo:text-align="start" style:justify-single-word="false"/>
      <style:text-properties fo:color="#3465a4" style:font-name="Consolas1" fo:font-size="10pt" fo:language="ru" fo:country="RU" style:text-underline-style="none" officeooo:rsid="04a5450f" officeooo:paragraph-rsid="04a5450f" fo:background-color="transparent" style:font-size-asian="10pt" style:font-size-complex="10pt"/>
    </style:style>
    <style:style style:name="P956" style:family="paragraph" style:parent-style-name="Table_20_Contents">
      <style:paragraph-properties fo:text-align="start" style:justify-single-word="false"/>
      <style:text-properties fo:color="#2a6099" style:font-name="Liberation Mono" fo:font-size="10pt" fo:language="ru" fo:country="RU" officeooo:rsid="0311bff8" officeooo:paragraph-rsid="0311bff8" style:font-size-asian="10pt" style:font-size-complex="10pt"/>
    </style:style>
    <style:style style:name="P957" style:family="paragraph" style:parent-style-name="Table_20_Contents">
      <style:paragraph-properties fo:text-align="start" style:justify-single-word="false"/>
      <style:text-properties fo:color="#2a6099" style:font-name="Liberation Mono" fo:font-size="10pt" fo:language="ru" fo:country="RU" officeooo:rsid="03122011" officeooo:paragraph-rsid="03122011" style:font-size-asian="10pt" style:font-size-complex="10pt"/>
    </style:style>
    <style:style style:name="P958" style:family="paragraph" style:parent-style-name="Table_20_Contents">
      <style:paragraph-properties fo:text-align="start" style:justify-single-word="false"/>
      <style:text-properties fo:color="#2a6099" style:font-name="Liberation Mono" fo:font-size="10pt" fo:language="ru" fo:country="RU" officeooo:rsid="0313d4b5" officeooo:paragraph-rsid="0313d4b5" style:font-size-asian="10pt" style:font-size-complex="10pt"/>
    </style:style>
    <style:style style:name="P959" style:family="paragraph" style:parent-style-name="Table_20_Contents">
      <style:paragraph-properties fo:text-align="start" style:justify-single-word="false"/>
      <style:text-properties fo:color="#2a6099" style:font-name="Liberation Mono" fo:font-size="10pt" fo:language="ru" fo:country="RU" officeooo:rsid="0315268f" officeooo:paragraph-rsid="0315268f" style:font-size-asian="10pt" style:font-size-complex="10pt"/>
    </style:style>
    <style:style style:name="P960" style:family="paragraph" style:parent-style-name="Table_20_Contents">
      <style:paragraph-properties fo:text-align="start" style:justify-single-word="false"/>
      <style:text-properties fo:color="#2a6099" style:font-name="Liberation Mono" fo:font-size="10pt" fo:language="ru" fo:country="RU" officeooo:rsid="0370e465" officeooo:paragraph-rsid="0370e465" style:font-size-asian="8.75pt" style:font-size-complex="10pt"/>
    </style:style>
    <style:style style:name="P961" style:family="paragraph" style:parent-style-name="Table_20_Contents">
      <style:paragraph-properties fo:text-align="start" style:justify-single-word="false"/>
      <style:text-properties fo:color="#2a6099" style:font-name="Liberation Mono" fo:font-size="10pt" fo:language="ru" fo:country="RU" officeooo:rsid="0370e465" officeooo:paragraph-rsid="0380c3c2" style:font-size-asian="8.75pt" style:font-size-complex="10pt"/>
    </style:style>
    <style:style style:name="P962" style:family="paragraph" style:parent-style-name="Table_20_Contents">
      <style:paragraph-properties fo:text-align="start" style:justify-single-word="false"/>
      <style:text-properties fo:color="#2a6099" style:font-name="Liberation Mono" fo:font-size="10pt" fo:language="ru" fo:country="RU" officeooo:rsid="0370e465" officeooo:paragraph-rsid="038aed1e" style:font-size-asian="8.75pt" style:font-size-complex="10pt"/>
    </style:style>
    <style:style style:name="P963" style:family="paragraph" style:parent-style-name="Table_20_Contents">
      <style:paragraph-properties fo:text-align="start" style:justify-single-word="false"/>
      <style:text-properties fo:color="#2a6099" style:font-name="Liberation Mono" fo:font-size="10pt" fo:language="ru" fo:country="RU" officeooo:rsid="037149c9" officeooo:paragraph-rsid="037149c9" style:font-size-asian="8.75pt" style:font-size-complex="10pt"/>
    </style:style>
    <style:style style:name="P964" style:family="paragraph" style:parent-style-name="Table_20_Contents">
      <style:paragraph-properties fo:text-align="start" style:justify-single-word="false"/>
      <style:text-properties fo:color="#2a6099" style:font-name="Liberation Mono" fo:font-size="10pt" fo:language="ru" fo:country="RU" officeooo:rsid="03840934" officeooo:paragraph-rsid="03855706" style:font-size-asian="8.75pt" style:font-size-complex="10pt"/>
    </style:style>
    <style:style style:name="P965" style:family="paragraph" style:parent-style-name="Table_20_Contents">
      <style:paragraph-properties fo:text-align="start" style:justify-single-word="false"/>
      <style:text-properties fo:color="#2a6099" style:font-name="Liberation Mono" fo:font-size="10pt" fo:language="ru" fo:country="RU" officeooo:rsid="038844e2" officeooo:paragraph-rsid="038844e2" style:font-size-asian="8.75pt" style:font-size-complex="10pt"/>
    </style:style>
    <style:style style:name="P966" style:family="paragraph" style:parent-style-name="Table_20_Contents">
      <style:paragraph-properties fo:text-align="start" style:justify-single-word="false"/>
      <style:text-properties fo:color="#2a6099" style:font-name="Liberation Mono" fo:font-size="10pt" fo:language="ru" fo:country="RU" officeooo:rsid="038b74e4" officeooo:paragraph-rsid="038b74e4" style:font-size-asian="8.75pt" style:font-size-complex="10pt"/>
    </style:style>
    <style:style style:name="P967" style:family="paragraph" style:parent-style-name="Table_20_Contents">
      <style:paragraph-properties fo:text-align="start" style:justify-single-word="false"/>
      <style:text-properties fo:color="#2a6099" style:font-name="Liberation Mono" fo:font-size="10pt" fo:language="ru" fo:country="RU" officeooo:rsid="03dd1863" officeooo:paragraph-rsid="03dd1863" style:font-size-asian="8.75pt" style:font-size-complex="10pt"/>
    </style:style>
    <style:style style:name="P968" style:family="paragraph" style:parent-style-name="Table_20_Contents">
      <style:paragraph-properties fo:text-align="center" style:justify-single-word="false"/>
      <style:text-properties fo:color="#2a6099" style:font-name="Liberation Mono" fo:font-size="10pt" fo:language="ru" fo:country="RU" style:text-underline-style="solid" style:text-underline-width="auto" style:text-underline-color="font-color" officeooo:rsid="041b516e" officeooo:paragraph-rsid="041b516e" style:font-size-asian="10pt" style:font-size-complex="10pt"/>
    </style:style>
    <style:style style:name="P969" style:family="paragraph" style:parent-style-name="Table_20_Contents">
      <style:paragraph-properties fo:text-align="start" style:justify-single-word="false"/>
      <style:text-properties fo:color="#2a6099" style:font-name="Liberation Mono" fo:font-size="10pt" fo:language="ru" fo:country="RU" style:text-underline-style="none" officeooo:rsid="041b516e" officeooo:paragraph-rsid="041b516e" style:font-size-asian="10pt" style:font-size-complex="10pt"/>
    </style:style>
    <style:style style:name="P970" style:family="paragraph" style:parent-style-name="Table_20_Contents">
      <style:paragraph-properties fo:text-align="start" style:justify-single-word="false"/>
      <style:text-properties fo:color="#2a6099" style:font-name="Liberation Mono" fo:font-size="10pt" fo:language="ru" fo:country="RU" style:text-underline-style="none" officeooo:rsid="041d15f2" officeooo:paragraph-rsid="041d15f2" style:font-size-asian="10pt" style:font-size-complex="10pt"/>
    </style:style>
    <style:style style:name="P971" style:family="paragraph" style:parent-style-name="Table_20_Contents">
      <style:paragraph-properties fo:text-align="start" style:justify-single-word="false"/>
      <style:text-properties fo:color="#2a6099" style:font-name="Liberation Mono" fo:font-size="10pt" fo:language="ru" fo:country="RU" style:text-underline-style="none" officeooo:rsid="04208b88" officeooo:paragraph-rsid="04208b88" style:font-size-asian="10pt" style:font-size-complex="10pt"/>
    </style:style>
    <style:style style:name="P972" style:family="paragraph" style:parent-style-name="Table_20_Contents">
      <style:paragraph-properties fo:text-align="start" style:justify-single-word="false"/>
      <style:text-properties fo:color="#2a6099" style:font-name="Liberation Mono" fo:font-size="10pt" fo:language="ru" fo:country="RU" style:text-underline-style="none" officeooo:rsid="04217887" officeooo:paragraph-rsid="04217887" style:font-size-asian="10pt" style:font-size-complex="10pt"/>
    </style:style>
    <style:style style:name="P973" style:family="paragraph" style:parent-style-name="Table_20_Contents">
      <style:paragraph-properties fo:text-align="start" style:justify-single-word="false"/>
      <style:text-properties fo:color="#2a6099" style:font-name="Liberation Mono" fo:font-size="10pt" fo:language="ru" fo:country="RU" style:text-underline-style="none" officeooo:rsid="0422641f" officeooo:paragraph-rsid="0422641f" style:font-size-asian="10pt" style:font-size-complex="10pt"/>
    </style:style>
    <style:style style:name="P974" style:family="paragraph" style:parent-style-name="Table_20_Contents">
      <style:paragraph-properties fo:text-align="start" style:justify-single-word="false"/>
      <style:text-properties fo:color="#2a6099" style:font-name="Liberation Mono" fo:font-size="10pt" fo:language="ru" fo:country="RU" style:text-underline-style="none" officeooo:rsid="04252921" officeooo:paragraph-rsid="04252921" style:font-size-asian="10pt" style:font-size-complex="10pt"/>
    </style:style>
    <style:style style:name="P975" style:family="paragraph" style:parent-style-name="Table_20_Contents">
      <style:paragraph-properties fo:text-align="start" style:justify-single-word="false"/>
      <style:text-properties fo:color="#2a6099" style:font-name="Liberation Mono" fo:font-size="10pt" fo:language="ru" fo:country="RU" style:text-underline-style="none" officeooo:rsid="04252921" officeooo:paragraph-rsid="0427d78a" style:font-size-asian="10pt" style:font-size-complex="10pt"/>
    </style:style>
    <style:style style:name="P976" style:family="paragraph" style:parent-style-name="Table_20_Contents">
      <style:paragraph-properties fo:text-align="start" style:justify-single-word="false"/>
      <style:text-properties fo:color="#2a6099" style:font-name="Liberation Mono" fo:font-size="10pt" fo:language="ru" fo:country="RU" style:text-underline-style="none" officeooo:rsid="0427d78a" officeooo:paragraph-rsid="0427d78a" style:font-size-asian="10pt" style:font-size-complex="10pt"/>
    </style:style>
    <style:style style:name="P977" style:family="paragraph" style:parent-style-name="Table_20_Contents">
      <style:paragraph-properties fo:text-align="start" style:justify-single-word="false"/>
      <style:text-properties fo:color="#2a6099" style:font-name="Liberation Mono" fo:font-size="10pt" fo:language="en" fo:country="US" officeooo:rsid="0370e465" officeooo:paragraph-rsid="0370e465" style:font-size-asian="8.75pt" style:font-size-complex="10pt"/>
    </style:style>
    <style:style style:name="P978" style:family="paragraph" style:parent-style-name="Table_20_Contents">
      <style:paragraph-properties fo:text-align="start" style:justify-single-word="false"/>
      <style:text-properties fo:color="#2a6099" style:font-name="Liberation Mono" fo:font-size="10pt" fo:language="en" fo:country="US" officeooo:rsid="0370e465" officeooo:paragraph-rsid="0380c3c2" style:font-size-asian="8.75pt" style:font-size-complex="10pt"/>
    </style:style>
    <style:style style:name="P979" style:family="paragraph" style:parent-style-name="Table_20_Contents">
      <style:paragraph-properties fo:text-align="start" style:justify-single-word="false"/>
      <style:text-properties fo:color="#2a6099" style:font-name="Liberation Mono" fo:font-size="10pt" fo:language="en" fo:country="US" officeooo:rsid="0370e465" officeooo:paragraph-rsid="038aed1e" style:font-size-asian="8.75pt" style:font-size-complex="10pt"/>
    </style:style>
    <style:style style:name="P980" style:family="paragraph" style:parent-style-name="Table_20_Contents">
      <style:paragraph-properties fo:text-align="start" style:justify-single-word="false"/>
      <style:text-properties fo:color="#2a6099" style:font-name="Liberation Mono" fo:font-size="10pt" fo:language="en" fo:country="US" officeooo:rsid="0370e465" officeooo:paragraph-rsid="03dd1863" style:font-size-asian="8.75pt" style:font-size-complex="10pt"/>
    </style:style>
    <style:style style:name="P981" style:family="paragraph" style:parent-style-name="Table_20_Contents">
      <style:paragraph-properties fo:text-align="start" style:justify-single-word="false"/>
      <style:text-properties fo:color="#2a6099" style:font-name="Liberation Mono" fo:font-size="10pt" fo:language="en" fo:country="US" style:text-underline-style="none" officeooo:rsid="04208b88" officeooo:paragraph-rsid="04208b88" style:font-size-asian="10pt" style:font-size-complex="10pt"/>
    </style:style>
    <style:style style:name="P982"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2b0c28" officeooo:paragraph-rsid="032b0c28" style:font-size-asian="10pt" style:font-size-complex="10pt"/>
    </style:style>
    <style:style style:name="P983"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2b9c87" officeooo:paragraph-rsid="032b9c87" style:font-size-asian="10pt" style:font-size-complex="10pt"/>
    </style:style>
    <style:style style:name="P984"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2c886b" officeooo:paragraph-rsid="032c886b" style:font-size-asian="10pt" style:font-size-complex="10pt"/>
    </style:style>
    <style:style style:name="P985"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2e9d3c" officeooo:paragraph-rsid="032e9d3c" style:font-size-asian="10pt" style:font-size-complex="10pt"/>
    </style:style>
    <style:style style:name="P986"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a10485" officeooo:paragraph-rsid="03a10485" style:font-size-asian="10pt" style:font-size-complex="10pt"/>
    </style:style>
    <style:style style:name="P987"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a4675c" officeooo:paragraph-rsid="03a4675c" style:font-size-asian="10pt" style:font-size-complex="10pt"/>
    </style:style>
    <style:style style:name="P988" style:family="paragraph" style:parent-style-name="Table_20_Contents">
      <style:paragraph-properties fo:text-align="center" style:justify-single-word="false"/>
      <style:text-properties fo:color="#2a6099" style:font-name="Consolas" fo:font-size="10pt" style:text-underline-style="solid" style:text-underline-width="auto" style:text-underline-color="font-color" officeooo:rsid="03de47e4" officeooo:paragraph-rsid="03de47e4" style:font-size-asian="10pt" style:font-size-complex="10pt"/>
    </style:style>
    <style:style style:name="P989" style:family="paragraph" style:parent-style-name="Table_20_Contents">
      <style:paragraph-properties fo:text-align="start" style:justify-single-word="false"/>
      <style:text-properties fo:color="#2a6099" style:font-name="Consolas" fo:font-size="10pt" style:text-underline-style="solid" style:text-underline-width="auto" style:text-underline-color="font-color" officeooo:rsid="044b9ff1" officeooo:paragraph-rsid="044b9ff1" style:font-size-asian="10pt" style:font-size-complex="10pt"/>
    </style:style>
    <style:style style:name="P990" style:family="paragraph" style:parent-style-name="Table_20_Contents">
      <style:paragraph-properties fo:text-align="start" style:justify-single-word="false"/>
      <style:text-properties fo:color="#2a6099" style:font-name="Consolas" fo:font-size="10pt" style:text-underline-style="solid" style:text-underline-width="auto" style:text-underline-color="font-color" officeooo:rsid="044f3c59" officeooo:paragraph-rsid="044f3c59" style:font-size-asian="10pt" style:font-size-complex="10pt"/>
    </style:style>
    <style:style style:name="P991" style:family="paragraph" style:parent-style-name="Table_20_Contents">
      <style:paragraph-properties fo:text-align="start" style:justify-single-word="false"/>
      <style:text-properties fo:color="#2a6099" style:font-name="Consolas" fo:font-size="10pt" style:text-underline-style="solid" style:text-underline-width="auto" style:text-underline-color="font-color" officeooo:rsid="045032c2" officeooo:paragraph-rsid="045032c2" style:font-size-asian="10pt" style:font-size-complex="10pt"/>
    </style:style>
    <style:style style:name="P992" style:family="paragraph" style:parent-style-name="Table_20_Contents">
      <style:paragraph-properties fo:text-align="start" style:justify-single-word="false"/>
      <style:text-properties fo:color="#2a6099" style:font-name="Consolas" fo:font-size="10pt" fo:language="ru" fo:country="RU" style:text-underline-style="none" officeooo:rsid="032a6076" officeooo:paragraph-rsid="032a6076" style:font-size-asian="10pt" style:font-size-complex="10pt"/>
    </style:style>
    <style:style style:name="P993" style:family="paragraph" style:parent-style-name="Table_20_Contents">
      <style:paragraph-properties fo:text-align="start" style:justify-single-word="false"/>
      <style:text-properties fo:color="#2a6099" style:font-name="Consolas" fo:font-size="10pt" fo:language="ru" fo:country="RU" style:text-underline-style="none" officeooo:rsid="032b9c87" officeooo:paragraph-rsid="032b9c87" style:font-size-asian="10pt" style:font-size-complex="10pt"/>
    </style:style>
    <style:style style:name="P994" style:family="paragraph" style:parent-style-name="Table_20_Contents">
      <style:paragraph-properties fo:text-align="start" style:justify-single-word="false"/>
      <style:text-properties fo:color="#2a6099" style:font-name="Consolas" fo:font-size="10pt" fo:language="ru" fo:country="RU" style:text-underline-style="none" officeooo:rsid="032c4150" officeooo:paragraph-rsid="032c4150" style:font-size-asian="10pt" style:font-size-complex="10pt"/>
    </style:style>
    <style:style style:name="P995" style:family="paragraph" style:parent-style-name="Table_20_Contents">
      <style:paragraph-properties fo:text-align="start" style:justify-single-word="false"/>
      <style:text-properties fo:color="#2a6099" style:font-name="Consolas" fo:font-size="10pt" fo:language="ru" fo:country="RU" style:text-underline-style="none" officeooo:rsid="032c886b" officeooo:paragraph-rsid="032c886b" style:font-size-asian="10pt" style:font-size-complex="10pt"/>
    </style:style>
    <style:style style:name="P996" style:family="paragraph" style:parent-style-name="Table_20_Contents">
      <style:paragraph-properties fo:text-align="start" style:justify-single-word="false"/>
      <style:text-properties fo:color="#2a6099" style:font-name="Consolas" fo:font-size="10pt" fo:language="ru" fo:country="RU" style:text-underline-style="none" officeooo:rsid="032cdd14" officeooo:paragraph-rsid="032cdd14" style:font-size-asian="10pt" style:font-size-complex="10pt"/>
    </style:style>
    <style:style style:name="P997" style:family="paragraph" style:parent-style-name="Table_20_Contents">
      <style:paragraph-properties fo:text-align="start" style:justify-single-word="false"/>
      <style:text-properties fo:color="#2a6099" style:font-name="Consolas" fo:font-size="10pt" fo:language="ru" fo:country="RU" style:text-underline-style="none" officeooo:rsid="032f22e2" officeooo:paragraph-rsid="032f22e2" style:font-size-asian="10pt" style:font-size-complex="10pt"/>
    </style:style>
    <style:style style:name="P998" style:family="paragraph" style:parent-style-name="Table_20_Contents">
      <style:paragraph-properties fo:text-align="start" style:justify-single-word="false"/>
      <style:text-properties fo:color="#2a6099" style:font-name="Consolas" fo:font-size="10pt" fo:language="ru" fo:country="RU" style:text-underline-style="none" officeooo:rsid="03a10485" officeooo:paragraph-rsid="03a10485" style:font-size-asian="10pt" style:font-size-complex="10pt"/>
    </style:style>
    <style:style style:name="P999" style:family="paragraph" style:parent-style-name="Table_20_Contents">
      <style:paragraph-properties fo:text-align="start" style:justify-single-word="false"/>
      <style:text-properties fo:color="#2a6099" style:font-name="Consolas" fo:font-size="10pt" fo:language="ru" fo:country="RU" style:text-underline-style="none" officeooo:rsid="03a4675c" officeooo:paragraph-rsid="03a4675c" style:font-size-asian="10pt" style:font-size-complex="10pt"/>
    </style:style>
    <style:style style:name="P1000" style:family="paragraph" style:parent-style-name="Table_20_Contents">
      <style:paragraph-properties fo:text-align="start" style:justify-single-word="false"/>
      <style:text-properties fo:color="#2a6099" style:font-name="Consolas" fo:font-size="10pt" fo:language="ru" fo:country="RU" style:text-underline-style="none" officeooo:rsid="03e1034b" officeooo:paragraph-rsid="03e1034b" style:font-size-asian="10pt" style:font-size-complex="10pt"/>
    </style:style>
    <style:style style:name="P1001" style:family="paragraph" style:parent-style-name="Table_20_Contents">
      <style:paragraph-properties fo:text-align="start" style:justify-single-word="false"/>
      <style:text-properties fo:color="#2a6099" style:font-name="Consolas" fo:font-size="10pt" fo:language="ru" fo:country="RU" style:text-underline-style="none" officeooo:rsid="03e27ad5" officeooo:paragraph-rsid="03e27ad5" style:font-size-asian="10pt" style:font-size-complex="10pt"/>
    </style:style>
    <style:style style:name="P1002" style:family="paragraph" style:parent-style-name="Table_20_Contents">
      <style:paragraph-properties fo:text-align="start" style:justify-single-word="false"/>
      <style:text-properties fo:color="#2a6099" style:font-name="Consolas" fo:font-size="10pt" fo:language="ru" fo:country="RU" style:text-underline-style="none" officeooo:rsid="03e3de19" officeooo:paragraph-rsid="03e3de19" style:font-size-asian="10pt" style:font-size-complex="10pt"/>
    </style:style>
    <style:style style:name="P1003" style:family="paragraph" style:parent-style-name="Table_20_Contents">
      <style:paragraph-properties fo:text-align="start" style:justify-single-word="false"/>
      <style:text-properties fo:color="#2a6099" style:font-name="Consolas" fo:font-size="10pt" fo:language="ru" fo:country="RU" style:text-underline-style="none" officeooo:rsid="044b9ff1" officeooo:paragraph-rsid="044b9ff1" style:font-size-asian="10pt" style:font-size-complex="10pt"/>
    </style:style>
    <style:style style:name="P1004" style:family="paragraph" style:parent-style-name="Table_20_Contents">
      <style:paragraph-properties fo:text-align="start" style:justify-single-word="false"/>
      <style:text-properties fo:color="#2a6099" style:font-name="Consolas" fo:font-size="10pt" fo:language="ru" fo:country="RU" style:text-underline-style="none" officeooo:rsid="044d0bf8" officeooo:paragraph-rsid="044d0bf8" style:font-size-asian="10pt" style:font-size-complex="10pt"/>
    </style:style>
    <style:style style:name="P1005" style:family="paragraph" style:parent-style-name="Table_20_Contents">
      <style:paragraph-properties fo:text-align="start" style:justify-single-word="false"/>
      <style:text-properties fo:color="#2a6099" style:font-name="Consolas" fo:font-size="10pt" fo:language="ru" fo:country="RU" style:text-underline-style="none" officeooo:rsid="044f3c59" officeooo:paragraph-rsid="044f3c59" style:font-size-asian="10pt" style:font-size-complex="10pt"/>
    </style:style>
    <style:style style:name="P1006" style:family="paragraph" style:parent-style-name="Table_20_Contents">
      <style:paragraph-properties fo:text-align="center" style:justify-single-word="false"/>
      <style:text-properties fo:color="#2a6099" style:font-name="Consolas" fo:font-size="10pt" fo:language="ru" fo:country="RU" style:text-underline-style="none" officeooo:rsid="044f3c59" officeooo:paragraph-rsid="044f3c59" style:font-size-asian="10pt" style:font-size-complex="10pt"/>
    </style:style>
    <style:style style:name="P1007" style:family="paragraph" style:parent-style-name="Table_20_Contents">
      <style:paragraph-properties fo:text-align="start" style:justify-single-word="false"/>
      <style:text-properties fo:color="#2a6099" style:font-name="Consolas" fo:font-size="10pt" fo:language="ru" fo:country="RU" style:text-underline-style="none" officeooo:rsid="045032c2" officeooo:paragraph-rsid="045032c2" style:font-size-asian="10pt" style:font-size-complex="10pt"/>
    </style:style>
    <style:style style:name="P1008" style:family="paragraph" style:parent-style-name="Table_20_Contents">
      <style:paragraph-properties fo:text-align="start" style:justify-single-word="false"/>
      <style:text-properties fo:color="#2a6099" style:font-name="Consolas" fo:font-size="10pt" fo:language="ru" fo:country="RU" style:text-underline-style="none" officeooo:rsid="04513f0b" officeooo:paragraph-rsid="04513f0b" style:font-size-asian="10pt" style:font-size-complex="10pt"/>
    </style:style>
    <style:style style:name="P1009" style:family="paragraph" style:parent-style-name="Table_20_Contents">
      <style:paragraph-properties fo:text-align="start" style:justify-single-word="false"/>
      <style:text-properties fo:color="#2a6099" style:font-name="Consolas" fo:font-size="10pt" fo:language="ru" fo:country="RU" officeooo:rsid="034439f6" officeooo:paragraph-rsid="034439f6" style:font-size-asian="10pt" style:font-size-complex="10pt"/>
    </style:style>
    <style:style style:name="P1010" style:family="paragraph" style:parent-style-name="Table_20_Contents">
      <style:paragraph-properties fo:text-align="start" style:justify-single-word="false"/>
      <style:text-properties fo:color="#2a6099" style:font-name="Consolas" fo:font-size="10pt" fo:language="ru" fo:country="RU" officeooo:rsid="0346992a" officeooo:paragraph-rsid="0346992a" style:font-size-asian="10pt" style:font-size-complex="10pt"/>
    </style:style>
    <style:style style:name="P1011" style:family="paragraph" style:parent-style-name="Table_20_Contents">
      <style:paragraph-properties fo:text-align="start" style:justify-single-word="false"/>
      <style:text-properties fo:color="#2a6099" style:font-name="Consolas" fo:font-size="10pt" fo:language="ru" fo:country="RU" officeooo:rsid="0361780b" officeooo:paragraph-rsid="0361780b" style:font-size-asian="10pt" style:font-size-complex="10pt"/>
    </style:style>
    <style:style style:name="P1012" style:family="paragraph" style:parent-style-name="Table_20_Contents">
      <style:paragraph-properties fo:text-align="start" style:justify-single-word="false"/>
      <style:text-properties fo:color="#2a6099" style:font-name="Consolas" fo:font-size="10pt" fo:language="ru" fo:country="RU" officeooo:rsid="0363622a" officeooo:paragraph-rsid="0363622a" style:font-size-asian="10pt" style:font-size-complex="10pt"/>
    </style:style>
    <style:style style:name="P1013" style:family="paragraph" style:parent-style-name="Table_20_Contents">
      <style:paragraph-properties fo:text-align="start" style:justify-single-word="false"/>
      <style:text-properties fo:color="#2a6099" style:font-name="Consolas" fo:font-size="10pt" fo:language="ru" fo:country="RU" officeooo:rsid="03651729" officeooo:paragraph-rsid="03651729" style:font-size-asian="10pt" style:font-size-complex="10pt"/>
    </style:style>
    <style:style style:name="P1014" style:family="paragraph" style:parent-style-name="Table_20_Contents">
      <style:paragraph-properties fo:text-align="start" style:justify-single-word="false"/>
      <style:text-properties fo:color="#2a6099" style:font-name="Consolas" fo:font-size="10pt" fo:language="ru" fo:country="RU" officeooo:rsid="037dcbed" officeooo:paragraph-rsid="037dcbed" style:font-size-asian="10pt" style:font-size-complex="10pt"/>
    </style:style>
    <style:style style:name="P1015" style:family="paragraph" style:parent-style-name="Table_20_Contents">
      <style:paragraph-properties fo:text-align="start" style:justify-single-word="false"/>
      <style:text-properties fo:color="#2a6099" style:font-name="Consolas" fo:font-size="10pt" fo:language="ru" fo:country="RU" officeooo:rsid="03be46df" officeooo:paragraph-rsid="03be46df" style:font-size-asian="10pt" style:font-size-complex="10pt"/>
    </style:style>
    <style:style style:name="P1016" style:family="paragraph" style:parent-style-name="Table_20_Contents">
      <style:paragraph-properties fo:text-align="start" style:justify-single-word="false"/>
      <style:text-properties fo:color="#2a6099" style:font-name="Consolas" fo:font-size="10pt" fo:language="ru" fo:country="RU" officeooo:rsid="03bfc861" officeooo:paragraph-rsid="03bfc861" style:font-size-asian="10pt" style:font-size-complex="10pt"/>
    </style:style>
    <style:style style:name="P1017" style:family="paragraph" style:parent-style-name="Table_20_Contents">
      <style:paragraph-properties fo:text-align="start" style:justify-single-word="false"/>
      <style:text-properties fo:color="#2a6099" style:font-name="Consolas" fo:font-size="10pt" fo:language="ru" fo:country="RU" officeooo:rsid="0449b1e5" officeooo:paragraph-rsid="0449b1e5" style:font-size-asian="10pt" style:font-size-complex="10pt"/>
    </style:style>
    <style:style style:name="P1018" style:family="paragraph" style:parent-style-name="Table_20_Contents">
      <style:paragraph-properties fo:text-align="start" style:justify-single-word="false"/>
      <style:text-properties fo:color="#2a6099" style:font-name="Consolas" fo:font-size="10pt" fo:language="ru" fo:country="RU" officeooo:rsid="04533e42" officeooo:paragraph-rsid="04533e42" style:font-size-asian="10pt" style:font-size-complex="10pt"/>
    </style:style>
    <style:style style:name="P1019" style:family="paragraph" style:parent-style-name="Table_20_Contents">
      <style:paragraph-properties fo:text-align="start" style:justify-single-word="false"/>
      <style:text-properties fo:color="#2a6099" style:font-name="Consolas" fo:font-size="10pt" fo:language="ru" fo:country="RU" officeooo:rsid="0368aa29" officeooo:paragraph-rsid="0368b9fd" style:font-size-asian="8.75pt" style:font-size-complex="10pt"/>
    </style:style>
    <style:style style:name="P1020" style:family="paragraph" style:parent-style-name="Table_20_Contents">
      <style:paragraph-properties fo:text-align="start" style:justify-single-word="false"/>
      <style:text-properties fo:color="#2a6099" style:font-name="Consolas" fo:font-size="10pt" fo:language="ru" fo:country="RU" officeooo:rsid="03691d4e" officeooo:paragraph-rsid="03691d4e" style:font-size-asian="8.75pt" style:font-size-complex="10pt"/>
    </style:style>
    <style:style style:name="P1021" style:family="paragraph" style:parent-style-name="Table_20_Contents">
      <style:paragraph-properties fo:text-align="start" style:justify-single-word="false"/>
      <style:text-properties fo:color="#2a6099" style:font-name="Consolas" fo:font-size="10pt" fo:language="ru" fo:country="RU" officeooo:rsid="03698fa6" officeooo:paragraph-rsid="03698fa6" style:font-size-asian="8.75pt" style:font-size-complex="10pt"/>
    </style:style>
    <style:style style:name="P1022" style:family="paragraph" style:parent-style-name="Table_20_Contents">
      <style:paragraph-properties fo:text-align="start" style:justify-single-word="false"/>
      <style:text-properties fo:color="#2a6099" style:font-name="Consolas" fo:font-size="10pt" fo:language="ru" fo:country="RU" officeooo:rsid="036a636f" officeooo:paragraph-rsid="036a636f" style:font-size-asian="8.75pt" style:font-size-complex="10pt"/>
    </style:style>
    <style:style style:name="P1023" style:family="paragraph" style:parent-style-name="Table_20_Contents">
      <style:paragraph-properties fo:text-align="start" style:justify-single-word="false"/>
      <style:text-properties fo:color="#2a6099" style:font-name="Consolas" fo:font-size="10pt" fo:language="ru" fo:country="RU" officeooo:rsid="0464e3e0" officeooo:paragraph-rsid="0464e3e0" style:font-size-asian="8.75pt" style:font-size-complex="10pt"/>
    </style:style>
    <style:style style:name="P1024" style:family="paragraph" style:parent-style-name="Table_20_Contents">
      <style:paragraph-properties fo:text-align="start" style:justify-single-word="false"/>
      <style:text-properties fo:color="#2a6099" style:font-name="Consolas" fo:font-size="10pt" fo:language="ru" fo:country="RU" officeooo:rsid="0466bc1d" officeooo:paragraph-rsid="0466bc1d" style:font-size-asian="8.75pt" style:font-size-complex="10pt"/>
    </style:style>
    <style:style style:name="P1025" style:family="paragraph" style:parent-style-name="Table_20_Contents">
      <style:paragraph-properties fo:text-align="start" style:justify-single-word="false"/>
      <style:text-properties fo:color="#2a6099" style:font-name="Consolas" fo:font-size="10pt" fo:language="ru" fo:country="RU" style:text-underline-style="solid" style:text-underline-width="auto" style:text-underline-color="font-color" officeooo:rsid="044c9f56" officeooo:paragraph-rsid="044c9f56" style:font-size-asian="10pt" style:font-size-complex="10pt"/>
    </style:style>
    <style:style style:name="P1026" style:family="paragraph" style:parent-style-name="Table_20_Contents">
      <style:paragraph-properties fo:text-align="start" style:justify-single-word="false"/>
      <style:text-properties fo:color="#2a6099" style:font-name="Consolas" fo:font-size="10pt" fo:language="ru" fo:country="RU" style:text-underline-style="solid" style:text-underline-width="auto" style:text-underline-color="font-color" officeooo:rsid="04513f0b" officeooo:paragraph-rsid="04513f0b" style:font-size-asian="10pt" style:font-size-complex="10pt"/>
    </style:style>
    <style:style style:name="P1027" style:family="paragraph" style:parent-style-name="Table_20_Contents">
      <style:paragraph-properties fo:text-align="start" style:justify-single-word="false"/>
      <style:text-properties fo:color="#2a6099" style:font-name="Consolas" fo:font-size="10pt" fo:language="en" fo:country="US" officeooo:rsid="0368aa29" officeooo:paragraph-rsid="0368b9fd" style:font-size-asian="8.75pt" style:font-size-complex="10pt"/>
    </style:style>
    <style:style style:name="P1028" style:family="paragraph" style:parent-style-name="Table_20_Contents">
      <style:paragraph-properties fo:text-align="start" style:justify-single-word="false"/>
      <style:text-properties fo:color="#2a6099" style:font-name="Consolas" fo:font-size="10pt" fo:language="en" fo:country="US" officeooo:rsid="03691d4e" officeooo:paragraph-rsid="03691d4e" style:font-size-asian="8.75pt" style:font-size-complex="10pt"/>
    </style:style>
    <style:style style:name="P1029" style:family="paragraph" style:parent-style-name="Table_20_Contents">
      <style:paragraph-properties fo:text-align="start" style:justify-single-word="false"/>
      <style:text-properties officeooo:paragraph-rsid="036fd9df" fo:background-color="transparent"/>
    </style:style>
    <style:style style:name="P1030" style:family="paragraph" style:parent-style-name="Table_20_Contents">
      <style:paragraph-properties fo:text-align="start" style:justify-single-word="false"/>
      <style:text-properties fo:color="#6b5e9b" style:font-name="Consolas" fo:font-size="10pt" fo:language="ru" fo:country="RU" officeooo:rsid="042c45bc" officeooo:paragraph-rsid="042c45bc" style:font-size-asian="8.75pt" style:font-size-complex="10pt"/>
    </style:style>
    <style:style style:name="P1031" style:family="paragraph" style:parent-style-name="Table_20_Contents">
      <style:paragraph-properties fo:text-align="start" style:justify-single-word="false"/>
      <style:text-properties fo:color="#6b5e9b" style:font-name="Consolas" fo:font-size="10pt" fo:language="ru" fo:country="RU" style:text-underline-style="none" officeooo:rsid="042f9e64" officeooo:paragraph-rsid="042f9e64" style:font-size-asian="8.75pt" style:font-size-complex="10pt"/>
    </style:style>
    <style:style style:name="P1032" style:family="paragraph" style:parent-style-name="Table_20_Contents">
      <style:paragraph-properties fo:text-align="start" style:justify-single-word="false"/>
      <style:text-properties fo:color="#55308d" style:font-name="Liberation Mono" fo:font-size="10pt" fo:language="ru" fo:country="RU" style:text-underline-style="none" officeooo:rsid="043bcb3c" officeooo:paragraph-rsid="043bcb3c" style:font-size-asian="10pt" style:font-size-complex="10pt"/>
    </style:style>
    <style:style style:name="P1033" style:family="paragraph" style:parent-style-name="Table_20_Contents">
      <style:paragraph-properties fo:text-align="start" style:justify-single-word="false"/>
      <style:text-properties fo:color="#55308d" style:font-name="Liberation Mono" fo:font-size="10pt" fo:language="ru" fo:country="RU" style:text-underline-style="none" officeooo:rsid="043f3b1e" officeooo:paragraph-rsid="043f3b1e" style:font-size-asian="10pt" style:font-size-complex="10pt"/>
    </style:style>
    <style:style style:name="P1034" style:family="paragraph" style:parent-style-name="Table_20_Contents">
      <style:paragraph-properties fo:text-align="start" style:justify-single-word="false"/>
      <style:text-properties fo:color="#55308d" style:font-name="Liberation Mono" fo:font-size="10pt" fo:language="en" fo:country="US" style:text-underline-style="solid" style:text-underline-width="auto" style:text-underline-color="font-color" officeooo:rsid="043af27d" officeooo:paragraph-rsid="043af27d" style:font-size-asian="10pt" style:font-size-complex="10pt"/>
    </style:style>
    <style:style style:name="P1035" style:family="paragraph" style:parent-style-name="Table_20_Contents">
      <style:paragraph-properties fo:text-align="start" style:justify-single-word="false"/>
      <style:text-properties fo:color="#55308d" style:font-name="Liberation Mono" fo:font-size="10pt" fo:language="en" fo:country="US" style:text-underline-style="solid" style:text-underline-width="auto" style:text-underline-color="font-color" officeooo:rsid="043f3b1e" officeooo:paragraph-rsid="043f3b1e" style:font-size-asian="10pt" style:font-size-complex="10pt"/>
    </style:style>
    <style:style style:name="P1036" style:family="paragraph" style:parent-style-name="Table_20_Contents">
      <style:paragraph-properties fo:text-align="start" style:justify-single-word="false"/>
      <style:text-properties fo:color="#55308d" style:font-name="Liberation Mono" fo:font-size="10pt" style:text-underline-style="solid" style:text-underline-width="auto" style:text-underline-color="font-color" officeooo:rsid="043bcb3c" officeooo:paragraph-rsid="043bcb3c" style:font-size-asian="10pt" style:font-size-complex="10pt"/>
    </style:style>
    <style:style style:name="P1037" style:family="paragraph" style:parent-style-name="Table_20_Contents">
      <loext:graphic-properties draw:fill="none"/>
      <style:paragraph-properties fo:margin-left="1.7cm" fo:margin-right="0cm" fo:text-align="start" style:justify-single-word="false" fo:text-indent="-0.499cm" style:auto-text-indent="false" fo:background-color="transparent" text:number-lines="false" text:line-number="0"/>
      <style:text-properties fo:color="#710037" style:font-name="Consolas" fo:font-size="10pt" officeooo:rsid="0227d2c3" officeooo:paragraph-rsid="0227d2c3" style:font-size-asian="10pt" style:font-size-complex="10pt"/>
    </style:style>
    <style:style style:name="P1038" style:family="paragraph" style:parent-style-name="Standard" style:master-page-name="">
      <loext:graphic-properties draw:fill="none"/>
      <style:paragraph-properties fo:margin-left="0.4cm" fo:margin-right="0cm" fo:text-align="start" style:justify-single-word="false" fo:text-indent="-0.4cm" style:auto-text-indent="false" style:page-number="auto"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5db55c" officeooo:paragraph-rsid="045db55c" fo:background-color="#ffffff" style:font-size-asian="8.75pt" style:font-style-asian="normal" style:font-weight-asian="normal" style:font-size-complex="10pt" style:font-style-complex="normal" style:font-weight-complex="normal"/>
    </style:style>
    <style:style style:name="P1039" style:family="paragraph" style:parent-style-name="Standard">
      <loext:graphic-properties draw:fill="none"/>
      <style:paragraph-properties fo:margin-left="0.4cm" fo:margin-right="0cm" fo:text-align="start" style:justify-single-word="false" fo:text-indent="-0.4cm" style:auto-text-indent="false" fo:background-color="transparent"/>
      <style:text-properties style:use-window-font-color="true" style:text-line-through-style="none" style:text-line-through-type="none" style:font-name="Liberation Mono" fo:font-size="10pt" fo:language="ru" fo:country="RU" fo:font-style="normal" style:text-underline-style="none" fo:font-weight="normal" officeooo:rsid="0462e2ad" officeooo:paragraph-rsid="0462e2ad" fo:background-color="#ffffff" style:font-size-asian="8.75pt" style:font-style-asian="normal" style:font-weight-asian="normal" style:font-size-complex="10pt" style:font-style-complex="normal" style:font-weight-complex="normal"/>
    </style:style>
    <style:style style:name="P1040" style:family="paragraph" style:parent-style-name="Standard">
      <loext:graphic-properties draw:fill="none"/>
      <style:paragraph-properties fo:margin-left="0.4cm" fo:margin-right="0cm" fo:text-align="start" style:justify-single-word="false" fo:text-indent="-0.4cm" style:auto-text-indent="false" fo:background-color="transparent"/>
      <style:text-properties style:use-window-font-color="true" style:text-line-through-style="none" style:text-line-through-type="none" style:font-name="Liberation Mono" fo:font-size="10pt" fo:language="en" fo:country="US" fo:font-style="normal" style:text-underline-style="none" fo:font-weight="normal" officeooo:rsid="045f2b8d" officeooo:paragraph-rsid="045db55c" fo:background-color="#ffffff" style:font-size-asian="8.75pt" style:font-style-asian="normal" style:font-weight-asian="normal" style:font-size-complex="10pt" style:font-style-complex="normal" style:font-weight-complex="normal"/>
    </style:style>
    <style:style style:name="P1041" style:family="paragraph" style:parent-style-name="Standard">
      <loext:graphic-properties draw:fill="none"/>
      <style:paragraph-properties fo:margin-left="0.4cm" fo:margin-right="0cm" fo:text-align="start" style:justify-single-word="false" fo:text-indent="-0.4cm" style:auto-text-indent="false" fo:background-color="transparent"/>
      <style:text-properties style:use-window-font-color="true" style:text-line-through-style="none" style:text-line-through-type="none" style:font-name="Liberation Mono" fo:font-size="11pt" fo:language="ru" fo:country="RU" fo:font-style="normal" style:text-underline-style="solid" style:text-underline-width="auto" style:text-underline-color="font-color" fo:font-weight="normal" officeooo:rsid="0462e2ad" officeooo:paragraph-rsid="0462e2ad" fo:background-color="#ffffff" style:font-size-asian="9.60000038146973pt" style:font-style-asian="normal" style:font-weight-asian="normal" style:font-size-complex="11pt" style:font-style-complex="normal" style:font-weight-complex="normal"/>
    </style:style>
    <style:style style:name="P10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italic" style:text-underline-style="solid" style:text-underline-width="auto" style:text-underline-color="font-color" fo:font-weight="normal" officeooo:rsid="020290fd" officeooo:paragraph-rsid="020f3554" fo:background-color="#ffffff" style:font-size-asian="9.60000038146973pt" style:font-style-asian="italic" style:font-weight-asian="normal" style:font-size-complex="11pt" style:font-style-complex="italic" style:font-weight-complex="normal"/>
    </style:style>
    <style:style style:name="P104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2a6099" style:text-line-through-style="none" style:text-line-through-type="none" style:font-name="Liberation Mono" fo:font-size="11pt" fo:language="en" fo:country="US" fo:font-style="italic" style:text-underline-style="solid" style:text-underline-width="auto" style:text-underline-color="font-color" fo:font-weight="normal" officeooo:rsid="03e616b7" officeooo:paragraph-rsid="03e9b151" fo:background-color="#ffffff" style:font-size-asian="9.60000038146973pt" style:font-style-asian="italic" style:font-weight-asian="normal" style:font-size-complex="11pt" style:font-style-complex="italic" style:font-weight-complex="normal"/>
    </style:style>
    <style:style style:name="P1044"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2a6099" style:font-name="Liberation Mono" fo:font-size="11pt" fo:language="ru" fo:country="RU" fo:font-style="italic" style:text-underline-style="solid" style:text-underline-width="auto" style:text-underline-color="font-color" fo:font-weight="normal" officeooo:rsid="0059e2af" officeooo:paragraph-rsid="0059e2af" fo:background-color="#ffffff" style:font-size-asian="9.60000038146973pt" style:font-style-asian="italic" style:font-weight-asian="normal" style:font-size-complex="11pt" style:font-style-complex="italic" style:font-weight-complex="normal"/>
    </style:style>
    <style:style style:name="P1045"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2a6099" style:font-name="Liberation Mono" fo:font-size="11pt" fo:language="ru" fo:country="RU" fo:font-style="italic" style:text-underline-style="solid" style:text-underline-width="auto" style:text-underline-color="font-color" fo:font-weight="normal" officeooo:rsid="00004791" officeooo:paragraph-rsid="00004791" fo:background-color="#ffffff" style:font-size-asian="9.60000038146973pt" style:font-style-asian="italic" style:font-weight-asian="normal" style:font-size-complex="11pt" style:font-style-complex="italic" style:font-weight-complex="normal"/>
    </style:style>
    <style:style style:name="P1046" style:family="paragraph" style:parent-style-name="Standard">
      <style:paragraph-properties fo:text-align="center" style:justify-single-word="false"/>
      <style:text-properties style:font-name="Liberation Mono" fo:font-size="15pt" fo:language="ru" fo:country="RU" style:text-underline-style="solid" style:text-underline-width="auto" style:text-underline-color="font-color" fo:font-weight="normal" officeooo:rsid="04a611cb" officeooo:paragraph-rsid="04a611cb" style:font-size-asian="13.1000003814697pt" style:font-weight-asian="normal" style:font-size-complex="15pt" style:font-weight-complex="normal"/>
    </style:style>
    <style:style style:name="P1047"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4a77bd4" officeooo:paragraph-rsid="04a77bd4" style:font-size-asian="9.60000038146973pt" style:font-weight-asian="normal" style:font-size-complex="11pt" style:font-weight-complex="normal"/>
    </style:style>
    <style:style style:name="P1048"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4a9611f" officeooo:paragraph-rsid="04a9611f" style:font-size-asian="9.60000038146973pt" style:font-weight-asian="normal" style:font-size-complex="11pt" style:font-weight-complex="normal"/>
    </style:style>
    <style:style style:name="P1049" style:family="paragraph" style:parent-style-name="Standard">
      <style:paragraph-properties fo:text-align="start" style:justify-single-word="false"/>
      <style:text-properties style:font-name="Liberation Mono" fo:font-size="11pt" fo:language="ru" fo:country="RU" style:text-underline-style="solid" style:text-underline-width="auto" style:text-underline-color="font-color" fo:font-weight="normal" officeooo:rsid="04bf52ea" officeooo:paragraph-rsid="04bf52ea" style:font-size-asian="9.60000038146973pt" style:font-weight-asian="normal" style:font-size-complex="11pt" style:font-weight-complex="normal"/>
    </style:style>
    <style:style style:name="P1050" style:family="paragraph" style:parent-style-name="Standard">
      <style:paragraph-properties fo:text-align="start" style:justify-single-word="false"/>
      <style:text-properties style:font-name="Liberation Mono" fo:font-size="10pt" fo:language="ru" fo:country="RU" style:text-underline-style="none" fo:font-weight="normal" officeooo:rsid="04a9611f" officeooo:paragraph-rsid="04a9611f" style:font-size-asian="8.75pt" style:font-weight-asian="normal" style:font-size-complex="10pt" style:font-weight-complex="normal"/>
    </style:style>
    <style:style style:name="P1051" style:family="paragraph" style:parent-style-name="Standard">
      <style:paragraph-properties fo:text-align="start" style:justify-single-word="false"/>
      <style:text-properties style:font-name="Liberation Mono" fo:font-size="10pt" fo:language="ru" fo:country="RU" style:text-underline-style="none" fo:font-weight="normal" officeooo:rsid="04a77bd4" officeooo:paragraph-rsid="04a77bd4" style:font-size-asian="8.75pt" style:font-weight-asian="normal" style:font-size-complex="10pt" style:font-weight-complex="normal"/>
    </style:style>
    <style:style style:name="P1052" style:family="paragraph" style:parent-style-name="Standard">
      <style:paragraph-properties fo:text-align="start" style:justify-single-word="false"/>
      <style:text-properties style:font-name="Liberation Mono" fo:font-size="10pt" fo:language="ru" fo:country="RU" style:text-underline-style="none" fo:font-weight="normal" officeooo:rsid="04ab6228" officeooo:paragraph-rsid="04ab6228" style:font-size-asian="8.75pt" style:font-weight-asian="normal" style:font-size-complex="10pt" style:font-weight-complex="normal"/>
    </style:style>
    <style:style style:name="P1053" style:family="paragraph" style:parent-style-name="Standard">
      <style:paragraph-properties fo:text-align="start" style:justify-single-word="false"/>
      <style:text-properties style:font-name="Liberation Mono" fo:font-size="10pt" fo:language="ru" fo:country="RU" style:text-underline-style="none" fo:font-weight="normal" officeooo:rsid="04bf52ea" officeooo:paragraph-rsid="04bf52ea" style:font-size-asian="8.75pt" style:font-weight-asian="normal" style:font-size-complex="10pt" style:font-weight-complex="normal"/>
    </style:style>
    <style:style style:name="P1054" style:family="paragraph" style:parent-style-name="Standard">
      <style:paragraph-properties fo:text-align="start" style:justify-single-word="false"/>
      <style:text-properties style:font-name="Liberation Mono" fo:font-size="10pt" fo:language="ru" fo:country="RU" style:text-underline-style="none" fo:font-weight="normal" officeooo:rsid="04c1e0a8" officeooo:paragraph-rsid="04c1e0a8" style:font-size-asian="8.75pt" style:font-weight-asian="normal" style:font-size-complex="10pt" style:font-weight-complex="normal"/>
    </style:style>
    <style:style style:name="P1055" style:family="paragraph" style:parent-style-name="Standard">
      <style:paragraph-properties fo:text-align="start" style:justify-single-word="false"/>
      <style:text-properties style:font-name="Liberation Mono" fo:font-size="10pt" fo:language="ru" fo:country="RU" style:text-underline-style="none" fo:font-weight="normal" officeooo:rsid="04c41d1f" officeooo:paragraph-rsid="04c41d1f" style:font-size-asian="8.75pt" style:font-weight-asian="normal" style:font-size-complex="10pt" style:font-weight-complex="normal"/>
    </style:style>
    <style:style style:name="P1056" style:family="paragraph">
      <style:paragraph-properties fo:text-align="center"/>
    </style:style>
    <style:style style:name="P1057" style:family="paragraph">
      <style:text-properties style:font-name="Liberation Mono"/>
    </style:style>
    <style:style style:name="P1058" style:family="paragraph">
      <style:paragraph-properties fo:text-align="center"/>
      <style:text-properties style:font-name="Liberation Mono"/>
    </style:style>
    <style:style style:name="T1" style:family="text">
      <style:text-properties fo:language="en" fo:country="US"/>
    </style:style>
    <style:style style:name="T2" style:family="text">
      <style:text-properties fo:language="en" fo:country="US" officeooo:rsid="00016a29"/>
    </style:style>
    <style:style style:name="T3" style:family="text">
      <style:text-properties fo:language="en" fo:country="US" officeooo:rsid="000bb398"/>
    </style:style>
    <style:style style:name="T4" style:family="text">
      <style:text-properties fo:language="en" fo:country="US" officeooo:rsid="0031c0d8"/>
    </style:style>
    <style:style style:name="T5" style:family="text">
      <style:text-properties fo:language="en" fo:country="US" officeooo:rsid="003a1815"/>
    </style:style>
    <style:style style:name="T6" style:family="text">
      <style:text-properties fo:language="en" fo:country="US" officeooo:rsid="0047fb42"/>
    </style:style>
    <style:style style:name="T7" style:family="text">
      <style:text-properties fo:language="en" fo:country="US" officeooo:rsid="0051c10d"/>
    </style:style>
    <style:style style:name="T8" style:family="text">
      <style:text-properties fo:language="en" fo:country="US" officeooo:rsid="0053b510"/>
    </style:style>
    <style:style style:name="T9" style:family="text">
      <style:text-properties fo:language="en" fo:country="US" officeooo:rsid="00545293"/>
    </style:style>
    <style:style style:name="T10" style:family="text">
      <style:text-properties fo:language="en" fo:country="US" officeooo:rsid="0055fed9"/>
    </style:style>
    <style:style style:name="T11" style:family="text">
      <style:text-properties fo:language="en" fo:country="US" officeooo:rsid="005a48d6"/>
    </style:style>
    <style:style style:name="T12" style:family="text">
      <style:text-properties fo:language="en" fo:country="US" officeooo:rsid="005b6987"/>
    </style:style>
    <style:style style:name="T13" style:family="text">
      <style:text-properties fo:language="en" fo:country="US" officeooo:rsid="007ac1a1"/>
    </style:style>
    <style:style style:name="T14" style:family="text">
      <style:text-properties fo:language="en" fo:country="US" officeooo:rsid="007b58da"/>
    </style:style>
    <style:style style:name="T15" style:family="text">
      <style:text-properties fo:language="en" fo:country="US" officeooo:rsid="00928515"/>
    </style:style>
    <style:style style:name="T16" style:family="text">
      <style:text-properties fo:language="en" fo:country="US" officeooo:rsid="00941a04"/>
    </style:style>
    <style:style style:name="T17" style:family="text">
      <style:text-properties fo:language="en" fo:country="US" officeooo:rsid="009ae6c7"/>
    </style:style>
    <style:style style:name="T18" style:family="text">
      <style:text-properties fo:language="en" fo:country="US" officeooo:rsid="009b0167"/>
    </style:style>
    <style:style style:name="T19" style:family="text">
      <style:text-properties fo:language="en" fo:country="US" officeooo:rsid="00a0f56b"/>
    </style:style>
    <style:style style:name="T20" style:family="text">
      <style:text-properties fo:language="en" fo:country="US" officeooo:rsid="00a37d40"/>
    </style:style>
    <style:style style:name="T21" style:family="text">
      <style:text-properties fo:language="en" fo:country="US" officeooo:rsid="00a414aa"/>
    </style:style>
    <style:style style:name="T22" style:family="text">
      <style:text-properties fo:language="en" fo:country="US" officeooo:rsid="00a91446"/>
    </style:style>
    <style:style style:name="T23" style:family="text">
      <style:text-properties fo:language="en" fo:country="US" officeooo:rsid="00a10e08"/>
    </style:style>
    <style:style style:name="T24" style:family="text">
      <style:text-properties fo:language="en" fo:country="US" officeooo:rsid="00ade94e"/>
    </style:style>
    <style:style style:name="T25" style:family="text">
      <style:text-properties fo:language="en" fo:country="US" officeooo:rsid="00b0f84e"/>
    </style:style>
    <style:style style:name="T26" style:family="text">
      <style:text-properties fo:language="en" fo:country="US" officeooo:rsid="00b607fb"/>
    </style:style>
    <style:style style:name="T27" style:family="text">
      <style:text-properties fo:language="en" fo:country="US" officeooo:rsid="00ce1b35"/>
    </style:style>
    <style:style style:name="T28" style:family="text">
      <style:text-properties fo:language="en" fo:country="US" officeooo:rsid="00d0e312"/>
    </style:style>
    <style:style style:name="T29" style:family="text">
      <style:text-properties fo:language="en" fo:country="US" officeooo:rsid="00d18a0c"/>
    </style:style>
    <style:style style:name="T30" style:family="text">
      <style:text-properties fo:language="en" fo:country="US" officeooo:rsid="00d2f802"/>
    </style:style>
    <style:style style:name="T31" style:family="text">
      <style:text-properties fo:language="en" fo:country="US" officeooo:rsid="00ea23d0"/>
    </style:style>
    <style:style style:name="T32" style:family="text">
      <style:text-properties fo:language="en" fo:country="US" officeooo:rsid="00effd31"/>
    </style:style>
    <style:style style:name="T33" style:family="text">
      <style:text-properties fo:language="en" fo:country="US" officeooo:rsid="00f9427f"/>
    </style:style>
    <style:style style:name="T34" style:family="text">
      <style:text-properties fo:language="en" fo:country="US" officeooo:rsid="01003f1d"/>
    </style:style>
    <style:style style:name="T35" style:family="text">
      <style:text-properties fo:language="en" fo:country="US" officeooo:rsid="01016d7c"/>
    </style:style>
    <style:style style:name="T36" style:family="text">
      <style:text-properties fo:language="en" fo:country="US" officeooo:rsid="01022590"/>
    </style:style>
    <style:style style:name="T37" style:family="text">
      <style:text-properties fo:language="en" fo:country="US" officeooo:rsid="010854f6"/>
    </style:style>
    <style:style style:name="T38" style:family="text">
      <style:text-properties fo:language="en" fo:country="US" officeooo:rsid="011272d0"/>
    </style:style>
    <style:style style:name="T39" style:family="text">
      <style:text-properties fo:language="en" fo:country="US" officeooo:rsid="011a56e9"/>
    </style:style>
    <style:style style:name="T40" style:family="text">
      <style:text-properties fo:language="en" fo:country="US" officeooo:rsid="011bc0ec"/>
    </style:style>
    <style:style style:name="T41" style:family="text">
      <style:text-properties fo:language="en" fo:country="US" officeooo:rsid="012c792a"/>
    </style:style>
    <style:style style:name="T42" style:family="text">
      <style:text-properties fo:language="en" fo:country="US" officeooo:rsid="0132f868"/>
    </style:style>
    <style:style style:name="T43" style:family="text">
      <style:text-properties fo:language="en" fo:country="US" officeooo:rsid="01366c75"/>
    </style:style>
    <style:style style:name="T44" style:family="text">
      <style:text-properties fo:language="en" fo:country="US" officeooo:rsid="0146bf3e"/>
    </style:style>
    <style:style style:name="T45" style:family="text">
      <style:text-properties fo:language="en" fo:country="US" officeooo:rsid="0148a1a5"/>
    </style:style>
    <style:style style:name="T46" style:family="text">
      <style:text-properties fo:language="en" fo:country="US" officeooo:rsid="0152bb45"/>
    </style:style>
    <style:style style:name="T47" style:family="text">
      <style:text-properties fo:language="en" fo:country="US" fo:background-color="transparent" loext:char-shading-value="0"/>
    </style:style>
    <style:style style:name="T48" style:family="text">
      <style:text-properties fo:language="en" fo:country="US" officeooo:rsid="0160a240"/>
    </style:style>
    <style:style style:name="T49" style:family="text">
      <style:text-properties fo:language="en" fo:country="US" officeooo:rsid="01660f9f"/>
    </style:style>
    <style:style style:name="T50" style:family="text">
      <style:text-properties fo:language="en" fo:country="US" officeooo:rsid="0177f9cf"/>
    </style:style>
    <style:style style:name="T51" style:family="text">
      <style:text-properties fo:language="en" fo:country="US" officeooo:rsid="017b316b"/>
    </style:style>
    <style:style style:name="T52" style:family="text">
      <style:text-properties fo:language="en" fo:country="US" officeooo:rsid="017bb198"/>
    </style:style>
    <style:style style:name="T53" style:family="text">
      <style:text-properties fo:language="en" fo:country="US" officeooo:rsid="017d611c"/>
    </style:style>
    <style:style style:name="T54" style:family="text">
      <style:text-properties fo:language="en" fo:country="US" officeooo:rsid="018769e9"/>
    </style:style>
    <style:style style:name="T55" style:family="text">
      <style:text-properties fo:language="en" fo:country="US" officeooo:rsid="018a27eb"/>
    </style:style>
    <style:style style:name="T56" style:family="text">
      <style:text-properties fo:language="en" fo:country="US" officeooo:rsid="018ee197"/>
    </style:style>
    <style:style style:name="T57" style:family="text">
      <style:text-properties fo:language="en" fo:country="US" officeooo:rsid="01a36168"/>
    </style:style>
    <style:style style:name="T58" style:family="text">
      <style:text-properties fo:language="en" fo:country="US" officeooo:rsid="01a69f35"/>
    </style:style>
    <style:style style:name="T59" style:family="text">
      <style:text-properties fo:language="en" fo:country="US" officeooo:rsid="01a9fe01"/>
    </style:style>
    <style:style style:name="T60" style:family="text">
      <style:text-properties fo:language="en" fo:country="US" officeooo:rsid="01acb901"/>
    </style:style>
    <style:style style:name="T61" style:family="text">
      <style:text-properties fo:language="en" fo:country="US" officeooo:rsid="01b4e662"/>
    </style:style>
    <style:style style:name="T62" style:family="text">
      <style:text-properties fo:language="en" fo:country="US" officeooo:rsid="01c0d359"/>
    </style:style>
    <style:style style:name="T63" style:family="text">
      <style:text-properties fo:language="en" fo:country="US" officeooo:rsid="01cabaf5"/>
    </style:style>
    <style:style style:name="T64" style:family="text">
      <style:text-properties fo:language="en" fo:country="US" officeooo:rsid="01d0334c"/>
    </style:style>
    <style:style style:name="T65" style:family="text">
      <style:text-properties fo:language="en" fo:country="US" officeooo:rsid="01d120a6"/>
    </style:style>
    <style:style style:name="T66" style:family="text">
      <style:text-properties fo:language="en" fo:country="US" officeooo:rsid="01d2e445"/>
    </style:style>
    <style:style style:name="T67" style:family="text">
      <style:text-properties fo:language="en" fo:country="US" officeooo:rsid="01d44d2a"/>
    </style:style>
    <style:style style:name="T68" style:family="text">
      <style:text-properties fo:language="en" fo:country="US" officeooo:rsid="01d5411b"/>
    </style:style>
    <style:style style:name="T69" style:family="text">
      <style:text-properties fo:language="en" fo:country="US" officeooo:rsid="01da3a71"/>
    </style:style>
    <style:style style:name="T70" style:family="text">
      <style:text-properties fo:language="en" fo:country="US" officeooo:rsid="01de2b2b"/>
    </style:style>
    <style:style style:name="T71" style:family="text">
      <style:text-properties fo:language="en" fo:country="US" officeooo:rsid="01e71b42"/>
    </style:style>
    <style:style style:name="T72" style:family="text">
      <style:text-properties fo:language="en" fo:country="US" officeooo:rsid="01e8e92e"/>
    </style:style>
    <style:style style:name="T73" style:family="text">
      <style:text-properties fo:language="en" fo:country="US" officeooo:rsid="01f3fd77"/>
    </style:style>
    <style:style style:name="T74" style:family="text">
      <style:text-properties fo:language="en" fo:country="US" officeooo:rsid="02007bcd"/>
    </style:style>
    <style:style style:name="T75" style:family="text">
      <style:text-properties fo:language="en" fo:country="US" officeooo:rsid="020290fd"/>
    </style:style>
    <style:style style:name="T76" style:family="text">
      <style:text-properties fo:language="en" fo:country="US" officeooo:rsid="02043d6d"/>
    </style:style>
    <style:style style:name="T77" style:family="text">
      <style:text-properties fo:language="en" fo:country="US" officeooo:rsid="02053442"/>
    </style:style>
    <style:style style:name="T78" style:family="text">
      <style:text-properties fo:language="en" fo:country="US" officeooo:rsid="02076ed6"/>
    </style:style>
    <style:style style:name="T79" style:family="text">
      <style:text-properties fo:language="en" fo:country="US" officeooo:rsid="0208f364"/>
    </style:style>
    <style:style style:name="T80" style:family="text">
      <style:text-properties fo:language="en" fo:country="US" officeooo:rsid="0214dedd"/>
    </style:style>
    <style:style style:name="T81" style:family="text">
      <style:text-properties fo:language="en" fo:country="US" officeooo:rsid="021e408e"/>
    </style:style>
    <style:style style:name="T82" style:family="text">
      <style:text-properties fo:language="en" fo:country="US" officeooo:rsid="0228c3ea"/>
    </style:style>
    <style:style style:name="T83" style:family="text">
      <style:text-properties fo:language="en" fo:country="US" officeooo:rsid="022a11bb"/>
    </style:style>
    <style:style style:name="T84" style:family="text">
      <style:text-properties fo:language="en" fo:country="US" officeooo:rsid="022bd55e"/>
    </style:style>
    <style:style style:name="T85" style:family="text">
      <style:text-properties fo:language="en" fo:country="US" officeooo:rsid="022e7553"/>
    </style:style>
    <style:style style:name="T86" style:family="text">
      <style:text-properties fo:language="en" fo:country="US" officeooo:rsid="022f866a"/>
    </style:style>
    <style:style style:name="T87" style:family="text">
      <style:text-properties fo:language="en" fo:country="US" officeooo:rsid="022fdce2"/>
    </style:style>
    <style:style style:name="T88" style:family="text">
      <style:text-properties fo:language="en" fo:country="US" officeooo:rsid="0232c985"/>
    </style:style>
    <style:style style:name="T89" style:family="text">
      <style:text-properties fo:language="en" fo:country="US" officeooo:rsid="0236d4ea"/>
    </style:style>
    <style:style style:name="T90" style:family="text">
      <style:text-properties fo:language="en" fo:country="US" officeooo:rsid="023ffbb6"/>
    </style:style>
    <style:style style:name="T91" style:family="text">
      <style:text-properties fo:language="en" fo:country="US" officeooo:rsid="0246ba57"/>
    </style:style>
    <style:style style:name="T92" style:family="text">
      <style:text-properties fo:language="en" fo:country="US" officeooo:rsid="02492b16"/>
    </style:style>
    <style:style style:name="T93" style:family="text">
      <style:text-properties fo:language="en" fo:country="US" officeooo:rsid="024c24a1"/>
    </style:style>
    <style:style style:name="T94" style:family="text">
      <style:text-properties fo:language="en" fo:country="US" officeooo:rsid="024c2b2f"/>
    </style:style>
    <style:style style:name="T95" style:family="text">
      <style:text-properties fo:language="en" fo:country="US" officeooo:rsid="024e0218"/>
    </style:style>
    <style:style style:name="T96" style:family="text">
      <style:text-properties fo:language="en" fo:country="US" officeooo:rsid="02528e95"/>
    </style:style>
    <style:style style:name="T97" style:family="text">
      <style:text-properties fo:language="en" fo:country="US" officeooo:rsid="02560432"/>
    </style:style>
    <style:style style:name="T98" style:family="text">
      <style:text-properties fo:language="en" fo:country="US" officeooo:rsid="026f4c7d"/>
    </style:style>
    <style:style style:name="T99" style:family="text">
      <style:text-properties fo:language="en" fo:country="US" officeooo:rsid="0271a106"/>
    </style:style>
    <style:style style:name="T100" style:family="text">
      <style:text-properties fo:language="en" fo:country="US" officeooo:rsid="0272f1e9"/>
    </style:style>
    <style:style style:name="T101" style:family="text">
      <style:text-properties fo:language="en" fo:country="US" officeooo:rsid="027470c4"/>
    </style:style>
    <style:style style:name="T102" style:family="text">
      <style:text-properties fo:language="en" fo:country="US" officeooo:rsid="0274bb7f"/>
    </style:style>
    <style:style style:name="T103" style:family="text">
      <style:text-properties fo:language="en" fo:country="US" officeooo:rsid="0274e3b7"/>
    </style:style>
    <style:style style:name="T104" style:family="text">
      <style:text-properties fo:language="en" fo:country="US" officeooo:rsid="027538b0"/>
    </style:style>
    <style:style style:name="T105" style:family="text">
      <style:text-properties fo:language="en" fo:country="US" officeooo:rsid="0276b0c3"/>
    </style:style>
    <style:style style:name="T106" style:family="text">
      <style:text-properties fo:language="en" fo:country="US" officeooo:rsid="0278892c"/>
    </style:style>
    <style:style style:name="T107" style:family="text">
      <style:text-properties fo:language="en" fo:country="US" officeooo:rsid="02795549"/>
    </style:style>
    <style:style style:name="T108" style:family="text">
      <style:text-properties fo:language="en" fo:country="US" officeooo:rsid="0279cc53"/>
    </style:style>
    <style:style style:name="T109" style:family="text">
      <style:text-properties fo:language="en" fo:country="US" officeooo:rsid="027a944e"/>
    </style:style>
    <style:style style:name="T110" style:family="text">
      <style:text-properties fo:language="en" fo:country="US" officeooo:rsid="027a945e"/>
    </style:style>
    <style:style style:name="T111" style:family="text">
      <style:text-properties fo:language="en" fo:country="US" officeooo:rsid="027b23f2"/>
    </style:style>
    <style:style style:name="T112" style:family="text">
      <style:text-properties fo:language="en" fo:country="US" officeooo:rsid="027b7261"/>
    </style:style>
    <style:style style:name="T113" style:family="text">
      <style:text-properties fo:language="en" fo:country="US" officeooo:rsid="027cbedf"/>
    </style:style>
    <style:style style:name="T114" style:family="text">
      <style:text-properties fo:language="en" fo:country="US" officeooo:rsid="027d5279"/>
    </style:style>
    <style:style style:name="T115" style:family="text">
      <style:text-properties fo:language="en" fo:country="US" officeooo:rsid="027e1e36"/>
    </style:style>
    <style:style style:name="T116" style:family="text">
      <style:text-properties fo:language="en" fo:country="US" officeooo:rsid="028123da"/>
    </style:style>
    <style:style style:name="T117" style:family="text">
      <style:text-properties fo:language="en" fo:country="US" officeooo:rsid="0282cea3"/>
    </style:style>
    <style:style style:name="T118" style:family="text">
      <style:text-properties fo:language="en" fo:country="US" officeooo:rsid="0293a485"/>
    </style:style>
    <style:style style:name="T119" style:family="text">
      <style:text-properties fo:language="en" fo:country="US" officeooo:rsid="02946d0e"/>
    </style:style>
    <style:style style:name="T120" style:family="text">
      <style:text-properties fo:language="en" fo:country="US" officeooo:rsid="0297b69d"/>
    </style:style>
    <style:style style:name="T121" style:family="text">
      <style:text-properties fo:language="en" fo:country="US" officeooo:rsid="02989626"/>
    </style:style>
    <style:style style:name="T122" style:family="text">
      <style:text-properties fo:language="en" fo:country="US" officeooo:rsid="0299eedd"/>
    </style:style>
    <style:style style:name="T123" style:family="text">
      <style:text-properties fo:language="en" fo:country="US" officeooo:rsid="029a49c6"/>
    </style:style>
    <style:style style:name="T124" style:family="text">
      <style:text-properties fo:language="en" fo:country="US" officeooo:rsid="029c0e37"/>
    </style:style>
    <style:style style:name="T125" style:family="text">
      <style:text-properties fo:language="en" fo:country="US" officeooo:rsid="02a054c2"/>
    </style:style>
    <style:style style:name="T126" style:family="text">
      <style:text-properties fo:language="en" fo:country="US" officeooo:rsid="02a167e9"/>
    </style:style>
    <style:style style:name="T127" style:family="text">
      <style:text-properties fo:language="en" fo:country="US" officeooo:rsid="02a32d58"/>
    </style:style>
    <style:style style:name="T128" style:family="text">
      <style:text-properties fo:language="en" fo:country="US" officeooo:rsid="02a3a844"/>
    </style:style>
    <style:style style:name="T129" style:family="text">
      <style:text-properties fo:language="en" fo:country="US" officeooo:rsid="02a43c1b"/>
    </style:style>
    <style:style style:name="T130" style:family="text">
      <style:text-properties fo:language="en" fo:country="US" officeooo:rsid="02a503f5"/>
    </style:style>
    <style:style style:name="T131" style:family="text">
      <style:text-properties fo:language="en" fo:country="US" officeooo:rsid="02a82a7e"/>
    </style:style>
    <style:style style:name="T132" style:family="text">
      <style:text-properties fo:language="en" fo:country="US" officeooo:rsid="02a98e17"/>
    </style:style>
    <style:style style:name="T133" style:family="text">
      <style:text-properties fo:language="en" fo:country="US" officeooo:rsid="0238c636"/>
    </style:style>
    <style:style style:name="T134" style:family="text">
      <style:text-properties fo:language="en" fo:country="US" officeooo:rsid="02b47496"/>
    </style:style>
    <style:style style:name="T135" style:family="text">
      <style:text-properties fo:language="en" fo:country="US" officeooo:rsid="02ba7e7d"/>
    </style:style>
    <style:style style:name="T136" style:family="text">
      <style:text-properties fo:language="en" fo:country="US" officeooo:rsid="02d246ef"/>
    </style:style>
    <style:style style:name="T137" style:family="text">
      <style:text-properties fo:language="en" fo:country="US" officeooo:rsid="02d34fee"/>
    </style:style>
    <style:style style:name="T138" style:family="text">
      <style:text-properties fo:language="en" fo:country="US" officeooo:rsid="02d99479"/>
    </style:style>
    <style:style style:name="T139" style:family="text">
      <style:text-properties fo:language="en" fo:country="US" officeooo:rsid="02dd02a0"/>
    </style:style>
    <style:style style:name="T140" style:family="text">
      <style:text-properties fo:language="en" fo:country="US" officeooo:rsid="02e286d3"/>
    </style:style>
    <style:style style:name="T141" style:family="text">
      <style:text-properties fo:language="en" fo:country="US" officeooo:rsid="02e66702"/>
    </style:style>
    <style:style style:name="T142" style:family="text">
      <style:text-properties fo:language="en" fo:country="US" officeooo:rsid="02eac87d"/>
    </style:style>
    <style:style style:name="T143" style:family="text">
      <style:text-properties fo:language="en" fo:country="US" officeooo:rsid="02f5c03f"/>
    </style:style>
    <style:style style:name="T144" style:family="text">
      <style:text-properties fo:language="en" fo:country="US" officeooo:rsid="02fba621"/>
    </style:style>
    <style:style style:name="T145" style:family="text">
      <style:text-properties fo:language="en" fo:country="US" officeooo:rsid="030c1a45"/>
    </style:style>
    <style:style style:name="T146" style:family="text">
      <style:text-properties fo:language="en" fo:country="US" officeooo:rsid="0319a7f0"/>
    </style:style>
    <style:style style:name="T147" style:family="text">
      <style:text-properties fo:language="en" fo:country="US" officeooo:rsid="031b43b5"/>
    </style:style>
    <style:style style:name="T148" style:family="text">
      <style:text-properties fo:language="en" fo:country="US" officeooo:rsid="032500da"/>
    </style:style>
    <style:style style:name="T149" style:family="text">
      <style:text-properties fo:language="en" fo:country="US" officeooo:rsid="032b9c87"/>
    </style:style>
    <style:style style:name="T150" style:family="text">
      <style:text-properties fo:language="en" fo:country="US" officeooo:rsid="032cdd14"/>
    </style:style>
    <style:style style:name="T151" style:family="text">
      <style:text-properties fo:language="en" fo:country="US" officeooo:rsid="03387de0"/>
    </style:style>
    <style:style style:name="T152" style:family="text">
      <style:text-properties fo:language="en" fo:country="US" officeooo:rsid="03449c98"/>
    </style:style>
    <style:style style:name="T153" style:family="text">
      <style:text-properties fo:language="en" fo:country="US" officeooo:rsid="03487b4a"/>
    </style:style>
    <style:style style:name="T154" style:family="text">
      <style:text-properties fo:language="en" fo:country="US" officeooo:rsid="034f3748"/>
    </style:style>
    <style:style style:name="T155" style:family="text">
      <style:text-properties fo:language="en" fo:country="US" officeooo:rsid="0350fe38"/>
    </style:style>
    <style:style style:name="T156" style:family="text">
      <style:text-properties fo:language="en" fo:country="US" officeooo:rsid="0366c13b"/>
    </style:style>
    <style:style style:name="T157" style:family="text">
      <style:text-properties fo:language="en" fo:country="US" officeooo:rsid="0368a2b2"/>
    </style:style>
    <style:style style:name="T158" style:family="text">
      <style:text-properties fo:language="en" fo:country="US" officeooo:rsid="037149c9"/>
    </style:style>
    <style:style style:name="T159" style:family="text">
      <style:text-properties fo:language="en" fo:country="US" officeooo:rsid="03716659"/>
    </style:style>
    <style:style style:name="T160" style:family="text">
      <style:text-properties fo:language="en" fo:country="US" officeooo:rsid="03783cb8"/>
    </style:style>
    <style:style style:name="T161" style:family="text">
      <style:text-properties fo:language="en" fo:country="US" officeooo:rsid="03794b33"/>
    </style:style>
    <style:style style:name="T162" style:family="text">
      <style:text-properties fo:language="en" fo:country="US" officeooo:rsid="037ac3c6"/>
    </style:style>
    <style:style style:name="T163" style:family="text">
      <style:text-properties fo:language="en" fo:country="US" officeooo:rsid="037f8019"/>
    </style:style>
    <style:style style:name="T164" style:family="text">
      <style:text-properties fo:language="en" fo:country="US" officeooo:rsid="03855706"/>
    </style:style>
    <style:style style:name="T165" style:family="text">
      <style:text-properties fo:language="en" fo:country="US" officeooo:rsid="03855d5f"/>
    </style:style>
    <style:style style:name="T166" style:family="text">
      <style:text-properties fo:language="en" fo:country="US" officeooo:rsid="0386ce5f"/>
    </style:style>
    <style:style style:name="T167" style:family="text">
      <style:text-properties fo:language="en" fo:country="US" officeooo:rsid="039c9d98"/>
    </style:style>
    <style:style style:name="T168" style:family="text">
      <style:text-properties fo:language="en" fo:country="US" officeooo:rsid="039e2dde"/>
    </style:style>
    <style:style style:name="T169" style:family="text">
      <style:text-properties fo:language="en" fo:country="US" officeooo:rsid="03a390c5"/>
    </style:style>
    <style:style style:name="T170" style:family="text">
      <style:text-properties fo:language="en" fo:country="US" officeooo:rsid="03a563c2"/>
    </style:style>
    <style:style style:name="T171" style:family="text">
      <style:text-properties fo:language="en" fo:country="US" officeooo:rsid="03b76007"/>
    </style:style>
    <style:style style:name="T172" style:family="text">
      <style:text-properties fo:language="en" fo:country="US" officeooo:rsid="03c43565"/>
    </style:style>
    <style:style style:name="T173" style:family="text">
      <style:text-properties fo:language="en" fo:country="US" officeooo:rsid="03ca455b"/>
    </style:style>
    <style:style style:name="T174" style:family="text">
      <style:text-properties fo:language="en" fo:country="US" officeooo:rsid="03cbece8"/>
    </style:style>
    <style:style style:name="T175" style:family="text">
      <style:text-properties fo:language="en" fo:country="US" officeooo:rsid="03cf7be1"/>
    </style:style>
    <style:style style:name="T176" style:family="text">
      <style:text-properties fo:language="en" fo:country="US" officeooo:rsid="03d17309"/>
    </style:style>
    <style:style style:name="T177" style:family="text">
      <style:text-properties fo:language="en" fo:country="US" officeooo:rsid="03d1b79d"/>
    </style:style>
    <style:style style:name="T178" style:family="text">
      <style:text-properties fo:language="en" fo:country="US" officeooo:rsid="03e27483"/>
    </style:style>
    <style:style style:name="T179" style:family="text">
      <style:text-properties fo:language="en" fo:country="US" officeooo:rsid="03e616b7"/>
    </style:style>
    <style:style style:name="T180" style:family="text">
      <style:text-properties fo:language="en" fo:country="US" officeooo:rsid="03de47e4"/>
    </style:style>
    <style:style style:name="T181" style:family="text">
      <style:text-properties fo:language="en" fo:country="US" officeooo:rsid="03e6e17b"/>
    </style:style>
    <style:style style:name="T182" style:family="text">
      <style:text-properties fo:language="en" fo:country="US" officeooo:rsid="0405d07c"/>
    </style:style>
    <style:style style:name="T183" style:family="text">
      <style:text-properties fo:language="en" fo:country="US" officeooo:rsid="0411d085"/>
    </style:style>
    <style:style style:name="T184" style:family="text">
      <style:text-properties fo:language="en" fo:country="US" style:text-underline-style="solid" style:text-underline-width="auto" style:text-underline-color="font-color"/>
    </style:style>
    <style:style style:name="T185" style:family="text">
      <style:text-properties fo:language="en" fo:country="US" officeooo:rsid="04329d40"/>
    </style:style>
    <style:style style:name="T186" style:family="text">
      <style:text-properties fo:language="en" fo:country="US" officeooo:rsid="04338359"/>
    </style:style>
    <style:style style:name="T187" style:family="text">
      <style:text-properties fo:language="en" fo:country="US" officeooo:rsid="0437dfcb"/>
    </style:style>
    <style:style style:name="T188" style:family="text">
      <style:text-properties fo:language="en" fo:country="US" officeooo:rsid="0439144f"/>
    </style:style>
    <style:style style:name="T189" style:family="text">
      <style:text-properties fo:language="en" fo:country="US" officeooo:rsid="043c91bc"/>
    </style:style>
    <style:style style:name="T190" style:family="text">
      <style:text-properties fo:language="en" fo:country="US" officeooo:rsid="044d0bf8"/>
    </style:style>
    <style:style style:name="T191" style:family="text">
      <style:text-properties fo:language="en" fo:country="US" officeooo:rsid="044ead95"/>
    </style:style>
    <style:style style:name="T192" style:family="text">
      <style:text-properties fo:language="en" fo:country="US" officeooo:rsid="045f2b8d"/>
    </style:style>
    <style:style style:name="T193" style:family="text">
      <style:text-properties fo:language="en" fo:country="US" officeooo:rsid="0472cfe8"/>
    </style:style>
    <style:style style:name="T194" style:family="text">
      <style:text-properties fo:language="en" fo:country="US" officeooo:rsid="04734806"/>
    </style:style>
    <style:style style:name="T195" style:family="text">
      <style:text-properties fo:language="en" fo:country="US" officeooo:rsid="0477150f"/>
    </style:style>
    <style:style style:name="T196" style:family="text">
      <style:text-properties fo:language="en" fo:country="US" officeooo:rsid="047e698c"/>
    </style:style>
    <style:style style:name="T197" style:family="text">
      <style:text-properties fo:language="en" fo:country="US" officeooo:rsid="0499cddb"/>
    </style:style>
    <style:style style:name="T198" style:family="text">
      <style:text-properties fo:language="en" fo:country="US" officeooo:rsid="049bbe80"/>
    </style:style>
    <style:style style:name="T199" style:family="text">
      <style:text-properties fo:language="en" fo:country="US" officeooo:rsid="049d1d46"/>
    </style:style>
    <style:style style:name="T200" style:family="text">
      <style:text-properties fo:language="en" fo:country="US" officeooo:rsid="0489ee8b"/>
    </style:style>
    <style:style style:name="T201" style:family="text">
      <style:text-properties fo:language="en" fo:country="US" officeooo:rsid="04b1059e"/>
    </style:style>
    <style:style style:name="T202" style:family="text">
      <style:text-properties fo:language="en" fo:country="US" officeooo:rsid="04b41ece"/>
    </style:style>
    <style:style style:name="T203" style:family="text">
      <style:text-properties fo:language="en" fo:country="US" officeooo:rsid="04b80ca7"/>
    </style:style>
    <style:style style:name="T204" style:family="text">
      <style:text-properties fo:language="en" fo:country="US" officeooo:rsid="04b8b2c2"/>
    </style:style>
    <style:style style:name="T205" style:family="text">
      <style:text-properties fo:language="en" fo:country="US" officeooo:rsid="04c0965b"/>
    </style:style>
    <style:style style:name="T206" style:family="text">
      <style:text-properties fo:language="en" fo:country="US" officeooo:rsid="04c5a921"/>
    </style:style>
    <style:style style:name="T207" style:family="text">
      <style:text-properties fo:language="ru" fo:country="RU"/>
    </style:style>
    <style:style style:name="T208" style:family="text">
      <style:text-properties fo:language="ru" fo:country="RU" officeooo:rsid="002d5bac"/>
    </style:style>
    <style:style style:name="T209" style:family="text">
      <style:text-properties fo:language="ru" fo:country="RU" officeooo:rsid="0031c0d8"/>
    </style:style>
    <style:style style:name="T210" style:family="text">
      <style:text-properties fo:language="ru" fo:country="RU" officeooo:rsid="00a0f56b"/>
    </style:style>
    <style:style style:name="T211" style:family="text">
      <style:text-properties fo:language="ru" fo:country="RU" officeooo:rsid="00f8048f"/>
    </style:style>
    <style:style style:name="T212" style:family="text">
      <style:text-properties fo:language="ru" fo:country="RU" officeooo:rsid="019745c9"/>
    </style:style>
    <style:style style:name="T213" style:family="text">
      <style:text-properties fo:language="ru" fo:country="RU" officeooo:rsid="022e7553"/>
    </style:style>
    <style:style style:name="T214" style:family="text">
      <style:text-properties fo:language="ru" fo:country="RU" officeooo:rsid="023610a8"/>
    </style:style>
    <style:style style:name="T215" style:family="text">
      <style:text-properties fo:language="ru" fo:country="RU" officeooo:rsid="0236d4ea"/>
    </style:style>
    <style:style style:name="T216" style:family="text">
      <style:text-properties fo:language="ru" fo:country="RU" officeooo:rsid="025125fc"/>
    </style:style>
    <style:style style:name="T217" style:family="text">
      <style:text-properties fo:language="ru" fo:country="RU" officeooo:rsid="0238c636"/>
    </style:style>
    <style:style style:name="T218" style:family="text">
      <style:text-properties fo:language="ru" fo:country="RU" officeooo:rsid="02c469f9"/>
    </style:style>
    <style:style style:name="T219" style:family="text">
      <style:text-properties fo:language="ru" fo:country="RU" officeooo:rsid="02d34fee"/>
    </style:style>
    <style:style style:name="T220" style:family="text">
      <style:text-properties fo:language="ru" fo:country="RU" officeooo:rsid="042ce594"/>
    </style:style>
    <style:style style:name="T221" style:family="text">
      <style:text-properties fo:language="ru" fo:country="RU" officeooo:rsid="04bb8441"/>
    </style:style>
    <style:style style:name="T222" style:family="text">
      <style:text-properties officeooo:rsid="00016a29"/>
    </style:style>
    <style:style style:name="T223" style:family="text">
      <style:text-properties officeooo:rsid="000bb398"/>
    </style:style>
    <style:style style:name="T224" style:family="text">
      <style:text-properties officeooo:rsid="0017d4a2"/>
    </style:style>
    <style:style style:name="T225" style:family="text">
      <style:text-properties officeooo:rsid="0018f2e2"/>
    </style:style>
    <style:style style:name="T226" style:family="text">
      <style:text-properties officeooo:rsid="001a2c3d"/>
    </style:style>
    <style:style style:name="T227" style:family="text">
      <style:text-properties officeooo:rsid="0020c2b6"/>
    </style:style>
    <style:style style:name="T228" style:family="text">
      <style:text-properties officeooo:rsid="002201c7"/>
    </style:style>
    <style:style style:name="T229" style:family="text">
      <style:text-properties officeooo:rsid="00230444"/>
    </style:style>
    <style:style style:name="T230" style:family="text">
      <style:text-properties officeooo:rsid="0031c0d8"/>
    </style:style>
    <style:style style:name="T231" style:family="text">
      <style:text-properties officeooo:rsid="00332ff8"/>
    </style:style>
    <style:style style:name="T232" style:family="text">
      <style:text-properties officeooo:rsid="00376ebd"/>
    </style:style>
    <style:style style:name="T233" style:family="text">
      <style:text-properties officeooo:rsid="0038c6d7"/>
    </style:style>
    <style:style style:name="T234" style:family="text">
      <style:text-properties officeooo:rsid="003a04c7"/>
    </style:style>
    <style:style style:name="T235" style:family="text">
      <style:text-properties officeooo:rsid="003a1815"/>
    </style:style>
    <style:style style:name="T236" style:family="text">
      <style:text-properties officeooo:rsid="003bd423"/>
    </style:style>
    <style:style style:name="T237" style:family="text">
      <style:text-properties officeooo:rsid="0047fb42"/>
    </style:style>
    <style:style style:name="T238" style:family="text">
      <style:text-properties officeooo:rsid="00498033"/>
    </style:style>
    <style:style style:name="T239" style:family="text">
      <style:text-properties officeooo:rsid="0049d3a5"/>
    </style:style>
    <style:style style:name="T240" style:family="text">
      <style:text-properties officeooo:rsid="004f105e"/>
    </style:style>
    <style:style style:name="T241" style:family="text">
      <style:text-properties officeooo:rsid="0051c10d"/>
    </style:style>
    <style:style style:name="T242" style:family="text">
      <style:text-properties officeooo:rsid="0053b510"/>
    </style:style>
    <style:style style:name="T243" style:family="text">
      <style:text-properties officeooo:rsid="00545293"/>
    </style:style>
    <style:style style:name="T244" style:family="text">
      <style:text-properties fo:color="#069a2e" fo:language="en" fo:country="US" officeooo:rsid="0053b510"/>
    </style:style>
    <style:style style:name="T245" style:family="text">
      <style:text-properties fo:color="#069a2e" fo:language="en" fo:country="US" officeooo:rsid="0051c10d"/>
    </style:style>
    <style:style style:name="T246" style:family="text">
      <style:text-properties fo:color="#069a2e" fo:language="en" fo:country="US" officeooo:rsid="00545293"/>
    </style:style>
    <style:style style:name="T247" style:family="text">
      <style:text-properties fo:color="#069a2e" fo:language="en" fo:country="US" officeooo:rsid="0055fed9"/>
    </style:style>
    <style:style style:name="T248" style:family="text">
      <style:text-properties fo:color="#069a2e" officeooo:rsid="0051c10d"/>
    </style:style>
    <style:style style:name="T249" style:family="text">
      <style:text-properties fo:color="#069a2e" officeooo:rsid="0053b510"/>
    </style:style>
    <style:style style:name="T250" style:family="text">
      <style:text-properties fo:color="#069a2e" officeooo:rsid="00545293"/>
    </style:style>
    <style:style style:name="T251" style:family="text">
      <style:text-properties officeooo:rsid="0055fed9"/>
    </style:style>
    <style:style style:name="T252" style:family="text">
      <style:text-properties officeooo:rsid="005ddcf8"/>
    </style:style>
    <style:style style:name="T253" style:family="text">
      <style:text-properties officeooo:rsid="00727bd8"/>
    </style:style>
    <style:style style:name="T254" style:family="text">
      <style:text-properties officeooo:rsid="0072cb2e"/>
    </style:style>
    <style:style style:name="T255" style:family="text">
      <style:text-properties officeooo:rsid="007695fa"/>
    </style:style>
    <style:style style:name="T256" style:family="text">
      <style:text-properties officeooo:rsid="007784a4"/>
    </style:style>
    <style:style style:name="T257" style:family="text">
      <style:text-properties officeooo:rsid="0078c6f8"/>
    </style:style>
    <style:style style:name="T258" style:family="text">
      <style:text-properties officeooo:rsid="007ac1a1"/>
    </style:style>
    <style:style style:name="T259" style:family="text">
      <style:text-properties officeooo:rsid="007c7edb"/>
    </style:style>
    <style:style style:name="T260" style:family="text">
      <style:text-properties officeooo:rsid="0085a905"/>
    </style:style>
    <style:style style:name="T261" style:family="text">
      <style:text-properties officeooo:rsid="008793ca"/>
    </style:style>
    <style:style style:name="T262" style:family="text">
      <style:text-properties officeooo:rsid="00911308"/>
    </style:style>
    <style:style style:name="T263" style:family="text">
      <style:text-properties officeooo:rsid="009116f9"/>
    </style:style>
    <style:style style:name="T264" style:family="text">
      <style:text-properties officeooo:rsid="00928515"/>
    </style:style>
    <style:style style:name="T265" style:family="text">
      <style:text-properties officeooo:rsid="00941a04"/>
    </style:style>
    <style:style style:name="T266" style:family="text">
      <style:text-properties officeooo:rsid="0098ce28"/>
    </style:style>
    <style:style style:name="T267" style:family="text">
      <style:text-properties officeooo:rsid="009ae6c7"/>
    </style:style>
    <style:style style:name="T268" style:family="text">
      <style:text-properties officeooo:rsid="009b0167"/>
    </style:style>
    <style:style style:name="T269" style:family="text">
      <style:text-properties officeooo:rsid="009fbfe6"/>
    </style:style>
    <style:style style:name="T270" style:family="text">
      <style:text-properties officeooo:rsid="00a91446"/>
    </style:style>
    <style:style style:name="T271" style:family="text">
      <style:text-properties officeooo:rsid="00ade94e"/>
    </style:style>
    <style:style style:name="T272" style:family="text">
      <style:text-properties officeooo:rsid="00b0f84e"/>
    </style:style>
    <style:style style:name="T273" style:family="text">
      <style:text-properties officeooo:rsid="00b2e42e"/>
    </style:style>
    <style:style style:name="T274" style:family="text">
      <style:text-properties officeooo:rsid="00b944b8"/>
    </style:style>
    <style:style style:name="T275" style:family="text">
      <style:text-properties fo:color="#00a933"/>
    </style:style>
    <style:style style:name="T276" style:family="text">
      <style:text-properties fo:color="#00a933" fo:language="en" fo:country="US"/>
    </style:style>
    <style:style style:name="T277" style:family="text">
      <style:text-properties fo:color="#00a933" fo:language="en" fo:country="US" officeooo:rsid="02894eac"/>
    </style:style>
    <style:style style:name="T278" style:family="text">
      <style:text-properties fo:color="#800080"/>
    </style:style>
    <style:style style:name="T279" style:family="text">
      <style:text-properties fo:color="#800080" fo:language="en" fo:country="US"/>
    </style:style>
    <style:style style:name="T280" style:family="text">
      <style:text-properties fo:color="#800080" officeooo:rsid="00db42b6"/>
    </style:style>
    <style:style style:name="T281" style:family="text">
      <style:text-properties fo:color="#800080" officeooo:rsid="00e1e485"/>
    </style:style>
    <style:style style:name="T282" style:family="text">
      <style:text-properties fo:color="#800080" officeooo:rsid="00e2b20c"/>
    </style:style>
    <style:style style:name="T283" style:family="text">
      <style:text-properties fo:color="#800080" officeooo:rsid="00edb6bb"/>
    </style:style>
    <style:style style:name="T284" style:family="text">
      <style:text-properties fo:color="#800080" officeooo:rsid="00f22cc7"/>
    </style:style>
    <style:style style:name="T285" style:family="text">
      <style:text-properties fo:color="#800080" officeooo:rsid="0109bd60"/>
    </style:style>
    <style:style style:name="T286" style:family="text">
      <style:text-properties fo:color="#800080" officeooo:rsid="01830ba0"/>
    </style:style>
    <style:style style:name="T287" style:family="text">
      <style:text-properties fo:color="#800080" officeooo:rsid="0186b0c0"/>
    </style:style>
    <style:style style:name="T288" style:family="text">
      <style:text-properties fo:color="#800080" officeooo:rsid="018fa3a0"/>
    </style:style>
    <style:style style:name="T289" style:family="text">
      <style:text-properties fo:color="#800080" officeooo:rsid="01f90e40"/>
    </style:style>
    <style:style style:name="T290" style:family="text">
      <style:text-properties style:text-line-through-style="none" style:text-line-through-type="none" fo:language="en" fo:country="US"/>
    </style:style>
    <style:style style:name="T291" style:family="text">
      <style:text-properties style:use-window-font-color="true"/>
    </style:style>
    <style:style style:name="T292" style:family="text">
      <style:text-properties style:use-window-font-color="true" fo:language="en" fo:country="US"/>
    </style:style>
    <style:style style:name="T293" style:family="text">
      <style:text-properties style:use-window-font-color="true" fo:language="en" fo:country="US" officeooo:rsid="02c18c7f"/>
    </style:style>
    <style:style style:name="T294" style:family="text">
      <style:text-properties style:use-window-font-color="true" officeooo:rsid="01c4ff7d"/>
    </style:style>
    <style:style style:name="T295" style:family="text">
      <style:text-properties officeooo:rsid="00cd20c8"/>
    </style:style>
    <style:style style:name="T296" style:family="text">
      <style:text-properties officeooo:rsid="00ce1b35"/>
    </style:style>
    <style:style style:name="T297" style:family="text">
      <style:text-properties officeooo:rsid="00cf111a"/>
    </style:style>
    <style:style style:name="T298" style:family="text">
      <style:text-properties officeooo:rsid="00d0e312"/>
    </style:style>
    <style:style style:name="T299" style:family="text">
      <style:text-properties officeooo:rsid="00d18a0c"/>
    </style:style>
    <style:style style:name="T300" style:family="text">
      <style:text-properties officeooo:rsid="00d2f802"/>
    </style:style>
    <style:style style:name="T301" style:family="text">
      <style:text-properties officeooo:rsid="00d7be52"/>
    </style:style>
    <style:style style:name="T302" style:family="text">
      <style:text-properties officeooo:rsid="00da827c"/>
    </style:style>
    <style:style style:name="T303" style:family="text">
      <style:text-properties fo:color="#0069bc"/>
    </style:style>
    <style:style style:name="T304" style:family="text">
      <style:text-properties fo:color="#8d281e"/>
    </style:style>
    <style:style style:name="T305" style:family="text">
      <style:text-properties fo:color="#8d281e" officeooo:rsid="00f93e34"/>
    </style:style>
    <style:style style:name="T306" style:family="text">
      <style:text-properties fo:color="#8d281e" officeooo:rsid="016e7e73"/>
    </style:style>
    <style:style style:name="T307" style:family="text">
      <style:text-properties fo:color="#8d281e" fo:language="en" fo:country="US"/>
    </style:style>
    <style:style style:name="T308" style:family="text">
      <style:text-properties fo:color="#8d281e" fo:language="en" fo:country="US" officeooo:rsid="02c18c7f"/>
    </style:style>
    <style:style style:name="T309" style:family="text">
      <style:text-properties officeooo:rsid="00f61d1d"/>
    </style:style>
    <style:style style:name="T310" style:family="text">
      <style:text-properties officeooo:rsid="00f8048f"/>
    </style:style>
    <style:style style:name="T311" style:family="text">
      <style:text-properties officeooo:rsid="00f93e34"/>
    </style:style>
    <style:style style:name="T312" style:family="text">
      <style:text-properties officeooo:rsid="00f9427f"/>
    </style:style>
    <style:style style:name="T313" style:family="text">
      <style:text-properties officeooo:rsid="01003f1d"/>
    </style:style>
    <style:style style:name="T314" style:family="text">
      <style:text-properties officeooo:rsid="01016d7c"/>
    </style:style>
    <style:style style:name="T315" style:family="text">
      <style:text-properties officeooo:rsid="01022590"/>
    </style:style>
    <style:style style:name="T316" style:family="text">
      <style:text-properties officeooo:rsid="0106a839"/>
    </style:style>
    <style:style style:name="T317" style:family="text">
      <style:text-properties officeooo:rsid="010e106c"/>
    </style:style>
    <style:style style:name="T318" style:family="text">
      <style:text-properties officeooo:rsid="0111205e"/>
    </style:style>
    <style:style style:name="T319" style:family="text">
      <style:text-properties officeooo:rsid="011272d0"/>
    </style:style>
    <style:style style:name="T320" style:family="text">
      <style:text-properties officeooo:rsid="0125cd32"/>
    </style:style>
    <style:style style:name="T321" style:family="text">
      <style:text-properties officeooo:rsid="0129dd8d"/>
    </style:style>
    <style:style style:name="T322" style:family="text">
      <style:text-properties officeooo:rsid="012c792a"/>
    </style:style>
    <style:style style:name="T323" style:family="text">
      <style:text-properties officeooo:rsid="0132936b"/>
    </style:style>
    <style:style style:name="T324" style:family="text">
      <style:text-properties officeooo:rsid="0132f868"/>
    </style:style>
    <style:style style:name="T325" style:family="text">
      <style:text-properties officeooo:rsid="01366c75"/>
    </style:style>
    <style:style style:name="T326" style:family="text">
      <style:text-properties officeooo:rsid="013e2b73"/>
    </style:style>
    <style:style style:name="T327" style:family="text">
      <style:text-properties officeooo:rsid="0144b03a"/>
    </style:style>
    <style:style style:name="T328" style:family="text">
      <style:text-properties officeooo:rsid="0146bf3e"/>
    </style:style>
    <style:style style:name="T329" style:family="text">
      <style:text-properties officeooo:rsid="014b1e73"/>
    </style:style>
    <style:style style:name="T330" style:family="text">
      <style:text-properties officeooo:rsid="014da1a6"/>
    </style:style>
    <style:style style:name="T331" style:family="text">
      <style:text-properties officeooo:rsid="0152bb45"/>
    </style:style>
    <style:style style:name="T332" style:family="text">
      <style:text-properties fo:color="#710037" fo:language="en" fo:country="US" officeooo:rsid="00a0f56b"/>
    </style:style>
    <style:style style:name="T333" style:family="text">
      <style:text-properties fo:color="#000000" style:font-name="Consolas1"/>
    </style:style>
    <style:style style:name="T334" style:family="text">
      <style:text-properties fo:color="#000000" style:font-name="Consolas1" fo:language="en" fo:country="US" fo:background-color="transparent" loext:char-shading-value="0" style:font-size-asian="10pt"/>
    </style:style>
    <style:style style:name="T335" style:family="text">
      <style:text-properties fo:color="#000000" style:font-name="Consolas1" fo:background-color="transparent" loext:char-shading-value="0" style:font-size-asian="10pt"/>
    </style:style>
    <style:style style:name="T336" style:family="text">
      <style:text-properties fo:color="#000000" style:font-name="Consolas1" officeooo:rsid="015710b0" fo:background-color="transparent" loext:char-shading-value="0" style:font-size-asian="10pt"/>
    </style:style>
    <style:style style:name="T337" style:family="text">
      <style:text-properties fo:color="#000000" style:font-name="Consolas1" style:text-underline-style="solid" style:text-underline-width="auto" style:text-underline-color="font-color"/>
    </style:style>
    <style:style style:name="T338" style:family="text">
      <style:text-properties fo:color="#000000" style:font-name="Consolas1" fo:font-size="10pt" style:font-size-asian="10pt"/>
    </style:style>
    <style:style style:name="T339" style:family="text">
      <style:text-properties fo:color="#000000" style:font-name="Consolas1" fo:font-size="10pt" style:text-underline-style="none" style:font-size-asian="10pt"/>
    </style:style>
    <style:style style:name="T340" style:family="text">
      <style:text-properties fo:color="#000000" style:font-name="Consolas1" style:text-underline-style="none" fo:background-color="transparent" loext:char-shading-value="0" style:font-size-asian="10pt"/>
    </style:style>
    <style:style style:name="T341" style:family="text">
      <style:text-properties fo:color="#000000" style:font-name="Consolas1" style:font-size-asian="10pt"/>
    </style:style>
    <style:style style:name="T342" style:family="text">
      <style:text-properties fo:background-color="transparent" loext:char-shading-value="0"/>
    </style:style>
    <style:style style:name="T343" style:family="text">
      <style:text-properties officeooo:rsid="015a7f46"/>
    </style:style>
    <style:style style:name="T344" style:family="text">
      <style:text-properties officeooo:rsid="01627ef7"/>
    </style:style>
    <style:style style:name="T345" style:family="text">
      <style:text-properties officeooo:rsid="01660f9f"/>
    </style:style>
    <style:style style:name="T346" style:family="text">
      <style:text-properties officeooo:rsid="016e7e73"/>
    </style:style>
    <style:style style:name="T347" style:family="text">
      <style:text-properties officeooo:rsid="0177f9cf"/>
    </style:style>
    <style:style style:name="T348" style:family="text">
      <style:text-properties officeooo:rsid="017bb198"/>
    </style:style>
    <style:style style:name="T349" style:family="text">
      <style:text-properties officeooo:rsid="018769e9"/>
    </style:style>
    <style:style style:name="T350" style:family="text">
      <style:text-properties officeooo:rsid="018a27eb"/>
    </style:style>
    <style:style style:name="T351" style:family="text">
      <style:text-properties officeooo:rsid="018b62db"/>
    </style:style>
    <style:style style:name="T352" style:family="text">
      <style:text-properties officeooo:rsid="018d5e88"/>
    </style:style>
    <style:style style:name="T353" style:family="text">
      <style:text-properties officeooo:rsid="019c6a12"/>
    </style:style>
    <style:style style:name="T354" style:family="text">
      <style:text-properties officeooo:rsid="019dd469"/>
    </style:style>
    <style:style style:name="T355" style:family="text">
      <style:text-properties officeooo:rsid="01a1cfc9"/>
    </style:style>
    <style:style style:name="T356" style:family="text">
      <style:text-properties officeooo:rsid="01a36168"/>
    </style:style>
    <style:style style:name="T357" style:family="text">
      <style:text-properties officeooo:rsid="01a69f35"/>
    </style:style>
    <style:style style:name="T358" style:family="text">
      <style:text-properties officeooo:rsid="01acb901"/>
    </style:style>
    <style:style style:name="T359" style:family="text">
      <style:text-properties officeooo:rsid="01b067ae"/>
    </style:style>
    <style:style style:name="T360" style:family="text">
      <style:text-properties officeooo:rsid="01b49e53"/>
    </style:style>
    <style:style style:name="T361" style:family="text">
      <style:text-properties officeooo:rsid="01bdda20"/>
    </style:style>
    <style:style style:name="T362" style:family="text">
      <style:text-properties officeooo:rsid="01c0d359"/>
    </style:style>
    <style:style style:name="T363" style:family="text">
      <style:text-properties officeooo:rsid="01c1b7eb"/>
    </style:style>
    <style:style style:name="T364" style:family="text">
      <style:text-properties fo:color="#3465a4"/>
    </style:style>
    <style:style style:name="T365" style:family="text">
      <style:text-properties fo:color="#3465a4" officeooo:rsid="01c4ff7d"/>
    </style:style>
    <style:style style:name="T366" style:family="text">
      <style:text-properties officeooo:rsid="01c9125a"/>
    </style:style>
    <style:style style:name="T367" style:family="text">
      <style:text-properties officeooo:rsid="01cabaf5"/>
    </style:style>
    <style:style style:name="T368" style:family="text">
      <style:text-properties officeooo:rsid="01d0334c"/>
    </style:style>
    <style:style style:name="T369" style:family="text">
      <style:text-properties officeooo:rsid="01d120a6"/>
    </style:style>
    <style:style style:name="T370" style:family="text">
      <style:text-properties officeooo:rsid="01d2e445"/>
    </style:style>
    <style:style style:name="T371" style:family="text">
      <style:text-properties officeooo:rsid="01d44d2a"/>
    </style:style>
    <style:style style:name="T372" style:family="text">
      <style:text-properties officeooo:rsid="01d5411b"/>
    </style:style>
    <style:style style:name="T373" style:family="text">
      <style:text-properties officeooo:rsid="01d6ed5a"/>
    </style:style>
    <style:style style:name="T374" style:family="text">
      <style:text-properties officeooo:rsid="01d8e91e"/>
    </style:style>
    <style:style style:name="T375" style:family="text">
      <style:text-properties officeooo:rsid="01da3a71"/>
    </style:style>
    <style:style style:name="T376" style:family="text">
      <style:text-properties officeooo:rsid="01dc8020"/>
    </style:style>
    <style:style style:name="T377" style:family="text">
      <style:text-properties officeooo:rsid="01de2b2b"/>
    </style:style>
    <style:style style:name="T378" style:family="text">
      <style:text-properties officeooo:rsid="01e71b42"/>
    </style:style>
    <style:style style:name="T379" style:family="text">
      <style:text-properties officeooo:rsid="01ead607"/>
    </style:style>
    <style:style style:name="T380" style:family="text">
      <style:text-properties officeooo:rsid="01f0743e"/>
    </style:style>
    <style:style style:name="T381" style:family="text">
      <style:text-properties officeooo:rsid="01f3fd77"/>
    </style:style>
    <style:style style:name="T382" style:family="text">
      <style:text-properties officeooo:rsid="02007bcd"/>
    </style:style>
    <style:style style:name="T383" style:family="text">
      <style:text-properties officeooo:rsid="020290fd"/>
    </style:style>
    <style:style style:name="T384" style:family="text">
      <style:text-properties officeooo:rsid="02043d6d"/>
    </style:style>
    <style:style style:name="T385" style:family="text">
      <style:text-properties officeooo:rsid="02076ed6"/>
    </style:style>
    <style:style style:name="T386" style:family="text">
      <style:text-properties officeooo:rsid="020f3554"/>
    </style:style>
    <style:style style:name="T387" style:family="text">
      <style:text-properties officeooo:rsid="02101df6"/>
    </style:style>
    <style:style style:name="T388" style:family="text">
      <style:text-properties officeooo:rsid="0216848a"/>
    </style:style>
    <style:style style:name="T389" style:family="text">
      <style:text-properties officeooo:rsid="021f3d09"/>
    </style:style>
    <style:style style:name="T390" style:family="text">
      <style:text-properties officeooo:rsid="0224a6bf"/>
    </style:style>
    <style:style style:name="T391" style:family="text">
      <style:text-properties officeooo:rsid="02278ff8"/>
    </style:style>
    <style:style style:name="T392" style:family="text">
      <style:text-properties officeooo:rsid="023da3c8"/>
    </style:style>
    <style:style style:name="T393" style:family="text">
      <style:text-properties officeooo:rsid="023ea650"/>
    </style:style>
    <style:style style:name="T394" style:family="text">
      <style:text-properties officeooo:rsid="023ffbb6"/>
    </style:style>
    <style:style style:name="T395" style:family="text">
      <style:text-properties officeooo:rsid="02492b16"/>
    </style:style>
    <style:style style:name="T396" style:family="text">
      <style:text-properties officeooo:rsid="024c24a1"/>
    </style:style>
    <style:style style:name="T397" style:family="text">
      <style:text-properties officeooo:rsid="024c2b2f"/>
    </style:style>
    <style:style style:name="T398" style:family="text">
      <style:text-properties officeooo:rsid="024e0218"/>
    </style:style>
    <style:style style:name="T399" style:family="text">
      <style:text-properties officeooo:rsid="02528e95"/>
    </style:style>
    <style:style style:name="T400" style:family="text">
      <style:text-properties officeooo:rsid="0255992b"/>
    </style:style>
    <style:style style:name="T401" style:family="text">
      <style:text-properties officeooo:rsid="02560432"/>
    </style:style>
    <style:style style:name="T402" style:family="text">
      <style:text-properties officeooo:rsid="0257bd59"/>
    </style:style>
    <style:style style:name="T403" style:family="text">
      <style:text-properties officeooo:rsid="026127e2"/>
    </style:style>
    <style:style style:name="T404" style:family="text">
      <style:text-properties officeooo:rsid="026df1c9"/>
    </style:style>
    <style:style style:name="T405" style:family="text">
      <style:text-properties officeooo:rsid="026e70a8"/>
    </style:style>
    <style:style style:name="T406" style:family="text">
      <style:text-properties style:font-name="Consolas" fo:language="en" fo:country="US"/>
    </style:style>
    <style:style style:name="T407" style:family="text">
      <style:text-properties style:font-name="Consolas" fo:language="en" fo:country="US" officeooo:rsid="02301922"/>
    </style:style>
    <style:style style:name="T408" style:family="text">
      <style:text-properties style:font-name="Consolas" fo:language="en" fo:country="US" officeooo:rsid="02703e1b"/>
    </style:style>
    <style:style style:name="T409" style:family="text">
      <style:text-properties officeooo:rsid="026ef263"/>
    </style:style>
    <style:style style:name="T410" style:family="text">
      <style:text-properties officeooo:rsid="026f2a39"/>
    </style:style>
    <style:style style:name="T411" style:family="text">
      <style:text-properties officeooo:rsid="028468b9"/>
    </style:style>
    <style:style style:name="T412" style:family="text">
      <style:text-properties officeooo:rsid="02894eac"/>
    </style:style>
    <style:style style:name="T413" style:family="text">
      <style:text-properties officeooo:rsid="028fb416"/>
    </style:style>
    <style:style style:name="T414" style:family="text">
      <style:text-properties officeooo:rsid="02946d0e"/>
    </style:style>
    <style:style style:name="T415" style:family="text">
      <style:text-properties officeooo:rsid="0297b69d"/>
    </style:style>
    <style:style style:name="T416" style:family="text">
      <style:text-properties officeooo:rsid="02a503f5"/>
    </style:style>
    <style:style style:name="T417" style:family="text">
      <style:text-properties officeooo:rsid="02a82a7e"/>
    </style:style>
    <style:style style:name="T418" style:family="text">
      <style:text-properties officeooo:rsid="02ac9737"/>
    </style:style>
    <style:style style:name="T419" style:family="text">
      <style:text-properties officeooo:rsid="02b47496"/>
    </style:style>
    <style:style style:name="T420" style:family="text">
      <style:text-properties officeooo:rsid="02ba1ebe"/>
    </style:style>
    <style:style style:name="T421" style:family="text">
      <style:text-properties officeooo:rsid="02bc9254"/>
    </style:style>
    <style:style style:name="T422" style:family="text">
      <style:text-properties officeooo:rsid="02c686de"/>
    </style:style>
    <style:style style:name="T423" style:family="text">
      <style:text-properties officeooo:rsid="02cb4b5f"/>
    </style:style>
    <style:style style:name="T424" style:family="text">
      <style:text-properties officeooo:rsid="02cc9fe9"/>
    </style:style>
    <style:style style:name="T425" style:family="text">
      <style:text-properties officeooo:rsid="02cd9627"/>
    </style:style>
    <style:style style:name="T426" style:family="text">
      <style:text-properties officeooo:rsid="02ce99cb"/>
    </style:style>
    <style:style style:name="T427" style:family="text">
      <style:text-properties officeooo:rsid="02cfad86"/>
    </style:style>
    <style:style style:name="T428" style:family="text">
      <style:text-properties officeooo:rsid="02d0d41d"/>
    </style:style>
    <style:style style:name="T429" style:family="text">
      <style:text-properties officeooo:rsid="02d246ef"/>
    </style:style>
    <style:style style:name="T430" style:family="text">
      <style:text-properties officeooo:rsid="02d29ae1"/>
    </style:style>
    <style:style style:name="T431" style:family="text">
      <style:text-properties officeooo:rsid="02d34fee"/>
    </style:style>
    <style:style style:name="T432" style:family="text">
      <style:text-properties officeooo:rsid="02d99479"/>
    </style:style>
    <style:style style:name="T433" style:family="text">
      <style:text-properties fo:color="#7f0055" style:font-name="Consolas1" fo:font-weight="bold" style:font-weight-asian="bold"/>
    </style:style>
    <style:style style:name="T434" style:family="text">
      <style:text-properties fo:color="#7f0055" style:font-name="Consolas1" fo:font-weight="bold" fo:background-color="transparent" loext:char-shading-value="0" style:font-size-asian="10pt" style:font-weight-asian="bold"/>
    </style:style>
    <style:style style:name="T435" style:family="text">
      <style:text-properties fo:color="#7f0055" style:font-name="Consolas1" fo:font-weight="bold" style:font-size-asian="10pt" style:font-weight-asian="bold"/>
    </style:style>
    <style:style style:name="T436" style:family="text">
      <style:text-properties fo:color="#7f0055" style:font-name="Consolas1" fo:font-size="10pt" fo:font-weight="bold" style:font-size-asian="10pt" style:font-weight-asian="bold"/>
    </style:style>
    <style:style style:name="T437" style:family="text">
      <style:text-properties fo:color="#7f0055" style:font-name="Consolas1" fo:font-size="10pt" fo:language="en" fo:country="US" fo:font-weight="bold" style:font-size-asian="10pt" style:font-weight-asian="bold"/>
    </style:style>
    <style:style style:name="T438" style:family="text">
      <style:text-properties fo:color="#7f0055" style:font-name="Consolas1" fo:language="en" fo:country="US" fo:font-weight="bold" fo:background-color="transparent" loext:char-shading-value="0" style:font-size-asian="10pt" style:font-weight-asian="bold"/>
    </style:style>
    <style:style style:name="T439" style:family="text">
      <style:text-properties fo:color="#7f0055" style:font-name="Consolas1" fo:language="en" fo:country="US" fo:font-weight="bold" officeooo:rsid="037149c9" fo:background-color="transparent" loext:char-shading-value="0" style:font-size-asian="10pt" style:font-weight-asian="bold"/>
    </style:style>
    <style:style style:name="T440" style:family="text">
      <style:text-properties fo:color="#7f0055" style:font-name="Consolas1" fo:language="en" fo:country="US" style:text-underline-style="none" fo:font-weight="bold" fo:background-color="transparent" loext:char-shading-value="0" style:font-size-asian="10pt" style:font-weight-asian="bold"/>
    </style:style>
    <style:style style:name="T441" style:family="text">
      <style:text-properties fo:color="#0000c0" style:font-name="Consolas1"/>
    </style:style>
    <style:style style:name="T442" style:family="text">
      <style:text-properties fo:color="#0000c0" style:font-name="Consolas1" fo:font-style="italic" fo:font-weight="bold" style:font-style-asian="italic" style:font-weight-asian="bold"/>
    </style:style>
    <style:style style:name="T443" style:family="text">
      <style:text-properties fo:color="#0000c0" style:font-name="Consolas1" fo:font-style="italic" style:text-underline-style="none" fo:font-weight="bold" style:font-style-asian="italic" style:font-weight-asian="bold" style:font-weight-complex="bold"/>
    </style:style>
    <style:style style:name="T444" style:family="text">
      <style:text-properties fo:color="#0000c0" style:font-name="Consolas1" fo:font-style="italic" style:text-underline-style="none" fo:font-weight="bold" style:font-style-asian="italic" style:font-weight-asian="bold" style:font-style-complex="italic" style:font-weight-complex="bold"/>
    </style:style>
    <style:style style:name="T445" style:family="text">
      <style:text-properties fo:color="#0000c0" style:font-name="Consolas1" fo:font-style="normal" style:text-underline-style="none" fo:font-weight="normal" style:font-style-asian="normal" style:font-weight-asian="normal" style:font-style-complex="normal" style:font-weight-complex="normal"/>
    </style:style>
    <style:style style:name="T446" style:family="text">
      <style:text-properties fo:color="#0000c0" style:font-name="Consolas1" style:text-underline-style="none"/>
    </style:style>
    <style:style style:name="T447" style:family="text">
      <style:text-properties officeooo:rsid="02dd02a0"/>
    </style:style>
    <style:style style:name="T448" style:family="text">
      <style:text-properties officeooo:rsid="02e286d3"/>
    </style:style>
    <style:style style:name="T449" style:family="text">
      <style:text-properties officeooo:rsid="02e66702"/>
    </style:style>
    <style:style style:name="T450" style:family="text">
      <style:text-properties fo:color="#6a3e3e" style:font-name="Consolas1"/>
    </style:style>
    <style:style style:name="T451" style:family="text">
      <style:text-properties fo:color="#6a3e3e" style:font-name="Consolas1" fo:font-size="10pt" style:font-size-asian="10pt"/>
    </style:style>
    <style:style style:name="T452" style:family="text">
      <style:text-properties fo:color="#6a3e3e" style:font-name="Consolas1" fo:background-color="transparent" loext:char-shading-value="0" style:font-size-asian="10pt"/>
    </style:style>
    <style:style style:name="T453" style:family="text">
      <style:text-properties fo:color="#6a3e3e" style:font-name="Consolas1" fo:language="en" fo:country="US" fo:background-color="transparent" loext:char-shading-value="0" style:font-size-asian="10pt"/>
    </style:style>
    <style:style style:name="T454" style:family="text">
      <style:text-properties fo:color="#6a3e3e" style:font-name="Consolas1" style:font-size-asian="10pt"/>
    </style:style>
    <style:style style:name="T455" style:family="text">
      <style:text-properties officeooo:rsid="02eac87d"/>
    </style:style>
    <style:style style:name="T456" style:family="text">
      <style:text-properties officeooo:rsid="02ed90ce"/>
    </style:style>
    <style:style style:name="T457" style:family="text">
      <style:text-properties officeooo:rsid="02fba621"/>
    </style:style>
    <style:style style:name="T458" style:family="text">
      <style:text-properties officeooo:rsid="0308ec90"/>
    </style:style>
    <style:style style:name="T459" style:family="text">
      <style:text-properties officeooo:rsid="030cdaea"/>
    </style:style>
    <style:style style:name="T460" style:family="text">
      <style:text-properties officeooo:rsid="0319a7f0"/>
    </style:style>
    <style:style style:name="T461" style:family="text">
      <style:text-properties officeooo:rsid="031b43b5"/>
    </style:style>
    <style:style style:name="T462" style:family="text">
      <style:text-properties officeooo:rsid="031ff65b"/>
    </style:style>
    <style:style style:name="T463" style:family="text">
      <style:text-properties officeooo:rsid="032500da"/>
    </style:style>
    <style:style style:name="T464" style:family="text">
      <style:text-properties officeooo:rsid="032b9c87"/>
    </style:style>
    <style:style style:name="T465" style:family="text">
      <style:text-properties officeooo:rsid="032cdd14"/>
    </style:style>
    <style:style style:name="T466" style:family="text">
      <style:text-properties officeooo:rsid="032f22e2"/>
    </style:style>
    <style:style style:name="T467" style:family="text">
      <style:text-properties officeooo:rsid="03377392"/>
    </style:style>
    <style:style style:name="T468" style:family="text">
      <style:text-properties officeooo:rsid="0339d174"/>
    </style:style>
    <style:style style:name="T469" style:family="text">
      <style:text-properties officeooo:rsid="03449c98"/>
    </style:style>
    <style:style style:name="T470" style:family="text">
      <style:text-properties officeooo:rsid="03487b4a"/>
    </style:style>
    <style:style style:name="T471" style:family="text">
      <style:text-properties officeooo:rsid="034f3748"/>
    </style:style>
    <style:style style:name="T472" style:family="text">
      <style:text-properties officeooo:rsid="0350fe38"/>
    </style:style>
    <style:style style:name="T473" style:family="text">
      <style:text-properties officeooo:rsid="035254fd"/>
    </style:style>
    <style:style style:name="T474" style:family="text">
      <style:text-properties officeooo:rsid="0366c13b"/>
    </style:style>
    <style:style style:name="T475" style:family="text">
      <style:text-properties officeooo:rsid="0368a2b2"/>
    </style:style>
    <style:style style:name="T476" style:family="text">
      <style:text-properties officeooo:rsid="036aa105"/>
    </style:style>
    <style:style style:name="T477" style:family="text">
      <style:text-properties officeooo:rsid="036fd9df"/>
    </style:style>
    <style:style style:name="T478" style:family="text">
      <style:text-properties style:font-name="Consolas1" fo:language="en" fo:country="US" fo:background-color="transparent" loext:char-shading-value="0" style:font-size-asian="10pt"/>
    </style:style>
    <style:style style:name="T479" style:family="text">
      <style:text-properties style:font-name="Consolas1" fo:language="en" fo:country="US" officeooo:rsid="037149c9" fo:background-color="transparent" loext:char-shading-value="0" style:font-size-asian="10pt"/>
    </style:style>
    <style:style style:name="T480" style:family="text">
      <style:text-properties style:font-name="Consolas1" fo:language="en" fo:country="US" officeooo:rsid="048b128d" fo:background-color="transparent" loext:char-shading-value="0" style:font-size-asian="10pt"/>
    </style:style>
    <style:style style:name="T481" style:family="text">
      <style:text-properties style:font-name="Consolas1" fo:language="en" fo:country="US" officeooo:rsid="049d1d46" fo:background-color="transparent" loext:char-shading-value="0" style:font-size-asian="10pt"/>
    </style:style>
    <style:style style:name="T482" style:family="text">
      <style:text-properties style:font-name="Consolas1" fo:language="en" fo:country="US" officeooo:rsid="049e6642" fo:background-color="transparent" loext:char-shading-value="0" style:font-size-asian="10pt"/>
    </style:style>
    <style:style style:name="T483" style:family="text">
      <style:text-properties style:font-name="Consolas1" fo:language="en" fo:country="US" officeooo:rsid="049fd218" fo:background-color="transparent" loext:char-shading-value="0" style:font-size-asian="10pt"/>
    </style:style>
    <style:style style:name="T484" style:family="text">
      <style:text-properties style:font-name="Consolas1" fo:language="en" fo:country="US" officeooo:rsid="04a21bb6" fo:background-color="transparent" loext:char-shading-value="0" style:font-size-asian="10pt"/>
    </style:style>
    <style:style style:name="T485" style:family="text">
      <style:text-properties style:font-name="Consolas1" fo:language="en" fo:country="US" officeooo:rsid="048e5d41" fo:background-color="transparent" loext:char-shading-value="0" style:font-size-asian="10pt"/>
    </style:style>
    <style:style style:name="T486" style:family="text">
      <style:text-properties style:font-name="Consolas1" fo:language="en" fo:country="US" officeooo:rsid="048ea965" fo:background-color="transparent" loext:char-shading-value="0" style:font-size-asian="10pt"/>
    </style:style>
    <style:style style:name="T487" style:family="text">
      <style:text-properties style:font-name="Consolas1" fo:language="en" fo:country="US" officeooo:rsid="04a47275" fo:background-color="transparent" loext:char-shading-value="0" style:font-size-asian="10pt"/>
    </style:style>
    <style:style style:name="T488" style:family="text">
      <style:text-properties style:font-name="Consolas1" style:text-underline-style="none" fo:background-color="transparent" loext:char-shading-value="0" style:font-size-asian="10pt"/>
    </style:style>
    <style:style style:name="T489" style:family="text">
      <style:text-properties style:font-name="Consolas1" style:text-underline-style="none" officeooo:rsid="048b128d" fo:background-color="transparent" loext:char-shading-value="0" style:font-size-asian="10pt"/>
    </style:style>
    <style:style style:name="T490" style:family="text">
      <style:text-properties style:font-name="Consolas1" style:text-underline-style="none" officeooo:rsid="048cc4d0" fo:background-color="transparent" loext:char-shading-value="0" style:font-size-asian="10pt"/>
    </style:style>
    <style:style style:name="T491" style:family="text">
      <style:text-properties style:font-name="Consolas1" style:text-underline-style="none" officeooo:rsid="048ddb74" fo:background-color="transparent" loext:char-shading-value="0" style:font-size-asian="10pt"/>
    </style:style>
    <style:style style:name="T492" style:family="text">
      <style:text-properties style:font-name="Consolas1" style:text-underline-style="none" officeooo:rsid="048e5d41" fo:background-color="transparent" loext:char-shading-value="0" style:font-size-asian="10pt"/>
    </style:style>
    <style:style style:name="T493" style:family="text">
      <style:text-properties style:font-name="Consolas1" style:text-underline-style="none" officeooo:rsid="048ea965" fo:background-color="transparent" loext:char-shading-value="0" style:font-size-asian="10pt"/>
    </style:style>
    <style:style style:name="T494" style:family="text">
      <style:text-properties style:font-name="Consolas1" style:text-underline-style="none" officeooo:rsid="04925924" fo:background-color="transparent" loext:char-shading-value="0" style:font-size-asian="10pt"/>
    </style:style>
    <style:style style:name="T495" style:family="text">
      <style:text-properties style:font-name="Consolas1" fo:language="ru" fo:country="RU" style:text-underline-style="none" fo:background-color="transparent" loext:char-shading-value="0" style:font-size-asian="10pt"/>
    </style:style>
    <style:style style:name="T496" style:family="text">
      <style:text-properties style:font-name="Consolas1" fo:language="ru" fo:country="RU" style:text-underline-style="none" officeooo:rsid="048e5d41" fo:background-color="transparent" loext:char-shading-value="0" style:font-size-asian="10pt"/>
    </style:style>
    <style:style style:name="T497" style:family="text">
      <style:text-properties style:font-name="Consolas1" fo:background-color="transparent" loext:char-shading-value="0" style:font-size-asian="10pt"/>
    </style:style>
    <style:style style:name="T498" style:family="text">
      <style:text-properties style:font-name="Consolas1" officeooo:rsid="049d1d46" fo:background-color="transparent" loext:char-shading-value="0" style:font-size-asian="10pt"/>
    </style:style>
    <style:style style:name="T499" style:family="text">
      <style:text-properties style:font-name="Consolas1" officeooo:rsid="049e6642" fo:background-color="transparent" loext:char-shading-value="0" style:font-size-asian="10pt"/>
    </style:style>
    <style:style style:name="T500" style:family="text">
      <style:text-properties style:font-name="Consolas1" officeooo:rsid="049fd218" fo:background-color="transparent" loext:char-shading-value="0" style:font-size-asian="10pt"/>
    </style:style>
    <style:style style:name="T501" style:family="text">
      <style:text-properties style:font-name="Consolas1" officeooo:rsid="04a0dd7b" fo:background-color="transparent" loext:char-shading-value="0" style:font-size-asian="10pt"/>
    </style:style>
    <style:style style:name="T502" style:family="text">
      <style:text-properties style:font-name="Consolas1" officeooo:rsid="04a21bb6" fo:background-color="transparent" loext:char-shading-value="0" style:font-size-asian="10pt"/>
    </style:style>
    <style:style style:name="T503" style:family="text">
      <style:text-properties style:font-name="Consolas1" officeooo:rsid="04a2d536" fo:background-color="transparent" loext:char-shading-value="0" style:font-size-asian="10pt"/>
    </style:style>
    <style:style style:name="T504" style:family="text">
      <style:text-properties style:font-name="Consolas1" officeooo:rsid="04a47275" fo:background-color="transparent" loext:char-shading-value="0" style:font-size-asian="10pt"/>
    </style:style>
    <style:style style:name="T505" style:family="text">
      <style:text-properties officeooo:rsid="03716659"/>
    </style:style>
    <style:style style:name="T506" style:family="text">
      <style:text-properties officeooo:rsid="0375dd14"/>
    </style:style>
    <style:style style:name="T507" style:family="text">
      <style:text-properties officeooo:rsid="03783cb8"/>
    </style:style>
    <style:style style:name="T508" style:family="text">
      <style:text-properties officeooo:rsid="03794b33"/>
    </style:style>
    <style:style style:name="T509" style:family="text">
      <style:text-properties officeooo:rsid="037ac3c6"/>
    </style:style>
    <style:style style:name="T510" style:family="text">
      <style:text-properties officeooo:rsid="037f8019"/>
    </style:style>
    <style:style style:name="T511" style:family="text">
      <style:text-properties officeooo:rsid="03855706"/>
    </style:style>
    <style:style style:name="T512" style:family="text">
      <style:text-properties officeooo:rsid="0386ce5f"/>
    </style:style>
    <style:style style:name="T513" style:family="text">
      <style:text-properties officeooo:rsid="03904cd9"/>
    </style:style>
    <style:style style:name="T514" style:family="text">
      <style:text-properties officeooo:rsid="03913fb0"/>
    </style:style>
    <style:style style:name="T515" style:family="text">
      <style:text-properties officeooo:rsid="039c9d98"/>
    </style:style>
    <style:style style:name="T516" style:family="text">
      <style:text-properties officeooo:rsid="039e2dde"/>
    </style:style>
    <style:style style:name="T517" style:family="text">
      <style:text-properties officeooo:rsid="03a1e3b7"/>
    </style:style>
    <style:style style:name="T518" style:family="text">
      <style:text-properties officeooo:rsid="03a390c5"/>
    </style:style>
    <style:style style:name="T519" style:family="text">
      <style:text-properties officeooo:rsid="03a563c2"/>
    </style:style>
    <style:style style:name="T520" style:family="text">
      <style:text-properties officeooo:rsid="03aec98c"/>
    </style:style>
    <style:style style:name="T521" style:family="text">
      <style:text-properties officeooo:rsid="03af1ff4"/>
    </style:style>
    <style:style style:name="T522" style:family="text">
      <style:text-properties officeooo:rsid="03b5b9f8"/>
    </style:style>
    <style:style style:name="T523" style:family="text">
      <style:text-properties officeooo:rsid="03b76007"/>
    </style:style>
    <style:style style:name="T524" style:family="text">
      <style:text-properties officeooo:rsid="03b9c82c"/>
    </style:style>
    <style:style style:name="T525" style:family="text">
      <style:text-properties officeooo:rsid="03bac002"/>
    </style:style>
    <style:style style:name="T526" style:family="text">
      <style:text-properties officeooo:rsid="03c43565"/>
    </style:style>
    <style:style style:name="T527" style:family="text">
      <style:text-properties officeooo:rsid="03c8279e"/>
    </style:style>
    <style:style style:name="T528" style:family="text">
      <style:text-properties officeooo:rsid="03ca455b"/>
    </style:style>
    <style:style style:name="T529" style:family="text">
      <style:text-properties officeooo:rsid="03cbece8"/>
    </style:style>
    <style:style style:name="T530" style:family="text">
      <style:text-properties officeooo:rsid="03cdea00"/>
    </style:style>
    <style:style style:name="T531" style:family="text">
      <style:text-properties officeooo:rsid="03cf7be1"/>
    </style:style>
    <style:style style:name="T532" style:family="text">
      <style:text-properties officeooo:rsid="03d17309"/>
    </style:style>
    <style:style style:name="T533" style:family="text">
      <style:text-properties officeooo:rsid="03d1b79d"/>
    </style:style>
    <style:style style:name="T534" style:family="text">
      <style:text-properties officeooo:rsid="03e27483"/>
    </style:style>
    <style:style style:name="T535" style:family="text">
      <style:text-properties officeooo:rsid="03e616b7"/>
    </style:style>
    <style:style style:name="T536" style:family="text">
      <style:text-properties officeooo:rsid="03e6e17b"/>
    </style:style>
    <style:style style:name="T537" style:family="text">
      <style:text-properties officeooo:rsid="03ee1b0b"/>
    </style:style>
    <style:style style:name="T538" style:family="text">
      <style:text-properties officeooo:rsid="03efe5a4"/>
    </style:style>
    <style:style style:name="T539" style:family="text">
      <style:text-properties officeooo:rsid="0401a39e"/>
    </style:style>
    <style:style style:name="T540" style:family="text">
      <style:text-properties officeooo:rsid="0402a1ca"/>
    </style:style>
    <style:style style:name="T541" style:family="text">
      <style:text-properties officeooo:rsid="0413bfa9"/>
    </style:style>
    <style:style style:name="T542" style:family="text">
      <style:text-properties officeooo:rsid="0416f072"/>
    </style:style>
    <style:style style:name="T543" style:family="text">
      <style:text-properties officeooo:rsid="041ee6e2"/>
    </style:style>
    <style:style style:name="T544" style:family="text">
      <style:text-properties officeooo:rsid="042307de"/>
    </style:style>
    <style:style style:name="T545" style:family="text">
      <style:text-properties fo:color="#3faf46"/>
    </style:style>
    <style:style style:name="T546" style:family="text">
      <style:text-properties fo:color="#3faf46" fo:language="en" fo:country="US"/>
    </style:style>
    <style:style style:name="T547" style:family="text">
      <style:text-properties officeooo:rsid="04267807"/>
    </style:style>
    <style:style style:name="T548" style:family="text">
      <style:text-properties officeooo:rsid="04290870"/>
    </style:style>
    <style:style style:name="T549" style:family="text">
      <style:text-properties fo:color="#6b5e9b"/>
    </style:style>
    <style:style style:name="T550" style:family="text">
      <style:text-properties officeooo:rsid="042ce594"/>
    </style:style>
    <style:style style:name="T551" style:family="text">
      <style:text-properties style:text-underline-style="solid" style:text-underline-width="auto" style:text-underline-color="font-color"/>
    </style:style>
    <style:style style:name="T552" style:family="text">
      <style:text-properties style:text-underline-style="solid" style:text-underline-width="auto" style:text-underline-color="font-color" officeooo:rsid="042fc14b"/>
    </style:style>
    <style:style style:name="T553" style:family="text">
      <style:text-properties officeooo:rsid="04329d40"/>
    </style:style>
    <style:style style:name="T554" style:family="text">
      <style:text-properties officeooo:rsid="04330c91"/>
    </style:style>
    <style:style style:name="T555" style:family="text">
      <style:text-properties officeooo:rsid="0437dfcb"/>
    </style:style>
    <style:style style:name="T556" style:family="text">
      <style:text-properties officeooo:rsid="04388196"/>
    </style:style>
    <style:style style:name="T557" style:family="text">
      <style:text-properties officeooo:rsid="0439144f"/>
    </style:style>
    <style:style style:name="T558" style:family="text">
      <style:text-properties officeooo:rsid="043c91bc"/>
    </style:style>
    <style:style style:name="T559" style:family="text">
      <style:text-properties officeooo:rsid="043f3b1e"/>
    </style:style>
    <style:style style:name="T560" style:family="text">
      <style:text-properties officeooo:rsid="043fabd8"/>
    </style:style>
    <style:style style:name="T561" style:family="text">
      <style:text-properties officeooo:rsid="044c9f56"/>
    </style:style>
    <style:style style:name="T562" style:family="text">
      <style:text-properties officeooo:rsid="044ead95"/>
    </style:style>
    <style:style style:name="T563" style:family="text">
      <style:text-properties officeooo:rsid="044f5716"/>
    </style:style>
    <style:style style:name="T564" style:family="text">
      <style:text-properties officeooo:rsid="04507032"/>
    </style:style>
    <style:style style:name="T565" style:family="text">
      <style:text-properties fo:font-size="9pt" fo:language="en" fo:country="US" style:font-size-asian="9pt" style:font-size-complex="9pt"/>
    </style:style>
    <style:style style:name="T566" style:family="text">
      <style:text-properties fo:color="#5b277d"/>
    </style:style>
    <style:style style:name="T567" style:family="text">
      <style:text-properties officeooo:rsid="045f2b8d"/>
    </style:style>
    <style:style style:name="T568" style:family="text">
      <style:text-properties officeooo:rsid="0466bc1d"/>
    </style:style>
    <style:style style:name="T569" style:family="text">
      <style:text-properties officeooo:rsid="04721dc6"/>
    </style:style>
    <style:style style:name="T570" style:family="text">
      <style:text-properties officeooo:rsid="0472cfe8"/>
    </style:style>
    <style:style style:name="T571" style:family="text">
      <style:text-properties officeooo:rsid="04734806"/>
    </style:style>
    <style:style style:name="T572" style:family="text">
      <style:text-properties officeooo:rsid="0477150f"/>
    </style:style>
    <style:style style:name="T573" style:family="text">
      <style:text-properties officeooo:rsid="0478b68b"/>
    </style:style>
    <style:style style:name="T574" style:family="text">
      <style:text-properties officeooo:rsid="047c0e4c"/>
    </style:style>
    <style:style style:name="T575" style:family="text">
      <style:text-properties officeooo:rsid="047e698c"/>
    </style:style>
    <style:style style:name="T576" style:family="text">
      <style:text-properties officeooo:rsid="0480f664"/>
    </style:style>
    <style:style style:name="T577" style:family="text">
      <style:text-properties fo:color="#2a6099" style:font-name="Consolas1" style:text-underline-style="none" fo:background-color="transparent" loext:char-shading-value="0" style:font-size-asian="10pt"/>
    </style:style>
    <style:style style:name="T578" style:family="text">
      <style:text-properties officeooo:rsid="049599f8"/>
    </style:style>
    <style:style style:name="T579" style:family="text">
      <style:text-properties officeooo:rsid="049667d3"/>
    </style:style>
    <style:style style:name="T580" style:family="text">
      <style:text-properties officeooo:rsid="0498a0ff"/>
    </style:style>
    <style:style style:name="T581" style:family="text">
      <style:text-properties officeooo:rsid="0499cddb"/>
    </style:style>
    <style:style style:name="T582" style:family="text">
      <style:text-properties officeooo:rsid="049bbe80"/>
    </style:style>
    <style:style style:name="T583" style:family="text">
      <style:text-properties officeooo:rsid="049d1d46"/>
    </style:style>
    <style:style style:name="T584" style:family="text">
      <style:text-properties officeooo:rsid="04aedb9f"/>
    </style:style>
    <style:style style:name="T585" style:family="text">
      <style:text-properties officeooo:rsid="04b1059e"/>
    </style:style>
    <style:style style:name="T586" style:family="text">
      <style:text-properties officeooo:rsid="04b1b54f"/>
    </style:style>
    <style:style style:name="T587" style:family="text">
      <style:text-properties officeooo:rsid="04b37300"/>
    </style:style>
    <style:style style:name="T588" style:family="text">
      <style:text-properties officeooo:rsid="04b41ece"/>
    </style:style>
    <style:style style:name="T589" style:family="text">
      <style:text-properties officeooo:rsid="04b80ca7"/>
    </style:style>
    <style:style style:name="T590" style:family="text">
      <style:text-properties officeooo:rsid="04b8b2c2"/>
    </style:style>
    <style:style style:name="T591" style:family="text">
      <style:text-properties officeooo:rsid="04c0965b"/>
    </style:style>
    <style:style style:name="T592" style:family="text">
      <style:text-properties officeooo:rsid="04c2268f"/>
    </style:style>
    <style:style style:name="T593" style:family="text">
      <style:text-properties officeooo:rsid="04c5a921"/>
    </style:style>
    <style:style style:name="T594" style:family="text">
      <style:text-properties style:font-name="Liberation Mono"/>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293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217cm" fo:min-width="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217cm" fo:min-width="3.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725cm" fo:min-width="3.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draw:marker-start-width="0.129cm" draw:marker-end-width="0.1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draw:textarea-horizontal-align="justify" draw:textarea-vertical-align="middle" draw:auto-grow-height="false" fo:min-height="0.111cm" fo:min-width="0.2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2.282cm" fo:min-width="4.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01">Навигация</text:p>
      <text:p text:style-name="P107"><text:reference-mark-start text:name="nav1"/>1.<text:reference-mark-end text:name="nav1"/></text:p>
      <text:p text:style-name="P100"/>
      <text:p text:style-name="P106"><text:reference-ref text:reference-format="text" text:ref-name="Part1">Часть 1  Описание проекта MilleniumCraft</text:reference-ref></text:p>
      <text:p text:style-name="P1045"><text:reference-ref text:reference-format="text" text:ref-name="p1.chapter1">Глава 1:«Вхождение» в проект</text:reference-ref></text:p>
      <text:p text:style-name="P529"><text:reference-ref text:reference-format="text" text:ref-name="chapter1.theme1">(1) Что это такое?</text:reference-ref></text:p>
      <text:p text:style-name="P558">Описание</text:p>
      <text:p text:style-name="P608">Что будет взято из <text:span text:style-name="T1">(Metro 2033)</text:span></text:p>
      <text:p text:style-name="P608">Общее представление о процессе игры (быт игрока)</text:p>
      <text:p text:style-name="P530"><text:reference-ref text:reference-format="text" text:ref-name="chapter1.theme2">(2) Краткое описание функционала/задумки</text:reference-ref></text:p>
      <text:p text:style-name="P559">Описание темы</text:p>
      <text:p text:style-name="P609">Фракции</text:p>
      <text:p text:style-name="P609">Ранги</text:p>
      <text:p text:style-name="P609">Чат</text:p>
      <text:p text:style-name="P609">(<text:span text:style-name="T1">NPC) </text:span>Магазины</text:p>
      <text:p text:style-name="P609">Оружие</text:p>
      <text:p text:style-name="P609">Мини-игры</text:p>
      <text:p text:style-name="P609">Ворота</text:p>
      <text:p text:style-name="P620"><text:reference-ref text:reference-format="text" text:ref-name="chapter1.theme2.subTheme1">Мобы и их нашествие</text:reference-ref></text:p>
      <text:p text:style-name="P609">Контроль процесса <text:span text:style-name="T1">PVP</text:span></text:p>
      <text:p text:style-name="P609">Лут и его возобновление</text:p>
      <text:p text:style-name="P609">Захват контрольных точек и выбор точки появления</text:p>
      <text:p text:style-name="P609">Гаджеты</text:p>
      <text:p text:style-name="P531"><text:reference-ref text:reference-format="text" text:ref-name="chapter1.theme3">(3) Разбиение функционала на плагины</text:reference-ref></text:p>
      <text:p text:style-name="P560">Описание темы</text:p>
      <text:p text:style-name="P628"><text:span text:style-name="T208">П</text:span><text:span text:style-name="T207">лагин </text:span>MFractions <text:span text:style-name="T230">(</text:span><text:span text:style-name="T209">разбиение игроков на группы</text:span><text:span text:style-name="T230">)</text:span></text:p>
      <text:p text:style-name="P610">Плагин <text:span text:style-name="T4">MPoints </text:span><text:span text:style-name="T230">(контрольные точки и точки появления)</text:span></text:p>
      <text:p text:style-name="P611">Плагин <text:span text:style-name="T1">MLoot </text:span><text:span text:style-name="T234">(процесс генерации лута)</text:span></text:p>
      <text:p text:style-name="P612">Плагин <text:span text:style-name="T1">MShopNPC </text:span><text:span text:style-name="T234">(игровой магазин)</text:span></text:p>
      <text:p text:style-name="P621"><text:reference-ref text:reference-format="text" text:ref-name="chapter1.theme3.subTheme1">Плагин Gates (ворота)</text:reference-ref></text:p>
      <text:p text:style-name="P613">Плагин <text:span text:style-name="T1">MGadgets (</text:span>гаджеты)</text:p>
      <text:p text:style-name="P614">Плагин <text:span text:style-name="T1">MRanks (</text:span>ранг игрока)</text:p>
      <text:p text:style-name="P615">Плагин <text:span text:style-name="T1">MChat (</text:span>контроль чата)</text:p>
      <text:p text:style-name="P616">Плагин <text:span text:style-name="T1">MPVPController (</text:span>контроль <text:span text:style-name="T1">PVP)</text:span></text:p>
      <text:p text:style-name="P617"><text:span text:style-name="T239">Плагин </text:span><text:span text:style-name="T6">MMutants (</text:span><text:span text:style-name="T239">контроль появления </text:span><text:span text:style-name="T6">мобов)</text:span></text:p>
      <text:p text:style-name="P629"><text:reference-ref text:reference-format="text" text:ref-name="chapter1.theme3.subTheme2">Плагин MMinigames (мини-игры)</text:reference-ref></text:p>
      <text:p text:style-name="P535"><text:reference-ref text:reference-format="text" text:ref-name="chapter1.theme4">(4) Плагины, которые проект использует</text:reference-ref></text:p>
      <text:p text:style-name="P561">Описание</text:p>
      <text:p text:style-name="P618">Распространенные плагины</text:p>
      <text:p text:style-name="P622"><text:reference-ref text:reference-format="text" text:ref-name="chapter1.theme4.subTheme1">Плагин (CrackShot)</text:reference-ref></text:p>
      <text:p text:style-name="P1044"><text:reference-ref text:reference-format="text" text:ref-name="p1.chapter2">Глава 2: Креатив проекта</text:reference-ref></text:p>
      <text:p text:style-name="P532"><text:reference-ref text:reference-format="text" text:ref-name="chapter2.theme1">(1) Описание главы</text:reference-ref></text:p>
      <text:p text:style-name="P553"/>
      <text:p text:style-name="P229"><text:reference-ref text:reference-format="text" text:ref-name="Part2">Часть 2 Создание плагинов</text:reference-ref></text:p>
      <text:p text:style-name="P1044"><text:reference-ref text:reference-format="text" text:ref-name="p2.chapter3">Глава 3 Плагин MFractions</text:reference-ref></text:p>
      <text:p text:style-name="P532"><text:reference-ref text:reference-format="text" text:ref-name="chapter3.theme1">(1) Назначение членов кода для основных элементов проекта</text:reference-ref></text:p>
      <text:p text:style-name="P562">Введение</text:p>
      <text:p text:style-name="P619">Фракции</text:p>
      <text:p text:style-name="P619">Точка (появления)</text:p>
      <text:p text:style-name="P619">Счёт, фракция, и точка появления игроками</text:p>
      <text:p text:style-name="P563">Работа с типами фракци<text:span text:style-name="T260">й</text:span>, точек, игроками, правами и БД (<text:span text:style-name="T1">Manager)</text:span></text:p>
      <text:p text:style-name="P503"><text:soft-page-break/><text:reference-mark-start text:name="nav2"/>2.<text:reference-mark-end text:name="nav2"/></text:p>
      <text:p text:style-name="P580"><text:reference-ref text:reference-format="text" text:ref-name="chapter3.theme1.subTheme1">Контроль игроков, а так-же их взаимодействие</text:reference-ref></text:p>
      <text:p text:style-name="P564">«Лицо» плагина (<text:span text:style-name="T1">MFractions)</text:span></text:p>
      <text:p text:style-name="P565">Взаимодействие типов между собой</text:p>
      <text:p text:style-name="P533"><text:reference-ref text:reference-format="text" text:ref-name="chapter3.theme2">(2) Конфигурации плагина и БД</text:reference-ref></text:p>
      <text:p text:style-name="P566">Введение</text:p>
      <text:p text:style-name="P623">БД игроков (<text:span text:style-name="T1">Manager)</text:span></text:p>
      <text:p text:style-name="P567">Файл конфигураций плагина и точки появления членов фракций</text:p>
      <text:p text:style-name="P534"><text:reference-ref text:reference-format="text" text:ref-name="chapter3.theme3">(3) Фракции и работа с ними</text:reference-ref></text:p>
      <text:p text:style-name="P568">Введение</text:p>
      <text:p text:style-name="P569">Тип <text:span text:style-name="T1">(Fraction) </text:span><text:span text:style-name="T273">и его члены</text:span></text:p>
      <text:p text:style-name="P627"><text:reference-ref text:reference-format="text" text:ref-name="chapter3.theme3.subTheme1">Исключения для типа (Fraction)</text:reference-ref></text:p>
      <text:p text:style-name="P569">Работа с типом <text:span text:style-name="T1">(Fraction) </text:span>через <text:span text:style-name="T1">(Manager), </text:span><text:span text:style-name="T272">ярус </text:span><text:span text:style-name="T25">(Fractions)</text:span></text:p>
      <text:p text:style-name="P536"><text:reference-ref text:reference-format="text" text:ref-name="chapter3.theme4">(4) Работа с игроками</text:reference-ref></text:p>
      <text:p text:style-name="P570"><text:span text:style-name="T296">Переменная</text:span><text:span text:style-name="T27"> (onlinePlayers), </text:span><text:span text:style-name="T296">тип</text:span><text:span text:style-name="T27"> (Manager)</text:span></text:p>
      <text:p text:style-name="P581">Тип (FractionPlayer)</text:p>
      <text:p text:style-name="P571"><text:span text:style-name="T27">Тип (Manager), </text:span><text:span text:style-name="T296">ярус</text:span><text:span text:style-name="T27"> (FractionPlayer)</text:span></text:p>
      <text:p text:style-name="P630"><text:reference-ref text:reference-format="text" text:ref-name="chapter3.theme4.subTheme1">Исключения для типа (Manager), яруса (FractionPlayer)</text:reference-ref></text:p>
      <text:p text:style-name="P537"><text:reference-ref text:reference-format="text" text:ref-name="chapter3.theme5">(5) Динамическое добавление игроков в хранилище</text:reference-ref></text:p>
      <text:p text:style-name="P572">Правила добавления игроков в <text:span text:style-name="T1">(onlinePlayers) – </text:span>тип <text:span text:style-name="T1">(Manager)</text:span></text:p>
      <text:p text:style-name="P573">Правила удаления игрока из <text:span text:style-name="T1">(onlinePlayers) – </text:span>тип (<text:span text:style-name="T1">Manager)</text:span></text:p>
      <text:p text:style-name="P631"><text:reference-ref text:reference-format="text" text:ref-name="chapter3.theme5.subTheme1">Описание яруса (DB Players) – тип (Manager)</text:reference-ref></text:p>
      <text:p text:style-name="P574">Работа с БД, тип <text:span text:style-name="T1">(Manager)</text:span></text:p>
      <text:p text:style-name="P538"><text:reference-ref text:reference-format="text" text:ref-name="chapter3.theme6">(6) Тип (ManagerEvents) или анальный контроль игроков</text:reference-ref></text:p>
      <text:p text:style-name="P575">Введение</text:p>
      <text:p text:style-name="P576">Контроль входа/выхода игроков, <text:span text:style-name="T324">ярус </text:span><text:span text:style-name="T42">(Player Join/Quit)</text:span></text:p>
      <text:p text:style-name="P624"><text:span text:style-name="T324">К</text:span>онтроль взаимодействия игроков, ярус (<text:span text:style-name="T1">PlayersInteraction)</text:span></text:p>
      <text:p text:style-name="P632"><text:reference-ref text:reference-format="text" text:ref-name="chapter3.theme6.subTheme1">Награда игрока за убийство другого игрока, ярус (PlayerRewarding)</text:reference-ref></text:p>
      <text:p text:style-name="P577"><text:span text:style-name="T329">Контроль появления игрока, ярус</text:span><text:span text:style-name="T1"> (Player Spawning)</text:span></text:p>
      <text:p text:style-name="P539"><text:reference-ref text:reference-format="text" text:ref-name="chapter3.theme7">(7) Точки и работа с ними</text:reference-ref></text:p>
      <text:p text:style-name="P578">Введение</text:p>
      <text:p text:style-name="P625">Тип <text:span text:style-name="T1">(Point)</text:span></text:p>
      <text:p text:style-name="P626">Исключения для типа <text:span text:style-name="T1">(Point)</text:span></text:p>
      <text:p text:style-name="P582"><text:reference-ref text:reference-format="text" text:ref-name="chapter3.theme7.subTheme1">Работа с типом (Point), тип (Manager) – ярус (Points)</text:reference-ref></text:p>
      <text:p text:style-name="P540"><text:reference-ref text:reference-format="text" text:ref-name="chapter3.theme8">(8) Работа с правами игрока</text:reference-ref></text:p>
      <text:p text:style-name="P579">Введение</text:p>
      <text:p text:style-name="P583"><text:reference-ref text:reference-format="text" text:ref-name="chapter3.theme8.subTheme1">Механизм изъятия прав игрока (PermsWithdrawing), ярус (Permissions)</text:reference-ref></text:p>
      <text:p text:style-name="P633">Сброс прав игрока</text:p>
      <text:p text:style-name="P541"><text:reference-ref text:reference-format="text" text:ref-name="chapter3.theme9">(9) Команды плагина</text:reference-ref></text:p>
      <text:p text:style-name="P585">Введение</text:p>
      <text:p text:style-name="P589">Команды, <text:span text:style-name="T353">их права</text:span> и их описание <text:span text:style-name="T73">(</text:span><text:span text:style-name="T381">описание </text:span><text:span text:style-name="T73">Reload)</text:span></text:p>
      <text:p text:style-name="P542"><text:reference-ref text:reference-format="text" text:ref-name="chapter3.theme10">(10) Тип (MFractions)</text:reference-ref></text:p>
      <text:p text:style-name="P586">Описание класса</text:p>
      <text:p text:style-name="P634">Переменные класса</text:p>
      <text:p text:style-name="P635">Как класс «удерживает» весь функционал плагина</text:p>
      <text:p text:style-name="P659"><text:reference-ref text:reference-format="text" text:ref-name="chapter3.theme10.subTheme1">Метод (onEnable), ярус (Constructor)</text:reference-ref></text:p>
      <text:p text:style-name="P634">Как реализован перезапуск плагина</text:p>
      <text:p text:style-name="P244"><text:reference-mark-start text:name="nav3"/>3.<text:reference-mark-end text:name="nav3"/></text:p>
      <text:p text:style-name="P547"><text:reference-ref text:reference-format="text" text:ref-name="chapter3.theme11">(11) События плагина</text:reference-ref></text:p>
      <text:p text:style-name="P587">Введение</text:p>
      <text:p text:style-name="P636">События плагина и их описание</text:p>
      <text:p text:style-name="P554"><text:reference-ref text:reference-format="text" text:ref-name="chapter3.theme12">(12) Тип (Manager)</text:reference-ref></text:p>
      <text:p text:style-name="P588">Ярусы типа</text:p>
      <text:p text:style-name="P637">Конструктор</text:p>
      <text:p text:style-name="P638">Поля класса</text:p>
      <text:p text:style-name="P639">«Выключение»</text:p>
      <text:p text:style-name="P554"><text:reference-ref text:reference-format="text" text:ref-name="chapter3.theme13">(13) Доступ к плагину (API) – тип (MFractionsAPI)</text:reference-ref></text:p>
      <text:p text:style-name="P584">Hooking into plugin</text:p>
      <text:p text:style-name="P640"><text:span text:style-name="T386">Члены (</text:span>MFractionsAPI<text:span text:style-name="T1">)</text:span></text:p>
      <text:p text:style-name="P1042"><text:reference-ref text:reference-format="text" text:ref-name="p2.chapter4">Глава 4: Плагин MRanks</text:reference-ref></text:p>
      <text:p text:style-name="P548"><text:reference-ref text:reference-format="text" text:ref-name="chapter4.theme1">(1) Назначение основных членов кода проекта</text:reference-ref></text:p>
      <text:p text:style-name="P590">Введение</text:p>
      <text:p text:style-name="P641">Представление ранга — тип <text:span text:style-name="T1">(Rank)</text:span></text:p>
      <text:p text:style-name="P642">Представление набора — тип<text:span text:style-name="T1"> (Kit)</text:span></text:p>
      <text:p text:style-name="P643">Менеджер<text:span text:style-name="T1"> </text:span>и<text:span text:style-name="T1"> </text:span>обработка<text:span text:style-name="T1"> </text:span>событий</text:p>
      <text:p text:style-name="P644">Корень<text:span text:style-name="T1"> </text:span>плагина<text:span text:style-name="T1"> — </text:span>тип<text:span text:style-name="T1"> (MRanks)</text:span></text:p>
      <text:p text:style-name="P555"><text:reference-ref text:reference-format="text" text:ref-name="chapter4.theme2">(2) Файл конфигураций плагина</text:reference-ref></text:p>
      <text:p text:style-name="P591">Файл конфигураций и его подробное описание</text:p>
      <text:p text:style-name="P645">Тип вещ<text:span text:style-name="T393">ей</text:span> <text:span text:style-name="T1">(bk)</text:span></text:p>
      <text:p text:style-name="P549"><text:reference-ref text:reference-format="text" text:ref-name="chapter4.theme3">(3) Команды плагина и их права</text:reference-ref></text:p>
      <text:p text:style-name="P592">Виды прав плагина</text:p>
      <text:p text:style-name="P646">Права задержки набора</text:p>
      <text:p text:style-name="P646">Команды и их права</text:p>
      <text:p text:style-name="P543"><text:reference-ref text:reference-format="text" text:ref-name="chapter4.theme4">(4) Представление наборов — тип (Kit)</text:reference-ref></text:p>
      <text:p text:style-name="P593">Описание</text:p>
      <text:p text:style-name="P647">Переменные</text:p>
      <text:p text:style-name="P647">Конструктор</text:p>
      <text:p text:style-name="P660"><text:reference-ref text:reference-format="text" text:ref-name="chapter4.theme4.subTheme1">Методы</text:reference-ref></text:p>
      <text:p text:style-name="P647">Исключения</text:p>
      <text:p text:style-name="P648">Перечисление <text:span text:style-name="T1">ItemType</text:span></text:p>
      <text:p text:style-name="P550"><text:reference-ref text:reference-format="text" text:ref-name="chapter4.theme5">(5) Представление рангов — тип (Rank)</text:reference-ref></text:p>
      <text:p text:style-name="P594">Введение</text:p>
      <text:p text:style-name="P649">Переменные и методы</text:p>
      <text:p text:style-name="P649">Конструктор</text:p>
      <text:p text:style-name="P649">Исключения</text:p>
      <text:p text:style-name="P544"><text:reference-ref text:reference-format="text" text:ref-name="chapter4.theme6">(6) Менеджер плагина — тип (Manager)</text:reference-ref></text:p>
      <text:p text:style-name="P595">Введение</text:p>
      <text:p text:style-name="P650">Ярусы типа</text:p>
      <text:p text:style-name="P650">Переменные</text:p>
      <text:p text:style-name="P650">Конструктор</text:p>
      <text:p text:style-name="P545"><text:reference-ref text:reference-format="text" text:ref-name="chapter4.theme7">(7) Работа с (Kit):тип (Manager)–ярус (Kits)</text:reference-ref></text:p>
      <text:p text:style-name="P596">Описание</text:p>
      <text:p text:style-name="P597">Работа с перечислением <text:span text:style-name="T1">(kits)</text:span></text:p>
      <text:p text:style-name="P597"><text:span text:style-name="T513">Выдача набора –</text:span><text:span text:style-name="T1"> </text:span><text:span text:style-name="T162">(giveKit())</text:span></text:p>
      <text:p text:style-name="P598"><text:span text:style-name="T514">Проверка наличия у игрока набора</text:span><text:span text:style-name="T162"> — (hasPlayerKit(…))</text:span></text:p>
      <text:p text:style-name="P661"/>
      <text:p text:style-name="P245"><text:reference-mark-start text:name="nav4"/>4.<text:reference-mark-end text:name="nav4"/></text:p>
      <text:p text:style-name="P546"><text:reference-ref text:reference-format="text" text:ref-name="chapter4.theme8">(8) Работа с (Rank):тип (Manager)-ярус (Ranks)</text:reference-ref></text:p>
      <text:p text:style-name="P599">Введение</text:p>
      <text:p text:style-name="P600">Работа с перечислением <text:span text:style-name="T1">(ranks)</text:span></text:p>
      <text:p text:style-name="P600">Процесс<text:span text:style-name="T1"> </text:span>выдачи<text:span text:style-name="T1"> </text:span>ранга<text:span text:style-name="T1"> — </text:span><text:span text:style-name="T161">(giveRank(…))</text:span></text:p>
      <text:p text:style-name="P605">Работа с рангом игрока</text:p>
      <text:p text:style-name="P551"><text:reference-ref text:reference-format="text" text:ref-name="chapter4.theme9">(9) Обработка событий — тип (ManagerEvents)</text:reference-ref></text:p>
      <text:p text:style-name="P601">Немного о типе <text:span text:style-name="T1">(ManagerEvents). </text:span><text:span text:style-name="T516">Конструктор</text:span></text:p>
      <text:p text:style-name="P651">Какие события обрабатывает данный плагин</text:p>
      <text:p text:style-name="P556"><text:reference-ref text:reference-format="text" text:ref-name="chapter4.theme10">(10) Тип — (MRanks)</text:reference-ref></text:p>
      <text:p text:style-name="P602">В<text:span text:style-name="T520">ведение</text:span></text:p>
      <text:p text:style-name="P652">Перезапуск плагина (метод <text:span text:style-name="T1">reload())</text:span></text:p>
      <text:p text:style-name="P653">Переменные типа</text:p>
      <text:p text:style-name="P653">Конструктор<text:span text:style-name="T1"> </text:span>типа<text:span text:style-name="T1"> (</text:span>метод<text:span text:style-name="T1"> onEnable())</text:span></text:p>
      <text:p text:style-name="P556"><text:reference-ref text:reference-format="text" text:ref-name="chapter4.theme11">(11) Реализация команд — тип (PluginCommands)</text:reference-ref></text:p>
      <text:p text:style-name="P603">Как происходит реализация команд в данном плагине</text:p>
      <text:p text:style-name="P654">Тип <text:span text:style-name="T1">(PluginCommands)</text:span></text:p>
      <text:p text:style-name="P556"><text:reference-ref text:reference-format="text" text:ref-name="chapter4.theme12">(12) События плагина</text:reference-ref></text:p>
      <text:p text:style-name="P604">Типы событий и их описанием</text:p>
      <text:p text:style-name="P556"><text:reference-ref text:reference-format="text" text:ref-name="chapter4.theme13">(13) Доступ к плагину извне — тип (MRanksAPI)</text:reference-ref></text:p>
      <text:p text:style-name="P604">Описание <text:span text:style-name="T535">и получение типа </text:span><text:span text:style-name="T179">(MRanksAPI)</text:span></text:p>
      <text:p text:style-name="P1043"><text:reference-ref text:reference-format="text" text:ref-name="p2.chapter5">Глава 5: плагин MChat</text:reference-ref></text:p>
      <text:p text:style-name="P552"><text:reference-ref text:reference-format="text" text:ref-name="chapter5.theme1">(1) Логическая часть плагина</text:reference-ref></text:p>
      <text:p text:style-name="P607">Два вида чата: классический и проектный</text:p>
      <text:p text:style-name="P657">Формат выводимых сообщений</text:p>
      <text:p text:style-name="P658">Права плагина</text:p>
      <text:p text:style-name="P557"><text:reference-ref text:reference-format="text" text:ref-name="chapter5.theme2">(2) Файл конфигураций плагина</text:reference-ref></text:p>
      <text:p text:style-name="P607">Введение</text:p>
      <text:p text:style-name="P657">Внутренности файла конфигураций</text:p>
      <text:p text:style-name="P557"><text:reference-ref text:reference-format="text" text:ref-name="chapter5.theme3">(3) Главный тип — (MChat)</text:reference-ref></text:p>
      <text:p text:style-name="P607">Описание типа</text:p>
      <text:p text:style-name="P657">Ярусы типа</text:p>
      <text:p text:style-name="P657">Переменные типа</text:p>
      <text:p text:style-name="P655"><text:span text:style-name="T535">Конструктор типа — ярус (</text:span><text:span text:style-name="T179">Constructor</text:span><text:span text:style-name="T535">)</text:span></text:p>
      <text:p text:style-name="P656"><text:span text:style-name="T553">Перечисление</text:span><text:span text:style-name="T185"> (ChatType)</text:span></text:p>
      <text:p text:style-name="P557"><text:reference-ref text:reference-format="text" text:ref-name="chapter5.theme4">(4) Утилиты плагина — ярус (Utils)</text:reference-ref></text:p>
      <text:p text:style-name="P607">Получение игроков на указанном расстоянии — (getNearPlayers(…))</text:p>
      <text:p text:style-name="P657">Отправка сообщения множеству игроков — (sendMessage(…))</text:p>
      <text:p text:style-name="P557"><text:reference-ref text:reference-format="text" text:ref-name="chapter5.theme5">(5) Реализация чата — ярус (Chat handlers)</text:reference-ref></text:p>
      <text:p text:style-name="P607">Логическое разбиение отправки сообщений</text:p>
      <text:p text:style-name="P607">Методы яруса и их описание</text:p>
      <text:p text:style-name="P557"><text:reference-ref text:reference-format="text" text:ref-name="chapter5.theme6">(6) Команды плагина — ярус (Commands)</text:reference-ref></text:p>
      <text:p text:style-name="P606"><text:span text:style-name="T535">Описание яруса (</text:span><text:span text:style-name="T179">Commands</text:span><text:span text:style-name="T535">)</text:span></text:p>
      <text:p text:style-name="P243"><text:reference-mark-start text:name="Part1"/>Часть <text:span text:style-name="T1">1 <text:line-break/></text:span>Описание проекта<text:line-break/><text:span text:style-name="T1">MilleniumCraft</text:span><text:reference-mark-end text:name="Part1"/></text:p>
      <text:p text:style-name="P216"/>
      <text:p text:style-name="P1"><text:reference-mark-start text:name="p1.chapter1"/>Глава 1:«Вхождение»<text:line-break/>в проект<text:reference-mark-end text:name="p1.chapter1"/></text:p>
      <text:p text:style-name="P13"/>
      <text:p text:style-name="P3"><text:reference-mark-start text:name="chapter1.theme1"/><text:span text:style-name="T3">(1)</text:span><text:span text:style-name="T223"> </text:span>Что это такое?<text:reference-mark-end text:name="chapter1.theme1"/></text:p>
      <text:p text:style-name="P108"><text:reference-ref text:reference-format="text" text:ref-name="nav1">1.</text:reference-ref></text:p>
      <text:p text:style-name="P2"/>
      <text:p text:style-name="P41">Описание</text:p>
      <text:p text:style-name="P16">Проект <text:span text:style-name="T1">MilleniumCraft – </text:span>это проект <text:span text:style-name="T1">(minecraft) </text:span>сервера <text:span text:style-name="T222">в стиле </text:span><text:span text:style-name="T2">(TDM)</text:span>, который содержит элементы игры (<text:span text:style-name="T1">Metro 2033). </text:span>Проект основан на <text:span text:style-name="T1">(minecraft) </text:span>сервере (<text:span text:style-name="T1">spigot), </text:span>от версии <text:span text:style-name="T1">(1.13), </text:span>так-что плагины проекта будут «заточены» под данную версию.</text:p>
      <text:p text:style-name="P16"/>
      <text:p text:style-name="P16">Данный проект подразумевает большой функционал, поддерживающийся рядом плагинов, которые будут созданы для данного проекта. Функционал плагинов и их реализация будут подробно описаны в последующих главах/частях. </text:p>
      <text:p text:style-name="P16"/>
      <text:p text:style-name="P16"/>
      <text:p text:style-name="P42">Что будет взято из <text:span text:style-name="T1">(Metro 2033)</text:span></text:p>
      <text:p text:style-name="P17">Из игры <text:span text:style-name="T1">(Metro 2033) </text:span>будет взято само метро, построенное и спроектированное на усмотрение автора проекта, некоторые виды оружия (в частности их имя…), возможность ездить по метро на вагонетках<text:span text:style-name="T1"> </text:span>и др.</text:p>
      <text:p text:style-name="P17"/>
      <text:p text:style-name="P17">Вообще, это <text:span text:style-name="T1">(TDM) </text:span>проект в стиле <text:span text:style-name="T1">(Metro 2033) </text:span>и автор не имеет желания вставлять из этой игры полноразмерные локации/места/города.</text:p>
      <text:p text:style-name="P17"/>
      <text:p text:style-name="P17"/>
      <text:p text:style-name="P42">Общее представление о процессе игры (быт игрока)</text:p>
      <text:p text:style-name="P65">Игроки разделяются на так называемые фракции. Члены одной фракции не могут нанести вред своему напарнику(члену своей-же фракции), но они могут весело «кромсать» членов других фракций при помощи оружия, которое вводит плагин <text:span text:style-name="T1">(CrackShot).</text:span></text:p>
      <text:p text:style-name="P95"/>
      <text:p text:style-name="P66">Чтобы повысить интерактивность, плагины проекта добавляют такие плюшки, как захват точек и выбор точки появления, мини-игры, гаджеты(рация, фонарик и другие штуки), арены, работы (напр. шахта), открывающиеся ворота<text:span text:style-name="T1">, </text:span>нашествия мобов. Помимо функций, которые дают плагины, карта проекта так-же создана с учётом интеративности, добавляя различные редстоун механизмы.</text:p>
      <text:p text:style-name="P66"/>
      <text:p text:style-name="P67">Так-же у сервера очень удобное и приятное меню в виде инвентаря, с которым можно взаимодействовать. Игрок может узнать всю необходимую ему информацию о сервере в данном меню, находясь на одном месте.</text:p>
      <text:p text:style-name="P67"/>
      <text:p text:style-name="P662"><text:reference-mark-start text:name="chapter1.theme2"/>(2) Краткое описание функционала/задумки<text:reference-mark-end text:name="chapter1.theme2"/></text:p>
      <text:p text:style-name="P109"><text:reference-ref text:reference-format="text" text:ref-name="nav1">1.</text:reference-ref></text:p>
      <text:p text:style-name="P4"/>
      <text:p text:style-name="P43">Описание <text:span text:style-name="T224">темы</text:span></text:p>
      <text:p text:style-name="P18">В данной теме происходит рассмотрение и описание большинства черт проекта, которые делают его тем, что задумал автор. Здесь будет заложена основа для начала создания плагинов проекта.</text:p>
      <text:p text:style-name="P18"/>
      <text:p text:style-name="P18"/>
      <text:p text:style-name="P44">Фракции</text:p>
      <text:p text:style-name="P19">Проект разделяет игроков на фракции, <text:span text:style-name="T225">давая каждой из фракций свою собственную точку появления, название, «спавн», магазины, работы и тд.</text:span></text:p>
      <text:p text:style-name="P19"/>
      <text:p text:style-name="P19"/>
      <text:p text:style-name="P45">Ранги</text:p>
      <text:p text:style-name="P20">Каждый игрок имеет своё счёт. Если счёта достаточно, <text:span text:style-name="T226">то он может выбрать себе так называемый ранг (игровой класс), несущий свои возможности. Самая главная часть системы рангов, это выдача наборов вещей, если игрок имеет определённый ранг. Так-же ранги будут давать доступ к различным командам и каждый ранг будет по своему уникален.</text:span></text:p>
      <text:p text:style-name="P21"/>
      <text:p text:style-name="P21"/>
      <text:p text:style-name="P46">Чат</text:p>
      <text:p text:style-name="P22">Чтобы погрузиться в задумку/атмосферу проекта, проект вводит разделение чата, делая его: локальным, командным и глобальным. Доступ к командному и глобальному чату происходит через так называемые рации(гаджет), купить которые можно в игровом магазине, за игровую валюту.</text:p>
      <text:p text:style-name="P22"/>
      <text:p text:style-name="P22"/>
      <text:p text:style-name="P93">(NPC) <text:span text:style-name="T207">Магазины</text:span></text:p>
      <text:p text:style-name="P90"><text:span text:style-name="T207">Так-как это проект в стиле </text:span>(Metro 2033), <text:span text:style-name="T207">то магазины будут реализованы в стиле </text:span>(NPC), <text:span text:style-name="T207">при взаимодействии с которыми открывается диалоговое окно, где можно что-то купить за игровую валюту.</text:span></text:p>
      <text:p text:style-name="P24"/>
      <text:p text:style-name="P24"/>
      <text:p text:style-name="P47">Оружие</text:p>
      <text:p text:style-name="P23">Для реализации в игре огнестрельного оружия, и других его видом, проект использует плагин <text:span text:style-name="T1">(CrackShot), </text:span>вносящий в игру массу видов оружия. Самый большой плюс в <text:span text:style-name="T1">(CrackShot), </text:span>что можно создавать новые виды оружия со своими свойствами и прочими параметрами.</text:p>
      <text:p text:style-name="P23"/>
      <text:p text:style-name="P23"/>
      <text:p text:style-name="P48">Мини-игры</text:p>
      <text:p text:style-name="P25">Чтобы <text:span text:style-name="T227">игрок не уставал от постоянного лутания и перестрелок, на сервере будут присутствовать мини-игры. Некоторые из мини-игр: бои между членами одной фракции за приз; моб-арена; паркур и др.</text:span></text:p>
      <text:p text:style-name="P25"/>
      <text:p text:style-name="P25"/>
      <text:p text:style-name="P49">Ворота</text:p>
      <text:p text:style-name="P26">Реализация механизма создания ворот, которые можно открывать при клике на определённую вещь. </text:p>
      <text:p text:style-name="P26"><text:soft-page-break/></text:p>
      <text:p text:style-name="P26"/>
      <text:p text:style-name="P26"/>
      <text:p text:style-name="P49"><text:reference-mark-start text:name="chapter1.theme2.subTheme1"/>Мобы и их нашествие<text:reference-mark-end text:name="chapter1.theme2.subTheme1"/></text:p>
      <text:p text:style-name="P26">Чтобы мобы не появлялись где попало, их появление нужно контролировать. Так-же, для проекта неплохо будет реализовать возможность нашествия мобов, которые будут идти к определённой цели.</text:p>
      <text:p text:style-name="P26"/>
      <text:p text:style-name="P26"/>
      <text:p text:style-name="P50">Контроль процесса <text:span text:style-name="T1">PVP</text:span></text:p>
      <text:p text:style-name="P27">Чтобы игроки не нарушали правил <text:span text:style-name="T1">PVP, </text:span>следует реализовать механизм наказания игроков за нарушение правил <text:span text:style-name="T1">PVP. </text:span>Когда игрок начал с кем-то <text:span text:style-name="T1">PVP, </text:span>следует занести его в определённый список на некоторое время, и если он нарушит эти правила (в основном, выйдет из игры), то его вещи должны достаться другому игроку, путём посредственного убийства нарушителя (<text:span text:style-name="T1">kill).</text:span></text:p>
      <text:p text:style-name="P92"/>
      <text:p text:style-name="P92"/>
      <text:p text:style-name="P51">Лут и его возобновление</text:p>
      <text:p text:style-name="P28">Для разнообразия игры, проект реализует механизм, который «раскладывает» ряд определённых вещей в определённые сундуки, которые можно открыть и забрать эти вещи. <text:span text:style-name="T228">Таким образом, добавим ещё галочку проекту.</text:span></text:p>
      <text:p text:style-name="P28"/>
      <text:p text:style-name="P28"/>
      <text:p text:style-name="P52">Захват контрольных точек и выбор точки появления</text:p>
      <text:p text:style-name="P29">Игроку может надоесть появляться на одной и той-же точке постоянно, и поэтому проект вводит такую штуку, как выбор точки, на которой игрок появится. <text:span text:style-name="T229">Точки эти являются захватываемыми и после захвата точки, её можно будет выбрать как точку появления, пока её снова не захватит противник, или игрок не покинет игру.</text:span></text:p>
      <text:p text:style-name="P29"/>
      <text:p text:style-name="P29"/>
      <text:p text:style-name="P53">Гаджеты</text:p>
      <text:p text:style-name="P30">Дабы удивить игроков проект вводит такие штуки, как гаджеты. Гаджеты — это различные вещи<text:span text:style-name="T1">, </text:span>при взаимодействии (ПКМ, нахождение в инвентаре, нахождение в руке) с которыми что-то происходит. Например, такой гаджет как рация при нахождении у игрока в инвентаре (и там ещё некоторое право у игрока должно быть) будет давать игроку право на командный и глобальный чат (их чтение и отправка в них сообщений).</text:p>
      <text:p text:style-name="P30"/>
      <text:p text:style-name="P30"/>
      <text:p text:style-name="P53"/>
      <text:p text:style-name="P663"><text:reference-mark-start text:name="chapter1.theme3"/>(3) <text:span text:style-name="T207">Разбиение функционала на плагины</text:span><text:reference-mark-end text:name="chapter1.theme3"/></text:p>
      <text:p text:style-name="P110"><text:reference-ref text:reference-format="text" text:ref-name="nav1">1.</text:reference-ref></text:p>
      <text:p text:style-name="P5"/>
      <text:p text:style-name="P54">Описание темы</text:p>
      <text:p text:style-name="P91"><text:span text:style-name="T207">В данной теме происходит планирование плагинов, которые будут выполнять конкретный функционал элементов/черт, описанных в предыдущей теме. </text:span><text:span text:style-name="T208">Также, здесь будут описаны некоторые элементы самих плагинов, которые проектируются.</text:span></text:p>
      <text:p text:style-name="P32"/>
      <text:p text:style-name="P32"/>
      <text:p text:style-name="P94"><text:span text:style-name="T208">П</text:span><text:span text:style-name="T207">лагин </text:span>MFractions <text:span text:style-name="T230">(</text:span><text:span text:style-name="T209">разбиение игроков на группы</text:span><text:span text:style-name="T230">)</text:span></text:p>
      <text:p text:style-name="P31">Данный плагин отвечает за контроль определения игрока в определённые группы (фракции). Список полного функционала плагина, <text:span text:style-name="T320">который</text:span> он реализует:</text:p>
      <text:p text:style-name="P31">- хранение счёта и фракции игрока</text:p>
      <text:p text:style-name="P31">- контроль прав игрока</text:p>
      <text:p text:style-name="P31">- работа с <text:span text:style-name="T232">имеющимися </text:span>фракциями</text:p>
      <text:p text:style-name="P31">- контроль <text:span text:style-name="T233">и работа с</text:span> точ<text:span text:style-name="T233">ками</text:span> появления</text:p>
      <text:p text:style-name="P31">- контроль взаимодействия членов фракций</text:p>
      <text:p text:style-name="P31">- <text:span text:style-name="T257">реализация команд</text:span></text:p>
      <text:p text:style-name="P31"/>
      <text:p text:style-name="P31"/>
      <text:p text:style-name="P55">Плагин <text:span text:style-name="T4">MPoints </text:span><text:span text:style-name="T230">(контрольные точки и точки появления)</text:span></text:p>
      <text:p text:style-name="P33">Плагин <text:span text:style-name="T1">MPoints </text:span>предназначен для реализации захвата контрольных точек и выбора точек появления. За сами точки появления отвечает плагин (<text:span text:style-name="T1">MFractions), </text:span>а за контроль их выбора отвечает данный плагин. Список полного функционала плагина:</text:p>
      <text:p text:style-name="P33"><text:span text:style-name="T1">- </text:span>контроль точек появления игрока</text:p>
      <text:p text:style-name="P33">- реализация захвата контрольных точек</text:p>
      <text:p text:style-name="P33">- вознаграждение игрока за захват точек</text:p>
      <text:p text:style-name="P33">- <text:span text:style-name="T569">реализация интерфейса выбора точки появления</text:span></text:p>
      <text:p text:style-name="P33"/>
      <text:p text:style-name="P33"/>
      <text:p text:style-name="P56">Плагин <text:span text:style-name="T1">MLoot </text:span><text:span text:style-name="T234">(процесс генерации лута)</text:span></text:p>
      <text:p text:style-name="P33">Отвечает за генерацию определённых вещей в определённых сундуках, через определённый промежуток времени. <text:span text:style-name="T231">Наполнение сундуков будет происходить случайным выбором определённого набора/ряда вещей, из имеющихся наборов. Каждому сундуку будет установлен свой «диапазон» ряда вещей, чтобы создать так называемую ценность сундуков. Задачи плагина:</text:span></text:p>
      <text:p text:style-name="P33">- <text:span text:style-name="T231">хранение различных наборов вещей</text:span></text:p>
      <text:p text:style-name="P33">- <text:span text:style-name="T231">установка определённого набора вещей в определённые сундуки</text:span></text:p>
      <text:p text:style-name="P33"/>
      <text:p text:style-name="P33"/>
      <text:p text:style-name="P57">Плагин <text:span text:style-name="T1">MShopNPC </text:span><text:span text:style-name="T234">(игровой магазин)</text:span></text:p>
      <text:p text:style-name="P34">Реализует магазин в виде <text:span text:style-name="T1">(NPC). </text:span>Для реализации данного магазина будет использоваться плагин для <text:span text:style-name="T1">(NPC), </text:span>который позволяет создавать и устанавливать модельки игроков на карте, а так-же взаимодействовать с ними. Список задач плагина:</text:p>
      <text:p text:style-name="P665">- контроль доступа к <text:span text:style-name="T1">(NPC). </text:span>Одна фракция не должна иметь доступ к (<text:span text:style-name="T1">NPC) </text:span>вражеских фракций</text:p>
      <text:p text:style-name="P34"><text:span text:style-name="T1">- </text:span>реализация <text:span text:style-name="T1">(GUI) </text:span>магазина и контроль доступа к нему через (<text:span text:style-name="T1">NPC)</text:span></text:p>
      <text:p text:style-name="P34"><text:span text:style-name="T1">- </text:span>создание <text:span text:style-name="T1">(NPC) </text:span>на карте</text:p>
      <text:p text:style-name="P34"><text:soft-page-break/></text:p>
      <text:p text:style-name="P34"/>
      <text:p text:style-name="P112"><text:reference-ref text:reference-format="text" text:ref-name="nav1">1.</text:reference-ref></text:p>
      <text:p text:style-name="P58"><text:reference-mark-start text:name="chapter1.theme3.subTheme1"/>Плагин <text:span text:style-name="T5">Gates (</text:span><text:span text:style-name="T235">ворота</text:span><text:span text:style-name="T5">)</text:span><text:reference-mark-end text:name="chapter1.theme3.subTheme1"/></text:p>
      <text:p text:style-name="P35">Для реализации механизма открытия/закрытия ворот создаётся данный плагин. Он очень простой и его цель — это скрывать/возвращать блоки определённых координат <text:span text:style-name="T1">(</text:span>точек), когда на это будет своя команда. Команда же — это просто взаимодействие с рычагом или кнопкой.</text:p>
      <text:p text:style-name="P35"/>
      <text:p text:style-name="P35"/>
      <text:p text:style-name="P59">Плагин <text:span text:style-name="T1">MGadgets (</text:span>гаджеты)</text:p>
      <text:p text:style-name="P36">Данный плагин вводит в игру гаджеты, при взаимодействии с которыми что-то происходит с игроком. Гаджетов планируется много, но основные из них это:</text:p>
      <text:p text:style-name="P36">рация (даёт право писать и слушать командный и глобальный чаты), фонарик (при нахождении у игрока в руке даёт игроку эффект ночного видения<text:span text:style-name="T1">). </text:span><text:span text:style-name="T236">Плагин планируется очень гибким, чтобы гаджеты создавались исключительно в пределах файла конфигураций плагина, а не в самом коде.</text:span></text:p>
      <text:p text:style-name="P36"/>
      <text:p text:style-name="P36"/>
      <text:p text:style-name="P60">Плагин <text:span text:style-name="T1">MRanks (</text:span>ранг игрока)</text:p>
      <text:p text:style-name="P37">Плагин отвечает за реализацию ранга. В данном проекте, ранг — это список каких-то <text:span text:style-name="T388">групп</text:span> прав, которые игрок может запросить<text:span text:style-name="T81">,</text:span> когда у него будет достаточно для этого его счёта. Так-же плагин вводит так называемые наборы вещей, доступ к которым разрешается при наличии определённого ранга у игрока. Задачи плагина:</text:p>
      <text:p text:style-name="P37">- контроль выдачи прав ранга игроку</text:p>
      <text:p text:style-name="P37">- реализация наборов вещей</text:p>
      <text:p text:style-name="P37"/>
      <text:p text:style-name="P37"/>
      <text:p text:style-name="P61">Плагин <text:span text:style-name="T1">MChat (</text:span>контроль чата)</text:p>
      <text:p text:style-name="P38">Для контроля писанины, которую игроки выливают в чат, создаётся данный плагин. Как говорилось ранее, его цель — это контроль доступа игрока к чату и реализация разделения чата на: локальный, командный и глобальный.</text:p>
      <text:p text:style-name="P38"/>
      <text:p text:style-name="P38"/>
      <text:p text:style-name="P62">Плагин <text:span text:style-name="T1">MPVPController (</text:span>контроль <text:span text:style-name="T1">PVP)</text:span></text:p>
      <text:p text:style-name="P39">Для того, чтобы игроки соблюдали честные <text:span text:style-name="T1">PVP </text:span>поединки, следует за этими поединками следить. За нарушение правил <text:span text:style-name="T1">PVP, </text:span>а в частности отключение от сервера, игрок карается путём убийства его персонажа, а так-же выбрасыванием всех вещей игрока. За другими нарушениями, например, сторонние программы, дающие <text:span text:style-name="T1">(fly, killaura, aim </text:span>и др), следит плагин <text:line-break/>анти-чита. Цели плагина:</text:p>
      <text:p text:style-name="P39">- работа с правами игрока</text:p>
      <text:p text:style-name="P39">- хранение данных игрока определённое время</text:p>
      <text:p text:style-name="P39">- наказание игрока</text:p>
      <text:p text:style-name="P39"/>
      <text:p text:style-name="P39"/>
      <text:p text:style-name="P63">Плагин <text:span text:style-name="T6">MMutants (</text:span><text:span text:style-name="T237">контроль появления мобов)</text:span></text:p>
      <text:p text:style-name="P40">Для контроля появления мобов, а так-же реализации механизма нашествия мобов, создаётся данный плагин. <text:span text:style-name="T238">Его цели:</text:span></text:p>
      <text:p text:style-name="P40">- <text:span text:style-name="T238">появление мобов в определённых местах</text:span></text:p>
      <text:p text:style-name="P40"><text:soft-page-break/>- <text:span text:style-name="T238">контроль поведения и передвижения мобов</text:span></text:p>
      <text:p text:style-name="P64"/>
      <text:p text:style-name="P64"/>
      <text:p text:style-name="P64"/>
      <text:p text:style-name="P64"/>
      <text:p text:style-name="P113"><text:reference-ref text:reference-format="text" text:ref-name="nav1">1.</text:reference-ref></text:p>
      <text:p text:style-name="P121"><text:reference-mark-start text:name="chapter1.theme3.subTheme2"/>Плагин <text:span text:style-name="T1">MMinigames (</text:span>мини-игры<text:span text:style-name="T1">)</text:span><text:reference-mark-end text:name="chapter1.theme3.subTheme2"/></text:p>
      <text:p text:style-name="P117">Данный плагин создаётся для реализации мини-игр. Он должен брать под контроль многие параметры игрока, например: его права, обрабатывать некоторые события и др. Цели плагина:</text:p>
      <text:p text:style-name="P117">- контроль событий игрока</text:p>
      <text:p text:style-name="P117">- контроль мини-игр</text:p>
      <text:p text:style-name="P117">- контроль прав игрока</text:p>
      <text:p text:style-name="P117">- реализация мини-игр</text:p>
      <text:p text:style-name="P117"/>
      <text:p text:style-name="P117"/>
      <text:p text:style-name="P124">Плагин <text:span text:style-name="T1">(MServerCommands)</text:span></text:p>
      <text:p text:style-name="P120">Реализует множество различных информационных интерфейсов сервера, при помощи инвентарей. Он вводит различные команды, такие как <text:span text:style-name="T1">(menu, donate </text:span>и др), а так-же даёт полное описание конкретных элементов сервера, при помощи этих интерфейсов.</text:p>
      <text:p text:style-name="P117"/>
      <text:p text:style-name="P117"/>
      <text:p text:style-name="P117"/>
      <text:p text:style-name="P141"><text:reference-mark-start text:name="chapter1.theme4"/>(4) Плагины, которые проект использует<text:reference-mark-end text:name="chapter1.theme4"/></text:p>
      <text:p text:style-name="P111"><text:reference-ref text:reference-format="text" text:ref-name="nav1">1.</text:reference-ref></text:p>
      <text:p text:style-name="P122">Описание</text:p>
      <text:p text:style-name="P118">В данной теме приводится список <text:span text:style-name="T1">(spigot) </text:span>плагинов, которые использует данный проект. Версии данных плагинов не указываются, но на момент проекта подбирались версии, подходящие под <text:span text:style-name="T1">(spigot 1.13).</text:span></text:p>
      <text:p text:style-name="P139"/>
      <text:p text:style-name="P139"/>
      <text:p text:style-name="P123">Распространенные плагины</text:p>
      <text:p text:style-name="P119">Здесь приводится список плагинов<text:span text:style-name="T1">, </text:span>которые есть почти на любом проекте <text:span text:style-name="T1">(Minecraft), </text:span>имеющий поддержку плагинов. Такие плагины добавляют большой функционал на сервер, <text:span text:style-name="T240">к которому привыкло множество игроков, и</text:span> без которого сервера <text:span text:style-name="T1">(Minecraft) </text:span><text:span text:style-name="T240">воспринимаются по другому, в худшею сторону. Список плагинов и их короткое описание:</text:span></text:p>
      <text:p text:style-name="P666"><text:span text:style-name="T7">– </text:span><text:span text:style-name="T245">(AuthMe)</text:span><text:span text:style-name="T7"> – </text:span><text:span text:style-name="T241">позволяет создавать учётные записи пользователей, которые защищают аккаунт и вещи игрока.</text:span></text:p>
      <text:p text:style-name="P670"><text:span text:style-name="T241">– </text:span><text:span text:style-name="T248">(</text:span><text:span text:style-name="T245">EssentialsX</text:span><text:span text:style-name="T248">)</text:span><text:span text:style-name="T241"> — данный плагин знаком почти каждому игроку </text:span><text:span text:style-name="T7">(Minecraft), </text:span><text:span text:style-name="T241">как минимум по командам. Данный плагин отличается от </text:span><text:span text:style-name="T7">(Essentials) </text:span><text:span text:style-name="T241">тем, что в нём уже имеются такие плагины</text:span><text:span text:style-name="T7">, </text:span><text:span text:style-name="T241">как (</text:span><text:span text:style-name="T7">Essentials, Essentials Eco </text:span><text:span text:style-name="T241">и др).</text:span></text:p>
      <text:p text:style-name="P670"><text:span text:style-name="T8">– </text:span><text:span text:style-name="T244">(PermissionsEx)</text:span><text:span text:style-name="T8"> – </text:span><text:span text:style-name="T242">плагин удобно представляет интерфейс взаимодействия администратора сервера с правовой системой сервера, до команд и файла конфигураций. Так-же данный плагин имеет хороший </text:span><text:span text:style-name="T8">(API).</text:span></text:p>
      <text:p text:style-name="P670"><text:span text:style-name="T242">– </text:span><text:span text:style-name="T249">(</text:span><text:span text:style-name="T244">WorldEdit </text:span><text:span text:style-name="T249">и </text:span><text:span text:style-name="T244">WorldGuard</text:span><text:span text:style-name="T249">)</text:span><text:span text:style-name="T242"> — эти плагины вводят массу знакомых команд по редактированию мира, а так-же разделения его на регионы, которые имеют массу функционала.</text:span></text:p>
      <text:p text:style-name="P670"><text:soft-page-break/><text:span text:style-name="T243">– </text:span><text:span text:style-name="T250">(</text:span><text:span text:style-name="T246">ClearLag</text:span><text:span text:style-name="T250">)</text:span><text:span text:style-name="T243"> – так-же узнаваемый плагин, который удаляет по истечению времени «валяющиеся» вещи.</text:span></text:p>
      <text:p text:style-name="P670"><text:span text:style-name="T243">– </text:span><text:span text:style-name="T250">(</text:span><text:span text:style-name="T246">LWC</text:span><text:span text:style-name="T250">)</text:span><text:span text:style-name="T243"> — плагин позволяет давать приват блокам, с которыми можно взаимодействовать (двери, люки, сундуки и др).</text:span></text:p>
      <text:p text:style-name="P670"><text:span text:style-name="T9">– </text:span><text:span text:style-name="T246">(NameTagEdit)</text:span><text:span text:style-name="T243"> — позволяет редактировать игроку его ник, который расположен над его головой. Можно добавить различные префиксы и суффиксы, а так-же разукрасить их.</text:span></text:p>
      <text:p text:style-name="P670"><text:span text:style-name="T243">– </text:span><text:span text:style-name="T250">(</text:span><text:span text:style-name="T247">PAC</text:span><text:span text:style-name="T250">)</text:span><text:span text:style-name="T243"> — данный плагин является анти-читом, имеющим большой функционал. Он имеет очень удобный файл конфигураций и </text:span><text:span text:style-name="T10">(API), </text:span><text:span text:style-name="T251">при помощи которого можно настроить свой плагин как угодно.</text:span></text:p>
      <text:p text:style-name="P670"/>
      <text:p text:style-name="P670"/>
      <text:p text:style-name="P670"/>
      <text:p text:style-name="P683"><text:reference-ref text:reference-format="text" text:ref-name="nav1">1.</text:reference-ref></text:p>
      <text:p text:style-name="P671"><text:reference-mark-start text:name="chapter1.theme4.subTheme1"/>Плагин <text:span text:style-name="T1">(CrackShot)</text:span><text:reference-mark-end text:name="chapter1.theme4.subTheme1"/></text:p>
      <text:p text:style-name="P217">Данный проект не представляется без взрывов и огнестрельного оружия, и поэтому данный проект имеет этот плагин. У него есть <text:span text:style-name="T1">(API) </text:span>и возможность создавать новые виды оружия при помощи одного файла конфигураций.</text:p>
      <text:p text:style-name="P246"/>
      <text:p text:style-name="P246"/>
      <text:p text:style-name="P250">Плагин (<text:span text:style-name="T11">QuickBoard)</text:span></text:p>
      <text:p text:style-name="P247">Благодаря данному плагину можно реализовать боковую панель, в которой будет выводиться какая-нибудь информация, например: счёт игрока, сколько он имеет денег и др. Так-же данный плагин позволяет делать анимации текста и менять содержимое панели на следующее.</text:p>
      <text:p text:style-name="P247"/>
      <text:p text:style-name="P248">Он зависит от плагина <text:span text:style-name="T1">(PlaceholderAPI), </text:span>поэтому следует убедиться в наличии данного плагина, т.к. <text:span text:style-name="T1">(QuickBoard) </text:span>без него не будет работать.</text:p>
      <text:p text:style-name="P248"/>
      <text:p text:style-name="P248"/>
      <text:p text:style-name="P251">Плагин <text:span text:style-name="T1">(</text:span><text:span text:style-name="T12">HolographicDisplays</text:span><text:span text:style-name="T1">)</text:span></text:p>
      <text:p text:style-name="P249">Реализует голографические дисплеи, <text:span text:style-name="T252">которые хорошо украшают сервер, а так-же играют большую роль в информировании игрока о сервере и его функциях.</text:span></text:p>
      <text:p text:style-name="P249"/>
      <text:p text:style-name="P249"/>
      <text:p text:style-name="P249"/>
      <text:p text:style-name="P249"><draw:line text:anchor-type="paragraph" draw:z-index="0" draw:name="Фигура1" draw:style-name="gr1" draw:text-style-name="P1056" svg:x1="0.076cm" svg:y1="0.134cm" svg:x2="18.041cm" svg:y2="0.134cm"><text:p/></draw:line></text:p>
      <text:p text:style-name="P249"/>
      <text:p text:style-name="P521"><text:reference-mark-start text:name="p1.chapter2"/>Глава 2: Креатив<text:line-break/>проекта<text:reference-mark-end text:name="p1.chapter2"/></text:p>
      <text:p text:style-name="P345"/>
      <text:p text:style-name="P346"><text:reference-mark-start text:name="chapter2.theme1"/>(1) Описание главы<text:reference-mark-end text:name="chapter2.theme1"/></text:p>
      <text:p text:style-name="P684"><text:reference-ref text:reference-format="text" text:ref-name="nav1">1.</text:reference-ref></text:p>
      <text:p text:style-name="P673"><draw:line text:anchor-type="paragraph" draw:z-index="1" draw:name="Фигура1" draw:style-name="gr1" draw:text-style-name="P1056" svg:x1="0.102cm" svg:y1="1.445cm" svg:x2="18.067cm" svg:y2="1.445cm"><text:p/></draw:line>Глава выделена для удержания номера и еще не решено что здесь будет…</text:p>
      <text:p text:style-name="P687"><text:reference-mark-start text:name="Part2"/>Часть 2<text:line-break/>Создание плагинов<text:reference-mark-end text:name="Part2"/></text:p>
      <text:p text:style-name="P674"/>
      <text:p text:style-name="P675"><text:reference-mark-start text:name="p2.chapter3"/>Глава 3<text:line-break/>Плагин <text:span text:style-name="T1">MFractions</text:span><text:reference-mark-end text:name="p2.chapter3"/></text:p>
      <text:p text:style-name="P676"/>
      <text:p text:style-name="P677"><text:reference-mark-start text:name="chapter3.theme1"/>(1) <text:span text:style-name="T261">Назначение членов кода для основных<text:line-break/>элементов проекта</text:span><text:reference-mark-end text:name="chapter3.theme1"/></text:p>
      <text:p text:style-name="P685"><text:reference-ref text:reference-format="text" text:ref-name="nav2">2.</text:reference-ref></text:p>
      <text:p text:style-name="P672">Введение</text:p>
      <text:p text:style-name="P219">Здесь происходит планирование членов проекта, которые будут реализовывать функционал проекта, а так-же взаимодействовать между собой.</text:p>
      <text:p text:style-name="P672"/>
      <text:p text:style-name="P672"/>
      <text:p text:style-name="P672">Фракции</text:p>
      <text:p text:style-name="P218">С программной точки зрения фракция данного проекта — это объект, который хранит такую информацию, как: идентификационный номер <text:span text:style-name="T1">(id), </text:span>имя, точка появления, ряд групп прав фракции. <text:span text:style-name="T253">При помощи файла конфигураций плагина можно создать сколько угодно полноценных фракций.</text:span></text:p>
      <text:p text:style-name="P279"/>
      <text:p text:style-name="P279">В данном плагине фракция представляется типом <text:span text:style-name="T1">(Fraction), </text:span>который рассматривается в следующих темах. <text:span text:style-name="T254">Он хранит всю ранее описанную информацию и организует доступ к этой информации.</text:span></text:p>
      <text:p text:style-name="P220"/>
      <text:p text:style-name="P252"/>
      <text:p text:style-name="P253">Точка (появления)</text:p>
      <text:p text:style-name="P280">В <text:span text:style-name="T1">(spigot) </text:span>представление определённых координат возлагается на тип <text:span text:style-name="T1">(Location), </text:span>который хранит мир, координаты и даже углы наклона. Чтобы идентифицировать данный тип, его следует обернуть в какой-то тип, который будет иметь эту самую идентифицирующую информацию. Данной задачей занимается тип <text:span text:style-name="T1">(Point), </text:span>который помимо <text:span text:style-name="T1">(Location) </text:span>хранит еще и <text:span text:style-name="T1">(id), </text:span>по которому можно сослаться на определённый <text:span text:style-name="T1">(Location), </text:span>данного плагина.</text:p>
      <text:p text:style-name="P280"/>
      <text:p text:style-name="P280"/>
      <text:p text:style-name="P254">Счёт, фракция и точка появления игрока</text:p>
      <text:p text:style-name="P281">Для хранения таких данных, как счёт игрока, его фракция и точка появления, есть тип <text:span text:style-name="T1">(FractionPlayer), </text:span>которые хранит: имя игрока, его счёт, <text:span text:style-name="T1">id </text:span>его фракции и <text:span text:style-name="T1">id </text:span>его точки появления. <text:span text:style-name="T255">Он является посредником между БД с игроками и интерфейсом(команды плагина, события и др), с которым взаимодействует игрок.</text:span></text:p>
      <text:p text:style-name="P281"/>
      <text:p text:style-name="P281"/>
      <text:p text:style-name="P255">Работа с типами фракци<text:span text:style-name="T260">й</text:span>, точек, игроками, правами и БД (<text:span text:style-name="T1">Manager)</text:span></text:p>
      <text:p text:style-name="P282">Ранее описанные типы представляют какую-то определённую информацию (фракция, игрок, точка и др), которая будет храниться многократно. Так-же, для взаимодействия этих типов между собой (посредственно) нужны менеджеры, <text:soft-page-break/>которые будут производить взаимодействие, как задумано. Для реализации этой задачи плагин имеет тип (<text:span text:style-name="T1">Manager), </text:span>который выполняет эти задачи.</text:p>
      <text:p text:style-name="P282"/>
      <text:p text:style-name="P282">Помимо этих задач, на плечи менеджера так-же ложится работа с правами игроков и работа с БД игроков. <text:span text:style-name="T256">Как это происходит полностью описывается в следующих темах.</text:span></text:p>
      <text:p text:style-name="P282"/>
      <text:p text:style-name="P282"/>
      <text:p text:style-name="P256"><text:reference-mark-start text:name="chapter3.theme1.subTheme1"/>Контроль игроков, а так-же их взаимодействие<text:reference-mark-end text:name="chapter3.theme1.subTheme1"/></text:p>
      <text:p text:style-name="P283">Хоть <text:span text:style-name="T1">(Manager) </text:span>и отвечает за множество задач<text:span text:style-name="T1">, </text:span>но он не может удовлетворить все потребности плагина, а в частности — контроль игроков, который <text:span text:style-name="T258">почти всегда</text:span> возможен только когда происходит какое-то событие. <text:span text:style-name="T258">Для этого создается класс </text:span><text:span text:style-name="T13">(ManagerEvent</text:span><text:span text:style-name="T14">s</text:span><text:span text:style-name="T13">), </text:span><text:span text:style-name="T258">члены которого обрабатывают множество серверных событий.</text:span></text:p>
      <text:p text:style-name="P283"/>
      <text:p text:style-name="P284">Данный тип очень связан с типом <text:span text:style-name="T1">(Manager), </text:span>т.к. именно там находится информационная «цитадель». </text:p>
      <text:p text:style-name="P284"/>
      <text:p text:style-name="P284"/>
      <text:p text:style-name="P257">«Лицо» плагина (<text:span text:style-name="T1">MFractions)</text:span></text:p>
      <text:p text:style-name="P285">Главный объектом плагина является класс (<text:span text:style-name="T1">MFractions), </text:span>который наследует тип <text:span text:style-name="T1">(JavaPlugin). </text:span>Его цель — это реализация команд плагина, регистрация событий через экземпляр типа <text:span text:style-name="T1">(ManagerEvents),</text:span> создание экземпляра типа (<text:span text:style-name="T1">Manager), </text:span><text:span text:style-name="T259">работа с файлом конфигураций.</text:span></text:p>
      <text:p text:style-name="P285"/>
      <text:p text:style-name="P285"/>
      <text:p text:style-name="P258">Взаимодействие типо<text:span text:style-name="T301">в</text:span> между собой</text:p>
      <text:p text:style-name="P286">Здесь представлена модель взаимодействия типов между собой. Стрелочка от одного типа показывает на другой, когда данный тип использует тип, на который стрелочка указывает.</text:p>
      <text:p text:style-name="P328"><draw:custom-shape text:anchor-type="paragraph" draw:z-index="2" draw:name="Фигура2" draw:style-name="gr2" draw:text-style-name="P1057" svg:width="2.541cm" svg:height="2.541cm" svg:x="4.362cm" svg:y="4.861cm"><text:p text:style-name="P1056"><text:span text:style-name="T594">Manager</text:span></text:p><draw:enhanced-geometry svg:viewBox="0 0 21600 21600" draw:path-stretchpoint-x="10800" draw:path-stretchpoint-y="10800" draw:text-areas="?f3 ?f4 ?f5 ?f6" draw:type="round-rectangle" draw:modifiers="1573.907009021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Фигура2" draw:style-name="gr3" draw:text-style-name="P1058" svg:width="2.541cm" svg:height="1.271cm" svg:x="0.79cm" svg:y="0.76cm"><text:p text:style-name="P1056"><text:span text:style-name="T594">Point</text:span></text:p><draw:enhanced-geometry svg:viewBox="0 0 21600 21600" draw:path-stretchpoint-x="10800" draw:path-stretchpoint-y="10800" draw:text-areas="?f3 ?f4 ?f5 ?f6" draw:type="round-rectangle" draw:modifiers="1573.907009021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Фигура2" draw:style-name="gr3" draw:text-style-name="P1058" svg:width="2.541cm" svg:height="1.271cm" svg:x="4.203cm" svg:y="0.76cm"><text:p text:style-name="P1056"><text:span text:style-name="T594">Fraction</text:span></text:p><draw:enhanced-geometry svg:viewBox="0 0 21600 21600" draw:mirror-horizontal="false" draw:mirror-vertical="false" draw:path-stretchpoint-x="10800" draw:path-stretchpoint-y="10800" draw:text-areas="?f3 ?f4 ?f5 ?f6" draw:type="round-rectangle" draw:modifiers="1573.907009021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Фигура2" draw:style-name="gr5" draw:text-style-name="P1058" svg:width="3.308cm" svg:height="1.8cm" svg:x="6.638cm" svg:y="9.359cm"><text:p text:style-name="P1056"><text:span text:style-name="T594">MFractions</text:span></text:p><draw:enhanced-geometry svg:viewBox="0 0 21600 21600" draw:path-stretchpoint-x="10800" draw:path-stretchpoint-y="10800" draw:text-areas="?f3 ?f4 ?f5 ?f6" draw:type="round-rectangle" draw:modifiers="1573.907009021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Фигура2" draw:style-name="gr4" draw:text-style-name="P1058" svg:width="3.731cm" svg:height="1.271cm" svg:x="7.775cm" svg:y="0.76cm"><text:p text:style-name="P1056"><text:span text:style-name="T594">FractionPlayer</text:span></text:p><draw:enhanced-geometry svg:viewBox="0 0 21600 21600" draw:mirror-horizontal="false" draw:mirror-vertical="false" draw:path-stretchpoint-x="10800" draw:path-stretchpoint-y="10800" draw:text-areas="?f3 ?f4 ?f5 ?f6" draw:type="round-rectangle" draw:modifiers="1573.907009021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name="Фигура3" draw:style-name="gr6" draw:text-style-name="P1056" svg:x1="5.579cm" svg:y1="4.861cm" svg:x2="5.579cm" svg:y2="3.459cm"><text:p/></draw:line><draw:line text:anchor-type="paragraph" draw:z-index="8" draw:name="Фигура4" draw:style-name="gr6" draw:text-style-name="P1056" svg:x1="9.416cm" svg:y1="3.459cm" svg:x2="2.113cm" svg:y2="3.459cm"><text:p/></draw:line><draw:line text:anchor-type="paragraph" draw:z-index="9" draw:name="Фигура5" draw:style-name="gr7" draw:text-style-name="P1056" svg:x1="9.416cm" svg:y1="3.459cm" svg:x2="9.416cm" svg:y2="2.03cm"><text:p/></draw:line><draw:line text:anchor-type="paragraph" draw:z-index="10" draw:name="Фигура5" draw:style-name="gr7" draw:text-style-name="P1056" svg:x1="5.579cm" svg:y1="3.459cm" svg:x2="5.579cm" svg:y2="2.03cm"><text:p/></draw:line><draw:line text:anchor-type="paragraph" draw:z-index="11" draw:name="Фигура5" draw:style-name="gr7" draw:text-style-name="P1056" svg:x1="2.113cm" svg:y1="3.459cm" svg:x2="2.113cm" svg:y2="2.03cm"><text:p/></draw:line><draw:custom-shape text:anchor-type="paragraph" draw:z-index="12" draw:name="Фигура6" draw:style-name="gr8" svg:width="0.516cm" svg:height="0.495cm" draw:transform="rotate (-2.35619449019235) translate (5.92843055555556cm 4.04636111111111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13" draw:name="Фигура2" draw:style-name="gr9" draw:text-style-name="P1058" svg:width="4.102cm" svg:height="2.382cm" svg:x="9.257cm" svg:y="4.994cm"><text:p text:style-name="P1056"><text:span text:style-name="T594">ManagerEvents</text:span></text:p><draw:enhanced-geometry svg:viewBox="0 0 21600 21600" draw:path-stretchpoint-x="10800" draw:path-stretchpoint-y="10800" draw:text-areas="?f3 ?f4 ?f5 ?f6" draw:type="round-rectangle" draw:modifiers="1573.907009021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name="Фигура7" draw:style-name="gr7" draw:text-style-name="P1056" svg:x1="9.257cm" svg:y1="6.131cm" svg:x2="6.902cm" svg:y2="6.131cm"><text:p/></draw:line><draw:line text:anchor-type="paragraph" draw:z-index="15" draw:name="Фигура8" draw:style-name="gr7" draw:text-style-name="P1056" svg:x1="8.304cm" svg:y1="9.36cm" svg:x2="8.304cm" svg:y2="8.46cm"><text:p/></draw:line><draw:line text:anchor-type="paragraph" draw:z-index="16" draw:name="Фигура9" draw:style-name="gr7" draw:text-style-name="P1056" svg:x1="5.526cm" svg:y1="8.433cm" svg:x2="11.267cm" svg:y2="8.433cm"><text:p/></draw:line><draw:line text:anchor-type="paragraph" draw:z-index="17" draw:name="Фигура10" draw:style-name="gr7" draw:text-style-name="P1056" svg:x1="11.268cm" svg:y1="8.433cm" svg:x2="11.268cm" svg:y2="7.375cm"><text:p/></draw:line><draw:line text:anchor-type="paragraph" draw:z-index="18" draw:name="Фигура11" draw:style-name="gr7" draw:text-style-name="P1056" svg:x1="5.526cm" svg:y1="8.433cm" svg:x2="5.526cm" svg:y2="7.401cm"><text:p/></draw:line><draw:custom-shape text:anchor-type="paragraph" draw:z-index="19" draw:name="Фигура6" draw:style-name="gr8" svg:width="0.516cm" svg:height="0.495cm" draw:transform="rotate (-2.35619449019235) translate (8.64658333333333cm 9.18104166666667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20" draw:name="Фигура6" draw:style-name="gr8" svg:width="0.516cm" svg:height="0.495cm" draw:transform="rotate (-0.785398163397448) translate (8.40669444444444cm 5.75733333333333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text:p>
      <text:p text:style-name="P522"><text:reference-mark-start text:name="chapter3.theme2"/>(2) <text:span text:style-name="T262">Конфигурации плагина и БД</text:span><text:reference-mark-end text:name="chapter3.theme2"/></text:p>
      <text:p text:style-name="P504"><text:reference-ref text:reference-format="text" text:ref-name="nav2">2.</text:reference-ref></text:p>
      <text:p text:style-name="P259">В<text:span text:style-name="T263">ведение</text:span></text:p>
      <text:p text:style-name="P287">Данный плагин использует плагин (<text:span text:style-name="T1">DUtil) </text:span>для взаимодействия плагина с файлом конфигураций и БД. Все правила взаимодействия с файлом конфигураций и БД здесь опускаются.</text:p>
      <text:p text:style-name="P287"/>
      <text:p text:style-name="P288">Для хранения данных в БД используется (<text:span text:style-name="T1">SQLite). </text:span>Хранение файла конфигураций и БД происходит в директории <text:span text:style-name="T1">(plugins/MFractions), </text:span><text:span text:style-name="T264">где файл БД имеет имя </text:span><text:span text:style-name="T15">(pluginDB.db).</text:span></text:p>
      <text:p text:style-name="P287"/>
      <text:p text:style-name="P287"/>
      <text:p text:style-name="P260">БД игроков <text:span text:style-name="T265">(</text:span><text:span text:style-name="T16">Manager</text:span><text:span text:style-name="T265">)</text:span></text:p>
      <text:p text:style-name="P289">В БД хранится таблица игроков, представляющая: имя игрока, его фракцию и счёт. Её имя — <text:span text:style-name="T1">(Players).</text:span> Таблица<text:span text:style-name="T1">, </text:span>её столбцы и типы столбцов:</text:p>
      <table:table table:name="DB_Players" table:style-name="DB_5f_Players">
        <table:table-column table:style-name="DB_5f_Players.A" table:number-columns-repeated="3"/>
        <table:table-row>
          <table:table-cell table:style-name="DB_5f_Players.A1" table:number-columns-spanned="3" office:value-type="string">
            <text:p text:style-name="P693">Players</text:p>
          </table:table-cell>
          <table:covered-table-cell/>
          <table:covered-table-cell/>
        </table:table-row>
        <table:table-row>
          <table:table-cell table:style-name="DB_5f_Players.A2" office:value-type="string">
            <text:p text:style-name="P693">PlayerName</text:p>
          </table:table-cell>
          <table:table-cell table:style-name="DB_5f_Players.A2" office:value-type="string">
            <text:p text:style-name="P692">FractionID</text:p>
          </table:table-cell>
          <table:table-cell table:style-name="DB_5f_Players.C2" office:value-type="string">
            <text:p text:style-name="P693">PlayerScore</text:p>
          </table:table-cell>
        </table:table-row>
        <table:table-row>
          <table:table-cell table:style-name="DB_5f_Players.A2" office:value-type="string">
            <text:p text:style-name="P693">Text</text:p>
            <text:p text:style-name="P693">NOT NULL</text:p>
            <text:p text:style-name="P693">PRIMARY KEY</text:p>
          </table:table-cell>
          <table:table-cell table:style-name="DB_5f_Players.A2" office:value-type="string">
            <text:p text:style-name="P693">Integer</text:p>
            <text:p text:style-name="P693">NOT NULL</text:p>
          </table:table-cell>
          <table:table-cell table:style-name="DB_5f_Players.C2" office:value-type="string">
            <text:p text:style-name="P693">Integer</text:p>
            <text:p text:style-name="P693">NOT NULL</text:p>
          </table:table-cell>
        </table:table-row>
      </table:table>
      <text:p text:style-name="P261"/>
      <text:p text:style-name="P289">Если файла БД нет в папке, то после первого запуска он там появится, <text:span text:style-name="T266">главное чтобы все директории на пути к файлу существовали.</text:span> Если в БД нет <text:span text:style-name="T267">таблицы </text:span><text:span text:style-name="T17">(Players), </text:span><text:span text:style-name="T267">то после первого запуска она там появится. Таким образом, главное иметь директорию </text:span><text:span text:style-name="T18">(plugins/MFractions</text:span><text:span text:style-name="T268">). За создание таблицы и БД отвечает конструктор </text:span><text:span text:style-name="T24">(Manager) </text:span><text:span text:style-name="T271">и поля класса </text:span><text:span text:style-name="T24">(Manager) – (db </text:span><text:span text:style-name="T271">и одна «длинная» константа).</text:span></text:p>
      <text:p text:style-name="P289"/>
      <text:p text:style-name="P289"/>
      <text:p text:style-name="P262">Файл конфигураций плагина <text:span text:style-name="T269">и точки появления членов фракций</text:span></text:p>
      <text:p text:style-name="P290">Плагин конфигураций в данном плагине подразумевает: неограниченное создание фракций, текст плагина (сообщения) и некоторые опции. <text:span text:style-name="T269">Пример дефоултного файла конфигураций:</text:span></text:p>
      <table:table table:name="MFractions_Config" table:style-name="MFractions_5f_Config">
        <table:table-column table:style-name="MFractions_5f_Config.A"/>
        <table:table-row table:style-name="MFractions_5f_Config.1">
          <table:table-cell table:style-name="MFractions_5f_Config.A1" office:value-type="string">
            <text:p text:style-name="P694">Fractions:</text:p>
            <text:p text:style-name="P694"><text:s text:c="4"/>DefaultFraction:</text:p>
            <text:p text:style-name="P694"><text:s text:c="6"/><text:span text:style-name="T19">Name: “</text:span><text:span text:style-name="T210">Дефоултная фракция</text:span><text:span text:style-name="T19">”</text:span></text:p>
            <text:p text:style-name="P705"><text:s text:c="6"/>ID: 0</text:p>
            <text:p text:style-name="P705"><text:s text:c="6"/>PermissionGroups: “groupName1|groupName2…|groupNameN”</text:p>
            <text:p text:style-name="P705"><text:s text:c="6"/>SpawnPoint: “worldName:x:y:z|yaw:pitch|spawnPointId”</text:p>
            <text:p text:style-name="P705"/>
            <text:p text:style-name="P695"><text:span text:style-name="T19">G</text:span><text:span text:style-name="T1">eneralOptions:</text:span></text:p>
            <text:p text:style-name="P695"><text:span text:style-name="T1"><text:s text:c="2"/></text:span><text:span text:style-name="T32">AnnulScoreOnChangingFraction: true</text:span></text:p>
            <text:p text:style-name="P706"><text:s text:c="2"/>FriendlyFire: true</text:p>
            <text:p text:style-name="P706"><text:s text:c="2"/>DefaultPermGroupsForEachPlayer:</text:p>
            <text:p text:style-name="P706"><text:s text:c="2"/>- “player”</text:p>
            <text:p text:style-name="P706"><text:s text:c="2"/>- “building”</text:p>
            <text:p text:style-name="P706"/>
            <text:p text:style-name="P707">Text:</text:p>
            <text:p text:style-name="P707"><text:s text:c="2"/>MFractions: “This is MFractions!”</text:p>
            <text:p text:style-name="P707"><text:s text:c="2"/>WrongCommand: “Command <text:span text:style-name="T387">has</text:span> typed wrong!”</text:p>
            <text:p text:style-name="P696"><text:span text:style-name="T1"><text:s text:c="2"/>ConsoleCant: </text:span><text:span text:style-name="T20">“</text:span><text:span text:style-name="T1">Only players can perform this command!”</text:span></text:p>
            <text:p text:style-name="P696"><text:soft-page-break/><text:span text:style-name="T1"><text:s text:c="2"/></text:span><text:span text:style-name="T21">HaveNoPerms: “You have no permissions to do that command!”</text:span></text:p>
            <text:p text:style-name="P708"><text:s text:c="2"/>FractionsList: “Here is a list of all fractions!”</text:p>
            <text:p text:style-name="P708"><text:s text:c="2"/>FractionNoExists: “Such fraction doesn’t exist”</text:p>
            <text:p text:style-name="P708"><text:s text:c="2"/>SameFraction: “you are already in this fraction”</text:p>
            <text:p text:style-name="P708"><text:s text:c="2"/>SameFractionA: “player is already in this fraction”</text:p>
            <text:p text:style-name="P708"><text:s text:c="2"/>FractionAssigned: “Fraction has been assigned to the player!”</text:p>
            <text:p text:style-name="P708"><text:s text:c="2"/>JoinFractionForm: “use /mf join &lt;fraction id&gt;”</text:p>
            <text:p text:style-name="P708"><text:s text:c="2"/>KillingMessage: “you have killed: %s and got 1 score!”</text:p>
            <text:p text:style-name="P708"><text:s text:c="2"/><text:span text:style-name="T309">PlayerNotFound: “Player with name: %s not found!”</text:span></text:p>
            <text:p text:style-name="P708"><text:s text:c="2"/><text:span text:style-name="T373">ErrorOcurred: “An error occurred while performing this command!”</text:span></text:p>
          </table:table-cell>
        </table:table-row>
        <table:table-row>
          <table:table-cell table:style-name="MFractions_5f_Config.A2" office:value-type="string">
            <text:p text:style-name="P700">Фракции</text:p>
            <text:p text:style-name="P697">Файл конфигураций данного плагина всегда должен иметь дефоултную фракцию с <text:span text:style-name="T1">(id) </text:span>равным <text:span text:style-name="T1">(0), </text:span><text:span text:style-name="T270">т.к. под </text:span><text:span text:style-name="T22">(id) (0) </text:span><text:span text:style-name="T270">всегда идёт установка фракций у новых игроков. </text:span></text:p>
            <text:p text:style-name="P697"/>
            <text:p text:style-name="P698">Поле <text:span text:style-name="T1">(PermissionGroups) </text:span>определяет ряд групп прав, которые будут у игрока данной фракции. Группы прав перечисляются через символ <text:span text:style-name="T1">(|), </text:span>без пробелов.</text:p>
            <text:p text:style-name="P698"/>
            <text:p text:style-name="P698">Поле <text:span text:style-name="T1">(SpawnPoint) </text:span>определяет точку появления игрока. Данный плагин хранит точки появления игроков и производит ориентацию по ним через их <text:span text:style-name="T1">(id), </text:span>поэтому <text:span text:style-name="T1">(id) </text:span>точек добавленных через фракции, или через <text:span text:style-name="T1">(API), </text:span>хранятся в одном хранилище и не должны повторяться.</text:p>
            <text:p text:style-name="P698"/>
            <text:p text:style-name="P699">Поле <text:span text:style-name="T1">(</text:span><text:span text:style-name="T32">AnnulScoreOnChangingFraction</text:span><text:span text:style-name="T1">) – </text:span>если оно <text:span text:style-name="T1">(true), </text:span>то при смене фракции игрока его счёт будет аннулирован.</text:p>
            <text:p text:style-name="P698"/>
            <text:p text:style-name="P710">Общие настройки</text:p>
            <text:p text:style-name="P711">Если поле <text:span text:style-name="T1">(FriendlyFire) </text:span>равно (<text:span text:style-name="T1">true), </text:span>то между игроками одной фракции будет возможен <text:span text:style-name="T1">(PVP), </text:span>а если он <text:span text:style-name="T1">(false), </text:span>то <text:span text:style-name="T1">(PVP) </text:span>возможен только среди членов отличных друг от друга фракций.</text:p>
            <text:p text:style-name="P711"/>
            <text:p text:style-name="P712">Перечисление <text:span text:style-name="T1">(</text:span><text:span text:style-name="T23">DefaultPermGroupsForEachPlayer</text:span><text:span text:style-name="T1">) </text:span>хранит имена групп прав, которые присущи каждому из игроков, независимо от их фракций.</text:p>
          </table:table-cell>
        </table:table-row>
      </table:table>
      <text:p text:style-name="P290"/>
      <text:p text:style-name="P290"/>
      <text:p text:style-name="P290"/>
      <text:p text:style-name="P290"/>
      <text:p text:style-name="P347"><text:reference-mark-start text:name="chapter3.theme3"/>(3) Фракции и работа с ними<text:reference-mark-end text:name="chapter3.theme3"/></text:p>
      <text:p text:style-name="P505"><text:reference-ref text:reference-format="text" text:ref-name="nav2">2.</text:reference-ref></text:p>
      <text:p text:style-name="P264">Введение</text:p>
      <text:p text:style-name="P291">Что такое фракция и каким типом она представляется было описано ранее, здесь же описывается сам тип фракции, его члены и кем он обрабатывается.</text:p>
      <text:p text:style-name="P263"/>
      <text:p text:style-name="P263"/>
      <text:p text:style-name="P263">Тип <text:span text:style-name="T1">(Fraction) </text:span><text:span text:style-name="T273">и его члены</text:span></text:p>
      <text:p text:style-name="P291">Тип <text:span text:style-name="T1">(Fraction) </text:span>в плагине находится по следующему пути: <text:span text:style-name="T1">(org.dggdak47.mfractions.</text:span><text:span text:style-name="T26">fraction.Fraction</text:span><text:span text:style-name="T1">). </text:span></text:p>
      <text:p text:style-name="P292"/>
      <text:p text:style-name="P292">Конструктор класса: <text:span text:style-name="T1">(Map fraction) – </text:span>принимает карту фракции, которая расписана в конфигурации плагина, поля <text:span text:style-name="T1">(Fractions). </text:span><text:span text:style-name="T274">Если какое-то поле карты не указано или указано неверно, то вызывается исключение типа</text:span></text:p>
      <text:p text:style-name="P329">(FractionConfigPropertException).</text:p>
      <text:p text:style-name="P263"/>
      <text:p text:style-name="P293">Класс <text:span text:style-name="T1">(Fraction) </text:span>хранит 4 переменные, представляющие следующие данные:</text:p>
      <text:p text:style-name="P293"><text:soft-page-break/>- имя фракции <text:span text:style-name="T275">(переменная </text:span><text:span text:style-name="T276">String fractionName)</text:span></text:p>
      <text:p text:style-name="P293"><text:span text:style-name="T1">- </text:span>точка появления членов фракции <text:span text:style-name="T275">(переменная </text:span><text:span text:style-name="T276">Point fractionPoint)</text:span></text:p>
      <text:p text:style-name="P293"><text:span text:style-name="T1">- </text:span>список групп прав <text:span text:style-name="T275">(</text:span><text:span text:style-name="T276">ArrayList&lt;String&gt; permissionGroups)</text:span></text:p>
      <text:p text:style-name="P293"><text:span text:style-name="T1">- </text:span>идентификационный номер фракции <text:span text:style-name="T276">(</text:span><text:span text:style-name="T275">переменная </text:span><text:span text:style-name="T276">Integer id)</text:span></text:p>
      <text:p text:style-name="P339"/>
      <text:p text:style-name="P294">Методы класса:</text:p>
      <table:table table:name="Таблица1" table:style-name="Таблица1">
        <table:table-column table:style-name="Таблица1.A"/>
        <table:table-row table:style-name="Таблица1.1">
          <table:table-cell table:style-name="Таблица1.A1" office:value-type="string">
            <text:p text:style-name="P781">Методы возврата данных переменных класса:</text:p>
            <text:p text:style-name="P730"><text:span text:style-name="T278">public</text:span> String getName()</text:p>
            <text:p text:style-name="P730"><text:span text:style-name="T278">public</text:span> Point getPoint()</text:p>
            <text:p text:style-name="P730"><text:span text:style-name="T278">public</text:span> ArrayList&lt;String&gt; getPermissionGroups()</text:p>
            <text:p text:style-name="P730"><text:span text:style-name="T278">public</text:span> Integer getId()</text:p>
            <text:p text:style-name="P730"/>
            <text:p text:style-name="P730"><text:span text:style-name="T278">public</text:span> Fraction clone() - <text:span text:style-name="T207">возвращает копию данного экземпляра</text:span></text:p>
          </table:table-cell>
        </table:table-row>
      </table:table>
      <text:p text:style-name="P294"/>
      <text:p text:style-name="P340"/>
      <text:p text:style-name="P265"><text:reference-mark-start text:name="chapter3.theme3.subTheme1"/>Исключения для типа <text:span text:style-name="T1">(Fraction)</text:span><text:reference-mark-end text:name="chapter3.theme3.subTheme1"/></text:p>
      <text:p text:style-name="P295">Все типы исключений для типа <text:span text:style-name="T1">(Fraction) </text:span>находятся в пакете <text:span text:style-name="T1">(</text:span><text:span text:style-name="T290">org.dggdak47.mfractions.fraction.exceptions</text:span><text:span text:style-name="T1">)</text:span></text:p>
      <text:p text:style-name="P339"/>
      <text:p text:style-name="P295"><text:span text:style-name="T275">Исключение</text:span> <text:span text:style-name="T1">(FractionException) – </text:span>является базовым для всех исключений и в типе <text:span text:style-name="T1">(Fractions) </text:span>не вызывается.</text:p>
      <text:p text:style-name="P295"><text:span text:style-name="T275">Исключение</text:span> <text:span text:style-name="T1">(FractionConfigPropertyException) – </text:span>вызывается конструктором</text:p>
      <text:p text:style-name="P514">Исключение <text:span text:style-name="T292">(FractionDataException) – </text:span><text:span text:style-name="T291">используется типом </text:span><text:span text:style-name="T292">(Manager) </text:span><text:span text:style-name="T291">когда тот работает с типом </text:span><text:span text:style-name="T292">(Fraction).</text:span></text:p>
      <text:p text:style-name="P339"/>
      <text:p text:style-name="P339"/>
      <text:p text:style-name="P263">Работа с типом <text:span text:style-name="T1">(Fraction) </text:span>через <text:span text:style-name="T1">(Manager), </text:span><text:span text:style-name="T272">ярус </text:span><text:span text:style-name="T25">(Fractions)</text:span></text:p>
      <text:p text:style-name="P296">Основная работа с типом <text:span text:style-name="T1">(Fraction) </text:span>происходит в ярусе <text:span text:style-name="T1">(Fractions), </text:span>типа <text:span text:style-name="T1">(Manager). </text:span>Множество (<text:span text:style-name="T1">ArrayList&lt;Fraction&gt; fractions) </text:span>хранит экземпляры фракций, а члены из яруса (<text:span text:style-name="T1">Fractions) </text:span>позволяют удобно работать с этим множеством. Сам тип <text:span text:style-name="T1">(Manager) </text:span>инициализирует переменную <text:span text:style-name="T1">(fractions) </text:span>еще в конструкторе.</text:p>
      <text:p text:style-name="P296"/>
      <text:p text:style-name="P297">Методы яруса <text:span text:style-name="T1">(Fractions):</text:span></text:p>
      <table:table table:name="Таблица2" table:style-name="Таблица2">
        <table:table-column table:style-name="Таблица2.A"/>
        <table:table-column table:style-name="Таблица2.B"/>
        <table:table-row>
          <table:table-cell table:style-name="Таблица2.A1" office:value-type="string">
            <text:p text:style-name="P726"><text:span text:style-name="T278">public</text:span> boolean hasFraction(Integer id)</text:p>
          </table:table-cell>
          <table:table-cell table:style-name="Таблица2.B1" office:value-type="string">
            <text:p text:style-name="P738">Вернёт <text:span text:style-name="T279">true</text:span><text:span text:style-name="T1">, </text:span>если в списке <text:span text:style-name="T1">(fractions) </text:span>есть фракция, имеющая равный <text:span text:style-name="T1">(id)</text:span></text:p>
          </table:table-cell>
        </table:table-row>
        <table:table-row>
          <table:table-cell table:style-name="Таблица2.A2" office:value-type="string">
            <text:p text:style-name="P727"><text:span text:style-name="T278">public</text:span> Fraction getFraction(Integer id)</text:p>
          </table:table-cell>
          <table:table-cell table:style-name="Таблица2.B2" office:value-type="string">
            <text:p text:style-name="P738">Возвращает копию фракции из <text:span text:style-name="T1">(fractions), </text:span>с одинаковым <text:span text:style-name="T1">(id). </text:span>Если такой фракции нет, то вернёт <text:span text:style-name="T1">(null)</text:span></text:p>
          </table:table-cell>
        </table:table-row>
        <table:table-row>
          <table:table-cell table:style-name="Таблица2.A3" office:value-type="string">
            <text:p text:style-name="P728"><text:span text:style-name="T278">public</text:span> ArrayList&lt;Fraction&gt; getFractions()</text:p>
          </table:table-cell>
          <table:table-cell table:style-name="Таблица2.B3" office:value-type="string">
            <text:p text:style-name="P739">Возвращает полную копию переменной <text:span text:style-name="T1">(fractions)</text:span></text:p>
          </table:table-cell>
        </table:table-row>
      </table:table>
      <text:p text:style-name="P330"/>
      <text:p text:style-name="P330"/>
      <text:p text:style-name="P330"/>
      <text:p text:style-name="P330"/>
      <text:p text:style-name="P330"/>
      <text:p text:style-name="P330"/>
      <text:p text:style-name="P330"/>
      <text:p text:style-name="P330"/>
      <text:p text:style-name="P330"/>
      <text:p text:style-name="P330"/>
      <text:p text:style-name="P331"><text:soft-page-break/></text:p>
      <text:p text:style-name="P348"><text:reference-mark-start text:name="chapter3.theme4"/><text:span text:style-name="T1">(4) </text:span><text:span text:style-name="T295">Работа с игроками</text:span><text:reference-mark-end text:name="chapter3.theme4"/></text:p>
      <text:p text:style-name="P506"><text:reference-ref text:reference-format="text" text:ref-name="nav2">2.</text:reference-ref></text:p>
      <text:p text:style-name="P266">Переменная <text:span text:style-name="T1">(onlinePlayers), </text:span><text:span text:style-name="T296">тип </text:span><text:span text:style-name="T27">(Manager)</text:span></text:p>
      <text:p text:style-name="P298">В переменной <text:span text:style-name="T1">(ArrayList&lt;FractionPlayer&gt; onlinePlayers) </text:span>хранятся <text:span text:style-name="T297">данные из БД</text:span> все<text:span text:style-name="T297">х</text:span> игроки, которые сейчас находятся на сервере. Как происходит добавление и удаление этих объектов из данной переменной рассматривается в следующей теме, а здесь рассматриваются члены, работающие с данной переменной.</text:p>
      <text:p text:style-name="P341"/>
      <text:p text:style-name="P341"/>
      <text:p text:style-name="P266">Тип <text:span text:style-name="T1">(FractionPlayer)</text:span></text:p>
      <text:p text:style-name="P299">Данный тип предназначен для хранения <text:span text:style-name="T298">данных пользователя из БД, таблицы </text:span><text:span text:style-name="T28">(Players</text:span><text:span text:style-name="T29">), </text:span><text:span text:style-name="T299">а так-же некоторые сессионные данные. Класс </text:span><text:span text:style-name="T30">(FractionPlayer) </text:span><text:span text:style-name="T300">расположен по следующему пути пакетов: </text:span><text:span text:style-name="T30">(org.dggdak47.mfractions.fraction).</text:span></text:p>
      <text:p text:style-name="P341"/>
      <text:p text:style-name="P302">Конструктор <text:span text:style-name="T1">(FractionPlayer</text:span><text:span text:style-name="T31">)</text:span><text:span text:style-name="T1">:</text:span></text:p>
      <table:table table:name="Таблица5" table:style-name="Таблица5">
        <table:table-column table:style-name="Таблица5.A"/>
        <table:table-row>
          <table:table-cell table:style-name="Таблица5.A1" office:value-type="string">
            <text:p text:style-name="P766">(String <text:span text:style-name="T304">playerName</text:span>, Integer <text:span text:style-name="T304">fractionID</text:span>, Integer <text:span text:style-name="T304">playerScore</text:span>, Integer <text:span text:style-name="T304">spawnPointID</text:span>)</text:p>
          </table:table-cell>
        </table:table-row>
      </table:table>
      <text:p text:style-name="P332"/>
      <text:p text:style-name="P341"/>
      <text:p text:style-name="P300">Переменные типа <text:span text:style-name="T1">(FractionPlayer):</text:span></text:p>
      <table:table table:name="Таблица3" table:style-name="Таблица3">
        <table:table-column table:style-name="Таблица3.A"/>
        <table:table-column table:style-name="Таблица3.B"/>
        <table:table-row>
          <table:table-cell table:style-name="Таблица3.A1" office:value-type="string">
            <text:p text:style-name="P764"><text:span text:style-name="T279">p</text:span><text:span text:style-name="T278">rivate</text:span> String <text:span text:style-name="T303">playerName</text:span></text:p>
          </table:table-cell>
          <table:table-cell table:style-name="Таблица3.B1" office:value-type="string">
            <text:p text:style-name="P740">Имя игрока, данные которого хранятся в <text:span text:style-name="T302">данном </text:span>экземпляре.</text:p>
          </table:table-cell>
        </table:table-row>
        <table:table-row>
          <table:table-cell table:style-name="Таблица3.A2" office:value-type="string">
            <text:p text:style-name="P765"><text:span text:style-name="T280">p</text:span><text:span text:style-name="T278">rivate</text:span> Integer <text:span text:style-name="T303">fractionID</text:span></text:p>
          </table:table-cell>
          <table:table-cell table:style-name="Таблица3.B2" office:value-type="string">
            <text:p text:style-name="P741">Хранит <text:span text:style-name="T1">(id) – </text:span>номер фракции, к которой принадлежит данный игрок</text:p>
          </table:table-cell>
        </table:table-row>
        <table:table-row>
          <table:table-cell table:style-name="Таблица3.A2" office:value-type="string">
            <text:p text:style-name="P729"><text:span text:style-name="T280">p</text:span><text:span text:style-name="T278">rivate</text:span> Integer <text:span text:style-name="T303">playerScore</text:span></text:p>
          </table:table-cell>
          <table:table-cell table:style-name="Таблица3.B2" office:value-type="string">
            <text:p text:style-name="P741">Хранит счёт данного игрока</text:p>
          </table:table-cell>
        </table:table-row>
        <table:table-row>
          <table:table-cell table:style-name="Таблица3.A4" office:value-type="string">
            <text:p text:style-name="P765"><text:span text:style-name="T280">p</text:span><text:span text:style-name="T278">rivate</text:span> Integer <text:span text:style-name="T303">spawnPointID</text:span></text:p>
          </table:table-cell>
          <table:table-cell table:style-name="Таблица3.B4" office:value-type="string">
            <text:p text:style-name="P741">Хранит <text:span text:style-name="T1">(id) – </text:span>номер точки появления</text:p>
          </table:table-cell>
        </table:table-row>
      </table:table>
      <text:p text:style-name="P333"/>
      <text:p text:style-name="P301">Методы типа:</text:p>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782">Методы получения данных переменных</text:p>
            <text:p text:style-name="P788"><text:span text:style-name="T278">public</text:span> String getPlayerName()</text:p>
            <text:p text:style-name="P788"><text:span text:style-name="T278">public</text:span> Integer getFractionID()</text:p>
            <text:p text:style-name="P788"><text:span text:style-name="T278">public</text:span> Integer getScore()</text:p>
            <text:p text:style-name="P788"><text:span text:style-name="T278">public</text:span> integer getSpawnPointID()</text:p>
          </table:table-cell>
          <table:covered-table-cell/>
        </table:table-row>
        <table:table-row>
          <table:table-cell table:style-name="Таблица4.A2" office:value-type="string">
            <text:p text:style-name="P789"><text:span text:style-name="T281">p</text:span><text:span text:style-name="T278">ublic void</text:span> addScore(Integer <text:span text:style-name="T304">score</text:span>)</text:p>
          </table:table-cell>
          <table:table-cell table:style-name="Таблица4.B2" office:value-type="string">
            <text:p text:style-name="P786">Прибавляет к счёту игрока счёт из <text:span text:style-name="T1">(score). </text:span>Так-же можно указывать и отрицательные значения</text:p>
          </table:table-cell>
        </table:table-row>
        <table:table-row>
          <table:table-cell table:style-name="Таблица4.A3" office:value-type="string">
            <text:p text:style-name="P783"><text:span text:style-name="T281">p</text:span><text:span text:style-name="T278">ublic void</text:span> setScore(Integer <text:span text:style-name="T304">newScore</text:span>)</text:p>
          </table:table-cell>
          <table:table-cell table:style-name="Таблица4.B3" office:value-type="string">
            <text:p text:style-name="P786">Устанавливает игроку счёт из <text:span text:style-name="T1">(newScore)</text:span></text:p>
          </table:table-cell>
        </table:table-row>
        <table:table-row>
          <table:table-cell table:style-name="Таблица4.A3" office:value-type="string">
            <text:p text:style-name="P784"><text:span text:style-name="T282">p</text:span><text:span text:style-name="T278">ublic void</text:span> setFractionID</text:p>
            <text:p text:style-name="P784">(Integer <text:span text:style-name="T304">newFractionID</text:span>)</text:p>
          </table:table-cell>
          <table:table-cell table:style-name="Таблица4.B3" office:value-type="string">
            <text:p text:style-name="P786">Устанавливает игроку указанный <text:span text:style-name="T1">(id) </text:span>фракции</text:p>
          </table:table-cell>
        </table:table-row>
        <table:table-row>
          <table:table-cell table:style-name="Таблица4.A5" office:value-type="string">
            <text:p text:style-name="P784"><text:span text:style-name="T282">p</text:span><text:span text:style-name="T278">ublic void</text:span> setSpawnPointID</text:p>
            <text:p text:style-name="P784">(Integer <text:span text:style-name="T304">newSpawnPointID</text:span>)</text:p>
          </table:table-cell>
          <table:table-cell table:style-name="Таблица4.B5" office:value-type="string">
            <text:p text:style-name="P786">Устанавливает игроку указанный <text:span text:style-name="T1">(id) </text:span>точки появления</text:p>
          </table:table-cell>
        </table:table-row>
      </table:table>
      <text:p text:style-name="P342"/>
      <text:p text:style-name="P341"/>
      <text:p text:style-name="P266">Тип <text:span text:style-name="T1">(Manager), </text:span>ярус <text:span text:style-name="T1">(FractionPlayer)</text:span></text:p>
      <text:p text:style-name="P303">За работу с переменной игроков <text:span text:style-name="T1">(onlinePlayers) </text:span>отвечает ярус <text:span text:style-name="T1">(FractionPlayer). </text:span>Методы данного яруса:</text:p>
      <table:table table:name="Таблица6" table:style-name="Таблица6">
        <table:table-column table:style-name="Таблица6.A"/>
        <table:table-column table:style-name="Таблица6.B"/>
        <table:table-row>
          <table:table-cell table:style-name="Таблица6.A1" office:value-type="string">
            <text:p text:style-name="P769"><text:span text:style-name="T283">p</text:span><text:span text:style-name="T278">ublic boolean</text:span> hasPlayer</text:p>
            <text:p text:style-name="P769"><text:soft-page-break/>(String <text:span text:style-name="T304">playerName</text:span>),</text:p>
            <text:p text:style-name="P769">(Player <text:span text:style-name="T304">player</text:span>)</text:p>
          </table:table-cell>
          <table:table-cell table:style-name="Таблица6.B1" office:value-type="string">
            <text:p text:style-name="P745">Вернёт <text:span text:style-name="T1">true, </text:span>если данный игрок находится <text:soft-page-break/>в списке <text:span text:style-name="T1">(onlinePlayers)</text:span></text:p>
          </table:table-cell>
        </table:table-row>
        <table:table-row>
          <table:table-cell table:style-name="Таблица6.A2" office:value-type="string">
            <text:p text:style-name="P771"><text:span text:style-name="T278">public FractionPlayer</text:span> getPlayer</text:p>
            <text:p text:style-name="P770">(String <text:span text:style-name="T304">playerName</text:span>),</text:p>
            <text:p text:style-name="P770">(Player <text:span text:style-name="T304">player</text:span>)</text:p>
          </table:table-cell>
          <table:table-cell table:style-name="Таблица6.B2" office:value-type="string">
            <text:p text:style-name="P745">Возвращает из <text:span text:style-name="T1">(onlinePlayers) </text:span>объект типа <text:span text:style-name="T1">(FractionPlayer), </text:span>равный по переданным данным. Если данного объекта нет, то вернёт <text:span text:style-name="T1">(null)</text:span></text:p>
          </table:table-cell>
        </table:table-row>
        <table:table-row>
          <table:table-cell table:style-name="Таблица6.A2" office:value-type="string">
            <text:p text:style-name="P791"/>
            <text:p text:style-name="P772"><text:span text:style-name="T284">p</text:span><text:span text:style-name="T278">ublic void</text:span> setPlayerFraction</text:p>
            <text:p text:style-name="P773">(String <text:span text:style-name="T304">playerName</text:span>, Integer <text:span text:style-name="T304">fractionID</text:span>,</text:p>
            <text:p text:style-name="P773">Boolean <text:span text:style-name="T304">annulScore</text:span>)</text:p>
          </table:table-cell>
          <table:table-cell table:style-name="Таблица6.B2" office:value-type="string">
            <text:p text:style-name="P768"/>
            <text:p text:style-name="P746">Устанавливает игроку под именем <text:span text:style-name="T1">(playerName) </text:span>фракцию с <text:span text:style-name="T1">(id) – (fractionID) </text:span><text:span text:style-name="T321">и телепортирует его на точку появления данной фракции</text:span><text:span text:style-name="T1">. </text:span>Если <text:span text:style-name="T1">(annulScore) </text:span>равно <text:span text:style-name="T1">(true), </text:span>то счёт игрока аннулируется.</text:p>
            <text:p text:style-name="P746"/>
            <text:p text:style-name="P746">Метод возбуждает исключения:</text:p>
            <text:p text:style-name="P731">(<text:span text:style-name="T310">PlayerNotExistException</text:span><text:span text:style-name="T211">,</text:span></text:p>
            <text:p text:style-name="P736">FractionNotExistException)</text:p>
            <text:p text:style-name="P736"/>
            <text:p text:style-name="P763">Вызывает событие:</text:p>
            <text:p text:style-name="P737">(PlayerChangeFractionEvent)</text:p>
          </table:table-cell>
        </table:table-row>
        <table:table-row>
          <table:table-cell table:style-name="Таблица6.A4" office:value-type="string">
            <text:p text:style-name="P774"><text:span text:style-name="T278">public void</text:span> addScore</text:p>
            <text:p text:style-name="P774">(<text:span text:style-name="T311">Player </text:span><text:span text:style-name="T305">p</text:span><text:span text:style-name="T311">, </text:span>Integer <text:span text:style-name="T304">score</text:span>)</text:p>
          </table:table-cell>
          <table:table-cell table:style-name="Таблица6.B4" office:value-type="string">
            <text:p text:style-name="P747">Доба<text:span text:style-name="T312">вляет игроку </text:span><text:span text:style-name="T33">(p) </text:span><text:span text:style-name="T312">счёт по значению </text:span><text:span text:style-name="T33">(score).</text:span></text:p>
            <text:p text:style-name="P733"/>
            <text:p text:style-name="P748">Метод возбуждает исключение:</text:p>
            <text:p text:style-name="P732">(PlayerNotExistException)</text:p>
          </table:table-cell>
        </table:table-row>
      </table:table>
      <text:p text:style-name="P303"/>
      <text:p text:style-name="P303"/>
      <text:p text:style-name="P267"><text:reference-mark-start text:name="chapter3.theme4.subTheme1"/>Исключения для типа<text:span text:style-name="T1"> (Manager), </text:span>яруса <text:span text:style-name="T1">(FractionPlayer)</text:span><text:reference-mark-end text:name="chapter3.theme4.subTheme1"/></text:p>
      <text:p text:style-name="P304">На ярусе <text:span text:style-name="T1">(FractionPlayer) </text:span>используются два типа исключений. Члены исключений рассматривать в самом коде. Исключения:</text:p>
      <table:table table:name="Таблица7" table:style-name="Таблица7">
        <table:table-column table:style-name="Таблица7.A"/>
        <table:table-row>
          <table:table-cell table:style-name="Таблица7.A1" office:value-type="string">
            <text:p text:style-name="P775">PlayerNotExistException(String <text:span text:style-name="T304">message</text:span>, String <text:span text:style-name="T304">playerName</text:span>)</text:p>
          </table:table-cell>
        </table:table-row>
        <table:table-row>
          <table:table-cell table:style-name="Таблица7.A2" office:value-type="string">
            <text:p text:style-name="P776">FractionNotExistException(String <text:span text:style-name="T304">message</text:span>, Integer <text:span text:style-name="T304">fractionID</text:span>)</text:p>
          </table:table-cell>
        </table:table-row>
      </table:table>
      <text:p text:style-name="P304"/>
      <text:p text:style-name="P304"/>
      <text:p text:style-name="P304"/>
      <text:p text:style-name="P304"/>
      <text:p text:style-name="P304"/>
      <text:p text:style-name="P304"/>
      <text:p text:style-name="P305"/>
      <text:p text:style-name="P305"/>
      <text:p text:style-name="P305"/>
      <text:p text:style-name="P351"><text:reference-mark-start text:name="chapter3.theme5"/>(5) <text:span text:style-name="T207">Динамическое добавление игроков в хранилище</text:span><text:reference-mark-end text:name="chapter3.theme5"/></text:p>
      <text:p text:style-name="P507"><text:reference-ref text:reference-format="text" text:ref-name="nav2">2.</text:reference-ref></text:p>
      <text:p text:style-name="P268"/>
      <text:p text:style-name="P268">Правила добавления игроков в <text:span text:style-name="T1">(onlinePlayers) – </text:span>тип <text:span text:style-name="T1">(Manager)</text:span></text:p>
      <text:p text:style-name="P306">За добавление игрока в перечисление <text:span text:style-name="T1">(onlinePlayers) </text:span>отвечает ярус <text:line-break/><text:span text:style-name="T1">(DB Players), </text:span>который тесно связан с БД плагина. <text:span text:style-name="T313">Правило:</text:span></text:p>
      <text:p text:style-name="P667">- <text:span text:style-name="T313">когда игрок заходит на сервер, то происходит запрос к БД за данным игроком. Если игрок: нашелся, то данные из БД попадают в новый экземпляр типа </text:span><text:span text:style-name="T34">(FractionPlayer) </text:span><text:span text:style-name="T313">и он идёт в </text:span><text:span text:style-name="T34">(onlinePlayers) </text:span><text:span text:style-name="T313">перечисление; не нашелся, то он добавляется в БД с дефоултными данными и так-же </text:span><text:soft-page-break/><text:span text:style-name="T313">добавляется. После добавления игрока в списки вызывается метод </text:span><text:span text:style-name="T34">(resetPermissionGroups(…)), </text:span><text:span text:style-name="T313">который обновляет права игрока. Если в ходе добавления игрока в списки произошла ошибка, то игрок выбрасывается с сервера с сообщением </text:span><text:span text:style-name="T35">(DB query ERROR!), </text:span><text:span text:style-name="T314">и в консоль выводится (</text:span><text:span text:style-name="T35">stackTrace) </text:span><text:span text:style-name="T314">ошибки.</text:span></text:p>
      <text:p text:style-name="P343"/>
      <text:p text:style-name="P269">Правила удаления игрока из <text:span text:style-name="T1">(onlinePlayers) – </text:span>тип (<text:span text:style-name="T1">Manager)</text:span></text:p>
      <text:p text:style-name="P307">За удаление игрока из перечисления <text:span text:style-name="T1">(onlinePlayers) </text:span>так-же отвечает ярус <text:line-break/><text:span text:style-name="T1">(DB Players). </text:span><text:span text:style-name="T315">Правило:</text:span></text:p>
      <text:p text:style-name="P668">- <text:span text:style-name="T315">когда игрок покидает сервер, то из переменной </text:span><text:span text:style-name="T36">(onlinePlayers) </text:span><text:span text:style-name="T315">возвращается его объект. Дальше, соответствующие данные из этого объекта добавляются в </text:span><text:span text:style-name="T36">(UPDATE) </text:span><text:span text:style-name="T315">запрос к БД, на данного игрока и затем выполняется запрос к БД. Ожидается, что данные об этом игроке уже находятся в БД, и если их нет, то где-то что-то идёт не по плану. После выполнения всех пунктов, обёртка игрока удаляется из </text:span><text:span text:style-name="T37">(onlinePlayers).</text:span></text:p>
      <text:p text:style-name="P343"/>
      <text:p text:style-name="P343"/>
      <text:p text:style-name="P268"><text:reference-mark-start text:name="chapter3.theme5.subTheme1"/>Описание яруса <text:span text:style-name="T1">(DB Players) – </text:span>тип <text:span text:style-name="T1">(Manager)</text:span><text:reference-mark-end text:name="chapter3.theme5.subTheme1"/></text:p>
      <text:p text:style-name="P308">За вышеперечисленный функционал отвечает ярус <text:span text:style-name="T1">(DB Players) </text:span>в <text:span text:style-name="T1">(Manager). </text:span>Он имеет два <text:span text:style-name="T316">метода, которые описывают две верхние под-темы, соответственно. Методы:</text:span></text:p>
      <table:table table:name="Таблица8" table:style-name="Таблица8">
        <table:table-column table:style-name="Таблица8.A"/>
        <table:table-column table:style-name="Таблица8.B"/>
        <table:table-row>
          <table:table-cell table:style-name="Таблица8.A1" office:value-type="string">
            <text:p text:style-name="P785"><text:span text:style-name="T285">p</text:span><text:span text:style-name="T278">ublic void</text:span> addPlayer(Player <text:span text:style-name="T304">player</text:span>)</text:p>
          </table:table-cell>
          <table:table-cell table:style-name="Таблица8.B1" office:value-type="string">
            <text:p text:style-name="P749">При удачном ходе выполнения кода, игрок добавляется в хранилище <text:span text:style-name="T1">(onlinePlayers) </text:span><text:span text:style-name="T317">из данных, которые были возвращены из БД, у игрока сбрасываются права и вызывается событие: </text:span><text:span text:style-name="T39">(PlayerAddedToPlayersListEvent).</text:span></text:p>
          </table:table-cell>
        </table:table-row>
        <table:table-row>
          <table:table-cell table:style-name="Таблица8.A2" office:value-type="string">
            <text:p text:style-name="P785"><text:span text:style-name="T285">p</text:span><text:span text:style-name="T278">ublic void</text:span> removePlayer(Player <text:span text:style-name="T304">player</text:span>)</text:p>
          </table:table-cell>
          <table:table-cell table:style-name="Таблица8.B2" office:value-type="string">
            <text:p text:style-name="P787">Метод удаляет указанного игрока из хранилища (<text:span text:style-name="T1">onlinePlayers) </text:span><text:span text:style-name="T317">и синхронизирует его данные с БД. После удачного удаления игрока из хранилища вызывает событие: </text:span><text:span text:style-name="T40">(PlayerRemovedFromPlayersListEvent)</text:span></text:p>
            <text:p text:style-name="P790"/>
            <text:p text:style-name="P787">Возбуждаемые исключения:</text:p>
            <text:p text:style-name="P790">(PlayerNotExistException,</text:p>
            <text:p text:style-name="P790">SQLException)</text:p>
          </table:table-cell>
        </table:table-row>
      </table:table>
      <text:p text:style-name="P508"/>
      <text:p text:style-name="P508"><text:reference-ref text:reference-format="text" text:ref-name="nav2">2.</text:reference-ref></text:p>
      <text:p text:style-name="P343"/>
      <text:p text:style-name="P270">Работа с БД, тип <text:span text:style-name="T1">(Manager)</text:span></text:p>
      <text:p text:style-name="P309">Работа с БД в данном плагине ложится на класс <text:span text:style-name="T1">(Manager). </text:span>Этот плагин использует средства плагина <text:span text:style-name="T1">(DUtil) </text:span>для реализации взаимодействия с БД. В <text:span text:style-name="T1">(Manager) </text:span>переменная <text:span text:style-name="T1">(PluginDB db) </text:span><text:span text:style-name="T318">хранит данные о БД для создания к ней запросов в любой момент работы плагина. Данная переменная инициализируется в конструкторе </text:span><text:span text:style-name="T38">(Manager), </text:span><text:span text:style-name="T319">отводя исключение </text:span><text:span text:style-name="T38">(SQLException</text:span><text:span text:style-name="T319">) на него.</text:span></text:p>
      <text:p text:style-name="P334"/>
      <text:p text:style-name="P334"/>
      <text:p text:style-name="P334"/>
      <text:p text:style-name="P334"/>
      <text:p text:style-name="P334"/>
      <text:p text:style-name="P334"><text:soft-page-break/></text:p>
      <text:p text:style-name="P334"/>
      <text:p text:style-name="P334"/>
      <text:p text:style-name="P349"><text:reference-mark-start text:name="chapter3.theme6"/>(6) <text:span text:style-name="T322">Тип </text:span><text:span text:style-name="T41">(ManagerEvents) </text:span><text:span text:style-name="T322">или анальный контроль игроков</text:span><text:reference-mark-end text:name="chapter3.theme6"/></text:p>
      <text:p text:style-name="P509"><text:reference-ref text:reference-format="text" text:ref-name="nav2">2.</text:reference-ref></text:p>
      <text:p text:style-name="P272">Введение</text:p>
      <text:p text:style-name="P310">Как говорилось ранее — для реализации всего функционала нужна обработк<text:span text:style-name="T323">а</text:span> событий. Именно этот класс отвечает за обработку событий сервера, используя большую часть функционала, который был описан ранее.</text:p>
      <text:p text:style-name="P271"/>
      <text:p text:style-name="P327">Конструктор: <text:span text:style-name="T1">ManagerEvents(MFractions plugin)</text:span></text:p>
      <text:p text:style-name="P271"/>
      <text:p text:style-name="P271">Контроль входа/выхода игроков, <text:span text:style-name="T324">ярус </text:span><text:span text:style-name="T42">(Player Join/Quit)</text:span></text:p>
      <text:p text:style-name="P311">Для реализации динамического механизма добавления и удаления игроков из переменной <text:span text:style-name="T1">(onlinePlayers) – (Manager), </text:span>плагин имеет ярус <text:span text:style-name="T1">(Player DB) </text:span>в типе<text:span text:style-name="T1"> (Manager). </text:span><text:span text:style-name="T325">Чтобы начать процесс добавления/удаления игроков из перечисления </text:span><text:span text:style-name="T43">(onlinePlayers), </text:span><text:span text:style-name="T325">нужно контролировать события входа/выхода игрока, или </text:span><text:span text:style-name="T43">(PlayerJoinEvent) </text:span><text:span text:style-name="T325">и </text:span><text:span text:style-name="T43">(PlayerQuitEvent).</text:span></text:p>
      <text:p text:style-name="P335"/>
      <text:p text:style-name="P312">Т.к. проект имеет плагин авторизации <text:span text:style-name="T1">(AuthMe), </text:span>то игрок должен добавляться в хранилище не по входу, а по авторизации, и поэтому в данном ярусе есть еще одно событие, тип которого <text:span text:style-name="T1">(LoginEvent).</text:span></text:p>
      <text:p text:style-name="P336"/>
      <text:p text:style-name="P313">Тип события яруса <text:span text:style-name="T1">(Player Join/Quit) </text:span>и описание их обработчиков:</text:p>
      <table:table table:name="Таблица9" table:style-name="Таблица9">
        <table:table-column table:style-name="Таблица9.A"/>
        <table:table-column table:style-name="Таблица9.B"/>
        <table:table-row>
          <table:table-cell table:style-name="Таблица9.A1" office:value-type="string">
            <text:p text:style-name="P777">PlayerQuitEvent</text:p>
          </table:table-cell>
          <table:table-cell table:style-name="Таблица9.B1" office:value-type="string">
            <text:p text:style-name="P750">Удаляет вышедшего игрока из списка <text:span text:style-name="T1">(onlinePlayers), </text:span>вызывая на него метод <text:span text:style-name="T1">(removePlayer(…)) – (Manager). </text:span>Все <text:span text:style-name="T1">(stackTrace) </text:span>исключений метода <text:span text:style-name="T1">(removePlayer()) </text:span>он выводит.</text:p>
          </table:table-cell>
        </table:table-row>
        <table:table-row>
          <table:table-cell table:style-name="Таблица9.A2" office:value-type="string">
            <text:p text:style-name="P777">PlayerJoinEvent</text:p>
          </table:table-cell>
          <table:table-cell table:style-name="Таблица9.B2" office:value-type="string">
            <text:p text:style-name="P751">Обработчик проверяет зашедшего игрока на зарегистрированность, используя <text:span text:style-name="T1">(API AuthMe). </text:span>Если тот не зарегистрирован, то его телепортирует на точку появления дефоултной фракции.</text:p>
          </table:table-cell>
        </table:table-row>
        <table:table-row>
          <table:table-cell table:style-name="Таблица9.A3" office:value-type="string">
            <text:p text:style-name="P777">LoginEvent</text:p>
          </table:table-cell>
          <table:table-cell table:style-name="Таблица9.B3" office:value-type="string">
            <text:p text:style-name="P752">Обработчик вызовется как только пользователь авторизовался. Он просто вызывает метод <text:span text:style-name="T1">(addPlayer(…)) </text:span>из экземпляра <text:span text:style-name="T1">(Manager), </text:span>добавляя игрока в списки. Все нюансы которые могут возникнуть при добавлении игрока, обрабатываются методом <text:span text:style-name="T1">(addPlayer(…)).</text:span></text:p>
          </table:table-cell>
        </table:table-row>
      </table:table>
      <text:p text:style-name="P313"/>
      <text:p text:style-name="P313"/>
      <text:p text:style-name="P273">Контроль взаимодействия игроков, ярус <text:span text:style-name="T1">(PlayersInteraction)</text:span></text:p>
      <text:p text:style-name="P314">Для контроля взаимодействия игроков в файле конфигураций есть поле <text:span text:style-name="T1">(FriendlyFire). </text:span>Если это поле <text:span text:style-name="T1">(true), </text:span>то все игроки могут «дамажить» друг-друга, а если <text:span text:style-name="T1">(false), </text:span>то взаимодействие может происходить только между членами отличных друг от друга фракций.</text:p>
      <text:p text:style-name="P314"/>
      <text:p text:style-name="P315">В <text:span text:style-name="T1">(Manager) </text:span>хранится значение поля <text:span text:style-name="T1">(FriendlyFire), </text:span>полученное из файла конфигураций после последнего запуска/перезапуска плагина. Доступ к нему происходит через метод <text:span text:style-name="T1">(public boolean friendlyFire()). </text:span>Данный метод используется в членах данного яруса.</text:p>
      <text:p text:style-name="P315"/>
      <text:p text:style-name="P316"><text:soft-page-break/>Ярус <text:span text:style-name="T1">(PlayersInteraction) </text:span>имеет обработчики событий для контроля «боя» между игроками. Первый является серверным, а второй из плагина <text:span text:style-name="T1">(CrackShot), </text:span>на контроль нанесения урона оружием этого плагина. <text:span text:style-name="T326">Два типа этих событий имеют почти одинаковый код, поэтому раннее описание взаимодействия игроков подходит для обоих обработчиков.</text:span></text:p>
      <text:p text:style-name="P510"><text:reference-ref text:reference-format="text" text:ref-name="nav2">2.</text:reference-ref></text:p>
      <text:p text:style-name="P274"><text:reference-mark-start text:name="chapter3.theme6.subTheme1"/>Награда игрока за убийство другого игрока, ярус <text:span text:style-name="T1">(PlayerRewarding)</text:span><text:reference-mark-end text:name="chapter3.theme6.subTheme1"/></text:p>
      <text:p text:style-name="P318">Когда происходит смерть игрока, она может быть по <text:span text:style-name="T399">четырём</text:span> причинам <text:span text:style-name="T1">(</text:span>несчастный случай, убийство игрока мобом, <text:span text:style-name="T96">kill </text:span><text:span text:style-name="T399">в консоль</text:span>, убийство игрока игроком). <text:span text:style-name="T327">За последнее убийство следует вознаграждать победившего игрока. Данный ярус отвечает за награждение игрока.</text:span></text:p>
      <text:p text:style-name="P317"/>
      <text:p text:style-name="P319">Ярус имеет всего один обработчик, который обрабатывает тип <text:span text:style-name="T1">(PlayerDeathEvent). </text:span>При помощи средств объекта события можно получить как и игрока, который проиграл, так и игрока, который победил. Игроку, который победил, следует выдать (1 <text:span text:style-name="T1">score), </text:span>а так-же вывести сообщение (<text:span text:style-name="T1">Text.KillingMessage). </text:span></text:p>
      <text:p text:style-name="P337"/>
      <text:p text:style-name="P337"/>
      <text:p text:style-name="P275">Контроль появления игрока, ярус <text:span text:style-name="T1">(Player Spawning)</text:span></text:p>
      <text:p text:style-name="P320">Перед тем как игрок возродится <text:span text:style-name="T1">(</text:span>после смерти), вызывается событие <text:span text:style-name="T1">(PlayerRespawnEvent), </text:span>в котором можно указать новую точку появления игрока. <text:s/>Цель данного яруса – это смена точки появления игрока на ту точку, <text:span text:style-name="T1">(id) </text:span>которой указан в объекте данного игрока. <text:span text:style-name="T328">Если точки с таким </text:span><text:span text:style-name="T44">(id) </text:span><text:span text:style-name="T328">нет, то точка появления игрока будет равна точке появления его фракции. Всё это происходит в обработчике событий, который расположен в ярусе <text:line-break/></text:span><text:span text:style-name="T45">(Player Spawning). </text:span><text:span text:style-name="T571">Так-же, данный обработчик вызывает событие (</text:span><text:span text:style-name="T194">PreRespawningEvent), </text:span><text:span text:style-name="T571">описанное в теме </text:span><text:span text:style-name="T194">(2.3.11).</text:span></text:p>
      <text:p text:style-name="P338"/>
      <text:p text:style-name="P338"/>
      <text:p text:style-name="P338"/>
      <text:p text:style-name="P338"/>
      <text:p text:style-name="P338"/>
      <text:p text:style-name="P338"/>
      <text:p text:style-name="P338"/>
      <text:p text:style-name="P350"><text:reference-mark-start text:name="chapter3.theme7"/>(7) <text:span text:style-name="T330">Точки и работа с ними</text:span><text:reference-mark-end text:name="chapter3.theme7"/></text:p>
      <text:p text:style-name="P511"><text:reference-ref text:reference-format="text" text:ref-name="nav2">2.</text:reference-ref></text:p>
      <text:p text:style-name="P277">Введение</text:p>
      <text:p text:style-name="P321">Данная тема предназначена для описания средств представления точек <text:line-break/>(тип <text:span text:style-name="T1">Point) </text:span>и средств для работы с этими точками.</text:p>
      <text:p text:style-name="P276"/>
      <text:p text:style-name="P276"/>
      <text:p text:style-name="P276">Тип <text:span text:style-name="T1">(Point)</text:span></text:p>
      <text:p text:style-name="P322">Данный тип <text:span text:style-name="T331">отвечает за обёртку типа </text:span><text:span text:style-name="T46">(Location), </text:span><text:span text:style-name="T331">давая ему </text:span><text:span text:style-name="T46">(id). </text:span><text:span text:style-name="T331">Экземпляр данного типа хранит (</text:span><text:span text:style-name="T46">id), </text:span><text:span text:style-name="T331">экземпляр </text:span><text:span text:style-name="T46">(Location) </text:span><text:span text:style-name="T331">и данные из параметра конструктора, которые несут данные, которые были переданы в конструктор. Расположение: </text:span><text:span text:style-name="T48">(org.dggdak47.mfractions.point).</text:span></text:p>
      <text:p text:style-name="P322"/>
      <text:p text:style-name="P323">Конструктор принимает строку, которая должна быть в следующем формате:</text:p>
      <table:table table:name="Таблица10" table:style-name="Таблица10">
        <table:table-column table:style-name="Таблица10.A"/>
        <table:table-row>
          <table:table-cell table:style-name="Таблица10.A1" office:value-type="string">
            <text:p text:style-name="P767">“<text:span text:style-name="T332">worldName:x:y:z|yaw:pitch|spawnPointId</text:span>”</text:p>
          </table:table-cell>
        </table:table-row>
        <text:soft-page-break/>
        <table:table-row>
          <table:table-cell table:style-name="Таблица10.A2" office:value-type="string">
            <text:p text:style-name="P742">Так-же этот конструктор возбуждает исключение ти<text:span text:style-name="T342">па </text:span><text:span text:style-name="T47">(</text:span><text:span text:style-name="T334">PointConfigPropertyException), </text:span><text:span text:style-name="T335">если данные из строки </text:span><text:span text:style-name="T336">имеют ошибку.</text:span></text:p>
          </table:table-cell>
        </table:table-row>
      </table:table>
      <text:p text:style-name="P324"/>
      <text:p text:style-name="P325">Методы типа:</text:p>
      <table:table table:name="Таблица11" table:style-name="Таблица11">
        <table:table-column table:style-name="Таблица11.A"/>
        <table:table-column table:style-name="Таблица11.B"/>
        <table:table-row>
          <table:table-cell table:style-name="Таблица11.A1" office:value-type="string">
            <text:p text:style-name="P778"><text:span text:style-name="T278">public String</text:span> getConstructorData()</text:p>
          </table:table-cell>
          <table:table-cell table:style-name="Таблица11.B1" office:value-type="string">
            <text:p text:style-name="P753">Возвращает строку, которая была передана в конструктор при создании данного экземпляра.</text:p>
          </table:table-cell>
        </table:table-row>
        <table:table-row>
          <table:table-cell table:style-name="Таблица11.A2" office:value-type="string">
            <text:p text:style-name="P778"><text:span text:style-name="T278">public Integer</text:span> getId()</text:p>
          </table:table-cell>
          <table:table-cell table:style-name="Таблица11.B2" office:value-type="string">
            <text:p text:style-name="P754">Возвращает <text:span text:style-name="T1">(id) </text:span>объекта</text:p>
          </table:table-cell>
        </table:table-row>
        <table:table-row>
          <table:table-cell table:style-name="Таблица11.A2" office:value-type="string">
            <text:p text:style-name="P778"><text:span text:style-name="T278">public Location</text:span> getLocation()</text:p>
          </table:table-cell>
          <table:table-cell table:style-name="Таблица11.B2" office:value-type="string">
            <text:p text:style-name="P754">Возвращает копию <text:span text:style-name="T343">точки/координат</text:span> <text:span text:style-name="T1">(Location), </text:span>которая хранится в данном объекте.</text:p>
          </table:table-cell>
        </table:table-row>
        <table:table-row>
          <table:table-cell table:style-name="Таблица11.A4" office:value-type="string">
            <text:p text:style-name="P779"><text:span text:style-name="T278">public Point</text:span> clone()</text:p>
          </table:table-cell>
          <table:table-cell table:style-name="Таблица11.B4" office:value-type="string">
            <text:p text:style-name="P755">Возвращает копию данного типа.</text:p>
          </table:table-cell>
        </table:table-row>
      </table:table>
      <text:p text:style-name="P325"/>
      <text:p text:style-name="P344"/>
      <text:p text:style-name="P278">Исключения для типа <text:span text:style-name="T1">(Point)</text:span></text:p>
      <text:p text:style-name="P326">В <text:span text:style-name="T1">(org.dggdak47.mfractions.point.exceptions) </text:span>хранятся исключения как для типа <text:span text:style-name="T1">(Point), </text:span>так и для типов, которые используют (<text:span text:style-name="T1">Point) </text:span>тип. <text:span text:style-name="T344">Типы исключений и их описание:</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804">PointConfigPropertyException</text:p>
          </table:table-cell>
          <table:table-cell table:style-name="Таблица12.B1" office:value-type="string">
            <text:p text:style-name="P743">Вызывается конструктором типа <text:span text:style-name="T1">(Point), </text:span>когда переданные данные имеют ошибку</text:p>
          </table:table-cell>
        </table:table-row>
        <table:table-row table:style-name="Таблица12.1">
          <table:table-cell table:style-name="Таблица12.A2" office:value-type="string">
            <text:p text:style-name="P804">PointException</text:p>
          </table:table-cell>
          <table:table-cell table:style-name="Таблица12.B2" office:value-type="string">
            <text:p text:style-name="P743">Базовое исключение</text:p>
          </table:table-cell>
        </table:table-row>
        <table:table-row table:style-name="Таблица12.1">
          <table:table-cell table:style-name="Таблица12.A3" office:value-type="string">
            <text:p text:style-name="P195">PointWithSameIdAlreadyExistsException</text:p>
          </table:table-cell>
          <table:table-cell table:style-name="Таблица12.B3" office:value-type="string">
            <text:p text:style-name="P744">Предназначено для тех типов, которые используют <text:span text:style-name="T1">(Point) </text:span>для хранения во множествах. <text:s/>Вызывается средствами хранилища, когда в определённом множестве уже есть экземпляр <text:span text:style-name="T1">(Point), </text:span>с тем-же <text:span text:style-name="T1">(id).</text:span></text:p>
          </table:table-cell>
        </table:table-row>
      </table:table>
      <text:p text:style-name="P326"/>
      <text:p text:style-name="P344"/>
      <text:p text:style-name="P276"><text:reference-mark-start text:name="chapter3.theme7.subTheme1"/>Работа с типом <text:span text:style-name="T1">(Point), </text:span>тип <text:span text:style-name="T1">(Manager) – </text:span>ярус <text:span text:style-name="T1">(Points)</text:span><text:reference-mark-end text:name="chapter3.theme7.subTheme1"/></text:p>
      <text:p text:style-name="P389">За работу с точками <text:span text:style-name="T1">(Point) </text:span>отвечает тип <text:span text:style-name="T1">(Manager), </text:span>в ярусе <text:span text:style-name="T1">(Points). </text:span>Хранит он точки в переменной <text:span text:style-name="T1">(protected ArrayList&lt;Point&gt; points). </text:span>Главное знать, в <text:span text:style-name="T1">(points) </text:span>не хранятся точки фракций, поле предназначено для хранения точек, созданных через <text:span text:style-name="T1">(API). </text:span><text:span text:style-name="T345">Но члены для работы с точками работают как с точками из </text:span><text:span text:style-name="T49">(points), </text:span><text:span text:style-name="T345">так и с точками фракций, поэтому не следует создавать точки с одинаковым </text:span><text:span text:style-name="T49">(id).</text:span></text:p>
      <text:p text:style-name="P445"/>
      <text:p text:style-name="P390">Методы яруса <text:span text:style-name="T1">(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P780"><text:span text:style-name="T278">public boolean</text:span> hasPoint(Integer <text:span text:style-name="T304">id</text:span>)</text:p>
          </table:table-cell>
          <table:table-cell table:style-name="Таблица13.B1" office:value-type="string">
            <text:p text:style-name="P756">Проверяет наличие точки под указанным <text:span text:style-name="T1">(id). </text:span>Вернёт <text:span text:style-name="T1">(true), </text:span>если такая точка есть в <text:span text:style-name="T1">(points) </text:span>или в фракции.</text:p>
          </table:table-cell>
        </table:table-row>
        <table:table-row>
          <table:table-cell table:style-name="Таблица13.A2" office:value-type="string">
            <text:p text:style-name="P780"><text:span text:style-name="T278">public void</text:span> createPoint<text:line-break/>(String <text:span text:style-name="T304">properties</text:span>)</text:p>
          </table:table-cell>
          <table:table-cell table:style-name="Таблица13.B2" office:value-type="string">
            <text:p text:style-name="P757">Создаёт точку по параметрам <text:span text:style-name="T1">(properties) </text:span>и устанавливает её в хранилище <text:span text:style-name="T1">(points).</text:span></text:p>
            <text:p text:style-name="P734"/>
            <text:p text:style-name="P757">Возбуждаемые исключения:</text:p>
            <text:p text:style-name="P734">(PointConfigPropertyException,</text:p>
            <text:p text:style-name="P734">PointWithSameIdAlreadyExistsException)</text:p>
          </table:table-cell>
        </table:table-row>
        <table:table-row>
          <table:table-cell table:style-name="Таблица13.A2" office:value-type="string">
            <text:p text:style-name="P780"><text:span text:style-name="T278">public</text:span> Point getPoint(Integer <text:span text:style-name="T304">id</text:span><text:span text:style-name="T291">)</text:span></text:p>
          </table:table-cell>
          <table:table-cell table:style-name="Таблица13.B2" office:value-type="string">
            <text:p text:style-name="P758">Ищет точку с <text:span text:style-name="T1">(id) </text:span>в хранилище <text:span text:style-name="T1">(points) </text:span>и в фракциях. Если точка найдена, то возвращается её копия, а если нет, то вернется <text:span text:style-name="T1">(null).</text:span></text:p>
          </table:table-cell>
        </table:table-row>
        <table:table-row>
          <table:table-cell table:style-name="Таблица13.A4" office:value-type="string">
            <text:p text:style-name="P780"><text:span text:style-name="T278">public</text:span> ArrayList&lt;Point&gt; <text:soft-page-break/>getPoints(<text:span text:style-name="T346">Boolean </text:span><text:span text:style-name="T306">andFractions</text:span>)</text:p>
          </table:table-cell>
          <table:table-cell table:style-name="Таблица13.B4" office:value-type="string">
            <text:p text:style-name="P759">Если <text:span text:style-name="T1">(andFractions) – (true), </text:span>то <text:soft-page-break/>возвращает копии точек как хранилища <text:span text:style-name="T1">(points), </text:span>так и фракций,а если <text:span text:style-name="T1">(false), </text:span>то только копии точек хранилища <text:span text:style-name="T1">(points).</text:span></text:p>
          </table:table-cell>
        </table:table-row>
      </table:table>
      <text:p text:style-name="P446"/>
      <text:p text:style-name="P446"/>
      <text:p text:style-name="P446"/>
      <text:p text:style-name="P446"/>
      <text:p text:style-name="P457"><text:reference-mark-start text:name="chapter3.theme8"/><text:span text:style-name="T1">(8) </text:span>Работа с правами игрока<text:reference-mark-end text:name="chapter3.theme8"/></text:p>
      <text:p text:style-name="P512"><text:reference-ref text:reference-format="text" text:ref-name="nav2">2.</text:reference-ref></text:p>
      <text:p text:style-name="P352">Введение</text:p>
      <text:p text:style-name="P391">Для работы с правами игрока используются средства плагина <text:span text:style-name="T1">(DUtil). </text:span>На основе этих средств созданы средства работы с правами игрока, данного плагина.</text:p>
      <text:p text:style-name="P391"/>
      <text:p text:style-name="P391"/>
      <text:p text:style-name="P353"><text:reference-mark-start text:name="chapter3.theme8.subTheme1"/>Механизм изъятия прав игрока <text:span text:style-name="T1">(</text:span><text:span text:style-name="T50">Perms</text:span><text:span text:style-name="T1">Withdrawing), </text:span><text:span text:style-name="T347">ярус </text:span><text:span text:style-name="T50">(Permissions)</text:span><text:reference-mark-end text:name="chapter3.theme8.subTheme1"/></text:p>
      <text:p text:style-name="P392">Средства яруса <text:span text:style-name="T1">(Permissions) </text:span>позволяют изымать ряд групп прав у игрока и откладывать их в хранилище. Это хранилище так-же можно дополнять после первого вызова. Затем, после изъятия ряда прав, эти права можно вернуть игроку.</text:p>
      <text:p text:style-name="P451"/>
      <text:p text:style-name="P393">Хранение групп прав происходит в хэш-таблице:<text:line-break/><text:span text:style-name="T1">(</text:span><text:span text:style-name="T51">private Hashtable&lt;String, String&gt; withdrawedPermissionGroups). </text:span><text:span text:style-name="T348">В данной таблице ключ — это имя игрока, а значение — это изъятые имена групп прав игрока, разделенные символом </text:span><text:span text:style-name="T52">(|)</text:span><text:span text:style-name="T53"> – </text:span><text:span text:style-name="T52">(“group1|group2…|groupN”).</text:span></text:p>
      <text:p text:style-name="P451"/>
      <text:p text:style-name="P394">Методы для работы с таблицей:</text:p>
      <table:table table:name="Таблица14" table:style-name="Таблица14">
        <table:table-column table:style-name="Таблица14.A"/>
        <table:table-column table:style-name="Таблица14.B"/>
        <table:table-row>
          <table:table-cell table:style-name="Таблица14.A1" office:value-type="string">
            <text:p text:style-name="P805"><text:span text:style-name="T278">public boolean</text:span> hasWithdrawedPermsForPlayer</text:p>
            <text:p text:style-name="P805">(Player <text:span text:style-name="T304">p</text:span>)</text:p>
          </table:table-cell>
          <table:table-cell table:style-name="Таблица14.B1" office:value-type="string">
            <text:p text:style-name="P760">Возвращает <text:span text:style-name="T1">(true), </text:span>если игрок находится в карте <text:span text:style-name="T1">(withdrawedPermissionGroups)</text:span></text:p>
          </table:table-cell>
        </table:table-row>
        <table:table-row>
          <table:table-cell table:style-name="Таблица14.A2" office:value-type="string">
            <text:p text:style-name="P805"><text:span text:style-name="T278">public boolean</text:span> withdrawPermissionGroup</text:p>
            <text:p text:style-name="P805">(Player <text:span text:style-name="T304">p</text:span>, String <text:span text:style-name="T304">groupName</text:span>)</text:p>
          </table:table-cell>
          <table:table-cell table:style-name="Таблица14.B2" office:value-type="string">
            <text:p text:style-name="P760">Забирает у игрока <text:span text:style-name="T1">(p) </text:span>группу прав <text:span text:style-name="T1">(groupName). </text:span>Вернёт <text:span text:style-name="T1">(true), </text:span>если игрок имел право и оно было изъято.</text:p>
          </table:table-cell>
        </table:table-row>
        <table:table-row>
          <table:table-cell table:style-name="Таблица14.A2" office:value-type="string">
            <text:p text:style-name="P805"><text:span text:style-name="T278">public void</text:span> withdrawPermissionGroupsNot</text:p>
            <text:p text:style-name="P805">(Player <text:span text:style-name="T304">p</text:span>, ArrayList&lt;String&gt; <text:span text:style-name="T304">groups</text:span>)</text:p>
          </table:table-cell>
          <table:table-cell table:style-name="Таблица14.B2" office:value-type="string">
            <text:p text:style-name="P760">Забирает у игрока <text:span text:style-name="T1">(p) </text:span>все имеющиеся группы прав кроме тех, которые перечислены в <text:span text:style-name="T1">(groups)</text:span></text:p>
          </table:table-cell>
        </table:table-row>
        <table:table-row>
          <table:table-cell table:style-name="Таблица14.A2" office:value-type="string">
            <text:p text:style-name="P805"><text:span text:style-name="T286">p</text:span><text:span text:style-name="T278">ublic void</text:span> withdrawPermissionGroups</text:p>
            <text:p text:style-name="P805">(Player <text:span text:style-name="T304">p</text:span>, ArrayList&lt;String&gt;</text:p>
            <text:p text:style-name="P805"><text:span text:style-name="T304">groupsToWithdrawing</text:span>)</text:p>
          </table:table-cell>
          <table:table-cell table:style-name="Таблица14.B2" office:value-type="string">
            <text:p text:style-name="P760">Забирает у игрока <text:span text:style-name="T1">(p) </text:span>все группы прав, перечисленные в <text:span text:style-name="T1">(groupsToWithdrawing). </text:span>Если он не имел какого-то права <text:span text:style-name="T349">из списка </text:span><text:span text:style-name="T54">(groupsToWithdrawing)</text:span>, то оно не будет добавлено в список изъятых прав.</text:p>
          </table:table-cell>
        </table:table-row>
        <table:table-row>
          <table:table-cell table:style-name="Таблица14.A5" office:value-type="string">
            <text:p text:style-name="P806"><text:span text:style-name="T287">p</text:span><text:span text:style-name="T278">ublic boolean</text:span> returnWithdrawedPermissionGroups<text:line-break/>(Player <text:span text:style-name="T304">p</text:span>)</text:p>
          </table:table-cell>
          <table:table-cell table:style-name="Таблица14.B5" office:value-type="string">
            <text:p text:style-name="P761">Возвращает игроку <text:span text:style-name="T1">(p) </text:span>все права, которые хранятся для него в хранилище, а так-же удаляет его из него. <text:span text:style-name="T350">Вернёт </text:span><text:span text:style-name="T55">(true), </text:span><text:span text:style-name="T350">если игрок был в хранилище изъятых прав и они ему все вернулись.</text:span></text:p>
          </table:table-cell>
        </table:table-row>
      </table:table>
      <text:p text:style-name="P394"/>
      <text:p text:style-name="P451"/>
      <text:p text:style-name="P354">Сброс прав игрока</text:p>
      <text:p text:style-name="P395">Сброс прав игрока — это очищение всех его <text:span text:style-name="T352">групп</text:span> прав и установка на их место дефоултных <text:span text:style-name="T352">групп</text:span> прав (те, что перечислены в файле конфигураций) и <text:soft-page-break/><text:span text:style-name="T352">групп </text:span>прав, <text:span text:style-name="T351">текущей</text:span> фракции игрока. <text:span text:style-name="T352">За сброс групп прав игрока отвечает последний по счёту метод в ярусе </text:span><text:span text:style-name="T56">(Permissions)</text:span><text:span text:style-name="T352">:</text:span></text:p>
      <table:table table:name="Таблица15" table:style-name="Таблица15">
        <table:table-column table:style-name="Таблица15.A"/>
        <table:table-column table:style-name="Таблица15.B"/>
        <table:table-row>
          <table:table-cell table:style-name="Таблица15.A1" office:value-type="string">
            <text:p text:style-name="P807"><text:span text:style-name="T288">p</text:span><text:span text:style-name="T278">ublic void</text:span> resetPermissionGroups<text:line-break/><text:span text:style-name="T207">(</text:span><text:span text:style-name="T1">Player </text:span><text:span text:style-name="T307">p</text:span><text:span text:style-name="T292">, </text:span><text:span text:style-name="T293">Boolean</text:span><text:span text:style-name="T308"> fullReset</text:span><text:span text:style-name="T207">)</text:span></text:p>
          </table:table-cell>
          <table:table-cell table:style-name="Таблица15.B1" office:value-type="string">
            <text:p text:style-name="P762">Метод сбрасывает права игрока <text:span text:style-name="T1">(p) </text:span>и устанавливает на их место дефоултные права. Если <text:span text:style-name="T1">(fullReset) – (true), </text:span>то права из событий, которые вызывает метод, буд<text:span text:style-name="T510">ет </text:span><text:span text:style-name="T163">(true), </text:span><text:span text:style-name="T510">то права из события </text:span><text:span text:style-name="T163">(PrePermissionGroupsResetEvent) </text:span><text:span text:style-name="T510">будут проигнорированы.</text:span></text:p>
            <text:p text:style-name="P762"/>
            <text:p text:style-name="P762">События вызываемые методом:</text:p>
            <text:p text:style-name="P735">(PrePermissionGroupsResetEvent) – <text:span text:style-name="T207">вызывается перед сбросом прав игрока, когда у игрока еще все права на месте. Пока событие обрабатывается обработчиками, обработчики могут засунуть в объект события группы прав, которые попадут игроку в конец </text:span><text:span text:style-name="T218">его списка</text:span><text:span text:style-name="T207"> групп прав. Про члены события читать в теме </text:span>(3.11).</text:p>
            <text:p text:style-name="P762">(<text:span text:style-name="T1">PermissionGroupsResetEvent) – </text:span>вызывается уже после сброса прав.</text:p>
          </table:table-cell>
        </table:table-row>
      </table:table>
      <text:p text:style-name="P395"/>
      <text:p text:style-name="P395"/>
      <text:p text:style-name="P395"/>
      <text:p text:style-name="P466"><text:reference-mark-start text:name="chapter3.theme9"/>(9) <text:span text:style-name="T212">Команды плагина</text:span><text:reference-mark-end text:name="chapter3.theme9"/></text:p>
      <text:p text:style-name="P513"><text:reference-ref text:reference-format="text" text:ref-name="nav2">2.</text:reference-ref></text:p>
      <text:p text:style-name="P356">Введение</text:p>
      <text:p text:style-name="P396">Реализацией команд плагина занимается ярус <text:span text:style-name="T1">(Commands) – </text:span>тип <text:span text:style-name="T1">(MFractions). </text:span>На каждую из команд он реализует свой метод, который выполняет задуманный ряд действий. <text:span text:style-name="T356">Каждый из этих методов использует, в основном, средства </text:span><text:span text:style-name="T57">(Manager) </text:span><text:span text:style-name="T356">экземпляра</text:span><text:span text:style-name="T57">. </text:span><text:span text:style-name="T359">Описание этих методов здесь не будет, но следует заметить, что каждый метод работает «по своему»(например, некоторые имеют проверку отправителя на консоль, а некоторые нет).</text:span></text:p>
      <text:p text:style-name="P396"/>
      <text:p text:style-name="P355"/>
      <text:p text:style-name="P355">Команды, <text:span text:style-name="T353">их права</text:span> и их описание <text:span text:style-name="T73">(</text:span><text:span text:style-name="T381">описание </text:span><text:span text:style-name="T73">Reload)</text:span></text:p>
      <text:p text:style-name="P398">Плагин реализует <text:span text:style-name="T361">ряд прав доступ к которым происходит через наличие одного из двух </text:span>прав: <text:span text:style-name="T1">(mfractions.access) </text:span>и <text:span text:style-name="T1">(mfractions.admin). </text:span><text:span text:style-name="T354">Первое предназначено для обычных пользователей, а второе для администраторов. Команды, права и их описание:</text:span></text:p>
      <text:p text:style-name="P397"/>
      <table:table table:name="Таблица16" table:style-name="Таблица16">
        <table:table-column table:style-name="Таблица16.A"/>
        <table:table-column table:style-name="Таблица16.B"/>
        <table:table-row>
          <table:table-cell table:style-name="Таблица16.A1" table:number-columns-spanned="2" office:value-type="string">
            <text:p text:style-name="P809">mfractions.<text:span text:style-name="T355">access</text:span></text:p>
          </table:table-cell>
          <table:covered-table-cell/>
        </table:table-row>
        <table:table-row>
          <table:table-cell table:style-name="Таблица16.A2" office:value-type="string">
            <text:p text:style-name="P813">Команда</text:p>
          </table:table-cell>
          <table:table-cell table:style-name="Таблица16.B2" office:value-type="string">
            <text:p text:style-name="P813">Описание</text:p>
          </table:table-cell>
        </table:table-row>
        <table:table-row>
          <table:table-cell table:style-name="Таблица16.A3" office:value-type="string">
            <text:p text:style-name="P842">mf list</text:p>
          </table:table-cell>
          <table:table-cell table:style-name="Таблица16.B3" office:value-type="string">
            <text:p text:style-name="P816">Выводит отправителю команды список всех фракций, которые хранятся в данный момент в менеджере <text:span text:style-name="T1">(Manager).</text:span></text:p>
          </table:table-cell>
        </table:table-row>
        <table:table-row>
          <table:table-cell table:style-name="Таблица16.A4" office:value-type="string">
            <text:p text:style-name="P839">mf join &lt;id&gt;</text:p>
          </table:table-cell>
          <table:table-cell table:style-name="Таблица16.B4" office:value-type="string">
            <text:p text:style-name="P817">Если отправитель команды игрок, то по наличию у него прав он присоединится к фракции, имеющий тот же <text:span text:style-name="T1">(id), </text:span>что и в параметре <text:span text:style-name="T1">(&lt;id&gt;). </text:span>Если вызвать команду без <text:span text:style-name="T1">(&lt;id&gt;), </text:span>то выведется форма команды, находящаяся в файле конфигураций. Через данную команду можно присоединиться только к фракциям с <text:span text:style-name="T1">(id &gt;= 1).</text:span></text:p>
          </table:table-cell>
        </table:table-row>
      </table:table>
      <text:p text:style-name="P399"/>
      <table:table table:name="Таблица17" table:style-name="Таблица17">
        <table:table-column table:style-name="Таблица17.A"/>
        <table:table-column table:style-name="Таблица17.B"/>
        <table:table-row>
          <table:table-cell table:style-name="Таблица17.A1" table:number-columns-spanned="2" office:value-type="string">
            <text:p text:style-name="P810">mfractions.admin</text:p>
          </table:table-cell>
          <table:covered-table-cell/>
        </table:table-row>
        <table:table-row>
          <table:table-cell table:style-name="Таблица17.A2" office:value-type="string">
            <text:p text:style-name="P814">Команда</text:p>
          </table:table-cell>
          <table:table-cell table:style-name="Таблица17.B2" office:value-type="string">
            <text:p text:style-name="P814">Описание</text:p>
          </table:table-cell>
        </table:table-row>
        <text:soft-page-break/>
        <table:table-row>
          <table:table-cell table:style-name="Таблица17.A3" office:value-type="string">
            <text:p text:style-name="P840">mf reload [full]</text:p>
          </table:table-cell>
          <table:table-cell table:style-name="Таблица17.B3" office:value-type="string">
            <text:p text:style-name="P818">Данная команда перезапускает плагин. Программно — обновляет хранимый карту файла конфигураций и пересоздаёт экземпляр <text:span text:style-name="T1">(Manager). </text:span><text:span text:style-name="T357">При этом, все игроки и изъятые права из старого менеджера попадают в новый.</text:span></text:p>
            <text:p text:style-name="P818"/>
            <text:p text:style-name="P818"><text:span text:style-name="T357">Если указать необязательный параметр </text:span><text:span text:style-name="T58">(full), </text:span><text:span text:style-name="T357">то созданные посредством </text:span><text:span text:style-name="T58">(API) </text:span><text:span text:style-name="T357">точки (</text:span><text:span text:style-name="T58">points), </text:span><text:span text:style-name="T357">в старом менеджере, не попадут в новый менеджер. Так-же, вызывается событие </text:span><text:span text:style-name="T58">(</text:span><text:span text:style-name="T59">FullPluginReloadEvent</text:span><text:span text:style-name="T58">) </text:span><text:span text:style-name="T358">при </text:span><text:span text:style-name="T60">(full) </text:span><text:span text:style-name="T358">перезапуске.</text:span></text:p>
          </table:table-cell>
        </table:table-row>
        <table:table-row>
          <table:table-cell table:style-name="Таблица17.A4" office:value-type="string">
            <text:p text:style-name="P843">mf set &lt;playerName&gt; &lt;fractionId&gt;</text:p>
          </table:table-cell>
          <table:table-cell table:style-name="Таблица17.B4" office:value-type="string">
            <text:p text:style-name="P819">Добавляет игрока под именем <text:span text:style-name="T1">(playerName) </text:span>в фракцию с <text:span text:style-name="T1">(id) – (fractionId). </text:span>Установить игроку фракцию можно начиная с<text:line-break/><text:span text:style-name="T1">(id &gt;= 0).</text:span></text:p>
          </table:table-cell>
        </table:table-row>
      </table:table>
      <text:p text:style-name="P196"/>
      <text:p text:style-name="P196"/>
      <text:p text:style-name="P196"/>
      <text:p text:style-name="P196"/>
      <text:p text:style-name="P196"/>
      <text:p text:style-name="P6"><text:reference-mark-start text:name="chapter3.theme10"/>(10) <text:span text:style-name="T360">Тип </text:span><text:span text:style-name="T61">(MFractions)</text:span><text:reference-mark-end text:name="chapter3.theme10"/></text:p>
      <text:p text:style-name="P199"><text:reference-ref text:reference-format="text" text:ref-name="nav3">3.</text:reference-ref></text:p>
      <text:p text:style-name="P68">Описание класса</text:p>
      <text:p text:style-name="P77">В этом плагине класс <text:span text:style-name="T1">(MFractions) </text:span>является, как уже говорилось, основным. Именно он наследует класс <text:span text:style-name="T1">(JavaPlugin), </text:span>становясь самим плагином. <text:span text:style-name="T363">Он даёт начало всем ранее описанным средствам/функционалу, создавая все необходимые экземпляры и регистрируя объект событий, благодаря которому между игроком и плагином появляется зависимость. Так-же на данный класс ложится реализация команд плагина, как еще одного интерфейса взаимодействия с пользователем.</text:span></text:p>
      <text:p text:style-name="P68"/>
      <text:p text:style-name="P68"/>
      <text:p text:style-name="P70">Переменные класса</text:p>
      <text:p text:style-name="P78">Класс имеет небольшой набор переменных, в которых держит экземпляры классов, реализующих функционал. Таблица переменных и их описание:</text:p>
      <table:table table:name="Таблица18" table:style-name="Таблица18">
        <table:table-column table:style-name="Таблица18.A"/>
        <table:table-column table:style-name="Таблица18.B"/>
        <table:table-row>
          <table:table-cell table:style-name="Таблица18.A1" office:value-type="string">
            <text:p text:style-name="P853"><text:span text:style-name="T278">protected</text:span> <text:span text:style-name="T291">PluginConfiguration</text:span> <text:span text:style-name="T364">config</text:span></text:p>
          </table:table-cell>
          <table:table-cell table:style-name="Таблица18.B1" office:value-type="string">
            <text:p text:style-name="P820">Эта переменная предназначена для работы с файлом конфигураций плагина. Работа с этим файлом происходит через класс <text:span text:style-name="T1">(PluginConfiguration), </text:span>который расположен в плагине <text:span text:style-name="T1">(DUtil) </text:span>и рассматривается в документации <text:span text:style-name="T1">(DUtil).</text:span></text:p>
          </table:table-cell>
        </table:table-row>
        <table:table-row>
          <table:table-cell table:style-name="Таблица18.A2" office:value-type="string">
            <text:p text:style-name="P854"><text:span text:style-name="T278">protected</text:span> <text:span text:style-name="T294">Manager</text:span> <text:span text:style-name="T365">manager</text:span></text:p>
          </table:table-cell>
          <table:table-cell table:style-name="Таблица18.B2" office:value-type="string">
            <text:p text:style-name="P821">Хранит экземпляр типа (<text:span text:style-name="T1">Manager), </text:span>в котором выполняется основной функционал плагина. <text:span text:style-name="T367">Он </text:span><text:span text:style-name="T63">(protected) </text:span><text:span text:style-name="T367">для того, чтобы другие классы плагина могли иметь к нему доступ, но не другие плагины.</text:span></text:p>
          </table:table-cell>
        </table:table-row>
        <table:table-row>
          <table:table-cell table:style-name="Таблица18.A2" office:value-type="string">
            <text:p text:style-name="P854"><text:span text:style-name="T278">protected</text:span> <text:span text:style-name="T294">ManagerEvents</text:span> <text:span text:style-name="T365">events</text:span></text:p>
          </table:table-cell>
          <table:table-cell table:style-name="Таблица18.B2" office:value-type="string">
            <text:p text:style-name="P822">Хранит экземпляр типа <text:span text:style-name="T1">(ManagerEvents), </text:span>благодаря которому регистрируется ряд событий плагина. При помощи передаваемого экземпляра <text:span text:style-name="T1">(MFractions) </text:span>в конструкторе <text:span text:style-name="T1">(ManagerEvents), </text:span>экземпляр может ссылаться на <text:span text:style-name="T1">(manager) </text:span>и <text:span text:style-name="T1">(config), </text:span>с которыми он часто работает.</text:p>
          </table:table-cell>
        </table:table-row>
        <table:table-row>
          <table:table-cell table:style-name="Таблица18.A2" office:value-type="string">
            <text:p text:style-name="P855"><text:span text:style-name="T278">Public final</text:span> <text:span text:style-name="T291">String</text:span> <text:span text:style-name="T364">accessPermission</text:span></text:p>
          </table:table-cell>
          <table:table-cell table:style-name="Таблица18.B2" office:value-type="string">
            <text:p text:style-name="P823">Хранит право для доступа к плагину <text:span text:style-name="T1">(mfractions.access).</text:span></text:p>
          </table:table-cell>
        </table:table-row>
        <table:table-row>
          <table:table-cell table:style-name="Таблица18.A2" office:value-type="string">
            <text:p text:style-name="P855"><text:span text:style-name="T278">Public final</text:span> <text:span text:style-name="T291">String</text:span> <text:span text:style-name="T364">adminPermission</text:span></text:p>
          </table:table-cell>
          <table:table-cell table:style-name="Таблица18.B2" office:value-type="string">
            <text:p text:style-name="P823">Хранит право для доступа к командам администрации плагина <text:span text:style-name="T1">(mfractions.admin).</text:span></text:p>
          </table:table-cell>
        </table:table-row>
        <text:soft-page-break/>
        <table:table-row>
          <table:table-cell table:style-name="Таблица18.A6" office:value-type="string">
            <text:p text:style-name="P856"><text:span text:style-name="T278">private boolean</text:span> <text:span text:style-name="T364">hasPluginStartedSuccessfully</text:span></text:p>
          </table:table-cell>
          <table:table-cell table:style-name="Таблица18.B6" office:value-type="string">
            <text:p text:style-name="P824">Переменная предназначена для указания того, что метод <text:span text:style-name="T1">(onEnable) </text:span>выполнился без ошибок и все события уже зарегистрированы. <text:span text:style-name="T371">Он используется при перезагрузке плагина </text:span><text:span text:style-name="T67">(</text:span><text:span text:style-name="T371">метод </text:span><text:span text:style-name="T67">reload), </text:span><text:span text:style-name="T371">сигнализируя о надобности в создании экземпляра </text:span><text:span text:style-name="T67">(ManagerEvents) </text:span><text:span text:style-name="T371">и регистрации событий повторно. </text:span></text:p>
            <text:p text:style-name="P824"/>
            <text:p text:style-name="P824"><text:span text:style-name="T371">Это сделано для того, чтобы если при первом запуске плагина в </text:span><text:span text:style-name="T67">(onEnable) </text:span><text:span text:style-name="T371">была ошибка, можно было перезапустить плагин полноценно.</text:span></text:p>
          </table:table-cell>
        </table:table-row>
      </table:table>
      <text:p text:style-name="P78"/>
      <text:p text:style-name="P78"/>
      <text:p text:style-name="P78"/>
      <text:p text:style-name="P69"/>
      <text:p text:style-name="P68">Как класс «удерживает» весь функционал плагина</text:p>
      <text:p text:style-name="P79">Вообще, за плагин всё решают переменные <text:span text:style-name="T1">(manager</text:span>) и <text:span text:style-name="T1">(events). </text:span><text:span text:style-name="T368">Всё что нужно создать классу </text:span><text:span text:style-name="T64">(MFractions), </text:span><text:span text:style-name="T368">это — экземпляр для переменной </text:span><text:span text:style-name="T64">(config), </text:span><text:span text:style-name="T368">экземпляр для </text:span><text:span text:style-name="T64">(manager) </text:span><text:span text:style-name="T368">и экземпляр для </text:span><text:span text:style-name="T64">(events). </text:span><text:span text:style-name="T369">Затем, при помощи средств </text:span><text:span text:style-name="T65">(Spigot) </text:span><text:span text:style-name="T369">следует зарегистрировать экземпляр </text:span><text:span text:style-name="T65">(events) </text:span><text:span text:style-name="T369">как обработчик событий. После этого, если при создании экземпляров </text:span><text:span text:style-name="T65">(manager) </text:span><text:span text:style-name="T369">и </text:span><text:span text:style-name="T65">(events) </text:span><text:span text:style-name="T369">не произошло исключений, то плагин будет полностью работать. Процесс заполнения этих переменных происходит в следующей под-теме.</text:span></text:p>
      <text:p text:style-name="P96"/>
      <text:p text:style-name="P72"/>
      <text:p text:style-name="P76"><text:reference-mark-start text:name="chapter3.theme10.subTheme1"/>Метод <text:span text:style-name="T1">(onEnable), </text:span><text:span text:style-name="T362">ярус </text:span><text:span text:style-name="T62">(Constructor)</text:span><text:reference-mark-end text:name="chapter3.theme10.subTheme1"/></text:p>
      <text:p text:style-name="P80">Как правило, класс плагина не должен иметь конструктор, который использует средства <text:span text:style-name="T1">(Spigot), </text:span>т.к. на момент создания экземпляров главных классов плагина эти классы не должны получать доступ к средствам <text:span text:style-name="T1">(Spigot). </text:span>Если нужно использовать средства <text:span text:style-name="T1">(Spigot), </text:span>это следует делать после <text:span text:style-name="T370">запуска плагина. Для этого следует переопределить метод </text:span><text:span text:style-name="T66">(onEnable) </text:span><text:span text:style-name="T370">из </text:span><text:span text:style-name="T66">(JavaPlugin) </text:span><text:span text:style-name="T370">и после этого, как только плагин запустится и будет иметь весь доступ к </text:span><text:span text:style-name="T66">(Spigot), </text:span><text:span text:style-name="T370">вызовется этот метод.</text:span></text:p>
      <text:p text:style-name="P98"/>
      <text:p text:style-name="P81">В классе <text:span text:style-name="T1">(MFractions) </text:span>метод <text:span text:style-name="T1">(onEnable) </text:span>отвечает за <text:span text:style-name="T372">следующие вещи:</text:span></text:p>
      <text:p text:style-name="P81">- <text:span text:style-name="T372">инициализация переменной </text:span><text:span text:style-name="T68">(config)</text:span></text:p>
      <text:p text:style-name="P81"><text:span text:style-name="T68">- </text:span><text:span text:style-name="T372">инициализация переменной </text:span><text:span text:style-name="T68">(manager)</text:span></text:p>
      <text:p text:style-name="P81"><text:span text:style-name="T68">- </text:span><text:span text:style-name="T372">инициализация переменной </text:span><text:span text:style-name="T68">(events)</text:span></text:p>
      <text:p text:style-name="P81"><text:span text:style-name="T68">- </text:span><text:span text:style-name="T372">регистрация событий из экземпляра </text:span><text:span text:style-name="T68">(events)</text:span></text:p>
      <text:p text:style-name="P82">При этом, если один из первых двух пунктов дал ошибку<text:span text:style-name="T374">(создание этих экземпляров явно выделяет возможные исключения)</text:span>, то инициализация переменных остановится и переменная <text:span text:style-name="T1">(hasPluginStartedSuccessfully) </text:span>останется <text:span text:style-name="T1">(false).</text:span></text:p>
      <text:p text:style-name="P98"/>
      <text:p text:style-name="P98"/>
      <text:p text:style-name="P75">Метод <text:span text:style-name="T1">(onDisable), </text:span>ярус (<text:span text:style-name="T1">Constructor)</text:span></text:p>
      <text:p text:style-name="P88">Как было описано в под-теме <text:span text:style-name="T1">(“</text:span>Выключение»<text:span text:style-name="T1">) - </text:span>тема номер <text:span text:style-name="T1">(12), </text:span>игроков надо «выбросить» из <text:span text:style-name="T1">(onlinePlayers)</text:span> до выключения плагина. За сигнал к выключению данного плагина отвечает переопределённый метод <text:span text:style-name="T1">(onDisable), </text:span>в котором вызывается метод <text:span text:style-name="T1">(disabling) </text:span>из переменной <text:span text:style-name="T1">(manager).</text:span></text:p>
      <text:p text:style-name="P98"/>
      <text:p text:style-name="P98"/>
      <text:p text:style-name="P71">Как реализован перезапуск плагина</text:p>
      <text:p text:style-name="P83"><text:soft-page-break/>Как говорилось ранее, перезапуск плагина — это <text:span text:style-name="T375">обновление/пересоздание экземпляров для переменных </text:span><text:span text:style-name="T69">(config) </text:span><text:span text:style-name="T375">и</text:span><text:span text:style-name="T69"> (manager).</text:span></text:p>
      <text:p text:style-name="P97"/>
      <text:p text:style-name="P84">За перезапуск плагина отвечает метод <text:span text:style-name="T1">(reload), </text:span>ярус <text:span text:style-name="T1">(Commands). </text:span>Он предназначен для вызова <text:span text:style-name="T377">через</text:span> команд<text:span text:style-name="T377">у</text:span> и поэтому первый параметр должен быть отправитель команды <text:span text:style-name="T1">(</text:span>тип <text:span text:style-name="T1">CommandSender). </text:span><text:span text:style-name="T376">Полное описание метода смотреть в соответствующей теме. Метод связан с переменной </text:span><text:span text:style-name="T70">(hasPluginStartedSuccessfully), </text:span><text:span text:style-name="T377">благодаря которой можно перезапустить плагин, если произошла ошибка файла конфигураций при запуске плагина.</text:span></text:p>
      <text:p text:style-name="P71"/>
      <text:p text:style-name="P71"/>
      <text:p text:style-name="P71"/>
      <text:p text:style-name="P71"/>
      <text:p text:style-name="P71"/>
      <text:p text:style-name="P9"><text:reference-mark-start text:name="chapter3.theme11"/>(1<text:span text:style-name="T72">1</text:span>) События плагина<text:reference-mark-end text:name="chapter3.theme11"/></text:p>
      <text:p text:style-name="P200"><text:reference-ref text:reference-format="text" text:ref-name="nav3">3.</text:reference-ref></text:p>
      <text:p text:style-name="P73">Введение</text:p>
      <text:p text:style-name="P86">Для сообщения другим плагинам, работающим с данным плагинов, о каком-то <text:span text:style-name="T378">событии в данном плагине - данный плагин вызывает различные события. На момент написания данных строк плагин вызывал лишь собственные события, которые определены по следующему пути — </text:span><text:span text:style-name="T71">(org.dggdak47.mfractions.events).</text:span></text:p>
      <text:p text:style-name="P85"/>
      <text:p text:style-name="P85"/>
      <text:p text:style-name="P85"/>
      <text:p text:style-name="P74">События плагина и их описание</text:p>
      <text:p text:style-name="P87">На протяжении всей главы иногда попадались члены<text:span text:style-name="T379">(методы)</text:span>, которые вызывали какие-то события. Здесь же эти все события описываются более подробно, вплоть до членов. Тип события и его полное описание:</text:p>
      <table:table table:name="Таблица19" table:style-name="Таблица19">
        <table:table-column table:style-name="Таблица19.A"/>
        <table:table-row>
          <table:table-cell table:style-name="Таблица19.A1" office:value-type="string">
            <text:p text:style-name="P844">FullPluginReloadEvent</text:p>
            <text:p text:style-name="P832">Описание: данное событие вызывается когда плагин полностью перезапускается. Под полным перезапуском подразумевается очистка менеджера от созданных в нём точек <text:span text:style-name="T1">(points).</text:span></text:p>
            <text:p text:style-name="P851"/>
            <text:p text:style-name="P833">Члены: данный класс не реализует собственных членов, которые могли бы дать какую-то информацию о перезапуске.</text:p>
          </table:table-cell>
        </table:table-row>
        <table:table-row>
          <table:table-cell table:style-name="Таблица19.A2" office:value-type="string">
            <text:p text:style-name="P845">PermissionGroupsResetEvent</text:p>
            <text:p text:style-name="P833">Описание: вызывается когда у какого-то игрока происходит сброс прав.</text:p>
            <text:p text:style-name="P833"/>
            <text:p text:style-name="P833">Члены: событие наследует класс событий <text:span text:style-name="T1">(PlayerEvent), </text:span>через члены которого можно получить вовлечённого в событие игрока.</text:p>
          </table:table-cell>
        </table:table-row>
        <table:table-row>
          <table:table-cell table:style-name="Таблица19.A2" office:value-type="string">
            <text:p text:style-name="P846">PlayerAddedToPlayersListEvent</text:p>
            <text:p text:style-name="P834">Описание: вызывается когда игрок успешно был добавлен в хранилище <text:span text:style-name="T1">(onlinePlayers) – </text:span>тип <text:span text:style-name="T1">(Manager).</text:span></text:p>
            <text:p text:style-name="P852"/>
            <text:p text:style-name="P834">Члены: это событие наследует класс <text:span text:style-name="T1">(PlayerEvent), </text:span>через члены которого можно получить вовлеченного в событие игрока.</text:p>
          </table:table-cell>
        </table:table-row>
        <table:table-row>
          <table:table-cell table:style-name="Таблица19.A2" office:value-type="string">
            <text:p text:style-name="P847">PlayerRemovedFromPlayersListEvent</text:p>
            <text:p text:style-name="P835">Описание: вызывается после того как игрок был удалён из хранилищ <text:span text:style-name="T1">(onlinePlayers) </text:span>и больше там не находится.</text:p>
            <text:p text:style-name="P835"/>
            <text:p text:style-name="P835">Члены:<text:span text:style-name="T1"> </text:span>класс наследует <text:span text:style-name="T1">(PlayerEvent) </text:span>и на момент вызова события игрок ещё <text:span text:style-name="T1">(online)</text:span></text:p>
          </table:table-cell>
        </table:table-row>
        <text:soft-page-break/>
        <table:table-row>
          <table:table-cell table:style-name="Таблица19.A5" office:value-type="string">
            <text:p text:style-name="P848">PrePermissionGroupsResetEvent</text:p>
            <text:p text:style-name="P836">Описание: вызывается перед тем, как игроку будет произведен сброс прав. На момент вызова события игрок всё еще имеет все свои права.</text:p>
            <text:p text:style-name="P836"/>
            <text:p text:style-name="P836">Члены: класс наследует <text:span text:style-name="T1">(PlayerEvent). </text:span><text:span text:style-name="T419">После вызова данного события (синхронного), из его экземпляра можно получить список прав, которые вставили в объект события его обработчики. Для доступа к хранилищу используются члены класса </text:span><text:span text:style-name="T134">(addGroup()) </text:span><text:span text:style-name="T419">и (</text:span><text:span text:style-name="T134">getGroups()). </text:span><text:span text:style-name="T419">Хранилище имеет тип </text:span><text:span text:style-name="T134">(ArrayList&lt;String&gt;) </text:span><text:span text:style-name="T419">и поэтому не сложно догадаться — что, где возвращается.</text:span></text:p>
          </table:table-cell>
        </table:table-row>
        <table:table-row>
          <table:table-cell table:style-name="Таблица19.A5" office:value-type="string">
            <text:p text:style-name="P849">PreRespawningEvent</text:p>
            <text:p text:style-name="P837">Описание: так-как контроль появления игрока падает на плагин <text:span text:style-name="T1">(MFractions), </text:span>то стандартное событие <text:span text:style-name="T1">(PlayerRespawnEvent) </text:span>не должно обрабатываться другими плагинами, чтобы переопределить точку появления игрока. Чтобы переопределить точку появления игрока, которую заранее определил плагин <text:span text:style-name="T1">(MFractions), </text:span>этот плагин реализует данное событие. Благодаря членам этого события, можно указать новую точку появления игрока. <text:span text:style-name="T570">Событие вызывается когда вызывается обработчик </text:span><text:span text:style-name="T193">(PlayerRespawnEvent), </text:span><text:span text:style-name="T570">в (</text:span><text:span text:style-name="T193">MFractions).</text:span></text:p>
            <text:p text:style-name="P837">Члены: <text:span text:style-name="T570">тип наследует </text:span><text:span text:style-name="T193">(PlayerEvent). </text:span><text:span text:style-name="T570">Свои члены, интуитивно понятные: <text:line-break/></text:span><text:span text:style-name="T193">(private Location newLocation = null), (public void setNewLocation(…)) </text:span><text:span text:style-name="T570">и </text:span><text:span text:style-name="T193">(public Location getNewLocation()).</text:span></text:p>
          </table:table-cell>
        </table:table-row>
        <table:table-row>
          <table:table-cell table:style-name="Таблица19.A5" office:value-type="string">
            <text:p text:style-name="P850">PlayerChangeFractionEvent</text:p>
            <text:p text:style-name="P838">Описание: данное событие вызывается когда у игрока меняется его фракция.</text:p>
            <text:p text:style-name="P838">Члены: класс наследует <text:span text:style-name="T1">(PlayerEvent). </text:span>Собственные члены: <text:span text:style-name="T1">(private Fraction newFraction), (public Fraction getNewFraction()).</text:span></text:p>
          </table:table-cell>
        </table:table-row>
      </table:table>
      <text:p text:style-name="P87"/>
      <text:p text:style-name="P12"/>
      <text:p text:style-name="P10"><text:reference-mark-start text:name="chapter3.theme12"/>(1<text:span text:style-name="T72">2</text:span>) Тип <text:span text:style-name="T1">(Manager)</text:span><text:reference-mark-end text:name="chapter3.theme12"/></text:p>
      <text:p text:style-name="P201"><text:reference-ref text:reference-format="text" text:ref-name="nav3">3.</text:reference-ref></text:p>
      <text:p text:style-name="P125">Ярусы типа</text:p>
      <text:p text:style-name="P129">Так как на плечи данного типа ложится реализация множества задач (подробное описание было в теме номер 1), то для удобства эти задачи разбиваются на ярусы. Каждый ярус имеет члены для выполнения своих конкретных задач, которые были возложены на класс. Описание ярусов, вплоть до членов, происходит на протяжении данной главы, в под-темах соответствующих тем. Здесь же происходит описание всех имеющихся ярусов типа.</text:p>
      <text:p text:style-name="P129"/>
      <text:p text:style-name="P129">Ярус и его описание:</text:p>
      <table:table table:name="Таблица20" table:style-name="Таблица20">
        <table:table-column table:style-name="Таблица20.A"/>
        <table:table-column table:style-name="Таблица20.B"/>
        <table:table-row>
          <table:table-cell table:style-name="Таблица20.A1" office:value-type="string">
            <text:p text:style-name="P858">Fractions</text:p>
          </table:table-cell>
          <table:table-cell table:style-name="Таблица20.B1" office:value-type="string">
            <text:p text:style-name="P825">Предназначен для работы с перечислением (<text:span text:style-name="T1">fractions</text:span>), которое хранит все фракции из файла конфигураций.</text:p>
          </table:table-cell>
        </table:table-row>
        <table:table-row>
          <table:table-cell table:style-name="Таблица20.A2" office:value-type="string">
            <text:p text:style-name="P858">FractionPlayer</text:p>
          </table:table-cell>
          <table:table-cell table:style-name="Таблица20.B2" office:value-type="string">
            <text:p text:style-name="P826">Предназначен для работы с перечислением <text:span text:style-name="T1">(onlinePlayers), </text:span>в котором хранятся все игроки<text:span text:style-name="T380">(их обёртки)</text:span>, которые сейчас находятся на сервере.</text:p>
          </table:table-cell>
        </table:table-row>
        <table:table-row>
          <table:table-cell table:style-name="Таблица20.A2" office:value-type="string">
            <text:p text:style-name="P858">DB Players</text:p>
          </table:table-cell>
          <table:table-cell table:style-name="Таблица20.B2" office:value-type="string">
            <text:p text:style-name="P827">Отвечает за добавление/удаление игроков из перечисления <text:span text:style-name="T1">(onlinePlayers).</text:span></text:p>
          </table:table-cell>
        </table:table-row>
        <table:table-row>
          <table:table-cell table:style-name="Таблица20.A2" office:value-type="string">
            <text:p text:style-name="P858">Points</text:p>
          </table:table-cell>
          <table:table-cell table:style-name="Таблица20.B2" office:value-type="string">
            <text:p text:style-name="P827">Работает с перечислением <text:span text:style-name="T1">(points), </text:span>в котором хранятся точки появления <text:span text:style-name="T1">(Point).</text:span></text:p>
          </table:table-cell>
        </table:table-row>
        <table:table-row>
          <table:table-cell table:style-name="Таблица20.A5" office:value-type="string">
            <text:p text:style-name="P858">Permissions</text:p>
          </table:table-cell>
          <table:table-cell table:style-name="Таблица20.B5" office:value-type="string">
            <text:p text:style-name="P827">Отвечает за реализацию механизма <text:span text:style-name="T1">(PermsWithdrawing), </text:span>а так-же за механизм сброса прав игрока.</text:p>
          </table:table-cell>
        </table:table-row>
      </table:table>
      <text:p text:style-name="P129"/>
      <text:p text:style-name="P125"/>
      <text:p text:style-name="P125"><text:soft-page-break/>Конструктор</text:p>
      <text:p text:style-name="P130">Конструктор <text:span text:style-name="T1">(Manager) </text:span>отвечает за 3 задачи:</text:p>
      <text:p text:style-name="P130">- наполнение хранилище <text:span text:style-name="T1">(fractions) </text:span>данными из файла конфигураций</text:p>
      <text:p text:style-name="P130">- создание объекта для связи с БД (тип <text:span text:style-name="T1">PluginDB – </text:span>плагин <text:span text:style-name="T1">DUtil)</text:span></text:p>
      <text:p text:style-name="P130"><text:span text:style-name="T1">- </text:span>получение данных о <text:span text:style-name="T1">(friendly fire) </text:span>из файла конфигураций</text:p>
      <text:p text:style-name="P130"/>
      <text:p text:style-name="P130">Все эти манипуляции конструктор проводит за счёт доступа к экземпляру <text:span text:style-name="T1">(MFractions), </text:span>который передаётся через параметр конструктора. Конструктор: <text:span text:style-name="T1">(MFractions plugin).</text:span></text:p>
      <text:p text:style-name="P203"/>
      <text:p text:style-name="P203"/>
      <text:p text:style-name="P126">Поля класса</text:p>
      <text:p text:style-name="P131">Поля и их описание:</text:p>
      <table:table table:name="Таблица21" table:style-name="Таблица21">
        <table:table-column table:style-name="Таблица21.A"/>
        <table:table-column table:style-name="Таблица21.B"/>
        <table:table-row>
          <table:table-cell table:style-name="Таблица21.A1" office:value-type="string">
            <text:p text:style-name="P857"><text:span text:style-name="T289">p</text:span><text:span text:style-name="T278">rivate</text:span> <text:span text:style-name="T291">MFractions</text:span> <text:span text:style-name="T364">plugin</text:span></text:p>
          </table:table-cell>
          <table:table-cell table:style-name="Таблица21.B1" office:value-type="string">
            <text:p text:style-name="P828">Хранит ссылку на объект плагина, который передался по конструктору.</text:p>
          </table:table-cell>
        </table:table-row>
        <table:table-row>
          <table:table-cell table:style-name="Таблица21.A2" office:value-type="string">
            <text:p text:style-name="P857"><text:span text:style-name="T289">p</text:span><text:span text:style-name="T278">rivate</text:span> <text:span text:style-name="T291">ArrayList&lt;Fraction&gt;</text:span> <text:span text:style-name="T364">fractions</text:span></text:p>
          </table:table-cell>
          <table:table-cell table:style-name="Таблица21.B2" office:value-type="string">
            <text:p text:style-name="P829">Хранит все фракции, которые были в файле конфигураций на момент создания экземпляра.</text:p>
          </table:table-cell>
        </table:table-row>
        <table:table-row>
          <table:table-cell table:style-name="Таблица21.A2" office:value-type="string">
            <text:p text:style-name="P857"><text:span text:style-name="T289">p</text:span><text:span text:style-name="T278">rotected</text:span> <text:span text:style-name="T291">ArrayList&lt;FractionPlayer&gt;</text:span> <text:span text:style-name="T364">onlinePlayers</text:span></text:p>
          </table:table-cell>
          <table:table-cell table:style-name="Таблица21.B2" office:value-type="string">
            <text:p text:style-name="P830">Хранит всех игроков, которые находятся на сервере.</text:p>
          </table:table-cell>
        </table:table-row>
        <table:table-row>
          <table:table-cell table:style-name="Таблица21.A2" office:value-type="string">
            <text:p text:style-name="P857"><text:span text:style-name="T289">p</text:span><text:span text:style-name="T278">rotected</text:span> <text:span text:style-name="T291">ArrayList&lt;Point&gt;</text:span> <text:span text:style-name="T364">points</text:span></text:p>
          </table:table-cell>
          <table:table-cell table:style-name="Таблица21.B2" office:value-type="string">
            <text:p text:style-name="P831">Хранит точки, созданные посредством <text:span text:style-name="T1">(API)</text:span></text:p>
          </table:table-cell>
        </table:table-row>
        <table:table-row>
          <table:table-cell table:style-name="Таблица21.A2" office:value-type="string">
            <text:p text:style-name="P857"><text:span text:style-name="T289">p</text:span><text:span text:style-name="T278">rivate</text:span> <text:span text:style-name="T291">PluginDB </text:span><text:span text:style-name="T364">db</text:span></text:p>
          </table:table-cell>
          <table:table-cell table:style-name="Таблица21.B2" office:value-type="string">
            <text:p text:style-name="P831">Поддерживает работу с БД плагина</text:p>
          </table:table-cell>
        </table:table-row>
        <table:table-row>
          <table:table-cell table:style-name="Таблица21.A2" office:value-type="string">
            <text:p text:style-name="P857"><text:span text:style-name="T289">p</text:span><text:span text:style-name="T278">rivate</text:span> <text:span text:style-name="T291">Boolean</text:span> <text:span text:style-name="T364">friendlyFire</text:span></text:p>
          </table:table-cell>
          <table:table-cell table:style-name="Таблица21.B2" office:value-type="string">
            <text:p text:style-name="P831">Хранит значение «дружественного огня»</text:p>
          </table:table-cell>
        </table:table-row>
        <table:table-row>
          <table:table-cell table:style-name="Таблица21.A7" office:value-type="string">
            <text:p text:style-name="P857"><text:span text:style-name="T289">p</text:span><text:span text:style-name="T278">rivate</text:span> <text:span text:style-name="T278">final</text:span> <text:span text:style-name="T291">String</text:span> <text:span text:style-name="T364">defaultPlayerTableCreatingQuerySQLite</text:span></text:p>
          </table:table-cell>
          <table:table-cell table:style-name="Таблица21.B7" office:value-type="string">
            <text:p text:style-name="P841"><text:span text:style-name="T207">Хранит </text:span>(SQLite) <text:span text:style-name="T207">запрос</text:span><text:span text:style-name="T1">, </text:span><text:span text:style-name="T207">создающий в БД таблицу с игроками, если той там нет. </text:span></text:p>
          </table:table-cell>
        </table:table-row>
      </table:table>
      <text:p text:style-name="P131"/>
      <text:p text:style-name="P131"/>
      <text:p text:style-name="P127">«Выключение»</text:p>
      <text:p text:style-name="P132">Как правило(хз почему так), при выключении сервера сначала выключаются плагины, а затем уже игроки выбрасываются сервером. Так как плагин выключен, а ни один игрок на сервере еще его не покинул, то все достижения игроков в данной сессии пропадут, <text:span text:style-name="T382">т.к. на них не сможет вызваться событие </text:span><text:span text:style-name="T74">(PlayerQuitEvent), </text:span><text:span text:style-name="T382">данного плагина.</text:span></text:p>
      <text:p text:style-name="P132"/>
      <text:p text:style-name="P132">Чтобы этого избежать, класс <text:span text:style-name="T1">(Manager) </text:span>имеет метод <text:span text:style-name="T1">(disabling()), </text:span>который вызывает на каждого игрока перечисления <text:span text:style-name="T1">(onlinePlayers) </text:span>метод <text:span text:style-name="T1">(removePlayer). </text:span>Данный метод следует вызывать в переопределённом методе <text:span text:style-name="T1">(onDisable), </text:span>главного класса плагина.</text:p>
      <text:p text:style-name="P132"/>
      <text:p text:style-name="P133">Данный метод не имеет яруса и он расположен в «упор» к конструктору.</text:p>
      <text:p text:style-name="P14"/>
      <text:p text:style-name="P14"/>
      <text:p text:style-name="P14"/>
      <text:p text:style-name="P14"/>
      <text:p text:style-name="P14"/>
      <text:p text:style-name="P14"/>
      <text:p text:style-name="P11"><text:reference-mark-start text:name="chapter3.theme13"/>(1<text:span text:style-name="T366">3</text:span>) Доступ к плагину <text:span text:style-name="T1">(API) – </text:span>тип <text:span text:style-name="T1">(MFractionsAPI)</text:span><text:reference-mark-end text:name="chapter3.theme13"/></text:p>
      <text:p text:style-name="P202"><text:soft-page-break/><text:reference-ref text:reference-format="text" text:ref-name="nav3">3.</text:reference-ref></text:p>
      <text:p text:style-name="P140">Hooking into plugin</text:p>
      <text:p text:style-name="P134">Для работы с плагином посредством его <text:span text:style-name="T1">(API) </text:span>следует получить экземпляр типа <text:span text:style-name="T1">(MFractionsAPI) </text:span><text:span text:style-name="T383">через статический метод </text:span><text:span text:style-name="T75">(MFractions.getAPI()). </text:span><text:span text:style-name="T383">Этот класс имеет все доступные члены для работы с плагином.</text:span></text:p>
      <text:p text:style-name="P134"/>
      <text:p text:style-name="P128">Члены <text:span text:style-name="T1">(MFractionsAPI)</text:span></text:p>
      <text:p text:style-name="P135">Девяносто процентов членов плагина, это дублирующиеся методы класса <text:span text:style-name="T1">(Manager). </text:span>Они дублируются, т.к. плагин поддерживает перезагрузку и напрямую к менеджеру доступ давать нельзя.</text:p>
      <text:p text:style-name="P135"/>
      <text:p text:style-name="P135">Как и в <text:span text:style-name="T1">(Manager), </text:span>члены данного класса разделены на ярусы. <text:span text:style-name="T384">Каждый ярус несёт полный набор дублирующихся членов из (</text:span><text:span text:style-name="T76">Manager). </text:span><text:span text:style-name="T384">Так-же там есть несколько методов независящих от яруса. Здесь список всех ярусов из </text:span><text:span text:style-name="T77">(Manager):</text:span></text:p>
      <text:p text:style-name="P136"><text:span text:style-name="T78">–</text:span><text:span text:style-name="T77"> Fractions</text:span></text:p>
      <text:p text:style-name="P136"><text:span text:style-name="T78">–</text:span><text:span text:style-name="T77"> FractionPlayer</text:span></text:p>
      <text:p text:style-name="P136"><text:span text:style-name="T78">–</text:span><text:span text:style-name="T77"> Points</text:span></text:p>
      <text:p text:style-name="P136"><text:span text:style-name="T78">–</text:span><text:span text:style-name="T77"> Permissions</text:span></text:p>
      <text:p text:style-name="P137">Здесь список членов, <text:span text:style-name="T385">не зависящих от яруса (по их названию не сложно догадаться что они делают):</text:span></text:p>
      <text:p text:style-name="P137"><text:span text:style-name="T78">– (</text:span><text:span text:style-name="T79">public boolean </text:span><text:span text:style-name="T78">hasPluginStartedSuccessfully())</text:span></text:p>
      <text:p text:style-name="P138"><draw:line text:anchor-type="paragraph" draw:z-index="21" draw:name="Фигура12" draw:style-name="gr1" draw:text-style-name="P1056" svg:x1="-0.347cm" svg:y1="1.395cm" svg:x2="18.624cm" svg:y2="1.395cm"><text:p/></draw:line><text:span text:style-name="T78">– (</text:span><text:span text:style-name="T79">public boolean friendlyFire()</text:span><text:span text:style-name="T78">)</text:span></text:p>
      <text:p text:style-name="P664"/>
      <text:p text:style-name="P664"><text:reference-mark-start text:name="p2.chapter4"/>Глава <text:span text:style-name="T80">4</text:span>:<text:line-break/>Плагин <text:span text:style-name="T1">MRanks</text:span><text:reference-mark-end text:name="p2.chapter4"/></text:p>
      <text:p text:style-name="P144"/>
      <text:p text:style-name="P142"><text:reference-mark-start text:name="chapter4.theme1"/>(1) Назначение основных членов кода проекта<text:reference-mark-end text:name="chapter4.theme1"/></text:p>
      <text:p text:style-name="P204"><text:reference-ref text:reference-format="text" text:ref-name="nav3">3.</text:reference-ref></text:p>
      <text:p text:style-name="P176">Введение</text:p>
      <text:p text:style-name="P146">Общее разбиение плагина на задачи было описано ранее в теме <text:span text:style-name="T1">(</text:span>1.<text:span text:style-name="T1">1.3). </text:span>Здесь же будет происходить более подробное разбиение задач на члены программного кода, которые будут выполнять конкретные задачи.</text:p>
      <text:p text:style-name="P146"/>
      <text:p text:style-name="P146"/>
      <text:p text:style-name="P177">Представление ранга — тип <text:span text:style-name="T1">(Rank)</text:span></text:p>
      <text:p text:style-name="P147">Как говорилось ранее, ранг — это набор групп прав, которые игрок может себе запросить, по наличию у него достаточного количества счёта. Тип <text:span text:style-name="T1">(Rank) </text:span>предназначен для обёртывания таких данных, как:</text:p>
      <text:p text:style-name="P147"><text:span text:style-name="T78">– </text:span>ряд групп прав ранга</text:p>
      <text:p text:style-name="P147"><text:span text:style-name="T78">– </text:span>счёт, требуемый для получения данного ранга</text:p>
      <text:p text:style-name="P147"><text:span text:style-name="T78">– </text:span><text:span text:style-name="T1">id </text:span>ранга</text:p>
      <text:p text:style-name="P147"><text:span text:style-name="T78">– </text:span>имя ранга</text:p>
      <text:p text:style-name="P147"/>
      <text:p text:style-name="P147"/>
      <text:p text:style-name="P178">Представление набора — тип <text:span text:style-name="T1">(Kit)</text:span></text:p>
      <text:p text:style-name="P148">Вторая основная задача плагина — это выдача игроку ряда вещей, при наличии у игрока определённых прав. За хранение данных о наборе отвечает тип <text:span text:style-name="T1">(Kit). </text:span>Данный тип обёртывает следующие данные:</text:p>
      <text:p text:style-name="P149"><text:span text:style-name="T78">–</text:span> право для доступа к набору</text:p>
      <text:p text:style-name="P149"><text:span text:style-name="T78">–</text:span> имя набора</text:p>
      <text:p text:style-name="P149"><text:span text:style-name="T78">–</text:span> <text:span text:style-name="T1">id </text:span>набора</text:p>
      <text:p text:style-name="P149"><text:span text:style-name="T78">–</text:span> <text:span text:style-name="T389">ряд вещей (как они представляются решается в соответствующей теме)</text:span></text:p>
      <text:p text:style-name="P148"/>
      <text:p text:style-name="P150">Выдача вещей игроку происходит по событию (<text:span text:style-name="T1">PlayerRespawnEvent), </text:span>если тот имеет определённые права.</text:p>
      <text:p text:style-name="P150"/>
      <text:p text:style-name="P150"/>
      <text:p text:style-name="P179">Менеджер и обработка событий</text:p>
      <text:p text:style-name="P151">Для работы с типами <text:span text:style-name="T1">(Rank) </text:span>и <text:span text:style-name="T1">(Kit) </text:span>следует ввести менеджер, который будет ими «заправлять». Менеджер очень близок по смыслу (я бы сказал по смыслу он копия) менеджера из плагина (<text:span text:style-name="T1">MFractions). </text:span>Менеджер имеет тип <text:span text:style-name="T1">(Manager) </text:span>и главный класс плагина (<text:span text:style-name="T1">MRanks) </text:span>работает с ним так-же, как и класс <text:span text:style-name="T1">(MFractions).</text:span></text:p>
      <text:p text:style-name="P188"/>
      <text:p text:style-name="P151">За реализацию событий отвечает класс <text:span text:style-name="T1">(ManagerEvents). (MRanks) </text:span>работает с ним так-же<text:span text:style-name="T1">, </text:span>как и <text:span text:style-name="T1">(MFractions).</text:span></text:p>
      <text:p text:style-name="P188"/>
      <text:p text:style-name="P188"/>
      <text:p text:style-name="P180">Корень плагина — тип <text:span text:style-name="T1">(MRanks)</text:span></text:p>
      <text:p text:style-name="P152">Началом плагина является тип <text:span text:style-name="T1">(MRanks). </text:span>Он отвечает за работу с файлом конфигураций плагина, реализация команд, работа с типами <text:span text:style-name="T1">(Manager) </text:span>и <text:span text:style-name="T1">(ManagerEvents).</text:span></text:p>
      <text:p text:style-name="P189"><text:soft-page-break/></text:p>
      <text:p text:style-name="P143"><text:reference-mark-start text:name="chapter4.theme2"/><text:span text:style-name="T1">(2) </text:span><text:span text:style-name="T390">Файл конфигураций плагина</text:span><text:reference-mark-end text:name="chapter4.theme2"/></text:p>
      <text:p text:style-name="P205"><text:reference-ref text:reference-format="text" text:ref-name="nav3">3.</text:reference-ref></text:p>
      <text:p text:style-name="P181">Файл конфигураций и его подробное описание</text:p>
      <text:p text:style-name="P153">Для работы с файлом конфигураций плагин использует средства плагина <text:span text:style-name="T1">(DUtil). </text:span><text:span text:style-name="T395">Файл конфигураций должен быть расположен в директории </text:span><text:span text:style-name="T92">(plugins/MRanks).</text:span><text:span text:style-name="T1"> </text:span><text:span text:style-name="T391">Внутренности файла конфигураций и их подробное описание:</text:span></text:p>
      <table:table table:name="Таблица22" table:style-name="Таблица22">
        <table:table-column table:style-name="Таблица22.A"/>
        <table:table-row>
          <table:table-cell table:style-name="Таблица22.A1" office:value-type="string">
            <text:p text:style-name="P713">Ranks:</text:p>
            <text:p text:style-name="P713"><text:s text:c="4"/>Rank1:</text:p>
            <text:p text:style-name="P713"><text:s text:c="6"/>Name: “<text:span text:style-name="T207">ранк номер один</text:span>”</text:p>
            <text:p text:style-name="P713"><text:s text:c="6"/><text:span text:style-name="T1">ID: 0</text:span></text:p>
            <text:p text:style-name="P719"><text:s text:c="6"/>PermissionGroups: “group1|group2…|groupN”</text:p>
            <text:p text:style-name="P713"><text:span text:style-name="T1"><text:s text:c="6"/></text:span><text:span text:style-name="T82">Score: 20</text:span></text:p>
            <text:p text:style-name="P720"/>
            <text:p text:style-name="P720"/>
            <text:p text:style-name="P714"><text:span text:style-name="T82">K</text:span><text:span text:style-name="T1">its:</text:span></text:p>
            <text:p text:style-name="P721"><text:s text:c="4"/>Kit1:</text:p>
            <text:p text:style-name="P714"><text:span text:style-name="T1"><text:s text:c="6"/>Name: “</text:span><text:span text:style-name="T207">набор бомжа</text:span><text:span text:style-name="T1">”</text:span></text:p>
            <text:p text:style-name="P715"><text:s text:c="6"/><text:span text:style-name="T83">ID: 0</text:span></text:p>
            <text:p text:style-name="P722"><text:s text:c="6"/>Permission: “mranks.homelessKit”</text:p>
            <text:p text:style-name="P715"><text:span text:style-name="T83"><text:s text:c="6"/></text:span><text:span text:style-name="T84">Items:</text:span></text:p>
            <text:p text:style-name="P715"><text:span text:style-name="T84"><text:s text:c="6"/>- “</text:span><text:span text:style-name="T87">cs</text:span><text:span text:style-name="T86">|AK-47”</text:span></text:p>
            <text:p text:style-name="P1037"><text:span text:style-name="T86">- “bk|Name:йоба-Имя</text:span><text:span text:style-name="T133">(</text:span><text:span text:style-name="T217">или </text:span><text:span text:style-name="T133">null)</text:span><text:span text:style-name="T86">|Material:RED_STONE|Amount:2|Lore:desc1~desc2…~descN|Flags:HIDE_ENCHANTS…</text:span><text:span text:style-name="T88">~HIDE_ATTRIBUTES|Enchants [unsafe]:DAMAGE_ALL 1~DIG_SPEED 1</text:span><text:span text:style-name="T86">”</text:span></text:p>
            <text:p text:style-name="P723"/>
            <text:p text:style-name="P724">GeneralOptions:</text:p>
            <text:p text:style-name="P724"><text:s text:c="4"/>KitDelayMinutes: 2</text:p>
            <text:p text:style-name="P724"><text:s text:c="4"/>SavePlayerRank: false</text:p>
            <text:p text:style-name="P724"/>
            <text:p text:style-name="P716"><text:span text:style-name="T84">T</text:span><text:span text:style-name="T1">ext:</text:span></text:p>
            <text:p text:style-name="P716"><text:span text:style-name="T1"><text:s text:c="2"/></text:span><text:span text:style-name="T122">RankInfo: “Your rank name is: %s”</text:span></text:p>
            <text:p text:style-name="P716"><text:span text:style-name="T1"><text:s text:c="2"/></text:span><text:span text:style-name="T113">RankInfoA: “Rank </text:span><text:span text:style-name="T114">id</text:span><text:span text:style-name="T113"> of player %s is: %s”</text:span></text:p>
            <text:p text:style-name="P716"><text:span text:style-name="T113"><text:s text:c="2"/></text:span><text:span text:style-name="T118">FractionInfo: “</text:span><text:span text:style-name="T125">The name of your</text:span><text:span text:style-name="T118"> fraction is: %s”</text:span></text:p>
            <text:p text:style-name="P717"><text:span text:style-name="T1"><text:s text:c="2"/></text:span><text:span text:style-name="T110">FractionInfoA: “</text:span><text:span text:style-name="T111">Fraction name of player %s </text:span><text:span text:style-name="T112">is: %s</text:span><text:span text:style-name="T110">”</text:span></text:p>
            <text:p text:style-name="P716"><text:span text:style-name="T1"><text:s text:c="2"/></text:span><text:span text:style-name="T106">ScoreInfo: “You</text:span><text:span text:style-name="T107">r</text:span><text:span text:style-name="T106"> score is: %s”</text:span></text:p>
            <text:p text:style-name="P716"><text:span text:style-name="T106"><text:s text:c="2"/></text:span><text:span text:style-name="T108">ScoreInfo</text:span><text:span text:style-name="T109">A</text:span><text:span text:style-name="T108">: “Score of </text:span><text:span text:style-name="T111">player</text:span><text:span text:style-name="T108"> %s is: %s”</text:span></text:p>
            <text:p text:style-name="P716"><text:span text:style-name="T108"><text:s text:c="2"/></text:span><text:span text:style-name="T132">ScoreAddedA: “Score amount: %s has been added to the player: %s”</text:span></text:p>
            <text:p text:style-name="P718"><text:span text:style-name="T1"><text:s text:c="2"/></text:span><text:span text:style-name="T105">HaveNoEnoughScoreForRank: “You have: %s, but it requires: %s”</text:span></text:p>
            <text:p text:style-name="P716"><text:span text:style-name="T1"><text:s text:c="2"/></text:span><text:span text:style-name="T104">OnRank</text:span><text:span text:style-name="T116">Setting</text:span><text:span text:style-name="T104">: “Rank has been assigned to the player”</text:span></text:p>
            <text:p text:style-name="P716"><text:span text:style-name="T104"><text:s text:c="2"/></text:span><text:span text:style-name="T115">ListOfKits: “Here is a full list of available kits!”</text:span></text:p>
            <text:p text:style-name="P716"><text:span text:style-name="T1"><text:s/></text:span><text:span text:style-name="T103"><text:s/>ListOfRanks: “Here is a full list of available ranks!”</text:span></text:p>
            <text:p text:style-name="P716"><text:span text:style-name="T1"><text:s text:c="2"/></text:span><text:span text:style-name="T99">OnRankJoining: “</text:span><text:span text:style-name="T100">You have </text:span><text:span text:style-name="T101">joined </text:span><text:span text:style-name="T117">to</text:span><text:span text:style-name="T100"> </text:span><text:span text:style-name="T101">the</text:span><text:span text:style-name="T100"> rank: %s.</text:span><text:span text:style-name="T99">”</text:span></text:p>
            <text:p text:style-name="P716"><text:span text:style-name="T1"><text:s text:c="2"/></text:span><text:span text:style-name="T98">NoSuchRank: “There is no such rank in </text:span><text:span text:style-name="T102">the</text:span><text:span text:style-name="T98"> ranks list”</text:span></text:p>
            <text:p text:style-name="P716"><text:span text:style-name="T98"><text:s text:c="2"/></text:span><text:span text:style-name="T128">NoSuchKit: “There is no such kit in the kits list”</text:span></text:p>
            <text:p text:style-name="P716"><text:span text:style-name="T1"><text:s text:c="2"/></text:span><text:span text:style-name="T407">KitGiven</text:span><text:span text:style-name="T128">A</text:span><text:span text:style-name="T407">: “Kit has been given to </text:span><text:span text:style-name="T127">the player</text:span><text:span text:style-name="T407">!”</text:span></text:p>
            <text:p text:style-name="P716"><text:span text:style-name="T407"><text:s text:c="2"/></text:span><text:span text:style-name="T408">HaveNoPerms: “You have no perms to do that command!”</text:span></text:p>
            <text:p text:style-name="P725"><text:s text:c="2"/><text:span text:style-name="T405">WrongCommand: “Command typed wrong!”</text:span></text:p>
            <text:p text:style-name="P725"><text:s text:c="2"/><text:span text:style-name="T409">ConsoleCant: “Only players can do this command!”</text:span></text:p>
            <text:p text:style-name="P725"><text:s text:c="2"/><text:span text:style-name="T410">NoSuchPlayer: “There is no such player on the server”</text:span></text:p>
            <text:p text:style-name="P725"><text:s text:c="2"/><text:span text:style-name="T418">NextKitTime: “You will be able to get your next kit in: %s”</text:span></text:p>
            <text:p text:style-name="P725"><text:s text:c="2"/><text:span text:style-name="T423">PlayerHasNoKits: “You have no kits”</text:span></text:p>
            <text:p text:style-name="P725"><text:s text:c="2"/><text:span text:style-name="T425">SameRank: “Rank can not be same”</text:span></text:p>
          </table:table-cell>
        </table:table-row>
        <table:table-row>
          <table:table-cell table:style-name="Таблица22.A2" office:value-type="string">
            <text:p text:style-name="P701">Ранги <text:span text:style-name="T1">(Ranks)</text:span></text:p>
            <text:p text:style-name="P702"><text:soft-page-break/>Карта <text:span text:style-name="T1">(Ranks) </text:span>отвечает за <text:span text:style-name="T396">хранение карт рангов</text:span>. <text:span text:style-name="T397">Каждая карта ранга несёт такую информацию о ранге, как: имя ранга, </text:span><text:span text:style-name="T94">id, </text:span><text:span text:style-name="T397">ряд групп прав и счёт, требуемый для ранга. </text:span>Можно создавать неограниченное количество таких <text:span text:style-name="T396">карт</text:span> рангов, используя данный шаблон <text:span text:style-name="T396">(</text:span><text:span text:style-name="T93">Rank1)</text:span>. Здесь всё понятно.</text:p>
            <text:p text:style-name="P702"/>
            <text:p text:style-name="P701">Наборы <text:span text:style-name="T1">(Kits)</text:span></text:p>
            <text:p text:style-name="P709"><text:span text:style-name="T213">Карта </text:span><text:span text:style-name="T85">(Kits) </text:span><text:span text:style-name="T213">отвечает за представление наборов. </text:span><text:span text:style-name="T214">Каждый набор несёт: </text:span><text:span text:style-name="T215">имя набора, </text:span><text:span text:style-name="T89">id </text:span><text:span text:style-name="T215">набора, право набора и вещи. Вещи представляются в определённых форматах, о которых рассказывается ниже.</text:span></text:p>
            <text:p text:style-name="P703"/>
            <text:p text:style-name="P704">Каждая вещь набора в своём начале имеет её тип, которых на данный момент всего два. <text:span text:style-name="T420">Он позволяет указать плагину способ представления вещей, а так-же указывает на то, как работать с параметрами вещей, идущими после обозначения типа.</text:span> Описание типов:</text:p>
            <text:p text:style-name="P688"><text:span text:style-name="T207">– </text:span><text:span text:style-name="T1">(cs) – </text:span><text:span text:style-name="T207">айтем из плагина </text:span><text:span text:style-name="T1">(CrackShot). </text:span><text:span text:style-name="T207">За символом </text:span><text:span text:style-name="T1">(|)</text:span><text:span text:style-name="T207"> идёт лишь имя оружия и ничего больше.</text:span></text:p>
            <text:p text:style-name="P688"><text:span text:style-name="T207">– (</text:span><text:span text:style-name="T1">bk) – </text:span><text:span text:style-name="T207">означает что айтем выдаётся через средства </text:span><text:span text:style-name="T1">(bukkit). </text:span><text:span text:style-name="T207">Всё</text:span><text:span text:style-name="T1">, </text:span><text:span text:style-name="T207">что идёт после первого символа </text:span><text:span text:style-name="T1">(|)</text:span><text:span text:style-name="T90">, </text:span><text:span text:style-name="T207">является описанием вещи.</text:span></text:p>
            <text:p text:style-name="P691"/>
            <text:p text:style-name="P691"/>
            <text:p text:style-name="P690"><text:span text:style-name="T207">Опции плагина </text:span>(GeneralOptions)</text:p>
            <text:p text:style-name="P527">Данная карта несёт поля, которые задают различные опции плагина. </text:p>
            <text:p text:style-name="P527"/>
            <text:p text:style-name="P527">Поле <text:span text:style-name="T1">(KitDelayMinutes) </text:span>несёт <text:span text:style-name="T421">значение времени в минутах, которое указывает: сколько пользователю нужно ждать, до выдачи следующего набора вещей.</text:span></text:p>
            <text:p text:style-name="P689"/>
            <text:p text:style-name="P528">Поле <text:span text:style-name="T1">(SavePlayerRank) </text:span>несёт булевое значение и отвечает за сохранение ранга при заходе на сервер. Если оно <text:span text:style-name="T1">(true), </text:span>то по авторизации игрока на сервере, права его ранга, которые он имел перед выходом, будут на месте.</text:p>
          </table:table-cell>
        </table:table-row>
      </table:table>
      <text:p text:style-name="P153"/>
      <text:p text:style-name="P153"/>
      <text:p text:style-name="P153"/>
      <text:p text:style-name="P182">Тип вещ<text:span text:style-name="T393">ей</text:span> <text:span text:style-name="T1">(bk)</text:span></text:p>
      <text:p text:style-name="P154">Вещи с типом <text:span text:style-name="T1">(bk) </text:span>представляются <text:span text:style-name="T426">классом</text:span> <text:span text:style-name="T1">(ItemWrapper), </text:span>который находится в плагине <text:span text:style-name="T1">(GUID). </text:span>Экземпляр данного <text:span text:style-name="T426">класса</text:span> хранит всевозможные данны<text:span text:style-name="T394">е</text:span> о айтеме(количество, зачарования, флаги и др), а так-же позволяет в любой момент получить <text:span text:style-name="T1">(ItemStack)</text:span><text:span text:style-name="T135">,</text:span><text:span text:style-name="T1"> </text:span>по этим данным.</text:p>
      <text:p text:style-name="P154"/>
      <text:p text:style-name="P155">Данный плагин опускает два параметра для <text:span text:style-name="T398">строки</text:span> конструктора <text:span text:style-name="T1">(ItemWrapper) – (Index) </text:span>и <text:span text:style-name="T1">(Command). </text:span>Так-же в файле конфигураций<text:span text:style-name="T95">, </text:span>на имя айтема можно указывать значение <text:span text:style-name="T1">(null), </text:span>что оставит имя айтема, под данным материалом - дефоултным. <text:span text:style-name="T392">Параметры и их значения указываются без пробелов.</text:span></text:p>
      <text:p text:style-name="P155"/>
      <text:p text:style-name="P156">Строка параметров айтема <text:span text:style-name="T91">(bk)</text:span> должна иметь следующие пары:<text:span text:style-name="T277">(</text:span><text:span text:style-name="T276">Name, Material</text:span><text:span text:style-name="T277">).</text:span></text:p>
      <text:p text:style-name="P156">К необязательным относятся следующие <text:span text:style-name="T412">пары</text:span><text:span text:style-name="T1">:</text:span><text:span text:style-name="T277">( </text:span><text:span text:style-name="T276">Lore, Flags, Enchants [unsafe], Amount</text:span><text:span text:style-name="T277">).</text:span></text:p>
      <text:p text:style-name="P190"/>
      <text:p text:style-name="P190"/>
      <text:p text:style-name="P190"/>
      <text:p text:style-name="P190"/>
      <text:p text:style-name="P190"/>
      <text:p text:style-name="P190"/>
      <text:p text:style-name="P190"/>
      <text:p text:style-name="P145"><text:soft-page-break/><text:reference-mark-start text:name="chapter4.theme3"/>(3) <text:span text:style-name="T216">Команды плагина и их права</text:span><text:reference-mark-end text:name="chapter4.theme3"/></text:p>
      <text:p text:style-name="P206"><text:reference-ref text:reference-format="text" text:ref-name="nav3">3.</text:reference-ref></text:p>
      <text:p text:style-name="P183"><text:span text:style-name="T400">Виды прав</text:span> плагина</text:p>
      <text:p text:style-name="P157">Данный плагин имеет два вида прав:</text:p>
      <text:p text:style-name="P157">- права для доступа к командам</text:p>
      <text:p text:style-name="P157">- права для доступа к наборам</text:p>
      <text:p text:style-name="P158">Первые права определяют доступ игрока к определённым командам плагина, а вторые - определяют доступ к наборам.</text:p>
      <text:p text:style-name="P158"/>
      <text:p text:style-name="P159">Право для доступа к наборам имеет вид <text:span text:style-name="T1">(mranks.kitAccess). </text:span>Оно не даёт непосредственный доступ к определённым наборам, а лишь открывает доступ к множеству наборов. <text:span text:style-name="T428">Без данного права игрок не сможет получить никакого набора. В свою очередь, каждый набор имеет своё право, открывающее доступ к данному набору. Если у игрока есть право </text:span><text:span text:style-name="T97">(mranks.kitAccess) </text:span><text:span text:style-name="T401">и право определённого набора, то после </text:span><text:span text:style-name="T97">(Respawn </text:span><text:span text:style-name="T427">или запроса вещей</text:span><text:span text:style-name="T97">) </text:span><text:span text:style-name="T401">игроку выдастся соответствующий его праву набор.</text:span></text:p>
      <text:p text:style-name="P159"/>
      <text:p text:style-name="P159"/>
      <text:p text:style-name="P185">Права задержки набора</text:p>
      <text:p text:style-name="P163">Плагин имеет такое понятие, как задержка выдачи наборов. Оно определяет время, через которое игрок сможет получить следующий набор вещей (по запросу или при <text:span text:style-name="T1">respawn). </text:span>Время можно указать в файле конфигураций, в соответствующей карте. Текст, выводимый при информировании о времени следующего доступного набора, лежит в карте <text:span text:style-name="T1">(Text.NextKitTime).</text:span></text:p>
      <text:p text:style-name="P185"/>
      <text:p text:style-name="P162">Плагин реализует право <text:span text:style-name="T1">(mranks.kitDelayExempt), </text:span>позволяющее убрать задержку выдачи следующего набора. Тот, кто имеет данное право, может беспрепятственно получать любое количество наборов (при появлении и смене ранга), без задержки выдачи наборов. <text:span text:style-name="T429">Так-же игрока с данным правом не будет тревожить сообщение </text:span><text:span text:style-name="T136">(Text.NextKitTime).</text:span></text:p>
      <text:p text:style-name="P162"/>
      <text:p text:style-name="P159"/>
      <text:p text:style-name="P184">Команды и их права</text:p>
      <text:p text:style-name="P160">Этот плагин имеет большой функционал в плане команд. Его цель не только выдача игроку <text:span text:style-name="T402">вещей</text:span> и групп прав ранга, но и предоставление некоторой информации о<text:span text:style-name="T430">б игроке</text:span> (в частности: счёт, ранг и др).</text:p>
      <text:p text:style-name="P160"/>
      <text:p text:style-name="P161">Здесь приведён список команд, их описание и права:</text:p>
      <table:table table:name="Таблица25" table:style-name="Таблица25">
        <table:table-column table:style-name="Таблица25.A"/>
        <table:table-column table:style-name="Таблица25.B"/>
        <table:table-row>
          <table:table-cell table:style-name="Таблица25.A1" table:number-columns-spanned="2" office:value-type="string">
            <text:p text:style-name="P815">mranks.access</text:p>
          </table:table-cell>
          <table:covered-table-cell/>
        </table:table-row>
        <table:table-row>
          <table:table-cell table:style-name="Таблица25.A2" office:value-type="string">
            <text:p text:style-name="P904">mr <text:span text:style-name="T411">show ranks</text:span></text:p>
          </table:table-cell>
          <table:table-cell table:style-name="Таблица25.B2" office:value-type="string">
            <text:p text:style-name="P877">Описание: выводит отправителю весь список рангов, которые на данный момент находятся в хранилище менеджера. К выводимым данным относятся: имя ранга, его айди <text:span text:style-name="T1">(id) </text:span>и требуемый для него счёт.</text:p>
            <text:p text:style-name="P877"/>
            <text:p text:style-name="P878">Сообщения: <text:span text:style-name="T118">(</text:span><text:span text:style-name="T1">ListOfRanks</text:span><text:span text:style-name="T119"> – </text:span><text:span text:style-name="T414">перед списком рангов</text:span><text:span text:style-name="T119">)</text:span></text:p>
          </table:table-cell>
        </table:table-row>
        <table:table-row>
          <table:table-cell table:style-name="Таблица25.A3" office:value-type="string">
            <text:p text:style-name="P905">mr show rank</text:p>
          </table:table-cell>
          <table:table-cell table:style-name="Таблица25.B3" office:value-type="string">
            <text:p text:style-name="P883">Описание: выводит имя ранга игрока, вызвавшего команду. Если у игрока нет ранга, то выводится <text:span text:style-name="T1">(none). </text:span>Значение вставляется в сообщение <text:span text:style-name="T1">(</text:span><text:span text:style-name="T123">RankInfo</text:span><text:span text:style-name="T1">)</text:span></text:p>
          </table:table-cell>
        </table:table-row>
        <table:table-row>
          <table:table-cell table:style-name="Таблица25.A3" office:value-type="string">
            <text:p text:style-name="P909"><text:span text:style-name="T404">m</text:span>r <text:span text:style-name="T404">show</text:span> score</text:p>
          </table:table-cell>
          <table:table-cell table:style-name="Таблица25.B3" office:value-type="string">
            <text:p text:style-name="P879">Описание: выводит счёт игрока, вызвавшего данную команду. Счёт игрока вставляется в сообщение: <text:span text:style-name="T1">(ScoreInfo)</text:span></text:p>
          </table:table-cell>
        </table:table-row>
        <text:soft-page-break/>
        <table:table-row>
          <table:table-cell table:style-name="Таблица25.A3" office:value-type="string">
            <text:p text:style-name="P908">mr show fraction</text:p>
          </table:table-cell>
          <table:table-cell table:style-name="Таблица25.B3" office:value-type="string">
            <text:p text:style-name="P879">Описание: выводит имя фракции игрока, вызвавшего команду. <text:span text:style-name="T414">Имя фракции вставляется в сообщение: </text:span><text:span text:style-name="T119">(FractionInfo)</text:span></text:p>
          </table:table-cell>
        </table:table-row>
        <table:table-row>
          <table:table-cell table:style-name="Таблица25.A3" office:value-type="string">
            <text:p text:style-name="P906">mr show kits</text:p>
          </table:table-cell>
          <table:table-cell table:style-name="Таблица25.B3" office:value-type="string">
            <text:p text:style-name="P880">Описание: выводит список всех наборов, имеющихся в хранилище менеджера, на момент вызова команды. К выводимым данным относятся: имя набора, айди набора <text:span text:style-name="T1">(id).</text:span></text:p>
            <text:p text:style-name="P894"/>
            <text:p text:style-name="P881">Сообщения: <text:span text:style-name="T1">(ListOfKits – </text:span>перед списком набором)</text:p>
          </table:table-cell>
        </table:table-row>
        <table:table-row>
          <table:table-cell table:style-name="Таблица25.A3" office:value-type="string">
            <text:p text:style-name="P907">mr rank join &lt;<text:span text:style-name="T415">rankI</text:span>d&gt;</text:p>
          </table:table-cell>
          <table:table-cell table:style-name="Таблица25.B3" office:value-type="string">
            <text:p text:style-name="P881">Описание: <text:span text:style-name="T415">устанавливает вызвавшему игроку группы прав ранга </text:span><text:span text:style-name="T120">c </text:span><text:span text:style-name="T415">(</text:span><text:span text:style-name="T120">id) (rankId), </text:span><text:span text:style-name="T415">если игрок имеет достаточно счёта для данного ранга.</text:span></text:p>
            <text:p text:style-name="P881"/>
            <text:p text:style-name="P882">Сообщения: <text:span text:style-name="T1">(OnRankJoining – </text:span>при присоединении к рангу в данное сообщение вставляется имя ранга<text:span text:style-name="T1">)</text:span></text:p>
            <text:p text:style-name="P882"><text:span text:style-name="T1">(</text:span><text:span text:style-name="T121">NoSuchRank</text:span><text:span text:style-name="T1">), </text:span><text:span text:style-name="T126">(HaveNoEnoughScoreForRank), </text:span><text:span text:style-name="T137">(SameRank).</text:span></text:p>
          </table:table-cell>
        </table:table-row>
        <table:table-row>
          <table:table-cell table:style-name="Таблица25.A8" office:value-type="string">
            <text:p text:style-name="P910">mr kit require</text:p>
          </table:table-cell>
          <table:table-cell table:style-name="Таблица25.B8" office:value-type="string">
            <text:p text:style-name="P891">Описание: позволяет игроку запросить набор, который есть у него в правах. <text:span text:style-name="T422">Если он может позволить себе набор, то он ему будет выдан.</text:span></text:p>
            <text:p text:style-name="P891"/>
            <text:p text:style-name="P892">Сообщения: <text:span text:style-name="T1">(NextKitTime) – </text:span>выводит игроку следующее время, когда он будет иметь доступ к набору (запрос или выдача по появлению).</text:p>
            <text:p text:style-name="P900">(Player<text:span text:style-name="T424">Has</text:span>NoKits) – <text:span text:style-name="T207">выводится, если игрок не имеет никаких прав на наборы.</text:span></text:p>
          </table:table-cell>
        </table:table-row>
      </table:table>
      <text:p text:style-name="P208"/>
      <table:table table:name="Таблица26" table:style-name="Таблица26">
        <table:table-column table:style-name="Таблица26.A"/>
        <table:table-column table:style-name="Таблица26.B"/>
        <table:table-row>
          <table:table-cell table:style-name="Таблица26.A1" table:number-columns-spanned="2" office:value-type="string">
            <text:p text:style-name="P811"><text:span text:style-name="T403">m</text:span>ranks.admin</text:p>
          </table:table-cell>
          <table:covered-table-cell/>
        </table:table-row>
        <table:table-row>
          <table:table-cell table:style-name="Таблица26.A2" office:value-type="string">
            <text:p text:style-name="P901">mr show score &lt;nickname&gt;</text:p>
          </table:table-cell>
          <table:table-cell table:style-name="Таблица26.B2" office:value-type="string">
            <text:p text:style-name="P883">Описание: выводит пользователю, вызвавшему команду, значение счёта игрока, с именем <text:span text:style-name="T1">(nickname). </text:span>Значение счёта вставляется в сообщение <text:span text:style-name="T1">(ScoreInfo</text:span><text:span text:style-name="T124">A</text:span><text:span text:style-name="T1">)</text:span></text:p>
            <text:p text:style-name="P895"/>
            <text:p text:style-name="P883">Сообщения: <text:span text:style-name="T1">(NoSuchPlayer)</text:span></text:p>
          </table:table-cell>
        </table:table-row>
        <table:table-row>
          <table:table-cell table:style-name="Таблица26.A3" office:value-type="string">
            <text:p text:style-name="P901">mr show fraction &lt;nickname&gt;</text:p>
          </table:table-cell>
          <table:table-cell table:style-name="Таблица26.B3" office:value-type="string">
            <text:p text:style-name="P884">Описание: выводит игроку имя фракции игрока под именем <text:span text:style-name="T1">(nickname). </text:span>Имя ранга вставляется в сообщение <text:span text:style-name="T1">(FractionInfoA).</text:span></text:p>
            <text:p text:style-name="P896"/>
            <text:p text:style-name="P884">Сообщения: <text:span text:style-name="T1">(NoSuchPlayer)</text:span></text:p>
          </table:table-cell>
        </table:table-row>
        <table:table-row>
          <table:table-cell table:style-name="Таблица26.A3" office:value-type="string">
            <text:p text:style-name="P901">mr show rank &lt;nickname&gt;</text:p>
          </table:table-cell>
          <table:table-cell table:style-name="Таблица26.B3" office:value-type="string">
            <text:p text:style-name="P885">Описание: выводит игроку имя ранга, в котором находится игрок с именем <text:span text:style-name="T1">(nickname). </text:span>Значение вставляется в сообщение <text:span text:style-name="T1">(RankInfoA). </text:span><text:span text:style-name="T416">Если у игрока нет ранга, то вставляется </text:span><text:span text:style-name="T130">(none).</text:span></text:p>
            <text:p text:style-name="P897"/>
            <text:p text:style-name="P886">Сообщения: <text:span text:style-name="T1">(NoSuchPlayer)</text:span></text:p>
          </table:table-cell>
        </table:table-row>
        <table:table-row>
          <table:table-cell table:style-name="Таблица26.A3" office:value-type="string">
            <text:p text:style-name="P901">mr rank set &lt;nickname&gt; &lt;rankId&gt;</text:p>
          </table:table-cell>
          <table:table-cell table:style-name="Таблица26.B3" office:value-type="string">
            <text:p text:style-name="P886">Описание: устанавливает игроку с именем <text:span text:style-name="T1">(nickname) </text:span>группы прав ран<text:span text:style-name="T129">г</text:span>а, с айди <text:span text:style-name="T1">(rankId).</text:span></text:p>
            <text:p text:style-name="P898"/>
            <text:p text:style-name="P886">Сообщения: <text:span text:style-name="T1">(OnRankSetting – </text:span>при установке ранга<text:span text:style-name="T1">)</text:span></text:p>
            <text:p text:style-name="P898">(NoSuchPlayer), (NoSuchRank)<text:span text:style-name="T219">, </text:span><text:span text:style-name="T431">(SameRank)</text:span></text:p>
          </table:table-cell>
        </table:table-row>
        <table:table-row>
          <table:table-cell table:style-name="Таблица26.A3" office:value-type="string">
            <text:p text:style-name="P901">mr kit give &lt;nickname&gt; &lt;kitId&gt;</text:p>
          </table:table-cell>
          <table:table-cell table:style-name="Таблица26.B3" office:value-type="string">
            <text:p text:style-name="P887">Описание: выдаёт игроку под именем <text:span text:style-name="T1">(nickname) </text:span>вещи из набора <text:span text:style-name="T1">(kitId).</text:span></text:p>
            <text:p text:style-name="P899"/>
            <text:p text:style-name="P888">Сообщения: <text:span text:style-name="T1">(KitGivenA – </text:span>выводится при успешной выдаче набора. В сообщение вставляется имя <text:soft-page-break/>набора<text:span text:style-name="T1">), (NoSuchPlayer), (NoSuchKit) </text:span></text:p>
          </table:table-cell>
        </table:table-row>
        <table:table-row>
          <table:table-cell table:style-name="Таблица26.A7" office:value-type="string">
            <text:p text:style-name="P903">mr add score &lt;nickname&gt; &lt;scoreAmount&gt;</text:p>
          </table:table-cell>
          <table:table-cell table:style-name="Таблица26.B7" office:value-type="string">
            <text:p text:style-name="P889">Описание: <text:span text:style-name="T417">добавляет игроку с именем </text:span><text:span text:style-name="T131">(nickname) </text:span><text:span text:style-name="T417">значение счёта </text:span><text:span text:style-name="T131">(scoreAmount). </text:span><text:span text:style-name="T417">Выводит сообщение </text:span><text:span text:style-name="T131">(ScoreAddedA), </text:span><text:span text:style-name="T417">вставляя в него имя игрока и значение добавленного счёта.</text:span></text:p>
            <text:p text:style-name="P889"/>
            <text:p text:style-name="P890">Сообщения: <text:span text:style-name="T1">(NoSuchPlayer)</text:span></text:p>
          </table:table-cell>
        </table:table-row>
      </table:table>
      <text:p text:style-name="P208"/>
      <text:p text:style-name="P209"/>
      <table:table table:name="Таблица23" table:style-name="Таблица23">
        <table:table-column table:style-name="Таблица23.A"/>
        <table:table-column table:style-name="Таблица23.B"/>
        <table:table-row>
          <table:table-cell table:style-name="Таблица23.A1" table:number-columns-spanned="2" office:value-type="string">
            <text:p text:style-name="P812"><text:span text:style-name="T403">m</text:span>ranks.<text:span text:style-name="T413">owner</text:span></text:p>
          </table:table-cell>
          <table:covered-table-cell/>
        </table:table-row>
        <table:table-row>
          <table:table-cell table:style-name="Таблица23.A2" office:value-type="string">
            <text:p text:style-name="P902">mr reload</text:p>
          </table:table-cell>
          <table:table-cell table:style-name="Таблица23.B2" office:value-type="string">
            <text:p text:style-name="P893"/>
          </table:table-cell>
        </table:table-row>
      </table:table>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7"><text:reference-mark-start text:name="chapter4.theme4"/>(4) Представление наборов — тип <text:span text:style-name="T1">(Kit)</text:span><text:reference-mark-end text:name="chapter4.theme4"/></text:p>
      <text:p text:style-name="P207"><text:reference-ref text:reference-format="text" text:ref-name="nav3">3.</text:reference-ref></text:p>
      <text:p text:style-name="P186">Описание</text:p>
      <text:p text:style-name="P164">Для хранения «единиц наборов» нужна сущность, которая будет держать все параметры набора в пределах объекта. В качестве такой сущности выступает класс <text:span text:style-name="T1">(Kit), </text:span>который позволяет хранить всю требуемую информацию, в пределах своего экземпляра. <text:span text:style-name="T432">Он имеет ряд различных полей и методов</text:span><text:span text:style-name="T138">, </text:span><text:span text:style-name="T432">которые в любой момент позволят получить контент набора, данного экземпляра.</text:span></text:p>
      <text:p text:style-name="P168"/>
      <text:p text:style-name="P169">Класс имеет множество ярусов, которые можно разбить на два типа<text:span text:style-name="T1"> (KitInfo) </text:span>и <text:span text:style-name="T1">(ItemStorage). </text:span>Первые представляют информацию о объекте <text:span text:style-name="T1">(name, permission, id), </text:span>вторые же — представляют информацию о вещах набора <text:span text:style-name="T1">(csItems, bukkitItems). </text:span>Все другие ярусы являются, имеющие в начале имя одного из данных ярусов, несут средства для работы с первичными ярусами.</text:p>
      <text:p text:style-name="P169"/>
      <text:p text:style-name="P171">Тип расположен по следующему пути:</text:p>
      <text:p text:style-name="P191">- (org.dggdak47.mranks.kits)</text:p>
      <text:p text:style-name="P186"/>
      <text:p text:style-name="P186"/>
      <text:p text:style-name="P186">Переменные</text:p>
      <text:p text:style-name="P165">Для хранения всей информации о наборе используется ряд переменных, которые перечислены ниже:</text:p>
      <table:table table:name="Таблица24" table:style-name="Таблица24">
        <table:table-column table:style-name="Таблица24.A"/>
        <table:table-column table:style-name="Таблица24.B"/>
        <table:table-row>
          <table:table-cell table:style-name="Таблица24.A1" table:number-columns-spanned="2" office:value-type="string">
            <text:p text:style-name="P213">Ярус <text:span text:style-name="T1">(KitInfo)</text:span></text:p>
          </table:table-cell>
          <table:covered-table-cell/>
        </table:table-row>
        <table:table-row>
          <table:table-cell table:style-name="Таблица24.A2" office:value-type="string">
            <text:p text:style-name="P210"><text:span text:style-name="T433">private</text:span><text:span text:style-name="T333"> String </text:span><text:span text:style-name="T441">name</text:span></text:p>
          </table:table-cell>
          <table:table-cell table:style-name="Таблица24.B2" office:value-type="string">
            <text:p text:style-name="P911">Хранит имя набора. Имя набора может быть любым, т.к. оно несёт лишь информирующую часть набора.</text:p>
          </table:table-cell>
        </table:table-row>
        <table:table-row>
          <table:table-cell table:style-name="Таблица24.A2" office:value-type="string">
            <text:p text:style-name="P211"><text:span text:style-name="T433">private</text:span><text:span text:style-name="T333"> String </text:span><text:span text:style-name="T441">permission</text:span></text:p>
          </table:table-cell>
          <table:table-cell table:style-name="Таблица24.B2" office:value-type="string">
            <text:p text:style-name="P911">Хранит имя права, которое требуется для получения данного набора. Данное свойство используется <text:soft-page-break/>менеджером для различных проверок.</text:p>
          </table:table-cell>
        </table:table-row>
        <table:table-row table:style-name="Таблица24.4">
          <table:table-cell table:style-name="Таблица24.A2" office:value-type="string">
            <text:p text:style-name="P211"><text:span text:style-name="T433">private</text:span><text:span text:style-name="T333"> Integer </text:span><text:span text:style-name="T441">id</text:span></text:p>
          </table:table-cell>
          <table:table-cell table:style-name="Таблица24.B2" office:value-type="string">
            <text:p text:style-name="P911">Хранит идентификационный номер набора. <text:span text:style-name="T447">По идеи, данный плагин не подразумевает, чтобы в хранилище наборов менеджера было два набора, с одинаковыми </text:span><text:span text:style-name="T139">(id), </text:span><text:span text:style-name="T447">но при этом, он не будет на это реагировать.</text:span></text:p>
          </table:table-cell>
        </table:table-row>
        <table:table-row table:style-name="Таблица24.4">
          <table:table-cell table:style-name="Таблица24.A5" table:number-columns-spanned="2" office:value-type="string">
            <text:p text:style-name="P213">Ярус <text:span text:style-name="T1">(ItemStorage)</text:span></text:p>
          </table:table-cell>
          <table:covered-table-cell/>
        </table:table-row>
        <table:table-row table:style-name="Таблица24.4">
          <table:table-cell table:style-name="Таблица24.A2" office:value-type="string">
            <text:p text:style-name="P211"><text:span text:style-name="T433">private</text:span><text:span text:style-name="T333"> ArrayList&lt;String&gt; </text:span><text:span text:style-name="T441">csItems</text:span></text:p>
          </table:table-cell>
          <table:table-cell table:style-name="Таблица24.B2" office:value-type="string">
            <text:p text:style-name="P912">Хранит набор вещей с типом <text:span text:style-name="T1">(cs). </text:span>Как говорилось ранее, тип <text:span text:style-name="T1">(cs) </text:span>предназначен для обозначения вещей из плагина <text:span text:style-name="T1">(CrackShot). </text:span>Всё, что хранит данная переменная, это имена вещей, которые потом вставляются в <text:span text:style-name="T1">(CrackShot API), </text:span>для получения <text:span text:style-name="T1">(ItemStack) </text:span>вещи.</text:p>
          </table:table-cell>
        </table:table-row>
        <table:table-row table:style-name="Таблица24.4">
          <table:table-cell table:style-name="Таблица24.A7" office:value-type="string">
            <text:p text:style-name="P211"><text:span text:style-name="T433">private</text:span><text:span text:style-name="T333"> ArrayList&lt;ItemWrapper&gt; </text:span><text:span text:style-name="T441">bukkitItems</text:span></text:p>
          </table:table-cell>
          <table:table-cell table:style-name="Таблица24.B7" office:value-type="string">
            <text:p text:style-name="P912">Эта переменная хранит вещи, которые создаются посредством средств сервера <text:span text:style-name="T1">(Spigot API), </text:span>и в файле конфигураций имеют тип <text:span text:style-name="T1">(bk). </text:span>Так как создание и поддержка всех параметров типа <text:span text:style-name="T1">(ItemStack) </text:span>очень сложная задача, её решение было отдано типу <text:span text:style-name="T1">(ItemWrapper), </text:span>который позволяет представить любую <text:span text:style-name="T1">(Minecraft) </text:span>вещь, с любыми её свойствами.</text:p>
          </table:table-cell>
        </table:table-row>
      </table:table>
      <text:p text:style-name="P165"/>
      <text:p text:style-name="P186"/>
      <text:p text:style-name="P186">Конструктор</text:p>
      <text:p text:style-name="P166">Для инициализации всех вышеперечисленных полей нужен конструктор (как ни странно). В данном типе конструктор принимает карту параметров набора, описанную в теме <text:span text:style-name="T1">(4.2). </text:span>Он возбуждает исключение <text:span text:style-name="T1">(KitConstructorDataException), </text:span>если в переданной карте имеется какая-то ошибка. <text:span text:style-name="T448">Сигнатура конструктора: (</text:span><text:span text:style-name="T140"> Kit(Map kitMap) ).</text:span></text:p>
      <text:p text:style-name="P192"/>
      <text:p text:style-name="P167">Код конструктора делится на два яруса: <text:span text:style-name="T1">(KitInfo Initializing) – </text:span>в нём происходит инициализация полей яруса <text:span text:style-name="T1">(KitInfo), </text:span>и <text:span text:style-name="T1">(ItemStorage Initializing) – </text:span>здесь инициализируются переменные, которые хранят вещи набора <text:span text:style-name="T1">(bukkitItems) </text:span>и <text:span text:style-name="T1">(csItems) – </text:span>ярус <text:span text:style-name="T1">(ItemStorage).</text:span></text:p>
      <text:p text:style-name="P186"/>
      <text:p text:style-name="P186"/>
      <text:p text:style-name="P186"><text:reference-mark-start text:name="chapter4.theme4.subTheme1"/>Методы<text:reference-mark-end text:name="chapter4.theme4.subTheme1"/></text:p>
      <text:p text:style-name="P170">Методы <text:span text:style-name="T449">делятся на два яруса </text:span><text:span text:style-name="T141">(KitInfo Methods) </text:span><text:span text:style-name="T449">и </text:span><text:span text:style-name="T141">(ItemStorage Methods). </text:span><text:span text:style-name="T449">Кто из них с кем работает, думаю нет смысла рассказывать. Здесь выведен список методов и их назначение:</text:span></text:p>
      <table:table table:name="Таблица27" table:style-name="Таблица27">
        <table:table-column table:style-name="Таблица27.A"/>
        <table:table-column table:style-name="Таблица27.B"/>
        <table:table-row>
          <table:table-cell table:style-name="Таблица27.A1" table:number-columns-spanned="2" office:value-type="string">
            <text:p text:style-name="P214">Ярус <text:span text:style-name="T1">(KitInfo Methods)</text:span></text:p>
          </table:table-cell>
          <table:covered-table-cell/>
        </table:table-row>
        <table:table-row>
          <table:table-cell table:style-name="Таблица27.A2" office:value-type="string">
            <text:p text:style-name="P211"><text:span text:style-name="T433">public</text:span><text:span text:style-name="T333"> Integer getId()</text:span></text:p>
          </table:table-cell>
          <table:table-cell table:style-name="Таблица27.B2" table:number-rows-spanned="3" office:value-type="string">
            <text:p text:style-name="P913">Все эти методы возвращают значение переменных яруса <text:span text:style-name="T1">(KitInfo). </text:span>Кто, что возвращает — нет смысла описывать.</text:p>
          </table:table-cell>
        </table:table-row>
        <table:table-row>
          <table:table-cell table:style-name="Таблица27.A2" office:value-type="string">
            <text:p text:style-name="P211"><text:span text:style-name="T433">public</text:span><text:span text:style-name="T333"> String getPermission()</text:span></text:p>
          </table:table-cell>
          <table:covered-table-cell/>
        </table:table-row>
        <table:table-row table:style-name="Таблица27.4">
          <table:table-cell table:style-name="Таблица27.A2" office:value-type="string">
            <text:p text:style-name="P211"><text:span text:style-name="T433">public</text:span><text:span text:style-name="T333"> String getName()</text:span></text:p>
          </table:table-cell>
          <table:covered-table-cell/>
        </table:table-row>
        <table:table-row table:style-name="Таблица27.5">
          <table:table-cell table:style-name="Таблица27.A5" table:number-columns-spanned="2" office:value-type="string">
            <text:p text:style-name="P808">Ярус <text:span text:style-name="T1">(ItemStorage Methods)</text:span></text:p>
          </table:table-cell>
          <table:covered-table-cell/>
        </table:table-row>
        <table:table-row>
          <table:table-cell table:style-name="Таблица27.A2" office:value-type="string">
            <text:p text:style-name="P211"><text:span text:style-name="T433">public</text:span><text:span text:style-name="T333"> ArrayList&lt;ItemStack&gt; getContent()</text:span></text:p>
          </table:table-cell>
          <table:table-cell table:style-name="Таблица27.B2" office:value-type="string">
            <text:p text:style-name="P914">Превращает и возвращает вещи из перечислений яруса <text:span text:style-name="T1">(ItemStorage), </text:span>в тип <text:span text:style-name="T1">(ItemStack) </text:span>и кладёт их в перечисление типа <text:span text:style-name="T1">(ArrayList&lt;ItemStack&gt;). </text:span><text:span text:style-name="T455">В перечислении вещи идут</text:span><text:span text:style-name="T142"> </text:span><text:span text:style-name="T455">сначала</text:span> из <text:span text:style-name="T1">(csItems), </text:span>а затем из <text:span text:style-name="T1">(bukkitItems).</text:span></text:p>
          </table:table-cell>
        </table:table-row>
        <table:table-row>
          <table:table-cell table:style-name="Таблица27.A2" office:value-type="string">
            <text:p text:style-name="P211"><text:span text:style-name="T433">public</text:span><text:span text:style-name="T333"> ArrayList&lt;String&gt; </text:span><text:soft-page-break/><text:span text:style-name="T333">getCsItems()</text:span></text:p>
          </table:table-cell>
          <table:table-cell table:style-name="Таблица27.B2" office:value-type="string">
            <text:p text:style-name="P915">Возвращает копию перечисления <text:span text:style-name="T1">(csItems). </text:span><text:soft-page-break/><text:span text:style-name="T456">Использовалось для тестов.</text:span></text:p>
            <text:p text:style-name="P918"/>
          </table:table-cell>
        </table:table-row>
        <table:table-row>
          <table:table-cell table:style-name="Таблица27.A2" office:value-type="string">
            <text:p text:style-name="P211"><text:span text:style-name="T433">private</text:span><text:span text:style-name="T333"> </text:span><text:span text:style-name="T433">void</text:span><text:span text:style-name="T333"> <text:line-break/>addItemToGeneralStorage<text:line-break/>(ItemType </text:span><text:span text:style-name="T450">type</text:span><text:span text:style-name="T333">, <text:line-break/>String </text:span><text:span text:style-name="T337">itemData</text:span><text:span text:style-name="T333">)</text:span></text:p>
          </table:table-cell>
          <table:table-cell table:style-name="Таблица27.B2" office:value-type="string">
            <text:p text:style-name="P916">Данный метод является ответвлением от конструктора класса. Его задача — это правильно преобразовать и засунуть данные из <text:span text:style-name="T1">(itemData) </text:span>в соответствующее хранилище <text:span text:style-name="T1">(ItemStorage). </text:span>Тип вещи передаётся параметром <text:span text:style-name="T1">(type), </text:span>и определяет, как должны данные обрабатываться.</text:p>
          </table:table-cell>
        </table:table-row>
        <table:table-row>
          <table:table-cell table:style-name="Таблица27.A9" office:value-type="string">
            <text:p text:style-name="P211"><text:span text:style-name="T433">public</text:span><text:span text:style-name="T333"> </text:span><text:span text:style-name="T433">static</text:span><text:span text:style-name="T333"> ItemType <text:line-break/>getItemType(</text:span><text:span text:style-name="T337">String</text:span><text:span text:style-name="T333"> </text:span><text:span text:style-name="T450">type</text:span><text:span text:style-name="T333">)</text:span></text:p>
          </table:table-cell>
          <table:table-cell table:style-name="Таблица27.B9" office:value-type="string">
            <text:p text:style-name="P917">Возвращает тип вещи перечислением <text:span text:style-name="T1">(ItemType), </text:span>по переданным данным <text:span text:style-name="T1">(type). </text:span>В <text:span text:style-name="T1">(type) </text:span>передаётся тип вещи (первые символы перед символом <text:span text:style-name="T1">(|),</text:span> строки параметров вещи, в файле конфигураций). Если типа нет, то вернёт <text:span text:style-name="T1">(null).</text:span></text:p>
          </table:table-cell>
        </table:table-row>
      </table:table>
      <text:p text:style-name="P170"/>
      <text:p text:style-name="P186"/>
      <text:p text:style-name="P186">Исключения</text:p>
      <text:p text:style-name="P172">Исключения типа расположены по пути <text:span text:style-name="T1">(org.dggdak47.mranks.kits.exceptions). </text:span>Эти исключения предназначены как для использования данным типом, так и для менеджеров, которые оперируют множествами данного типа.</text:p>
      <text:p text:style-name="P172"/>
      <text:p text:style-name="P173">Список исключений и их назначения:</text:p>
      <table:table table:name="Таблица28" table:style-name="Таблица28">
        <table:table-column table:style-name="Таблица28.A"/>
        <table:table-row>
          <table:table-cell table:style-name="Таблица28.A1" office:value-type="string">
            <text:p text:style-name="P936">KitException</text:p>
            <text:p text:style-name="P922">Описание: Является базовым типом для всех исключения набора.</text:p>
            <text:p text:style-name="P922">Конструктор: <text:span text:style-name="T1">(String message) </text:span><text:span text:style-name="T143">extends Exception</text:span></text:p>
          </table:table-cell>
        </table:table-row>
        <table:table-row>
          <table:table-cell table:style-name="Таблица28.A2" office:value-type="string">
            <text:p text:style-name="P921">KitConstructorDataException</text:p>
            <text:p text:style-name="P922">Описание: вызывается конструктором типа <text:span text:style-name="T1">(Kit), </text:span>когда переданные ему данные имеют ошибку. Тип наследует <text:span text:style-name="T1">(KitException) </text:span>и не имеет своих членов.</text:p>
            <text:p text:style-name="P922">Конструктор: <text:span text:style-name="T1">(String message) extends KitException</text:span></text:p>
          </table:table-cell>
        </table:table-row>
        <table:table-row>
          <table:table-cell table:style-name="Таблица28.A3" office:value-type="string">
            <text:p text:style-name="P921">KitNoExistException</text:p>
            <text:p text:style-name="P931">Описание: исключение используется менеджерами, которые работают с перечислениями типа <text:span text:style-name="T1">(Kit</text:span>). Оно вызывается методами менеджера, которые работают с перечислением типа <text:span text:style-name="T1">(Kit), </text:span>при отсутствии запрашиваемого набора.</text:p>
            <text:p text:style-name="P931">Конструктор: <text:span text:style-name="T1">(String message) extends KitException</text:span></text:p>
          </table:table-cell>
        </table:table-row>
      </table:table>
      <text:p text:style-name="P173"/>
      <text:p text:style-name="P194"/>
      <text:p text:style-name="P187">Перечисление <text:span text:style-name="T1">ItemType</text:span></text:p>
      <text:p text:style-name="P174">Для типизации типов вещей создано перечисление <text:span text:style-name="T1">(ItemType). </text:span>Его экземпляры несут тип конкретной вещи. Элементы перечисления здесь не указываются. Его расположение там-же, где и расположение для типа <text:span text:style-name="T1">(Kit).</text:span></text:p>
      <text:p text:style-name="P193"/>
      <text:p text:style-name="P175">Тип <text:span text:style-name="T1">(Kit) </text:span>использует данное перечисление при инициализации яруса <text:span text:style-name="T1">(ItemStorage). </text:span>Чтобы добавить в <text:span text:style-name="T1">(Kit) </text:span>новый тип вещей, следует сделать следующие действия:</text:p>
      <text:p text:style-name="P175">- добавить соответствующий элемент в <text:span text:style-name="T1">(ItemType) </text:span>перечисление</text:p>
      <text:p text:style-name="P669">- добавить в метод <text:span text:style-name="T1">(getItemType(String type)) </text:span>проверку на тип <text:span text:style-name="T1">(type), </text:span>посредством которой будет выведен конкретный экземпляр <text:span text:style-name="T1">(ItemType)</text:span></text:p>
      <text:p text:style-name="P669"><text:span text:style-name="T1">- </text:span><text:span text:style-name="T457">добавить в метод </text:span><text:span text:style-name="T144">(addItemToGeneralStorage()) </text:span><text:span text:style-name="T457">обработку данных айтема, нового значения из перечисления </text:span><text:span text:style-name="T144">(ItemType).</text:span></text:p>
      <text:p text:style-name="P681"/>
      <text:p text:style-name="P681"/>
      <text:p text:style-name="P681"/>
      <text:p text:style-name="P682"><text:soft-page-break/><text:reference-mark-start text:name="chapter4.theme5"/>(5) Представление рангов — тип <text:span text:style-name="T1">(Rank)</text:span><text:reference-mark-end text:name="chapter4.theme5"/></text:p>
      <text:p text:style-name="P686"><text:reference-ref text:reference-format="text" text:ref-name="nav3">3.</text:reference-ref></text:p>
      <text:p text:style-name="P678">Введение</text:p>
      <text:p text:style-name="P221">За представление «одной единицы ранга» отвечает тип <text:span text:style-name="T1">(Rank). </text:span>В нём хранится вся информация о ранге, включая: имя ранга, <text:span text:style-name="T1">id </text:span>ранга, счёт ранга (требуемый для получения ранга) и перечисление групп прав ранга, которое устанавливается <text:span text:style-name="T458">игроку, который вступает в данный ранг.</text:span></text:p>
      <text:p text:style-name="P400"/>
      <text:p text:style-name="P401">Расположение типа:</text:p>
      <text:p text:style-name="P447">– (org.dggdak47.mranks.ranks)</text:p>
      <text:p text:style-name="P678"/>
      <text:p text:style-name="P678"/>
      <text:p text:style-name="P679">Переменные <text:span text:style-name="T459">и методы</text:span></text:p>
      <text:p text:style-name="P222">В данном проекте ранг требует хранить всего 4 его свойства. Данный тип не имеет такого обширного функционала, как класс <text:span text:style-name="T1">(Kit). </text:span>Его конструктор инициализирует 4 переменных, а 4 метода — возвращают их.</text:p>
      <text:p text:style-name="P402"/>
      <text:p text:style-name="P403">Здесь приведён список переменных и методов, которые их возвращают, а так-же их описание:</text:p>
      <table:table table:name="Таблица29" table:style-name="Таблица29">
        <table:table-column table:style-name="Таблица29.A"/>
        <table:table-column table:style-name="Таблица29.B"/>
        <table:table-row>
          <table:table-cell table:style-name="Таблица29.A1" office:value-type="string">
            <text:p text:style-name="P102"><text:span text:style-name="T433">private</text:span><text:span text:style-name="T333"> String </text:span><text:span text:style-name="T441">name</text:span></text:p>
          </table:table-cell>
          <table:table-cell table:style-name="Таблица29.B1" table:number-rows-spanned="2" office:value-type="string">
            <text:p text:style-name="P956">Хранение имени ранга. Имя ранга используется в качестве информирующего текста, дабы игроки не различали их по <text:span text:style-name="T1">(id).</text:span></text:p>
          </table:table-cell>
        </table:table-row>
        <table:table-row>
          <table:table-cell table:style-name="Таблица29.A2" office:value-type="string">
            <text:p text:style-name="P102"><text:span text:style-name="T433">public</text:span><text:span text:style-name="T333"> String getName()</text:span></text:p>
          </table:table-cell>
          <table:covered-table-cell/>
        </table:table-row>
        <table:table-row>
          <table:table-cell table:style-name="Таблица29.A1" office:value-type="string">
            <text:p text:style-name="P102"><text:span text:style-name="T433">private</text:span><text:span text:style-name="T333"> Integer </text:span><text:span text:style-name="T441">id</text:span></text:p>
          </table:table-cell>
          <table:table-cell table:style-name="Таблица29.B3" table:number-rows-spanned="2" office:value-type="string">
            <text:p text:style-name="P957">Хранит <text:span text:style-name="T1">(id) </text:span>ранга. Для идентификации ранга он имеет свой айди. При помощи айди идёт ссылка на ранг (команды, код и др).</text:p>
          </table:table-cell>
        </table:table-row>
        <table:table-row>
          <table:table-cell table:style-name="Таблица29.A2" office:value-type="string">
            <text:p text:style-name="P102"><text:span text:style-name="T433">public</text:span><text:span text:style-name="T333"> Integer getId()</text:span></text:p>
          </table:table-cell>
          <table:covered-table-cell/>
        </table:table-row>
        <table:table-row>
          <table:table-cell table:style-name="Таблица29.A1" office:value-type="string">
            <text:p text:style-name="P102"><text:span text:style-name="T433">private</text:span><text:span text:style-name="T333"> Integer </text:span><text:span text:style-name="T441">score</text:span></text:p>
          </table:table-cell>
          <table:table-cell table:style-name="Таблица29.B3" table:number-rows-spanned="2" office:value-type="string">
            <text:p text:style-name="P958">Хранит счёт ранга, требуемый от игрока, когда тот пытается присягнуть к рангу.</text:p>
          </table:table-cell>
        </table:table-row>
        <table:table-row>
          <table:table-cell table:style-name="Таблица29.A2" office:value-type="string">
            <text:p text:style-name="P102"><text:span text:style-name="T433">public</text:span><text:span text:style-name="T333"> Integer getScore()</text:span></text:p>
          </table:table-cell>
          <table:covered-table-cell/>
        </table:table-row>
        <table:table-row>
          <table:table-cell table:style-name="Таблица29.A7" office:value-type="string">
            <text:p text:style-name="P102"><text:span text:style-name="T433">private</text:span><text:span text:style-name="T333"> ArrayList&lt;String&gt; </text:span><text:span text:style-name="T441">permissionGroups</text:span></text:p>
          </table:table-cell>
          <table:table-cell table:style-name="Таблица29.B7" table:number-rows-spanned="2" office:value-type="string">
            <text:p text:style-name="P959">Хранит список групп прав, которые должны быть у игрока, который имеет данный ранг.</text:p>
          </table:table-cell>
        </table:table-row>
        <table:table-row>
          <table:table-cell table:style-name="Таблица29.A2" office:value-type="string">
            <text:p text:style-name="P102"><text:span text:style-name="T433">public</text:span><text:span text:style-name="T333"> ArrayList&lt;String&gt; getPermissionGroups()</text:span></text:p>
          </table:table-cell>
          <table:covered-table-cell/>
        </table:table-row>
      </table:table>
      <text:p text:style-name="P357"/>
      <text:p text:style-name="P357"/>
      <text:p text:style-name="P680">Конструктор</text:p>
      <text:p text:style-name="P223">В данном типе всё крутится вокруг 4<text:span text:style-name="T145">–</text:span>х переменных, и конструктор не исключение. <text:span text:style-name="T460">Цель конструктора — инициализировать эти переменные по данным из карты, которая ему передаётся. Что за карта, было описано в теме </text:span><text:span text:style-name="T146">(4.2). </text:span><text:span text:style-name="T461">Если какие-то данные из переданной карты не верны, то возбуждается исключение: </text:span><text:span text:style-name="T147">(RankConstructorDataException).</text:span></text:p>
      <text:p text:style-name="P680"/>
      <text:p text:style-name="P224">Возле объявления конструктора есть метод <text:span text:style-name="T1">(</text:span><text:span text:style-name="T406">private void nullCheacker(…)</text:span><text:span text:style-name="T1">). </text:span>Метод является ответвлением часто вызываемого блока кода, который проверяет значение на <text:span text:style-name="T1">(null). </text:span>Если значение <text:span text:style-name="T1">(null), </text:span>то возбуждается исключение <text:span text:style-name="T1">(RankConstructorDataException), </text:span>в параметр которого вставляется сообщение из параметра метода <text:span text:style-name="T1">(nullCheacker). </text:span><text:span text:style-name="T462">Таким образом, мы добились красивого и линейного кода конструктора.</text:span></text:p>
      <text:p text:style-name="P227"/>
      <text:p text:style-name="P358"/>
      <text:p text:style-name="P358"/>
      <text:p text:style-name="P226"><text:soft-page-break/>Исключения</text:p>
      <text:p text:style-name="P225">Для типа <text:span text:style-name="T1">(Rank) </text:span>исключения расположены по следующему пути: <text:span text:style-name="T1">(org.dggdak47.mranks.ranks.exceptions). </text:span><text:span text:style-name="T463">Как и с исключениями для </text:span><text:span text:style-name="T148">(Kit), </text:span><text:span text:style-name="T463">эти исключения предназначены для самого типа, и для менеджеров</text:span><text:span text:style-name="T148">, </text:span><text:span text:style-name="T463">которые оперируют множеством данного типа. Список исключений:</text:span></text:p>
      <table:table table:name="Таблица30" table:style-name="Таблица30">
        <table:table-column table:style-name="Таблица30.A"/>
        <table:table-row>
          <table:table-cell table:style-name="Таблица30.A1" office:value-type="string">
            <text:p text:style-name="P982">RankException</text:p>
            <text:p text:style-name="P992">Описание: <text:span text:style-name="T464">является базовым классом для всех </text:span><text:span text:style-name="T149">(Rank) </text:span><text:span text:style-name="T464">исключений.</text:span></text:p>
            <text:p text:style-name="P993">Конструктор: <text:span text:style-name="T1">(String message) extends Exception</text:span></text:p>
          </table:table-cell>
        </table:table-row>
        <table:table-row>
          <table:table-cell table:style-name="Таблица30.A2" office:value-type="string">
            <text:p text:style-name="P983">PlayerHasSameRankException</text:p>
            <text:p text:style-name="P993">Описание: вызывается членами менеджера, который опериру<text:span text:style-name="T466">е</text:span>т перечислениями типа <text:span text:style-name="T1">(Rank), </text:span><text:span text:style-name="T466">которые устанавливают игроку ранг, и тот уже имеет данный ранг.</text:span></text:p>
            <text:p text:style-name="P994">Конструктор: <text:span text:style-name="T1">(String message) extends RankException</text:span></text:p>
          </table:table-cell>
        </table:table-row>
        <table:table-row>
          <table:table-cell table:style-name="Таблица30.A2" office:value-type="string">
            <text:p text:style-name="P984">RankConstructorDataException</text:p>
            <text:p text:style-name="P995">Описание: <text:span text:style-name="T465">вызывается конструктором </text:span><text:span text:style-name="T150">(Rank), </text:span><text:span text:style-name="T465">когда переданные конструктору данные (карта ранга) имеет ошибку. Сообщение исключения описывает данную ошибку сообщением, вставляя как минимум имя ранга.</text:span></text:p>
            <text:p text:style-name="P996">Конструктор: <text:span text:style-name="T1">(String message) extends RankException</text:span></text:p>
          </table:table-cell>
        </table:table-row>
        <table:table-row>
          <table:table-cell table:style-name="Таблица30.A4" office:value-type="string">
            <text:p text:style-name="P985">RankNoExistsException</text:p>
            <text:p text:style-name="P997">Описание: вызывается членами менеджера, который оперирует перечислениями типа <text:span text:style-name="T1">(Rank), </text:span>которые устанавливают ранг игроку, и такого ранга они не нашли.</text:p>
          </table:table-cell>
        </table:table-row>
      </table:table>
      <text:p text:style-name="P404"/>
      <text:p text:style-name="P404"/>
      <text:p text:style-name="P404"/>
      <text:p text:style-name="P404"/>
      <text:p text:style-name="P404"/>
      <text:p text:style-name="P404"/>
      <text:p text:style-name="P404"/>
      <text:p text:style-name="P404"/>
      <text:p text:style-name="P404"/>
      <text:p text:style-name="P458"><text:reference-mark-start text:name="chapter4.theme6"/>(<text:span text:style-name="T1">6</text:span>) Менеджер плагина — тип <text:span text:style-name="T1">(Manager)</text:span><text:reference-mark-end text:name="chapter4.theme6"/></text:p>
      <text:p text:style-name="P234"><text:reference-ref text:reference-format="text" text:ref-name="nav3">3.</text:reference-ref></text:p>
      <text:p text:style-name="P359">Введение</text:p>
      <text:p text:style-name="P406">За работу с множествами типов <text:span text:style-name="T1">(Rank) </text:span>и <text:span text:style-name="T1">(Kit) </text:span>выступает класс <text:span text:style-name="T1">(Manager). </text:span>Его задачи: работа с данными из файла конфигураций, работа с перечислениями типов (<text:span text:style-name="T1">Rank) </text:span>и <text:span text:style-name="T1">(Kit), </text:span>реализация методов «выдачи» рангов и наборов, <text:span text:style-name="T467">и др. Тип расположен по пути: </text:span><text:span text:style-name="T151">(org.dggdak47.mranks).</text:span></text:p>
      <text:p text:style-name="P359"/>
      <text:p text:style-name="P405"/>
      <text:p text:style-name="P359">Ярусы типа</text:p>
      <text:p text:style-name="P407">Тип <text:span text:style-name="T1">(Manager) </text:span>имеет всего два яруса: ярус <text:span text:style-name="T1">(Kits) – </text:span>отвечает за работу с перечислением типа <text:span text:style-name="T1">(Kit), </text:span>а так-же отвечает за выдачу наборов; ярус <text:span text:style-name="T1">(Ranks</text:span>) — отвечает за работа с перечислением типа <text:span text:style-name="T1">(Rank), </text:span>а так-же выдачу наборов. <text:span text:style-name="T468">Более ярусов тут нет.</text:span></text:p>
      <text:p text:style-name="P359"/>
      <text:p text:style-name="P359"/>
      <text:p text:style-name="P359">Переменные</text:p>
      <text:p text:style-name="P408">Помимо очевидных типов данных, которые данный тип хранит, данный тип имеет переменные, которые отвечают за состояние некоторых параметров сессии менеджера. Так-же тип отвечает за задержки выдачи набора.</text:p>
      <text:p text:style-name="P408"/>
      <text:p text:style-name="P409"><text:soft-page-break/>Здесь приведён весь список переменных, с их описанием:</text:p>
      <table:table table:name="Таблица31" table:style-name="Таблица31">
        <table:table-column table:style-name="Таблица31.A"/>
        <table:table-column table:style-name="Таблица31.B"/>
        <table:table-row>
          <table:table-cell table:style-name="Таблица31.A1" office:value-type="string">
            <text:p text:style-name="P215"><text:span text:style-name="T433">private</text:span><text:span text:style-name="T333"> MRanks </text:span><text:span text:style-name="T441">plugin</text:span></text:p>
          </table:table-cell>
          <table:table-cell table:style-name="Таблица31.B1" office:value-type="string">
            <text:p text:style-name="P1009">Хранит экземпляр данного плагина.</text:p>
          </table:table-cell>
        </table:table-row>
        <table:table-row>
          <table:table-cell table:style-name="Таблица31.A2" office:value-type="string">
            <text:p text:style-name="P215"><text:span text:style-name="T433">private</text:span><text:span text:style-name="T333"> ArrayList&lt;Kit&gt; </text:span><text:span text:style-name="T441">kits</text:span></text:p>
          </table:table-cell>
          <table:table-cell table:style-name="Таблица31.B2" office:value-type="string">
            <text:p text:style-name="P1009">Данное перечисление хранит все наборы, которые были в файле конфигураций, на момент создания экземпляра менеджера.</text:p>
          </table:table-cell>
        </table:table-row>
        <table:table-row>
          <table:table-cell table:style-name="Таблица31.A2" office:value-type="string">
            <text:p text:style-name="P215"><text:span text:style-name="T433">private</text:span><text:span text:style-name="T333"> ArrayList&lt;Rank&gt; </text:span><text:span text:style-name="T441">ranks</text:span></text:p>
          </table:table-cell>
          <table:table-cell table:style-name="Таблица31.B2" office:value-type="string">
            <text:p text:style-name="P1009">Перечисление хранит все ранги, которые были в файле конфигураций, когда создавался экземпляр менеджера.</text:p>
          </table:table-cell>
        </table:table-row>
        <table:table-row>
          <table:table-cell table:style-name="Таблица31.A2" office:value-type="string">
            <text:p text:style-name="P215"><text:span text:style-name="T433">private</text:span><text:span text:style-name="T333"> TimesLabels </text:span><text:span text:style-name="T441">tlK</text:span></text:p>
          </table:table-cell>
          <table:table-cell table:style-name="Таблица31.B2" office:value-type="string">
            <text:p text:style-name="P1009">Экземпляр данного типа хранит временные «зарубки», благодаря которым можно реализовать задержку выдачи наборов. <text:span text:style-name="T469">Тип находится в плагине </text:span><text:span text:style-name="T152">(DUtil).</text:span></text:p>
          </table:table-cell>
        </table:table-row>
        <table:table-row>
          <table:table-cell table:style-name="Таблица31.A2" office:value-type="string">
            <text:p text:style-name="P215"><text:span text:style-name="T433">private</text:span><text:span text:style-name="T333"> Integer </text:span><text:span text:style-name="T441">kitDelayMinutes</text:span></text:p>
          </table:table-cell>
          <table:table-cell table:style-name="Таблица31.B2" table:number-rows-spanned="2" office:value-type="string">
            <text:p text:style-name="P1010">Эти данные берутся из карты файла конфигураций <text:span text:style-name="T1">(GeneralOptions). </text:span>Первая переменная отвечает за количество минут, которое игрок должен подождать, перед получением <text:span text:style-name="T1">(</text:span>возможностью получить<text:span text:style-name="T1">) </text:span>следующий набор. <text:span text:style-name="T470">Вторая переменная отвечает за сохранение ранга игрока, после его перезахода. Если оно </text:span><text:span text:style-name="T153">(true), </text:span><text:span text:style-name="T470">то ранг игрока сохранится.</text:span></text:p>
          </table:table-cell>
        </table:table-row>
        <table:table-row>
          <table:table-cell table:style-name="Таблица31.A6" office:value-type="string">
            <text:p text:style-name="P215"><text:span text:style-name="T433">private</text:span><text:span text:style-name="T333"> </text:span><text:span text:style-name="T433">boolean</text:span><text:span text:style-name="T333"> </text:span><text:span text:style-name="T441">savePlayerRank</text:span></text:p>
          </table:table-cell>
          <table:covered-table-cell/>
        </table:table-row>
      </table:table>
      <text:p text:style-name="P360"/>
      <text:p text:style-name="P359"/>
      <text:p text:style-name="P359">Конструктор</text:p>
      <text:p text:style-name="P410">В данном типе конструктор всего-лишь инициализирует вышеприведённые переменные. <text:span text:style-name="T471">Хоть в типе происходит много операций присваивания, самым главным присвоены ярусы. Ярусы: </text:span><text:span text:style-name="T154">(kits initializing) </text:span><text:span text:style-name="T471">и </text:span><text:span text:style-name="T154">(ranks initializing) </text:span><text:span text:style-name="T471">отвечают за заполнение переменных </text:span><text:span text:style-name="T154">(kits) </text:span><text:span text:style-name="T471">и </text:span><text:span text:style-name="T154">(ranks), </text:span><text:span text:style-name="T471">соответственно. Эти ярусы не просто запихивают данные из файла конфигураций в конструкторы типов </text:span><text:span text:style-name="T155">(Kit) </text:span><text:span text:style-name="T472">и </text:span><text:span text:style-name="T155">(Rank), </text:span><text:span text:style-name="T473">они делают это безопасно. Под безопасностью понимается то, что если при создании экземпляра </text:span><text:span text:style-name="T155">(Kit), </text:span><text:span text:style-name="T472">или </text:span><text:span text:style-name="T155">(Rank), </text:span><text:span text:style-name="T472">от них произойдёт исключение, код ярусов выведет просто </text:span><text:span text:style-name="T155">(stackTrace) </text:span><text:span text:style-name="T472">и продолжит дальше инициализировать перечисления, без остановки программы. Благодаря </text:span><text:span text:style-name="T155">(stackTrace), </text:span><text:span text:style-name="T472">администратор сервера быстро сможет найти карту, имеющую ошибку, и затем устранить эту ошибку.</text:span></text:p>
      <text:p text:style-name="P410"/>
      <text:p text:style-name="P410"/>
      <text:p text:style-name="P410"/>
      <text:p text:style-name="P410"/>
      <text:p text:style-name="P410"/>
      <text:p text:style-name="P410"/>
      <text:p text:style-name="P410"/>
      <text:p text:style-name="P459"><text:reference-mark-start text:name="chapter4.theme7"/>(7) Работа с <text:span text:style-name="T1">(Kit):</text:span>тип <text:span text:style-name="T1">(Manager)–</text:span>ярус <text:span text:style-name="T1">(Kits)</text:span><text:reference-mark-end text:name="chapter4.theme7"/></text:p>
      <text:p text:style-name="P230"><text:reference-ref text:reference-format="text" text:ref-name="nav3">3.</text:reference-ref></text:p>
      <text:p text:style-name="P361">Описание</text:p>
      <text:p text:style-name="P411">Вся работа <text:span text:style-name="T1">(Manager) </text:span>с типом <text:span text:style-name="T1">(Kit) </text:span>заключается в его ярусе <text:span text:style-name="T1">(Kits). </text:span>Здесь он <text:s/>имеет члены для работы с перечислением <text:span text:style-name="T1">(kits), </text:span>а так-же члены, которые позволяют выдать набор.</text:p>
      <text:p text:style-name="P361"/>
      <text:p text:style-name="P361"/>
      <text:p text:style-name="P361">Работа с перечислением <text:span text:style-name="T1">(kits)</text:span></text:p>
      <text:p text:style-name="P412">Поиском и возвратом данных из перечисления <text:span text:style-name="T1">(kits) </text:span>занимаются некоторые члены, расположенные в ярусе <text:span text:style-name="T1">(Kits). </text:span>Их список и описание:</text:p>
      <table:table table:name="Таблица32" table:style-name="Таблица32">
        <table:table-column table:style-name="Таблица32.A"/>
        <table:table-column table:style-name="Таблица32.B"/>
        <text:soft-page-break/>
        <table:table-row>
          <table:table-cell table:style-name="Таблица32.A1" office:value-type="string">
            <text:p text:style-name="P211"><text:span text:style-name="T433">public</text:span><text:span text:style-name="T333"> ArrayList&lt;Kit&gt;<text:line-break/>getKits()</text:span></text:p>
          </table:table-cell>
          <table:table-cell table:style-name="Таблица32.B1" office:value-type="string">
            <text:p text:style-name="P1011">Возвращает копию перечисления <text:span text:style-name="T1">(kits).</text:span></text:p>
          </table:table-cell>
        </table:table-row>
        <table:table-row>
          <table:table-cell table:style-name="Таблица32.A2" office:value-type="string">
            <text:p text:style-name="P211"><text:span text:style-name="T433">public</text:span><text:span text:style-name="T333"> </text:span><text:span text:style-name="T433">boolean</text:span><text:span text:style-name="T333"> hasKit<text:line-break/>(Integer </text:span><text:span text:style-name="T450">id</text:span><text:span text:style-name="T333">)</text:span></text:p>
          </table:table-cell>
          <table:table-cell table:style-name="Таблица32.B2" office:value-type="string">
            <text:p text:style-name="P1011">Возвращает <text:span text:style-name="T1">(true), </text:span>если в перечислении <text:span text:style-name="T1">(kits) </text:span>есть объект, айди которого равно <text:span text:style-name="T1">(id) </text:span>из параметра.</text:p>
          </table:table-cell>
        </table:table-row>
        <table:table-row>
          <table:table-cell table:style-name="Таблица32.A2" office:value-type="string">
            <text:p text:style-name="P211"><text:span text:style-name="T433">public</text:span><text:span text:style-name="T333"> Kit getKit<text:line-break/>(Integer </text:span><text:span text:style-name="T450">id</text:span><text:span text:style-name="T333">)</text:span></text:p>
          </table:table-cell>
          <table:table-cell table:style-name="Таблица32.B2" office:value-type="string">
            <text:p text:style-name="P1012">Возвращает из перечисления <text:span text:style-name="T1">(kits) </text:span>объект типа <text:span text:style-name="T1">(Kit), </text:span>айди которого равно <text:span text:style-name="T1">(id) </text:span>из параметра. Если такого набора/объекта нет, то вернётся <text:span text:style-name="T1">(null).</text:span></text:p>
          </table:table-cell>
        </table:table-row>
        <table:table-row>
          <table:table-cell table:style-name="Таблица32.A4" office:value-type="string">
            <text:p text:style-name="P211"><text:span text:style-name="T433">public</text:span><text:span text:style-name="T333"> Kit getKitByPermission<text:line-break/>(String </text:span><text:span text:style-name="T337">permission</text:span><text:span text:style-name="T333">)</text:span></text:p>
          </table:table-cell>
          <table:table-cell table:style-name="Таблица32.B4" office:value-type="string">
            <text:p text:style-name="P1013">Возвращает из перечисления <text:span text:style-name="T1">(kits) </text:span>объект типа <text:span text:style-name="T1">(Kit), </text:span>право которого (поле <text:span text:style-name="T1">permission) </text:span>эквивалентно значению из параметра метода <text:span text:style-name="T1">(permission). </text:span><text:span text:style-name="T474">Если такого набора нет, то вернётся </text:span><text:span text:style-name="T156">(null).</text:span></text:p>
          </table:table-cell>
        </table:table-row>
      </table:table>
      <text:p text:style-name="P412"/>
      <text:p text:style-name="P452"/>
      <text:p text:style-name="P361">Выдача набора - <text:span text:style-name="T162">(giveKit())</text:span></text:p>
      <text:p text:style-name="P413">Под выдачей набора подразумевается выдача всех вещей набора, которые в нём хранятся. <text:span text:style-name="T475">За выдачу вещей набора отвечает метод </text:span><text:span text:style-name="T157">(giveKit(…)), </text:span><text:span text:style-name="T475">имеющий очень гибкий код, посредством которого он может выполнять множество функций.</text:span></text:p>
      <text:p text:style-name="P413"/>
      <text:p text:style-name="P414">Метод <text:span text:style-name="T1">(giveKit()):</text:span></text:p>
      <table:table table:name="Таблица33" table:style-name="Таблица33">
        <table:table-column table:style-name="Таблица33.A"/>
        <table:table-row>
          <table:table-cell table:style-name="Таблица33.A1" office:value-type="string">
            <text:p text:style-name="P1019">Сигнатура: </text:p>
            <text:p text:style-name="P1029"><text:span text:style-name="T437">public</text:span><text:span text:style-name="T338"> </text:span><text:span text:style-name="T436">void</text:span><text:span text:style-name="T338"> giveKit(Player </text:span><text:span text:style-name="T451">p</text:span><text:span text:style-name="T338">, Integer </text:span><text:span text:style-name="T451">kitId</text:span><text:span text:style-name="T338">, Boolean </text:span><text:span text:style-name="T451">admin</text:span><text:span text:style-name="T338">) </text:span><text:span text:style-name="T436">throws</text:span><text:span text:style-name="T338"> </text:span><text:span text:style-name="T339">KitNoExistException</text:span></text:p>
            <text:p text:style-name="P1027"/>
            <text:p text:style-name="P1020">Описание: метод выдаёт список вещей набора игроку <text:span text:style-name="T1">(p), </text:span>где (<text:span text:style-name="T1">kitId) </text:span>является <text:span text:style-name="T1">(id) </text:span>выдаваемого набора. Если набора с айди <text:span text:style-name="T1">(kitId) </text:span>нет в перечислении <text:span text:style-name="T1">(kits), </text:span>то возбуждается исключение <text:span text:style-name="T1">(KitNoExistException). </text:span></text:p>
            <text:p text:style-name="P1028"/>
            <text:p text:style-name="P1021">Перед выдачей вещей проверяется наличие у игрока право <text:span text:style-name="T1">(mranks.kitDelayExempt), </text:span>наличие которого разрешает игроку брать наборы без задержки. Если же этого права нет, то идёт проверка истечения (или наличия) у игрока задержки на получение набора, и если она есть, то игроку не выдаётся набор, а лишь выводится сообщение с временем, когда игрок может получить следующий набор. Если задержки по набору не было и у игрока нет права <text:span text:style-name="T1">(mranks.kitDelayExempt), </text:span>и такой набор существует, то игроку выдаются вещи набора, а затем выводится сообщение следующего времени, когда он сможет получить набор.</text:p>
            <text:p text:style-name="P1021"/>
            <text:p text:style-name="P1022">Если <text:span text:style-name="T1">(admin) (true), </text:span>то никаких проверок не происходит, указанному игроку выдаётся указанный набор (если набор есть). <text:span text:style-name="T476">Проверки доступа игрока к набору и доступа игрока к получению наборов здесь не происходят.</text:span></text:p>
          </table:table-cell>
        </table:table-row>
      </table:table>
      <text:p text:style-name="P414"/>
      <text:p text:style-name="P361"/>
      <text:p text:style-name="P362">Проверка наличия у игрока набора — <text:span text:style-name="T509">(hasPlayerKit(…</text:span><text:span text:style-name="T162">))</text:span></text:p>
      <text:p text:style-name="P415">Так как плагин не имеет средств хранения информации о пользователе, то всё на что он может опереться, это его права. Чтобы узнать какой набор доступен игроку (может быть выдан ему), следует узнать — имеет ли тот одно из прав наборов, хранимых в <text:span text:style-name="T1">(kits). </text:span>Если тот имеет право доступа к наборам и право одного из набора, то он имеет набор.</text:p>
      <text:p text:style-name="P415"/>
      <text:p text:style-name="P416">За проверку наличия у игрока набора отвечает метод <text:span text:style-name="T1">(hasPlayerKit(…)), </text:span>расположенный в ярусе <text:span text:style-name="T1">(Kits). </text:span><text:span text:style-name="T477">Описание метода:</text:span></text:p>
      <table:table table:name="Таблица34" table:style-name="Таблица34">
        <table:table-column table:style-name="Таблица34.A"/>
        <table:table-row>
          <table:table-cell table:style-name="Таблица34.A1" office:value-type="string">
            <text:p text:style-name="P960">Сигнатура: <text:span text:style-name="T158">(</text:span><text:span text:style-name="T438">public</text:span><text:span text:style-name="T335"> </text:span><text:span text:style-name="T334">Integer</text:span><text:span text:style-name="T335"> hasPlayerKit(</text:span><text:span text:style-name="T334">Player</text:span><text:span text:style-name="T335"> </text:span><text:span text:style-name="T452">p</text:span><text:span text:style-name="T335">)</text:span><text:span text:style-name="T479">)</text:span></text:p>
            <text:p text:style-name="P977"/>
            <text:p text:style-name="P963">Описание: <text:span text:style-name="T505">если игрок </text:span><text:span text:style-name="T159">(p)</text:span><text:span text:style-name="T505"> имеет право </text:span><text:span text:style-name="T159">(mranks.kitAccess) </text:span><text:span text:style-name="T505">и право одного из наборов, </text:span><text:soft-page-break/><text:span text:style-name="T505">хранимых в </text:span><text:span text:style-name="T159">(kits), </text:span><text:span text:style-name="T505">то вернётся </text:span><text:span text:style-name="T159">(id) </text:span><text:span text:style-name="T505">набора, к которому игрок имеет доступ. Если игрок не имеет наборов, то вернётся </text:span><text:span text:style-name="T159">(null).</text:span></text:p>
          </table:table-cell>
        </table:table-row>
      </table:table>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67"><text:reference-mark-start text:name="chapter4.theme8"/>(8) <text:span text:style-name="T207">Работа с </text:span>(Rank):<text:span text:style-name="T207">тип </text:span>(Manager)-<text:span text:style-name="T207">ярус </text:span>(Ranks)<text:reference-mark-end text:name="chapter4.theme8"/></text:p>
      <text:p text:style-name="P231"><text:reference-ref text:reference-format="text" text:ref-name="nav4">4.</text:reference-ref></text:p>
      <text:p text:style-name="P363">В<text:span text:style-name="T506">ведение</text:span></text:p>
      <text:p text:style-name="P417">За работу с множеством <text:span text:style-name="T1">(ranks) </text:span>отвечает ярус <text:span text:style-name="T1">(Ranks). </text:span><text:span text:style-name="T507">Методы яруса </text:span><text:span text:style-name="T160">(Ranks) </text:span><text:span text:style-name="T507">очень близки по смыслу и названию к методам яруса </text:span><text:span text:style-name="T160">(Kits).</text:span></text:p>
      <text:p text:style-name="P448"/>
      <text:p text:style-name="P448"/>
      <text:p text:style-name="P364">Работа с перечислением <text:span text:style-name="T1">(ranks)</text:span></text:p>
      <text:p text:style-name="P418">За работу с перечислением <text:span text:style-name="T1">(ranks) </text:span>отвечают следующие методы:</text:p>
      <table:table table:name="Таблица35" table:style-name="Таблица35">
        <table:table-column table:style-name="Таблица35.A"/>
        <table:table-column table:style-name="Таблица35.B"/>
        <table:table-row>
          <table:table-cell table:style-name="Таблица35.A1" office:value-type="string">
            <text:p text:style-name="P211"><text:span text:style-name="T433">public</text:span><text:span text:style-name="T333"> ArrayList&lt;Rank&gt; getRanks()</text:span></text:p>
          </table:table-cell>
          <table:table-cell table:style-name="Таблица35.B1" office:value-type="string">
            <text:p text:style-name="P1014">Возвращает копию перечисления <text:span text:style-name="T1">(ranks).</text:span></text:p>
          </table:table-cell>
        </table:table-row>
        <table:table-row>
          <table:table-cell table:style-name="Таблица35.A2" office:value-type="string">
            <text:p text:style-name="P211"><text:span text:style-name="T433">public</text:span><text:span text:style-name="T333"> </text:span><text:span text:style-name="T433">boolean</text:span><text:span text:style-name="T333"> hasRank<text:line-break/>(Integer </text:span><text:span text:style-name="T450">id</text:span><text:span text:style-name="T333">)</text:span></text:p>
          </table:table-cell>
          <table:table-cell table:style-name="Таблица35.B2" office:value-type="string">
            <text:p text:style-name="P1014">Если в перечислении <text:span text:style-name="T1">(ranks) </text:span>есть объект <text:span text:style-name="T1">(Rank), а</text:span>йди<text:span text:style-name="T1"> </text:span>которого равно <text:span text:style-name="T1">(id) </text:span>параметра, то вернётся <text:span text:style-name="T1">(true).</text:span></text:p>
          </table:table-cell>
        </table:table-row>
        <table:table-row>
          <table:table-cell table:style-name="Таблица35.A3" office:value-type="string">
            <text:p text:style-name="P211"><text:span text:style-name="T433">public</text:span><text:span text:style-name="T333"> Rank getRank<text:line-break/>(Integer </text:span><text:span text:style-name="T450">id</text:span><text:span text:style-name="T333">)</text:span></text:p>
          </table:table-cell>
          <table:table-cell table:style-name="Таблица35.B3" office:value-type="string">
            <text:p text:style-name="P1014">Если в перечислении <text:span text:style-name="T1">(ranks) </text:span>есть объект <text:span text:style-name="T1">(Rank), </text:span>айди которого равно <text:span text:style-name="T1">(id) </text:span>параметра, то этот объект вернётся как результат. Если такого объекта нет, то вернётся <text:span text:style-name="T1">(null).</text:span></text:p>
          </table:table-cell>
        </table:table-row>
      </table:table>
      <text:p text:style-name="P418"/>
      <text:p text:style-name="P453"/>
      <text:p text:style-name="P364">Процесс выдачи ранга — <text:span text:style-name="T508">(giveRank(…</text:span><text:span text:style-name="T161">))</text:span></text:p>
      <text:p text:style-name="P419">Как говорилось ранее, ранг — это список групп прав, поэтому его (их) выдают. Чтобы выдать игроку новые группы прав ранга, следует сперва ему их сбросить, а затем уже установить новые. Этим занимается метод <text:span text:style-name="T1">(giveRank()).</text:span></text:p>
      <text:p text:style-name="P454"/>
      <text:p text:style-name="P420">Описание метода <text:span text:style-name="T1">(giveRank(…)):</text:span></text:p>
      <table:table table:name="Таблица36" table:style-name="Таблица36">
        <table:table-column table:style-name="Таблица36.A"/>
        <table:table-row>
          <table:table-cell table:style-name="Таблица36.A1" office:value-type="string">
            <text:p text:style-name="P961">Сигнатура: <text:span text:style-name="T439">public</text:span><text:span text:style-name="T335"> </text:span><text:span text:style-name="T438">void</text:span><text:span text:style-name="T335"> giveRank(</text:span><text:span text:style-name="T334">Player</text:span><text:span text:style-name="T335"> </text:span><text:span text:style-name="T452">p</text:span><text:span text:style-name="T335">, </text:span><text:span text:style-name="T334">Rank</text:span><text:span text:style-name="T335"> </text:span><text:span text:style-name="T453">rank</text:span><text:span text:style-name="T335">) </text:span><text:span text:style-name="T438">throws</text:span><text:span text:style-name="T335"> </text:span><text:span text:style-name="T340">PlayerHasSameRankException</text:span></text:p>
            <text:p text:style-name="P978"/>
            <text:p text:style-name="P964">Описание: <text:span text:style-name="T511">устанавливает игроку </text:span><text:span text:style-name="T164">(p) </text:span><text:span text:style-name="T511">права из объекта ранга </text:span><text:span text:style-name="T164">(rank). </text:span><text:span text:style-name="T511">Перед установкой прав происходит сброс прав игрока, с игнорированием прав события </text:span><text:span text:style-name="T165">(Pre...Reset)</text:span><text:span text:style-name="T511"> (тема 2.3.1). Если у игрока </text:span><text:span text:style-name="T166">(p) </text:span><text:span text:style-name="T512">уже установлен ранг </text:span><text:span text:style-name="T166">(rank), </text:span><text:span text:style-name="T512">то вызывается событие </text:span><text:span text:style-name="T166">(PlayerHasSameRankException), </text:span><text:span text:style-name="T512">и ничего из вышесказанного не происходит.</text:span></text:p>
            <text:p text:style-name="P964"/>
            <text:p text:style-name="P965">Метод не проводит никаких проверок прав игрока, он выполняет то, что значит его имя. <text:span text:style-name="T518">Так-же метод вызывает на игрока метод </text:span><text:span text:style-name="T169">(giveKit(…)), </text:span><text:span text:style-name="T518">если тот имеет набор.</text:span></text:p>
          </table:table-cell>
        </table:table-row>
      </table:table>
      <text:p text:style-name="P365"/>
      <text:p text:style-name="P365"/>
      <text:p text:style-name="P365"/>
      <text:p text:style-name="P365"/>
      <text:p text:style-name="P374"><text:soft-page-break/>Работа с рангом игрока</text:p>
      <text:p text:style-name="P421">Чтобы узнать имеет ли игрок ранг, следует проверить его группы прав на группы прав каждого ранга, хранимого в переменной <text:span text:style-name="T1">(ranks). </text:span>Если все группы прав игрока совпадают с рядом групп прав какого-то объекта ранга, то игрок имеет именно этот ранг, представленный совпавшим объектом.</text:p>
      <text:p text:style-name="P421"/>
      <text:p text:style-name="P421">За это выполнения данных действий отвечает метод <text:span text:style-name="T1">(hasPlayerRank(…)). </text:span>Описание метода:</text:p>
      <table:table table:name="Таблица37" table:style-name="Таблица37">
        <table:table-column table:style-name="Таблица37.A"/>
        <table:table-row>
          <table:table-cell table:style-name="Таблица37.A1" office:value-type="string">
            <text:p text:style-name="P962">Сигнатура: <text:span text:style-name="T440">public</text:span><text:span text:style-name="T335"> </text:span><text:span text:style-name="T334">Integer</text:span><text:span text:style-name="T335"> hasPlayerRank(</text:span><text:span text:style-name="T334">Player</text:span><text:span text:style-name="T335"> </text:span><text:span text:style-name="T452">p</text:span><text:span text:style-name="T335">)</text:span></text:p>
            <text:p text:style-name="P979"/>
            <text:p text:style-name="P966">Описание: метод возвращает <text:span text:style-name="T1">(id) </text:span>ранга, к которому принадлежит игрок. Проверка происходит с перечислением <text:span text:style-name="T1">(ranks). </text:span>Если такого ранга нет (то-есть игрок не имеет ранга), то вернётся <text:span text:style-name="T1">(null).</text:span></text:p>
          </table:table-cell>
        </table:table-row>
      </table:table>
      <text:p text:style-name="P89"/>
      <text:p text:style-name="P89">По данному принципу работает и второй метод <text:span text:style-name="T1">(getPlayerRank(…)), </text:span>который возвращает ранг игрока (если тот есть). Описание метода:</text:p>
      <table:table table:name="Таблица41" table:style-name="Таблица41">
        <table:table-column table:style-name="Таблица41.A"/>
        <table:table-row>
          <table:table-cell table:style-name="Таблица41.A1" office:value-type="string">
            <text:p text:style-name="P980"><text:span text:style-name="T207">Сигнатура</text:span>: <text:span text:style-name="T434">public</text:span><text:span text:style-name="T335"> Rank getPlayerRank(Player </text:span><text:span text:style-name="T452">p</text:span><text:span text:style-name="T335">)</text:span></text:p>
            <text:p text:style-name="P980"/>
            <text:p text:style-name="P967">Описание: метод возвращает объект ранга, к которому принадлежит игрок. Проверка происходит с перечислением <text:span text:style-name="T1">(ranks). </text:span>Если у игрока нет ранга из перечисления <text:span text:style-name="T1">(ranks), </text:span>то возвращается <text:span text:style-name="T1">(null).</text:span></text:p>
          </table:table-cell>
        </table:table-row>
      </table:table>
      <text:p text:style-name="P99"/>
      <text:p text:style-name="P198"/>
      <text:p text:style-name="P198"/>
      <text:p text:style-name="P198"/>
      <text:p text:style-name="P8"><text:reference-mark-start text:name="chapter4.theme9"/>(9) Обработка событий — тип <text:span text:style-name="T1">(ManagerEvents)</text:span><text:reference-mark-end text:name="chapter4.theme9"/></text:p>
      <text:p text:style-name="P232"><text:reference-ref text:reference-format="text" text:ref-name="nav4">4.</text:reference-ref></text:p>
      <text:p text:style-name="P367">Немного о типе <text:span text:style-name="T1">(ManagerEvents). </text:span><text:span text:style-name="T516">Конструктор</text:span></text:p>
      <text:p text:style-name="P422">Тип <text:span text:style-name="T1">(ManagerEvents) </text:span>предназначен для обработки событий, которые нужны плагину, дабы реализовывать свой некоторый функционал. <text:span text:style-name="T515">Создание экземпляра данного типа и его регистрация происходит в типе </text:span><text:span text:style-name="T167">(MRanks).</text:span></text:p>
      <text:p text:style-name="P449"/>
      <text:p text:style-name="P423">Для реализации своих нужд, экземпляр тесно работает с экземпляром типа <text:span text:style-name="T1">(Manager), </text:span>которым занимается тип <text:span text:style-name="T1">(MRanks). </text:span><text:span text:style-name="T516">Связь с </text:span><text:span text:style-name="T168">(Manager) </text:span><text:span text:style-name="T516">данный тип поддерживает через объект </text:span><text:span text:style-name="T168">(MRanks), </text:span><text:span text:style-name="T516">который передаётся в конструктор типу </text:span><text:span text:style-name="T168">(ManagerEvents). </text:span><text:span text:style-name="T516">Конструктор: </text:span><text:span text:style-name="T168">(MRanks plugin)</text:span></text:p>
      <text:p text:style-name="P366"/>
      <text:p text:style-name="P366"/>
      <text:p text:style-name="P366">Какие события обрабатывает данный плагин</text:p>
      <text:p text:style-name="P424">Список типов событий, обрабатываемые типом, и некоторое пояснение:</text:p>
      <table:table table:name="Таблица38" table:style-name="Таблица38">
        <table:table-column table:style-name="Таблица38.A"/>
        <table:table-row>
          <table:table-cell table:style-name="Таблица38.A1" office:value-type="string">
            <text:p text:style-name="P986">PlayerRespawnEvent</text:p>
            <text:p text:style-name="P998">Обработчик: <text:span text:style-name="T1">respawnEvent(…)</text:span></text:p>
            <text:p text:style-name="P998">Описание: в данном плагине наборы вещей выдаются игроку после его появления <text:span text:style-name="T1">(respawn). </text:span>Данное событие отвечает за проверку прав игрока на доступ к наборам, а так-же, при наличии у игрока набора вещей (об этом в прошлых темах)<text:span text:style-name="T1">, </text:span>на него вызывается метод <text:span text:style-name="T1">(giveKit(…)) </text:span><text:span text:style-name="T169">(</text:span><text:span text:style-name="T517">Описание метода находится в позапрошлой теме).</text:span></text:p>
          </table:table-cell>
        </table:table-row>
        <table:table-row>
          <table:table-cell table:style-name="Таблица38.A2" office:value-type="string">
            <text:p text:style-name="P987">PrePermissionGroupsResetEvent</text:p>
            <text:p text:style-name="P999">Обработчик: <text:span text:style-name="T1">onPlayerPermissionGroupsResetEvent(…)</text:span></text:p>
            <text:p text:style-name="P999">Описание: <text:span text:style-name="T519">когда в файле конфигураций поле </text:span><text:span text:style-name="T170">(GeneralOptions – SavePlayerRank) </text:span><text:span text:style-name="T519">имеет значение </text:span><text:span text:style-name="T170">(true), </text:span><text:span text:style-name="T519">то подразумевается что после перезахода игрока на сервер, группы прав его ранга должны остаться у него (</text:span><text:span text:style-name="T170">MFractions </text:span><text:span text:style-name="T519">вызывает на каждого зашедшего игрока сброс </text:span><text:soft-page-break/><text:span text:style-name="T519">прав). Поэтому, на момент вызова данного события все права игрока еще при нём, и если то поле из файла конфигураций </text:span><text:span text:style-name="T170">(true), </text:span><text:span text:style-name="T519">то данный обработчик должен проверить наличие у игрока ранга, и если он есть, то добавить группы этого ранга в объект события (об этом читать в </text:span><text:span text:style-name="T170">2.3.8 </text:span><text:span text:style-name="T519">и </text:span><text:span text:style-name="T170">2.3.11).</text:span></text:p>
          </table:table-cell>
        </table:table-row>
      </table:table>
      <text:p text:style-name="P368"/>
      <text:p text:style-name="P368"/>
      <text:p text:style-name="P368"/>
      <text:p text:style-name="P460"><text:reference-mark-start text:name="chapter4.theme10"/>(10) Тип — <text:span text:style-name="T1">(MRanks)</text:span><text:reference-mark-end text:name="chapter4.theme10"/></text:p>
      <text:p text:style-name="P233"><text:reference-ref text:reference-format="text" text:ref-name="nav4">4.</text:reference-ref></text:p>
      <text:p text:style-name="P369">В<text:span text:style-name="T520">ведение</text:span></text:p>
      <text:p text:style-name="P425">Тип <text:span text:style-name="T1">(MRanks) </text:span>является главным классом плагина, который наследует класс <text:span text:style-name="T1">(JavaPlugin). </text:span><text:span text:style-name="T521">Его задача — создание нужных экземпляров, реализация команд и создание полей, несущих права.</text:span></text:p>
      <text:p text:style-name="P425"/>
      <text:p text:style-name="P425"/>
      <text:p text:style-name="P371">Перезапуск плагина (метод <text:span text:style-name="T1">reload())</text:span></text:p>
      <text:p text:style-name="P426">За перезапуск плагина отвечает метод <text:span text:style-name="T1">(reload(…)). </text:span>Этот метод должен вызываться только отправителем, поэтому его единственный параметр, это параметр типа <text:span text:style-name="T1">(CommandSender). </text:span><text:span text:style-name="T522">В методе происходит проверка прав и вывод соответствующих сообщений отправителю. Метод вызывается в </text:span><text:span text:style-name="T171">(onCommand(…)) </text:span><text:span text:style-name="T523">методе.</text:span></text:p>
      <text:p text:style-name="P426"/>
      <text:p text:style-name="P425"/>
      <text:p text:style-name="P370">Переменные типа</text:p>
      <text:p text:style-name="P429">Данный тип имеет два вида переменных: переменные с типами, которые реализуют функционал (<text:span text:style-name="T1">manager, config </text:span>и др.) и переменные, хранящие права плагина. <text:span text:style-name="T524">Под правами понимаются строки, на которые ссылается соответствующих код, для проверки наличия их у игрока.</text:span></text:p>
      <text:p text:style-name="P429"/>
      <text:p text:style-name="P430">Все переменные прав имеют сигнатуру: <text:span text:style-name="T1">(public final static String). </text:span>Благодаря этому каждая часть программы<text:span text:style-name="T1">, </text:span>в любой момент может получить доступ к строкам, реализующим конкретное право. <text:span text:style-name="T525">Здесь приведён список прав и их описание:</text:span></text:p>
      <table:table table:name="Таблица39" table:style-name="Таблица39">
        <table:table-column table:style-name="Таблица39.A"/>
        <table:table-column table:style-name="Таблица39.B"/>
        <table:table-row>
          <table:table-cell table:style-name="Таблица39.A1" office:value-type="string">
            <text:p text:style-name="P114"><text:span text:style-name="T433">public</text:span><text:span text:style-name="T333"> </text:span><text:span text:style-name="T433">final</text:span><text:span text:style-name="T333"> </text:span><text:span text:style-name="T433">static</text:span><text:span text:style-name="T333"> String </text:span><text:span text:style-name="T442">accessPermission</text:span></text:p>
          </table:table-cell>
          <table:table-cell table:style-name="Таблица39.B1" office:value-type="string">
            <text:p text:style-name="P1015">Хранит общее право доступа к плагину. Его значение: (<text:span text:style-name="T1">mranks.access)</text:span></text:p>
          </table:table-cell>
        </table:table-row>
        <table:table-row>
          <table:table-cell table:style-name="Таблица39.A2" office:value-type="string">
            <text:p text:style-name="P115"><text:span text:style-name="T433">public</text:span><text:span text:style-name="T333"> </text:span><text:span text:style-name="T433">final</text:span><text:span text:style-name="T333"> </text:span><text:span text:style-name="T433">static</text:span><text:span text:style-name="T333"> String </text:span><text:span text:style-name="T442">kitAccessPermission</text:span></text:p>
          </table:table-cell>
          <table:table-cell table:style-name="Таблица39.B2" office:value-type="string">
            <text:p text:style-name="P1015">Хранит общее право доступа к наборам плагина. Его значение: <text:span text:style-name="T1">(mranks.kitAccess)</text:span></text:p>
          </table:table-cell>
        </table:table-row>
        <table:table-row>
          <table:table-cell table:style-name="Таблица39.A2" office:value-type="string">
            <text:p text:style-name="P115"><text:span text:style-name="T433">public</text:span><text:span text:style-name="T333"> </text:span><text:span text:style-name="T433">final</text:span><text:span text:style-name="T333"> </text:span><text:span text:style-name="T433">static</text:span><text:span text:style-name="T333"> String </text:span><text:span text:style-name="T442">adminPermission</text:span></text:p>
          </table:table-cell>
          <table:table-cell table:style-name="Таблица39.B2" office:value-type="string">
            <text:p text:style-name="P1015">Хранит право для доступа к плагину от имени администратора. Его значение: <text:span text:style-name="T1">(mranks.admin)</text:span></text:p>
          </table:table-cell>
        </table:table-row>
        <table:table-row>
          <table:table-cell table:style-name="Таблица39.A2" office:value-type="string">
            <text:p text:style-name="P115"><text:span text:style-name="T433">public</text:span><text:span text:style-name="T333"> </text:span><text:span text:style-name="T433">final</text:span><text:span text:style-name="T333"> </text:span><text:span text:style-name="T433">static</text:span><text:span text:style-name="T333"> String </text:span><text:span text:style-name="T443">ownerPermission</text:span></text:p>
          </table:table-cell>
          <table:table-cell table:style-name="Таблица39.B2" office:value-type="string">
            <text:p text:style-name="P1015">Хранит право для доступа к плагину от имени владельца сервера. Его значение: <text:span text:style-name="T1">(mranks.owner)</text:span></text:p>
          </table:table-cell>
        </table:table-row>
        <table:table-row>
          <table:table-cell table:style-name="Таблица39.A5" office:value-type="string">
            <text:p text:style-name="P115"><text:span text:style-name="T433">public</text:span><text:span text:style-name="T333"> </text:span><text:span text:style-name="T433">final</text:span><text:span text:style-name="T333"> </text:span><text:span text:style-name="T433">static</text:span><text:span text:style-name="T333"> String </text:span><text:span text:style-name="T444">kitDelayExemptPermission</text:span></text:p>
          </table:table-cell>
          <table:table-cell table:style-name="Таблица39.B5" office:value-type="string">
            <text:p text:style-name="P1015">Хранит право, благодаря которому можно не иметь задержки получения наборов. Его значение: <text:span text:style-name="T1">(mranks.kitDelayExempt)</text:span></text:p>
          </table:table-cell>
        </table:table-row>
      </table:table>
      <text:p text:style-name="P430"/>
      <text:p text:style-name="P431">Остальные переменные класса предназначены для реализации его функционала. Между всеми этими переменными есть своя связь, посредством которой всё происходит. Здесь приведён список переменных и их зависимость друг от друга:</text:p>
      <table:table table:name="Таблица40" table:style-name="Таблица40">
        <table:table-column table:style-name="Таблица40.A"/>
        <table:table-column table:style-name="Таблица40.B"/>
        <text:soft-page-break/>
        <table:table-row>
          <table:table-cell table:style-name="Таблица40.A1" office:value-type="string">
            <text:p text:style-name="P116"><text:span text:style-name="T433">protected</text:span><text:span text:style-name="T333"> PluginConfiguration </text:span><text:span text:style-name="T441">config</text:span></text:p>
          </table:table-cell>
          <table:table-cell table:style-name="Таблица40.B1" office:value-type="string">
            <text:p text:style-name="P1016">Описание: данная переменная хранит специальный объект (из плагина <text:span text:style-name="T1">DUtil), </text:span>благодаря которому можно получить сессионный доступ к файлу конфигураций плагина.</text:p>
            <text:p text:style-name="P1016">Связь: данную переменную используют <text:span text:style-name="T1">(Manager, ManagerEvents, PluginCommands)</text:span></text:p>
          </table:table-cell>
        </table:table-row>
        <table:table-row>
          <table:table-cell table:style-name="Таблица40.A2" office:value-type="string">
            <text:p text:style-name="P116"><text:span text:style-name="T433">protected</text:span><text:span text:style-name="T333"> Manager </text:span><text:span text:style-name="T445">manager</text:span></text:p>
          </table:table-cell>
          <table:table-cell table:style-name="Таблица40.B2" office:value-type="string">
            <text:p text:style-name="P1016">Описание: хранит объект менеджера, благодаря которому реализуется большая часть функционала.</text:p>
            <text:p text:style-name="P1016">Связь: данную переменную используют <text:span text:style-name="T1">(MFractionsAPI, ManagerEvents, PluginCommands)</text:span></text:p>
          </table:table-cell>
        </table:table-row>
        <table:table-row>
          <table:table-cell table:style-name="Таблица40.A2" office:value-type="string">
            <text:p text:style-name="P116"><text:span text:style-name="T433">protected</text:span><text:span text:style-name="T333"> MFractionsAPI </text:span><text:span text:style-name="T441">mfractionsApi</text:span></text:p>
          </table:table-cell>
          <table:table-cell table:style-name="Таблица40.B2" office:value-type="string">
            <text:p text:style-name="P1016">Описание: хранит объект <text:span text:style-name="T1">(API), </text:span>плагина <text:span text:style-name="T1">(MFractions).</text:span></text:p>
            <text:p text:style-name="P1016">Связь: используется типами <text:span text:style-name="T1">(Manager)</text:span></text:p>
          </table:table-cell>
        </table:table-row>
        <table:table-row>
          <table:table-cell table:style-name="Таблица40.A2" office:value-type="string">
            <text:p text:style-name="P116"><text:span text:style-name="T433">protected</text:span><text:span text:style-name="T333"> ManagerEvents </text:span><text:span text:style-name="T441">events</text:span><text:span text:style-name="T333"> = </text:span><text:span text:style-name="T433">null</text:span></text:p>
          </table:table-cell>
          <table:table-cell table:style-name="Таблица40.B2" office:value-type="string">
            <text:p text:style-name="P1016">Описание: хранит объект событий плагина. Благодаря ему реализуются и регистрируются события, которые плагин использует.</text:p>
          </table:table-cell>
        </table:table-row>
        <table:table-row table:style-name="Таблица40.5">
          <table:table-cell table:style-name="Таблица40.A5" office:value-type="string">
            <text:p text:style-name="P116"><text:span text:style-name="T433">private</text:span><text:span text:style-name="T333"> PluginCommands </text:span><text:span text:style-name="T446">commands</text:span></text:p>
          </table:table-cell>
          <table:table-cell table:style-name="Таблица40.B5" office:value-type="string">
            <text:p text:style-name="P1016">Описание: хранит специальный объект команд, благодаря которому реализуются команды плагина.</text:p>
          </table:table-cell>
        </table:table-row>
      </table:table>
      <text:p text:style-name="P428"/>
      <text:p text:style-name="P370"/>
      <text:p text:style-name="P370">Конструктор типа (метод <text:span text:style-name="T1">onEnable())</text:span></text:p>
      <text:p text:style-name="P432">Метод <text:span text:style-name="T1">(onEnable()) </text:span>вызывается в тот момент, когда данный плагин включается. Метод должен инициализировать все переменные, которые приведены выше. Если при инициализации переменных <text:span text:style-name="T1">(config) </text:span>и <text:span text:style-name="T1">(manager) </text:span>возникли исключения, то выполнение метода прекращается, и выводится <text:span text:style-name="T1">(stackTrace). </text:span><text:span text:style-name="T526">Если исключение связано только с файлом конфигураций, то плагин можно перезапустить, вызвав команду </text:span><text:span text:style-name="T172">(mr reload).</text:span></text:p>
      <text:p text:style-name="P427"/>
      <text:p text:style-name="P427"/>
      <text:p text:style-name="P427"/>
      <text:p text:style-name="P427"/>
      <text:p text:style-name="P427"/>
      <text:p text:style-name="P427"/>
      <text:p text:style-name="P427"/>
      <text:p text:style-name="P427"/>
      <text:p text:style-name="P461"><text:reference-mark-start text:name="chapter4.theme11"/>(11) Реализация команд — тип <text:span text:style-name="T1">(PluginCommands)</text:span><text:reference-mark-end text:name="chapter4.theme11"/></text:p>
      <text:p text:style-name="P235"><text:reference-ref text:reference-format="text" text:ref-name="nav4">4.</text:reference-ref></text:p>
      <text:p text:style-name="P372">Как происходит реализация команд в данном плагине</text:p>
      <text:p text:style-name="P433">Так-как реализация команд — это очень большое количество проверок (ветвлений <text:span text:style-name="T1">if), </text:span>то в одном методе (<text:span text:style-name="T1">onCommand()) </text:span>будет очень сложно разместить все эти команды. <text:span text:style-name="T527">Для решения этой проблемы следует начать разбивать команды на группы и подгруппы.</text:span></text:p>
      <text:p text:style-name="P433"/>
      <text:p text:style-name="P434">Данный плагин имеет всего одну команду <text:span text:style-name="T1">(mr). </text:span>Множественный функционал этой команды достигается за счёт анализа параметров этой команды, которые указываются отправителями команды, когда она вызывается. <text:span text:style-name="T528">Каждый параметр можно отнести к своей группе, которая будет им заниматься. Например, по первому параметру команд, данного плагина, можно выделить следующие группы </text:span><text:span text:style-name="T173">(rank, show, kit, add, reload). </text:span><text:span text:style-name="T528">Когда пользователь вводит одну из этих групп первым параметров, команды </text:span><text:span text:style-name="T173">(mr), </text:span><text:span text:style-name="T528">то дальше выполнение команды с </text:span><text:soft-page-break/><text:span text:style-name="T173">(CommandSender), </text:span><text:span text:style-name="T528">и аргументами </text:span><text:span text:style-name="T173">(args), </text:span><text:span text:style-name="T528">передаются соответствующему обработчику команды. В данном случае, в роли обработчика выступает тип </text:span><text:span text:style-name="T173">(PluginCommands).</text:span></text:p>
      <text:p text:style-name="P372"/>
      <text:p text:style-name="P372"/>
      <text:p text:style-name="P372">Тип <text:span text:style-name="T1">(PluginCommands)</text:span></text:p>
      <text:p text:style-name="P435">Данный тип имеет методы, которые выполняют определённые команды. Эти методы разделены на группы и каждая группа имеет тот самый обработчик, с которого продолжается дальнейшее выполнение команды. <text:span text:style-name="T531">Как правило, обработчик имеет спецификатор доступа </text:span><text:span text:style-name="T175">(public), </text:span><text:span text:style-name="T531">а его остальные методы (методы подгруппы) имеют тип </text:span><text:span text:style-name="T175">(private).</text:span> Дальше, в этом обработчике решается, какому методу<text:span text:style-name="T1">, </text:span>данной группы, передавать параметры, для следующего выполнения. <text:span text:style-name="T529">Например, команда </text:span><text:span text:style-name="T174">(mr rank join 0) </text:span><text:span text:style-name="T529">имеет следующий путь: </text:span><text:span text:style-name="T174">(onCommand(…)→rank(…)→ rankJoin(…)), </text:span><text:span text:style-name="T532">где </text:span><text:span text:style-name="T176">(rank) </text:span><text:span text:style-name="T532">является обработчиком</text:span><text:span text:style-name="T174">. </text:span><text:span text:style-name="T530">Можно сколько угодно делать групп, подгрупп, пока не надоест, но в данном плагине нет команд, превышающих 2 группы.</text:span></text:p>
      <text:p text:style-name="P435"/>
      <text:p text:style-name="P436">Каждый метод, не являющийся «маршрутизирующим», является выполняющим команду. Каждый из таких выполняющихся методов имеет свой подход к его вызову, например, метод <text:span text:style-name="T1">(rankJoin(…)) </text:span>не проверяет отправителя на консоль и требует первым параметром игрока <text:span text:style-name="T1">(Player), </text:span>в качестве отправителя, а метод <text:span text:style-name="T1">(</text:span>rankSet<text:span text:style-name="T1">(…)) </text:span>требует уже другой ряд команд, так-что следует внимательно относиться к этим методам.</text:p>
      <text:p text:style-name="P436"/>
      <text:p text:style-name="P437">Здесь не будут объяснены эти методы, т.к. они будут дублировать пояснения соответствующих команды, описанное которых было в теме <text:span text:style-name="T1">(2.4.3). </text:span><text:span text:style-name="T533">Так-же следует заметить, как происходит работа методов с параметрами </text:span><text:span text:style-name="T177">(args)</text:span><text:span text:style-name="T533">, которые были переданы из </text:span><text:span text:style-name="T177">(onCommand()). </text:span><text:span text:style-name="T533">Каждый из соответствующих методов ожидает, что когда ему передают список параметров команды, в этом списке, в соответствующих индексах, будут соответствующие значения. Эти методы редко делают проверку на наличие в массиве </text:span><text:span text:style-name="T177">(args) </text:span><text:span text:style-name="T533">какого-то элемента — они просто обращаются к определённому индексу. Так-же эти методы редко делают проверку данных из параметров, поэтому они «без страха» приводят числовые значения к <text:s/>типам, и делают другие «опасные»/непроверенные «штучки». Смысл такой рисковой тактики в том, что нужно очень много проверок, дабы проверять в каждом методе все значения. Если где-то произошло исключение, то оно просто поднимается до уровня метода </text:span><text:span text:style-name="T177">(onCommand()), </text:span><text:span text:style-name="T533">где обрабатывается и сообщает игроку об ошибке в команде.</text:span></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62"><text:soft-page-break/><text:reference-mark-start text:name="chapter4.theme12"/>(12) События плагина<text:reference-mark-end text:name="chapter4.theme12"/></text:p>
      <text:p text:style-name="P236"><text:reference-ref text:reference-format="text" text:ref-name="nav4">4.</text:reference-ref></text:p>
      <text:p text:style-name="P373">Типы событий и их описанием</text:p>
      <text:p text:style-name="P439">Здесь приведён список типов событий, которые вызываются данным плагином:</text:p>
      <table:table table:name="Таблица42" table:style-name="Таблица42">
        <table:table-column table:style-name="Таблица42.A"/>
        <table:table-row>
          <table:table-cell table:style-name="Таблица42.A1" office:value-type="string">
            <text:p text:style-name="P988">PlayerJoinRankEvent</text:p>
            <text:p text:style-name="P1000">Описание: вызывается <text:span text:style-name="T534">методом </text:span><text:span text:style-name="T178">(giveRank()), </text:span><text:span text:style-name="T534">если указанному игроку был успешно выдан указанный ранг.</text:span></text:p>
            <text:p text:style-name="P1001">Члены: наследует <text:span text:style-name="T1">(PlayerEvent); </text:span>хранит поле <text:span text:style-name="T1">(Rank rank), </text:span>с установленным рангом, доступ к которому происходит через метод <text:span text:style-name="T1">(getRank()).</text:span></text:p>
          </table:table-cell>
        </table:table-row>
        <table:table-row>
          <table:table-cell table:style-name="Таблица42.A2" office:value-type="string">
            <text:p text:style-name="P988">PlayerReceiveKitEvent</text:p>
            <text:p text:style-name="P1002">Описание: вызывается методом <text:span text:style-name="T1">(giveKit()), </text:span>если указанному игроку был успешно выдан указанный набор.</text:p>
            <text:p text:style-name="P1002">Члены: наследует <text:span text:style-name="T1">(PlayerEvent); </text:span>хранит поле <text:span text:style-name="T1">(Kit kit), </text:span>с выданным набором, доступ к которому происходит через метод <text:span text:style-name="T1">(getKit()).</text:span></text:p>
          </table:table-cell>
        </table:table-row>
      </table:table>
      <text:p text:style-name="P439"/>
      <text:p text:style-name="P438"/>
      <text:p text:style-name="P515"/>
      <text:p text:style-name="P515"/>
      <text:p text:style-name="P462"><text:reference-mark-start text:name="chapter4.theme13"/>(13) Доступ к плагину извне — тип <text:span text:style-name="T1">(MRanksAPI)</text:span><text:reference-mark-end text:name="chapter4.theme13"/></text:p>
      <text:p text:style-name="P236"><text:reference-ref text:reference-format="text" text:ref-name="nav4">4.</text:reference-ref></text:p>
      <text:p text:style-name="P373">Описание <text:span text:style-name="T535">и получение типа </text:span><text:span text:style-name="T179">(MRanksAPI)</text:span></text:p>
      <text:p text:style-name="P440">Класс <text:span text:style-name="T1">(MRanksAPI) </text:span>является посредником между плагином <text:span text:style-name="T1">(MRanks) </text:span>и другими плагинами. При помощи<text:span text:style-name="T180"> </text:span>членов экземпляра данного типа можно взаимодействовать с данным плагином.</text:p>
      <text:p text:style-name="P440"/>
      <text:p text:style-name="P440">По большей части, данный тип дублирует большую часть членов <text:span text:style-name="T536">типа </text:span><text:span text:style-name="T181">(Manager), </text:span><text:span text:style-name="T536">и здесь эти члены описаны не будут. </text:span></text:p>
      <text:p text:style-name="P440"/>
      <text:p text:style-name="P441">Для получения экземпляра данного типа, следует вызвать статический метод — <text:span text:style-name="T1">(MRanks.getApi()).</text:span></text:p>
      <text:p text:style-name="P450"><draw:line text:anchor-type="paragraph" draw:z-index="22" draw:name="Фигура12" draw:style-name="gr1" draw:text-style-name="P1056" svg:x1="-0.347cm" svg:y1="1.395cm" svg:x2="18.624cm" svg:y2="1.395cm"><text:p/></draw:line></text:p>
      <text:p text:style-name="P525"/>
      <text:p text:style-name="P523"><text:reference-mark-start text:name="p2.chapter5"/>Глава 5:<text:line-break/>плагин <text:span text:style-name="T1">MChat</text:span><text:reference-mark-end text:name="p2.chapter5"/></text:p>
      <text:p text:style-name="P228"><text:reference-mark-start text:name="chapter5.theme1"/>(1) <text:span text:style-name="T537">Логическая часть плагина</text:span><text:reference-mark-end text:name="chapter5.theme1"/></text:p>
      <text:p text:style-name="P237"><text:reference-ref text:reference-format="text" text:ref-name="nav4">4.</text:reference-ref></text:p>
      <text:p text:style-name="P516"/>
      <text:p text:style-name="P377">Два вида чата: классический и проектный</text:p>
      <text:p text:style-name="P472">Так-как в проекте планируется ввод раций, посредством которых будет происходить доступ к командному и локальному чатам, посредством наличия прав на определённый тип чата, то логично будет сделать данному плагину два режима. Разделить плагин на два режима следует т.к. режим, отличный от классического (где игроки имеют полный доступ к локальному и глобальному чатам), может вызвать у игроков удивление и нежелание играть на сервере проекта.</text:p>
      <text:p text:style-name="P442"/>
      <text:p text:style-name="P473">Здесь находится полное описание этих двух режимов, с приведением прав:</text:p>
      <table:table table:name="Таблица45" table:style-name="Таблица45">
        <table:table-column table:style-name="Таблица45.A"/>
        <table:table-row>
          <table:table-cell table:style-name="Таблица45.A1" office:value-type="string">
            <text:p text:style-name="P968">Классический тип чата</text:p>
            <text:p text:style-name="P969">Описание:</text:p>
            <text:p text:style-name="P970">Под классическим чатом понимается не тот чат <text:span text:style-name="T1">(minecraft), </text:span>который полностью глобальный, а чат, который разделён на — локальный и глобальный. Доступ к глобальному чату происходит путём написания символа <text:span text:style-name="T1">(!) </text:span>в начале сообщения.</text:p>
            <text:p text:style-name="P970"/>
            <text:p text:style-name="P970">Данный проект добавляет в классический чат еще одно его подразделение. Так-как в проекте есть фракции, то данный проект добавляет к классическому чату еще и чат, который виден только членам одной фракции. <text:span text:style-name="T543">Этот чат здесь называется командным.</text:span> <text:span text:style-name="T543">Чтобы отправить сообщение в командный чат, перед сообщением следует писать символы (!!), без единого отступа.</text:span></text:p>
            <text:p text:style-name="P970"/>
            <text:p text:style-name="P971">Права:</text:p>
            <text:p text:style-name="P971">Для доступа к такому чату игрок должен иметь всего одно следующее право:</text:p>
            <text:p text:style-name="P981">(mchat.access)</text:p>
          </table:table-cell>
        </table:table-row>
        <table:table-row>
          <table:table-cell table:style-name="Таблица45.A2" office:value-type="string">
            <text:p text:style-name="P968">Проектный тип чата</text:p>
            <text:p text:style-name="P972">Описание:</text:p>
            <text:p text:style-name="P973">Проектный чат также имеет три его подразделения — локальный, командный и глобальный, <text:span text:style-name="T544">как и классический. Главное отличие проектного чата от классического в том, что проектный для доступа (отправка и чтение сообщений) к каждому из подразделений чата требует наличие у игрока определённых прав. Сделано это для того, чтобы посредством гаджетов, а в частности — раций, можно было получать доступ к разным подразделениям чата.</text:span></text:p>
            <text:p text:style-name="P973"/>
            <text:p text:style-name="P974">Чтобы писать в командный и глобальные чаты, не нужно ставить никаких символов перед сообщением, нужно иметь только одно право.</text:p>
            <text:p text:style-name="P973"/>
            <text:p text:style-name="P973"/>
            <text:p text:style-name="P974">Права проектного чата, и что они дают:</text:p>
            <text:p text:style-name="P974"><text:span text:style-name="T545">Право </text:span><text:span text:style-name="T546">(mchat.localChat)</text:span><text:span text:style-name="T1"> – </text:span>разрешает игроку отправлять сообщения в локальный чат и читать командный чат, но не отправлять в него сообщения. Для чтения локального чата не нужно иметь никаких прав.</text:p>
            <text:p text:style-name="P974"><text:span text:style-name="T545">Право (</text:span><text:span text:style-name="T546">mchat.commandChat)</text:span><text:span text:style-name="T1"> – </text:span>разрешает игроку отправлять сообщения в командный чат. Если игрок имеет это право, то он пишет в командный чат, а право локального чата игнорируется.</text:p>
            <text:p text:style-name="P975"><text:span text:style-name="T545">Право </text:span><text:span text:style-name="T546">(mchat.globalChat)</text:span><text:span text:style-name="T1"> – </text:span>разрешает игроку отправлять сообщения в глобальный чат, а также читать сообщения других игроков, которые тоже отправляют сообщения в глобальный чат. <text:span text:style-name="T547">Если игрок имеет это право, то он пишет исключительно в глобальный чат, а право командного и локального чата — игнорируются.</text:span></text:p>
            <text:p text:style-name="P975"><text:soft-page-break/></text:p>
            <text:p text:style-name="P976">Для общего доступа к чату нужно иметь право <text:span text:style-name="T1">(mchat.access), </text:span>без которого даже при наличии одного из права, подразделения чата, доступ не будет выдан.</text:p>
          </table:table-cell>
        </table:table-row>
      </table:table>
      <text:p text:style-name="P443"/>
      <text:p text:style-name="P377"/>
      <text:p text:style-name="P375">Формат <text:span text:style-name="T538">выводимых сообщений</text:span></text:p>
      <text:p text:style-name="P474">Хоть классический, хоть проектный режим чата, сообщения будут иметь <text:span text:style-name="T548">формат:</text:span></text:p>
      <table:table table:name="Таблица43" table:style-name="Таблица43">
        <table:table-column table:style-name="Таблица43.A"/>
        <table:table-row>
          <table:table-cell table:style-name="Таблица43.A1" office:value-type="string">
            <text:p text:style-name="P792">&lt;<text:span text:style-name="T207">тип_чата</text:span>&gt;&lt;<text:span text:style-name="T207">имя_фракции_отправителя</text:span>&gt;|&lt;pex_<text:span text:style-name="T207">префикс</text:span>&gt;&lt;<text:span text:style-name="T207">имя_игрока</text:span>&gt;<text:span text:style-name="T1">&lt;pex_</text:span><text:span text:style-name="T207">суффикс</text:span><text:span text:style-name="T1">&gt;: &lt;</text:span><text:span text:style-name="T207">сообщение</text:span><text:span text:style-name="T1">&gt;</text:span></text:p>
          </table:table-cell>
        </table:table-row>
      </table:table>
      <text:p text:style-name="P469"/>
      <text:p text:style-name="P469"/>
      <text:p text:style-name="P383">Права плагина</text:p>
      <text:p text:style-name="P481">Для контроля доступа других игроков к данному плагину, он реализует различные права. Здесь будет приведён список всех прав плагина, а так-же — пояснение к ним.</text:p>
      <table:table table:name="Таблица48" table:style-name="Таблица48">
        <table:table-column table:style-name="Таблица48.A"/>
        <table:table-row>
          <table:table-cell table:style-name="Таблица48.A1" office:value-type="string">
            <text:p text:style-name="P989">(mranks.access)</text:p>
            <text:p text:style-name="P1003">Даёт игроку доступ к данному плагину. Понятие доступа варьируется в зависимости от режима чата. Так, при классическом режиме чата, это право даёт разрешение игроку пользоваться всеми подразделениями чата (локальным, командным и глобальным), <text:span text:style-name="T561">а при проектом режиме чата, данное право определяет общий доступ к чату, или — без этого права игрок не сможет писать в любой из чатов, даже если игрок имеет на это подразделение чата разрешение.</text:span></text:p>
          </table:table-cell>
        </table:table-row>
        <table:table-row>
          <table:table-cell table:style-name="Таблица48.A2" office:value-type="string">
            <text:p text:style-name="P1025">(<text:span text:style-name="T190">mchat.owne</text:span><text:span text:style-name="T191">r)</text:span></text:p>
            <text:p text:style-name="P1004">Даёт игроку <text:span text:style-name="T562">право владельца сервера. Пока это право определяет разрешение доступа игрока к команде </text:span><text:span text:style-name="T191">(reload).</text:span></text:p>
          </table:table-cell>
        </table:table-row>
        <table:table-row>
          <table:table-cell table:style-name="Таблица48.A2" office:value-type="string">
            <text:p text:style-name="P1006">Здесь идут права, затрагивающие только проектный режим плагина. Следующие далее</text:p>
            <text:p text:style-name="P1006">права никак не могут повлиять на работу классического режима, только на проектный.</text:p>
          </table:table-cell>
        </table:table-row>
        <table:table-row>
          <table:table-cell table:style-name="Таблица48.A2" office:value-type="string">
            <text:p text:style-name="P990">(mchat.globalChat)</text:p>
            <text:p text:style-name="P1005">При наличии этого права у игрока, все <text:span text:style-name="T563">сообщения, которые игрок отправляет, будут отправлены в глобальный чат. Так-же, это право нужно для получения сообщений, глобального чата. При наличии этого права, игрок может получать сообщения из локального чата и командного, но в них он не может отправлять ничего.</text:span></text:p>
          </table:table-cell>
        </table:table-row>
        <table:table-row>
          <table:table-cell table:style-name="Таблица48.A2" office:value-type="string">
            <text:p text:style-name="P991">(mchat.commandChat)</text:p>
            <text:p text:style-name="P1007">При наличии этого права у игрока, все его отправляемые сообщения будут отправлены в командный чат. Все, кто имеет право <text:span text:style-name="T1">(mchat.localChat) </text:span>могут принимать сообщения из <text:span text:style-name="T1">(mchat.commandChat), </text:span>но не отправлять. <text:span text:style-name="T564">При наличии этого права, так-же будут приниматься сообщения из локального и командного чатов.</text:span></text:p>
          </table:table-cell>
        </table:table-row>
        <table:table-row>
          <table:table-cell table:style-name="Таблица48.A6" office:value-type="string">
            <text:p text:style-name="P1026">(<text:span text:style-name="T1">mchat.localChat)</text:span></text:p>
            <text:p text:style-name="P1008">При наличии этого права у игрока все его сообщения отправляются исключительно в локальный чат. Имея это право, игрок может получать сообщения из командного чата, а для получения сообщений из локального чата, никаких прав не нужно.</text:p>
          </table:table-cell>
        </table:table-row>
      </table:table>
      <text:p text:style-name="P481"/>
      <text:p text:style-name="P469"/>
      <text:p text:style-name="P468"><text:reference-mark-start text:name="chapter5.theme2"/>(2) <text:span text:style-name="T207">Файл конфигураций плагина</text:span><text:reference-mark-end text:name="chapter5.theme2"/></text:p>
      <text:p text:style-name="P240"><text:reference-ref text:reference-format="text" text:ref-name="nav4">4.</text:reference-ref></text:p>
      <text:p text:style-name="P376">Введение</text:p>
      <text:p text:style-name="P475">Для реализации взаимодействия данного плагина с файлом конфигураций, используются средства плагина <text:span text:style-name="T1">(DUtil), </text:span>а конкретно — тип <text:span text:style-name="T1">(PluginConfiguration). </text:span>Правила взаимодействия с этим типом здесь опускаются. Директория файла конфигураций - <text:span text:style-name="T1">(plugins/MChat)</text:span></text:p>
      <text:p text:style-name="P497"/>
      <text:p text:style-name="P497"/>
      <text:p text:style-name="P378"><text:soft-page-break/>Внутренности файла конфигураций</text:p>
      <text:p text:style-name="P486">Здесь идёт полное описание файла конфигураций плагина. Описание:</text:p>
      <table:table table:name="Таблица44" table:style-name="Таблица44">
        <table:table-column table:style-name="Таблица44.A"/>
        <table:table-row>
          <table:table-cell table:style-name="Таблица44.A1" office:value-type="string">
            <text:p text:style-name="P793">GeneralOptions:</text:p>
            <text:p text:style-name="P793"><text:s text:c="2"/>ChatType: &lt;0|1&gt;</text:p>
            <text:p text:style-name="P793"><text:s text:c="2"/><text:span text:style-name="T183">LocalChatDistance: 5</text:span></text:p>
            <text:p text:style-name="P793"/>
            <text:p text:style-name="P795"><text:span text:style-name="T540">ChatTypePrefix</text:span>:</text:p>
            <text:p text:style-name="P795"><text:s text:c="2"/><text:span text:style-name="T539">LocalChat: “[Local]”</text:span></text:p>
            <text:p text:style-name="P795"><text:s text:c="2"/><text:span text:style-name="T539">CommandChat: “[Command]”</text:span></text:p>
            <text:p text:style-name="P795"><text:s text:c="2"/><text:span text:style-name="T539">GlobalChat: “[Global]”</text:span></text:p>
            <text:p text:style-name="P793"/>
            <text:p text:style-name="P794">Text:</text:p>
            <text:p text:style-name="P794"><text:s text:c="2"/><text:span text:style-name="T182">HaveNoPerms: “You have no perms!”</text:span></text:p>
            <text:p text:style-name="P796"><text:s text:c="2"/><text:span text:style-name="T541">WrongCommand: “Command typed wrong!”</text:span></text:p>
            <text:p text:style-name="P796"><text:s text:c="2"/><text:span text:style-name="T542">ErrorOccurred: “While performing the command error occurred!”</text:span></text:p>
          </table:table-cell>
        </table:table-row>
        <table:table-row>
          <table:table-cell table:style-name="Таблица44.A2" office:value-type="string">
            <text:p text:style-name="P802">Карта <text:span text:style-name="T1">(GeneralOptions)</text:span></text:p>
            <text:p text:style-name="P801"><text:span text:style-name="T549">Описание:</text:span> несёт опции некоторые опции плагина. Следует заметить, что плагин не проверяет никаких этих значения, и при указании значений, которые не предусмотрены документацией, может произойти что-угодно.</text:p>
            <text:p text:style-name="P1030">Поля:</text:p>
            <text:p text:style-name="P797">(<text:span text:style-name="T550">ChatType) – </text:span><text:span text:style-name="T220">указывает режим чата. Значение </text:span><text:span text:style-name="T550">(0) </text:span><text:span text:style-name="T220">включает проектный режим, а значение </text:span><text:span text:style-name="T550">(1)- </text:span><text:span text:style-name="T220">включает классический режим.</text:span></text:p>
            <text:p text:style-name="P798"><text:span text:style-name="T220">(</text:span>LocalChatDistance<text:span text:style-name="T207">) — указывает расстояние, на котором будет виден локальный чат. Дистанция указывается в блоках.</text:span></text:p>
            <text:p text:style-name="P799"/>
            <text:p text:style-name="P802">Карта <text:span text:style-name="T1">(ChatTypePrefix)</text:span></text:p>
            <text:p text:style-name="P1031">Описание: <text:span text:style-name="T278">несёт префиксы для всех трёх подразделений чата (локальный, командный и глобальный).</text:span></text:p>
            <text:p text:style-name="P800"/>
            <text:p text:style-name="P801"><text:span text:style-name="T551">Карта </text:span><text:span text:style-name="T184">(Text</text:span><text:span text:style-name="T552">)</text:span></text:p>
            <text:p text:style-name="P803"><text:span text:style-name="T549">Описание:</text:span> несёт сообщения, которые будут отправляться игрокам, в процессе различных взаимодействий с данным плагином.</text:p>
          </table:table-cell>
        </table:table-row>
      </table:table>
      <text:p text:style-name="P444"/>
      <text:p text:style-name="P470"><text:reference-mark-start text:name="chapter5.theme3"/>(3) <text:span text:style-name="T207">Главный тип — </text:span>(MChat)<text:reference-mark-end text:name="chapter5.theme3"/></text:p>
      <text:p text:style-name="P241"><text:reference-ref text:reference-format="text" text:ref-name="nav4">4.</text:reference-ref></text:p>
      <text:p text:style-name="P379">Описание типа</text:p>
      <text:p text:style-name="P476">Для создания всех функций плагина, которые были перечислены в предыдущих двух темах, нужен всего один класс. <text:span text:style-name="T555">Как не сложно догадаться, этим классом является </text:span><text:span text:style-name="T187">(MChat).</text:span></text:p>
      <text:p text:style-name="P498"/>
      <text:p text:style-name="P477">Помимо обязанности реализации функционала, он еще является обработчиком событий и главным типом, представляющи<text:span text:style-name="T556">м</text:span> данный плагин. <text:span text:style-name="T557">Данный тип наследует </text:span><text:span text:style-name="T188">(JavaPlugin) </text:span><text:span text:style-name="T557">и реализует интерфейс </text:span><text:span text:style-name="T188">(Listener), </text:span><text:span text:style-name="T557">для реализации обработки событий.</text:span></text:p>
      <text:p text:style-name="P379"/>
      <text:p text:style-name="P379"/>
      <text:p text:style-name="P379">Ярусы типа</text:p>
      <text:p text:style-name="P478">Хоть и всё заключено в одном типе, этот тип требует разделения его членов на отдельные ярусы, которые занимаются своим делом. Дальше идёт перечисление всех ярусов типа, а так-же пояснение к ним.</text:p>
      <table:table table:name="Таблица46" table:style-name="Таблица46">
        <table:table-column table:style-name="Таблица46.A"/>
        <table:table-row>
          <table:table-cell table:style-name="Таблица46.A1" office:value-type="string">
            <text:p text:style-name="P1034">Commands</text:p>
            <text:p text:style-name="P1032"><text:span text:style-name="T559">Я</text:span>рус имеет члены, посредством которых происходит реализация команд плагина. В нём находится метод <text:span text:style-name="T1">(onCommand()) </text:span>и средства, отвечающие за команды.</text:p>
          </table:table-cell>
        </table:table-row>
        <text:soft-page-break/>
        <table:table-row>
          <table:table-cell table:style-name="Таблица46.A2" office:value-type="string">
            <text:p text:style-name="P1036">Chat handlers</text:p>
            <text:p text:style-name="P1032"><text:span text:style-name="T559">Ч</text:span>лены данного яруса отвечают за контроль выводимых данных игрокам<text:span text:style-name="T1">, </text:span><text:span text:style-name="T558">а так-же за режимы чата. В данном ярусе находится событие </text:span><text:span text:style-name="T189">(AsyncPlayerChatEvent), </text:span><text:span text:style-name="T558">посредством которого можно взять под полный контроль всё, что игроки отправляют в чат.</text:span></text:p>
          </table:table-cell>
        </table:table-row>
        <table:table-row>
          <table:table-cell table:style-name="Таблица46.A2" office:value-type="string">
            <text:p text:style-name="P1035">Utils</text:p>
            <text:p text:style-name="P1033">Хранить разные методы, которые выступают в качестве подручных членов плагина. Большая часть этих методов является <text:span text:style-name="T1">(static), </text:span>поэтому к ним можно обращаться так-же через другие плагины.</text:p>
          </table:table-cell>
        </table:table-row>
        <table:table-row>
          <table:table-cell table:style-name="Таблица46.A4" office:value-type="string">
            <text:p text:style-name="P1035">Constructor</text:p>
            <text:p text:style-name="P1033">Данный ярус <text:span text:style-name="T560">является «конструктором» типа. Так-как этот тип представляет плагин, то в качестве его конструктора должен выступать не тот конструктор, который обычно используется в типах, а метод, который вызывается при запуске данного плагина, уже после создания экземпляра, данного типа. В этом ярусе происходят начальные вызовы, различных членов типа/плагина.</text:span></text:p>
          </table:table-cell>
        </table:table-row>
      </table:table>
      <text:p text:style-name="P478"/>
      <text:p text:style-name="P379"/>
      <text:p text:style-name="P380">Переменные типа</text:p>
      <text:p text:style-name="P479">В этом типе есть два вида переменных: переменные функционала и переменные прав. Первые переменные отвечают за хранение типов, благодаря которым работает плагин, а вторые переменные отвечают за хранение прав плагина. В отличии от первого вида переменных, переменные прав всегда имеют следующую сигнатуру <text:line-break/><text:span text:style-name="T1">(public final static String).</text:span></text:p>
      <text:p text:style-name="P499"/>
      <text:p text:style-name="P480">Здесь идёт список всех переменных типа, а так-же их описание:</text:p>
      <table:table table:name="Таблица47" table:style-name="Таблица47">
        <table:table-column table:style-name="Таблица47.A"/>
        <table:table-column table:style-name="Таблица47.B"/>
        <table:table-row>
          <table:table-cell table:style-name="Таблица47.A1" office:value-type="string">
            <text:p text:style-name="P211"><text:span text:style-name="T433">private</text:span><text:span text:style-name="T333"> MFractionsAPI </text:span><text:span text:style-name="T441">mfractionsApi</text:span></text:p>
          </table:table-cell>
          <table:table-cell table:style-name="Таблица47.B1" office:value-type="string">
            <text:p text:style-name="P1017">Хранит объект <text:span text:style-name="T1">(API), </text:span>плагина <text:span text:style-name="T1">(MFractions). </text:span>Благодаря ему<text:span text:style-name="T1">, </text:span>данный плагин может взаимодействовать с плагином <text:span text:style-name="T1">(MFractions)</text:span></text:p>
          </table:table-cell>
        </table:table-row>
        <table:table-row>
          <table:table-cell table:style-name="Таблица47.A2" office:value-type="string">
            <text:p text:style-name="P211"><text:span text:style-name="T433">private</text:span><text:span text:style-name="T333"> PluginConfiguration </text:span><text:span text:style-name="T441">config</text:span></text:p>
          </table:table-cell>
          <table:table-cell table:style-name="Таблица47.B2" office:value-type="string">
            <text:p text:style-name="P1017">Хранит объект конфигураций, посредством которого данный плагин взаимодействует со своим файлом конфигураций.</text:p>
          </table:table-cell>
        </table:table-row>
        <table:table-row>
          <table:table-cell table:style-name="Таблица47.A3" table:number-columns-spanned="2" office:value-type="string">
            <text:p text:style-name="P211"/>
          </table:table-cell>
          <table:covered-table-cell/>
        </table:table-row>
        <table:table-row>
          <table:table-cell table:style-name="Таблица47.A2" office:value-type="string">
            <text:p text:style-name="P211"><text:span text:style-name="T433">public</text:span><text:span text:style-name="T333"> </text:span><text:span text:style-name="T433">final</text:span><text:span text:style-name="T333"> </text:span><text:span text:style-name="T433">static</text:span><text:span text:style-name="T333"> String </text:span><text:span text:style-name="T442">chatAccessPermission</text:span></text:p>
          </table:table-cell>
          <table:table-cell table:style-name="Таблица47.B2" table:number-rows-spanned="5" office:value-type="string">
            <text:p text:style-name="P1018">Данные переменные хранят права, которые подробно описаны в теме <text:span text:style-name="T1">(2.5.1). </text:span>Что, какая переменная хранит, догадаться не сложно.</text:p>
          </table:table-cell>
        </table:table-row>
        <table:table-row>
          <table:table-cell table:style-name="Таблица47.A2" office:value-type="string">
            <text:p text:style-name="P211"><text:span text:style-name="T433">public</text:span><text:span text:style-name="T333"> </text:span><text:span text:style-name="T433">final</text:span><text:span text:style-name="T333"> </text:span><text:span text:style-name="T433">static</text:span><text:span text:style-name="T333"> String </text:span><text:span text:style-name="T442">ownerPermission</text:span></text:p>
          </table:table-cell>
          <table:covered-table-cell/>
        </table:table-row>
        <table:table-row>
          <table:table-cell table:style-name="Таблица47.A2" office:value-type="string">
            <text:p text:style-name="P211"><text:span text:style-name="T433">public</text:span><text:span text:style-name="T333"> </text:span><text:span text:style-name="T433">final</text:span><text:span text:style-name="T333"> </text:span><text:span text:style-name="T433">static</text:span><text:span text:style-name="T333"> String </text:span><text:span text:style-name="T442">localChatPermission</text:span></text:p>
          </table:table-cell>
          <table:covered-table-cell/>
        </table:table-row>
        <table:table-row>
          <table:table-cell table:style-name="Таблица47.A2" office:value-type="string">
            <text:p text:style-name="P211"><text:span text:style-name="T433">public</text:span><text:span text:style-name="T333"> </text:span><text:span text:style-name="T433">final</text:span><text:span text:style-name="T333"> </text:span><text:span text:style-name="T433">static</text:span><text:span text:style-name="T333"> String </text:span><text:span text:style-name="T442">commandChatPermission</text:span></text:p>
          </table:table-cell>
          <table:covered-table-cell/>
        </table:table-row>
        <table:table-row table:style-name="Таблица47.8">
          <table:table-cell table:style-name="Таблица47.A8" office:value-type="string">
            <text:p text:style-name="P211"><text:span text:style-name="T433">public</text:span><text:span text:style-name="T333"> </text:span><text:span text:style-name="T433">final</text:span><text:span text:style-name="T333"> </text:span><text:span text:style-name="T433">static</text:span><text:span text:style-name="T333"> String </text:span><text:span text:style-name="T442">globalChatPermission</text:span></text:p>
          </table:table-cell>
          <table:covered-table-cell/>
        </table:table-row>
      </table:table>
      <text:p text:style-name="P480"/>
      <text:p text:style-name="P380"/>
      <text:p text:style-name="P379">Конструктор <text:span text:style-name="T554">типа</text:span> — <text:span text:style-name="T553">ярус </text:span><text:span text:style-name="T185">(Constructor)</text:span></text:p>
      <text:p text:style-name="P488">В данном ярусе находится метод <text:span text:style-name="T1">(onEnable()), </text:span>который вызывается при запуске плагина. Здесь<text:span text:style-name="T1">, </text:span>данный метод нужен для инициализации некоторых переменных типа <text:span text:style-name="T1">(MChat) </text:span>и регистрации событий.</text:p>
      <text:p text:style-name="P488"/>
      <text:p text:style-name="P489">Данный метод в самом своём начале производит регистрацию событий. Делается это потому, что следующий код может дать исключение, и мы не сможем зарегистрировать событие повторно. Затем, метод получает экземпляр типа <text:span text:style-name="T1">(MFractionsAPI), </text:span>для связи с <text:soft-page-break/>плагином <text:span text:style-name="T1">(MFractions). </text:span>В самом конце расположен код, который инициализирует переменную <text:span text:style-name="T1">(config), </text:span>и он может дать исключение, если файл конфигураций имеет ошибку. Если исключение произошло, то плагин можно будет перезапустить через его команду <text:span text:style-name="T1">(mchat reload).</text:span></text:p>
      <text:p text:style-name="P487"/>
      <text:p text:style-name="P455"/>
      <text:p text:style-name="P381">Перечисление <text:span text:style-name="T1">(ChatType)</text:span></text:p>
      <text:p text:style-name="P490">Для типизации типа/подразделения чата, есть перечисление <text:span text:style-name="T1">(ChatType), </text:span>которое имеет три «токена»/элемента: <text:span text:style-name="T1">(Local, Command, Global). </text:span>Этим перечислением пользуются некоторые методы типа.</text:p>
      <text:p text:style-name="P463"/>
      <text:p text:style-name="P463"/>
      <text:p text:style-name="P463"/>
      <text:p text:style-name="P463"/>
      <text:p text:style-name="P463"><text:reference-mark-start text:name="chapter5.theme4"/>(4) Утилиты плагина — ярус <text:span text:style-name="T1">(Utils)</text:span><text:reference-mark-end text:name="chapter5.theme4"/></text:p>
      <text:p text:style-name="P238"><text:reference-ref text:reference-format="text" text:ref-name="nav4">4.</text:reference-ref></text:p>
      <text:p text:style-name="P382">Получение игроков на указанном расстоянии — <text:span text:style-name="T1">(getNearPlayers(…))</text:span></text:p>
      <text:p text:style-name="P491"><text:span text:style-name="T566">Описание:</text:span> возвращает список игроков, расположенных в пределах определённого расстояния, от определённого игрока.</text:p>
      <text:p text:style-name="P491"><text:span text:style-name="T566">Сигнатура:</text:span> <text:span text:style-name="T1">(</text:span><text:span text:style-name="T565">public static ArrayList&lt;Player&gt; getNearPlayers(Player p, Integer distance</text:span><text:span text:style-name="T1">)</text:span></text:p>
      <text:p text:style-name="P500"/>
      <text:p text:style-name="P456"/>
      <text:p text:style-name="P382">Отправка сообщения множеству игроков — (sendMessage(…<text:span text:style-name="T1">))</text:span></text:p>
      <text:p text:style-name="P491"><text:span text:style-name="T566">Описание:</text:span> отправляет указанное сообщение, указанному списку игроков.</text:p>
      <text:p text:style-name="P491"><text:span text:style-name="T566">Сигнатура:</text:span> <text:span text:style-name="T1">(</text:span><text:span text:style-name="T565">public static void sendMessage(ArrayList&lt;Player&gt; recipients, String message</text:span><text:span text:style-name="T1">)</text:span></text:p>
      <text:p text:style-name="P518"/>
      <text:p text:style-name="P519"/>
      <text:p text:style-name="P517"/>
      <text:p text:style-name="P517"/>
      <text:p text:style-name="P517"/>
      <text:p text:style-name="P517"/>
      <text:p text:style-name="P463"><text:reference-mark-start text:name="chapter5.theme5"/><text:span text:style-name="T1">(5) </text:span>Реализация чата — ярус (<text:span text:style-name="T1">Chat handlers)</text:span><text:reference-mark-end text:name="chapter5.theme5"/></text:p>
      <text:p text:style-name="P242"><text:reference-ref text:reference-format="text" text:ref-name="nav4">4.</text:reference-ref></text:p>
      <text:p text:style-name="P384">Логическое разбиение отправки сообщений</text:p>
      <text:p text:style-name="P492">В данном ярусе происходит контроль сообщений игрока. Условно его можно разделить на три элемента:</text:p>
      <text:p text:style-name="P1038">- <text:span text:style-name="T566">определяющий</text:span> — его задача, это проверка у игрока права доступа к чату <text:span text:style-name="T1">(mchat.access) </text:span>и передача данных соответствующему типу обработчика чата (классический и проектный)<text:span text:style-name="T1">. </text:span>В качестве этого элемента выступает метод <text:span text:style-name="T1">(onChat()), </text:span>являющийся обработчиком события <text:span text:style-name="T1">(AsyncPlayerChatEvent).</text:span></text:p>
      <text:p text:style-name="P1038">- <text:span text:style-name="T566">обрабатывающий</text:span> — задача этого элемента (в него входят два метода), это формирование элементов сообщения (но не само сообщение) и создание списка получателей сообщения по правилам, приведённым в теме <text:span text:style-name="T1">(2.5.1). </text:span>За этот элемент отвечают методы <text:span text:style-name="T1">(firstChatType(…)) </text:span>и <text:span text:style-name="T1">(secondChatType(…)).</text:span></text:p>
      <text:p text:style-name="P1038"><text:span text:style-name="T1">- </text:span><text:span text:style-name="T566">отправляющий</text:span> — задача этого элемента, это формирование сообщения из переданных ему данных, и отправка сообщения указанным получателем. <text:span text:style-name="T567">Формат сообщения описан в теме </text:span><text:span text:style-name="T192">(2.5.1).</text:span></text:p>
      <text:p text:style-name="P1040"/>
      <text:p text:style-name="P1040"/>
      <text:p text:style-name="P1041"><text:soft-page-break/>Методы яруса и их описание</text:p>
      <text:p text:style-name="P1039">Список методов и их описание:</text:p>
      <table:table table:name="Таблица49" table:style-name="Таблица49">
        <table:table-column table:style-name="Таблица49.A"/>
        <table:table-column table:style-name="Таблица49.B"/>
        <table:table-row>
          <table:table-cell table:style-name="Таблица49.A1" office:value-type="string">
            <text:p text:style-name="P212"><text:span text:style-name="T435">public</text:span><text:span text:style-name="T341"> </text:span><text:span text:style-name="T435">void</text:span><text:span text:style-name="T341"> onChat<text:line-break/>(AsyncPlayerChatEvent </text:span><text:span text:style-name="T454">e</text:span><text:span text:style-name="T341">)</text:span></text:p>
          </table:table-cell>
          <table:table-cell table:style-name="Таблица49.B1" office:value-type="string">
            <text:p text:style-name="P1023">Проверяет наличие у игрока права <text:span text:style-name="T1">(mchat.access), </text:span>отменяет событие и передача данных следующему обработчику сообщения, <text:span text:style-name="T568">который указан в файле конфигураций.</text:span></text:p>
          </table:table-cell>
        </table:table-row>
        <table:table-row>
          <table:table-cell table:style-name="Таблица49.A2" office:value-type="string">
            <text:p text:style-name="P212"><text:span text:style-name="T435">private</text:span><text:span text:style-name="T341"> </text:span><text:span text:style-name="T435">void</text:span><text:span text:style-name="T341"> firstChatType<text:line-break/>(AsyncPlayerChatEvent </text:span><text:span text:style-name="T454">e</text:span><text:span text:style-name="T341">)</text:span></text:p>
          </table:table-cell>
          <table:table-cell table:style-name="Таблица49.B2" office:value-type="string">
            <text:p text:style-name="P1024">Метод является обработчиком сообщения для проектного типа чата. Он делает множество проверок и действий, благодаря которым всё работает по правилам, описанным ранее в теме <text:span text:style-name="T1">(2.5.1).</text:span></text:p>
          </table:table-cell>
        </table:table-row>
        <table:table-row>
          <table:table-cell table:style-name="Таблица49.A2" office:value-type="string">
            <text:p text:style-name="P212"><text:span text:style-name="T435">private</text:span><text:span text:style-name="T341"> </text:span><text:span text:style-name="T435">void</text:span><text:span text:style-name="T341"> secondChatType<text:line-break/>(AsyncPlayerChatEvent </text:span><text:span text:style-name="T454">e</text:span><text:span text:style-name="T341">)</text:span></text:p>
          </table:table-cell>
          <table:table-cell table:style-name="Таблица49.B2" office:value-type="string">
            <text:p text:style-name="P1024">Метод обрабатывает сообщение по правилам классического режима. Он анализирует сообщение на символы (!) и решает, кто его получит и как его формировать. Описание классического типа чата было в теме <text:span text:style-name="T1">(2.5.1).</text:span></text:p>
          </table:table-cell>
        </table:table-row>
        <table:table-row>
          <table:table-cell table:style-name="Таблица49.A4" office:value-type="string">
            <text:p text:style-name="P212"><text:span text:style-name="T435">private</text:span><text:span text:style-name="T341"> </text:span><text:span text:style-name="T435">void</text:span><text:span text:style-name="T341"> chat<text:line-break/>(Player </text:span><text:span text:style-name="T454">sender</text:span><text:span text:style-name="T341">, String </text:span><text:span text:style-name="T454">message</text:span><text:span text:style-name="T341">, ChatType </text:span><text:span text:style-name="T454">chatType</text:span><text:span text:style-name="T341">, <text:line-break/>String </text:span><text:span text:style-name="T454">playersFractionName</text:span><text:span text:style-name="T341">, <text:line-break/>String </text:span><text:span text:style-name="T454">prefix</text:span><text:span text:style-name="T341">, String </text:span><text:span text:style-name="T454">suffix</text:span><text:span text:style-name="T341">, ArrayList&lt;Player&gt; </text:span><text:span text:style-name="T454">recipients</text:span><text:span text:style-name="T341">)</text:span></text:p>
          </table:table-cell>
          <table:table-cell table:style-name="Таблица49.B4" office:value-type="string">
            <text:p text:style-name="P1024">Когда методы <text:span text:style-name="T1">(firstChatType()) </text:span>и <text:span text:style-name="T1">(secondChatType) </text:span>собирают все нужные данные и решают отправить сообщение, они используют данный метод. Метод собирает сообщение по определённым правилам, используя значения для него из параметров. После сборки сообщения, метод отправляет его указанным получателям (<text:span text:style-name="T1">recipients). </text:span>Метод отправляет сообщения безопасно и если получателя нет на сервере, то другие получатели не останутся без сообщения.</text:p>
          </table:table-cell>
        </table:table-row>
      </table:table>
      <text:p text:style-name="P1039"/>
      <text:p text:style-name="P1039"/>
      <text:p text:style-name="P1039"/>
      <text:p text:style-name="P1039"/>
      <text:p text:style-name="P520"/>
      <text:p text:style-name="P520"/>
      <text:p text:style-name="P463"><text:reference-mark-start text:name="chapter5.theme6"/>(<text:span text:style-name="T186">6</text:span>) Команды плагина — ярус <text:span text:style-name="T1">(Commands)</text:span><text:reference-mark-end text:name="chapter5.theme6"/></text:p>
      <text:p text:style-name="P238"><text:reference-ref text:reference-format="text" text:ref-name="nav4">4.</text:reference-ref></text:p>
      <text:p text:style-name="P385">Описание яруса <text:span text:style-name="T1">(Commands)</text:span></text:p>
      <text:p text:style-name="P493">Данный ярус отвечает за выполнение команд плагина. Сам плагин имеет всего одну команду (<text:span text:style-name="T1">mchat reload). </text:span>Эта команда пересоздаёт объект для работы с файлом конфигурации, благодаря чему обновляются данные в плагине. Как это реализовано здесь не рассматривается, т.к. там всё очень просто.</text:p>
      <text:p text:style-name="P501"><draw:line text:anchor-type="paragraph" draw:z-index="23" draw:name="Фигура12" draw:style-name="gr1" draw:text-style-name="P1056" svg:x1="-0.347cm" svg:y1="1.395cm" svg:x2="18.624cm" svg:y2="1.395cm"><text:p/></draw:line></text:p>
      <text:p text:style-name="P526"/>
      <text:p text:style-name="P524">Глава 6:</text:p>
      <text:p text:style-name="P502">Плагин <text:span text:style-name="T1">MPoints</text:span></text:p>
      <text:p text:style-name="P471"/>
      <text:p text:style-name="P464"><text:span text:style-name="T1">(1) </text:span>Введение в плагин</text:p>
      <text:p text:style-name="P239"><text:reference-ref text:reference-format="text" text:ref-name="nav4">4.</text:reference-ref></text:p>
      <text:p text:style-name="P386">Описание плагина</text:p>
      <text:p text:style-name="P482">Плагин <text:span text:style-name="T1">(MPoints) – </text:span>это плагин, который вводит в игру так называемые <text:span text:style-name="T1">“</text:span>зоны<text:span text:style-name="T1">”, </text:span>с которыми игрок может взаимодействовать. <text:span text:style-name="T572">Взаимодействие заключается в захвате определенных зон и получение за это вознаграждения в виде счёта, который обрабатывается плагином </text:span><text:span text:style-name="T195">(MFractions). </text:span><text:span text:style-name="T573">Так-же захваченную территорию можно выбрать как следующую точку появления игрока, посредством команд, данного плагина.</text:span></text:p>
      <text:p text:style-name="P482"/>
      <text:p text:style-name="P482"/>
      <text:p text:style-name="P387">Описание механизма захвата точек</text:p>
      <text:p text:style-name="P483">Захват происходить при присутствии игрока в определённых координатах, определённой зоны, и наличии у игрока определённых прав. Так-как данный плагин связан с <text:span text:style-name="T1">(MFractions), </text:span>то захваченная зона открывается не только для игрока, захватившего её, но и для всех игроков, которые находятся в фракции данного игрока. <text:span text:style-name="T574">Помимо зон с выбором точек появления есть те, которые можно только захватить и получить за них какое-то количество счёта, но выбрать их как следующую точку появления нельзя.</text:span></text:p>
      <text:p text:style-name="P483"/>
      <text:p text:style-name="P484">Захват точек происходит путём вызова асинхронного кода, который вызывается когда в область захвата зоны заходит игрок (перед этим в области никого нет), имеющий определённое право. <text:span text:style-name="T575">Код проверяет не является ли фракция игрока владельцем зоны, а так-же проверяет наличие других игроков в области захвата зоны. Если всё правильно, то у захватывающего(-их) игроков происходит вывод </text:span><text:span text:style-name="T196">(score board) </text:span><text:span text:style-name="T575">с «единицами» захвата зоны. Более подробно это расписано в соответствующей теме.</text:span></text:p>
      <text:p text:style-name="P484"/>
      <text:p text:style-name="P484"/>
      <text:p text:style-name="P387">Краткое описание механизма выбора точек появления</text:p>
      <text:p text:style-name="P485">Выбор точки появления реализован при помощи команд. Чтобы упростить выбор точек, данный плагин использует <text:span text:style-name="T1">(API) </text:span>плагина <text:span text:style-name="T1">(Guid). </text:span>При помощи его <text:span text:style-name="T1">(API), </text:span>выбор точек появления превращается в простые нажатия кнопок интерфейса. При помощи замещений в <text:span text:style-name="T1">(Guid), </text:span>возможен вывод динамических данных о зонах, например, в последней строке описания вещи, соответствующей определённой точке появления, пишется фракция, владеющая <text:span text:style-name="T576">данной зоной.</text:span></text:p>
      <text:p text:style-name="P485"/>
      <text:p text:style-name="P494"/>
      <text:p text:style-name="P494"/>
      <text:p text:style-name="P494"/>
      <text:p text:style-name="P494"/>
      <text:p text:style-name="P494"/>
      <text:p text:style-name="P494"/>
      <text:p text:style-name="P465"/>
      <text:p text:style-name="P465"/>
      <text:p text:style-name="P465"/>
      <text:p text:style-name="P465"/>
      <text:p text:style-name="P465"/>
      <text:p text:style-name="P465"/>
      <text:p text:style-name="P465"/>
      <text:p text:style-name="P465"><text:soft-page-break/>(2) Файл конфигураций плагина</text:p>
      <text:p text:style-name="P495"/>
      <text:p text:style-name="P388">Файл конфигураций и его полное описание</text:p>
      <text:p text:style-name="P496">Здесь идёт файл конфигураций с полным его описанием:</text:p>
      <table:table table:name="Таблица50" table:style-name="Таблица50">
        <table:table-column table:style-name="Таблица50.A"/>
        <table:table-row table:style-name="Таблица50.1">
          <table:table-cell table:style-name="Таблица50.A1" office:value-type="string">
            <text:p text:style-name="P943">Areas:</text:p>
            <text:p text:style-name="P919"><text:span text:style-name="T488"><text:s text:c="4"/></text:span><text:span text:style-name="T491">Layout</text:span><text:span text:style-name="T488">:</text:span></text:p>
            <text:p text:style-name="P920"><text:span text:style-name="T488"><text:s text:c="6"/></text:span><text:span text:style-name="T577">Name</text:span><text:span text:style-name="T488">: </text:span><text:span text:style-name="T489">"</text:span><text:span text:style-name="T495">Имя зоны</text:span><text:span text:style-name="T489">"</text:span></text:p>
            <text:p text:style-name="P919"><text:span text:style-name="T488"><text:s text:c="6"/></text:span><text:span text:style-name="T577">RespawningPointMaskId</text:span><text:span text:style-name="T495">: </text:span><text:span text:style-name="T488">1</text:span></text:p>
            <text:p text:style-name="P919"><text:span text:style-name="T488"><text:s text:c="6"/>RewardingScoreAmount: </text:span><text:span text:style-name="T489">1</text:span></text:p>
            <text:p text:style-name="P944"><text:s text:c="6"/>RespawningPoints:</text:p>
            <text:p text:style-name="P944"><text:s text:c="6"/>- "world:46.5:89:19.5|123:111"</text:p>
            <text:p text:style-name="P937"><text:s text:c="6"/>- "world:45.5:89:14.5|123:111"</text:p>
            <text:p text:style-name="P938"><text:s text:c="6"/>CapturingRegion: <text:span text:style-name="T489">"x:40~42|y:88~100|z:18~20|worldname:world"</text:span></text:p>
            <text:p text:style-name="P945"><text:s text:c="6"/>AreaRegion: "x:37~47|y:88~100|z:13~27|worldname:world"</text:p>
            <text:p text:style-name="P945"><text:s text:c="6"/>Material: "ACACIA_DOOR"</text:p>
            <text:p text:style-name="P938"><text:span text:style-name="T489"><text:s text:c="6"/></text:span><text:span text:style-name="T490">Description:</text:span></text:p>
            <text:p text:style-name="P938"><text:span text:style-name="T490"><text:s text:c="6"/>- </text:span><text:span text:style-name="T489">"</text:span><text:span text:style-name="T490">d1</text:span><text:span text:style-name="T489">"</text:span></text:p>
            <text:p text:style-name="P938"><text:span text:style-name="T489"><text:s text:c="6"/>- "</text:span><text:span text:style-name="T490">d2</text:span><text:span text:style-name="T489">"</text:span></text:p>
            <text:p text:style-name="P945"/>
            <text:p text:style-name="P945">SPInventory:</text:p>
            <text:p text:style-name="P939"><text:span text:style-name="T489"><text:s text:c="2"/>InventoryName: "</text:span><text:span text:style-name="T496">Выбор точки появления</text:span><text:span text:style-name="T489">"</text:span></text:p>
            <text:p text:style-name="P939"><text:span text:style-name="T489"><text:s text:c="2"/>InventoryId: </text:span><text:span text:style-name="T492">50</text:span></text:p>
            <text:p text:style-name="P946"/>
            <text:p text:style-name="P946"><text:s text:c="2"/>DefaultSpawnItem:</text:p>
            <text:p text:style-name="P939"><text:span text:style-name="T492"><text:s text:c="4"/>ItemName: "6Точка </text:span><text:span text:style-name="T496">появления</text:span><text:span text:style-name="T492"> </text:span><text:span text:style-name="T496">твоей</text:span><text:span text:style-name="T492"> </text:span><text:span text:style-name="T496">фракции</text:span><text:span text:style-name="T492">"</text:span></text:p>
            <text:p text:style-name="P946"><text:s text:c="4"/>Description:</text:p>
            <text:p text:style-name="P946"><text:s text:c="4"/>- "d1"</text:p>
            <text:p text:style-name="P946"><text:s text:c="4"/>- "d2"</text:p>
            <text:p text:style-name="P940"><text:span text:style-name="T492"><text:s text:c="4"/></text:span><text:span text:style-name="T493">Material: </text:span><text:span text:style-name="T492">"</text:span><text:span text:style-name="T493">IRON_DOOR</text:span><text:span text:style-name="T492">"</text:span></text:p>
            <text:p text:style-name="P947"/>
            <text:p text:style-name="P940"><text:span text:style-name="T492"><text:s text:c="2"/></text:span><text:span text:style-name="T493">AreaSpawnItem:</text:span></text:p>
            <text:p text:style-name="P948"><text:s text:c="4"/>defaultLore:</text:p>
            <text:p text:style-name="P940"><text:span text:style-name="T493"><text:s text:c="4"/>- </text:span><text:span text:style-name="T492">"</text:span><text:span text:style-name="T493">d1</text:span><text:span text:style-name="T492">"</text:span></text:p>
            <text:p text:style-name="P940"><text:span text:style-name="T492"><text:s text:c="4"/>- "</text:span><text:span text:style-name="T493">d2</text:span><text:span text:style-name="T492">"</text:span></text:p>
            <text:p text:style-name="P940"><text:span text:style-name="T492"><text:s text:c="4"/>owners</text:span><text:span text:style-name="T493">: "Owners of this area - %s"</text:span></text:p>
            <text:p text:style-name="P948"/>
            <text:p text:style-name="P941"><text:span text:style-name="T493">S</text:span><text:span text:style-name="T488">ymbols:</text:span></text:p>
            <text:p text:style-name="P949"><text:s text:c="2"/>CapturingProgressSymbols:</text:p>
            <text:p text:style-name="P949"><text:s text:c="4"/>Captured: "§a\u2759"</text:p>
            <text:p text:style-name="P949"><text:s text:c="4"/>UnCaptured: "§7\u2759"</text:p>
            <text:p text:style-name="P949"><text:s text:c="4"/>CapturingBlocked: "§c\u2759"</text:p>
            <text:p text:style-name="P949"><text:s text:c="4"/>CapturingPrefix: "§l§d\u25C0"</text:p>
            <text:p text:style-name="P949"><text:s text:c="4"/>CapturingSuffix: "§d\u25B6"</text:p>
            <text:p text:style-name="P949"><text:s text:c="2"/>Area:</text:p>
            <text:p text:style-name="P949"><text:s text:c="4"/>AreaHasNoOwners: "none"</text:p>
            <text:p text:style-name="P949"/>
            <text:p text:style-name="P949">Messages:</text:p>
            <text:p text:style-name="P949"><text:s text:c="2"/>Formatting:</text:p>
            <text:p text:style-name="P949"><text:s text:c="4"/>AreaCaptured: "Area: %s has been captured!"</text:p>
            <text:p text:style-name="P949"><text:s text:c="4"/>AreaInfo: "§aArea name:%s | Area owners:%s"</text:p>
            <text:p text:style-name="P949"><text:s text:c="4"/>RewardingMessage: "You have got %s score for capturing %s"</text:p>
            <text:p text:style-name="P949"><text:s text:c="2"/>Text:</text:p>
            <text:p text:style-name="P949"><text:s text:c="4"/>AreaIsBeingCaptured: "The area is being captured!"</text:p>
            <text:p text:style-name="P949"><text:s text:c="4"/>HaveNoPerms: "you have no perms to do that command!"</text:p>
            <text:p text:style-name="P949"><text:soft-page-break/><text:s text:c="4"/>WrongCommand: "Command typed wrong!"</text:p>
            <text:p text:style-name="P949"><text:s text:c="4"/>ConsoleCant: "Only players can perform this command!"</text:p>
            <text:p text:style-name="P949"><text:s text:c="4"/>NoSuchSpawnPointMaskId: "There is no such spawn point"</text:p>
            <text:p text:style-name="P942"><text:span text:style-name="T488"><text:s text:c="4"/>YourFractionIsNotOwners: "To choose this spawn point your fraction must own </text:span><text:span text:style-name="T494">area</text:span><text:span text:style-name="T488">"</text:span></text:p>
            <text:p text:style-name="P949"><text:s text:c="4"/>SameArea: "This spawn point already assigned to you"</text:p>
            <text:p text:style-name="P949"><text:s text:c="4"/>NewSpawnPointAssigned: "Chosen spawn point has been assigned to you"</text:p>
          </table:table-cell>
        </table:table-row>
        <table:table-row table:style-name="Таблица50.2">
          <table:table-cell table:style-name="Таблица50.A2" office:value-type="string">
            <text:p text:style-name="P932"><text:span text:style-name="T578">Хранение зон</text:span> (карта <text:span text:style-name="T1">Areas)</text:span></text:p>
            <text:p text:style-name="P923"><text:span text:style-name="T579">Описание: д</text:span>анная карта хранит специальные карты зон. <text:span text:style-name="T580">Из этой карты берутся карты зон, которые отвечают за конкретную зону.</text:span></text:p>
            <text:p text:style-name="P923"/>
            <text:p text:style-name="P933">Карта зоны</text:p>
            <text:p text:style-name="P924">Описание: данная карта представляет всю требуемую информацию о конкретной зоне.</text:p>
            <text:p text:style-name="P924"/>
            <text:p text:style-name="P924">Описание полей/карт данной карты:</text:p>
            <text:p text:style-name="P924"><text:span text:style-name="T197">– (Name) – </text:span><text:span text:style-name="T581">несёт имя зоны.</text:span></text:p>
            <text:p text:style-name="P924"><text:span text:style-name="T581">– (</text:span><text:span text:style-name="T197">RespawningPointMaskId</text:span><text:span text:style-name="T581">) — несёт </text:span><text:span text:style-name="T197">(id) </text:span><text:span text:style-name="T581">зоны. Такое название поле получило из-за того, что изначально выбор точки появления ложился на </text:span><text:span text:style-name="T197">(MFractions) </text:span><text:span text:style-name="T581">и его </text:span><text:span text:style-name="T197">(API), </text:span><text:span text:style-name="T581">при помощи определённого способа,</text:span><text:span text:style-name="T197"> </text:span><text:span text:style-name="T581">но впоследствии было решено реализовать механизм переопределения точки появления через события </text:span><text:span text:style-name="T197">(MFractions), </text:span><text:span text:style-name="T581">что упростило код, а поле так и осталось с этим именем.</text:span></text:p>
            <text:p text:style-name="P924"><text:span text:style-name="T581">– (</text:span><text:span text:style-name="T197">RewardingScoreAmount</text:span><text:span text:style-name="T581">) — количество счета, которое получат игроки, захватившие данную зону.</text:span></text:p>
            <text:p text:style-name="P924"><text:span text:style-name="T582">– (</text:span><text:span text:style-name="T198">RespawningPoints</text:span><text:span text:style-name="T582">) — данное перечисление хранит в себе точки появления для данной зоны. Если игрок выбрал эту зону как следующую точку появления, то он будет появляться на одной из списка данных точек. Формат точек </text:span><text:span text:style-name="T198">(worldName:y:z|yaw:pitch).</text:span></text:p>
            <text:p text:style-name="P925"><text:span text:style-name="T198">- </text:span><text:span text:style-name="T199">(</text:span><text:span text:style-name="T200">CapturingRegion</text:span><text:span text:style-name="T199">) – </text:span><text:span text:style-name="T583">здесь следует указать данные об области точки захвата данной зоны. Данные указываются в форме </text:span><text:span text:style-name="T199">(x:from~to|y:from~to|z:from~to|worldName:world)</text:span><text:span text:style-name="T480">, </text:span><text:span text:style-name="T498">где </text:span><text:span text:style-name="T481">(x,y,z) – </text:span><text:span text:style-name="T498">это параметры указания пределов зоны (или точек начала и конца зоны по всем осям), а </text:span><text:span text:style-name="T481">(worldName) – </text:span><text:span text:style-name="T498">это имя мира, в котором находится область захвата, данной зоны. Данные </text:span><text:span text:style-name="T481">(from) </text:span><text:span text:style-name="T498">и </text:span><text:span text:style-name="T481">(to) </text:span><text:span text:style-name="T498">можно указывать как </text:span><text:span text:style-name="T481">(from &gt; to), </text:span><text:span text:style-name="T498">так и </text:span><text:span text:style-name="T481">(from &lt; to).</text:span></text:p>
            <text:p text:style-name="P926"><text:span text:style-name="T481">- </text:span><text:span text:style-name="T482">(</text:span><text:span text:style-name="T480">AreaRegion</text:span><text:span text:style-name="T482">) – </text:span><text:span text:style-name="T499">данное поле хранит данные об области самой зоны. Они идентичны данным из </text:span><text:span text:style-name="T482">(CapturingRegion). </text:span><text:span text:style-name="T499">Следует заметить, что область захвата территории должна находится в пределах области самой зоны, как минимум с отступом на 1 блок от края региона зоны.</text:span></text:p>
            <text:p text:style-name="P926"><text:span text:style-name="T499">- </text:span><text:span text:style-name="T500">(</text:span><text:span text:style-name="T483">Material</text:span><text:span text:style-name="T500">) — хранит имя материала, который будет представлять данную зону в списке выбора точек появления.</text:span></text:p>
            <text:p text:style-name="P926"><text:span text:style-name="T500">- (</text:span><text:span text:style-name="T483">Description</text:span><text:span text:style-name="T500">) — хранит описание зоны, которое будет хранится в айтеме, который представляет данную зону в списке выбора точек появления.</text:span></text:p>
            <text:p text:style-name="P951"/>
            <text:p text:style-name="P934"><text:span text:style-name="T500">К</text:span><text:span text:style-name="T497">арта </text:span><text:span text:style-name="T478">(SPInventory)</text:span></text:p>
            <text:p text:style-name="P927"><text:span text:style-name="T497">Описание: данная карта несет данные для инвентаря выбора точки появления</text:span><text:span text:style-name="T501">, а так-же для его вещей. </text:span><text:span text:style-name="T502">Она несёт некоторые поля и две карты: </text:span><text:span text:style-name="T484">(DefaultSpawnItem) – </text:span><text:span text:style-name="T502">данные для айтема выбора дефоултной точки появления (фракционной), и </text:span><text:span text:style-name="T484">(AreaSpawnItem) – </text:span><text:span text:style-name="T502">данные для каждого айтема выбора точки появления, не являющимися айтемом выбора дефоултной точки появления, будут иметь данные из этой карты.</text:span></text:p>
            <text:p text:style-name="P952"/>
            <text:p text:style-name="P928"><text:span text:style-name="T502">О</text:span><text:span text:style-name="T497">писание полей </text:span><text:span text:style-name="T478">(SPInventory):</text:span></text:p>
            <text:p text:style-name="P928"><text:span text:style-name="T478">- (InventoryName) – </text:span><text:span text:style-name="T497">имя инвентаря выбора точек появления.</text:span></text:p>
            <text:p text:style-name="P928"><text:span text:style-name="T497">- (</text:span><text:span text:style-name="T478">InventoryId</text:span><text:span text:style-name="T497">)</text:span><text:span text:style-name="T503"> – </text:span><text:span text:style-name="T478">(id) </text:span><text:span text:style-name="T497">инвентаря в списке инвентарей плагина </text:span><text:span text:style-name="T478">(Guid).</text:span></text:p>
            <text:p text:style-name="P950"/>
            <text:p text:style-name="P929"><text:span text:style-name="T497">Описание полей карты </text:span><text:span text:style-name="T478">(</text:span><text:span text:style-name="T484">DefaultSpawnItem</text:span><text:span text:style-name="T478">):</text:span></text:p>
            <text:p text:style-name="P929"><text:span text:style-name="T478">- (</text:span><text:span text:style-name="T485">ItemName</text:span><text:span text:style-name="T478">) – </text:span><text:span text:style-name="T497">имя айтема выбора дефоултной точки появления.</text:span></text:p>
            <text:p text:style-name="P929"><text:span text:style-name="T497">- (</text:span><text:span text:style-name="T478">Description</text:span><text:span text:style-name="T497">) — описание </text:span><text:span text:style-name="T478">(lore) </text:span><text:span text:style-name="T497">айтема выбора дефоултной точки появления.</text:span></text:p>
            <text:p text:style-name="P929"><text:span text:style-name="T497">- (</text:span><text:span text:style-name="T478">Material</text:span><text:span text:style-name="T497">) — хранит имя материала, которым будет представлен айтем выбора дефоултной точки появления.</text:span></text:p>
            <text:p text:style-name="P953"><text:soft-page-break/></text:p>
            <text:p text:style-name="P930"><text:span text:style-name="T497">Описание полей карты (</text:span><text:span text:style-name="T486">AreaSpawnItem</text:span><text:span text:style-name="T497">):</text:span></text:p>
            <text:p text:style-name="P930"><text:span text:style-name="T497">- </text:span><text:span text:style-name="T478">(defaultLore) – </text:span><text:span text:style-name="T497">хранит дефоултное описание для всех айтемов выбора точки появления по конкретной зоне.</text:span></text:p>
            <text:p text:style-name="P930"><text:span text:style-name="T497">- </text:span><text:span text:style-name="T504">(</text:span><text:span text:style-name="T487">owners</text:span><text:span text:style-name="T504">) — хранит еще одно описание </text:span><text:span text:style-name="T487">(lore), </text:span><text:span text:style-name="T504">которое форматируется кодом. Данное поле должно нести символы </text:span><text:span text:style-name="T487">(%s), </text:span><text:span text:style-name="T504">куда вставится имя фракции, владеющей данной зоной.</text:span></text:p>
            <text:p text:style-name="P954"/>
            <text:p text:style-name="P935"><text:span text:style-name="T504">К</text:span><text:span text:style-name="T497">арты </text:span><text:span text:style-name="T478">(Symbols) </text:span><text:span text:style-name="T497">и </text:span><text:span text:style-name="T478">(Messages)</text:span></text:p>
            <text:p text:style-name="P955">Данные две карты не рассматриваются здесь, т.к. по ним и так понятно какую информацию они несут.</text:p>
          </table:table-cell>
        </table:table-row>
      </table:table>
      <text:p text:style-name="P103"/>
      <text:p text:style-name="P103"/>
      <text:p text:style-name="P103"/>
      <text:p text:style-name="P103"/>
      <text:p text:style-name="P103"/>
      <text:p text:style-name="P103"/>
      <text:p text:style-name="P103"/>
      <text:p text:style-name="P103"/>
      <text:p text:style-name="P103"/>
      <text:p text:style-name="P104"/>
      <text:p text:style-name="P15">(3) <text:span text:style-name="T207">Описание основных типов плагина и их взаимодействие</text:span></text:p>
      <text:p text:style-name="P1046"/>
      <text:p text:style-name="P1047">Введение в тему</text:p>
      <text:p text:style-name="P1050">В данной теме будут поверхностно рассмотрены все типы плагина, а так-же будет описана зависимость типов друг-от-друга.</text:p>
      <text:p text:style-name="P1048"/>
      <text:p text:style-name="P1051"/>
      <text:p text:style-name="P1047">Типы плагина и их краткое описанием</text:p>
      <text:p text:style-name="P105"><text:span text:style-name="T207">Здесь приведён список типов, которые плагин создает, с их кратким описанием. </text:span><text:span text:style-name="T221">Отсутствуют только типы исключений и типы событий плагина.</text:span></text:p>
      <table:table table:name="Таблица51" table:style-name="Таблица51">
        <table:table-column table:style-name="Таблица51.A"/>
        <table:table-column table:style-name="Таблица51.B"/>
        <table:table-row>
          <table:table-cell table:style-name="Таблица51.A1" office:value-type="string">
            <text:p text:style-name="P859">MPoints</text:p>
            <text:p text:style-name="P861">Основной тип, представляющий данный плагин. Он задействует другие типы, для реализации всего функционала плагина.</text:p>
          </table:table-cell>
          <table:table-cell table:style-name="Таблица51.B1" office:value-type="string">
            <text:p text:style-name="P875">ManagerEvents</text:p>
            <text:p text:style-name="P868">Является ключевым звеном плагина, которое двигает все его «шестерёнки». Данный тип является обработчиком всех нужных плагину событий.</text:p>
          </table:table-cell>
        </table:table-row>
        <table:table-row>
          <table:table-cell table:style-name="Таблица51.A2" office:value-type="string">
            <text:p text:style-name="P870">Region</text:p>
            <text:p text:style-name="P862">Данный тип предназначен для хранения конкретных пределов локации (<text:span text:style-name="T1">from</text:span> – <text:span text:style-name="T1">to</text:span> по всем осям, <text:span text:style-name="T584">а так-же мир</text:span>), и проверки вхождения указанной локации в хранящуюся.</text:p>
          </table:table-cell>
          <table:table-cell table:style-name="Таблица51.B2" office:value-type="string">
            <text:p text:style-name="P874">CapturingText</text:p>
            <text:p text:style-name="P866">Данный тип предназначен для обёртки определённых данных, связанных с процессом захвата зоны, чтобы упростить код.</text:p>
          </table:table-cell>
        </table:table-row>
        <table:table-row>
          <table:table-cell table:style-name="Таблица51.A2" office:value-type="string">
            <text:p text:style-name="P871">Area</text:p>
            <text:p text:style-name="P863">Хранит всю необходимую информацию о конкретной зоне (области на карте). К такой информации зоны относится: имя, айди, счёт вознаграждения, точки появления на данной зоне, область самой зоны <text:span text:style-name="T1">(</text:span>тип <text:span text:style-name="T1">Region), </text:span>область захвата зоны (тип <text:span text:style-name="T1">Region), </text:span>описание зоны и «вещь» зоны.</text:p>
          </table:table-cell>
          <table:table-cell table:style-name="Таблица51.B2" office:value-type="string">
            <text:p text:style-name="P873">AreaCapturingTask</text:p>
            <text:p text:style-name="P865">Данный тип отвечает за процесс захвата определённой зоны. Он настроен на работу с конкретным <text:span text:style-name="T1">(AreaController). </text:span><text:span text:style-name="T588">Он реализует интерфейс </text:span><text:span text:style-name="T202">(Runnable), </text:span><text:span text:style-name="T588">благодаря которому данный тип можно использовать как задачу для планировщика. Посредством членов </text:span><text:span text:style-name="T202">(AreaController), </text:span><text:span text:style-name="T588">можно запустить асинхронный процесс-таймер, который будет контролировать захват территории. Сам же тип </text:span><text:span text:style-name="T202">(AreaCapturingTask) </text:span><text:span text:style-name="T588">имеет продуманный код, благодаря которому он контролирует весь процесс захвата зоны, как задумывалось </text:span><text:soft-page-break/><text:span text:style-name="T588">проектом.</text:span></text:p>
          </table:table-cell>
        </table:table-row>
        <table:table-row>
          <table:table-cell table:style-name="Таблица51.A2" office:value-type="string">
            <text:p text:style-name="P872">AreaController</text:p>
            <text:p text:style-name="P864">Данный тип обёртывает данные <text:span text:style-name="T1">(Area), </text:span><text:span text:style-name="T585">создавая по данным из </text:span><text:span text:style-name="T201">(Area)</text:span><text:span text:style-name="T585"> такой</text:span> функционал, как: контроль нахождения игроков в зоне, механизм <text:span text:style-name="T587">запуска процесса</text:span> захвата <text:span text:style-name="T586">зоны и хранение информации о владельцах зоны.</text:span> </text:p>
          </table:table-cell>
          <table:table-cell table:style-name="Таблица51.B2" office:value-type="string">
            <text:p text:style-name="P860">Manager</text:p>
            <text:p text:style-name="P867">Данный тип является главным и единственным менеджером, данного плагина. <text:span text:style-name="T589">У него всего две задачи: хранение множества типов </text:span><text:span text:style-name="T203">(AreaController), </text:span><text:span text:style-name="T589">которые создаются менеджером по данным из файла конфигураций, а так-же реализация членов, которые будут выбирать определённые типы из этого множества; информирование всех игроков, которые находятся в любых из зон, путём вывода им </text:span><text:span text:style-name="T204">(score board) </text:span><text:span text:style-name="T590">с информацией о зоне. Информируются только те, кто находится в области зоны, но за пределами её области захвата.</text:span></text:p>
          </table:table-cell>
        </table:table-row>
        <table:table-row>
          <table:table-cell table:style-name="Таблица51.A5" office:value-type="string">
            <text:p text:style-name="P876">GuidManager</text:p>
            <text:p text:style-name="P869">Данный тип связан с типом <text:span text:style-name="T1">(Manager). </text:span>В его задачу входит:</text:p>
            <text:p text:style-name="P869">- создания инвентаря выбора точки появления, а так-же его наполнение. Это связанно с <text:span text:style-name="T1">(Guid).</text:span></text:p>
            <text:p text:style-name="P869"><text:span text:style-name="T1">- </text:span>механизм открытия инвентаря выбора точек появления игрока, с замещениями (этот термин из <text:span text:style-name="T1">Guid).</text:span></text:p>
            <text:p text:style-name="P869"><text:span text:style-name="T1">- </text:span>механизм хранения новых(переопределённых) точек появления игроков.</text:p>
          </table:table-cell>
          <table:table-cell table:style-name="Таблица51.B5" office:value-type="string">
            <text:p text:style-name="P860"/>
          </table:table-cell>
        </table:table-row>
      </table:table>
      <text:p text:style-name="P1052"/>
      <text:p text:style-name="P1047"/>
      <text:p text:style-name="P1049">Основная идея работы плагина</text:p>
      <text:p text:style-name="P1053">В данном плагине всё основано на его же событиях. Начало всего веселья происходит в обработчике события <text:span text:style-name="T1">(PlayerMoveEvent), </text:span>который проверяет позицию игрока на нахождение в одной из зон. Далее по логике (кучи ветвлений <text:span text:style-name="T1">if</text:span>), и полученным данным из менеджера, происход<text:span text:style-name="T591">ит вызов соответствующего когда. Так, в коде обработчика, благодаря куче проверок, решается: был ли игрок в зоне; вошел ли игрок в зону; вышел ли игрок из зоны, в которой был; в той ли еще зоне игрок; перешел ли игрок из одной зоны в другую, не покидая зон вообще; если игрок двигается в той же зоне, то идёт проверка нахождения его в области захвата зоны</text:span><text:span text:style-name="T205">;</text:span><text:span text:style-name="T591"> и др.</text:span></text:p>
      <text:p text:style-name="P1053"/>
      <text:p text:style-name="P1054">Для реализации всего этого функционала нужен лишь менеджер <text:span text:style-name="T1">(Manager) </text:span>данного плагина. Дальше, в зависимости от выпавшего ветвления, вызывается соответствующее событие (не на все ветвления они есть, но на большую их часть). Чтобы реализовать дальнейший свой функционал, плагин обрабатывает свои же события, которые вызвал обработчик (<text:span text:style-name="T1">PlayerMoveEvent). </text:span><text:span text:style-name="T592">На основе кода обработчиков этих событий, данный плагин позднее вызывает и другие события, например, события захвата зоны.</text:span></text:p>
      <text:p text:style-name="P1054"/>
      <text:p text:style-name="P1055">В последующих темах будет рассмотрен функционал плагина, который был задействован основными событиями, <text:span text:style-name="T593">который вызывает обработчик </text:span><text:span text:style-name="T206">(PlayerMoveE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 LibreOffice_project/65905a128db06ba48db947242809d14d3f9a93fe</meta:generator>
    <dc:date>2018-12-30T14:43:18.696000000</dc:date>
    <meta:editing-duration>P3DT17H57M54S</meta:editing-duration>
    <meta:editing-cycles>1190</meta:editing-cycles>
    <meta:document-statistic meta:table-count="53" meta:image-count="0" meta:object-count="0" meta:page-count="63" meta:paragraph-count="1369" meta:word-count="14931" meta:character-count="112550" meta:non-whitespace-character-count="98378"/>
  </office:meta>
</office:document-meta>
</file>